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Basic/Standard/script-lb.xml"/>
  <manifest:file-entry manifest:media-type="text/xml" manifest:full-path="Basic/Standard/Module1.xml"/>
  <manifest:file-entry manifest:media-type="text/xml" manifest:full-path="Basic/script-lc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Κανονικά" style:font-family-generic="swiss"/>
    <style:font-face style:name="Calibri" svg:font-family="Calibri" style:font-family-generic="swiss"/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319cm"/>
    </style:style>
    <style:style style:name="co2" style:family="table-column">
      <style:table-column-properties fo:break-before="auto" style:column-width="11.15cm"/>
    </style:style>
    <style:style style:name="co3" style:family="table-column">
      <style:table-column-properties fo:break-before="auto" style:column-width="9.202cm"/>
    </style:style>
    <style:style style:name="co4" style:family="table-column">
      <style:table-column-properties fo:break-before="auto" style:column-width="5.6cm"/>
    </style:style>
    <style:style style:name="co5" style:family="table-column">
      <style:table-column-properties fo:break-before="auto" style:column-width="1.707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011cm"/>
    </style:style>
    <style:style style:name="co8" style:family="table-column">
      <style:table-column-properties fo:break-before="auto" style:column-width="13.13cm"/>
    </style:style>
    <style:style style:name="co9" style:family="table-column">
      <style:table-column-properties fo:break-before="auto" style:column-width="8.601cm"/>
    </style:style>
    <style:style style:name="co10" style:family="table-column">
      <style:table-column-properties fo:break-before="auto" style:column-width="13.058cm"/>
    </style:style>
    <style:style style:name="co47" style:family="table-column">
      <style:table-column-properties fo:break-before="auto" style:column-width="6.757cm"/>
    </style:style>
    <style:style style:name="co51" style:family="table-column">
      <style:table-column-properties fo:break-before="auto" style:column-width="5.549cm"/>
    </style:style>
    <style:style style:name="co52" style:family="table-column">
      <style:table-column-properties fo:break-before="auto" style:column-width="7.93cm"/>
    </style:style>
    <style:style style:name="co55" style:family="table-column">
      <style:table-column-properties fo:break-before="auto" style:column-width="13.557cm"/>
    </style:style>
    <style:style style:name="co56" style:family="table-column">
      <style:table-column-properties fo:break-before="auto" style:column-width="4.867cm"/>
    </style:style>
    <style:style style:name="co57" style:family="table-column">
      <style:table-column-properties fo:break-before="auto" style:column-width="8.964cm"/>
    </style:style>
    <style:style style:name="co23" style:family="table-column">
      <style:table-column-properties fo:break-before="auto" style:column-width="7.407cm"/>
    </style:style>
    <style:style style:name="co24" style:family="table-column">
      <style:table-column-properties fo:break-before="auto" style:column-width="7.022cm"/>
    </style:style>
    <style:style style:name="co25" style:family="table-column">
      <style:table-column-properties fo:break-before="auto" style:column-width="5.399cm"/>
    </style:style>
    <style:style style:name="co26" style:family="table-column">
      <style:table-column-properties fo:break-before="auto" style:column-width="6.168cm"/>
    </style:style>
    <style:style style:name="co27" style:family="table-column">
      <style:table-column-properties fo:break-before="auto" style:column-width="3.657cm"/>
    </style:style>
    <style:style style:name="co28" style:family="table-column">
      <style:table-column-properties fo:break-before="auto" style:column-width="3.179cm"/>
    </style:style>
    <style:style style:name="co29" style:family="table-column">
      <style:table-column-properties fo:break-before="auto" style:column-width="4.641cm"/>
    </style:style>
    <style:style style:name="co30" style:family="table-column">
      <style:table-column-properties fo:break-before="auto" style:column-width="5.741cm"/>
    </style:style>
    <style:style style:name="co31" style:family="table-column">
      <style:table-column-properties fo:break-before="auto" style:column-width="7.705cm"/>
    </style:style>
    <style:style style:name="co32" style:family="table-column">
      <style:table-column-properties fo:break-before="auto" style:column-width="8.687cm"/>
    </style:style>
    <style:style style:name="co33" style:family="table-column">
      <style:table-column-properties fo:break-before="auto" style:column-width="8.068cm"/>
    </style:style>
    <style:style style:name="co34" style:family="table-column">
      <style:table-column-properties fo:break-before="auto" style:column-width="5.207cm"/>
    </style:style>
    <style:style style:name="co61" style:family="table-column">
      <style:table-column-properties fo:break-before="auto" style:column-width="8.366cm"/>
    </style:style>
    <style:style style:name="co62" style:family="table-column">
      <style:table-column-properties fo:break-before="auto" style:column-width="8.132cm"/>
    </style:style>
    <style:style style:name="co63" style:family="table-column">
      <style:table-column-properties fo:break-before="auto" style:column-width="4.237cm"/>
    </style:style>
    <style:style style:name="co64" style:family="table-column">
      <style:table-column-properties fo:break-before="auto" style:column-width="4.011cm"/>
    </style:style>
    <style:style style:name="co65" style:family="table-column">
      <style:table-column-properties fo:break-before="auto" style:column-width="5.096cm"/>
    </style:style>
    <style:style style:name="co40" style:family="table-column">
      <style:table-column-properties fo:break-before="auto" style:column-width="8.089cm"/>
    </style:style>
    <style:style style:name="co41" style:family="table-column">
      <style:table-column-properties fo:break-before="auto" style:column-width="9.754cm"/>
    </style:style>
    <style:style style:name="co42" style:family="table-column">
      <style:table-column-properties fo:break-before="auto" style:column-width="5.891cm"/>
    </style:style>
    <style:style style:name="co43" style:family="table-column">
      <style:table-column-properties fo:break-before="auto" style:column-width="5.592cm"/>
    </style:style>
    <style:style style:name="co48" style:family="table-column">
      <style:table-column-properties fo:break-before="auto" style:column-width="11.22cm"/>
    </style:style>
    <style:style style:name="co49" style:family="table-column">
      <style:table-column-properties fo:break-before="auto" style:column-width="7.44cm"/>
    </style:style>
    <style:style style:name="co50" style:family="table-column">
      <style:table-column-properties fo:break-before="auto" style:column-width="7.62cm"/>
    </style:style>
    <style:style style:name="co53" style:family="table-column">
      <style:table-column-properties fo:break-before="auto" style:column-width="7.452cm"/>
    </style:style>
    <style:style style:name="co54" style:family="table-column">
      <style:table-column-properties fo:break-before="auto" style:column-width="8.304cm"/>
    </style:style>
    <style:style style:name="co58" style:family="table-column">
      <style:table-column-properties fo:break-before="auto" style:column-width="14.942cm"/>
    </style:style>
    <style:style style:name="co59" style:family="table-column">
      <style:table-column-properties fo:break-before="auto" style:column-width="8.26cm"/>
    </style:style>
    <style:style style:name="co60" style:family="table-column">
      <style:table-column-properties fo:break-before="auto" style:column-width="9.839cm"/>
    </style:style>
    <style:style style:name="co66" style:family="table-column">
      <style:table-column-properties fo:break-before="auto" style:column-width="7.918cm"/>
    </style:style>
    <style:style style:name="ro1" style:family="table-row">
      <style:table-row-properties style:row-height="0.45cm" fo:break-before="auto" style:use-optimal-row-height="true"/>
    </style:style>
    <style:style style:name="ro2" style:family="table-row">
      <style:table-row-properties style:row-height="1.173cm" fo:break-before="auto" style:use-optimal-row-height="false"/>
    </style:style>
    <style:style style:name="ro3" style:family="table-row">
      <style:table-row-properties style:row-height="0.626cm" fo:break-before="auto" style:use-optimal-row-height="false"/>
    </style:style>
    <style:style style:name="ro4" style:family="table-row">
      <style:table-row-properties style:row-height="1.612cm" fo:break-before="auto" style:use-optimal-row-height="false"/>
    </style:style>
    <style:style style:name="ro5" style:family="table-row">
      <style:table-row-properties style:row-height="1.6cm" fo:break-before="auto" style:use-optimal-row-height="false"/>
    </style:style>
    <style:style style:name="ro6" style:family="table-row">
      <style:table-row-properties style:row-height="1.132cm" fo:break-before="auto" style:use-optimal-row-height="false"/>
    </style:style>
    <style:style style:name="ro7" style:family="table-row">
      <style:table-row-properties style:row-height="1.214cm" fo:break-before="auto" style:use-optimal-row-height="false"/>
    </style:style>
    <style:style style:name="ro8" style:family="table-row">
      <style:table-row-properties style:row-height="3.625cm" fo:break-before="auto" style:use-optimal-row-height="false"/>
    </style:style>
    <style:style style:name="ro9" style:family="table-row">
      <style:table-row-properties style:row-height="0.607cm" fo:break-before="auto" style:use-optimal-row-height="false"/>
    </style:style>
    <style:style style:name="ro10" style:family="table-row">
      <style:table-row-properties style:row-height="1.863cm" fo:break-before="auto" style:use-optimal-row-height="false"/>
    </style:style>
    <style:style style:name="ro11" style:family="table-row">
      <style:table-row-properties style:row-height="2.672cm" fo:break-before="auto" style:use-optimal-row-height="false"/>
    </style:style>
    <style:style style:name="ro12" style:family="table-row">
      <style:table-row-properties style:row-height="2.572cm" fo:break-before="auto" style:use-optimal-row-height="false"/>
    </style:style>
    <style:style style:name="ro13" style:family="table-row">
      <style:table-row-properties style:row-height="3.552cm" fo:break-before="auto" style:use-optimal-row-height="false"/>
    </style:style>
    <style:style style:name="ro14" style:family="table-row">
      <style:table-row-properties style:row-height="3.29cm" fo:break-before="auto" style:use-optimal-row-height="false"/>
    </style:style>
    <style:style style:name="ro15" style:family="table-row">
      <style:table-row-properties style:row-height="2.895cm" fo:break-before="auto" style:use-optimal-row-height="false"/>
    </style:style>
    <style:style style:name="ro16" style:family="table-row">
      <style:table-row-properties style:row-height="0.647cm" fo:break-before="auto" style:use-optimal-row-height="false"/>
    </style:style>
    <style:style style:name="ro17" style:family="table-row">
      <style:table-row-properties style:row-height="1.376cm" fo:break-before="auto" style:use-optimal-row-height="false"/>
    </style:style>
    <style:style style:name="ro18" style:family="table-row">
      <style:table-row-properties style:row-height="0.951cm" fo:break-before="auto" style:use-optimal-row-height="false"/>
    </style:style>
    <style:style style:name="ro19" style:family="table-row">
      <style:table-row-properties style:row-height="0.526cm" fo:break-before="auto" style:use-optimal-row-height="false"/>
    </style:style>
    <style:style style:name="ro20" style:family="table-row">
      <style:table-row-properties style:row-height="1.416cm" fo:break-before="auto" style:use-optimal-row-height="false"/>
    </style:style>
    <style:style style:name="ro21" style:family="table-row">
      <style:table-row-properties style:row-height="0.931cm" fo:break-before="auto" style:use-optimal-row-height="false"/>
    </style:style>
    <style:style style:name="ro22" style:family="table-row">
      <style:table-row-properties style:row-height="1.092cm" fo:break-before="auto" style:use-optimal-row-height="false"/>
    </style:style>
    <style:style style:name="ro23" style:family="table-row">
      <style:table-row-properties style:row-height="0.91cm" fo:break-before="auto" style:use-optimal-row-height="false"/>
    </style:style>
    <style:style style:name="ro24" style:family="table-row">
      <style:table-row-properties style:row-height="0.991cm" fo:break-before="auto" style:use-optimal-row-height="false"/>
    </style:style>
    <style:style style:name="ro52" style:family="table-row">
      <style:table-row-properties style:row-height="0.496cm" fo:break-before="auto" style:use-optimal-row-height="true"/>
    </style:style>
    <style:style style:name="ro35" style:family="table-row">
      <style:table-row-properties style:row-height="0.526cm" fo:break-before="auto" style:use-optimal-row-height="true"/>
    </style:style>
    <style:style style:name="ro53" style:family="table-row">
      <style:table-row-properties style:row-height="1cm" fo:break-before="auto" style:use-optimal-row-height="true"/>
    </style:style>
    <style:style style:name="ro54" style:family="table-row">
      <style:table-row-properties style:row-height="0.529cm" fo:break-before="auto" style:use-optimal-row-height="false"/>
    </style:style>
    <style:style style:name="ro55" style:family="table-row">
      <style:table-row-properties style:row-height="0.621cm" fo:break-before="auto" style:use-optimal-row-height="false"/>
    </style:style>
    <style:style style:name="ro62" style:family="table-row">
      <style:table-row-properties style:row-height="1.473cm" fo:break-before="auto" style:use-optimal-row-height="true"/>
    </style:style>
    <style:style style:name="ro63" style:family="table-row">
      <style:table-row-properties style:row-height="1.014cm" fo:break-before="auto" style:use-optimal-row-height="false"/>
    </style:style>
    <style:style style:name="ro64" style:family="table-row">
      <style:table-row-properties style:row-height="1.147cm" fo:break-before="auto" style:use-optimal-row-height="false"/>
    </style:style>
    <style:style style:name="ro50" style:family="table-row">
      <style:table-row-properties style:row-height="0.45cm" fo:break-before="auto" style:use-optimal-row-height="false"/>
    </style:style>
    <style:style style:name="ro37" style:family="table-row">
      <style:table-row-properties style:row-height="0.473cm" fo:break-before="auto" style:use-optimal-row-height="true"/>
    </style:style>
    <style:style style:name="ro28" style:family="table-row">
      <style:table-row-properties style:row-height="0.473cm" fo:break-before="auto" style:use-optimal-row-height="true"/>
    </style:style>
    <style:style style:name="ro38" style:family="table-row">
      <style:table-row-properties style:row-height="0.894cm" fo:break-before="auto" style:use-optimal-row-height="true"/>
    </style:style>
    <style:style style:name="ro41" style:family="table-row">
      <style:table-row-properties style:row-height="0.894cm" fo:break-before="auto" style:use-optimal-row-height="true"/>
    </style:style>
    <style:style style:name="ro42" style:family="table-row">
      <style:table-row-properties style:row-height="1.316cm" fo:break-before="auto" style:use-optimal-row-height="true"/>
    </style:style>
    <style:style style:name="ro43" style:family="table-row">
      <style:table-row-properties style:row-height="2.519cm" fo:break-before="auto" style:use-optimal-row-height="true"/>
    </style:style>
    <style:style style:name="ro33" style:family="table-row">
      <style:table-row-properties style:row-height="1.316cm" fo:break-before="auto" style:use-optimal-row-height="true"/>
    </style:style>
    <style:style style:name="ro39" style:family="table-row">
      <style:table-row-properties style:row-height="1.438cm" fo:break-before="auto" style:use-optimal-row-height="false"/>
    </style:style>
    <style:style style:name="ro76" style:family="table-row">
      <style:table-row-properties style:row-height="1.236cm" fo:break-before="auto" style:use-optimal-row-height="true"/>
    </style:style>
    <style:style style:name="ro77" style:family="table-row">
      <style:table-row-properties style:row-height="0.841cm" fo:break-before="auto" style:use-optimal-row-height="true"/>
    </style:style>
    <style:style style:name="ro78" style:family="table-row">
      <style:table-row-properties style:row-height="0.552cm" fo:break-before="auto" style:use-optimal-row-height="true"/>
    </style:style>
    <style:style style:name="ro79" style:family="table-row">
      <style:table-row-properties style:row-height="1.737cm" fo:break-before="auto" style:use-optimal-row-height="true"/>
    </style:style>
    <style:style style:name="ro80" style:family="table-row">
      <style:table-row-properties style:row-height="2.422cm" fo:break-before="auto" style:use-optimal-row-height="true"/>
    </style:style>
    <style:style style:name="ro81" style:family="table-row">
      <style:table-row-properties style:row-height="0.868cm" fo:break-before="auto" style:use-optimal-row-height="true"/>
    </style:style>
    <style:style style:name="ro71" style:family="table-row">
      <style:table-row-properties style:row-height="0.894cm" fo:break-before="auto" style:use-optimal-row-height="true"/>
    </style:style>
    <style:style style:name="ro69" style:family="table-row">
      <style:table-row-properties style:row-height="0.473cm" fo:break-before="auto" style:use-optimal-row-height="true"/>
    </style:style>
    <style:style style:name="ro82" style:family="table-row">
      <style:table-row-properties style:row-height="0.827cm" fo:break-before="auto" style:use-optimal-row-height="true"/>
    </style:style>
    <style:style style:name="ro40" style:family="table-row">
      <style:table-row-properties style:row-height="0.473cm" fo:break-before="auto" style:use-optimal-row-height="true"/>
    </style:style>
    <style:style style:name="ro61" style:family="table-row">
      <style:table-row-properties style:row-height="0.453cm" fo:break-before="auto" style:use-optimal-row-height="true"/>
    </style:style>
    <style:style style:name="ro65" style:family="table-row">
      <style:table-row-properties style:row-height="1.296cm" fo:break-before="auto" style:use-optimal-row-height="false"/>
    </style:style>
    <style:style style:name="ro66" style:family="table-row">
      <style:table-row-properties style:row-height="1.861cm" fo:break-before="auto" style:use-optimal-row-height="false"/>
    </style:style>
    <style:style style:name="ro67" style:family="table-row">
      <style:table-row-properties style:row-height="1.466cm" fo:break-before="auto" style:use-optimal-row-height="false"/>
    </style:style>
    <style:style style:name="ro68" style:family="table-row">
      <style:table-row-properties style:row-height="1.09cm" fo:break-before="auto" style:use-optimal-row-height="false"/>
    </style:style>
    <style:style style:name="ro70" style:family="table-row">
      <style:table-row-properties style:row-height="1.053cm" fo:break-before="auto" style:use-optimal-row-height="false"/>
    </style:style>
    <style:style style:name="ro72" style:family="table-row">
      <style:table-row-properties style:row-height="0.771cm" fo:break-before="auto" style:use-optimal-row-height="false"/>
    </style:style>
    <style:style style:name="ro73" style:family="table-row">
      <style:table-row-properties style:row-height="1.127cm" fo:break-before="auto" style:use-optimal-row-height="false"/>
    </style:style>
    <style:style style:name="ro74" style:family="table-row">
      <style:table-row-properties style:row-height="1.221cm" fo:break-before="auto" style:use-optimal-row-height="false"/>
    </style:style>
    <style:style style:name="ro75" style:family="table-row">
      <style:table-row-properties style:row-height="1.409cm" fo:break-before="auto" style:use-optimal-row-height="false"/>
    </style:style>
    <style:style style:name="ro83" style:family="table-row">
      <style:table-row-properties style:row-height="0.884cm" fo:break-before="auto" style:use-optimal-row-height="true"/>
    </style:style>
    <style:style style:name="ro84" style:family="table-row">
      <style:table-row-properties style:row-height="0.864cm" fo:break-before="auto" style:use-optimal-row-height="false"/>
    </style:style>
    <style:style style:name="ro85" style:family="table-row">
      <style:table-row-properties style:row-height="1.655cm" fo:break-before="auto" style:use-optimal-row-height="false"/>
    </style:style>
    <style:style style:name="ro86" style:family="table-row">
      <style:table-row-properties style:row-height="0.884cm" fo:break-before="auto" style:use-optimal-row-height="false"/>
    </style:style>
    <style:style style:name="ro87" style:family="table-row">
      <style:table-row-properties style:row-height="2.106cm" fo:break-before="auto" style:use-optimal-row-height="false"/>
    </style:style>
    <style:style style:name="ro88" style:family="table-row">
      <style:table-row-properties style:row-height="1.446cm" fo:break-before="auto" style:use-optimal-row-height="false"/>
    </style:style>
    <style:style style:name="ro89" style:family="table-row">
      <style:table-row-properties style:row-height="1.296cm" fo:break-before="auto" style:use-optimal-row-height="true"/>
    </style:style>
    <style:style style:name="ro90" style:family="table-row">
      <style:table-row-properties style:row-height="0.469cm" fo:break-before="auto" style:use-optimal-row-height="true"/>
    </style:style>
    <style:style style:name="ro91" style:family="table-row">
      <style:table-row-properties style:row-height="0.864cm" fo:break-before="auto" style:use-optimal-row-height="true"/>
    </style:style>
    <style:style style:name="ro92" style:family="table-row">
      <style:table-row-properties style:row-height="2.106cm" fo:break-before="auto" style:use-optimal-row-height="true"/>
    </style:style>
    <style:style style:name="ro93" style:family="table-row">
      <style:table-row-properties style:row-height="1.692cm" fo:break-before="auto" style:use-optimal-row-height="true"/>
    </style:style>
    <style:style style:name="ro94" style:family="table-row">
      <style:table-row-properties style:row-height="0.732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16" style:family="table" style:master-page-name="PageStyle_5f_Sheet3">
      <style:table-properties table:display="true" style:writing-mode="lr-tb"/>
    </style:style>
    <style:style style:name="ta18" style:family="table" style:master-page-name="PageStyle_5f_links">
      <style:table-properties table:display="true" style:writing-mode="lr-tb"/>
    </style:style>
    <style:style style:name="ta7" style:family="table" style:master-page-name="PageStyle_5f_Duonlingo">
      <style:table-properties table:display="true" style:writing-mode="lr-tb"/>
    </style:style>
    <style:style style:name="ta8" style:family="table" style:master-page-name="PageStyle_5f_Dative">
      <style:table-properties table:display="true" style:writing-mode="lr-tb"/>
    </style:style>
    <style:style style:name="ta9" style:family="table" style:master-page-name="PageStyle_5f_Duonlingo2">
      <style:table-properties table:display="true" style:writing-mode="lr-tb"/>
    </style:style>
    <style:style style:name="ta10" style:family="table" style:master-page-name="PageStyle_5f_nachrichtenleicht">
      <style:table-properties table:display="true" style:writing-mode="lr-tb"/>
    </style:style>
    <style:style style:name="ta20" style:family="table" style:master-page-name="PageStyle_5f_grammar">
      <style:table-properties table:display="true" style:writing-mode="lr-tb"/>
    </style:style>
    <style:style style:name="ta12" style:family="table" style:master-page-name="PageStyle_5f_Σταυρολεξα">
      <style:table-properties table:display="true" style:writing-mode="lr-tb"/>
    </style:style>
    <style:style style:name="ta13" style:family="table" style:master-page-name="PageStyle_5f_DW">
      <style:table-properties table:display="true" style:writing-mode="lr-tb"/>
    </style:style>
    <style:style style:name="ta15" style:family="table" style:master-page-name="PageStyle_5f_Simon">
      <style:table-properties table:display="true" style:writing-mode="lr-tb"/>
    </style:style>
    <style:style style:name="ta17" style:family="table" style:master-page-name="PageStyle_5f_Sheet12">
      <style:table-properties table:display="true" style:writing-mode="lr-tb"/>
    </style:style>
    <style:style style:name="ta19" style:family="table" style:master-page-name="PageStyle_5f_Practise_20_Endings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Excel_20_Built-in_20_Neutral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9c65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0" style:family="table-cell" style:parent-style-name="Excel_20_Built-in_20_Normal">
      <style:table-cell-properties fo:background-color="#ffff00"/>
    </style:style>
    <style:style style:name="ce11" style:family="table-cell" style:parent-style-name="Excel_20_Built-in_20_Bad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0.035cm solid #b2b2b2" style:direction="ltr" style:rotation-angle="0" style:rotation-align="none" style:shrink-to-fit="false" style:vertical-align="automatic"/>
      <style:paragraph-properties fo:margin-left="0cm" style:writing-mode="page"/>
      <style:text-properties fo:color="#9c0006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2" style:family="table-cell" style:parent-style-name="Excel_20_Built-in_20_Good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61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3" style:family="table-cell" style:parent-style-name="Excel_20_Built-in_20_Normal">
      <style:table-cell-properties fo:background-color="transparent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4" style:family="table-cell" style:parent-style-name="Excel_20_Built-in_20_Neutral" style:data-style-name="N0">
      <style:table-cell-properties style:glyph-orientation-vertical="0" fo:background-color="#579d1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5" style:family="table-cell" style:parent-style-name="Excel_20_Built-in_20_Note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9c0006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6" style:family="table-cell" style:parent-style-name="Excel_20_Built-in_20_Normal">
      <style:table-cell-properties style:glyph-orientation-vertical="0" style:text-align-source="value-type" style:repeat-content="false" fo:wrap-option="no-wrap" style:direction="ltr" style:rotation-angle="0" style:rotation-align="none" style:shrink-to-fit="true" style:vertical-align="automatic"/>
      <style:paragraph-properties fo:margin-left="0cm" style:writing-mode="page"/>
    </style:style>
    <style:style style:name="ce17" style:family="table-cell" style:parent-style-name="Excel_20_Built-in_20_Normal">
      <style:table-cell-properties style:glyph-orientation-vertical="0" fo:background-color="#ffff00" style:text-align-source="value-type" style:repeat-content="false" fo:wrap-option="no-wrap" style:direction="ltr" style:rotation-angle="0" style:rotation-align="none" style:shrink-to-fit="true" style:vertical-align="automatic"/>
      <style:paragraph-properties fo:margin-left="0cm" style:writing-mode="page"/>
    </style:style>
    <style:style style:name="ce18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true" style:vertical-align="automatic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9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wrap-option="no-wrap" fo:border="0.035cm solid #b2b2b2" style:direction="ltr" style:rotation-angle="0" style:rotation-align="none" style:shrink-to-fit="true" style:vertical-align="automatic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" style:family="table-cell" style:parent-style-name="Excel_20_Built-in_20_Bad" style:data-style-name="N0">
      <style:table-cell-properties style:glyph-orientation-vertical="0" fo:background-color="#ffff6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9c0006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0" style:family="table-cell" style:parent-style-name="Excel_20_Built-in_20_Normal">
      <style:text-properties fo:color="#ff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1" style:family="table-cell" style:parent-style-name="Excel_20_Built-in_20_Normal"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2" style:family="table-cell" style:parent-style-name="Excel_20_Built-in_20_Normal">
      <style:table-cell-properties style:diagonal-bl-tr="none" style:diagonal-tl-br="none" fo:border="none" style:rotation-align="none"/>
      <style:text-properties fo:color="#ff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3" style:family="table-cell" style:parent-style-name="Excel_20_Built-in_20_Normal">
      <style:table-cell-properties style:diagonal-bl-tr="none" style:diagonal-tl-br="none" fo:border="0.035cm solid #b2b2b2" style:rotation-align="none"/>
      <style:text-properties fo:color="#ff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4" style:family="table-cell" style:parent-style-name="Excel_20_Built-in_20_Note" style:data-style-name="N0">
      <style:table-cell-properties style:glyph-orientation-vertical="0" fo:background-color="#ffff00" style:cell-protect="protected" style:print-content="true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" style:family="table-cell" style:parent-style-name="Excel_20_Built-in_20_Bad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9c0006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" style:family="table-cell" style:parent-style-name="Excel_20_Built-in_20_Note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9c65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5" style:family="table-cell" style:parent-style-name="Excel_20_Built-in_20_Bad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9c0006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6" style:family="table-cell" style:parent-style-name="Excel_20_Built-in_20_Neutral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9c65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7" style:family="table-cell" style:parent-style-name="Excel_20_Built-in_20_Bad" style:data-style-name="N0">
      <style:table-cell-properties style:glyph-orientation-vertical="0" fo:background-color="#ffff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8" style:family="table-cell" style:parent-style-name="Excel_20_Built-in_20_Normal">
      <style:table-cell-properties style:diagonal-bl-tr="none" style:diagonal-tl-br="none" fo:border="none" style:rotation-align="non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9" style:family="table-cell" style:parent-style-name="Excel_20_Built-in_20_Normal">
      <style:table-cell-properties style:diagonal-bl-tr="none" style:diagonal-tl-br="none" fo:border="0.035cm solid #b2b2b2" style:rotation-align="non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00" style:family="table-cell" style:parent-style-name="Excel_20_Built-in_20_Normal">
      <style:table-cell-properties fo:background-color="#66cc00"/>
    </style:style>
    <style:style style:name="ce101" style:family="table-cell" style:parent-style-name="Excel_20_Built-in_20_Normal">
      <style:table-cell-properties fo:background-color="#669900"/>
    </style:style>
    <style:style style:name="ce102" style:family="table-cell" style:parent-style-name="Excel_20_Built-in_20_Normal">
      <style:table-cell-properties fo:background-color="#003366"/>
    </style:style>
    <style:style style:name="ce103" style:family="table-cell" style:parent-style-name="Excel_20_Built-in_20_Normal">
      <style:table-cell-properties fo:background-color="#003333"/>
    </style:style>
    <style:style style:name="ce104" style:family="table-cell" style:parent-style-name="Excel_20_Built-in_20_Normal">
      <style:table-cell-properties fo:background-color="#000080"/>
    </style:style>
    <style:style style:name="ce105" style:family="table-cell" style:parent-style-name="Excel_20_Built-in_20_Normal">
      <style:table-cell-properties fo:background-color="#006699"/>
    </style:style>
    <style:style style:name="ce106" style:family="table-cell" style:parent-style-name="Excel_20_Built-in_20_Normal">
      <style:table-cell-properties fo:background-color="#66ff00"/>
    </style:style>
    <style:style style:name="ce107" style:family="table-cell" style:parent-style-name="Excel_20_Built-in_20_Normal"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5" style:family="table-cell" style:parent-style-name="Excel_20_Built-in_20_20_25__20_-_20_Accent3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6" style:family="table-cell" style:parent-style-name="Excel_20_Built-in_20_Normal">
      <style:table-cell-properties fo:background-color="transparent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7" style:family="table-cell" style:parent-style-name="Excel_20_Built-in_20_Bad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8" style:family="table-cell" style:parent-style-name="Excel_20_Built-in_20_Bad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9" style:family="table-cell" style:parent-style-name="Excel_20_Built-in_20_Neutral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0" style:family="table-cell" style:parent-style-name="Excel_20_Built-in_20_Bad" style:data-style-name="N0">
      <style:table-cell-properties style:glyph-orientation-vertical="0" fo:background-color="#ff66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31" style:family="table-cell" style:parent-style-name="Excel_20_Built-in_20_Bad" style:data-style-name="N0">
      <style:table-cell-properties style:glyph-orientation-vertical="0" fo:background-color="#ff66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2" style:family="table-cell" style:parent-style-name="Excel_20_Built-in_20_Normal">
      <style:table-cell-properties fo:background-color="#000099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3" style:family="table-cell" style:parent-style-name="Excel_20_Built-in_20_Good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4" style:family="table-cell" style:parent-style-name="Excel_20_Built-in_20_Normal">
      <style:table-cell-properties fo:background-color="transparent"/>
      <style:text-properties style:use-window-font-color="true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35" style:family="table-cell" style:parent-style-name="Excel_20_Built-in_20_Note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6" style:family="table-cell" style:parent-style-name="Excel_20_Built-in_20_Normal">
      <style:table-cell-properties fo:background-color="#ffffff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7" style:family="table-cell" style:parent-style-name="Excel_20_Built-in_20_Bad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8" style:family="table-cell" style:parent-style-name="Excel_20_Built-in_20_Note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39" style:family="table-cell" style:parent-style-name="Excel_20_Built-in_20_Bad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40" style:family="table-cell" style:parent-style-name="Excel_20_Built-in_20_Neutral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41" style:family="table-cell" style:parent-style-name="Excel_20_Built-in_20_Note" style:data-style-name="N0">
      <style:table-cell-properties style:glyph-orientation-vertical="0" fo:background-color="#ffff00" style:cell-protect="protected" style:print-content="true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2" style:family="table-cell" style:parent-style-name="Excel_20_Built-in_20_Bad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3" style:family="table-cell" style:parent-style-name="Excel_20_Built-in_20_Normal">
      <style:table-cell-properties fo:background-color="#ffff00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4" style:family="table-cell" style:parent-style-name="Excel_20_Built-in_20_Normal">
      <style:table-cell-properties fo:background-color="#ffff99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5" style:family="table-cell" style:parent-style-name="Excel_20_Built-in_20_Normal">
      <style:table-cell-properties fo:background-color="#ffff99"/>
      <style:text-properties style:use-window-font-color="true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46" style:family="table-cell" style:parent-style-name="Excel_20_Built-in_20_Normal">
      <style:table-cell-properties fo:background-color="#ffffff"/>
      <style:text-properties style:use-window-font-color="true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47" style:family="table-cell" style:parent-style-name="Excel_20_Built-in_20_Normal">
      <style:table-cell-properties fo:background-color="#0066ff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8" style:family="table-cell" style:parent-style-name="Excel_20_Built-in_20_Normal">
      <style:table-cell-properties fo:background-color="#ff6600"/>
      <style:text-properties style:use-window-font-color="true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49" style:family="table-cell" style:parent-style-name="Excel_20_Built-in_20_Normal">
      <style:table-cell-properties fo:background-color="#ff6600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50" style:family="table-cell" style:parent-style-name="Excel_20_Built-in_20_Normal">
      <style:table-cell-properties fo:background-color="#336600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51" style:family="table-cell" style:parent-style-name="Excel_20_Built-in_20_Normal">
      <style:text-properties style:use-window-font-color="true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52" style:family="table-cell" style:parent-style-name="Excel_20_Built-in_20_Normal">
      <style:table-cell-properties fo:background-color="#4b1f6f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53" style:family="table-cell" style:parent-style-name="Excel_20_Built-in_20_Normal">
      <style:table-cell-properties style:glyph-orientation-vertical="0" style:text-align-source="value-type" style:repeat-content="false" fo:wrap-option="no-wrap" style:direction="ltr" style:rotation-angle="0" style:rotation-align="none" style:shrink-to-fit="true" style:vertical-align="automatic"/>
      <style:paragraph-properties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54" style:family="table-cell" style:parent-style-name="Excel_20_Built-in_20_Normal">
      <style:table-cell-properties fo:background-color="#6600cc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55" style:family="table-cell" style:parent-style-name="Excel_20_Built-in_20_Normal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56" style:family="table-cell" style:parent-style-name="Excel_20_Built-in_20_Normal">
      <style:table-cell-properties fo:background-color="#0000cc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57" style:family="table-cell" style:parent-style-name="Excel_20_Built-in_20_Normal">
      <style:table-cell-properties fo:background-color="#669933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58" style:family="table-cell" style:parent-style-name="Excel_20_Built-in_20_Normal">
      <style:table-cell-properties fo:background-color="#333366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59" style:family="table-cell" style:parent-style-name="Excel_20_Built-in_20_Normal">
      <style:table-cell-properties fo:background-color="#193300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60" style:family="table-cell" style:parent-style-name="Excel_20_Built-in_20_Normal">
      <style:table-cell-properties fo:background-color="#66cc00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61" style:family="table-cell" style:parent-style-name="Excel_20_Built-in_20_Normal">
      <style:table-cell-properties fo:background-color="#669900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62" style:family="table-cell" style:parent-style-name="Excel_20_Built-in_20_Normal">
      <style:table-cell-properties fo:background-color="#003366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63" style:family="table-cell" style:parent-style-name="Excel_20_Built-in_20_Normal">
      <style:table-cell-properties fo:background-color="#003333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64" style:family="table-cell" style:parent-style-name="Excel_20_Built-in_20_Normal">
      <style:table-cell-properties fo:background-color="#000080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65" style:family="table-cell" style:parent-style-name="Excel_20_Built-in_20_Normal">
      <style:table-cell-properties fo:background-color="#006699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66" style:family="table-cell" style:parent-style-name="Excel_20_Built-in_20_Normal">
      <style:table-cell-properties fo:background-color="#66ff00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67" style:family="table-cell" style:parent-style-name="Excel_20_Built-in_20_Normal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68" style:family="table-cell" style:parent-style-name="Excel_20_Built-in_20_Normal">
      <style:table-cell-properties style:glyph-orientation-vertical="0" fo:background-color="#0000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69" style:family="table-cell" style:parent-style-name="Excel_20_Built-in_20_Note" style:data-style-name="N0">
      <style:table-cell-properties style:glyph-orientation-vertical="0" fo:background-color="#ffff00" style:cell-protect="protected" style:print-content="true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70" style:family="table-cell" style:parent-style-name="Excel_20_Built-in_20_Normal">
      <style:table-cell-properties style:glyph-orientation-vertical="0" fo:background-color="#ffff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71" style:family="table-cell" style:parent-style-name="Excel_20_Built-in_20_Normal">
      <style:table-cell-properties style:glyph-orientation-vertical="0" fo:background-color="#0066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72" style:family="table-cell" style:parent-style-name="Excel_20_Built-in_20_Normal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73" style:family="table-cell" style:parent-style-name="Excel_20_Built-in_20_Normal">
      <style:table-cell-properties style:glyph-orientation-vertical="0" fo:background-color="#3366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74" style:family="table-cell" style:parent-style-name="Excel_20_Built-in_20_Normal">
      <style:table-cell-properties style:glyph-orientation-vertical="0" fo:background-color="#4b1f6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75" style:family="table-cell" style:parent-style-name="Excel_20_Built-in_20_Normal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76" style:family="table-cell" style:parent-style-name="Excel_20_Built-in_20_Normal">
      <style:table-cell-properties style:glyph-orientation-vertical="0" fo:background-color="#6600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3366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77" style:family="table-cell" style:parent-style-name="Excel_20_Built-in_20_Normal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78" style:family="table-cell" style:parent-style-name="Excel_20_Built-in_20_Normal">
      <style:table-cell-properties style:glyph-orientation-vertical="0" fo:background-color="#0000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79" style:family="table-cell" style:parent-style-name="Excel_20_Built-in_20_Normal">
      <style:table-cell-properties style:glyph-orientation-vertical="0" fo:background-color="#66993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80" style:family="table-cell" style:parent-style-name="Excel_20_Built-in_20_Normal">
      <style:table-cell-properties style:glyph-orientation-vertical="0" fo:background-color="#333366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81" style:family="table-cell" style:parent-style-name="Excel_20_Built-in_20_Normal">
      <style:table-cell-properties style:glyph-orientation-vertical="0" fo:background-color="#1933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82" style:family="table-cell" style:parent-style-name="Excel_20_Built-in_20_Normal">
      <style:table-cell-properties style:glyph-orientation-vertical="0" fo:background-color="#66cc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83" style:family="table-cell" style:parent-style-name="Excel_20_Built-in_20_Normal">
      <style:table-cell-properties style:glyph-orientation-vertical="0" fo:background-color="#6699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84" style:family="table-cell" style:parent-style-name="Excel_20_Built-in_20_Normal">
      <style:table-cell-properties style:glyph-orientation-vertical="0" fo:background-color="#003366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85" style:family="table-cell" style:parent-style-name="Excel_20_Built-in_20_Normal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solid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86" style:family="table-cell" style:parent-style-name="Excel_20_Built-in_20_Normal">
      <style:table-cell-properties style:glyph-orientation-vertical="0" fo:background-color="#00333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87" style:family="table-cell" style:parent-style-name="Excel_20_Built-in_20_Normal">
      <style:table-cell-properties style:glyph-orientation-vertical="0" fo:background-color="#00008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88" style:family="table-cell" style:parent-style-name="Excel_20_Built-in_20_Normal">
      <style:table-cell-properties style:glyph-orientation-vertical="0" fo:background-color="#0066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89" style:family="table-cell" style:parent-style-name="Excel_20_Built-in_20_Normal">
      <style:table-cell-properties style:glyph-orientation-vertical="0" fo:background-color="#66ff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90" style:family="table-cell" style:parent-style-name="Excel_20_Built-in_20_Normal">
      <style:table-cell-properties fo:background-color="#000099"/>
    </style:style>
    <style:style style:name="ce91" style:family="table-cell" style:parent-style-name="Excel_20_Built-in_20_Normal">
      <style:table-cell-properties fo:background-color="#0066ff"/>
    </style:style>
    <style:style style:name="ce92" style:family="table-cell" style:parent-style-name="Excel_20_Built-in_20_Normal">
      <style:table-cell-properties fo:background-color="#336600"/>
    </style:style>
    <style:style style:name="ce93" style:family="table-cell" style:parent-style-name="Excel_20_Built-in_20_Normal">
      <style:table-cell-properties fo:background-color="#4b1f6f"/>
    </style:style>
    <style:style style:name="ce94" style:family="table-cell" style:parent-style-name="Excel_20_Built-in_20_Normal">
      <style:table-cell-properties fo:background-color="#6600cc"/>
      <style:text-properties fo:color="#3366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95" style:family="table-cell" style:parent-style-name="Excel_20_Built-in_20_Normal">
      <style:table-cell-properties fo:background-color="transparent"/>
    </style:style>
    <style:style style:name="ce96" style:family="table-cell" style:parent-style-name="Excel_20_Built-in_20_Normal">
      <style:table-cell-properties fo:background-color="#0000cc"/>
    </style:style>
    <style:style style:name="ce97" style:family="table-cell" style:parent-style-name="Excel_20_Built-in_20_Normal">
      <style:table-cell-properties fo:background-color="#669933"/>
    </style:style>
    <style:style style:name="ce98" style:family="table-cell" style:parent-style-name="Excel_20_Built-in_20_Normal">
      <style:table-cell-properties fo:background-color="#333366"/>
    </style:style>
    <style:style style:name="ce99" style:family="table-cell" style:parent-style-name="Excel_20_Built-in_20_Normal">
      <style:table-cell-properties fo:background-color="#193300"/>
    </style:style>
    <style:style style:name="ce185" style:family="table-cell" style:parent-style-name="Excel_20_Built-in_20_Normal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186" style:family="table-cell" style:parent-style-name="Excel_20_Built-in_20_Normal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87" style:family="table-cell" style:parent-style-name="Excel_20_Built-in_20_Normal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88" style:family="table-cell" style:parent-style-name="Excel_20_Built-in_20_Normal">
      <style:table-cell-properties style:glyph-orientation-vertical="0" fo:background-color="#ffff99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89" style:family="table-cell" style:parent-style-name="Excel_20_Built-in_20_Normal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90" style:family="table-cell" style:parent-style-name="Excel_20_Built-in_20_Normal">
      <style:table-cell-properties style:glyph-orientation-vertical="0" fo:background-color="#ffff99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92" style:family="table-cell" style:parent-style-name="Excel_20_Built-in_20_Normal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94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07" style:family="table-cell" style:parent-style-name="Excel_20_Built-in_20_Normal">
      <style:table-cell-properties style:glyph-orientation-vertical="0" fo:background-color="#33660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08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09" style:family="table-cell" style:parent-style-name="Excel_20_Built-in_20_Normal">
      <style:table-cell-properties style:glyph-orientation-vertical="0" fo:background-color="#ff660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10" style:family="table-cell" style:parent-style-name="Excel_20_Built-in_20_Normal">
      <style:table-cell-properties style:glyph-orientation-vertical="0" fo:background-color="#66990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211" style:family="table-cell" style:parent-style-name="Excel_20_Built-in_20_Normal">
      <style:table-cell-properties style:glyph-orientation-vertical="0" fo:background-color="#ffff99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12" style:family="table-cell" style:parent-style-name="Excel_20_Built-in_20_Normal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13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14" style:family="table-cell" style:parent-style-name="Excel_20_Built-in_20_Normal">
      <style:table-cell-properties fo:background-color="transparent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15" style:family="table-cell" style:parent-style-name="Excel_20_Built-in_20_Normal"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16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17" style:family="table-cell" style:parent-style-name="Excel_20_Built-in_20_Normal">
      <style:table-cell-properties style:glyph-orientation-vertical="0" fo:background-color="#0000cc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18" style:family="table-cell" style:parent-style-name="Excel_20_Built-in_20_Normal">
      <style:table-cell-properties fo:background-color="#ff6600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19" style:family="table-cell" style:parent-style-name="Excel_20_Built-in_20_Normal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20" style:family="table-cell" style:parent-style-name="Excel_20_Built-in_20_Normal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21" style:family="table-cell" style:parent-style-name="Excel_20_Built-in_20_Normal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30" style:family="table-cell" style:parent-style-name="Excel_20_Built-in_20_Normal">
      <style:table-cell-properties style:glyph-orientation-vertical="0" fo:background-color="#ffff99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31" style:family="table-cell" style:parent-style-name="Excel_20_Built-in_20_Normal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32" style:family="table-cell" style:parent-style-name="Excel_20_Built-in_20_Normal">
      <style:table-cell-properties style:glyph-orientation-vertical="0" fo:background-color="#ff660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33" style:family="table-cell" style:parent-style-name="Excel_20_Built-in_20_Normal">
      <style:table-cell-properties fo:background-color="#ffff99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34" style:family="table-cell" style:parent-style-name="Excel_20_Built-in_20_Normal">
      <style:table-cell-properties fo:background-color="#ff6600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35" style:family="table-cell" style:parent-style-name="Excel_20_Built-in_20_Normal">
      <style:table-cell-properties style:glyph-orientation-vertical="0" fo:background-color="#0000ff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236" style:family="table-cell" style:parent-style-name="Excel_20_Built-in_20_Normal">
      <style:table-cell-properties fo:background-color="#ffff99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37" style:family="table-cell" style:parent-style-name="Excel_20_Built-in_20_Normal">
      <style:table-cell-properties style:glyph-orientation-vertical="0" fo:background-color="#3333ff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99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38" style:family="table-cell" style:parent-style-name="Excel_20_Built-in_20_Normal">
      <style:table-cell-properties fo:background-color="#0066cc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39" style:family="table-cell" style:parent-style-name="Excel_20_Built-in_20_Normal">
      <style:table-cell-properties style:glyph-orientation-vertical="0" fo:background-color="#ffff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40" style:family="table-cell" style:parent-style-name="Excel_20_Built-in_20_Normal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41" style:family="table-cell" style:parent-style-name="Excel_20_Built-in_20_Normal">
      <style:table-cell-properties fo:background-color="#eeeee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42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43" style:family="table-cell" style:parent-style-name="Excel_20_Built-in_20_Normal">
      <style:table-cell-properties style:glyph-orientation-vertical="0" fo:background-color="#666666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244" style:family="table-cell" style:parent-style-name="Excel_20_Built-in_20_Normal">
      <style:table-cell-properties style:glyph-orientation-vertical="0" fo:background-color="#33660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245" style:family="table-cell" style:parent-style-name="Excel_20_Built-in_20_Normal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46" style:family="table-cell" style:parent-style-name="Excel_20_Built-in_20_Normal">
      <style:table-cell-properties style:glyph-orientation-vertical="0" fo:background-color="#0000cc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47" style:family="table-cell" style:parent-style-name="Excel_20_Built-in_20_Normal">
      <style:table-cell-properties style:glyph-orientation-vertical="0" fo:background-color="#0066cc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48" style:family="table-cell" style:parent-style-name="Excel_20_Built-in_20_Normal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49" style:family="table-cell" style:parent-style-name="Excel_20_Built-in_20_Normal">
      <style:table-cell-properties fo:background-color="#0000ff"/>
    </style:style>
    <style:style style:name="ce250" style:family="table-cell" style:parent-style-name="Excel_20_Built-in_20_Normal">
      <style:table-cell-properties fo:background-color="#3333ff"/>
      <style:text-properties fo:color="#ffff99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51" style:family="table-cell" style:parent-style-name="Excel_20_Built-in_20_Normal">
      <style:table-cell-properties fo:background-color="#ffff99"/>
    </style:style>
    <style:style style:name="ce253" style:family="table-cell" style:parent-style-name="Excel_20_Built-in_20_Normal">
      <style:table-cell-properties fo:background-color="#0066cc"/>
    </style:style>
    <style:style style:name="ce254" style:family="table-cell" style:parent-style-name="Excel_20_Built-in_20_Normal">
      <style:text-properties style:font-name="Calibri"/>
    </style:style>
    <style:style style:name="ce281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cm" style:writing-mode="page"/>
    </style:style>
    <style:style style:name="ce15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0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1" style:family="table-cell" style:parent-style-name="Default">
      <style:table-cell-properties fo:wrap-option="wrap"/>
    </style:style>
    <style:style style:name="ce19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6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justify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9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0" style:family="table-cell" style:parent-style-name="Default">
      <style:table-cell-properties style:diagonal-bl-tr="none" style:diagonal-tl-br="none" fo:border="none" style:rotation-align="non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1" style:family="table-cell" style:parent-style-name="Default">
      <style:table-cell-properties fo:background-color="#0066cc" style:diagonal-bl-tr="none" style:diagonal-tl-br="none" fo:border="none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2" style:family="table-cell" style:parent-style-name="Default">
      <style:table-cell-properties fo:background-color="#3399ff" style:diagonal-bl-tr="none" style:diagonal-tl-br="none" fo:border="none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5" style:family="table-cell" style:parent-style-name="Default">
      <style:table-cell-properties fo:wrap-option="wrap"/>
      <style:text-properties style:font-name="Arial"/>
    </style:style>
    <style:style style:name="ce206" style:family="table-cell" style:parent-style-name="Default">
      <style:table-cell-properties fo:background-color="#0066cc"/>
    </style:style>
    <style:style style:name="ce167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177" style:family="table-cell" style:parent-style-name="Default">
      <style:table-cell-properties fo:background-color="#66cc00"/>
    </style:style>
    <style:style style:name="ce28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9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5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italic" fo:text-shadow="none" style:text-underline-style="none" fo:font-weight="bold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ce28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ce28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86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8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035cm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88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0.035cm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8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9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9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5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6" style:family="table-cell" style:parent-style-name="Default">
      <style:table-cell-properties fo:background-color="#ff6600" fo:wrap-option="wrap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7" style:family="table-cell" style:parent-style-name="Default" style:data-style-name="N37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8" style:family="table-cell" style:parent-style-name="Default">
      <style:table-cell-properties fo:background-color="#ff6600" fo:wrap-option="wrap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9" style:family="table-cell" style:parent-style-name="Default">
      <style:table-cell-properties fo:background-color="#ff6600" fo:wrap-option="wrap"/>
      <style:text-properties fo:font-weight="bold" style:font-weight-asian="bold" style:font-weight-complex="bold"/>
    </style:style>
    <style:style style:name="ce30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01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0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0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4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0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border-right="0.035cm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07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none" style:direction="ltr" fo:border-right="0.035cm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03" style:family="table-cell" style:parent-style-name="Default">
      <style:table-cell-properties style:glyph-orientation-vertical="0" fo:background-color="#66993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4" style:family="table-cell" style:parent-style-name="Default">
      <style:table-cell-properties fo:background-color="#669933"/>
    </style:style>
    <style:style style:name="ce222" style:family="table-cell" style:parent-style-name="Default">
      <style:table-cell-properties style:glyph-orientation-vertical="0" fo:background-color="#9999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3" style:family="table-cell" style:parent-style-name="Default">
      <style:table-cell-properties fo:background-color="#ff6600" fo:wrap-option="wrap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4" style:family="table-cell" style:parent-style-name="Default">
      <style:table-cell-properties fo:wrap-option="wrap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5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6" style:family="table-cell" style:parent-style-name="Default">
      <style:table-cell-properties fo:wrap-option="wrap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7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8" style:family="table-cell" style:parent-style-name="Default">
      <style:table-cell-properties style:glyph-orientation-vertical="0" fo:background-color="#9999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9" style:family="table-cell" style:parent-style-name="Default">
      <style:table-cell-properties fo:background-color="#9999ff"/>
    </style:style>
    <style:style style:name="ce31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font-weight="bold" style:font-weight-asian="bold" style:font-weight-complex="bold"/>
    </style:style>
    <style:style style:name="ce31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font-weight="bold" style:font-weight-asian="bold" style:font-weight-complex="bold"/>
    </style:style>
    <style:style style:name="ce315" style:family="table-cell" style:parent-style-name="Default">
      <style:table-cell-properties style:glyph-orientation-vertical="0" fo:background-color="#ff66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6" style:family="table-cell" style:parent-style-name="Default">
      <style:table-cell-properties style:glyph-orientation-vertical="0" fo:background-color="#ffff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7" style:family="table-cell" style:parent-style-name="Default">
      <style:table-cell-properties style:glyph-orientation-vertical="0" fo:background-color="#ffff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8" style:family="table-cell" style:parent-style-name="Default">
      <style:table-cell-properties style:glyph-orientation-vertical="0" fo:background-color="#ff66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319" style:family="table-cell" style:parent-style-name="Default">
      <style:table-cell-properties style:glyph-orientation-vertical="0" fo:background-color="#ff66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321" style:family="table-cell" style:parent-style-name="Default">
      <style:table-cell-properties style:glyph-orientation-vertical="0" fo:background-color="#ff66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font-weight="bold" style:font-weight-asian="bold" style:font-weight-complex="bold"/>
    </style:style>
    <style:style style:name="ce322" style:family="table-cell" style:parent-style-name="Default">
      <style:table-cell-properties style:glyph-orientation-vertical="0" fo:background-color="#ffff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323" style:family="table-cell" style:parent-style-name="Default">
      <style:table-cell-properties style:glyph-orientation-vertical="0" fo:background-color="#ffff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font-weight="bold" style:font-weight-asian="bold" style:font-weight-complex="bold"/>
    </style:style>
    <style:style style:name="ce324" style:family="table-cell" style:parent-style-name="Default">
      <style:table-cell-properties style:glyph-orientation-vertical="0" fo:background-color="#ffff66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32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2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27" style:family="table-cell" style:parent-style-name="Default">
      <style:table-cell-properties fo:wrap-option="wrap"/>
      <style:text-properties style:font-name="Calibri"/>
    </style:style>
    <style:style style:name="ce32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style:diagonal-bl-tr="none" style:diagonal-tl-br="none" fo:wrap-option="wrap" fo:border="none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font-name="Calibri"/>
    </style:style>
    <style:style style:name="ce331" style:family="table-cell" style:parent-style-name="Default">
      <style:table-cell-properties fo:background-color="#ffff66"/>
    </style:style>
    <style:style style:name="ce332" style:family="table-cell" style:parent-style-name="Default">
      <style:table-cell-properties fo:background-color="#ffff99"/>
    </style:style>
    <style:style style:name="ce333" style:family="table-cell" style:parent-style-name="Default"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T4" style:family="text">
      <style:text-properties fo:color="#000000" style:text-outline="false" style:text-line-through-style="none" style:text-position="0% 100%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T1" style:family="text">
      <style:text-properties fo:color="#000000" style:text-outline="false" style:text-line-through-style="none" style:text-position="0% 100%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T3" style:family="text">
      <style:text-properties style:use-window-font-color="true" style:text-outline="false" style:text-line-through-style="none" style:text-position="0% 100%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T23" style:family="text">
      <style:text-properties fo:color="#000000" style:text-outline="false" style:text-line-through-style="none" style:font-name="Calibri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0000ff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8" style:family="text">
      <style:text-properties style:font-name="Arial"/>
    </style:style>
    <style:style style:name="T19" style:family="text">
      <style:text-properties style:font-name="Arial1"/>
    </style:style>
    <style:style style:name="T14" style:family="text">
      <style:text-properties fo:font-weight="bold" style:font-weight-asian="bold" style:font-weight-complex="bold"/>
    </style:style>
    <style:style style:name="T11" style:family="text">
      <style:text-properties style:use-window-font-color="true" style:text-outline="false" style:text-line-through-style="none" style:text-position="0% 100%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T13" style:family="text">
      <style:text-properties style:use-window-font-color="true" style:text-outline="false" style:text-line-through-style="none" style:text-position="0% 100%" style:font-name="Calibri1" fo:font-size="10pt" fo:font-style="normal" fo:text-shadow="none" style:text-underline-style="none" fo:font-weight="bold" style:font-size-asian="10pt" style:font-style-asian="normal" style:font-weight-asian="bold" style:font-name-complex="Calibri1" style:font-size-complex="10pt" style:font-style-complex="normal" style:font-weight-complex="bold"/>
    </style:style>
    <style:style style:name="T6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21" style:family="text">
      <style:text-properties fo:color="#ff0000" style:text-outline="false" style:text-line-through-style="none" style:text-position="0% 100%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12" style:family="text">
      <style:text-properties style:font-name="Calibri"/>
    </style:style>
    <style:style style:name="T22" style:family="text">
      <style:text-properties fo:font-weight="normal" style:font-weight-asian="normal" style:font-weight-complex="normal"/>
    </style:style>
    <style:style style:name="T24" style:family="text">
      <style:text-properties style:font-name="Calibri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ce16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number-columns-repeated="252" table:default-cell-style-name="Excel_20_Built-in_20_Normal"/>
        <table:table-column table:style-name="co6" table:number-columns-repeated="768" table:default-cell-style-name="Default"/>
        <table:table-row table:style-name="ro1">
          <table:table-cell table:style-name="ce1" office:value-type="string">
            <text:p><text:s/>behalten </text:p>
          </table:table-cell>
          <table:table-cell office:value-type="string">
            <text:p><text:s/>kept </text:p>
          </table:table-cell>
          <table:table-cell office:value-type="string">
            <text:p>behalten kept kept behalten</text:p>
          </table:table-cell>
          <table:table-cell table:formula="of:=COUNTIF([.A1:.A1315];[.A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<text:s/>erschossen </text:p>
          </table:table-cell>
          <table:table-cell office:value-type="string">
            <text:p><text:s/>shot </text:p>
          </table:table-cell>
          <table:table-cell office:value-type="string">
            <text:p>shot</text:p>
          </table:table-cell>
          <table:table-cell table:formula="of:=COUNTIF([.A2:.A1316];[.A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geben </text:p>
          </table:table-cell>
          <table:table-cell office:value-type="string">
            <text:p><text:s/>forgive </text:p>
          </table:table-cell>
          <table:table-cell/>
          <table:table-cell table:formula="of:=COUNTIF([.A3:.A1317];[.A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ahrscheinlich </text:p>
          </table:table-cell>
          <table:table-cell office:value-type="string">
            <text:p><text:s/>propably </text:p>
          </table:table-cell>
          <table:table-cell/>
          <table:table-cell table:formula="of:=COUNTIF([.A4:.A1318];[.A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<text:s/>Verlag </text:p>
          </table:table-cell>
          <table:table-cell office:value-type="string">
            <text:p><text:s/>publisher </text:p>
          </table:table-cell>
          <table:table-cell office:value-type="string">
            <text:p>verlag publisher</text:p>
          </table:table-cell>
          <table:table-cell table:formula="of:=COUNTIF([.A5:.A1319];[.A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bgeordnete </text:p>
          </table:table-cell>
          <table:table-cell office:value-type="string">
            <text:p><text:s/>deputy </text:p>
          </table:table-cell>
          <table:table-cell/>
          <table:table-cell table:formula="of:=COUNTIF([.A6:.A1320];[.A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Hin und her </text:p>
          </table:table-cell>
          <table:table-cell office:value-type="string">
            <text:p><text:s/>Back and forth </text:p>
          </table:table-cell>
          <table:table-cell table:style-name="ce20" office:value-type="string">
            <text:p>here and there</text:p>
          </table:table-cell>
          <table:table-cell table:formula="of:=COUNTIF([.A7:.A1321];[.A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Zeichen </text:p>
          </table:table-cell>
          <table:table-cell office:value-type="string">
            <text:p><text:s/>character</text:p>
          </table:table-cell>
          <table:table-cell table:style-name="ce20" office:value-type="string">
            <text:p>Zeichen character</text:p>
          </table:table-cell>
          <table:table-cell table:formula="of:=COUNTIF([.A8:.A1322];[.A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liebt </text:p>
          </table:table-cell>
          <table:table-cell office:value-type="string">
            <text:p><text:s/>popular </text:p>
          </table:table-cell>
          <table:table-cell/>
          <table:table-cell table:formula="of:=COUNTIF([.A9:.A1323];[.A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I had to go to the restroom </text:p>
          </table:table-cell>
          <table:table-cell office:value-type="string">
            <text:p><text:s/>Ich musste auf die Toilette gehn </text:p>
          </table:table-cell>
          <table:table-cell office:value-type="string">
            <text:p>Ich musste nach </text:p>
          </table:table-cell>
          <table:table-cell table:formula="of:=COUNTIF([.A10:.A1324];[.A1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vorbereitet </text:p>
          </table:table-cell>
          <table:table-cell office:value-type="string">
            <text:p><text:s/>prepared </text:p>
          </table:table-cell>
          <table:table-cell office:value-type="string">
            <text:p>prepared</text:p>
          </table:table-cell>
          <table:table-cell table:formula="of:=COUNTIF([.A11:.A1325];[.A1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<text:s/>angezündet </text:p>
          </table:table-cell>
          <table:table-cell office:value-type="string">
            <text:p><text:s/>set on fire </text:p>
          </table:table-cell>
          <table:table-cell office:value-type="string">
            <text:p>angeundet set on fire</text:p>
          </table:table-cell>
          <table:table-cell table:formula="of:=COUNTIF([.A12:.A1326];[.A1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<text:s/>trocken </text:p>
          </table:table-cell>
          <table:table-cell office:value-type="string">
            <text:p><text:s/>dry </text:p>
          </table:table-cell>
          <table:table-cell office:value-type="string">
            <text:p>trocken dry trocken dry</text:p>
          </table:table-cell>
          <table:table-cell table:formula="of:=COUNTIF([.A13:.A1327];[.A1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nass </text:p>
          </table:table-cell>
          <table:table-cell office:value-type="string">
            <text:p><text:s/>wet </text:p>
          </table:table-cell>
          <table:table-cell/>
          <table:table-cell table:formula="of:=COUNTIF([.A14:.A1328];[.A1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Regenschirm </text:p>
          </table:table-cell>
          <table:table-cell office:value-type="string">
            <text:p><text:s/>umbrella</text:p>
          </table:table-cell>
          <table:table-cell/>
          <table:table-cell table:formula="of:=COUNTIF([.A15:.A1329];[.A1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<text:s/>das Gewitter </text:p>
          </table:table-cell>
          <table:table-cell office:value-type="string">
            <text:p><text:s/>thunderstorm</text:p>
          </table:table-cell>
          <table:table-cell office:value-type="string">
            <text:p>storm</text:p>
          </table:table-cell>
          <table:table-cell table:formula="of:=COUNTIF([.A16:.A1330];[.A1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Mindestens </text:p>
          </table:table-cell>
          <table:table-cell office:value-type="string">
            <text:p><text:s/>at least </text:p>
          </table:table-cell>
          <table:table-cell/>
          <table:table-cell table:formula="of:=COUNTIF([.A17:.A1332];[.A1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ähnlich </text:p>
          </table:table-cell>
          <table:table-cell office:value-type="string">
            <text:p><text:s/>similar </text:p>
          </table:table-cell>
          <table:table-cell office:value-type="string">
            <text:p>ahnlich similar</text:p>
          </table:table-cell>
          <table:table-cell table:formula="of:=COUNTIF([.A18:.A1333];[.A1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ogar </text:p>
          </table:table-cell>
          <table:table-cell office:value-type="string">
            <text:p><text:s/>even </text:p>
          </table:table-cell>
          <table:table-cell/>
          <table:table-cell table:formula="of:=COUNTIF([.A19:.A1334];[.A1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6" office:value-type="string">
            <text:p>Regisseur </text:p>
          </table:table-cell>
          <table:table-cell office:value-type="string">
            <text:p><text:s/>director </text:p>
          </table:table-cell>
          <table:table-cell office:value-type="string">
            <text:p>skhno8eths</text:p>
          </table:table-cell>
          <table:table-cell table:formula="of:=COUNTIF([.A20:.A1335];[.A2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angreifen </text:p>
          </table:table-cell>
          <table:table-cell office:value-type="string">
            <text:p><text:s/>attack </text:p>
          </table:table-cell>
          <table:table-cell office:value-type="string">
            <text:p>to attack</text:p>
          </table:table-cell>
          <table:table-cell table:formula="of:=COUNTIF([.A21:.A1336];[.A2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aufnehmen </text:p>
          </table:table-cell>
          <table:table-cell office:value-type="string">
            <text:p><text:s/>record </text:p>
          </table:table-cell>
          <table:table-cell office:value-type="string">
            <text:p>aufnehmen record</text:p>
          </table:table-cell>
          <table:table-cell table:formula="of:=COUNTIF([.A22:.A1337];[.A2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7"/>
          <table:table-cell table:style-name="ce17"/>
          <table:table-cell table:style-name="ce10" table:number-columns-repeated="1022"/>
        </table:table-row>
        <table:table-row table:style-name="ro1">
          <table:table-cell office:value-type="string">
            <text:p>jedoch </text:p>
          </table:table-cell>
          <table:table-cell office:value-type="string">
            <text:p><text:s/>however </text:p>
          </table:table-cell>
          <table:table-cell/>
          <table:table-cell table:formula="of:=COUNTIF([.A24:.A1338];[.A2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zitieren </text:p>
          </table:table-cell>
          <table:table-cell office:value-type="string">
            <text:p><text:s/>cite us </text:p>
          </table:table-cell>
          <table:table-cell/>
          <table:table-cell table:formula="of:=COUNTIF([.A25:.A1339];[.A2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antworten </text:p>
          </table:table-cell>
          <table:table-cell office:value-type="string">
            <text:p><text:s/>answer</text:p>
          </table:table-cell>
          <table:table-cell/>
          <table:table-cell table:formula="of:=COUNTIF([.A26:.A1340];[.A2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Unternehmen </text:p>
          </table:table-cell>
          <table:table-cell office:value-type="string">
            <text:p><text:s/>companies </text:p>
          </table:table-cell>
          <table:table-cell/>
          <table:table-cell table:formula="of:=COUNTIF([.A27:.A1341];[.A2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einigt </text:p>
          </table:table-cell>
          <table:table-cell office:value-type="string">
            <text:p><text:s/>agreed</text:p>
          </table:table-cell>
          <table:table-cell/>
          <table:table-cell table:formula="of:=COUNTIF([.A28:.A1342];[.A2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fundenes </text:p>
          </table:table-cell>
          <table:table-cell office:value-type="string">
            <text:p><text:s/>invented </text:p>
          </table:table-cell>
          <table:table-cell/>
          <table:table-cell table:formula="of:=COUNTIF([.A29:.A1343];[.A2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lassen </text:p>
          </table:table-cell>
          <table:table-cell office:value-type="string">
            <text:p><text:s/>leave </text:p>
          </table:table-cell>
          <table:table-cell/>
          <table:table-cell table:formula="of:=COUNTIF([.A30:.A1344];[.A3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utlich </text:p>
          </table:table-cell>
          <table:table-cell office:value-type="string">
            <text:p><text:s/>clearly, plainly </text:p>
          </table:table-cell>
          <table:table-cell/>
          <table:table-cell table:formula="of:=COUNTIF([.A31:.A1345];[.A3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tellte </text:p>
          </table:table-cell>
          <table:table-cell office:value-type="string">
            <text:p><text:s/>set</text:p>
          </table:table-cell>
          <table:table-cell/>
          <table:table-cell table:formula="of:=COUNTIF([.A32:.A1346];[.A3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rfahren </text:p>
          </table:table-cell>
          <table:table-cell office:value-type="string">
            <text:p><text:s/>learned </text:p>
          </table:table-cell>
          <table:table-cell/>
          <table:table-cell table:formula="of:=COUNTIF([.A33:.A1347];[.A3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8" office:value-type="string">
            <text:p><text:s/>gewalttätig </text:p>
          </table:table-cell>
          <table:table-cell office:value-type="string">
            <text:p><text:s/>violent </text:p>
          </table:table-cell>
          <table:table-cell/>
          <table:table-cell table:formula="of:=COUNTIF([.A34:.A1348];[.A3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to hear </text:p>
          </table:table-cell>
          <table:table-cell office:value-type="string">
            <text:p><text:s/>horen </text:p>
          </table:table-cell>
          <table:table-cell/>
          <table:table-cell table:formula="of:=COUNTIF([.A35:.A1349];[.A3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9" office:value-type="string">
            <text:p><text:s/>eingehalten </text:p>
          </table:table-cell>
          <table:table-cell office:value-type="string">
            <text:p><text:s/>maintained </text:p>
          </table:table-cell>
          <table:table-cell/>
          <table:table-cell table:formula="of:=COUNTIF([.A36:.A1350];[.A3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stecktes </text:p>
          </table:table-cell>
          <table:table-cell office:value-type="string">
            <text:p><text:s/>hidden </text:p>
          </table:table-cell>
          <table:table-cell/>
          <table:table-cell table:formula="of:=COUNTIF([.A37:.A1351];[.A3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rmordet </text:p>
          </table:table-cell>
          <table:table-cell office:value-type="string">
            <text:p><text:s/>murdered </text:p>
          </table:table-cell>
          <table:table-cell/>
          <table:table-cell table:formula="of:=COUNTIF([.A38:.A1352];[.A3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biet </text:p>
          </table:table-cell>
          <table:table-cell office:value-type="string">
            <text:p><text:s/>area </text:p>
          </table:table-cell>
          <table:table-cell/>
          <table:table-cell table:formula="of:=COUNTIF([.A39:.A1353];[.A3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rteil </text:p>
          </table:table-cell>
          <table:table-cell office:value-type="string">
            <text:p><text:s/>judgement </text:p>
          </table:table-cell>
          <table:table-cell/>
          <table:table-cell table:formula="of:=COUNTIF([.A40:.A1354];[.A4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fördern </text:p>
          </table:table-cell>
          <table:table-cell office:value-type="string">
            <text:p><text:s/>to promote </text:p>
          </table:table-cell>
          <table:table-cell/>
          <table:table-cell table:formula="of:=COUNTIF([.A41:.A1355];[.A4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straft </text:p>
          </table:table-cell>
          <table:table-cell office:value-type="string">
            <text:p><text:s/>punished </text:p>
          </table:table-cell>
          <table:table-cell/>
          <table:table-cell table:formula="of:=COUNTIF([.A42:.A1356];[.A4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Fangen wir </text:p>
          </table:table-cell>
          <table:table-cell office:value-type="string">
            <text:p><text:s/>let's start</text:p>
          </table:table-cell>
          <table:table-cell/>
          <table:table-cell table:formula="of:=COUNTIF([.A43:.A1357];[.A4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Trotzdem </text:p>
          </table:table-cell>
          <table:table-cell office:value-type="string">
            <text:p><text:s/>however, anyway</text:p>
          </table:table-cell>
          <table:table-cell/>
          <table:table-cell table:formula="of:=COUNTIF([.A44:.A1358];[.A4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überall </text:p>
          </table:table-cell>
          <table:table-cell office:value-type="string">
            <text:p><text:s/>everywhere </text:p>
          </table:table-cell>
          <table:table-cell/>
          <table:table-cell table:formula="of:=COUNTIF([.A45:.A1359];[.A4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e will have driven </text:p>
          </table:table-cell>
          <table:table-cell office:value-type="string">
            <text:p><text:s/>Er wird gefahren sein</text:p>
          </table:table-cell>
          <table:table-cell/>
          <table:table-cell table:formula="of:=COUNTIF([.A46:.A1360];[.A4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fordern </text:p>
          </table:table-cell>
          <table:table-cell office:value-type="string">
            <text:p><text:s/>demand </text:p>
          </table:table-cell>
          <table:table-cell/>
          <table:table-cell table:formula="of:=COUNTIF([.A47:.A1361];[.A4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0"/>
          <table:table-cell table:style-name="ce17"/>
          <table:table-cell table:style-name="ce10" table:number-columns-repeated="2"/>
          <table:table-cell table:number-columns-repeated="1020"/>
        </table:table-row>
        <table:table-row table:style-name="ro1">
          <table:table-cell office:value-type="string">
            <text:p><text:s text:c="2"/>insgesamt </text:p>
          </table:table-cell>
          <table:table-cell office:value-type="string">
            <text:p><text:s/>a total of </text:p>
          </table:table-cell>
          <table:table-cell/>
          <table:table-cell table:formula="of:=COUNTIF([.A49:.A1362];[.A4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ngaben </text:p>
          </table:table-cell>
          <table:table-cell office:value-type="string">
            <text:p><text:s/>information </text:p>
          </table:table-cell>
          <table:table-cell/>
          <table:table-cell table:formula="of:=COUNTIF([.A50:.A1363];[.A5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Ich bin weg </text:p>
          </table:table-cell>
          <table:table-cell office:value-type="string">
            <text:p><text:s/>i am gone</text:p>
          </table:table-cell>
          <table:table-cell table:style-name="ce10" office:value-type="string">
            <text:p>i am lost</text:p>
          </table:table-cell>
          <table:table-cell table:style-name="ce10" table:formula="of:=COUNTIF([.A51:.A1364];[.A51])" office:value-type="float" office:value="1">
            <text:p>1</text:p>
          </table:table-cell>
          <table:table-cell table:style-name="ce10" table:number-columns-repeated="1020"/>
        </table:table-row>
        <table:table-row table:style-name="ro1">
          <table:table-cell office:value-type="string">
            <text:p>Sie ist ihm voraus </text:p>
          </table:table-cell>
          <table:table-cell office:value-type="string">
            <text:p><text:s/>she is in front of him</text:p>
          </table:table-cell>
          <table:table-cell/>
          <table:table-cell table:formula="of:=COUNTIF([.A52:.A1365];[.A5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Where do you come from </text:p>
          </table:table-cell>
          <table:table-cell office:value-type="string">
            <text:p><text:s/>Wo kommst du her?</text:p>
          </table:table-cell>
          <table:table-cell/>
          <table:table-cell table:formula="of:=COUNTIF([.A53:.A1366];[.A5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nter den Opfern </text:p>
          </table:table-cell>
          <table:table-cell office:value-type="string">
            <text:p><text:s/>among the victims </text:p>
          </table:table-cell>
          <table:table-cell/>
          <table:table-cell table:formula="of:=COUNTIF([.A54:.A1367];[.A5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gr:undung </text:p>
          </table:table-cell>
          <table:table-cell office:value-type="string">
            <text:p><text:s/>justification </text:p>
          </table:table-cell>
          <table:table-cell/>
          <table:table-cell table:formula="of:=COUNTIF([.A55:.A1368];[.A5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rgeben </text:p>
          </table:table-cell>
          <table:table-cell office:value-type="string">
            <text:p><text:s/>give up , surrender </text:p>
          </table:table-cell>
          <table:table-cell/>
          <table:table-cell table:formula="of:=COUNTIF([.A56:.A1369];[.A5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melden </text:p>
          </table:table-cell>
          <table:table-cell office:value-type="string">
            <text:p><text:s/>to report </text:p>
          </table:table-cell>
          <table:table-cell/>
          <table:table-cell table:formula="of:=COUNTIF([.A57:.A1370];[.A5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ir werden uns melden </text:p>
          </table:table-cell>
          <table:table-cell office:value-type="string">
            <text:p><text:s/>we will keep in touch </text:p>
          </table:table-cell>
          <table:table-cell/>
          <table:table-cell table:formula="of:=COUNTIF([.A58:.A1371];[.A5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Leiter </text:p>
          </table:table-cell>
          <table:table-cell office:value-type="string">
            <text:p><text:s/>ladder </text:p>
          </table:table-cell>
          <table:table-cell/>
          <table:table-cell table:formula="of:=COUNTIF([.A59:.A1372];[.A5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Postleitzahl </text:p>
          </table:table-cell>
          <table:table-cell office:value-type="string">
            <text:p><text:s/>the postcode </text:p>
          </table:table-cell>
          <table:table-cell/>
          <table:table-cell table:formula="of:=COUNTIF([.A60:.A1373];[.A6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ngreifen </text:p>
          </table:table-cell>
          <table:table-cell office:value-type="string">
            <text:p><text:s/>to attack</text:p>
          </table:table-cell>
          <table:table-cell/>
          <table:table-cell table:formula="of:=COUNTIF([.A61:.A1374];[.A6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nternehmen </text:p>
          </table:table-cell>
          <table:table-cell office:value-type="string">
            <text:p><text:s/>company </text:p>
          </table:table-cell>
          <table:table-cell/>
          <table:table-cell table:formula="of:=COUNTIF([.A62:.A1375];[.A6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stellungen </text:p>
          </table:table-cell>
          <table:table-cell office:value-type="string">
            <text:p><text:s/>order </text:p>
          </table:table-cell>
          <table:table-cell/>
          <table:table-cell table:formula="of:=COUNTIF([.A63:.A1376];[.A6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nother month and i am free as the wind </text:p>
          </table:table-cell>
          <table:table-cell office:value-type="string">
            <text:p><text:s/>Noch ein Monat </text:p>
          </table:table-cell>
          <table:table-cell/>
          <table:table-cell table:formula="of:=COUNTIF([.A64:.A1377];[.A6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itrage </text:p>
          </table:table-cell>
          <table:table-cell office:value-type="string">
            <text:p><text:s/>fees </text:p>
          </table:table-cell>
          <table:table-cell/>
          <table:table-cell table:formula="of:=COUNTIF([.A65:.A1378];[.A6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erzeit </text:p>
          </table:table-cell>
          <table:table-cell office:value-type="string">
            <text:p><text:s/>at the moment </text:p>
          </table:table-cell>
          <table:table-cell/>
          <table:table-cell table:formula="of:=COUNTIF([.A66:.A1379];[.A6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9" office:value-type="string">
            <text:p>versprochen </text:p>
          </table:table-cell>
          <table:table-cell office:value-type="string">
            <text:p><text:s/>promised </text:p>
          </table:table-cell>
          <table:table-cell/>
          <table:table-cell table:formula="of:=COUNTIF([.A67:.A1380];[.A6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fasst </text:p>
          </table:table-cell>
          <table:table-cell office:value-type="string">
            <text:p><text:s/>summarizes </text:p>
          </table:table-cell>
          <table:table-cell/>
          <table:table-cell table:formula="of:=COUNTIF([.A68:.A1381];[.A6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rwarten </text:p>
          </table:table-cell>
          <table:table-cell office:value-type="string">
            <text:p><text:s/>expect </text:p>
          </table:table-cell>
          <table:table-cell/>
          <table:table-cell table:formula="of:=COUNTIF([.A69:.A1382];[.A6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Knochen </text:p>
          </table:table-cell>
          <table:table-cell office:value-type="string">
            <text:p><text:s/>bone </text:p>
          </table:table-cell>
          <table:table-cell/>
          <table:table-cell table:formula="of:=COUNTIF([.A70:.A1383];[.A7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echt </text:p>
          </table:table-cell>
          <table:table-cell office:value-type="string">
            <text:p><text:s/>real, genuine</text:p>
          </table:table-cell>
          <table:table-cell/>
          <table:table-cell table:formula="of:=COUNTIF([.A71:.A1384];[.A7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orher </text:p>
          </table:table-cell>
          <table:table-cell office:value-type="string">
            <text:p><text:s/>previously</text:p>
          </table:table-cell>
          <table:table-cell/>
          <table:table-cell table:formula="of:=COUNTIF([.A72:.A1385];[.A7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dabei </text:p>
          </table:table-cell>
          <table:table-cell office:value-type="string">
            <text:p><text:s/>simultanesouly</text:p>
          </table:table-cell>
          <table:table-cell table:style-name="ce21" office:value-type="string">
            <text:p>dabei simultaneously</text:p>
          </table:table-cell>
          <table:table-cell table:formula="of:=COUNTIF([.A73:.A1386];[.A7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achte </text:p>
          </table:table-cell>
          <table:table-cell office:value-type="string">
            <text:p><text:s/>paratatikos of denken</text:p>
          </table:table-cell>
          <table:table-cell/>
          <table:table-cell table:formula="of:=COUNTIF([.A74:.A1387];[.A7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laubt </text:p>
          </table:table-cell>
          <table:table-cell office:value-type="string">
            <text:p><text:s/>believes</text:p>
          </table:table-cell>
          <table:table-cell/>
          <table:table-cell table:formula="of:=COUNTIF([.A75:.A1388];[.A7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ubernimmt</text:p>
          </table:table-cell>
          <table:table-cell office:value-type="string">
            <text:p>takes over</text:p>
          </table:table-cell>
          <table:table-cell/>
          <table:table-cell table:formula="of:=COUNTIF([.A76:.A1389];[.A7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Er ersetzt dich </text:p>
          </table:table-cell>
          <table:table-cell table:style-name="ce18" office:value-type="string">
            <text:p><text:s/>he replaces you </text:p>
          </table:table-cell>
          <table:table-cell table:style-name="ce22" office:value-type="string">
            <text:p>er ersetzt dich he replaces you</text:p>
          </table:table-cell>
          <table:table-cell table:formula="of:=COUNTIF([.A77:.A1390];[.A7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Ermittler </text:p>
          </table:table-cell>
          <table:table-cell office:value-type="string">
            <text:p><text:s/>inverstigator </text:p>
          </table:table-cell>
          <table:table-cell table:style-name="ce20" office:value-type="string">
            <text:p>investigator</text:p>
          </table:table-cell>
          <table:table-cell table:formula="of:=COUNTIF([.A78:.A1391];[.A7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Retter <text:s/></text:p>
          </table:table-cell>
          <table:table-cell office:value-type="string">
            <text:p><text:s/>rescues</text:p>
          </table:table-cell>
          <table:table-cell table:style-name="ce20" office:value-type="string">
            <text:p>rescurer</text:p>
          </table:table-cell>
          <table:table-cell table:formula="of:=COUNTIF([.A79:.A1392];[.A7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Stau </text:p>
          </table:table-cell>
          <table:table-cell office:value-type="string">
            <text:p><text:s/>trafic jam</text:p>
          </table:table-cell>
          <table:table-cell table:style-name="ce20" office:value-type="string">
            <text:p>traffic jam/smart</text:p>
          </table:table-cell>
          <table:table-cell table:formula="of:=COUNTIF([.A80:.A1393];[.A8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zugesehen </text:p>
          </table:table-cell>
          <table:table-cell office:value-type="string">
            <text:p><text:s/>watched </text:p>
          </table:table-cell>
          <table:table-cell table:style-name="ce20" office:value-type="string">
            <text:p>zugesehen watched</text:p>
          </table:table-cell>
          <table:table-cell table:formula="of:=COUNTIF([.A81:.A1394];[.A8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isher </text:p>
          </table:table-cell>
          <table:table-cell office:value-type="string">
            <text:p><text:s/>so far </text:p>
          </table:table-cell>
          <table:table-cell/>
          <table:table-cell table:formula="of:=COUNTIF([.A82:.A1395];[.A8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He wrote to me yesterday </text:p>
          </table:table-cell>
          <table:table-cell office:value-type="string">
            <text:p><text:s/>Er schrieb mir gestern</text:p>
          </table:table-cell>
          <table:table-cell table:style-name="ce20" office:value-type="string">
            <text:p>er schriebt mir gestern</text:p>
          </table:table-cell>
          <table:table-cell table:formula="of:=COUNTIF([.A83:.A1396];[.A8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 drove to Austria</text:p>
          </table:table-cell>
          <table:table-cell table:style-name="ce19" office:value-type="string">
            <text:p><text:s/>Wir fuhren nach Osterreich</text:p>
          </table:table-cell>
          <table:table-cell table:style-name="ce23" office:value-type="string">
            <text:p>wir fuhren nach Ostereich</text:p>
          </table:table-cell>
          <table:table-cell table:style-name="ce24" table:formula="of:=COUNTIF([.A84:.A1397];[.A84])" office:value-type="float" office:value="1">
            <text:p>1</text:p>
          </table:table-cell>
          <table:table-cell table:style-name="ce24" table:number-columns-repeated="1020"/>
        </table:table-row>
        <table:table-row table:style-name="ro1">
          <table:table-cell table:style-name="ce5" office:value-type="string">
            <text:p>Zuvor </text:p>
          </table:table-cell>
          <table:table-cell office:value-type="string">
            <text:p><text:s/>earlier </text:p>
          </table:table-cell>
          <table:table-cell table:style-name="ce20" office:value-type="string">
            <text:p>before</text:p>
          </table:table-cell>
          <table:table-cell table:formula="of:=COUNTIF([.A85:.A1398];[.A8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9" office:value-type="string">
            <text:p>Leiter </text:p>
          </table:table-cell>
          <table:table-cell office:value-type="string">
            <text:p><text:s/>ladder </text:p>
          </table:table-cell>
          <table:table-cell/>
          <table:table-cell table:formula="of:=COUNTIF([.A86:.A1399];[.A8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übrigen </text:p>
          </table:table-cell>
          <table:table-cell office:value-type="string">
            <text:p><text:s/>other </text:p>
          </table:table-cell>
          <table:table-cell table:style-name="ce20" office:value-type="string">
            <text:p>by the way</text:p>
          </table:table-cell>
          <table:table-cell table:formula="of:=COUNTIF([.A87:.A1400];[.A8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zusätzliche </text:p>
          </table:table-cell>
          <table:table-cell office:value-type="string">
            <text:p><text:s/>additional <text:s/></text:p>
          </table:table-cell>
          <table:table-cell table:style-name="ce20" office:value-type="string">
            <text:p>additional</text:p>
          </table:table-cell>
          <table:table-cell table:formula="of:=COUNTIF([.A88:.A1401];[.A8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Another </text:p>
          </table:table-cell>
          <table:table-cell office:value-type="string">
            <text:p><text:s/>Weiterer </text:p>
          </table:table-cell>
          <table:table-cell table:style-name="ce21" office:value-type="string">
            <text:p>weiterer another</text:p>
          </table:table-cell>
          <table:table-cell table:formula="of:=COUNTIF([.A89:.A1402];[.A8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as ist ein weiterer Freund von mir </text:p>
          </table:table-cell>
          <table:table-cell office:value-type="string">
            <text:p><text:s/>That is another friend of mine</text:p>
          </table:table-cell>
          <table:table-cell/>
          <table:table-cell table:formula="of:=COUNTIF([.A90:.A1403];[.A9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aufgeregt </text:p>
          </table:table-cell>
          <table:table-cell office:value-type="string">
            <text:p><text:s/>excited </text:p>
          </table:table-cell>
          <table:table-cell table:style-name="ce20" office:value-type="string">
            <text:p>excited</text:p>
          </table:table-cell>
          <table:table-cell table:formula="of:=COUNTIF([.A91:.A1404];[.A9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benehmen </text:p>
          </table:table-cell>
          <table:table-cell office:value-type="string">
            <text:p><text:s/>to behave </text:p>
          </table:table-cell>
          <table:table-cell table:style-name="ce20" office:value-type="string">
            <text:p>benehmen to behave benehmen</text:p>
          </table:table-cell>
          <table:table-cell table:formula="of:=COUNTIF([.A92:.A1405];[.A9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hat.. verbreitet </text:p>
          </table:table-cell>
          <table:table-cell office:value-type="string">
            <text:p><text:s/>has broadcasted</text:p>
          </table:table-cell>
          <table:table-cell table:style-name="ce20"/>
          <table:table-cell table:formula="of:=COUNTIF([.A93:.A1406];[.A9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wahrscheinlich <text:s/></text:p>
          </table:table-cell>
          <table:table-cell office:value-type="string">
            <text:p><text:s/>propably</text:p>
          </table:table-cell>
          <table:table-cell/>
          <table:table-cell table:formula="of:=COUNTIF([.A94:.A1407];[.A9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Wir lügen nicht </text:p>
          </table:table-cell>
          <table:table-cell office:value-type="string">
            <text:p><text:s/>we are not lying</text:p>
          </table:table-cell>
          <table:table-cell table:style-name="ce20" office:value-type="string">
            <text:p>we do not lie</text:p>
          </table:table-cell>
          <table:table-cell table:formula="of:=COUNTIF([.A95:.A1408];[.A9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Die Fläche </text:p>
          </table:table-cell>
          <table:table-cell office:value-type="string">
            <text:p><text:s/>the area </text:p>
          </table:table-cell>
          <table:table-cell table:style-name="ce20" office:value-type="string">
            <text:p>the bootle, the spot</text:p>
          </table:table-cell>
          <table:table-cell table:formula="of:=COUNTIF([.A96:.A1409];[.A9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ie Heimat </text:p>
          </table:table-cell>
          <table:table-cell office:value-type="string">
            <text:p><text:s/>the homeland </text:p>
          </table:table-cell>
          <table:table-cell/>
          <table:table-cell table:formula="of:=COUNTIF([.A97:.A1410];[.A9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Der Bezirk </text:p>
          </table:table-cell>
          <table:table-cell office:value-type="string">
            <text:p><text:s/>the district </text:p>
          </table:table-cell>
          <table:table-cell table:style-name="ce20" office:value-type="string">
            <text:p>the area</text:p>
          </table:table-cell>
          <table:table-cell table:formula="of:=COUNTIF([.A98:.A1411];[.A9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2" office:value-type="string">
            <text:p>Das Grundstuck </text:p>
          </table:table-cell>
          <table:table-cell office:value-type="string">
            <text:p><text:s/>the property , the plot </text:p>
          </table:table-cell>
          <table:table-cell office:value-type="string">
            <text:p>the plot</text:p>
          </table:table-cell>
          <table:table-cell table:formula="of:=COUNTIF([.A99:.A1412];[.A9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I stood there </text:p>
          </table:table-cell>
          <table:table-cell office:value-type="string">
            <text:p><text:s/>ich stand dort </text:p>
          </table:table-cell>
          <table:table-cell/>
          <table:table-cell table:formula="of:=COUNTIF([.A100:.A1413];[.A10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ussagen </text:p>
          </table:table-cell>
          <table:table-cell office:value-type="string">
            <text:p><text:s/>testify </text:p>
          </table:table-cell>
          <table:table-cell/>
          <table:table-cell table:formula="of:=COUNTIF([.A101:.A1414];[.A10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zeigte </text:p>
          </table:table-cell>
          <table:table-cell office:value-type="string">
            <text:p><text:s/>pointed </text:p>
          </table:table-cell>
          <table:table-cell/>
          <table:table-cell table:formula="of:=COUNTIF([.A102:.A1415];[.A10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On the second of January </text:p>
          </table:table-cell>
          <table:table-cell office:value-type="string">
            <text:p><text:s/>Am zweiten Januar</text:p>
          </table:table-cell>
          <table:table-cell/>
          <table:table-cell table:formula="of:=COUNTIF([.A103:.A1416];[.A10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verhindert hat <text:s/></text:p>
          </table:table-cell>
          <table:table-cell office:value-type="string">
            <text:p><text:s/>prevented it <text:s/></text:p>
          </table:table-cell>
          <table:table-cell office:value-type="string">
            <text:p>eixe empodisei</text:p>
          </table:table-cell>
          <table:table-cell table:formula="of:=COUNTIF([.A104:.A1417];[.A10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Krawalle </text:p>
          </table:table-cell>
          <table:table-cell office:value-type="string">
            <text:p><text:s/>riot</text:p>
          </table:table-cell>
          <table:table-cell/>
          <table:table-cell table:formula="of:=COUNTIF([.A105:.A1418];[.A10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geklaut </text:p>
          </table:table-cell>
          <table:table-cell office:value-type="string">
            <text:p><text:s/>stolen </text:p>
          </table:table-cell>
          <table:table-cell office:value-type="string">
            <text:p>geklaut stolen</text:p>
          </table:table-cell>
          <table:table-cell table:formula="of:=COUNTIF([.A106:.A1419];[.A10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ir werden untersuchen </text:p>
          </table:table-cell>
          <table:table-cell office:value-type="string">
            <text:p><text:s/>we will investigate </text:p>
          </table:table-cell>
          <table:table-cell/>
          <table:table-cell table:formula="of:=COUNTIF([.A107:.A1420];[.A10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<text:s/>verhandelt </text:p>
          </table:table-cell>
          <table:table-cell office:value-type="string">
            <text:p><text:s/>negotiated</text:p>
          </table:table-cell>
          <table:table-cell office:value-type="string">
            <text:p>verhandelt negotiated</text:p>
          </table:table-cell>
          <table:table-cell table:formula="of:=COUNTIF([.A108:.A1421];[.A10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Tränen-Gas </text:p>
          </table:table-cell>
          <table:table-cell office:value-type="string">
            <text:p><text:s/>tear gas </text:p>
          </table:table-cell>
          <table:table-cell/>
          <table:table-cell table:formula="of:=COUNTIF([.A109:.A1422];[.A10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chlimme </text:p>
          </table:table-cell>
          <table:table-cell office:value-type="string">
            <text:p><text:s/>bad</text:p>
          </table:table-cell>
          <table:table-cell/>
          <table:table-cell table:formula="of:=COUNTIF([.A110:.A1423];[.A11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Ich stellte die Uhr </text:p>
          </table:table-cell>
          <table:table-cell office:value-type="string">
            <text:p><text:s/>i set the hour</text:p>
          </table:table-cell>
          <table:table-cell/>
          <table:table-cell table:formula="of:=COUNTIF([.A111:.A1424];[.A11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gan </text:p>
          </table:table-cell>
          <table:table-cell office:value-type="string">
            <text:p><text:s/>begann </text:p>
          </table:table-cell>
          <table:table-cell/>
          <table:table-cell table:formula="of:=COUNTIF([.A112:.A1425];[.A11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rote </text:p>
          </table:table-cell>
          <table:table-cell office:value-type="string">
            <text:p><text:s/>schrieb </text:p>
          </table:table-cell>
          <table:table-cell/>
          <table:table-cell table:formula="of:=COUNTIF([.A113:.A1426];[.A11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neuesten Zeitungen </text:p>
          </table:table-cell>
          <table:table-cell office:value-type="string">
            <text:p><text:s/>the newest newspapers</text:p>
          </table:table-cell>
          <table:table-cell/>
          <table:table-cell table:formula="of:=COUNTIF([.A114:.A1427];[.A11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allo, schoner Mann </text:p>
          </table:table-cell>
          <table:table-cell office:value-type="string">
            <text:p><text:s/>Hello, handsome man</text:p>
          </table:table-cell>
          <table:table-cell/>
          <table:table-cell table:formula="of:=COUNTIF([.A115:.A1428];[.A11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Tassen </text:p>
          </table:table-cell>
          <table:table-cell office:value-type="string">
            <text:p><text:s/>mugs </text:p>
          </table:table-cell>
          <table:table-cell/>
          <table:table-cell table:formula="of:=COUNTIF([.A116:.A1429];[.A11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nterschiedliche </text:p>
          </table:table-cell>
          <table:table-cell office:value-type="string">
            <text:p><text:s/>different </text:p>
          </table:table-cell>
          <table:table-cell/>
          <table:table-cell table:formula="of:=COUNTIF([.A117:.A1430];[.A11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<text:s/>Blitz </text:p>
          </table:table-cell>
          <table:table-cell office:value-type="string">
            <text:p><text:s/>lighting </text:p>
          </table:table-cell>
          <table:table-cell office:value-type="string">
            <text:p>astraph</text:p>
          </table:table-cell>
          <table:table-cell table:formula="of:=COUNTIF([.A118:.A1431];[.A11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6" office:value-type="string">
            <text:p><text:s/>Donner </text:p>
          </table:table-cell>
          <table:table-cell office:value-type="string">
            <text:p><text:s/>thunder </text:p>
          </table:table-cell>
          <table:table-cell office:value-type="string">
            <text:p>keraunos</text:p>
          </table:table-cell>
          <table:table-cell table:formula="of:=COUNTIF([.A119:.A1432];[.A11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<text:s/>Der Regenbogen </text:p>
          </table:table-cell>
          <table:table-cell office:value-type="string">
            <text:p><text:s/>rainbow</text:p>
          </table:table-cell>
          <table:table-cell office:value-type="string">
            <text:p>omprella</text:p>
          </table:table-cell>
          <table:table-cell table:formula="of:=COUNTIF([.A120:.A1433];[.A12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<text:s/>ließ nach</text:p>
          </table:table-cell>
          <table:table-cell office:value-type="string">
            <text:p><text:s/>died down </text:p>
          </table:table-cell>
          <table:table-cell office:value-type="string">
            <text:p>exas8enei</text:p>
          </table:table-cell>
          <table:table-cell table:formula="of:=COUNTIF([.A121:.A1434];[.A12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3" office:value-type="string">
            <text:p>ließ <text:s/></text:p>
          </table:table-cell>
          <table:table-cell office:value-type="string">
            <text:p><text:s/>let (paratatikos)<text:tab/><text:tab/><text:tab/></text:p>
          </table:table-cell>
          <table:table-cell table:style-name="ce10"/>
          <table:table-cell table:style-name="ce10" table:formula="of:=COUNTIF([.A122:.A1435];[.A122])" office:value-type="float" office:value="1">
            <text:p>1</text:p>
          </table:table-cell>
          <table:table-cell table:style-name="ce10" table:number-columns-repeated="1020"/>
        </table:table-row>
        <table:table-row table:style-name="ro1">
          <table:table-cell office:value-type="string">
            <text:p>verlor </text:p>
          </table:table-cell>
          <table:table-cell office:value-type="string">
            <text:p><text:s/>lost</text:p>
          </table:table-cell>
          <table:table-cell/>
          <table:table-cell table:formula="of:=COUNTIF([.A123:.A1436];[.A12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fuhren </text:p>
          </table:table-cell>
          <table:table-cell office:value-type="string">
            <text:p><text:s/>drove</text:p>
          </table:table-cell>
          <table:table-cell/>
          <table:table-cell table:formula="of:=COUNTIF([.A124:.A1437];[.A12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Ich zeigte </text:p>
          </table:table-cell>
          <table:table-cell office:value-type="string">
            <text:p><text:s/>i Showed </text:p>
          </table:table-cell>
          <table:table-cell/>
          <table:table-cell table:formula="of:=COUNTIF([.A125:.A1438];[.A12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6" office:value-type="string">
            <text:p>Die Haut </text:p>
          </table:table-cell>
          <table:table-cell office:value-type="string">
            <text:p><text:s/>the skin </text:p>
          </table:table-cell>
          <table:table-cell office:value-type="string">
            <text:p>skin</text:p>
          </table:table-cell>
          <table:table-cell table:formula="of:=COUNTIF([.A126:.A1439];[.A12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6" office:value-type="string">
            <text:p>Das Ohr </text:p>
          </table:table-cell>
          <table:table-cell office:value-type="string">
            <text:p><text:s/>the ear</text:p>
          </table:table-cell>
          <table:table-cell office:value-type="string">
            <text:p>ears</text:p>
          </table:table-cell>
          <table:table-cell table:formula="of:=COUNTIF([.A127:.A1440];[.A12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druckt </text:p>
          </table:table-cell>
          <table:table-cell office:value-type="string">
            <text:p><text:s/>shakes </text:p>
          </table:table-cell>
          <table:table-cell office:value-type="string">
            <text:p>shakes</text:p>
          </table:table-cell>
          <table:table-cell table:formula="of:=COUNTIF([.A128:.A1441];[.A12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wäscht </text:p>
          </table:table-cell>
          <table:table-cell office:value-type="string">
            <text:p><text:s/>cleans </text:p>
          </table:table-cell>
          <table:table-cell office:value-type="string">
            <text:p>adynamos</text:p>
          </table:table-cell>
          <table:table-cell table:formula="of:=COUNTIF([.A129:.A1442];[.A12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Bericht </text:p>
          </table:table-cell>
          <table:table-cell office:value-type="string">
            <text:p><text:s/>report </text:p>
          </table:table-cell>
          <table:table-cell office:value-type="string">
            <text:p>Bericht report Bericht report</text:p>
          </table:table-cell>
          <table:table-cell table:formula="of:=COUNTIF([.A130:.A1443];[.A13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Bereich </text:p>
          </table:table-cell>
          <table:table-cell office:value-type="string">
            <text:p>area</text:p>
          </table:table-cell>
          <table:table-cell office:value-type="string">
            <text:p>Bereich area</text:p>
          </table:table-cell>
          <table:table-cell table:formula="of:=COUNTIF([.A131:.A1444];[.A13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Gebiet</text:p>
          </table:table-cell>
          <table:table-cell office:value-type="string">
            <text:p>area</text:p>
          </table:table-cell>
          <table:table-cell/>
          <table:table-cell table:formula="of:=COUNTIF([.A132:.A1445];[.A13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eshalb bekommen sie auch weniger Rente </text:p>
          </table:table-cell>
          <table:table-cell office:value-type="string">
            <text:p>This is why they get less pension </text:p>
          </table:table-cell>
          <table:table-cell/>
          <table:table-cell table:formula="of:=COUNTIF([.A133:.A1446];[.A13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Gleich - Stellung </text:p>
          </table:table-cell>
          <table:table-cell office:value-type="string">
            <text:p><text:s/>equality </text:p>
          </table:table-cell>
          <table:table-cell office:value-type="string">
            <text:p>Gleich stellung equality</text:p>
          </table:table-cell>
          <table:table-cell table:formula="of:=COUNTIF([.A134:.A1447];[.A13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4" office:value-type="string">
            <text:p>zuständig </text:p>
          </table:table-cell>
          <table:table-cell office:value-type="string">
            <text:p><text:s/>responsible </text:p>
          </table:table-cell>
          <table:table-cell office:value-type="string">
            <text:p>responsible</text:p>
          </table:table-cell>
          <table:table-cell table:formula="of:=COUNTIF([.A135:.A1448];[.A13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Pflichten </text:p>
          </table:table-cell>
          <table:table-cell office:value-type="string">
            <text:p><text:s/>obligations</text:p>
          </table:table-cell>
          <table:table-cell office:value-type="string">
            <text:p>Pflichten obligations</text:p>
          </table:table-cell>
          <table:table-cell table:formula="of:=COUNTIF([.A136:.A1449];[.A13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<text:s/>Vor allem im Norden hatten die Menschen deshalb Probleme </text:p>
          </table:table-cell>
          <table:table-cell office:value-type="string">
            <text:p><text:s/>Especially in the north, had people problems</text:p>
          </table:table-cell>
          <table:table-cell/>
          <table:table-cell table:formula="of:=COUNTIF([.A137:.A1450];[.A13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<text:s/>Schienen </text:p>
          </table:table-cell>
          <table:table-cell office:value-type="string">
            <text:p><text:s/>rails </text:p>
          </table:table-cell>
          <table:table-cell office:value-type="string">
            <text:p>Schienen rails</text:p>
          </table:table-cell>
          <table:table-cell table:formula="of:=COUNTIF([.A138:.A1451];[.A13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<text:s text:c="2"/>wird hart bestraft </text:p>
          </table:table-cell>
          <table:table-cell office:value-type="string">
            <text:p><text:s/>Is punished severely </text:p>
          </table:table-cell>
          <table:table-cell/>
          <table:table-cell table:formula="of:=COUNTIF([.A139:.A1452];[.A13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<text:s text:c="2"/>wachen auf </text:p>
          </table:table-cell>
          <table:table-cell office:value-type="string">
            <text:p><text:s/>wake up</text:p>
          </table:table-cell>
          <table:table-cell/>
          <table:table-cell table:formula="of:=COUNTIF([.A140:.A1453];[.A14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5" office:value-type="string">
            <text:p><text:s text:c="2"/>Flüchtlinge </text:p>
          </table:table-cell>
          <table:table-cell office:value-type="string">
            <text:p><text:s/>refuges</text:p>
          </table:table-cell>
          <table:table-cell/>
          <table:table-cell table:formula="of:=COUNTIF([.A141:.A1454];[.A14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<text:s text:c="2"/>Wege </text:p>
          </table:table-cell>
          <table:table-cell office:value-type="string">
            <text:p><text:s/>ways</text:p>
          </table:table-cell>
          <table:table-cell office:value-type="string">
            <text:p>exaitias</text:p>
          </table:table-cell>
          <table:table-cell table:formula="of:=COUNTIF([.A142:.A1455];[.A14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er Wahl </text:p>
          </table:table-cell>
          <table:table-cell office:value-type="string">
            <text:p><text:s/>the choice</text:p>
          </table:table-cell>
          <table:table-cell/>
          <table:table-cell table:formula="of:=COUNTIF([.A143:.A1456];[.A14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Und reden zu lernen </text:p>
          </table:table-cell>
          <table:table-cell office:value-type="string">
            <text:p><text:s/>and talk to learn</text:p>
          </table:table-cell>
          <table:table-cell/>
          <table:table-cell table:formula="of:=COUNTIF([.A144:.A1457];[.A14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völlig </text:p>
          </table:table-cell>
          <table:table-cell office:value-type="string">
            <text:p><text:s/>completely</text:p>
          </table:table-cell>
          <table:table-cell/>
          <table:table-cell table:formula="of:=COUNTIF([.A145:.A1458];[.A14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denjenigen </text:p>
          </table:table-cell>
          <table:table-cell office:value-type="string">
            <text:p><text:s/>those </text:p>
          </table:table-cell>
          <table:table-cell/>
          <table:table-cell table:formula="of:=COUNTIF([.A146:.A1459];[.A14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Eingewöhnung </text:p>
          </table:table-cell>
          <table:table-cell office:value-type="string">
            <text:p><text:s/>familiation</text:p>
          </table:table-cell>
          <table:table-cell/>
          <table:table-cell table:formula="of:=COUNTIF([.A147:.A1460];[.A14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Zugang </text:p>
          </table:table-cell>
          <table:table-cell office:value-type="string">
            <text:p><text:s/>access</text:p>
          </table:table-cell>
          <table:table-cell/>
          <table:table-cell table:formula="of:=COUNTIF([.A148:.A1461];[.A14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Den Zugang erhalten sie in der Regel uber die deutsche Sprache</text:p>
          </table:table-cell>
          <table:table-cell office:value-type="string">
            <text:p>As a rule, they are given access to the German language <text:s/></text:p>
          </table:table-cell>
          <table:table-cell/>
          <table:table-cell table:formula="of:=COUNTIF([.A149:.A1462];[.A14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Verschiedene Bildungsträger bemühen sich </text:p>
          </table:table-cell>
          <table:table-cell office:value-type="string">
            <text:p><text:s/>Different educational institutions strive</text:p>
          </table:table-cell>
          <table:table-cell/>
          <table:table-cell table:formula="of:=COUNTIF([.A150:.A1463];[.A15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Erziehungs </text:p>
          </table:table-cell>
          <table:table-cell office:value-type="string">
            <text:p><text:s/>educational</text:p>
          </table:table-cell>
          <table:table-cell/>
          <table:table-cell table:formula="of:=COUNTIF([.A151:.A1464];[.A15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begründet </text:p>
          </table:table-cell>
          <table:table-cell office:value-type="string">
            <text:p>justified </text:p>
          </table:table-cell>
          <table:table-cell/>
          <table:table-cell table:formula="of:=COUNTIF([.A152:.A1465];[.A15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was damit verbunden ist </text:p>
          </table:table-cell>
          <table:table-cell office:value-type="string">
            <text:p>What is associated with it</text:p>
          </table:table-cell>
          <table:table-cell/>
          <table:table-cell table:formula="of:=COUNTIF([.A153:.A1466];[.A15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er Boden </text:p>
          </table:table-cell>
          <table:table-cell office:value-type="string">
            <text:p><text:s/>the ground , the floor</text:p>
          </table:table-cell>
          <table:table-cell/>
          <table:table-cell table:formula="of:=COUNTIF([.A154:.A1467];[.A15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ift </text:p>
          </table:table-cell>
          <table:table-cell office:value-type="string">
            <text:p>poison</text:p>
          </table:table-cell>
          <table:table-cell/>
          <table:table-cell table:formula="of:=COUNTIF([.A155:.A1468];[.A15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echt </text:p>
          </table:table-cell>
          <table:table-cell office:value-type="string">
            <text:p><text:s/>real </text:p>
          </table:table-cell>
          <table:table-cell/>
          <table:table-cell table:formula="of:=COUNTIF([.A156:.A1469];[.A15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Schere </text:p>
          </table:table-cell>
          <table:table-cell office:value-type="string">
            <text:p><text:s/>scissors </text:p>
          </table:table-cell>
          <table:table-cell/>
          <table:table-cell table:formula="of:=COUNTIF([.A157:.A1470];[.A15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das Zubehör </text:p>
          </table:table-cell>
          <table:table-cell office:value-type="string">
            <text:p><text:s/>the equipment </text:p>
          </table:table-cell>
          <table:table-cell/>
          <table:table-cell table:formula="of:=COUNTIF([.A158:.A1471];[.A15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telle </text:p>
          </table:table-cell>
          <table:table-cell office:value-type="string">
            <text:p><text:s/>job </text:p>
          </table:table-cell>
          <table:table-cell/>
          <table:table-cell table:formula="of:=COUNTIF([.A159:.A1472];[.A15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Die Vorwahl </text:p>
          </table:table-cell>
          <table:table-cell office:value-type="string">
            <text:p><text:s/>area code, prefix</text:p>
          </table:table-cell>
          <table:table-cell/>
          <table:table-cell table:formula="of:=COUNTIF([.A160:.A1473];[.A16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notwending </text:p>
          </table:table-cell>
          <table:table-cell office:value-type="string">
            <text:p><text:s/>necessary </text:p>
          </table:table-cell>
          <table:table-cell/>
          <table:table-cell table:formula="of:=COUNTIF([.A161:.A1474];[.A16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tolz </text:p>
          </table:table-cell>
          <table:table-cell office:value-type="string">
            <text:p><text:s/>proud </text:p>
          </table:table-cell>
          <table:table-cell/>
          <table:table-cell table:formula="of:=COUNTIF([.A162:.A1475];[.A16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Untersuchung </text:p>
          </table:table-cell>
          <table:table-cell office:value-type="string">
            <text:p><text:s/>research </text:p>
          </table:table-cell>
          <table:table-cell/>
          <table:table-cell table:formula="of:=COUNTIF([.A163:.A1476];[.A16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witzig </text:p>
          </table:table-cell>
          <table:table-cell office:value-type="string">
            <text:p><text:s/>funny</text:p>
          </table:table-cell>
          <table:table-cell/>
          <table:table-cell table:formula="of:=COUNTIF([.A164:.A1477];[.A16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üß </text:p>
          </table:table-cell>
          <table:table-cell office:value-type="string">
            <text:p><text:s/>sweet </text:p>
          </table:table-cell>
          <table:table-cell/>
          <table:table-cell table:formula="of:=COUNTIF([.A165:.A1478];[.A16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Not </text:p>
          </table:table-cell>
          <table:table-cell office:value-type="string">
            <text:p><text:s/>need <text:s/></text:p>
          </table:table-cell>
          <table:table-cell/>
          <table:table-cell table:formula="of:=COUNTIF([.A166:.A1479];[.A16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Der Gedanke </text:p>
          </table:table-cell>
          <table:table-cell office:value-type="string">
            <text:p><text:s/>the idea </text:p>
          </table:table-cell>
          <table:table-cell/>
          <table:table-cell table:formula="of:=COUNTIF([.A167:.A1480];[.A16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unheimlich </text:p>
          </table:table-cell>
          <table:table-cell office:value-type="string">
            <text:p><text:s/>extremely </text:p>
          </table:table-cell>
          <table:table-cell/>
          <table:table-cell table:formula="of:=COUNTIF([.A168:.A1481];[.A16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Darling </text:p>
          </table:table-cell>
          <table:table-cell office:value-type="string">
            <text:p><text:s/>Liebling </text:p>
          </table:table-cell>
          <table:table-cell/>
          <table:table-cell table:formula="of:=COUNTIF([.A169:.A1482];[.A16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The men are funny </text:p>
          </table:table-cell>
          <table:table-cell office:value-type="string">
            <text:p><text:s/>Die Manner sind lustig</text:p>
          </table:table-cell>
          <table:table-cell/>
          <table:table-cell table:formula="of:=COUNTIF([.A170:.A1483];[.A17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schmal </text:p>
          </table:table-cell>
          <table:table-cell office:value-type="string">
            <text:p><text:s/>narrow </text:p>
          </table:table-cell>
          <table:table-cell/>
          <table:table-cell table:formula="of:=COUNTIF([.A171:.A1484];[.A17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as Ergebnis </text:p>
          </table:table-cell>
          <table:table-cell office:value-type="string">
            <text:p><text:s/>the result </text:p>
          </table:table-cell>
          <table:table-cell/>
          <table:table-cell table:formula="of:=COUNTIF([.A172:.A1485];[.A17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Es sind immer mehr Fern-Busse unterwegs </text:p>
          </table:table-cell>
          <table:table-cell office:value-type="string">
            <text:p><text:s/>There are more and more long distance busses on the road</text:p>
          </table:table-cell>
          <table:table-cell/>
          <table:table-cell table:formula="of:=COUNTIF([.A173:.A1486];[.A17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baut </text:p>
          </table:table-cell>
          <table:table-cell office:value-type="string">
            <text:p><text:s/>built</text:p>
          </table:table-cell>
          <table:table-cell/>
          <table:table-cell table:formula="of:=COUNTIF([.A174:.A1487];[.A17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Anzeige-Tafeln </text:p>
          </table:table-cell>
          <table:table-cell office:value-type="string">
            <text:p><text:s/>display panels </text:p>
          </table:table-cell>
          <table:table-cell/>
          <table:table-cell table:formula="of:=COUNTIF([.A175:.A1488];[.A17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Bürger-Steige </text:p>
          </table:table-cell>
          <table:table-cell office:value-type="string">
            <text:p><text:s/>citizen platforms </text:p>
          </table:table-cell>
          <table:table-cell/>
          <table:table-cell table:formula="of:=COUNTIF([.A176:.A1489];[.A17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nauer </text:p>
          </table:table-cell>
          <table:table-cell office:value-type="string">
            <text:p><text:s/>more accurate /closely </text:p>
          </table:table-cell>
          <table:table-cell/>
          <table:table-cell table:formula="of:=COUNTIF([.A177:.A1490];[.A17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Noten </text:p>
          </table:table-cell>
          <table:table-cell office:value-type="string">
            <text:p><text:s/>grades</text:p>
          </table:table-cell>
          <table:table-cell/>
          <table:table-cell table:formula="of:=COUNTIF([.A178:.A1491];[.A17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leiden </text:p>
          </table:table-cell>
          <table:table-cell office:value-type="string">
            <text:p><text:s/>suffer </text:p>
          </table:table-cell>
          <table:table-cell/>
          <table:table-cell table:formula="of:=COUNTIF([.A179:.A1492];[.A17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antwortlich </text:p>
          </table:table-cell>
          <table:table-cell office:value-type="string">
            <text:p><text:s/>responsible</text:p>
          </table:table-cell>
          <table:table-cell/>
          <table:table-cell table:formula="of:=COUNTIF([.A180:.A1493];[.A18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less you </text:p>
          </table:table-cell>
          <table:table-cell office:value-type="string">
            <text:p><text:s/>Gesundheit!</text:p>
          </table:table-cell>
          <table:table-cell/>
          <table:table-cell table:formula="of:=COUNTIF([.A181:.A1494];[.A18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iat / Ernährung <text:s/></text:p>
          </table:table-cell>
          <table:table-cell office:value-type="string">
            <text:p><text:s/>diet </text:p>
          </table:table-cell>
          <table:table-cell/>
          <table:table-cell table:formula="of:=COUNTIF([.A182:.A1495];[.A18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er Rechner </text:p>
          </table:table-cell>
          <table:table-cell office:value-type="string">
            <text:p><text:s/>the computer </text:p>
          </table:table-cell>
          <table:table-cell/>
          <table:table-cell table:formula="of:=COUNTIF([.A183:.A1496];[.A18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ie Tastatur </text:p>
          </table:table-cell>
          <table:table-cell office:value-type="string">
            <text:p><text:s/>the keyboard </text:p>
          </table:table-cell>
          <table:table-cell/>
          <table:table-cell table:formula="of:=COUNTIF([.A184:.A1497];[.A18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as Kabel </text:p>
          </table:table-cell>
          <table:table-cell office:value-type="string">
            <text:p><text:s/>the cable </text:p>
          </table:table-cell>
          <table:table-cell/>
          <table:table-cell table:formula="of:=COUNTIF([.A185:.A1498];[.A18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Festplatte </text:p>
          </table:table-cell>
          <table:table-cell office:value-type="string">
            <text:p><text:s/>hard drive </text:p>
          </table:table-cell>
          <table:table-cell/>
          <table:table-cell table:formula="of:=COUNTIF([.A186:.A1499];[.A18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onder-Ermittler </text:p>
          </table:table-cell>
          <table:table-cell office:value-type="string">
            <text:p><text:s/>special investigations</text:p>
          </table:table-cell>
          <table:table-cell/>
          <table:table-cell table:formula="of:=COUNTIF([.A187:.A1500];[.A18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hemaligen </text:p>
          </table:table-cell>
          <table:table-cell office:value-type="string">
            <text:p><text:s/>former </text:p>
          </table:table-cell>
          <table:table-cell/>
          <table:table-cell table:formula="of:=COUNTIF([.A188:.A1501];[.A18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schlagen </text:p>
          </table:table-cell>
          <table:table-cell office:value-type="string">
            <text:p><text:s/>beaten </text:p>
          </table:table-cell>
          <table:table-cell/>
          <table:table-cell table:formula="of:=COUNTIF([.A189:.A1502];[.A18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missbraucht </text:p>
          </table:table-cell>
          <table:table-cell office:value-type="string">
            <text:p><text:s/>abused </text:p>
          </table:table-cell>
          <table:table-cell/>
          <table:table-cell table:formula="of:=COUNTIF([.A190:.A1503];[.A19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Hölle </text:p>
          </table:table-cell>
          <table:table-cell office:value-type="string">
            <text:p><text:s/>hell </text:p>
          </table:table-cell>
          <table:table-cell/>
          <table:table-cell table:formula="of:=COUNTIF([.A191:.A1504];[.A19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iele Menschen haben von den Misshandlungen gewusst </text:p>
          </table:table-cell>
          <table:table-cell office:value-type="string">
            <text:p><text:s/>Many people have known about the mistreatment</text:p>
          </table:table-cell>
          <table:table-cell/>
          <table:table-cell table:formula="of:=COUNTIF([.A192:.A1505];[.A19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misshandlungen </text:p>
          </table:table-cell>
          <table:table-cell office:value-type="string">
            <text:p><text:s/>mistreatment </text:p>
          </table:table-cell>
          <table:table-cell/>
          <table:table-cell table:formula="of:=COUNTIF([.A193:.A1506];[.A19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eswegen </text:p>
          </table:table-cell>
          <table:table-cell office:value-type="string">
            <text:p><text:s/>therefore </text:p>
          </table:table-cell>
          <table:table-cell/>
          <table:table-cell table:formula="of:=COUNTIF([.A194:.A1507];[.A19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drängt </text:p>
          </table:table-cell>
          <table:table-cell office:value-type="string">
            <text:p><text:s/>pressed </text:p>
          </table:table-cell>
          <table:table-cell/>
          <table:table-cell table:formula="of:=COUNTIF([.A195:.A1508];[.A19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gewaltigt </text:p>
          </table:table-cell>
          <table:table-cell office:value-type="string">
            <text:p><text:s/>raped </text:p>
          </table:table-cell>
          <table:table-cell/>
          <table:table-cell table:formula="of:=COUNTIF([.A196:.A1509];[.A19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traftat </text:p>
          </table:table-cell>
          <table:table-cell office:value-type="string">
            <text:p><text:s/>criminal offence </text:p>
          </table:table-cell>
          <table:table-cell/>
          <table:table-cell table:formula="of:=COUNTIF([.A197:.A1510];[.A19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trauen </text:p>
          </table:table-cell>
          <table:table-cell office:value-type="string">
            <text:p><text:s/>to trust </text:p>
          </table:table-cell>
          <table:table-cell/>
          <table:table-cell table:formula="of:=COUNTIF([.A198:.A1511];[.A19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griff </text:p>
          </table:table-cell>
          <table:table-cell office:value-type="string">
            <text:p><text:s/>term </text:p>
          </table:table-cell>
          <table:table-cell/>
          <table:table-cell table:formula="of:=COUNTIF([.A199:.A1512];[.A19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biet </text:p>
          </table:table-cell>
          <table:table-cell office:value-type="string">
            <text:p><text:s/>area </text:p>
          </table:table-cell>
          <table:table-cell/>
          <table:table-cell table:formula="of:=COUNTIF([.A200:.A1513];[.A20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Pfarrern </text:p>
          </table:table-cell>
          <table:table-cell office:value-type="string">
            <text:p><text:s/>pastors </text:p>
          </table:table-cell>
          <table:table-cell/>
          <table:table-cell table:formula="of:=COUNTIF([.A201:.A1514];[.A20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gend </text:p>
          </table:table-cell>
          <table:table-cell office:value-type="string">
            <text:p><text:s/>area </text:p>
          </table:table-cell>
          <table:table-cell/>
          <table:table-cell table:formula="of:=COUNTIF([.A202:.A1515];[.A20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auten </text:p>
          </table:table-cell>
          <table:table-cell office:value-type="string">
            <text:p><text:s/>builded </text:p>
          </table:table-cell>
          <table:table-cell/>
          <table:table-cell table:formula="of:=COUNTIF([.A203:.A1516];[.A20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ingesperrt </text:p>
          </table:table-cell>
          <table:table-cell office:value-type="string">
            <text:p><text:s/>locked </text:p>
          </table:table-cell>
          <table:table-cell/>
          <table:table-cell table:formula="of:=COUNTIF([.A204:.A1517];[.A20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zwungen </text:p>
          </table:table-cell>
          <table:table-cell office:value-type="string">
            <text:p><text:s/>forced </text:p>
          </table:table-cell>
          <table:table-cell/>
          <table:table-cell table:formula="of:=COUNTIF([.A205:.A1518];[.A20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mordet </text:p>
          </table:table-cell>
          <table:table-cell office:value-type="string">
            <text:p><text:s/>murdered </text:p>
          </table:table-cell>
          <table:table-cell/>
          <table:table-cell table:formula="of:=COUNTIF([.A206:.A1519];[.A20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gner </text:p>
          </table:table-cell>
          <table:table-cell office:value-type="string">
            <text:p><text:s/>opponent </text:p>
          </table:table-cell>
          <table:table-cell/>
          <table:table-cell table:formula="of:=COUNTIF([.A207:.A1520];[.A20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Opfer </text:p>
          </table:table-cell>
          <table:table-cell office:value-type="string">
            <text:p><text:s/>victim </text:p>
          </table:table-cell>
          <table:table-cell/>
          <table:table-cell table:formula="of:=COUNTIF([.A208:.A1521];[.A20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Land-Kreis </text:p>
          </table:table-cell>
          <table:table-cell office:value-type="string">
            <text:p><text:s/>district</text:p>
          </table:table-cell>
          <table:table-cell/>
          <table:table-cell table:formula="of:=COUNTIF([.A209:.A1522];[.A20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hinderungen </text:p>
          </table:table-cell>
          <table:table-cell office:value-type="string">
            <text:p><text:s/>disabilities </text:p>
          </table:table-cell>
          <table:table-cell/>
          <table:table-cell table:formula="of:=COUNTIF([.A210:.A1523];[.A21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Menschen-Rechtler </text:p>
          </table:table-cell>
          <table:table-cell office:value-type="string">
            <text:p><text:s/>human rights activist</text:p>
          </table:table-cell>
          <table:table-cell/>
          <table:table-cell table:formula="of:=COUNTIF([.A211:.A1524];[.A21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Untersuchungs-Haft </text:p>
          </table:table-cell>
          <table:table-cell office:value-type="string">
            <text:p><text:s/>investigation</text:p>
          </table:table-cell>
          <table:table-cell/>
          <table:table-cell table:formula="of:=COUNTIF([.A212:.A1525];[.A21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hörden </text:p>
          </table:table-cell>
          <table:table-cell office:value-type="string">
            <text:p><text:s/>authorities </text:p>
          </table:table-cell>
          <table:table-cell/>
          <table:table-cell table:formula="of:=COUNTIF([.A213:.A1526];[.A21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orwand </text:p>
          </table:table-cell>
          <table:table-cell office:value-type="string">
            <text:p><text:s/>skeuoria</text:p>
          </table:table-cell>
          <table:table-cell/>
          <table:table-cell table:formula="of:=COUNTIF([.A214:.A1527];[.A21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haften </text:p>
          </table:table-cell>
          <table:table-cell office:value-type="string">
            <text:p><text:s/>to arrest </text:p>
          </table:table-cell>
          <table:table-cell/>
          <table:table-cell table:formula="of:=COUNTIF([.A215:.A1528];[.A21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ie Grund-Rechte </text:p>
          </table:table-cell>
          <table:table-cell office:value-type="string">
            <text:p><text:s/>fundamentals rights</text:p>
          </table:table-cell>
          <table:table-cell/>
          <table:table-cell table:formula="of:=COUNTIF([.A216:.A1529];[.A21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 reist </text:p>
          </table:table-cell>
          <table:table-cell office:value-type="string">
            <text:p><text:s/>he travels </text:p>
          </table:table-cell>
          <table:table-cell/>
          <table:table-cell table:formula="of:=COUNTIF([.A217:.A1530];[.A21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häufig </text:p>
          </table:table-cell>
          <table:table-cell office:value-type="string">
            <text:p><text:s/>frequently </text:p>
          </table:table-cell>
          <table:table-cell/>
          <table:table-cell table:formula="of:=COUNTIF([.A218:.A1531];[.A21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Zugehörigkeit </text:p>
          </table:table-cell>
          <table:table-cell office:value-type="string">
            <text:p><text:s/>membership </text:p>
          </table:table-cell>
          <table:table-cell/>
          <table:table-cell table:formula="of:=COUNTIF([.A219:.A1532];[.A21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taats-Bürgerschaft </text:p>
          </table:table-cell>
          <table:table-cell office:value-type="string">
            <text:p><text:s/>citizenship </text:p>
          </table:table-cell>
          <table:table-cell/>
          <table:table-cell table:formula="of:=COUNTIF([.A220:.A1533];[.A22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überflutet </text:p>
          </table:table-cell>
          <table:table-cell office:value-type="string">
            <text:p><text:s/>flooded </text:p>
          </table:table-cell>
          <table:table-cell/>
          <table:table-cell table:formula="of:=COUNTIF([.A221:.A1534];[.A22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insätzen </text:p>
          </table:table-cell>
          <table:table-cell office:value-type="string">
            <text:p><text:s/>operations</text:p>
          </table:table-cell>
          <table:table-cell/>
          <table:table-cell table:formula="of:=COUNTIF([.A222:.A1535];[.A22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funden </text:p>
          </table:table-cell>
          <table:table-cell office:value-type="string">
            <text:p><text:s/>invented </text:p>
          </table:table-cell>
          <table:table-cell/>
          <table:table-cell table:formula="of:=COUNTIF([.A223:.A1536];[.A22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ie Verrückten </text:p>
          </table:table-cell>
          <table:table-cell office:value-type="string">
            <text:p><text:s/>the crazies </text:p>
          </table:table-cell>
          <table:table-cell/>
          <table:table-cell table:formula="of:=COUNTIF([.A224:.A1537];[.A22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ie Rede </text:p>
          </table:table-cell>
          <table:table-cell office:value-type="string">
            <text:p><text:s/>the speach</text:p>
          </table:table-cell>
          <table:table-cell/>
          <table:table-cell table:formula="of:=COUNTIF([.A225:.A1538];[.A22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ie Sendung </text:p>
          </table:table-cell>
          <table:table-cell office:value-type="string">
            <text:p><text:s/>the programm </text:p>
          </table:table-cell>
          <table:table-cell/>
          <table:table-cell table:formula="of:=COUNTIF([.A226:.A1539];[.A22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Medien </text:p>
          </table:table-cell>
          <table:table-cell office:value-type="string">
            <text:p><text:s/>media </text:p>
          </table:table-cell>
          <table:table-cell/>
          <table:table-cell table:formula="of:=COUNTIF([.A227:.A1540];[.A22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Wenigstens </text:p>
          </table:table-cell>
          <table:table-cell office:value-type="string">
            <text:p><text:s/>at least </text:p>
          </table:table-cell>
          <table:table-cell/>
          <table:table-cell table:formula="of:=COUNTIF([.A228:.A1541];[.A22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gins </text:p>
          </table:table-cell>
          <table:table-cell office:value-type="string">
            <text:p><text:s/>startet, fängt an , beginnt </text:p>
          </table:table-cell>
          <table:table-cell/>
          <table:table-cell table:formula="of:=COUNTIF([.A229:.A1542];[.A22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nyway </text:p>
          </table:table-cell>
          <table:table-cell office:value-type="string">
            <text:p><text:s/>trotzdem , sowieso</text:p>
          </table:table-cell>
          <table:table-cell/>
          <table:table-cell table:formula="of:=COUNTIF([.A230:.A1543];[.A23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notwendigen </text:p>
          </table:table-cell>
          <table:table-cell office:value-type="string">
            <text:p><text:s/>necessary </text:p>
          </table:table-cell>
          <table:table-cell/>
          <table:table-cell table:formula="of:=COUNTIF([.A231:.A1544];[.A23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We are the most importatn sisters </text:p>
          </table:table-cell>
          <table:table-cell office:value-type="string">
            <text:p><text:s/>wir sind die wichtigsten Schwestern</text:p>
          </table:table-cell>
          <table:table-cell/>
          <table:table-cell table:formula="of:=COUNTIF([.A232:.A1545];[.A23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That is another friend of mine </text:p>
          </table:table-cell>
          <table:table-cell office:value-type="string">
            <text:p><text:s/>Er ist ein anderer Freund von mir</text:p>
          </table:table-cell>
          <table:table-cell/>
          <table:table-cell table:formula="of:=COUNTIF([.A233:.A1546];[.A23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The most important answers are missing </text:p>
          </table:table-cell>
          <table:table-cell office:value-type="string">
            <text:p><text:s/>Die Wichtigsten Antworten fehlen</text:p>
          </table:table-cell>
          <table:table-cell/>
          <table:table-cell table:formula="of:=COUNTIF([.A234:.A1547];[.A23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nother month </text:p>
          </table:table-cell>
          <table:table-cell office:value-type="string">
            <text:p><text:s/>Noch ein Monat </text:p>
          </table:table-cell>
          <table:table-cell/>
          <table:table-cell table:formula="of:=COUNTIF([.A235:.A1548];[.A23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s the wind </text:p>
          </table:table-cell>
          <table:table-cell office:value-type="string">
            <text:p><text:s/>wie der Wind</text:p>
          </table:table-cell>
          <table:table-cell/>
          <table:table-cell table:formula="of:=COUNTIF([.A236:.A1549];[.A23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Handle </text:p>
          </table:table-cell>
          <table:table-cell office:value-type="string">
            <text:p><text:s/>act</text:p>
          </table:table-cell>
          <table:table-cell/>
          <table:table-cell table:formula="of:=COUNTIF([.A237:.A1550];[.A23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Um ihn herum </text:p>
          </table:table-cell>
          <table:table-cell office:value-type="string">
            <text:p><text:s/>around him</text:p>
          </table:table-cell>
          <table:table-cell/>
          <table:table-cell table:formula="of:=COUNTIF([.A238:.A1551];[.A23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unterrichtet </text:p>
          </table:table-cell>
          <table:table-cell office:value-type="string">
            <text:p><text:s/>taught</text:p>
          </table:table-cell>
          <table:table-cell/>
          <table:table-cell table:formula="of:=COUNTIF([.A239:.A1552];[.A23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fügbaren </text:p>
          </table:table-cell>
          <table:table-cell office:value-type="string">
            <text:p><text:s/>available </text:p>
          </table:table-cell>
          <table:table-cell/>
          <table:table-cell table:formula="of:=COUNTIF([.A240:.A1553];[.A24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Tore </text:p>
          </table:table-cell>
          <table:table-cell office:value-type="string">
            <text:p><text:s/>goals </text:p>
          </table:table-cell>
          <table:table-cell/>
          <table:table-cell table:formula="of:=COUNTIF([.A241:.A1554];[.A24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The children eat by themselves </text:p>
          </table:table-cell>
          <table:table-cell office:value-type="string">
            <text:p><text:s/>Die Kinder essen selber </text:p>
          </table:table-cell>
          <table:table-cell/>
          <table:table-cell table:formula="of:=COUNTIF([.A242:.A1555];[.A24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He is good as them </text:p>
          </table:table-cell>
          <table:table-cell office:value-type="string">
            <text:p><text:s/>er ist genauso gut wie sie </text:p>
          </table:table-cell>
          <table:table-cell/>
          <table:table-cell table:formula="of:=COUNTIF([.A243:.A1556];[.A24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ie Person </text:p>
          </table:table-cell>
          <table:table-cell office:value-type="string">
            <text:p><text:s/>the person </text:p>
          </table:table-cell>
          <table:table-cell/>
          <table:table-cell table:formula="of:=COUNTIF([.A244:.A1557];[.A24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The person is both good and helpful </text:p>
          </table:table-cell>
          <table:table-cell office:value-type="string">
            <text:p><text:s/>Die Peerson ist sowohl gut als auch hilfreich</text:p>
          </table:table-cell>
          <table:table-cell/>
          <table:table-cell table:formula="of:=COUNTIF([.A245:.A1558];[.A24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he is about as strong as you </text:p>
          </table:table-cell>
          <table:table-cell office:value-type="string">
            <text:p><text:s/>Sie ist etwa so stark wie du</text:p>
          </table:table-cell>
          <table:table-cell/>
          <table:table-cell table:formula="of:=COUNTIF([.A246:.A1559];[.A24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owohl als auch </text:p>
          </table:table-cell>
          <table:table-cell office:value-type="string">
            <text:p><text:s/>both</text:p>
          </table:table-cell>
          <table:table-cell/>
          <table:table-cell table:formula="of:=COUNTIF([.A247:.A1560];[.A24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He is as good as them </text:p>
          </table:table-cell>
          <table:table-cell office:value-type="string">
            <text:p><text:s/>Er ist so gut wie sie</text:p>
          </table:table-cell>
          <table:table-cell/>
          <table:table-cell table:formula="of:=COUNTIF([.A248:.A1561];[.A24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bbrechen </text:p>
          </table:table-cell>
          <table:table-cell office:value-type="string">
            <text:p><text:s/>cancel </text:p>
          </table:table-cell>
          <table:table-cell/>
          <table:table-cell table:formula="of:=COUNTIF([.A249:.A1562];[.A24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orschlagen </text:p>
          </table:table-cell>
          <table:table-cell office:value-type="string">
            <text:p><text:s/>to propose </text:p>
          </table:table-cell>
          <table:table-cell/>
          <table:table-cell table:formula="of:=COUNTIF([.A250:.A1563];[.A25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ufgeben </text:p>
          </table:table-cell>
          <table:table-cell office:value-type="string">
            <text:p><text:s/>give up </text:p>
          </table:table-cell>
          <table:table-cell/>
          <table:table-cell table:formula="of:=COUNTIF([.A251:.A1564];[.A25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wenden </text:p>
          </table:table-cell>
          <table:table-cell office:value-type="string">
            <text:p><text:s/>turn </text:p>
          </table:table-cell>
          <table:table-cell/>
          <table:table-cell table:formula="of:=COUNTIF([.A252:.A1565];[.A25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halten </text:p>
          </table:table-cell>
          <table:table-cell office:value-type="string">
            <text:p><text:s/>keep </text:p>
          </table:table-cell>
          <table:table-cell/>
          <table:table-cell table:formula="of:=COUNTIF([.A253:.A1566];[.A25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paren </text:p>
          </table:table-cell>
          <table:table-cell office:value-type="string">
            <text:p><text:s/>save </text:p>
          </table:table-cell>
          <table:table-cell/>
          <table:table-cell table:formula="of:=COUNTIF([.A254:.A1567];[.A25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nötigen </text:p>
          </table:table-cell>
          <table:table-cell office:value-type="string">
            <text:p><text:s/>need, require </text:p>
          </table:table-cell>
          <table:table-cell/>
          <table:table-cell table:formula="of:=COUNTIF([.A255:.A1568];[.A25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unterstützen </text:p>
          </table:table-cell>
          <table:table-cell office:value-type="string">
            <text:p><text:s/>support </text:p>
          </table:table-cell>
          <table:table-cell/>
          <table:table-cell table:formula="of:=COUNTIF([.A256:.A1569];[.A25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mitmachen </text:p>
          </table:table-cell>
          <table:table-cell office:value-type="string">
            <text:p><text:s/>participate</text:p>
          </table:table-cell>
          <table:table-cell/>
          <table:table-cell table:formula="of:=COUNTIF([.A257:.A1570];[.A25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öse </text:p>
          </table:table-cell>
          <table:table-cell office:value-type="string">
            <text:p><text:s/>mean </text:p>
          </table:table-cell>
          <table:table-cell/>
          <table:table-cell table:formula="of:=COUNTIF([.A258:.A1571];[.A25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setzen </text:p>
          </table:table-cell>
          <table:table-cell office:value-type="string">
            <text:p><text:s/>to replace </text:p>
          </table:table-cell>
          <table:table-cell/>
          <table:table-cell table:formula="of:=COUNTIF([.A259:.A1572];[.A25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stätigen </text:p>
          </table:table-cell>
          <table:table-cell office:value-type="string">
            <text:p><text:s/>confirm </text:p>
          </table:table-cell>
          <table:table-cell/>
          <table:table-cell table:formula="of:=COUNTIF([.A260:.A1573];[.A26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hrlich </text:p>
          </table:table-cell>
          <table:table-cell office:value-type="string">
            <text:p><text:s/>honest</text:p>
          </table:table-cell>
          <table:table-cell/>
          <table:table-cell table:formula="of:=COUNTIF([.A261:.A1574];[.A26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überweisen </text:p>
          </table:table-cell>
          <table:table-cell office:value-type="string">
            <text:p><text:s/>transfer </text:p>
          </table:table-cell>
          <table:table-cell/>
          <table:table-cell table:formula="of:=COUNTIF([.A262:.A1575];[.A26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oberste </text:p>
          </table:table-cell>
          <table:table-cell office:value-type="string">
            <text:p><text:s/>top </text:p>
          </table:table-cell>
          <table:table-cell/>
          <table:table-cell table:formula="of:=COUNTIF([.A263:.A1576];[.A26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Urteil </text:p>
          </table:table-cell>
          <table:table-cell office:value-type="string">
            <text:p><text:s/>judgement </text:p>
          </table:table-cell>
          <table:table-cell/>
          <table:table-cell table:formula="of:=COUNTIF([.A264:.A1577];[.A26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Löhne </text:p>
          </table:table-cell>
          <table:table-cell office:value-type="string">
            <text:p><text:s/>wages </text:p>
          </table:table-cell>
          <table:table-cell/>
          <table:table-cell table:formula="of:=COUNTIF([.A265:.A1578];[.A26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werkschaften </text:p>
          </table:table-cell>
          <table:table-cell office:value-type="string">
            <text:p><text:s/>unions </text:p>
          </table:table-cell>
          <table:table-cell/>
          <table:table-cell table:formula="of:=COUNTIF([.A266:.A1579];[.A26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stößt </text:p>
          </table:table-cell>
          <table:table-cell office:value-type="string">
            <text:p><text:s/>violates </text:p>
          </table:table-cell>
          <table:table-cell/>
          <table:table-cell table:formula="of:=COUNTIF([.A267:.A1580];[.A26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hindern </text:p>
          </table:table-cell>
          <table:table-cell office:value-type="string">
            <text:p><text:s/>prevent </text:p>
          </table:table-cell>
          <table:table-cell/>
          <table:table-cell table:formula="of:=COUNTIF([.A268:.A1581];[.A26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influss </text:p>
          </table:table-cell>
          <table:table-cell office:value-type="string">
            <text:p><text:s/>influence </text:p>
          </table:table-cell>
          <table:table-cell/>
          <table:table-cell table:formula="of:=COUNTIF([.A269:.A1582];[.A26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ingehalten </text:p>
          </table:table-cell>
          <table:table-cell office:value-type="string">
            <text:p><text:s/>respected </text:p>
          </table:table-cell>
          <table:table-cell/>
          <table:table-cell table:formula="of:=COUNTIF([.A270:.A1583];[.A27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Lohn </text:p>
          </table:table-cell>
          <table:table-cell office:value-type="string">
            <text:p><text:s/>wage </text:p>
          </table:table-cell>
          <table:table-cell/>
          <table:table-cell table:formula="of:=COUNTIF([.A271:.A1584];[.A27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halt </text:p>
          </table:table-cell>
          <table:table-cell office:value-type="string">
            <text:p><text:s/>wage</text:p>
          </table:table-cell>
          <table:table-cell/>
          <table:table-cell table:formula="of:=COUNTIF([.A272:.A1585];[.A27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trieb </text:p>
          </table:table-cell>
          <table:table-cell office:value-type="string">
            <text:p><text:s/>business </text:p>
          </table:table-cell>
          <table:table-cell/>
          <table:table-cell table:formula="of:=COUNTIF([.A273:.A1586];[.A27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nwältin </text:p>
          </table:table-cell>
          <table:table-cell office:value-type="string">
            <text:p><text:s/>lawyer</text:p>
          </table:table-cell>
          <table:table-cell/>
          <table:table-cell table:formula="of:=COUNTIF([.A274:.A1587];[.A27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ufregung </text:p>
          </table:table-cell>
          <table:table-cell office:value-type="string">
            <text:p><text:s/>excitement </text:p>
          </table:table-cell>
          <table:table-cell/>
          <table:table-cell table:formula="of:=COUNTIF([.A275:.A1588];[.A27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ingemischt </text:p>
          </table:table-cell>
          <table:table-cell office:value-type="string">
            <text:p><text:s/>mixed </text:p>
          </table:table-cell>
          <table:table-cell/>
          <table:table-cell table:formula="of:=COUNTIF([.A276:.A1589];[.A27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weisen </text:p>
          </table:table-cell>
          <table:table-cell office:value-type="string">
            <text:p><text:s/>prove</text:p>
          </table:table-cell>
          <table:table-cell/>
          <table:table-cell table:formula="of:=COUNTIF([.A277:.A1590];[.A27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wusste </text:p>
          </table:table-cell>
          <table:table-cell office:value-type="string">
            <text:p><text:s/>knew </text:p>
          </table:table-cell>
          <table:table-cell/>
          <table:table-cell table:formula="of:=COUNTIF([.A278:.A1591];[.A27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hält </text:p>
          </table:table-cell>
          <table:table-cell office:value-type="string">
            <text:p><text:s/>recieves </text:p>
          </table:table-cell>
          <table:table-cell/>
          <table:table-cell table:formula="of:=COUNTIF([.A279:.A1592];[.A27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ussage </text:p>
          </table:table-cell>
          <table:table-cell office:value-type="string">
            <text:p><text:s/>statement </text:p>
          </table:table-cell>
          <table:table-cell/>
          <table:table-cell table:formula="of:=COUNTIF([.A280:.A1593];[.A28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nötig </text:p>
          </table:table-cell>
          <table:table-cell office:value-type="string">
            <text:p><text:s/>necessary </text:p>
          </table:table-cell>
          <table:table-cell/>
          <table:table-cell table:formula="of:=COUNTIF([.A281:.A1594];[.A28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ie Linke </text:p>
          </table:table-cell>
          <table:table-cell office:value-type="string">
            <text:p><text:s/>the left </text:p>
          </table:table-cell>
          <table:table-cell/>
          <table:table-cell table:formula="of:=COUNTIF([.A282:.A1595];[.A28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Äußerung </text:p>
          </table:table-cell>
          <table:table-cell office:value-type="string">
            <text:p><text:s/>statement </text:p>
          </table:table-cell>
          <table:table-cell/>
          <table:table-cell table:formula="of:=COUNTIF([.A283:.A1596];[.A28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leidigt </text:p>
          </table:table-cell>
          <table:table-cell office:value-type="string">
            <text:p><text:s/>offended </text:p>
          </table:table-cell>
          <table:table-cell/>
          <table:table-cell table:formula="of:=COUNTIF([.A284:.A1597];[.A28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Umwelt </text:p>
          </table:table-cell>
          <table:table-cell office:value-type="string">
            <text:p><text:s/>environment</text:p>
          </table:table-cell>
          <table:table-cell/>
          <table:table-cell table:formula="of:=COUNTIF([.A285:.A1598];[.A28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orgt </text:p>
          </table:table-cell>
          <table:table-cell office:value-type="string">
            <text:p><text:s/>worry </text:p>
          </table:table-cell>
          <table:table-cell/>
          <table:table-cell table:formula="of:=COUNTIF([.A286:.A1599];[.A28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herunterladen </text:p>
          </table:table-cell>
          <table:table-cell office:value-type="string">
            <text:p><text:s/>download </text:p>
          </table:table-cell>
          <table:table-cell/>
          <table:table-cell table:formula="of:=COUNTIF([.A287:.A1600];[.A28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wechseln </text:p>
          </table:table-cell>
          <table:table-cell office:value-type="string">
            <text:p><text:s/>exchange </text:p>
          </table:table-cell>
          <table:table-cell/>
          <table:table-cell table:formula="of:=COUNTIF([.A288:.A1601];[.A28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zu ihm stehen </text:p>
          </table:table-cell>
          <table:table-cell office:value-type="string">
            <text:p><text:s/>stand by him </text:p>
          </table:table-cell>
          <table:table-cell/>
          <table:table-cell table:formula="of:=COUNTIF([.A289:.A1602];[.A28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instellen </text:p>
          </table:table-cell>
          <table:table-cell office:value-type="string">
            <text:p><text:s/>hire </text:p>
          </table:table-cell>
          <table:table-cell/>
          <table:table-cell table:formula="of:=COUNTIF([.A290:.A1603];[.A29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werben </text:p>
          </table:table-cell>
          <table:table-cell office:value-type="string">
            <text:p><text:s/>buy </text:p>
          </table:table-cell>
          <table:table-cell/>
          <table:table-cell table:formula="of:=COUNTIF([.A291:.A1604];[.A29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scheinen </text:p>
          </table:table-cell>
          <table:table-cell office:value-type="string">
            <text:p><text:s/>appear </text:p>
          </table:table-cell>
          <table:table-cell/>
          <table:table-cell table:formula="of:=COUNTIF([.A292:.A1605];[.A29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teilen </text:p>
          </table:table-cell>
          <table:table-cell office:value-type="string">
            <text:p><text:s/>to share </text:p>
          </table:table-cell>
          <table:table-cell/>
          <table:table-cell table:formula="of:=COUNTIF([.A293:.A1606];[.A29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weitern </text:p>
          </table:table-cell>
          <table:table-cell office:value-type="string">
            <text:p><text:s/>extend </text:p>
          </table:table-cell>
          <table:table-cell/>
          <table:table-cell table:formula="of:=COUNTIF([.A294:.A1607];[.A29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er Löffel </text:p>
          </table:table-cell>
          <table:table-cell office:value-type="string">
            <text:p><text:s/>the spoon </text:p>
          </table:table-cell>
          <table:table-cell/>
          <table:table-cell table:formula="of:=COUNTIF([.A295:.A1608];[.A29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ohnen </text:p>
          </table:table-cell>
          <table:table-cell office:value-type="string">
            <text:p><text:s/>beans </text:p>
          </table:table-cell>
          <table:table-cell/>
          <table:table-cell table:formula="of:=COUNTIF([.A296:.A1609];[.A29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auer </text:p>
          </table:table-cell>
          <table:table-cell office:value-type="string">
            <text:p><text:s/>sour </text:p>
          </table:table-cell>
          <table:table-cell/>
          <table:table-cell table:formula="of:=COUNTIF([.A297:.A1610];[.A29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ktualisieren </text:p>
          </table:table-cell>
          <table:table-cell office:value-type="string">
            <text:p><text:s/>reload </text:p>
          </table:table-cell>
          <table:table-cell/>
          <table:table-cell table:formula="of:=COUNTIF([.A298:.A1611];[.A29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nhang </text:p>
          </table:table-cell>
          <table:table-cell office:value-type="string">
            <text:p><text:s/>attachment </text:p>
          </table:table-cell>
          <table:table-cell/>
          <table:table-cell table:formula="of:=COUNTIF([.A299:.A1612];[.A29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ie Taste </text:p>
          </table:table-cell>
          <table:table-cell office:value-type="string">
            <text:p><text:s/>the key </text:p>
          </table:table-cell>
          <table:table-cell/>
          <table:table-cell table:formula="of:=COUNTIF([.A300:.A1613];[.A30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löscht </text:p>
          </table:table-cell>
          <table:table-cell office:value-type="string">
            <text:p><text:s/>wipes </text:p>
          </table:table-cell>
          <table:table-cell/>
          <table:table-cell table:formula="of:=COUNTIF([.A301:.A1614];[.A30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laden </text:p>
          </table:table-cell>
          <table:table-cell office:value-type="string">
            <text:p><text:s/>load </text:p>
          </table:table-cell>
          <table:table-cell/>
          <table:table-cell table:formula="of:=COUNTIF([.A302:.A1615];[.A30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wahrscheinlich </text:p>
          </table:table-cell>
          <table:table-cell office:value-type="string">
            <text:p><text:s/>propably</text:p>
          </table:table-cell>
          <table:table-cell/>
          <table:table-cell table:formula="of:=COUNTIF([.A303:.A1616];[.A30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ähnliche </text:p>
          </table:table-cell>
          <table:table-cell office:value-type="string">
            <text:p><text:s/>similar <text:s/></text:p>
          </table:table-cell>
          <table:table-cell/>
          <table:table-cell table:formula="of:=COUNTIF([.A304:.A1617];[.A30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treten </text:p>
          </table:table-cell>
          <table:table-cell office:value-type="string">
            <text:p><text:s/>represent </text:p>
          </table:table-cell>
          <table:table-cell/>
          <table:table-cell table:formula="of:=COUNTIF([.A305:.A1618];[.A30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orschläge </text:p>
          </table:table-cell>
          <table:table-cell office:value-type="string">
            <text:p><text:s/>proposals</text:p>
          </table:table-cell>
          <table:table-cell/>
          <table:table-cell table:formula="of:=COUNTIF([.A306:.A1619];[.A30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ie legt fest </text:p>
          </table:table-cell>
          <table:table-cell office:value-type="string">
            <text:p><text:s/>she lays down </text:p>
          </table:table-cell>
          <table:table-cell/>
          <table:table-cell table:formula="of:=COUNTIF([.A307:.A1620];[.A30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arrier-free emergency call </text:p>
          </table:table-cell>
          <table:table-cell office:value-type="string">
            <text:p><text:s/>barriere - freien Notruf</text:p>
          </table:table-cell>
          <table:table-cell/>
          <table:table-cell table:formula="of:=COUNTIF([.A308:.A1621];[.A30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ienste </text:p>
          </table:table-cell>
          <table:table-cell office:value-type="string">
            <text:p><text:s/>services </text:p>
          </table:table-cell>
          <table:table-cell/>
          <table:table-cell table:formula="of:=COUNTIF([.A309:.A1622];[.A30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Notfall </text:p>
          </table:table-cell>
          <table:table-cell office:value-type="string">
            <text:p><text:s/>emergency </text:p>
          </table:table-cell>
          <table:table-cell/>
          <table:table-cell table:formula="of:=COUNTIF([.A310:.A1623];[.A31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bunden </text:p>
          </table:table-cell>
          <table:table-cell office:value-type="string">
            <text:p><text:s/>connected </text:p>
          </table:table-cell>
          <table:table-cell/>
          <table:table-cell table:formula="of:=COUNTIF([.A311:.A1624];[.A31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and-Zeichen </text:p>
          </table:table-cell>
          <table:table-cell office:value-type="string">
            <text:p><text:s/>hand signs</text:p>
          </table:table-cell>
          <table:table-cell/>
          <table:table-cell table:formula="of:=COUNTIF([.A312:.A1625];[.A31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olmetscher </text:p>
          </table:table-cell>
          <table:table-cell office:value-type="string">
            <text:p><text:s/>interpreter </text:p>
          </table:table-cell>
          <table:table-cell/>
          <table:table-cell table:formula="of:=COUNTIF([.A313:.A1626];[.A31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indernisse </text:p>
          </table:table-cell>
          <table:table-cell office:value-type="string">
            <text:p><text:s/>obstacle </text:p>
          </table:table-cell>
          <table:table-cell/>
          <table:table-cell table:formula="of:=COUNTIF([.A314:.A1627];[.A31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mit ist gemeint </text:p>
          </table:table-cell>
          <table:table-cell office:value-type="string">
            <text:p><text:s/>that means </text:p>
          </table:table-cell>
          <table:table-cell/>
          <table:table-cell table:formula="of:=COUNTIF([.A315:.A1628];[.A31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eh-Behinderte </text:p>
          </table:table-cell>
          <table:table-cell office:value-type="string">
            <text:p><text:s/>visual disabled </text:p>
          </table:table-cell>
          <table:table-cell/>
          <table:table-cell table:formula="of:=COUNTIF([.A316:.A1629];[.A31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itrag </text:p>
          </table:table-cell>
          <table:table-cell office:value-type="string">
            <text:p><text:s/>contribution </text:p>
          </table:table-cell>
          <table:table-cell/>
          <table:table-cell table:formula="of:=COUNTIF([.A317:.A1630];[.A31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hinderungen </text:p>
          </table:table-cell>
          <table:table-cell office:value-type="string">
            <text:p><text:s/>disabilities </text:p>
          </table:table-cell>
          <table:table-cell/>
          <table:table-cell table:formula="of:=COUNTIF([.A318:.A1631];[.A31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ufzüge </text:p>
          </table:table-cell>
          <table:table-cell office:value-type="string">
            <text:p><text:s/>lifts </text:p>
          </table:table-cell>
          <table:table-cell/>
          <table:table-cell table:formula="of:=COUNTIF([.A319:.A1632];[.A31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irken </text:p>
          </table:table-cell>
          <table:table-cell office:value-type="string">
            <text:p><text:s/>to appear </text:p>
          </table:table-cell>
          <table:table-cell/>
          <table:table-cell table:formula="of:=COUNTIF([.A320:.A1633];[.A32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zirk </text:p>
          </table:table-cell>
          <table:table-cell office:value-type="string">
            <text:p><text:s/>destrict </text:p>
          </table:table-cell>
          <table:table-cell/>
          <table:table-cell table:formula="of:=COUNTIF([.A321:.A1634];[.A32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wenden </text:p>
          </table:table-cell>
          <table:table-cell office:value-type="string">
            <text:p><text:s/>to turn </text:p>
          </table:table-cell>
          <table:table-cell/>
          <table:table-cell table:formula="of:=COUNTIF([.A322:.A1635];[.A32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ährend </text:p>
          </table:table-cell>
          <table:table-cell office:value-type="string">
            <text:p><text:s/>during </text:p>
          </table:table-cell>
          <table:table-cell/>
          <table:table-cell table:formula="of:=COUNTIF([.A323:.A1636];[.A32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Werkstatt </text:p>
          </table:table-cell>
          <table:table-cell office:value-type="string">
            <text:p><text:s/>the garage, the workshop</text:p>
          </table:table-cell>
          <table:table-cell/>
          <table:table-cell table:formula="of:=COUNTIF([.A324:.A1637];[.A32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andwerk </text:p>
          </table:table-cell>
          <table:table-cell office:value-type="string">
            <text:p><text:s/>trade </text:p>
          </table:table-cell>
          <table:table-cell/>
          <table:table-cell table:formula="of:=COUNTIF([.A325:.A1638];[.A32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treiber </text:p>
          </table:table-cell>
          <table:table-cell office:value-type="string">
            <text:p><text:s/>operator </text:p>
          </table:table-cell>
          <table:table-cell/>
          <table:table-cell table:formula="of:=COUNTIF([.A326:.A1639];[.A32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mpfanger </text:p>
          </table:table-cell>
          <table:table-cell office:value-type="string">
            <text:p><text:s/>reciever </text:p>
          </table:table-cell>
          <table:table-cell/>
          <table:table-cell table:formula="of:=COUNTIF([.A327:.A1640];[.A32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bgesprochen </text:p>
          </table:table-cell>
          <table:table-cell office:value-type="string">
            <text:p><text:s/>agreed </text:p>
          </table:table-cell>
          <table:table-cell/>
          <table:table-cell table:formula="of:=COUNTIF([.A328:.A1641];[.A32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zusatzlichen </text:p>
          </table:table-cell>
          <table:table-cell office:value-type="string">
            <text:p><text:s/>additional </text:p>
          </table:table-cell>
          <table:table-cell/>
          <table:table-cell table:formula="of:=COUNTIF([.A329:.A1642];[.A32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hemalige </text:p>
          </table:table-cell>
          <table:table-cell office:value-type="string">
            <text:p><text:s/>former <text:s/></text:p>
          </table:table-cell>
          <table:table-cell/>
          <table:table-cell table:formula="of:=COUNTIF([.A330:.A1643];[.A33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ünstige </text:p>
          </table:table-cell>
          <table:table-cell office:value-type="string">
            <text:p><text:s/>cheap </text:p>
          </table:table-cell>
          <table:table-cell/>
          <table:table-cell table:formula="of:=COUNTIF([.A331:.A1644];[.A33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erkstatt </text:p>
          </table:table-cell>
          <table:table-cell office:value-type="string">
            <text:p><text:s/>factory</text:p>
          </table:table-cell>
          <table:table-cell/>
          <table:table-cell table:formula="of:=COUNTIF([.A332:.A1645];[.A33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lädt </text:p>
          </table:table-cell>
          <table:table-cell office:value-type="string">
            <text:p><text:s/>loads </text:p>
          </table:table-cell>
          <table:table-cell/>
          <table:table-cell table:formula="of:=COUNTIF([.A333:.A1646];[.A33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rkennen </text:p>
          </table:table-cell>
          <table:table-cell office:value-type="string">
            <text:p><text:s/>recognize </text:p>
          </table:table-cell>
          <table:table-cell/>
          <table:table-cell table:formula="of:=COUNTIF([.A334:.A1647];[.A33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ein </text:p>
          </table:table-cell>
          <table:table-cell office:value-type="string">
            <text:p><text:s/>club </text:p>
          </table:table-cell>
          <table:table-cell/>
          <table:table-cell table:formula="of:=COUNTIF([.A335:.A1648];[.A33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s Netzwerk </text:p>
          </table:table-cell>
          <table:table-cell office:value-type="string">
            <text:p><text:s/>the network</text:p>
          </table:table-cell>
          <table:table-cell/>
          <table:table-cell table:formula="of:=COUNTIF([.A336:.A1649];[.A33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ndlich </text:p>
          </table:table-cell>
          <table:table-cell office:value-type="string">
            <text:p><text:s/>finally</text:p>
          </table:table-cell>
          <table:table-cell/>
          <table:table-cell table:formula="of:=COUNTIF([.A337:.A1650];[.A33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ktualisiert </text:p>
          </table:table-cell>
          <table:table-cell office:value-type="string">
            <text:p><text:s/>updated </text:p>
          </table:table-cell>
          <table:table-cell/>
          <table:table-cell table:formula="of:=COUNTIF([.A338:.A1651];[.A33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Taste </text:p>
          </table:table-cell>
          <table:table-cell office:value-type="string">
            <text:p><text:s/>the button </text:p>
          </table:table-cell>
          <table:table-cell/>
          <table:table-cell table:formula="of:=COUNTIF([.A339:.A1652];[.A33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teilt </text:p>
          </table:table-cell>
          <table:table-cell office:value-type="string">
            <text:p><text:s/>devided </text:p>
          </table:table-cell>
          <table:table-cell/>
          <table:table-cell table:formula="of:=COUNTIF([.A340:.A1653];[.A34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lädt hoch </text:p>
          </table:table-cell>
          <table:table-cell office:value-type="string">
            <text:p><text:s/>upload </text:p>
          </table:table-cell>
          <table:table-cell/>
          <table:table-cell table:formula="of:=COUNTIF([.A341:.A1654];[.A34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löscht </text:p>
          </table:table-cell>
          <table:table-cell office:value-type="string">
            <text:p><text:s/>deletes </text:p>
          </table:table-cell>
          <table:table-cell/>
          <table:table-cell table:formula="of:=COUNTIF([.A342:.A1655];[.A34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nützlich </text:p>
          </table:table-cell>
          <table:table-cell office:value-type="string">
            <text:p><text:s/>helpful , useful</text:p>
          </table:table-cell>
          <table:table-cell/>
          <table:table-cell table:formula="of:=COUNTIF([.A343:.A1656];[.A34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bhangig </text:p>
          </table:table-cell>
          <table:table-cell office:value-type="string">
            <text:p><text:s/>addicted </text:p>
          </table:table-cell>
          <table:table-cell/>
          <table:table-cell table:formula="of:=COUNTIF([.A344:.A1657];[.A34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xcited </text:p>
          </table:table-cell>
          <table:table-cell office:value-type="string">
            <text:p><text:s/>begeistert, erregt, aufgeregt </text:p>
          </table:table-cell>
          <table:table-cell/>
          <table:table-cell table:formula="of:=COUNTIF([.A345:.A1658];[.A34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kin </text:p>
          </table:table-cell>
          <table:table-cell office:value-type="string">
            <text:p><text:s/>Haut </text:p>
          </table:table-cell>
          <table:table-cell/>
          <table:table-cell table:formula="of:=COUNTIF([.A346:.A1659];[.A34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bsprachen </text:p>
          </table:table-cell>
          <table:table-cell office:value-type="string">
            <text:p><text:s/>agreements</text:p>
          </table:table-cell>
          <table:table-cell/>
          <table:table-cell table:formula="of:=COUNTIF([.A347:.A1660];[.A34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einbart haben </text:p>
          </table:table-cell>
          <table:table-cell office:value-type="string">
            <text:p><text:s/>agreed upon </text:p>
          </table:table-cell>
          <table:table-cell/>
          <table:table-cell table:formula="of:=COUNTIF([.A348:.A1661];[.A34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Reinigung </text:p>
          </table:table-cell>
          <table:table-cell office:value-type="string">
            <text:p><text:s/>cleaning</text:p>
          </table:table-cell>
          <table:table-cell/>
          <table:table-cell table:formula="of:=COUNTIF([.A349:.A1662];[.A34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bgas </text:p>
          </table:table-cell>
          <table:table-cell office:value-type="string">
            <text:p><text:s/>exausting gas</text:p>
          </table:table-cell>
          <table:table-cell/>
          <table:table-cell table:formula="of:=COUNTIF([.A350:.A1663];[.A35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trafen </text:p>
          </table:table-cell>
          <table:table-cell office:value-type="string">
            <text:p><text:s/>penalties </text:p>
          </table:table-cell>
          <table:table-cell/>
          <table:table-cell table:formula="of:=COUNTIF([.A351:.A1664];[.A35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uto-Hersteller </text:p>
          </table:table-cell>
          <table:table-cell office:value-type="string">
            <text:p><text:s/>car manufacturer</text:p>
          </table:table-cell>
          <table:table-cell/>
          <table:table-cell table:formula="of:=COUNTIF([.A352:.A1665];[.A35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logen haben </text:p>
          </table:table-cell>
          <table:table-cell office:value-type="string">
            <text:p><text:s/>have lied </text:p>
          </table:table-cell>
          <table:table-cell/>
          <table:table-cell table:formula="of:=COUNTIF([.A353:.A1666];[.A35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erausgekommen </text:p>
          </table:table-cell>
          <table:table-cell office:value-type="string">
            <text:p><text:s/>come out </text:p>
          </table:table-cell>
          <table:table-cell/>
          <table:table-cell table:formula="of:=COUNTIF([.A354:.A1667];[.A35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bgas Werten </text:p>
          </table:table-cell>
          <table:table-cell office:value-type="string">
            <text:p>Exhaust gas values</text:p>
          </table:table-cell>
          <table:table-cell/>
          <table:table-cell table:formula="of:=COUNTIF([.A355:.A1668];[.A35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orwurfe </text:p>
          </table:table-cell>
          <table:table-cell office:value-type="string">
            <text:p><text:s/>allegations</text:p>
          </table:table-cell>
          <table:table-cell/>
          <table:table-cell table:formula="of:=COUNTIF([.A356:.A1669];[.A35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bsage </text:p>
          </table:table-cell>
          <table:table-cell office:value-type="string">
            <text:p><text:s/>cancelation </text:p>
          </table:table-cell>
          <table:table-cell/>
          <table:table-cell table:formula="of:=COUNTIF([.A357:.A1670];[.A35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rlaubt </text:p>
          </table:table-cell>
          <table:table-cell office:value-type="string">
            <text:p><text:s/>allowed</text:p>
          </table:table-cell>
          <table:table-cell/>
          <table:table-cell table:formula="of:=COUNTIF([.A358:.A1671];[.A35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ogar <text:s/></text:p>
          </table:table-cell>
          <table:table-cell office:value-type="string">
            <text:p><text:s/>even </text:p>
          </table:table-cell>
          <table:table-cell/>
          <table:table-cell table:formula="of:=COUNTIF([.A359:.A1672];[.A35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mt </text:p>
          </table:table-cell>
          <table:table-cell office:value-type="string">
            <text:p><text:s/>office</text:p>
          </table:table-cell>
          <table:table-cell/>
          <table:table-cell table:formula="of:=COUNTIF([.A360:.A1673];[.A36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olkswagen hat dann zugegeben </text:p>
          </table:table-cell>
          <table:table-cell office:value-type="string">
            <text:p><text:s/>.. has admitted </text:p>
          </table:table-cell>
          <table:table-cell/>
          <table:table-cell table:formula="of:=COUNTIF([.A361:.A1674];[.A36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trogen </text:p>
          </table:table-cell>
          <table:table-cell office:value-type="string">
            <text:p><text:s/>cheated </text:p>
          </table:table-cell>
          <table:table-cell/>
          <table:table-cell table:formula="of:=COUNTIF([.A362:.A1675];[.A36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zu brennen </text:p>
          </table:table-cell>
          <table:table-cell office:value-type="string">
            <text:p><text:s/>to burn </text:p>
          </table:table-cell>
          <table:table-cell/>
          <table:table-cell table:formula="of:=COUNTIF([.A363:.A1676];[.A36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reiten </text:p>
          </table:table-cell>
          <table:table-cell office:value-type="string">
            <text:p>spread </text:p>
          </table:table-cell>
          <table:table-cell/>
          <table:table-cell table:formula="of:=COUNTIF([.A364:.A1677];[.A36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neue Brände </text:p>
          </table:table-cell>
          <table:table-cell office:value-type="string">
            <text:p><text:s/>new fies </text:p>
          </table:table-cell>
          <table:table-cell/>
          <table:table-cell table:formula="of:=COUNTIF([.A365:.A1678];[.A36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Ich hatte es ... en </text:p>
          </table:table-cell>
          <table:table-cell office:value-type="string">
            <text:p><text:s/>i had..</text:p>
          </table:table-cell>
          <table:table-cell/>
          <table:table-cell table:formula="of:=COUNTIF([.A366:.A1679];[.A36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gann </text:p>
          </table:table-cell>
          <table:table-cell office:value-type="string">
            <text:p><text:s/>began </text:p>
          </table:table-cell>
          <table:table-cell/>
          <table:table-cell table:formula="of:=COUNTIF([.A367:.A1680];[.A36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Zuvor </text:p>
          </table:table-cell>
          <table:table-cell office:value-type="string">
            <text:p><text:s/>Before </text:p>
          </table:table-cell>
          <table:table-cell/>
          <table:table-cell table:formula="of:=COUNTIF([.A368:.A1681];[.A36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chrieb </text:p>
          </table:table-cell>
          <table:table-cell office:value-type="string">
            <text:p><text:s/>wrote</text:p>
          </table:table-cell>
          <table:table-cell/>
          <table:table-cell table:formula="of:=COUNTIF([.A369:.A1682];[.A36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zeigte </text:p>
          </table:table-cell>
          <table:table-cell office:value-type="string">
            <text:p><text:s/>showed</text:p>
          </table:table-cell>
          <table:table-cell/>
          <table:table-cell table:formula="of:=COUNTIF([.A370:.A1683];[.A37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orstellte </text:p>
          </table:table-cell>
          <table:table-cell office:value-type="string">
            <text:p><text:s/>introduce</text:p>
          </table:table-cell>
          <table:table-cell/>
          <table:table-cell table:formula="of:=COUNTIF([.A371:.A1684];[.A37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nannt</text:p>
          </table:table-cell>
          <table:table-cell office:value-type="string">
            <text:p><text:s/>called </text:p>
          </table:table-cell>
          <table:table-cell/>
          <table:table-cell table:formula="of:=COUNTIF([.A372:.A1685];[.A37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e had left the school </text:p>
          </table:table-cell>
          <table:table-cell office:value-type="string">
            <text:p><text:s/>Er hatte die Schule verlassen</text:p>
          </table:table-cell>
          <table:table-cell/>
          <table:table-cell table:formula="of:=COUNTIF([.A373:.A1686];[.A37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witter </text:p>
          </table:table-cell>
          <table:table-cell office:value-type="string">
            <text:p><text:s/>thunderstorm </text:p>
          </table:table-cell>
          <table:table-cell/>
          <table:table-cell table:formula="of:=COUNTIF([.A374:.A1687];[.A37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ry </text:p>
          </table:table-cell>
          <table:table-cell office:value-type="string">
            <text:p><text:s/>trocken </text:p>
          </table:table-cell>
          <table:table-cell/>
          <table:table-cell table:formula="of:=COUNTIF([.A375:.A1688];[.A37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richts-Prozess </text:p>
          </table:table-cell>
          <table:table-cell office:value-type="string">
            <text:p><text:s/>court case</text:p>
          </table:table-cell>
          <table:table-cell/>
          <table:table-cell table:formula="of:=COUNTIF([.A376:.A1689];[.A37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inmischen </text:p>
          </table:table-cell>
          <table:table-cell office:value-type="string">
            <text:p><text:s/>interfere </text:p>
          </table:table-cell>
          <table:table-cell/>
          <table:table-cell table:formula="of:=COUNTIF([.A377:.A1690];[.A37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ie berichten über Dinge </text:p>
          </table:table-cell>
          <table:table-cell office:value-type="string">
            <text:p><text:s/>they report things </text:p>
          </table:table-cell>
          <table:table-cell/>
          <table:table-cell table:formula="of:=COUNTIF([.A378:.A1691];[.A37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band </text:p>
          </table:table-cell>
          <table:table-cell office:value-type="string">
            <text:p><text:s/>association </text:p>
          </table:table-cell>
          <table:table-cell/>
          <table:table-cell table:formula="of:=COUNTIF([.A379:.A1692];[.A37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stechung </text:p>
          </table:table-cell>
          <table:table-cell office:value-type="string">
            <text:p><text:s/>bribery </text:p>
          </table:table-cell>
          <table:table-cell/>
          <table:table-cell table:formula="of:=COUNTIF([.A380:.A1693];[.A38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rmittlungen </text:p>
          </table:table-cell>
          <table:table-cell office:value-type="string">
            <text:p><text:s/>investigations </text:p>
          </table:table-cell>
          <table:table-cell/>
          <table:table-cell table:formula="of:=COUNTIF([.A381:.A1694];[.A38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s ihm nicht zusteht </text:p>
          </table:table-cell>
          <table:table-cell office:value-type="string">
            <text:p><text:s/>which does not belong to him </text:p>
          </table:table-cell>
          <table:table-cell/>
          <table:table-cell table:formula="of:=COUNTIF([.A382:.A1695];[.A38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zerstört </text:p>
          </table:table-cell>
          <table:table-cell office:value-type="string">
            <text:p><text:s/>destroyed </text:p>
          </table:table-cell>
          <table:table-cell/>
          <table:table-cell table:formula="of:=COUNTIF([.A383:.A1696];[.A38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n den Schienen </text:p>
          </table:table-cell>
          <table:table-cell office:value-type="string">
            <text:p><text:s/>on the rails </text:p>
          </table:table-cell>
          <table:table-cell/>
          <table:table-cell table:formula="of:=COUNTIF([.A384:.A1697];[.A38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mit </text:p>
          </table:table-cell>
          <table:table-cell office:value-type="string">
            <text:p><text:s/>in order to </text:p>
          </table:table-cell>
          <table:table-cell/>
          <table:table-cell table:formula="of:=COUNTIF([.A385:.A1698];[.A38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mfrage </text:p>
          </table:table-cell>
          <table:table-cell office:value-type="string">
            <text:p><text:s/>survey </text:p>
          </table:table-cell>
          <table:table-cell/>
          <table:table-cell table:formula="of:=COUNTIF([.A386:.A1699];[.A38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orurteile gegen </text:p>
          </table:table-cell>
          <table:table-cell office:value-type="string">
            <text:p><text:s/>prejudices against</text:p>
          </table:table-cell>
          <table:table-cell/>
          <table:table-cell table:formula="of:=COUNTIF([.A387:.A1700];[.A38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erte </text:p>
          </table:table-cell>
          <table:table-cell office:value-type="string">
            <text:p><text:s/>values </text:p>
          </table:table-cell>
          <table:table-cell/>
          <table:table-cell table:formula="of:=COUNTIF([.A388:.A1701];[.A38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ns fremd im eigenen Land zu fuhlen </text:p>
          </table:table-cell>
          <table:table-cell office:value-type="string">
            <text:p><text:s/>we are afraid to feel strange in our own country</text:p>
          </table:table-cell>
          <table:table-cell/>
          <table:table-cell table:formula="of:=COUNTIF([.A389:.A1702];[.A38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Ergebnisse </text:p>
          </table:table-cell>
          <table:table-cell office:value-type="string">
            <text:p><text:s/>the results </text:p>
          </table:table-cell>
          <table:table-cell/>
          <table:table-cell table:formula="of:=COUNTIF([.A390:.A1703];[.A39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nachteiligt </text:p>
          </table:table-cell>
          <table:table-cell office:value-type="string">
            <text:p><text:s/>disadvantaged </text:p>
          </table:table-cell>
          <table:table-cell/>
          <table:table-cell table:formula="of:=COUNTIF([.A391:.A1704];[.A39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chuld </text:p>
          </table:table-cell>
          <table:table-cell office:value-type="string">
            <text:p><text:s/>fault </text:p>
          </table:table-cell>
          <table:table-cell/>
          <table:table-cell table:formula="of:=COUNTIF([.A392:.A1705];[.A39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Freude </text:p>
          </table:table-cell>
          <table:table-cell office:value-type="string">
            <text:p><text:s/>the joy</text:p>
          </table:table-cell>
          <table:table-cell/>
          <table:table-cell table:formula="of:=COUNTIF([.A393:.A1706];[.A39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Ich bin ausser mir vor Freude </text:p>
          </table:table-cell>
          <table:table-cell office:value-type="string">
            <text:p><text:s/>am overjoyed </text:p>
          </table:table-cell>
          <table:table-cell/>
          <table:table-cell table:formula="of:=COUNTIF([.A394:.A1707];[.A39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Leser </text:p>
          </table:table-cell>
          <table:table-cell office:value-type="string">
            <text:p><text:s/>the reader </text:p>
          </table:table-cell>
          <table:table-cell/>
          <table:table-cell table:formula="of:=COUNTIF([.A395:.A1708];[.A39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s Studium </text:p>
          </table:table-cell>
          <table:table-cell office:value-type="string">
            <text:p><text:s/>the studies </text:p>
          </table:table-cell>
          <table:table-cell/>
          <table:table-cell table:formula="of:=COUNTIF([.A396:.A1709];[.A39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mit den Stiften </text:p>
          </table:table-cell>
          <table:table-cell office:value-type="string">
            <text:p><text:s/>with the pens</text:p>
          </table:table-cell>
          <table:table-cell/>
          <table:table-cell table:formula="of:=COUNTIF([.A397:.A1710];[.A39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The education </text:p>
          </table:table-cell>
          <table:table-cell office:value-type="string">
            <text:p><text:s/>the Ausbildung</text:p>
          </table:table-cell>
          <table:table-cell/>
          <table:table-cell table:formula="of:=COUNTIF([.A398:.A1711];[.A39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oldaten </text:p>
          </table:table-cell>
          <table:table-cell office:value-type="string">
            <text:p><text:s/>soldiers </text:p>
          </table:table-cell>
          <table:table-cell/>
          <table:table-cell table:formula="of:=COUNTIF([.A399:.A1712];[.A39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bgestürzt </text:p>
          </table:table-cell>
          <table:table-cell office:value-type="string">
            <text:p><text:s/>crached </text:p>
          </table:table-cell>
          <table:table-cell/>
          <table:table-cell table:formula="of:=COUNTIF([.A400:.A1713];[.A40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ubschrauber </text:p>
          </table:table-cell>
          <table:table-cell office:value-type="string">
            <text:p><text:s/>helicopter </text:p>
          </table:table-cell>
          <table:table-cell/>
          <table:table-cell table:formula="of:=COUNTIF([.A401:.A1714];[.A40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mutlich </text:p>
          </table:table-cell>
          <table:table-cell office:value-type="string">
            <text:p><text:s/>presumambly </text:p>
          </table:table-cell>
          <table:table-cell/>
          <table:table-cell table:formula="of:=COUNTIF([.A402:.A1715];[.A40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einten Nationen </text:p>
          </table:table-cell>
          <table:table-cell office:value-type="string">
            <text:p><text:s/>United nations </text:p>
          </table:table-cell>
          <table:table-cell/>
          <table:table-cell table:formula="of:=COUNTIF([.A403:.A1716];[.A40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üste </text:p>
          </table:table-cell>
          <table:table-cell office:value-type="string">
            <text:p><text:s/>dessert </text:p>
          </table:table-cell>
          <table:table-cell/>
          <table:table-cell table:formula="of:=COUNTIF([.A404:.A1717];[.A40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nabhängiges </text:p>
          </table:table-cell>
          <table:table-cell office:value-type="string">
            <text:p><text:s/>independent </text:p>
          </table:table-cell>
          <table:table-cell/>
          <table:table-cell table:formula="of:=COUNTIF([.A405:.A1718];[.A40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Terror-Anschläge </text:p>
          </table:table-cell>
          <table:table-cell office:value-type="string">
            <text:p><text:s/>terror attacks </text:p>
          </table:table-cell>
          <table:table-cell/>
          <table:table-cell table:formula="of:=COUNTIF([.A406:.A1719];[.A40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affen </text:p>
          </table:table-cell>
          <table:table-cell office:value-type="string">
            <text:p><text:s/>weapon </text:p>
          </table:table-cell>
          <table:table-cell/>
          <table:table-cell table:formula="of:=COUNTIF([.A407:.A1720];[.A40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wehre </text:p>
          </table:table-cell>
          <table:table-cell office:value-type="string">
            <text:p><text:s/>rifles </text:p>
          </table:table-cell>
          <table:table-cell/>
          <table:table-cell table:formula="of:=COUNTIF([.A408:.A1721];[.A40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teidigen</text:p>
          </table:table-cell>
          <table:table-cell office:value-type="string">
            <text:p><text:s/>protect </text:p>
          </table:table-cell>
          <table:table-cell/>
          <table:table-cell table:formula="of:=COUNTIF([.A409:.A1722];[.A40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Frieden </text:p>
          </table:table-cell>
          <table:table-cell office:value-type="string">
            <text:p><text:s/>pease </text:p>
          </table:table-cell>
          <table:table-cell/>
          <table:table-cell table:formula="of:=COUNTIF([.A410:.A1723];[.A41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ch:utzen </text:p>
          </table:table-cell>
          <table:table-cell office:value-type="string">
            <text:p><text:s/>to protect </text:p>
          </table:table-cell>
          <table:table-cell/>
          <table:table-cell table:formula="of:=COUNTIF([.A411:.A1724];[.A41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mitteln </text:p>
          </table:table-cell>
          <table:table-cell office:value-type="string">
            <text:p><text:s/>convey /mediate </text:p>
          </table:table-cell>
          <table:table-cell/>
          <table:table-cell table:formula="of:=COUNTIF([.A412:.A1725];[.A41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o sah der Hubschrauber aus </text:p>
          </table:table-cell>
          <table:table-cell office:value-type="string">
            <text:p><text:s/>so looked the helicopter</text:p>
          </table:table-cell>
          <table:table-cell/>
          <table:table-cell table:formula="of:=COUNTIF([.A413:.A1726];[.A41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mutlich hat ihn niemand abgeschossen</text:p>
          </table:table-cell>
          <table:table-cell office:value-type="string">
            <text:p><text:s/>propably no one shot it</text:p>
          </table:table-cell>
          <table:table-cell/>
          <table:table-cell table:formula="of:=COUNTIF([.A414:.A1727];[.A41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eiliger </text:p>
          </table:table-cell>
          <table:table-cell office:value-type="string">
            <text:p><text:s/>holy </text:p>
          </table:table-cell>
          <table:table-cell/>
          <table:table-cell table:formula="of:=COUNTIF([.A415:.A1728];[.A41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Zugängen </text:p>
          </table:table-cell>
          <table:table-cell office:value-type="string">
            <text:p><text:s/>access </text:p>
          </table:table-cell>
          <table:table-cell/>
          <table:table-cell table:formula="of:=COUNTIF([.A416:.A1729];[.A41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istliche </text:p>
          </table:table-cell>
          <table:table-cell office:value-type="string">
            <text:p><text:s/>minister </text:p>
          </table:table-cell>
          <table:table-cell/>
          <table:table-cell table:formula="of:=COUNTIF([.A417:.A1730];[.A41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bgebaut </text:p>
          </table:table-cell>
          <table:table-cell office:value-type="string">
            <text:p><text:s/>dissmantled </text:p>
          </table:table-cell>
          <table:table-cell/>
          <table:table-cell table:formula="of:=COUNTIF([.A418:.A1731];[.A41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tattdessen </text:p>
          </table:table-cell>
          <table:table-cell office:value-type="string">
            <text:p><text:s/>instead </text:p>
          </table:table-cell>
          <table:table-cell/>
          <table:table-cell table:formula="of:=COUNTIF([.A419:.A1732];[.A41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ten </text:p>
          </table:table-cell>
          <table:table-cell office:value-type="string">
            <text:p><text:s/>to pray </text:p>
          </table:table-cell>
          <table:table-cell/>
          <table:table-cell table:formula="of:=COUNTIF([.A420:.A1733];[.A42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Juden </text:p>
          </table:table-cell>
          <table:table-cell office:value-type="string">
            <text:p><text:s/>Jewry </text:p>
          </table:table-cell>
          <table:table-cell/>
          <table:table-cell table:formula="of:=COUNTIF([.A421:.A1734];[.A42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nennt man Muslim </text:p>
          </table:table-cell>
          <table:table-cell office:value-type="string">
            <text:p><text:s/>is called Muslim </text:p>
          </table:table-cell>
          <table:table-cell/>
          <table:table-cell table:formula="of:=COUNTIF([.A422:.A1735];[.A42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Nahost-Konflikt </text:p>
          </table:table-cell>
          <table:table-cell office:value-type="string">
            <text:p><text:s/>Middle East conflict </text:p>
          </table:table-cell>
          <table:table-cell/>
          <table:table-cell table:formula="of:=COUNTIF([.A423:.A1736];[.A42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renzen </text:p>
          </table:table-cell>
          <table:table-cell office:value-type="string">
            <text:p><text:s/>border </text:p>
          </table:table-cell>
          <table:table-cell/>
          <table:table-cell table:formula="of:=COUNTIF([.A424:.A1737];[.A42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urde ... gegr:undet </text:p>
          </table:table-cell>
          <table:table-cell office:value-type="string">
            <text:p><text:s/>founded </text:p>
          </table:table-cell>
          <table:table-cell/>
          <table:table-cell table:formula="of:=COUNTIF([.A425:.A1738];[.A42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isher hat das aber nicht geklappt </text:p>
          </table:table-cell>
          <table:table-cell office:value-type="string">
            <text:p><text:s/>so far has not worked out </text:p>
          </table:table-cell>
          <table:table-cell/>
          <table:table-cell table:formula="of:=COUNTIF([.A426:.A1739];[.A42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s liegt vor allem an </text:p>
          </table:table-cell>
          <table:table-cell office:value-type="string">
            <text:p><text:s/>THis is mainly due to...</text:p>
          </table:table-cell>
          <table:table-cell/>
          <table:table-cell table:formula="of:=COUNTIF([.A427:.A1740];[.A42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troffen von </text:p>
          </table:table-cell>
          <table:table-cell office:value-type="string">
            <text:p><text:s/>affected by </text:p>
          </table:table-cell>
          <table:table-cell/>
          <table:table-cell table:formula="of:=COUNTIF([.A428:.A1741];[.A42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Fl:uchtlingen </text:p>
          </table:table-cell>
          <table:table-cell office:value-type="string">
            <text:p><text:s/>refugeess </text:p>
          </table:table-cell>
          <table:table-cell/>
          <table:table-cell table:formula="of:=COUNTIF([.A429:.A1742];[.A42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antragen </text:p>
          </table:table-cell>
          <table:table-cell office:value-type="string">
            <text:p><text:s/>apply for </text:p>
          </table:table-cell>
          <table:table-cell/>
          <table:table-cell table:formula="of:=COUNTIF([.A430:.A1743];[.A43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n Antrag stellen </text:p>
          </table:table-cell>
          <table:table-cell office:value-type="string">
            <text:p><text:s/>submit the application </text:p>
          </table:table-cell>
          <table:table-cell/>
          <table:table-cell table:formula="of:=COUNTIF([.A431:.A1744];[.A43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chicken </text:p>
          </table:table-cell>
          <table:table-cell office:value-type="string">
            <text:p><text:s/>to send</text:p>
          </table:table-cell>
          <table:table-cell/>
          <table:table-cell table:formula="of:=COUNTIF([.A432:.A1745];[.A43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freiwillig </text:p>
          </table:table-cell>
          <table:table-cell office:value-type="string">
            <text:p><text:s/>voluntary </text:p>
          </table:table-cell>
          <table:table-cell/>
          <table:table-cell table:formula="of:=COUNTIF([.A433:.A1746];[.A43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ufnimmt </text:p>
          </table:table-cell>
          <table:table-cell office:value-type="string">
            <text:p><text:s/>accepts</text:p>
          </table:table-cell>
          <table:table-cell/>
          <table:table-cell table:formula="of:=COUNTIF([.A434:.A1747];[.A43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ilt das nicht </text:p>
          </table:table-cell>
          <table:table-cell office:value-type="string">
            <text:p><text:s/>it does not apply </text:p>
          </table:table-cell>
          <table:table-cell/>
          <table:table-cell table:formula="of:=COUNTIF([.A435:.A1748];[.A43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folgt werden </text:p>
          </table:table-cell>
          <table:table-cell office:value-type="string">
            <text:p><text:s/>they are prosecuted </text:p>
          </table:table-cell>
          <table:table-cell/>
          <table:table-cell table:formula="of:=COUNTIF([.A436:.A1749];[.A43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gend </text:p>
          </table:table-cell>
          <table:table-cell office:value-type="string">
            <text:p><text:s/>area </text:p>
          </table:table-cell>
          <table:table-cell/>
          <table:table-cell table:formula="of:=COUNTIF([.A437:.A1750];[.A43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setze </text:p>
          </table:table-cell>
          <table:table-cell office:value-type="string">
            <text:p><text:s/>laws </text:p>
          </table:table-cell>
          <table:table-cell/>
          <table:table-cell table:formula="of:=COUNTIF([.A438:.A1751];[.A43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chutz </text:p>
          </table:table-cell>
          <table:table-cell office:value-type="string">
            <text:p><text:s/>protection </text:p>
          </table:table-cell>
          <table:table-cell/>
          <table:table-cell table:formula="of:=COUNTIF([.A439:.A1752];[.A43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syl-Bewerber </text:p>
          </table:table-cell>
          <table:table-cell office:value-type="string">
            <text:p><text:s/>Asyl seekers</text:p>
          </table:table-cell>
          <table:table-cell/>
          <table:table-cell table:formula="of:=COUNTIF([.A440:.A1753];[.A44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ufgenommen </text:p>
          </table:table-cell>
          <table:table-cell office:value-type="string">
            <text:p><text:s/>received </text:p>
          </table:table-cell>
          <table:table-cell/>
          <table:table-cell table:formula="of:=COUNTIF([.A441:.A1754];[.A44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nmelden </text:p>
          </table:table-cell>
          <table:table-cell office:value-type="string">
            <text:p><text:s/>log in </text:p>
          </table:table-cell>
          <table:table-cell/>
          <table:table-cell table:formula="of:=COUNTIF([.A442:.A1755];[.A44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orteile </text:p>
          </table:table-cell>
          <table:table-cell office:value-type="string">
            <text:p><text:s/>advantages </text:p>
          </table:table-cell>
          <table:table-cell/>
          <table:table-cell table:formula="of:=COUNTIF([.A443:.A1756];[.A44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trafe </text:p>
          </table:table-cell>
          <table:table-cell office:value-type="string">
            <text:p><text:s/>punishment </text:p>
          </table:table-cell>
          <table:table-cell/>
          <table:table-cell table:formula="of:=COUNTIF([.A444:.A1757];[.A44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tiegen </text:p>
          </table:table-cell>
          <table:table-cell office:value-type="string">
            <text:p><text:s/>increased</text:p>
          </table:table-cell>
          <table:table-cell/>
          <table:table-cell table:formula="of:=COUNTIF([.A445:.A1758];[.A44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ufpassen </text:p>
          </table:table-cell>
          <table:table-cell office:value-type="string">
            <text:p><text:s/>watch out </text:p>
          </table:table-cell>
          <table:table-cell/>
          <table:table-cell table:formula="of:=COUNTIF([.A446:.A1759];[.A44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ähnlich </text:p>
          </table:table-cell>
          <table:table-cell office:value-type="string">
            <text:p><text:s/>similar </text:p>
          </table:table-cell>
          <table:table-cell/>
          <table:table-cell table:formula="of:=COUNTIF([.A447:.A1760];[.A44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taus </text:p>
          </table:table-cell>
          <table:table-cell office:value-type="string">
            <text:p><text:s/>traffic jams </text:p>
          </table:table-cell>
          <table:table-cell/>
          <table:table-cell table:formula="of:=COUNTIF([.A448:.A1761];[.A44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Ich sah </text:p>
          </table:table-cell>
          <table:table-cell office:value-type="string">
            <text:p><text:s/>i watched </text:p>
          </table:table-cell>
          <table:table-cell/>
          <table:table-cell table:formula="of:=COUNTIF([.A449:.A1762];[.A44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u trankst </text:p>
          </table:table-cell>
          <table:table-cell office:value-type="string">
            <text:p><text:s/>you drank </text:p>
          </table:table-cell>
          <table:table-cell/>
          <table:table-cell table:formula="of:=COUNTIF([.A450:.A1763];[.A45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I became sick </text:p>
          </table:table-cell>
          <table:table-cell office:value-type="string">
            <text:p><text:s/>Ich wurde krank</text:p>
          </table:table-cell>
          <table:table-cell/>
          <table:table-cell table:formula="of:=COUNTIF([.A451:.A1764];[.A45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ßt </text:p>
          </table:table-cell>
          <table:table-cell office:value-type="string">
            <text:p><text:s/>ate</text:p>
          </table:table-cell>
          <table:table-cell/>
          <table:table-cell table:formula="of:=COUNTIF([.A452:.A1765];[.A45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tood there </text:p>
          </table:table-cell>
          <table:table-cell office:value-type="string">
            <text:p><text:s/>stand dort</text:p>
          </table:table-cell>
          <table:table-cell/>
          <table:table-cell table:formula="of:=COUNTIF([.A453:.A1766];[.A45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he blushed </text:p>
          </table:table-cell>
          <table:table-cell office:value-type="string">
            <text:p><text:s/>sie wurde rot </text:p>
          </table:table-cell>
          <table:table-cell/>
          <table:table-cell table:formula="of:=COUNTIF([.A454:.A1767];[.A45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rhielt </text:p>
          </table:table-cell>
          <table:table-cell office:value-type="string">
            <text:p><text:s/>recieved </text:p>
          </table:table-cell>
          <table:table-cell/>
          <table:table-cell table:formula="of:=COUNTIF([.A455:.A1768];[.A45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ie werden das Buch gelesen haben </text:p>
          </table:table-cell>
          <table:table-cell office:value-type="string">
            <text:p><text:s/>You will have read the book </text:p>
          </table:table-cell>
          <table:table-cell/>
          <table:table-cell table:formula="of:=COUNTIF([.A456:.A1769];[.A45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ie werden geschlossen haben </text:p>
          </table:table-cell>
          <table:table-cell office:value-type="string">
            <text:p><text:s/>they will be closed</text:p>
          </table:table-cell>
          <table:table-cell/>
          <table:table-cell table:formula="of:=COUNTIF([.A457:.A1770];[.A45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gangen haben </text:p>
          </table:table-cell>
          <table:table-cell office:value-type="string">
            <text:p><text:s/>have gone</text:p>
          </table:table-cell>
          <table:table-cell/>
          <table:table-cell table:formula="of:=COUNTIF([.A458:.A1771];[.A45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Tur wird geschlossen sein </text:p>
          </table:table-cell>
          <table:table-cell office:value-type="string">
            <text:p><text:s/>the door will be closed</text:p>
          </table:table-cell>
          <table:table-cell/>
          <table:table-cell table:formula="of:=COUNTIF([.A459:.A1772];[.A45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m zwei Januar </text:p>
          </table:table-cell>
          <table:table-cell office:value-type="string">
            <text:p><text:s/>On 2 Januray</text:p>
          </table:table-cell>
          <table:table-cell/>
          <table:table-cell table:formula="of:=COUNTIF([.A460:.A1773];[.A46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paren </text:p>
          </table:table-cell>
          <table:table-cell office:value-type="string">
            <text:p><text:s/>save </text:p>
          </table:table-cell>
          <table:table-cell/>
          <table:table-cell table:formula="of:=COUNTIF([.A461:.A1774];[.A46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nterst:utzen </text:p>
          </table:table-cell>
          <table:table-cell office:value-type="string">
            <text:p><text:s/>support </text:p>
          </table:table-cell>
          <table:table-cell/>
          <table:table-cell table:formula="of:=COUNTIF([.A462:.A1775];[.A46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n:otigen </text:p>
          </table:table-cell>
          <table:table-cell office:value-type="string">
            <text:p><text:s/>need </text:p>
          </table:table-cell>
          <table:table-cell/>
          <table:table-cell table:formula="of:=COUNTIF([.A463:.A1776];[.A46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nachfragen </text:p>
          </table:table-cell>
          <table:table-cell office:value-type="string">
            <text:p><text:s/>inquire</text:p>
          </table:table-cell>
          <table:table-cell/>
          <table:table-cell table:formula="of:=COUNTIF([.A464:.A1777];[.A46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her </text:p>
          </table:table-cell>
          <table:table-cell office:value-type="string">
            <text:p><text:s/>therefore </text:p>
          </table:table-cell>
          <table:table-cell/>
          <table:table-cell table:formula="of:=COUNTIF([.A465:.A1778];[.A46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your house will stand tomorrow </text:p>
          </table:table-cell>
          <table:table-cell office:value-type="string">
            <text:p><text:s/>Deine H:auser werden morgen stehen </text:p>
          </table:table-cell>
          <table:table-cell/>
          <table:table-cell table:formula="of:=COUNTIF([.A466:.A1779];[.A46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s Gift </text:p>
          </table:table-cell>
          <table:table-cell office:value-type="string">
            <text:p><text:s/>the poison </text:p>
          </table:table-cell>
          <table:table-cell/>
          <table:table-cell table:formula="of:=COUNTIF([.A467:.A1780];[.A46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Menge </text:p>
          </table:table-cell>
          <table:table-cell office:value-type="string">
            <text:p><text:s/>amount <text:s/>, quantity</text:p>
          </table:table-cell>
          <table:table-cell/>
          <table:table-cell table:formula="of:=COUNTIF([.A468:.A1781];[.A46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Flüssigkeit </text:p>
          </table:table-cell>
          <table:table-cell office:value-type="string">
            <text:p><text:s/>liquid </text:p>
          </table:table-cell>
          <table:table-cell/>
          <table:table-cell table:formula="of:=COUNTIF([.A469:.A1782];[.A46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Pulver </text:p>
          </table:table-cell>
          <table:table-cell office:value-type="string">
            <text:p><text:s/>powder </text:p>
          </table:table-cell>
          <table:table-cell/>
          <table:table-cell table:formula="of:=COUNTIF([.A470:.A1783];[.A47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toff </text:p>
          </table:table-cell>
          <table:table-cell office:value-type="string">
            <text:p><text:s/>material </text:p>
          </table:table-cell>
          <table:table-cell/>
          <table:table-cell table:formula="of:=COUNTIF([.A471:.A1784];[.A47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mbringen </text:p>
          </table:table-cell>
          <table:table-cell office:value-type="string">
            <text:p><text:s/>to kill </text:p>
          </table:table-cell>
          <table:table-cell/>
          <table:table-cell table:formula="of:=COUNTIF([.A472:.A1785];[.A47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s ist schluss </text:p>
          </table:table-cell>
          <table:table-cell office:value-type="string">
            <text:p><text:s/>it is over </text:p>
          </table:table-cell>
          <table:table-cell/>
          <table:table-cell table:formula="of:=COUNTIF([.A473:.A1786];[.A47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orbei </text:p>
          </table:table-cell>
          <table:table-cell office:value-type="string">
            <text:p><text:s/>over </text:p>
          </table:table-cell>
          <table:table-cell/>
          <table:table-cell table:formula="of:=COUNTIF([.A474:.A1787];[.A47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T:ute </text:p>
          </table:table-cell>
          <table:table-cell office:value-type="string">
            <text:p><text:s/>bag</text:p>
          </table:table-cell>
          <table:table-cell/>
          <table:table-cell table:formula="of:=COUNTIF([.A475:.A1788];[.A47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iene </text:p>
          </table:table-cell>
          <table:table-cell office:value-type="string">
            <text:p><text:s/>bee</text:p>
          </table:table-cell>
          <table:table-cell/>
          <table:table-cell table:formula="of:=COUNTIF([.A476:.A1789];[.A47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Fliege </text:p>
          </table:table-cell>
          <table:table-cell office:value-type="string">
            <text:p><text:s/>fly</text:p>
          </table:table-cell>
          <table:table-cell/>
          <table:table-cell table:formula="of:=COUNTIF([.A477:.A1790];[.A47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s Haustier </text:p>
          </table:table-cell>
          <table:table-cell office:value-type="string">
            <text:p><text:s/>pet</text:p>
          </table:table-cell>
          <table:table-cell/>
          <table:table-cell table:formula="of:=COUNTIF([.A478:.A1791];[.A47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K:afer </text:p>
          </table:table-cell>
          <table:table-cell office:value-type="string">
            <text:p><text:s/>the beetle </text:p>
          </table:table-cell>
          <table:table-cell/>
          <table:table-cell table:formula="of:=COUNTIF([.A479:.A1792];[.A47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indruck </text:p>
          </table:table-cell>
          <table:table-cell office:value-type="string">
            <text:p><text:s/>impression </text:p>
          </table:table-cell>
          <table:table-cell/>
          <table:table-cell table:formula="of:=COUNTIF([.A480:.A1793];[.A48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joke </text:p>
          </table:table-cell>
          <table:table-cell office:value-type="string">
            <text:p><text:s/>Witzt </text:p>
          </table:table-cell>
          <table:table-cell/>
          <table:table-cell table:formula="of:=COUNTIF([.A481:.A1794];[.A48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ie lacht </text:p>
          </table:table-cell>
          <table:table-cell office:value-type="string">
            <text:p><text:s/>she laughs</text:p>
          </table:table-cell>
          <table:table-cell/>
          <table:table-cell table:formula="of:=COUNTIF([.A482:.A1795];[.A48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nheimlich </text:p>
          </table:table-cell>
          <table:table-cell office:value-type="string">
            <text:p><text:s/>scary </text:p>
          </table:table-cell>
          <table:table-cell/>
          <table:table-cell table:formula="of:=COUNTIF([.A483:.A1796];[.A48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chlau </text:p>
          </table:table-cell>
          <table:table-cell office:value-type="string">
            <text:p><text:s/>clever /smart </text:p>
          </table:table-cell>
          <table:table-cell/>
          <table:table-cell table:formula="of:=COUNTIF([.A484:.A1797];[.A48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weet </text:p>
          </table:table-cell>
          <table:table-cell office:value-type="string">
            <text:p><text:s/>S:uss </text:p>
          </table:table-cell>
          <table:table-cell/>
          <table:table-cell table:formula="of:=COUNTIF([.A485:.A1798];[.A48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Fahrstuhl </text:p>
          </table:table-cell>
          <table:table-cell office:value-type="string">
            <text:p><text:s/>elevator </text:p>
          </table:table-cell>
          <table:table-cell/>
          <table:table-cell table:formula="of:=COUNTIF([.A486:.A1799];[.A48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liehen </text:p>
          </table:table-cell>
          <table:table-cell office:value-type="string">
            <text:p><text:s/>awarded </text:p>
          </table:table-cell>
          <table:table-cell/>
          <table:table-cell table:formula="of:=COUNTIF([.A487:.A1800];[.A48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ruflich </text:p>
          </table:table-cell>
          <table:table-cell office:value-type="string">
            <text:p><text:s/>professional </text:p>
          </table:table-cell>
          <table:table-cell/>
          <table:table-cell table:formula="of:=COUNTIF([.A488:.A1801];[.A48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sich beruflich mit Filmen beschäftigen </text:p>
          </table:table-cell>
          <table:table-cell office:value-type="string">
            <text:p><text:s/>who deal professionally with films</text:p>
          </table:table-cell>
          <table:table-cell/>
          <table:table-cell table:formula="of:=COUNTIF([.A489:.A1802];[.A48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sungen </text:p>
          </table:table-cell>
          <table:table-cell office:value-type="string">
            <text:p><text:s/>sung </text:p>
          </table:table-cell>
          <table:table-cell/>
          <table:table-cell table:formula="of:=COUNTIF([.A490:.A1803];[.A49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wolke </text:p>
          </table:table-cell>
          <table:table-cell office:value-type="string">
            <text:p><text:s/>the cloud </text:p>
          </table:table-cell>
          <table:table-cell/>
          <table:table-cell table:formula="of:=COUNTIF([.A491:.A1804];[.A49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Blitz </text:p>
          </table:table-cell>
          <table:table-cell office:value-type="string">
            <text:p><text:s/>the lighting </text:p>
          </table:table-cell>
          <table:table-cell/>
          <table:table-cell table:formula="of:=COUNTIF([.A492:.A1805];[.A49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Donner </text:p>
          </table:table-cell>
          <table:table-cell office:value-type="string">
            <text:p><text:s/>the thunder </text:p>
          </table:table-cell>
          <table:table-cell/>
          <table:table-cell table:formula="of:=COUNTIF([.A493:.A1806];[.A49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ber </text:p>
          </table:table-cell>
          <table:table-cell office:value-type="string">
            <text:p><text:s/>above </text:p>
          </table:table-cell>
          <table:table-cell/>
          <table:table-cell table:formula="of:=COUNTIF([.A494:.A1807];[.A49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s schneit </text:p>
          </table:table-cell>
          <table:table-cell office:value-type="string">
            <text:p><text:s/>it snows </text:p>
          </table:table-cell>
          <table:table-cell/>
          <table:table-cell table:formula="of:=COUNTIF([.A495:.A1808];[.A49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einbart </text:p>
          </table:table-cell>
          <table:table-cell office:value-type="string">
            <text:p><text:s/>agreed </text:p>
          </table:table-cell>
          <table:table-cell/>
          <table:table-cell table:formula="of:=COUNTIF([.A496:.A1809];[.A49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chummeln </text:p>
          </table:table-cell>
          <table:table-cell office:value-type="string">
            <text:p><text:s/>cheat </text:p>
          </table:table-cell>
          <table:table-cell/>
          <table:table-cell table:formula="of:=COUNTIF([.A497:.A1810];[.A49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Opfer </text:p>
          </table:table-cell>
          <table:table-cell office:value-type="string">
            <text:p><text:s/>victim </text:p>
          </table:table-cell>
          <table:table-cell/>
          <table:table-cell table:formula="of:=COUNTIF([.A498:.A1811];[.A49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ziehungstat </text:p>
          </table:table-cell>
          <table:table-cell office:value-type="string">
            <text:p><text:s/>relationship act</text:p>
          </table:table-cell>
          <table:table-cell/>
          <table:table-cell table:formula="of:=COUNTIF([.A499:.A1812];[.A49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Flüchtling </text:p>
          </table:table-cell>
          <table:table-cell office:value-type="string">
            <text:p><text:s/>refuggee</text:p>
          </table:table-cell>
          <table:table-cell/>
          <table:table-cell table:formula="of:=COUNTIF([.A500:.A1813];[.A50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nschlag. </text:p>
          </table:table-cell>
          <table:table-cell office:value-type="string">
            <text:p><text:s/>terrorist </text:p>
          </table:table-cell>
          <table:table-cell/>
          <table:table-cell table:formula="of:=COUNTIF([.A501:.A1814];[.A50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ir teilen Ihren Schmerz </text:p>
          </table:table-cell>
          <table:table-cell office:value-type="string">
            <text:p><text:s/>we share your pain </text:p>
          </table:table-cell>
          <table:table-cell/>
          <table:table-cell table:formula="of:=COUNTIF([.A502:.A1815];[.A50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ünstiger </text:p>
          </table:table-cell>
          <table:table-cell office:value-type="string">
            <text:p><text:s/>better</text:p>
          </table:table-cell>
          <table:table-cell/>
          <table:table-cell table:formula="of:=COUNTIF([.A503:.A1816];[.A50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art Ihr schon einmal in Deutschland </text:p>
          </table:table-cell>
          <table:table-cell office:value-type="string">
            <text:p><text:s/>Have you ever been to Germany?</text:p>
          </table:table-cell>
          <table:table-cell/>
          <table:table-cell table:formula="of:=COUNTIF([.A504:.A1817];[.A50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llerdings </text:p>
          </table:table-cell>
          <table:table-cell office:value-type="string">
            <text:p><text:s/>Indeed, an kai , though , however </text:p>
          </table:table-cell>
          <table:table-cell/>
          <table:table-cell table:formula="of:=COUNTIF([.A505:.A1818];[.A50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hirts </text:p>
          </table:table-cell>
          <table:table-cell office:value-type="string">
            <text:p><text:s/>Hemden </text:p>
          </table:table-cell>
          <table:table-cell/>
          <table:table-cell table:formula="of:=COUNTIF([.A506:.A1819];[.A50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rauf kommt alles an </text:p>
          </table:table-cell>
          <table:table-cell office:value-type="string">
            <text:p><text:s/>everything comes down to that </text:p>
          </table:table-cell>
          <table:table-cell/>
          <table:table-cell table:formula="of:=COUNTIF([.A507:.A1820];[.A50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rum geht es </text:p>
          </table:table-cell>
          <table:table-cell office:value-type="string">
            <text:p><text:s/>That is the point </text:p>
          </table:table-cell>
          <table:table-cell/>
          <table:table-cell table:formula="of:=COUNTIF([.A508:.A1821];[.A50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copper </text:p>
          </table:table-cell>
          <table:table-cell office:value-type="string">
            <text:p><text:s/>Kupfer</text:p>
          </table:table-cell>
          <table:table-cell/>
          <table:table-cell table:formula="of:=COUNTIF([.A509:.A1822];[.A50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y tomorrow you will have eaten the cheese</text:p>
          </table:table-cell>
          <table:table-cell office:value-type="string">
            <text:p><text:s/>Bis morgen wirst du den K:ase gegessen haben</text:p>
          </table:table-cell>
          <table:table-cell/>
          <table:table-cell table:formula="of:=COUNTIF([.A510:.A1823];[.A51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The door will be closed </text:p>
          </table:table-cell>
          <table:table-cell office:value-type="string">
            <text:p><text:s/>Die T:ur wird geschlossen sein</text:p>
          </table:table-cell>
          <table:table-cell/>
          <table:table-cell table:formula="of:=COUNTIF([.A511:.A1824];[.A51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s Produkt </text:p>
          </table:table-cell>
          <table:table-cell office:value-type="string">
            <text:p><text:s/>the product</text:p>
          </table:table-cell>
          <table:table-cell/>
          <table:table-cell table:formula="of:=COUNTIF([.A512:.A1825];[.A51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ill you already have gone?</text:p>
          </table:table-cell>
          <table:table-cell office:value-type="string">
            <text:p><text:s/>Werdet ihr schon gegangen sein?</text:p>
          </table:table-cell>
          <table:table-cell/>
          <table:table-cell table:formula="of:=COUNTIF([.A513:.A1826];[.A51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tuhl </text:p>
          </table:table-cell>
          <table:table-cell office:value-type="string">
            <text:p><text:s/>chair </text:p>
          </table:table-cell>
          <table:table-cell/>
          <table:table-cell table:formula="of:=COUNTIF([.A514:.A1827];[.A51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agtest </text:p>
          </table:table-cell>
          <table:table-cell office:value-type="string">
            <text:p>(you) said</text:p>
          </table:table-cell>
          <table:table-cell/>
          <table:table-cell table:formula="of:=COUNTIF([.A515:.A1828];[.A51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chloss </text:p>
          </table:table-cell>
          <table:table-cell office:value-type="string">
            <text:p><text:s/>closed </text:p>
          </table:table-cell>
          <table:table-cell/>
          <table:table-cell table:formula="of:=COUNTIF([.A516:.A1829];[.A51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gonnen </text:p>
          </table:table-cell>
          <table:table-cell office:value-type="string">
            <text:p><text:s/>started </text:p>
          </table:table-cell>
          <table:table-cell/>
          <table:table-cell table:formula="of:=COUNTIF([.A517:.A1830];[.A51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ollendet </text:p>
          </table:table-cell>
          <table:table-cell office:value-type="string">
            <text:p><text:s/>ended </text:p>
          </table:table-cell>
          <table:table-cell/>
          <table:table-cell table:formula="of:=COUNTIF([.A518:.A1831];[.A51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Teilung </text:p>
          </table:table-cell>
          <table:table-cell office:value-type="string">
            <text:p><text:s/>devision </text:p>
          </table:table-cell>
          <table:table-cell/>
          <table:table-cell table:formula="of:=COUNTIF([.A519:.A1832];[.A51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ran </text:p>
          </table:table-cell>
          <table:table-cell office:value-type="string">
            <text:p><text:s/>about it?</text:p>
          </table:table-cell>
          <table:table-cell/>
          <table:table-cell table:formula="of:=COUNTIF([.A520:.A1833];[.A52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rum </text:p>
          </table:table-cell>
          <table:table-cell office:value-type="string">
            <text:p><text:s/>because (of this)</text:p>
          </table:table-cell>
          <table:table-cell/>
          <table:table-cell table:formula="of:=COUNTIF([.A521:.A1834];[.A52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rauf </text:p>
          </table:table-cell>
          <table:table-cell office:value-type="string">
            <text:p><text:s/>on it</text:p>
          </table:table-cell>
          <table:table-cell/>
          <table:table-cell table:formula="of:=COUNTIF([.A522:.A1835];[.A52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ohl </text:p>
          </table:table-cell>
          <table:table-cell office:value-type="string">
            <text:p><text:s/>propably </text:p>
          </table:table-cell>
          <table:table-cell/>
          <table:table-cell table:formula="of:=COUNTIF([.A523:.A1836];[.A52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s ist ja wohl nicht dein Ernst </text:p>
          </table:table-cell>
          <table:table-cell office:value-type="string">
            <text:p><text:s/>you cannot be serious</text:p>
          </table:table-cell>
          <table:table-cell/>
          <table:table-cell table:formula="of:=COUNTIF([.A524:.A1837];[.A52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Mal sehen , was da drin ist </text:p>
          </table:table-cell>
          <table:table-cell office:value-type="string">
            <text:p><text:s/>Let's see what is in there</text:p>
          </table:table-cell>
          <table:table-cell/>
          <table:table-cell table:formula="of:=COUNTIF([.A525:.A1838];[.A52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ran fehlt es </text:p>
          </table:table-cell>
          <table:table-cell office:value-type="string">
            <text:p><text:s/>that is missing </text:p>
          </table:table-cell>
          <table:table-cell/>
          <table:table-cell table:formula="of:=COUNTIF([.A526:.A1839];[.A52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or vier Uhr </text:p>
          </table:table-cell>
          <table:table-cell office:value-type="string">
            <text:p><text:s/>before four oclock </text:p>
          </table:table-cell>
          <table:table-cell/>
          <table:table-cell table:formula="of:=COUNTIF([.A527:.A1840];[.A52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hen you come, i will have eaten </text:p>
          </table:table-cell>
          <table:table-cell office:value-type="string">
            <text:p><text:s/>Wenn du kommst, werde ich gegessen haben</text:p>
          </table:table-cell>
          <table:table-cell/>
          <table:table-cell table:formula="of:=COUNTIF([.A528:.A1841];[.A52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This train station will be closed after tomorrow </text:p>
          </table:table-cell>
          <table:table-cell office:value-type="string">
            <text:p><text:s/>Dieser Bahnhof wird ab morgen geschlossen sein</text:p>
          </table:table-cell>
          <table:table-cell/>
          <table:table-cell table:formula="of:=COUNTIF([.A529:.A1842];[.A52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Im Dezember </text:p>
          </table:table-cell>
          <table:table-cell office:value-type="string">
            <text:p><text:s/>in December </text:p>
          </table:table-cell>
          <table:table-cell/>
          <table:table-cell table:formula="of:=COUNTIF([.A530:.A1843];[.A53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My horse needs more practise </text:p>
          </table:table-cell>
          <table:table-cell office:value-type="string">
            <text:p><text:s/>Mein Pferd braucht mehr Praxis</text:p>
          </table:table-cell>
          <table:table-cell/>
          <table:table-cell table:formula="of:=COUNTIF([.A531:.A1844];[.A53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Fachbereich </text:p>
          </table:table-cell>
          <table:table-cell office:value-type="string">
            <text:p><text:s/>department </text:p>
          </table:table-cell>
          <table:table-cell/>
          <table:table-cell table:formula="of:=COUNTIF([.A532:.A1845];[.A53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Rat </text:p>
          </table:table-cell>
          <table:table-cell office:value-type="string">
            <text:p><text:s/>council</text:p>
          </table:table-cell>
          <table:table-cell/>
          <table:table-cell table:formula="of:=COUNTIF([.A533:.A1846];[.A53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fassung </text:p>
          </table:table-cell>
          <table:table-cell office:value-type="string">
            <text:p><text:s/>constitution </text:p>
          </table:table-cell>
          <table:table-cell/>
          <table:table-cell table:formula="of:=COUNTIF([.A534:.A1847];[.A53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Mehrheit </text:p>
          </table:table-cell>
          <table:table-cell office:value-type="string">
            <text:p><text:s/>majority </text:p>
          </table:table-cell>
          <table:table-cell/>
          <table:table-cell table:formula="of:=COUNTIF([.A535:.A1848];[.A53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zurücktreten </text:p>
          </table:table-cell>
          <table:table-cell office:value-type="string">
            <text:p><text:s/>step back </text:p>
          </table:table-cell>
          <table:table-cell/>
          <table:table-cell table:formula="of:=COUNTIF([.A536:.A1849];[.A53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ir erkennen sie nicht an </text:p>
          </table:table-cell>
          <table:table-cell office:value-type="string">
            <text:p><text:s/>we do not recognize them </text:p>
          </table:table-cell>
          <table:table-cell/>
          <table:table-cell table:formula="of:=COUNTIF([.A537:.A1850];[.A53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rm </text:p>
          </table:table-cell>
          <table:table-cell office:value-type="string">
            <text:p><text:s/>poor </text:p>
          </table:table-cell>
          <table:table-cell/>
          <table:table-cell table:formula="of:=COUNTIF([.A538:.A1851];[.A53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errscht </text:p>
          </table:table-cell>
          <table:table-cell office:value-type="string">
            <text:p><text:s/>prevails </text:p>
          </table:table-cell>
          <table:table-cell/>
          <table:table-cell table:formula="of:=COUNTIF([.A539:.A1852];[.A53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Kampf um die Macht </text:p>
          </table:table-cell>
          <table:table-cell office:value-type="string">
            <text:p><text:s/>the struggle for power </text:p>
          </table:table-cell>
          <table:table-cell/>
          <table:table-cell table:formula="of:=COUNTIF([.A540:.A1853];[.A54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ie Menschen unterdrückt </text:p>
          </table:table-cell>
          <table:table-cell office:value-type="string">
            <text:p><text:s/>the people oppresed </text:p>
          </table:table-cell>
          <table:table-cell/>
          <table:table-cell table:formula="of:=COUNTIF([.A541:.A1854];[.A54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Unwettern </text:p>
          </table:table-cell>
          <table:table-cell office:value-type="string">
            <text:p><text:s/>severe weather </text:p>
          </table:table-cell>
          <table:table-cell/>
          <table:table-cell table:formula="of:=COUNTIF([.A542:.A1855];[.A54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kam </text:p>
          </table:table-cell>
          <table:table-cell office:value-type="string">
            <text:p><text:s/>came </text:p>
          </table:table-cell>
          <table:table-cell/>
          <table:table-cell table:formula="of:=COUNTIF([.A543:.A1856];[.A54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zerstört </text:p>
          </table:table-cell>
          <table:table-cell office:value-type="string">
            <text:p><text:s/>destroyed <text:s text:c="3"/></text:p>
          </table:table-cell>
          <table:table-cell/>
          <table:table-cell table:formula="of:=COUNTIF([.A544:.A1857];[.A54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öffnet </text:p>
          </table:table-cell>
          <table:table-cell office:value-type="string">
            <text:p><text:s/>open </text:p>
          </table:table-cell>
          <table:table-cell/>
          <table:table-cell table:formula="of:=COUNTIF([.A545:.A1858];[.A54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au </text:p>
          </table:table-cell>
          <table:table-cell office:value-type="string">
            <text:p><text:s/>construction</text:p>
          </table:table-cell>
          <table:table-cell/>
          <table:table-cell table:formula="of:=COUNTIF([.A546:.A1859];[.A54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oraussichtlich </text:p>
          </table:table-cell>
          <table:table-cell office:value-type="string">
            <text:p><text:s/>propably</text:p>
          </table:table-cell>
          <table:table-cell/>
          <table:table-cell table:formula="of:=COUNTIF([.A547:.A1860];[.A54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schwindigkeit </text:p>
          </table:table-cell>
          <table:table-cell office:value-type="string">
            <text:p><text:s/>speed </text:p>
          </table:table-cell>
          <table:table-cell/>
          <table:table-cell table:formula="of:=COUNTIF([.A548:.A1861];[.A54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Trotz </text:p>
          </table:table-cell>
          <table:table-cell office:value-type="string">
            <text:p><text:s/>despite </text:p>
          </table:table-cell>
          <table:table-cell/>
          <table:table-cell table:formula="of:=COUNTIF([.A549:.A1862];[.A54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teuererhöhung </text:p>
          </table:table-cell>
          <table:table-cell office:value-type="string">
            <text:p><text:s/>tax increase </text:p>
          </table:table-cell>
          <table:table-cell/>
          <table:table-cell table:formula="of:=COUNTIF([.A550:.A1863];[.A55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Terroranschlägen </text:p>
          </table:table-cell>
          <table:table-cell office:value-type="string">
            <text:p><text:s/>terrorist attacks</text:p>
          </table:table-cell>
          <table:table-cell/>
          <table:table-cell table:formula="of:=COUNTIF([.A551:.A1864];[.A55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ie Kenntnis </text:p>
          </table:table-cell>
          <table:table-cell office:value-type="string">
            <text:p><text:s/>the knowledge </text:p>
          </table:table-cell>
          <table:table-cell/>
          <table:table-cell table:formula="of:=COUNTIF([.A552:.A1865];[.A55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findung </text:p>
          </table:table-cell>
          <table:table-cell office:value-type="string">
            <text:p><text:s/>invention </text:p>
          </table:table-cell>
          <table:table-cell/>
          <table:table-cell table:formula="of:=COUNTIF([.A553:.A1866];[.A55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misst </text:p>
          </table:table-cell>
          <table:table-cell office:value-type="string">
            <text:p><text:s/>measures </text:p>
          </table:table-cell>
          <table:table-cell/>
          <table:table-cell table:formula="of:=COUNTIF([.A554:.A1867];[.A55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trahlung </text:p>
          </table:table-cell>
          <table:table-cell office:value-type="string">
            <text:p><text:s/>radiation </text:p>
          </table:table-cell>
          <table:table-cell/>
          <table:table-cell table:formula="of:=COUNTIF([.A555:.A1868];[.A55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messen </text:p>
          </table:table-cell>
          <table:table-cell office:value-type="string">
            <text:p><text:s/>to measure</text:p>
          </table:table-cell>
          <table:table-cell/>
          <table:table-cell table:formula="of:=COUNTIF([.A556:.A1869];[.A55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Wie steht es mit der Physik </text:p>
          </table:table-cell>
          <table:table-cell office:value-type="string">
            <text:p><text:s/>what about the physics?</text:p>
          </table:table-cell>
          <table:table-cell/>
          <table:table-cell table:formula="of:=COUNTIF([.A557:.A1870];[.A55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as ist sinnvoll </text:p>
          </table:table-cell>
          <table:table-cell office:value-type="string">
            <text:p><text:s/>this makes sense</text:p>
          </table:table-cell>
          <table:table-cell/>
          <table:table-cell table:formula="of:=COUNTIF([.A558:.A1871];[.A55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zust:anding </text:p>
          </table:table-cell>
          <table:table-cell office:value-type="string">
            <text:p><text:s/>responsible </text:p>
          </table:table-cell>
          <table:table-cell/>
          <table:table-cell table:formula="of:=COUNTIF([.A559:.A1872];[.A55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weich </text:p>
          </table:table-cell>
          <table:table-cell office:value-type="string">
            <text:p><text:s/>soft </text:p>
          </table:table-cell>
          <table:table-cell/>
          <table:table-cell table:formula="of:=COUNTIF([.A560:.A1873];[.A56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ziemlich </text:p>
          </table:table-cell>
          <table:table-cell office:value-type="string">
            <text:p><text:s/>pretty </text:p>
          </table:table-cell>
          <table:table-cell/>
          <table:table-cell table:formula="of:=COUNTIF([.A561:.A1874];[.A56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fest </text:p>
          </table:table-cell>
          <table:table-cell office:value-type="string">
            <text:p><text:s/>firm </text:p>
          </table:table-cell>
          <table:table-cell/>
          <table:table-cell table:formula="of:=COUNTIF([.A562:.A1875];[.A56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zu allgemein </text:p>
          </table:table-cell>
          <table:table-cell office:value-type="string">
            <text:p><text:s/>too general </text:p>
          </table:table-cell>
          <table:table-cell/>
          <table:table-cell table:formula="of:=COUNTIF([.A563:.A1876];[.A56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llgemein </text:p>
          </table:table-cell>
          <table:table-cell office:value-type="string">
            <text:p><text:s/>generally</text:p>
          </table:table-cell>
          <table:table-cell/>
          <table:table-cell table:formula="of:=COUNTIF([.A564:.A1877];[.A56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Leder </text:p>
          </table:table-cell>
          <table:table-cell office:value-type="string">
            <text:p><text:s/>leather</text:p>
          </table:table-cell>
          <table:table-cell/>
          <table:table-cell table:formula="of:=COUNTIF([.A565:.A1878];[.A56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as ist es wert </text:p>
          </table:table-cell>
          <table:table-cell office:value-type="string">
            <text:p><text:s/>this is worth it</text:p>
          </table:table-cell>
          <table:table-cell/>
          <table:table-cell table:formula="of:=COUNTIF([.A566:.A1879];[.A56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Lehrbuch </text:p>
          </table:table-cell>
          <table:table-cell office:value-type="string">
            <text:p><text:s/>textbook</text:p>
          </table:table-cell>
          <table:table-cell/>
          <table:table-cell table:formula="of:=COUNTIF([.A567:.A1880];[.A56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as Praktikum </text:p>
          </table:table-cell>
          <table:table-cell office:value-type="string">
            <text:p><text:s/>internship </text:p>
          </table:table-cell>
          <table:table-cell/>
          <table:table-cell table:formula="of:=COUNTIF([.A568:.A1881];[.A56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Nachweis </text:p>
          </table:table-cell>
          <table:table-cell office:value-type="string">
            <text:p><text:s/>proof </text:p>
          </table:table-cell>
          <table:table-cell/>
          <table:table-cell table:formula="of:=COUNTIF([.A569:.A1882];[.A56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Kunststoff </text:p>
          </table:table-cell>
          <table:table-cell office:value-type="string">
            <text:p><text:s/>plastic</text:p>
          </table:table-cell>
          <table:table-cell/>
          <table:table-cell table:formula="of:=COUNTIF([.A570:.A1883];[.A57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Nachdem </text:p>
          </table:table-cell>
          <table:table-cell office:value-type="string">
            <text:p><text:s/>once </text:p>
          </table:table-cell>
          <table:table-cell/>
          <table:table-cell table:formula="of:=COUNTIF([.A571:.A1884];[.A57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fahren </text:p>
          </table:table-cell>
          <table:table-cell office:value-type="string">
            <text:p><text:s/>found </text:p>
          </table:table-cell>
          <table:table-cell/>
          <table:table-cell table:formula="of:=COUNTIF([.A572:.A1885];[.A57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nannt </text:p>
          </table:table-cell>
          <table:table-cell office:value-type="string">
            <text:p><text:s/>given </text:p>
          </table:table-cell>
          <table:table-cell/>
          <table:table-cell table:formula="of:=COUNTIF([.A573:.A1886];[.A57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scheint </text:p>
          </table:table-cell>
          <table:table-cell office:value-type="string">
            <text:p><text:s/>appear </text:p>
          </table:table-cell>
          <table:table-cell/>
          <table:table-cell table:formula="of:=COUNTIF([.A574:.A1887];[.A57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uflage </text:p>
          </table:table-cell>
          <table:table-cell office:value-type="string">
            <text:p><text:s/>edition </text:p>
          </table:table-cell>
          <table:table-cell/>
          <table:table-cell table:formula="of:=COUNTIF([.A575:.A1888];[.A57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inige </text:p>
          </table:table-cell>
          <table:table-cell office:value-type="string">
            <text:p><text:s/>some </text:p>
          </table:table-cell>
          <table:table-cell/>
          <table:table-cell table:formula="of:=COUNTIF([.A576:.A1889];[.A57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Jemand äußert sich nicht klar </text:p>
          </table:table-cell>
          <table:table-cell office:value-type="string">
            <text:p><text:s/>Someone is not clear</text:p>
          </table:table-cell>
          <table:table-cell/>
          <table:table-cell table:formula="of:=COUNTIF([.A577:.A1890];[.A57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Flüchtlinge </text:p>
          </table:table-cell>
          <table:table-cell office:value-type="string">
            <text:p><text:s/>refugees </text:p>
          </table:table-cell>
          <table:table-cell/>
          <table:table-cell table:formula="of:=COUNTIF([.A578:.A1891];[.A57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folgt werden </text:p>
          </table:table-cell>
          <table:table-cell office:value-type="string">
            <text:p><text:s/>are pursued </text:p>
          </table:table-cell>
          <table:table-cell/>
          <table:table-cell table:formula="of:=COUNTIF([.A579:.A1892];[.A57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ufhören </text:p>
          </table:table-cell>
          <table:table-cell office:value-type="string">
            <text:p><text:s/>stop </text:p>
          </table:table-cell>
          <table:table-cell/>
          <table:table-cell table:formula="of:=COUNTIF([.A580:.A1893];[.A58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ie ist vorbei </text:p>
          </table:table-cell>
          <table:table-cell office:value-type="string">
            <text:p><text:s/>it's over on..</text:p>
          </table:table-cell>
          <table:table-cell/>
          <table:table-cell table:formula="of:=COUNTIF([.A581:.A1894];[.A58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Wett-Rennen. </text:p>
          </table:table-cell>
          <table:table-cell office:value-type="string">
            <text:p><text:s/>rice </text:p>
          </table:table-cell>
          <table:table-cell/>
          <table:table-cell table:formula="of:=COUNTIF([.A582:.A1895];[.A58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as ist eine flache Scheibe </text:p>
          </table:table-cell>
          <table:table-cell office:value-type="string">
            <text:p><text:s/>this is a flat disc </text:p>
          </table:table-cell>
          <table:table-cell/>
          <table:table-cell table:formula="of:=COUNTIF([.A583:.A1896];[.A58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ngriffen </text:p>
          </table:table-cell>
          <table:table-cell office:value-type="string">
            <text:p><text:s/>attacked </text:p>
          </table:table-cell>
          <table:table-cell/>
          <table:table-cell table:formula="of:=COUNTIF([.A584:.A1897];[.A58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bsichtlich </text:p>
          </table:table-cell>
          <table:table-cell office:value-type="string">
            <text:p><text:s/>intentionally </text:p>
          </table:table-cell>
          <table:table-cell/>
          <table:table-cell table:formula="of:=COUNTIF([.A585:.A1898];[.A58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fasst </text:p>
          </table:table-cell>
          <table:table-cell office:value-type="string">
            <text:p><text:s/>cought</text:p>
          </table:table-cell>
          <table:table-cell/>
          <table:table-cell table:formula="of:=COUNTIF([.A586:.A1899];[.A58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Wir konnten ihn noch nicht befragen </text:p>
          </table:table-cell>
          <table:table-cell office:value-type="string">
            <text:p><text:s/>we couldn't yet asked him </text:p>
          </table:table-cell>
          <table:table-cell/>
          <table:table-cell table:formula="of:=COUNTIF([.A587:.A1900];[.A58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Terror-Anschlag </text:p>
          </table:table-cell>
          <table:table-cell office:value-type="string">
            <text:p><text:s/>terror attack </text:p>
          </table:table-cell>
          <table:table-cell/>
          <table:table-cell table:formula="of:=COUNTIF([.A588:.A1901];[.A58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taats-Anwalt </text:p>
          </table:table-cell>
          <table:table-cell office:value-type="string">
            <text:p><text:s/>prosecuting attorney </text:p>
          </table:table-cell>
          <table:table-cell/>
          <table:table-cell table:formula="of:=COUNTIF([.A589:.A1902];[.A58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mitteln </text:p>
          </table:table-cell>
          <table:table-cell office:value-type="string">
            <text:p><text:s/>determine </text:p>
          </table:table-cell>
          <table:table-cell/>
          <table:table-cell table:formula="of:=COUNTIF([.A590:.A1903];[.A59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dächtigen </text:p>
          </table:table-cell>
          <table:table-cell office:value-type="string">
            <text:p><text:s/>suspect </text:p>
          </table:table-cell>
          <table:table-cell/>
          <table:table-cell table:formula="of:=COUNTIF([.A591:.A1904];[.A59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kennen </text:p>
          </table:table-cell>
          <table:table-cell office:value-type="string">
            <text:p><text:s/>recognize </text:p>
          </table:table-cell>
          <table:table-cell/>
          <table:table-cell table:formula="of:=COUNTIF([.A592:.A1905];[.A59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aten-Schützer </text:p>
          </table:table-cell>
          <table:table-cell office:value-type="string">
            <text:p><text:s/>data protectionists </text:p>
          </table:table-cell>
          <table:table-cell/>
          <table:table-cell table:formula="of:=COUNTIF([.A593:.A1906];[.A59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orbeigehen </text:p>
          </table:table-cell>
          <table:table-cell office:value-type="string">
            <text:p><text:s/>pass </text:p>
          </table:table-cell>
          <table:table-cell/>
          <table:table-cell table:formula="of:=COUNTIF([.A594:.A1907];[.A59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m Ende wird geguckt, </text:p>
          </table:table-cell>
          <table:table-cell office:value-type="string">
            <text:p><text:s/>in the end it is wathed </text:p>
          </table:table-cell>
          <table:table-cell/>
          <table:table-cell table:formula="of:=COUNTIF([.A595:.A1908];[.A59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überwacht </text:p>
          </table:table-cell>
          <table:table-cell office:value-type="string">
            <text:p><text:s/>monitored </text:p>
          </table:table-cell>
          <table:table-cell/>
          <table:table-cell table:formula="of:=COUNTIF([.A596:.A1909];[.A59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nrecht </text:p>
          </table:table-cell>
          <table:table-cell office:value-type="string">
            <text:p><text:s/>right </text:p>
          </table:table-cell>
          <table:table-cell/>
          <table:table-cell table:formula="of:=COUNTIF([.A597:.A1910];[.A59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 kommt aus dem Haus heraus </text:p>
          </table:table-cell>
          <table:table-cell office:value-type="string">
            <text:p><text:s/>He is coming <text:s/>out of the house</text:p>
          </table:table-cell>
          <table:table-cell/>
          <table:table-cell table:formula="of:=COUNTIF([.A598:.A1911];[.A59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he nich weg </text:p>
          </table:table-cell>
          <table:table-cell office:value-type="string">
            <text:p><text:s/>do not go</text:p>
          </table:table-cell>
          <table:table-cell/>
          <table:table-cell table:formula="of:=COUNTIF([.A599:.A1912];[.A59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Retter </text:p>
          </table:table-cell>
          <table:table-cell office:value-type="string">
            <text:p><text:s/>rescuer </text:p>
          </table:table-cell>
          <table:table-cell/>
          <table:table-cell table:formula="of:=COUNTIF([.A600:.A1913];[.A60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Fahrzeugen </text:p>
          </table:table-cell>
          <table:table-cell office:value-type="string">
            <text:p><text:s/>vehicles </text:p>
          </table:table-cell>
          <table:table-cell/>
          <table:table-cell table:formula="of:=COUNTIF([.A601:.A1914];[.A60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eshalb </text:p>
          </table:table-cell>
          <table:table-cell office:value-type="string">
            <text:p><text:s/>that's why </text:p>
          </table:table-cell>
          <table:table-cell/>
          <table:table-cell table:formula="of:=COUNTIF([.A602:.A1915];[.A60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festgenommen </text:p>
          </table:table-cell>
          <table:table-cell office:value-type="string">
            <text:p><text:s/>arrested </text:p>
          </table:table-cell>
          <table:table-cell/>
          <table:table-cell table:formula="of:=COUNTIF([.A603:.A1916];[.A60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Täter </text:p>
          </table:table-cell>
          <table:table-cell office:value-type="string">
            <text:p><text:s/>offender </text:p>
          </table:table-cell>
          <table:table-cell/>
          <table:table-cell table:formula="of:=COUNTIF([.A604:.A1917];[.A60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walt-tätiger Angriff </text:p>
          </table:table-cell>
          <table:table-cell office:value-type="string">
            <text:p><text:s/>violent attack </text:p>
          </table:table-cell>
          <table:table-cell/>
          <table:table-cell table:formula="of:=COUNTIF([.A605:.A1918];[.A60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rand-Anschläge </text:p>
          </table:table-cell>
          <table:table-cell office:value-type="string">
            <text:p><text:s/>fire attacks </text:p>
          </table:table-cell>
          <table:table-cell/>
          <table:table-cell table:formula="of:=COUNTIF([.A606:.A1919];[.A60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bsicht </text:p>
          </table:table-cell>
          <table:table-cell office:value-type="string">
            <text:p><text:s/>intention </text:p>
          </table:table-cell>
          <table:table-cell/>
          <table:table-cell table:formula="of:=COUNTIF([.A607:.A1920];[.A60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nz:undet </text:p>
          </table:table-cell>
          <table:table-cell office:value-type="string">
            <text:p><text:s/>lit </text:p>
          </table:table-cell>
          <table:table-cell/>
          <table:table-cell table:formula="of:=COUNTIF([.A608:.A1921];[.A60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telle </text:p>
          </table:table-cell>
          <table:table-cell office:value-type="string">
            <text:p><text:s/>position, job </text:p>
          </table:table-cell>
          <table:table-cell/>
          <table:table-cell table:formula="of:=COUNTIF([.A609:.A1922];[.A60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Boden </text:p>
          </table:table-cell>
          <table:table-cell office:value-type="string">
            <text:p><text:s/>the bottom , floor </text:p>
          </table:table-cell>
          <table:table-cell/>
          <table:table-cell table:formula="of:=COUNTIF([.A610:.A1923];[.A61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Schere </text:p>
          </table:table-cell>
          <table:table-cell office:value-type="string">
            <text:p><text:s/>scissors </text:p>
          </table:table-cell>
          <table:table-cell/>
          <table:table-cell table:formula="of:=COUNTIF([.A611:.A1924];[.A61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s Zubeh:or </text:p>
          </table:table-cell>
          <table:table-cell office:value-type="string">
            <text:p><text:s/>the equipment </text:p>
          </table:table-cell>
          <table:table-cell/>
          <table:table-cell table:formula="of:=COUNTIF([.A612:.A1925];[.A61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nter </text:p>
          </table:table-cell>
          <table:table-cell office:value-type="string">
            <text:p><text:s/>under </text:p>
          </table:table-cell>
          <table:table-cell/>
          <table:table-cell table:formula="of:=COUNTIF([.A613:.A1926];[.A61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Keine Ahnung </text:p>
          </table:table-cell>
          <table:table-cell office:value-type="string">
            <text:p><text:s/>no idea </text:p>
          </table:table-cell>
          <table:table-cell/>
          <table:table-cell table:formula="of:=COUNTIF([.A614:.A1927];[.A61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zeihung </text:p>
          </table:table-cell>
          <table:table-cell office:value-type="string">
            <text:p><text:s/>excuse me </text:p>
          </table:table-cell>
          <table:table-cell/>
          <table:table-cell table:formula="of:=COUNTIF([.A615:.A1928];[.A61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Naja </text:p>
          </table:table-cell>
          <table:table-cell office:value-type="string">
            <text:p><text:s/>well </text:p>
          </table:table-cell>
          <table:table-cell/>
          <table:table-cell table:formula="of:=COUNTIF([.A616:.A1929];[.A61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s Radio l:auft </text:p>
          </table:table-cell>
          <table:table-cell office:value-type="string">
            <text:p><text:s/>the radio plays</text:p>
          </table:table-cell>
          <table:table-cell/>
          <table:table-cell table:formula="of:=COUNTIF([.A617:.A1930];[.A61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rüße </text:p>
          </table:table-cell>
          <table:table-cell office:value-type="string">
            <text:p><text:s/>greetings </text:p>
          </table:table-cell>
          <table:table-cell/>
          <table:table-cell table:formula="of:=COUNTIF([.A618:.A1931];[.A61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Notiz </text:p>
          </table:table-cell>
          <table:table-cell office:value-type="string">
            <text:p><text:s/>note</text:p>
          </table:table-cell>
          <table:table-cell/>
          <table:table-cell table:formula="of:=COUNTIF([.A619:.A1932];[.A61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stätigung </text:p>
          </table:table-cell>
          <table:table-cell office:value-type="string">
            <text:p><text:s/>confirmation </text:p>
          </table:table-cell>
          <table:table-cell/>
          <table:table-cell table:formula="of:=COUNTIF([.A620:.A1933];[.A62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mkehren </text:p>
          </table:table-cell>
          <table:table-cell office:value-type="string">
            <text:p><text:s/>turn around </text:p>
          </table:table-cell>
          <table:table-cell/>
          <table:table-cell table:formula="of:=COUNTIF([.A621:.A1934];[.A62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bbrechen </text:p>
          </table:table-cell>
          <table:table-cell office:value-type="string">
            <text:p><text:s/>stop </text:p>
          </table:table-cell>
          <table:table-cell/>
          <table:table-cell table:formula="of:=COUNTIF([.A622:.A1935];[.A62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ufgeben </text:p>
          </table:table-cell>
          <table:table-cell office:value-type="string">
            <text:p><text:s/>give up </text:p>
          </table:table-cell>
          <table:table-cell/>
          <table:table-cell table:formula="of:=COUNTIF([.A623:.A1936];[.A62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enden </text:p>
          </table:table-cell>
          <table:table-cell office:value-type="string">
            <text:p><text:s/>turn around </text:p>
          </table:table-cell>
          <table:table-cell/>
          <table:table-cell table:formula="of:=COUNTIF([.A624:.A1937];[.A62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mdrehen </text:p>
          </table:table-cell>
          <table:table-cell office:value-type="string">
            <text:p><text:s/>turn vasilis123vasilis123vasilis123</text:p>
          </table:table-cell>
          <table:table-cell/>
          <table:table-cell table:formula="of:=COUNTIF([.A625:.A1938];[.A62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s Opfer </text:p>
          </table:table-cell>
          <table:table-cell office:value-type="string">
            <text:p><text:s/>the victim </text:p>
          </table:table-cell>
          <table:table-cell/>
          <table:table-cell table:formula="of:=COUNTIF([.A626:.A1939];[.A62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Ich blute </text:p>
          </table:table-cell>
          <table:table-cell office:value-type="string">
            <text:p><text:s/>i bleed</text:p>
          </table:table-cell>
          <table:table-cell/>
          <table:table-cell table:formula="of:=COUNTIF([.A627:.A1940];[.A62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ntersuchung </text:p>
          </table:table-cell>
          <table:table-cell office:value-type="string">
            <text:p><text:s/>research </text:p>
          </table:table-cell>
          <table:table-cell/>
          <table:table-cell table:formula="of:=COUNTIF([.A628:.A1941];[.A62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Krankenversicherung </text:p>
          </table:table-cell>
          <table:table-cell office:value-type="string">
            <text:p><text:s/>health insurance</text:p>
          </table:table-cell>
          <table:table-cell/>
          <table:table-cell table:formula="of:=COUNTIF([.A629:.A1942];[.A62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s lohnt sich </text:p>
          </table:table-cell>
          <table:table-cell office:value-type="string">
            <text:p><text:s/>is worth it <text:s/></text:p>
          </table:table-cell>
          <table:table-cell/>
          <table:table-cell table:formula="of:=COUNTIF([.A630:.A1943];[.A63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finden </text:p>
          </table:table-cell>
          <table:table-cell office:value-type="string">
            <text:p><text:s/>to locate </text:p>
          </table:table-cell>
          <table:table-cell/>
          <table:table-cell table:formula="of:=COUNTIF([.A631:.A1944];[.A63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ald </text:p>
          </table:table-cell>
          <table:table-cell office:value-type="string">
            <text:p><text:s/>forest </text:p>
          </table:table-cell>
          <table:table-cell/>
          <table:table-cell table:formula="of:=COUNTIF([.A632:.A1945];[.A63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oden </text:p>
          </table:table-cell>
          <table:table-cell office:value-type="string">
            <text:p><text:s/>floor </text:p>
          </table:table-cell>
          <table:table-cell/>
          <table:table-cell table:formula="of:=COUNTIF([.A633:.A1946];[.A63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Regen </text:p>
          </table:table-cell>
          <table:table-cell office:value-type="string">
            <text:p><text:s/>the rain </text:p>
          </table:table-cell>
          <table:table-cell/>
          <table:table-cell table:formula="of:=COUNTIF([.A634:.A1947];[.A63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ie wird sich melden </text:p>
          </table:table-cell>
          <table:table-cell office:value-type="string">
            <text:p><text:s/>she will get in touch</text:p>
          </table:table-cell>
          <table:table-cell/>
          <table:table-cell table:formula="of:=COUNTIF([.A635:.A1948];[.A63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auern </text:p>
          </table:table-cell>
          <table:table-cell office:value-type="string">
            <text:p><text:s/>farmers </text:p>
          </table:table-cell>
          <table:table-cell/>
          <table:table-cell table:formula="of:=COUNTIF([.A636:.A1949];[.A63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Anrede </text:p>
          </table:table-cell>
          <table:table-cell office:value-type="string">
            <text:p><text:s/>the salutation </text:p>
          </table:table-cell>
          <table:table-cell/>
          <table:table-cell table:formula="of:=COUNTIF([.A637:.A1950];[.A63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Heizung </text:p>
          </table:table-cell>
          <table:table-cell office:value-type="string">
            <text:p><text:s/>the heating </text:p>
          </table:table-cell>
          <table:table-cell/>
          <table:table-cell table:formula="of:=COUNTIF([.A638:.A1951];[.A63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mzug </text:p>
          </table:table-cell>
          <table:table-cell office:value-type="string">
            <text:p><text:s/>relocation , move</text:p>
          </table:table-cell>
          <table:table-cell/>
          <table:table-cell table:formula="of:=COUNTIF([.A639:.A1952];[.A63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eife </text:p>
          </table:table-cell>
          <table:table-cell office:value-type="string">
            <text:p><text:s/>soap </text:p>
          </table:table-cell>
          <table:table-cell/>
          <table:table-cell table:formula="of:=COUNTIF([.A640:.A1953];[.A64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:uste </text:p>
          </table:table-cell>
          <table:table-cell office:value-type="string">
            <text:p><text:s/>desert</text:p>
          </table:table-cell>
          <table:table-cell/>
          <table:table-cell table:formula="of:=COUNTIF([.A641:.A1954];[.A64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Landwirtsschaft </text:p>
          </table:table-cell>
          <table:table-cell office:value-type="string">
            <text:p><text:s/>farming</text:p>
          </table:table-cell>
          <table:table-cell/>
          <table:table-cell table:formula="of:=COUNTIF([.A642:.A1955];[.A64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Power is scarce </text:p>
          </table:table-cell>
          <table:table-cell office:value-type="string">
            <text:p><text:s/>Der Strom ist knapp </text:p>
          </table:table-cell>
          <table:table-cell/>
          <table:table-cell table:formula="of:=COUNTIF([.A643:.A1956];[.A64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ankruptcy application </text:p>
          </table:table-cell>
          <table:table-cell office:value-type="string">
            <text:p><text:s/>Insolvenz-Antrag </text:p>
          </table:table-cell>
          <table:table-cell/>
          <table:table-cell table:formula="of:=COUNTIF([.A644:.A1957];[.A64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ir Berlin is broke </text:p>
          </table:table-cell>
          <table:table-cell office:value-type="string">
            <text:p><text:s/>Air Berlin ist pleite </text:p>
          </table:table-cell>
          <table:table-cell/>
          <table:table-cell table:formula="of:=COUNTIF([.A645:.A1958];[.A64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chulden </text:p>
          </table:table-cell>
          <table:table-cell office:value-type="string">
            <text:p><text:s/>debts </text:p>
          </table:table-cell>
          <table:table-cell/>
          <table:table-cell table:formula="of:=COUNTIF([.A646:.A1959];[.A64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hinderung </text:p>
          </table:table-cell>
          <table:table-cell office:value-type="string">
            <text:p><text:s/>dissability </text:p>
          </table:table-cell>
          <table:table-cell/>
          <table:table-cell table:formula="of:=COUNTIF([.A647:.A1960];[.A64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istige </text:p>
          </table:table-cell>
          <table:table-cell office:value-type="string">
            <text:p><text:s/>mental </text:p>
          </table:table-cell>
          <table:table-cell/>
          <table:table-cell table:formula="of:=COUNTIF([.A648:.A1961];[.A64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inen solchen Menschen nennt man Betreuer </text:p>
          </table:table-cell>
          <table:table-cell office:value-type="string">
            <text:p><text:s/>Such a man is called the guardian</text:p>
          </table:table-cell>
          <table:table-cell/>
          <table:table-cell table:formula="of:=COUNTIF([.A649:.A1962];[.A64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Menschen auszuschlieβen </text:p>
          </table:table-cell>
          <table:table-cell office:value-type="string">
            <text:p><text:s/>people to exclude </text:p>
          </table:table-cell>
          <table:table-cell/>
          <table:table-cell table:formula="of:=COUNTIF([.A650:.A1963];[.A65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tonen </text:p>
          </table:table-cell>
          <table:table-cell office:value-type="string">
            <text:p><text:s/>emphasize </text:p>
          </table:table-cell>
          <table:table-cell/>
          <table:table-cell table:formula="of:=COUNTIF([.A651:.A1964];[.A65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rechtigkeit </text:p>
          </table:table-cell>
          <table:table-cell office:value-type="string">
            <text:p><text:s/>justice </text:p>
          </table:table-cell>
          <table:table-cell/>
          <table:table-cell table:formula="of:=COUNTIF([.A652:.A1965];[.A65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Retter </text:p>
          </table:table-cell>
          <table:table-cell office:value-type="string">
            <text:p><text:s/>rescuer </text:p>
          </table:table-cell>
          <table:table-cell/>
          <table:table-cell table:formula="of:=COUNTIF([.A653:.A1966];[.A65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Menschen-Menge </text:p>
          </table:table-cell>
          <table:table-cell office:value-type="string">
            <text:p><text:s/>crowd </text:p>
          </table:table-cell>
          <table:table-cell/>
          <table:table-cell table:formula="of:=COUNTIF([.A654:.A1967];[.A65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nzünden </text:p>
          </table:table-cell>
          <table:table-cell office:value-type="string">
            <text:p><text:s/>to light </text:p>
          </table:table-cell>
          <table:table-cell/>
          <table:table-cell table:formula="of:=COUNTIF([.A655:.A1968];[.A65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trenge </text:p>
          </table:table-cell>
          <table:table-cell office:value-type="string">
            <text:p><text:s/>strict </text:p>
          </table:table-cell>
          <table:table-cell/>
          <table:table-cell table:formula="of:=COUNTIF([.A656:.A1969];[.A65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breiten </text:p>
          </table:table-cell>
          <table:table-cell office:value-type="string">
            <text:p><text:s/>to spread </text:p>
          </table:table-cell>
          <table:table-cell/>
          <table:table-cell table:formula="of:=COUNTIF([.A657:.A1970];[.A65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ass </text:p>
          </table:table-cell>
          <table:table-cell office:value-type="string">
            <text:p><text:s/>hate </text:p>
          </table:table-cell>
          <table:table-cell/>
          <table:table-cell table:formula="of:=COUNTIF([.A658:.A1971];[.A65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lten </text:p>
          </table:table-cell>
          <table:table-cell office:value-type="string">
            <text:p><text:s/>apply </text:p>
          </table:table-cell>
          <table:table-cell/>
          <table:table-cell table:formula="of:=COUNTIF([.A659:.A1972];[.A65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meinschaft </text:p>
          </table:table-cell>
          <table:table-cell office:value-type="string">
            <text:p><text:s/>community </text:p>
          </table:table-cell>
          <table:table-cell/>
          <table:table-cell table:formula="of:=COUNTIF([.A660:.A1973];[.A66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her rechte </text:p>
          </table:table-cell>
          <table:table-cell office:value-type="string">
            <text:p><text:s/>rather rights </text:p>
          </table:table-cell>
          <table:table-cell/>
          <table:table-cell table:formula="of:=COUNTIF([.A661:.A1974];[.A66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ettbewerb </text:p>
          </table:table-cell>
          <table:table-cell office:value-type="string">
            <text:p><text:s/>combetition </text:p>
          </table:table-cell>
          <table:table-cell/>
          <table:table-cell table:formula="of:=COUNTIF([.A662:.A1975];[.A66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anstaltung </text:p>
          </table:table-cell>
          <table:table-cell office:value-type="string">
            <text:p><text:s/>event </text:p>
          </table:table-cell>
          <table:table-cell/>
          <table:table-cell table:formula="of:=COUNTIF([.A663:.A1976];[.A66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orschriften </text:p>
          </table:table-cell>
          <table:table-cell office:value-type="string">
            <text:p><text:s/>regulations </text:p>
          </table:table-cell>
          <table:table-cell/>
          <table:table-cell table:formula="of:=COUNTIF([.A664:.A1977];[.A66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ieger </text:p>
          </table:table-cell>
          <table:table-cell office:value-type="string">
            <text:p><text:s/>winner </text:p>
          </table:table-cell>
          <table:table-cell/>
          <table:table-cell table:formula="of:=COUNTIF([.A665:.A1978];[.A66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r hielt seine Rede </text:p>
          </table:table-cell>
          <table:table-cell office:value-type="string">
            <text:p><text:s/>he gave his speech </text:p>
          </table:table-cell>
          <table:table-cell/>
          <table:table-cell table:formula="of:=COUNTIF([.A666:.A1979];[.A66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enden </text:p>
          </table:table-cell>
          <table:table-cell office:value-type="string">
            <text:p><text:s/>to send</text:p>
          </table:table-cell>
          <table:table-cell/>
          <table:table-cell table:formula="of:=COUNTIF([.A667:.A1980];[.A66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Briefkasten </text:p>
          </table:table-cell>
          <table:table-cell office:value-type="string">
            <text:p><text:s/>postbox </text:p>
          </table:table-cell>
          <table:table-cell/>
          <table:table-cell table:formula="of:=COUNTIF([.A668:.A1981];[.A66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überwiesen </text:p>
          </table:table-cell>
          <table:table-cell office:value-type="string">
            <text:p><text:s/>transfered </text:p>
          </table:table-cell>
          <table:table-cell/>
          <table:table-cell table:formula="of:=COUNTIF([.A669:.A1982];[.A66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I have never walked to your house </text:p>
          </table:table-cell>
          <table:table-cell office:value-type="string">
            <text:p><text:s/>Ich bin noch nie zu deinem Haus gelaufen </text:p>
          </table:table-cell>
          <table:table-cell/>
          <table:table-cell table:formula="of:=COUNTIF([.A670:.A1983];[.A67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d you swim to the island </text:p>
          </table:table-cell>
          <table:table-cell office:value-type="string">
            <text:p><text:s/>Bist du zur Insel geschwommen?</text:p>
          </table:table-cell>
          <table:table-cell/>
          <table:table-cell table:formula="of:=COUNTIF([.A671:.A1984];[.A67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I did not like it </text:p>
          </table:table-cell>
          <table:table-cell office:value-type="string">
            <text:p><text:s/>Ich habe es nicht gemocht </text:p>
          </table:table-cell>
          <table:table-cell/>
          <table:table-cell table:formula="of:=COUNTIF([.A672:.A1985];[.A67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laufen </text:p>
          </table:table-cell>
          <table:table-cell office:value-type="string">
            <text:p><text:s/>walked</text:p>
          </table:table-cell>
          <table:table-cell/>
          <table:table-cell table:formula="of:=COUNTIF([.A673:.A1986];[.A67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f:ugbar </text:p>
          </table:table-cell>
          <table:table-cell office:value-type="string">
            <text:p><text:s/>free, available</text:p>
          </table:table-cell>
          <table:table-cell/>
          <table:table-cell table:formula="of:=COUNTIF([.A674:.A1987];[.A67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pflichtet </text:p>
          </table:table-cell>
          <table:table-cell office:value-type="string">
            <text:p><text:s/>commited</text:p>
          </table:table-cell>
          <table:table-cell/>
          <table:table-cell table:formula="of:=COUNTIF([.A675:.A1988];[.A67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There are not toys at all in this quarter </text:p>
          </table:table-cell>
          <table:table-cell office:value-type="string">
            <text:p><text:s/>es gibt keinerlei Spielzeuge in diesem Quartal</text:p>
          </table:table-cell>
          <table:table-cell/>
          <table:table-cell table:formula="of:=COUNTIF([.A676:.A1989];[.A67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Je mehr, desto besser </text:p>
          </table:table-cell>
          <table:table-cell office:value-type="string">
            <text:p><text:s/>the more the better</text:p>
          </table:table-cell>
          <table:table-cell/>
          <table:table-cell table:formula="of:=COUNTIF([.A677:.A1990];[.A67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u has zehlreiche Werkzeuge </text:p>
          </table:table-cell>
          <table:table-cell office:value-type="string">
            <text:p><text:s/>you have numerous tools</text:p>
          </table:table-cell>
          <table:table-cell/>
          <table:table-cell table:formula="of:=COUNTIF([.A678:.A1991];[.A67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Best:atigung </text:p>
          </table:table-cell>
          <table:table-cell office:value-type="string">
            <text:p><text:s/>the verification </text:p>
          </table:table-cell>
          <table:table-cell/>
          <table:table-cell table:formula="of:=COUNTIF([.A679:.A1992];[.A67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Meldung </text:p>
          </table:table-cell>
          <table:table-cell office:value-type="string">
            <text:p><text:s/>the declaration </text:p>
          </table:table-cell>
          <table:table-cell/>
          <table:table-cell table:formula="of:=COUNTIF([.A680:.A1993];[.A68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:offentlichen </text:p>
          </table:table-cell>
          <table:table-cell office:value-type="string">
            <text:p><text:s/>publish </text:p>
          </table:table-cell>
          <table:table-cell/>
          <table:table-cell table:formula="of:=COUNTIF([.A681:.A1994];[.A68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Metteilung </text:p>
          </table:table-cell>
          <table:table-cell office:value-type="string">
            <text:p><text:s/>the message </text:p>
          </table:table-cell>
          <table:table-cell/>
          <table:table-cell table:formula="of:=COUNTIF([.A682:.A1995];[.A68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s Taschenbuch </text:p>
          </table:table-cell>
          <table:table-cell office:value-type="string">
            <text:p><text:s/>the pocket book</text:p>
          </table:table-cell>
          <table:table-cell/>
          <table:table-cell table:formula="of:=COUNTIF([.A683:.A1996];[.A68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Nachschub </text:p>
          </table:table-cell>
          <table:table-cell office:value-type="string">
            <text:p><text:s/>supplies </text:p>
          </table:table-cell>
          <table:table-cell/>
          <table:table-cell table:formula="of:=COUNTIF([.A684:.A1997];[.A68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ll </text:p>
          </table:table-cell>
          <table:table-cell office:value-type="string">
            <text:p><text:s/>space </text:p>
          </table:table-cell>
          <table:table-cell/>
          <table:table-cell table:formula="of:=COUNTIF([.A685:.A1998];[.A68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eltraum </text:p>
          </table:table-cell>
          <table:table-cell office:value-type="string">
            <text:p><text:s/>space</text:p>
          </table:table-cell>
          <table:table-cell/>
          <table:table-cell table:formula="of:=COUNTIF([.A686:.A1999];[.A68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usrüstung </text:p>
          </table:table-cell>
          <table:table-cell office:value-type="string">
            <text:p><text:s/>equipment </text:p>
          </table:table-cell>
          <table:table-cell/>
          <table:table-cell table:formula="of:=COUNTIF([.A687:.A2000];[.A68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bracht </text:p>
          </table:table-cell>
          <table:table-cell office:value-type="string">
            <text:p><text:s/>brought </text:p>
          </table:table-cell>
          <table:table-cell/>
          <table:table-cell table:formula="of:=COUNTIF([.A688:.A2001];[.A68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schossen </text:p>
          </table:table-cell>
          <table:table-cell office:value-type="string">
            <text:p><text:s/>shot </text:p>
          </table:table-cell>
          <table:table-cell/>
          <table:table-cell table:formula="of:=COUNTIF([.A689:.A2002];[.A68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heilt </text:p>
          </table:table-cell>
          <table:table-cell office:value-type="string">
            <text:p><text:s/>healed </text:p>
          </table:table-cell>
          <table:table-cell/>
          <table:table-cell table:formula="of:=COUNTIF([.A690:.A2003];[.A69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nn dort gibt es keine Schwer-Kraft </text:p>
          </table:table-cell>
          <table:table-cell office:value-type="string">
            <text:p><text:s/>because there is no gravity force there</text:p>
          </table:table-cell>
          <table:table-cell/>
          <table:table-cell table:formula="of:=COUNTIF([.A691:.A2004];[.A69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genstände </text:p>
          </table:table-cell>
          <table:table-cell office:value-type="string">
            <text:p><text:s/>objects </text:p>
          </table:table-cell>
          <table:table-cell/>
          <table:table-cell table:formula="of:=COUNTIF([.A692:.A2005];[.A69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chwer-Kraft </text:p>
          </table:table-cell>
          <table:table-cell office:value-type="string">
            <text:p><text:s/>gravity </text:p>
          </table:table-cell>
          <table:table-cell/>
          <table:table-cell table:formula="of:=COUNTIF([.A693:.A2006];[.A69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räten </text:p>
          </table:table-cell>
          <table:table-cell office:value-type="string">
            <text:p><text:s/>devices </text:p>
          </table:table-cell>
          <table:table-cell/>
          <table:table-cell table:formula="of:=COUNTIF([.A694:.A2007];[.A69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messen </text:p>
          </table:table-cell>
          <table:table-cell office:value-type="string">
            <text:p><text:s/>to measure </text:p>
          </table:table-cell>
          <table:table-cell/>
          <table:table-cell table:formula="of:=COUNTIF([.A695:.A2008];[.A69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Raum-Fahrer </text:p>
          </table:table-cell>
          <table:table-cell office:value-type="string">
            <text:p><text:s/>spaceman </text:p>
          </table:table-cell>
          <table:table-cell/>
          <table:table-cell table:formula="of:=COUNTIF([.A696:.A2009];[.A69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kreist </text:p>
          </table:table-cell>
          <table:table-cell office:value-type="string">
            <text:p><text:s/>circles </text:p>
          </table:table-cell>
          <table:table-cell/>
          <table:table-cell table:formula="of:=COUNTIF([.A697:.A2010];[.A69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orräte </text:p>
          </table:table-cell>
          <table:table-cell office:value-type="string">
            <text:p><text:s/>stocks</text:p>
          </table:table-cell>
          <table:table-cell/>
          <table:table-cell table:formula="of:=COUNTIF([.A698:.A2011];[.A69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bindungen </text:p>
          </table:table-cell>
          <table:table-cell office:value-type="string">
            <text:p><text:s/>connections</text:p>
          </table:table-cell>
          <table:table-cell/>
          <table:table-cell table:formula="of:=COUNTIF([.A699:.A2012];[.A69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open doors </text:p>
          </table:table-cell>
          <table:table-cell office:value-type="string">
            <text:p><text:s/>offenen T:uren</text:p>
          </table:table-cell>
          <table:table-cell/>
          <table:table-cell table:formula="of:=COUNTIF([.A700:.A2013];[.A70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e wants another loaf of bread </text:p>
          </table:table-cell>
          <table:table-cell office:value-type="string">
            <text:p><text:s/>er will noch ein Brot</text:p>
          </table:table-cell>
          <table:table-cell/>
          <table:table-cell table:formula="of:=COUNTIF([.A701:.A2014];[.A70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:unsche mir </text:p>
          </table:table-cell>
          <table:table-cell office:value-type="string">
            <text:p><text:s/>wish for</text:p>
          </table:table-cell>
          <table:table-cell/>
          <table:table-cell table:formula="of:=COUNTIF([.A702:.A2015];[.A70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r sorgt </text:p>
          </table:table-cell>
          <table:table-cell office:value-type="string">
            <text:p><text:s/>he worries</text:p>
          </table:table-cell>
          <table:table-cell/>
          <table:table-cell table:formula="of:=COUNTIF([.A703:.A2016];[.A70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nschauen </text:p>
          </table:table-cell>
          <table:table-cell office:value-type="string">
            <text:p><text:s/>examine </text:p>
          </table:table-cell>
          <table:table-cell/>
          <table:table-cell table:formula="of:=COUNTIF([.A704:.A2017];[.A70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Ich erinnere mich nicht </text:p>
          </table:table-cell>
          <table:table-cell office:value-type="string">
            <text:p><text:s/>i do not remember</text:p>
          </table:table-cell>
          <table:table-cell/>
          <table:table-cell table:formula="of:=COUNTIF([.A705:.A2018];[.A70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ascht </text:p>
          </table:table-cell>
          <table:table-cell office:value-type="string">
            <text:p><text:s/>wash </text:p>
          </table:table-cell>
          <table:table-cell/>
          <table:table-cell table:formula="of:=COUNTIF([.A706:.A2019];[.A70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intragen </text:p>
          </table:table-cell>
          <table:table-cell office:value-type="string">
            <text:p><text:s/>register </text:p>
          </table:table-cell>
          <table:table-cell/>
          <table:table-cell table:formula="of:=COUNTIF([.A707:.A2020];[.A70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twins </text:p>
          </table:table-cell>
          <table:table-cell office:value-type="string">
            <text:p><text:s/>Zwillinge</text:p>
          </table:table-cell>
          <table:table-cell/>
          <table:table-cell table:formula="of:=COUNTIF([.A708:.A2021];[.A70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rgrossmutter </text:p>
          </table:table-cell>
          <table:table-cell office:value-type="string">
            <text:p><text:s/>great - grandmother</text:p>
          </table:table-cell>
          <table:table-cell/>
          <table:table-cell table:formula="of:=COUNTIF([.A709:.A2022];[.A70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nkel </text:p>
          </table:table-cell>
          <table:table-cell office:value-type="string">
            <text:p><text:s/>grandchildren</text:p>
          </table:table-cell>
          <table:table-cell/>
          <table:table-cell table:formula="of:=COUNTIF([.A710:.A2023];[.A71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Nichten </text:p>
          </table:table-cell>
          <table:table-cell office:value-type="string">
            <text:p><text:s/>nieces</text:p>
          </table:table-cell>
          <table:table-cell/>
          <table:table-cell table:formula="of:=COUNTIF([.A711:.A2024];[.A71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Neffen </text:p>
          </table:table-cell>
          <table:table-cell office:value-type="string">
            <text:p><text:s/>nephews</text:p>
          </table:table-cell>
          <table:table-cell/>
          <table:table-cell table:formula="of:=COUNTIF([.A712:.A2025];[.A71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öffentlicht </text:p>
          </table:table-cell>
          <table:table-cell office:value-type="string">
            <text:p><text:s/>released </text:p>
          </table:table-cell>
          <table:table-cell/>
          <table:table-cell table:formula="of:=COUNTIF([.A713:.A2026];[.A71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usstellung </text:p>
          </table:table-cell>
          <table:table-cell office:value-type="string">
            <text:p><text:s/>excibition </text:p>
          </table:table-cell>
          <table:table-cell/>
          <table:table-cell table:formula="of:=COUNTIF([.A714:.A2027];[.A71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nzug </text:p>
          </table:table-cell>
          <table:table-cell office:value-type="string">
            <text:p><text:s text:c="2"/>suit </text:p>
          </table:table-cell>
          <table:table-cell/>
          <table:table-cell table:formula="of:=COUNTIF([.A715:.A2028];[.A71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rossartig </text:p>
          </table:table-cell>
          <table:table-cell office:value-type="string">
            <text:p><text:s/>great!</text:p>
          </table:table-cell>
          <table:table-cell/>
          <table:table-cell table:formula="of:=COUNTIF([.A716:.A2029];[.A71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The road led east </text:p>
          </table:table-cell>
          <table:table-cell office:value-type="string">
            <text:p><text:s/>Die Strasse f:uhrte nach Osten</text:p>
          </table:table-cell>
          <table:table-cell/>
          <table:table-cell table:formula="of:=COUNTIF([.A717:.A2030];[.A71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It began on Monday </text:p>
          </table:table-cell>
          <table:table-cell office:value-type="string">
            <text:p><text:s/>es begann am Montag</text:p>
          </table:table-cell>
          <table:table-cell/>
          <table:table-cell table:formula="of:=COUNTIF([.A718:.A2031];[.A71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Kochen </text:p>
          </table:table-cell>
          <table:table-cell office:value-type="string">
            <text:p><text:s/>to cook </text:p>
          </table:table-cell>
          <table:table-cell/>
          <table:table-cell table:formula="of:=COUNTIF([.A719:.A2032];[.A71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orher </text:p>
          </table:table-cell>
          <table:table-cell office:value-type="string">
            <text:p><text:s/>beforehand </text:p>
          </table:table-cell>
          <table:table-cell/>
          <table:table-cell table:formula="of:=COUNTIF([.A720:.A2033];[.A72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ktualisieren </text:p>
          </table:table-cell>
          <table:table-cell office:value-type="string">
            <text:p><text:s/>update</text:p>
          </table:table-cell>
          <table:table-cell/>
          <table:table-cell table:formula="of:=COUNTIF([.A721:.A2034];[.A72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laden </text:p>
          </table:table-cell>
          <table:table-cell office:value-type="string">
            <text:p><text:s/>load</text:p>
          </table:table-cell>
          <table:table-cell/>
          <table:table-cell table:formula="of:=COUNTIF([.A722:.A2035];[.A72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Anhang </text:p>
          </table:table-cell>
          <table:table-cell office:value-type="string">
            <text:p><text:s/>attachment </text:p>
          </table:table-cell>
          <table:table-cell/>
          <table:table-cell table:formula="of:=COUNTIF([.A723:.A2036];[.A72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rziehung </text:p>
          </table:table-cell>
          <table:table-cell office:value-type="string">
            <text:p><text:s/>education </text:p>
          </table:table-cell>
          <table:table-cell/>
          <table:table-cell table:formula="of:=COUNTIF([.A724:.A2037];[.A72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nterricht </text:p>
          </table:table-cell>
          <table:table-cell office:value-type="string">
            <text:p><text:s/>lesson </text:p>
          </table:table-cell>
          <table:table-cell/>
          <table:table-cell table:formula="of:=COUNTIF([.A725:.A2038];[.A72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Lehre </text:p>
          </table:table-cell>
          <table:table-cell office:value-type="string">
            <text:p><text:s/>the apprenticeship</text:p>
          </table:table-cell>
          <table:table-cell/>
          <table:table-cell table:formula="of:=COUNTIF([.A726:.A2039];[.A72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rundschule </text:p>
          </table:table-cell>
          <table:table-cell office:value-type="string">
            <text:p><text:s/>grade school </text:p>
          </table:table-cell>
          <table:table-cell/>
          <table:table-cell table:formula="of:=COUNTIF([.A727:.A2040];[.A72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s Kabel </text:p>
          </table:table-cell>
          <table:table-cell office:value-type="string">
            <text:p><text:s/>the cable </text:p>
          </table:table-cell>
          <table:table-cell/>
          <table:table-cell table:formula="of:=COUNTIF([.A728:.A2041];[.A72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Tastatur </text:p>
          </table:table-cell>
          <table:table-cell office:value-type="string">
            <text:p><text:s/>the keyboard </text:p>
          </table:table-cell>
          <table:table-cell/>
          <table:table-cell table:formula="of:=COUNTIF([.A729:.A2042];[.A72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Festplatte </text:p>
          </table:table-cell>
          <table:table-cell office:value-type="string">
            <text:p><text:s/>hard drive </text:p>
          </table:table-cell>
          <table:table-cell/>
          <table:table-cell table:formula="of:=COUNTIF([.A730:.A2043];[.A73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information </text:p>
          </table:table-cell>
          <table:table-cell office:value-type="string">
            <text:p><text:s/>Auskunft, Informationen </text:p>
          </table:table-cell>
          <table:table-cell/>
          <table:table-cell table:formula="of:=COUNTIF([.A731:.A2044];[.A73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ttentater </text:p>
          </table:table-cell>
          <table:table-cell office:value-type="string">
            <text:p><text:s/>assasin </text:p>
          </table:table-cell>
          <table:table-cell/>
          <table:table-cell table:formula="of:=COUNTIF([.A732:.A2045];[.A73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flohen </text:p>
          </table:table-cell>
          <table:table-cell office:value-type="string">
            <text:p><text:s/>fled </text:p>
          </table:table-cell>
          <table:table-cell/>
          <table:table-cell table:formula="of:=COUNTIF([.A733:.A2046];[.A73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ntdeckt </text:p>
          </table:table-cell>
          <table:table-cell office:value-type="string">
            <text:p><text:s/>discovered </text:p>
          </table:table-cell>
          <table:table-cell/>
          <table:table-cell table:formula="of:=COUNTIF([.A734:.A2047];[.A73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überlebt </text:p>
          </table:table-cell>
          <table:table-cell office:value-type="string">
            <text:p><text:s/>survived </text:p>
          </table:table-cell>
          <table:table-cell/>
          <table:table-cell table:formula="of:=COUNTIF([.A735:.A2048];[.A73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igentlich </text:p>
          </table:table-cell>
          <table:table-cell office:value-type="string">
            <text:p><text:s/>actually </text:p>
          </table:table-cell>
          <table:table-cell/>
          <table:table-cell table:formula="of:=COUNTIF([.A736:.A2049];[.A73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steckt </text:p>
          </table:table-cell>
          <table:table-cell office:value-type="string">
            <text:p><text:s/>hidden </text:p>
          </table:table-cell>
          <table:table-cell/>
          <table:table-cell table:formula="of:=COUNTIF([.A737:.A2050];[.A73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ändern </text:p>
          </table:table-cell>
          <table:table-cell office:value-type="string">
            <text:p><text:s/>to change </text:p>
          </table:table-cell>
          <table:table-cell/>
          <table:table-cell table:formula="of:=COUNTIF([.A738:.A2051];[.A73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ntführen </text:p>
          </table:table-cell>
          <table:table-cell office:value-type="string">
            <text:p><text:s/>kidnap </text:p>
          </table:table-cell>
          <table:table-cell/>
          <table:table-cell table:formula="of:=COUNTIF([.A739:.A2052];[.A73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zu erreichen </text:p>
          </table:table-cell>
          <table:table-cell office:value-type="string">
            <text:p><text:s/>to reach </text:p>
          </table:table-cell>
          <table:table-cell/>
          <table:table-cell table:formula="of:=COUNTIF([.A740:.A2053];[.A74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Ärger wegen Abgasen </text:p>
          </table:table-cell>
          <table:table-cell office:value-type="string">
            <text:p><text:s/>problem with exaust gasses </text:p>
          </table:table-cell>
          <table:table-cell/>
          <table:table-cell table:formula="of:=COUNTIF([.A741:.A2054];[.A74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iftig für </text:p>
          </table:table-cell>
          <table:table-cell office:value-type="string">
            <text:p><text:s/>toxic for </text:p>
          </table:table-cell>
          <table:table-cell/>
          <table:table-cell table:formula="of:=COUNTIF([.A742:.A2055];[.A74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logen </text:p>
          </table:table-cell>
          <table:table-cell office:value-type="string">
            <text:p><text:s/>lied </text:p>
          </table:table-cell>
          <table:table-cell/>
          <table:table-cell table:formula="of:=COUNTIF([.A743:.A2056];[.A74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au-Teile </text:p>
          </table:table-cell>
          <table:table-cell office:value-type="string">
            <text:p><text:s/>construction parts Bau -Te</text:p>
          </table:table-cell>
          <table:table-cell/>
          <table:table-cell table:formula="of:=COUNTIF([.A744:.A2057];[.A74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egen der ..</text:p>
          </table:table-cell>
          <table:table-cell office:value-type="string">
            <text:p><text:s/>because of the ...</text:p>
          </table:table-cell>
          <table:table-cell/>
          <table:table-cell table:formula="of:=COUNTIF([.A745:.A2058];[.A74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s reicht nicht aus </text:p>
          </table:table-cell>
          <table:table-cell office:value-type="string">
            <text:p><text:s/>this is not enough</text:p>
          </table:table-cell>
          <table:table-cell/>
          <table:table-cell table:formula="of:=COUNTIF([.A746:.A2059];[.A74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Pflanzen <text:s/></text:p>
          </table:table-cell>
          <table:table-cell office:value-type="string">
            <text:p><text:s/>plants </text:p>
          </table:table-cell>
          <table:table-cell/>
          <table:table-cell table:formula="of:=COUNTIF([.A747:.A2060];[.A74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mweltschutz </text:p>
          </table:table-cell>
          <table:table-cell office:value-type="string">
            <text:p><text:s/>environmental protection</text:p>
          </table:table-cell>
          <table:table-cell/>
          <table:table-cell table:formula="of:=COUNTIF([.A748:.A2061];[.A74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schmutzen </text:p>
          </table:table-cell>
          <table:table-cell office:value-type="string">
            <text:p><text:s/>to pollute </text:p>
          </table:table-cell>
          <table:table-cell/>
          <table:table-cell table:formula="of:=COUNTIF([.A749:.A2062];[.A74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Müll </text:p>
          </table:table-cell>
          <table:table-cell office:value-type="string">
            <text:p><text:s/>rubbish </text:p>
          </table:table-cell>
          <table:table-cell/>
          <table:table-cell table:formula="of:=COUNTIF([.A750:.A2063];[.A75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:ubersetzung </text:p>
          </table:table-cell>
          <table:table-cell office:value-type="string">
            <text:p><text:s/>the translation</text:p>
          </table:table-cell>
          <table:table-cell/>
          <table:table-cell table:formula="of:=COUNTIF([.A751:.A2064];[.A75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schreibung </text:p>
          </table:table-cell>
          <table:table-cell office:value-type="string">
            <text:p><text:s/>the delineation, description </text:p>
          </table:table-cell>
          <table:table-cell/>
          <table:table-cell table:formula="of:=COUNTIF([.A752:.A2065];[.A75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richte </text:p>
          </table:table-cell>
          <table:table-cell office:value-type="string">
            <text:p><text:s/>reports</text:p>
          </table:table-cell>
          <table:table-cell/>
          <table:table-cell table:formula="of:=COUNTIF([.A753:.A2066];[.A75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I accept your opinion </text:p>
          </table:table-cell>
          <table:table-cell office:value-type="string">
            <text:p><text:s/>Ich akseptiere deine Meinung</text:p>
          </table:table-cell>
          <table:table-cell/>
          <table:table-cell table:formula="of:=COUNTIF([.A754:.A2067];[.A75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Zustimmung </text:p>
          </table:table-cell>
          <table:table-cell office:value-type="string">
            <text:p><text:s/>aproval</text:p>
          </table:table-cell>
          <table:table-cell/>
          <table:table-cell table:formula="of:=COUNTIF([.A755:.A2068];[.A75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Inhaber </text:p>
          </table:table-cell>
          <table:table-cell office:value-type="string">
            <text:p><text:s/>the owner </text:p>
          </table:table-cell>
          <table:table-cell/>
          <table:table-cell table:formula="of:=COUNTIF([.A756:.A2069];[.A75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Mitglied </text:p>
          </table:table-cell>
          <table:table-cell office:value-type="string">
            <text:p><text:s/>member </text:p>
          </table:table-cell>
          <table:table-cell/>
          <table:table-cell table:formula="of:=COUNTIF([.A757:.A2070];[.A75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rbeitserlaubnis </text:p>
          </table:table-cell>
          <table:table-cell office:value-type="string">
            <text:p><text:s/>work permit </text:p>
          </table:table-cell>
          <table:table-cell/>
          <table:table-cell table:formula="of:=COUNTIF([.A758:.A2071];[.A75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as bietest du </text:p>
          </table:table-cell>
          <table:table-cell office:value-type="string">
            <text:p><text:s/>what do you offer</text:p>
          </table:table-cell>
          <table:table-cell/>
          <table:table-cell table:formula="of:=COUNTIF([.A759:.A2072];[.A75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ktien </text:p>
          </table:table-cell>
          <table:table-cell office:value-type="string">
            <text:p><text:s/>stocks , shares</text:p>
          </table:table-cell>
          <table:table-cell/>
          <table:table-cell table:formula="of:=COUNTIF([.A760:.A2073];[.A76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Beratung </text:p>
          </table:table-cell>
          <table:table-cell office:value-type="string">
            <text:p><text:s/>the counseling </text:p>
          </table:table-cell>
          <table:table-cell/>
          <table:table-cell table:formula="of:=COUNTIF([.A761:.A2074];[.A76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R:ucken </text:p>
          </table:table-cell>
          <table:table-cell office:value-type="string">
            <text:p><text:s/>the back</text:p>
          </table:table-cell>
          <table:table-cell/>
          <table:table-cell table:formula="of:=COUNTIF([.A762:.A2075];[.A76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Magen </text:p>
          </table:table-cell>
          <table:table-cell office:value-type="string">
            <text:p><text:s/>the stomach </text:p>
          </table:table-cell>
          <table:table-cell/>
          <table:table-cell table:formula="of:=COUNTIF([.A763:.A2076];[.A76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:ubrigen </text:p>
          </table:table-cell>
          <table:table-cell office:value-type="string">
            <text:p><text:s/>remaining </text:p>
          </table:table-cell>
          <table:table-cell/>
          <table:table-cell table:formula="of:=COUNTIF([.A764:.A2077];[.A76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rug </text:p>
          </table:table-cell>
          <table:table-cell office:value-type="string">
            <text:p><text:s/>Medizin </text:p>
          </table:table-cell>
          <table:table-cell/>
          <table:table-cell table:formula="of:=COUNTIF([.A765:.A2078];[.A76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Schiedsrichter </text:p>
          </table:table-cell>
          <table:table-cell office:value-type="string">
            <text:p><text:s/>referee </text:p>
          </table:table-cell>
          <table:table-cell/>
          <table:table-cell table:formula="of:=COUNTIF([.A766:.A2079];[.A76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ild-Schirm </text:p>
          </table:table-cell>
          <table:table-cell office:value-type="string">
            <text:p><text:s/>screen bild </text:p>
          </table:table-cell>
          <table:table-cell/>
          <table:table-cell table:formula="of:=COUNTIF([.A767:.A2080];[.A76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In 6 Spielen hat das aber nicht geklappt </text:p>
          </table:table-cell>
          <table:table-cell office:value-type="string">
            <text:p><text:s/>In six games it did not work</text:p>
          </table:table-cell>
          <table:table-cell/>
          <table:table-cell table:formula="of:=COUNTIF([.A768:.A2081];[.A76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lfmeter </text:p>
          </table:table-cell>
          <table:table-cell office:value-type="string">
            <text:p><text:s/>penalty </text:p>
          </table:table-cell>
          <table:table-cell/>
          <table:table-cell table:formula="of:=COUNTIF([.A769:.A2082];[.A76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nentschieden </text:p>
          </table:table-cell>
          <table:table-cell office:value-type="string">
            <text:p><text:s/>draw (isopalia) </text:p>
          </table:table-cell>
          <table:table-cell/>
          <table:table-cell table:formula="of:=COUNTIF([.A770:.A2083];[.A77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liert </text:p>
          </table:table-cell>
          <table:table-cell office:value-type="string">
            <text:p><text:s/>loses </text:p>
          </table:table-cell>
          <table:table-cell/>
          <table:table-cell table:formula="of:=COUNTIF([.A771:.A2084];[.A77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Pokal </text:p>
          </table:table-cell>
          <table:table-cell office:value-type="string">
            <text:p><text:s/>cup </text:p>
          </table:table-cell>
          <table:table-cell/>
          <table:table-cell table:formula="of:=COUNTIF([.A772:.A2085];[.A77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ingewiesen </text:p>
          </table:table-cell>
          <table:table-cell office:value-type="string">
            <text:p><text:s/>to point <text:s/></text:p>
          </table:table-cell>
          <table:table-cell/>
          <table:table-cell table:formula="of:=COUNTIF([.A773:.A2086];[.A77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brecher </text:p>
          </table:table-cell>
          <table:table-cell office:value-type="string">
            <text:p><text:s/>criminal </text:p>
          </table:table-cell>
          <table:table-cell/>
          <table:table-cell table:formula="of:=COUNTIF([.A774:.A2087];[.A77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troffenen </text:p>
          </table:table-cell>
          <table:table-cell office:value-type="string">
            <text:p><text:s/>victim</text:p>
          </table:table-cell>
          <table:table-cell/>
          <table:table-cell table:formula="of:=COUNTIF([.A775:.A2088];[.A77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Preise vergleichen </text:p>
          </table:table-cell>
          <table:table-cell office:value-type="string">
            <text:p><text:s/>compare prices </text:p>
          </table:table-cell>
          <table:table-cell/>
          <table:table-cell table:formula="of:=COUNTIF([.A776:.A2089];[.A77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irksamste </text:p>
          </table:table-cell>
          <table:table-cell office:value-type="string">
            <text:p><text:s/>effective </text:p>
          </table:table-cell>
          <table:table-cell/>
          <table:table-cell table:formula="of:=COUNTIF([.A777:.A2090];[.A77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chiesst </text:p>
          </table:table-cell>
          <table:table-cell office:value-type="string">
            <text:p><text:s/>shoots </text:p>
          </table:table-cell>
          <table:table-cell/>
          <table:table-cell table:formula="of:=COUNTIF([.A778:.A2091];[.A77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drohung </text:p>
          </table:table-cell>
          <table:table-cell office:value-type="string">
            <text:p><text:s/>threat </text:p>
          </table:table-cell>
          <table:table-cell/>
          <table:table-cell table:formula="of:=COUNTIF([.A779:.A2092];[.A77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bgefeuert worden </text:p>
          </table:table-cell>
          <table:table-cell office:value-type="string">
            <text:p><text:s/>has been fired</text:p>
          </table:table-cell>
          <table:table-cell/>
          <table:table-cell table:formula="of:=COUNTIF([.A780:.A2093];[.A78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mitteilte </text:p>
          </table:table-cell>
          <table:table-cell office:value-type="string">
            <text:p><text:s/>said </text:p>
          </table:table-cell>
          <table:table-cell/>
          <table:table-cell table:formula="of:=COUNTIF([.A781:.A2094];[.A78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stätigten </text:p>
          </table:table-cell>
          <table:table-cell office:value-type="string">
            <text:p><text:s/>confirmed </text:p>
          </table:table-cell>
          <table:table-cell/>
          <table:table-cell table:formula="of:=COUNTIF([.A782:.A2095];[.A78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r forderte </text:p>
          </table:table-cell>
          <table:table-cell office:value-type="string">
            <text:p><text:s/>he demanded </text:p>
          </table:table-cell>
          <table:table-cell/>
          <table:table-cell table:formula="of:=COUNTIF([.A783:.A2096];[.A78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handeln </text:p>
          </table:table-cell>
          <table:table-cell office:value-type="string">
            <text:p><text:s/>negotiate </text:p>
          </table:table-cell>
          <table:table-cell/>
          <table:table-cell table:formula="of:=COUNTIF([.A784:.A2097];[.A78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bkommen </text:p>
          </table:table-cell>
          <table:table-cell office:value-type="string">
            <text:p><text:s/>agreement </text:p>
          </table:table-cell>
          <table:table-cell/>
          <table:table-cell table:formula="of:=COUNTIF([.A785:.A2098];[.A78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reibungslos </text:p>
          </table:table-cell>
          <table:table-cell office:value-type="string">
            <text:p><text:s/>smooth </text:p>
          </table:table-cell>
          <table:table-cell/>
          <table:table-cell table:formula="of:=COUNTIF([.A786:.A2099];[.A78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leitet </text:p>
          </table:table-cell>
          <table:table-cell office:value-type="string">
            <text:p><text:s/>directed</text:p>
          </table:table-cell>
          <table:table-cell/>
          <table:table-cell table:formula="of:=COUNTIF([.A787:.A2100];[.A78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beten </text:p>
          </table:table-cell>
          <table:table-cell office:value-type="string">
            <text:p><text:s/>asked</text:p>
          </table:table-cell>
          <table:table-cell/>
          <table:table-cell table:formula="of:=COUNTIF([.A788:.A2101];[.A78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Wettbewerb </text:p>
          </table:table-cell>
          <table:table-cell office:value-type="string">
            <text:p><text:s/>the combetition </text:p>
          </table:table-cell>
          <table:table-cell/>
          <table:table-cell table:formula="of:=COUNTIF([.A789:.A2102];[.A78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Beitrag </text:p>
          </table:table-cell>
          <table:table-cell office:value-type="string">
            <text:p><text:s/>the article </text:p>
          </table:table-cell>
          <table:table-cell/>
          <table:table-cell table:formula="of:=COUNTIF([.A790:.A2103];[.A79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Miete </text:p>
          </table:table-cell>
          <table:table-cell office:value-type="string">
            <text:p><text:s/>the rent </text:p>
          </table:table-cell>
          <table:table-cell/>
          <table:table-cell table:formula="of:=COUNTIF([.A791:.A2104];[.A79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Bedienung </text:p>
          </table:table-cell>
          <table:table-cell office:value-type="string">
            <text:p><text:s/>the service </text:p>
          </table:table-cell>
          <table:table-cell/>
          <table:table-cell table:formula="of:=COUNTIF([.A792:.A2105];[.A79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B:acker </text:p>
          </table:table-cell>
          <table:table-cell office:value-type="string">
            <text:p><text:s/>the bakers </text:p>
          </table:table-cell>
          <table:table-cell/>
          <table:table-cell table:formula="of:=COUNTIF([.A793:.A2106];[.A79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H:andler </text:p>
          </table:table-cell>
          <table:table-cell office:value-type="string">
            <text:p><text:s/>the dealer</text:p>
          </table:table-cell>
          <table:table-cell/>
          <table:table-cell table:formula="of:=COUNTIF([.A794:.A2107];[.A79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s Zeug </text:p>
          </table:table-cell>
          <table:table-cell office:value-type="string">
            <text:p><text:s/>stuff </text:p>
          </table:table-cell>
          <table:table-cell/>
          <table:table-cell table:formula="of:=COUNTIF([.A795:.A2108];[.A79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orgt sich </text:p>
          </table:table-cell>
          <table:table-cell office:value-type="string">
            <text:p><text:s/>worries </text:p>
          </table:table-cell>
          <table:table-cell/>
          <table:table-cell table:formula="of:=COUNTIF([.A796:.A2109];[.A79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laufen </text:p>
          </table:table-cell>
          <table:table-cell office:value-type="string">
            <text:p><text:s/>lost</text:p>
          </table:table-cell>
          <table:table-cell/>
          <table:table-cell table:formula="of:=COUNTIF([.A797:.A2110];[.A79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ir holen uns Pizza </text:p>
          </table:table-cell>
          <table:table-cell office:value-type="string">
            <text:p><text:s/>we are going to get Pizza</text:p>
          </table:table-cell>
          <table:table-cell/>
          <table:table-cell table:formula="of:=COUNTIF([.A798:.A2111];[.A79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Ich will die Stelle </text:p>
          </table:table-cell>
          <table:table-cell office:value-type="string">
            <text:p><text:s/>i want the job</text:p>
          </table:table-cell>
          <table:table-cell/>
          <table:table-cell table:formula="of:=COUNTIF([.A799:.A2112];[.A79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rleichtert </text:p>
          </table:table-cell>
          <table:table-cell office:value-type="string">
            <text:p><text:s/>relieved </text:p>
          </table:table-cell>
          <table:table-cell/>
          <table:table-cell table:formula="of:=COUNTIF([.A800:.A2113];[.A80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teidigungs </text:p>
          </table:table-cell>
          <table:table-cell office:value-type="string">
            <text:p><text:s/>defence </text:p>
          </table:table-cell>
          <table:table-cell/>
          <table:table-cell table:formula="of:=COUNTIF([.A801:.A2114];[.A80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or allem </text:p>
          </table:table-cell>
          <table:table-cell office:value-type="string">
            <text:p><text:s/>especially </text:p>
          </table:table-cell>
          <table:table-cell/>
          <table:table-cell table:formula="of:=COUNTIF([.A802:.A2115];[.A80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zurücktritt </text:p>
          </table:table-cell>
          <table:table-cell office:value-type="string">
            <text:p><text:s/>resigns</text:p>
          </table:table-cell>
          <table:table-cell/>
          <table:table-cell table:formula="of:=COUNTIF([.A803:.A2116];[.A80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n der Lage </text:p>
          </table:table-cell>
          <table:table-cell office:value-type="string">
            <text:p><text:s/>for the condition</text:p>
          </table:table-cell>
          <table:table-cell/>
          <table:table-cell table:formula="of:=COUNTIF([.A804:.A2117];[.A80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nhänger </text:p>
          </table:table-cell>
          <table:table-cell office:value-type="string">
            <text:p><text:s/>follower </text:p>
          </table:table-cell>
          <table:table-cell/>
          <table:table-cell table:formula="of:=COUNTIF([.A805:.A2118];[.A80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im Amt </text:p>
          </table:table-cell>
          <table:table-cell office:value-type="string">
            <text:p><text:s/>in office </text:p>
          </table:table-cell>
          <table:table-cell/>
          <table:table-cell table:formula="of:=COUNTIF([.A806:.A2119];[.A80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ingesetzt </text:p>
          </table:table-cell>
          <table:table-cell office:value-type="string">
            <text:p><text:s/>used </text:p>
          </table:table-cell>
          <table:table-cell/>
          <table:table-cell table:formula="of:=COUNTIF([.A807:.A2120];[.A80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ingerichtet werden <text:s/></text:p>
          </table:table-cell>
          <table:table-cell office:value-type="string">
            <text:p><text:s/>executed</text:p>
          </table:table-cell>
          <table:table-cell/>
          <table:table-cell table:formula="of:=COUNTIF([.A808:.A2121];[.A80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Todes-Strafe </text:p>
          </table:table-cell>
          <table:table-cell office:value-type="string">
            <text:p><text:s/>the death penalty </text:p>
          </table:table-cell>
          <table:table-cell/>
          <table:table-cell table:formula="of:=COUNTIF([.A809:.A2122];[.A80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Behörden </text:p>
          </table:table-cell>
          <table:table-cell office:value-type="string">
            <text:p><text:s/>the authorities </text:p>
          </table:table-cell>
          <table:table-cell/>
          <table:table-cell table:formula="of:=COUNTIF([.A810:.A2123];[.A81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hängen </text:p>
          </table:table-cell>
          <table:table-cell office:value-type="string">
            <text:p><text:s/>impose </text:p>
          </table:table-cell>
          <table:table-cell/>
          <table:table-cell table:formula="of:=COUNTIF([.A811:.A2124];[.A81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bündet </text:p>
          </table:table-cell>
          <table:table-cell office:value-type="string">
            <text:p><text:s/>allied </text:p>
          </table:table-cell>
          <table:table-cell/>
          <table:table-cell table:formula="of:=COUNTIF([.A812:.A2125];[.A81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ie haben sich zusammengeschlossen </text:p>
          </table:table-cell>
          <table:table-cell office:value-type="string">
            <text:p><text:s/>they have joined together </text:p>
          </table:table-cell>
          <table:table-cell/>
          <table:table-cell table:formula="of:=COUNTIF([.A813:.A2126];[.A81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Frieden </text:p>
          </table:table-cell>
          <table:table-cell office:value-type="string">
            <text:p><text:s/>the peace </text:p>
          </table:table-cell>
          <table:table-cell/>
          <table:table-cell table:formula="of:=COUNTIF([.A814:.A2127];[.A81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tats:achlich </text:p>
          </table:table-cell>
          <table:table-cell office:value-type="string">
            <text:p><text:s/>indeed </text:p>
          </table:table-cell>
          <table:table-cell/>
          <table:table-cell table:formula="of:=COUNTIF([.A815:.A2128];[.A81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braucher </text:p>
          </table:table-cell>
          <table:table-cell office:value-type="string">
            <text:p><text:s/>customer</text:p>
          </table:table-cell>
          <table:table-cell/>
          <table:table-cell table:formula="of:=COUNTIF([.A816:.A2129];[.A81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winn </text:p>
          </table:table-cell>
          <table:table-cell office:value-type="string">
            <text:p><text:s/>profit </text:p>
          </table:table-cell>
          <table:table-cell/>
          <table:table-cell table:formula="of:=COUNTIF([.A817:.A2130];[.A81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Handel </text:p>
          </table:table-cell>
          <table:table-cell office:value-type="string">
            <text:p><text:s/>the trade </text:p>
          </table:table-cell>
          <table:table-cell/>
          <table:table-cell table:formula="of:=COUNTIF([.A818:.A2131];[.A81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Handel nimmt zu </text:p>
          </table:table-cell>
          <table:table-cell office:value-type="string">
            <text:p><text:s/>the trade grows </text:p>
          </table:table-cell>
          <table:table-cell/>
          <table:table-cell table:formula="of:=COUNTIF([.A819:.A2132];[.A81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ie Werte </text:p>
          </table:table-cell>
          <table:table-cell office:value-type="string">
            <text:p><text:s/>the values </text:p>
          </table:table-cell>
          <table:table-cell/>
          <table:table-cell table:formula="of:=COUNTIF([.A820:.A2133];[.A82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werbung </text:p>
          </table:table-cell>
          <table:table-cell office:value-type="string">
            <text:p><text:s/>application </text:p>
          </table:table-cell>
          <table:table-cell/>
          <table:table-cell table:formula="of:=COUNTIF([.A821:.A2134];[.A82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nzug </text:p>
          </table:table-cell>
          <table:table-cell office:value-type="string">
            <text:p><text:s/>suit</text:p>
          </table:table-cell>
          <table:table-cell/>
          <table:table-cell table:formula="of:=COUNTIF([.A822:.A2135];[.A82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rossartig </text:p>
          </table:table-cell>
          <table:table-cell office:value-type="string">
            <text:p><text:s/>great!</text:p>
          </table:table-cell>
          <table:table-cell/>
          <table:table-cell table:formula="of:=COUNTIF([.A823:.A2136];[.A82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Kleinanzeigen </text:p>
          </table:table-cell>
          <table:table-cell office:value-type="string">
            <text:p><text:s/>classified ads</text:p>
          </table:table-cell>
          <table:table-cell/>
          <table:table-cell table:formula="of:=COUNTIF([.A824:.A2137];[.A82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Herbst </text:p>
          </table:table-cell>
          <table:table-cell office:value-type="string">
            <text:p><text:s/>Automn</text:p>
          </table:table-cell>
          <table:table-cell/>
          <table:table-cell table:formula="of:=COUNTIF([.A825:.A2138];[.A82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s ist schluss mit uns </text:p>
          </table:table-cell>
          <table:table-cell office:value-type="string">
            <text:p><text:s/>it is over between us</text:p>
          </table:table-cell>
          <table:table-cell/>
          <table:table-cell table:formula="of:=COUNTIF([.A826:.A2139];[.A82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er Sommer ist vorbei </text:p>
          </table:table-cell>
          <table:table-cell office:value-type="string">
            <text:p><text:s/>the summer is over</text:p>
          </table:table-cell>
          <table:table-cell/>
          <table:table-cell table:formula="of:=COUNTIF([.A827:.A2140];[.A82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Ich habe es nicht dabei </text:p>
          </table:table-cell>
          <table:table-cell office:value-type="string">
            <text:p><text:s/>i do not have it with me</text:p>
          </table:table-cell>
          <table:table-cell/>
          <table:table-cell table:formula="of:=COUNTIF([.A828:.A2141];[.A82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urchaus </text:p>
          </table:table-cell>
          <table:table-cell office:value-type="string">
            <text:p><text:s/>absolutely</text:p>
          </table:table-cell>
          <table:table-cell/>
          <table:table-cell table:formula="of:=COUNTIF([.A829:.A2142];[.A82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Kopf </text:p>
          </table:table-cell>
          <table:table-cell office:value-type="string">
            <text:p><text:s/>head </text:p>
          </table:table-cell>
          <table:table-cell/>
          <table:table-cell table:formula="of:=COUNTIF([.A830:.A2143];[.A83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he is just as fit as her father </text:p>
          </table:table-cell>
          <table:table-cell office:value-type="string">
            <text:p><text:s/>Sie ist genauso fit wie ihr Vater</text:p>
          </table:table-cell>
          <table:table-cell/>
          <table:table-cell table:formula="of:=COUNTIF([.A831:.A2144];[.A83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:Anderungen </text:p>
          </table:table-cell>
          <table:table-cell office:value-type="string">
            <text:p><text:s/>alterations</text:p>
          </table:table-cell>
          <table:table-cell/>
          <table:table-cell table:formula="of:=COUNTIF([.A832:.A2145];[.A83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halten </text:p>
          </table:table-cell>
          <table:table-cell office:value-type="string">
            <text:p><text:s/>behavior </text:p>
          </table:table-cell>
          <table:table-cell/>
          <table:table-cell table:formula="of:=COUNTIF([.A833:.A2146];[.A83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Hinweise </text:p>
          </table:table-cell>
          <table:table-cell office:value-type="string">
            <text:p><text:s/>clues, hints </text:p>
          </table:table-cell>
          <table:table-cell/>
          <table:table-cell table:formula="of:=COUNTIF([.A834:.A2147];[.A83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ruck </text:p>
          </table:table-cell>
          <table:table-cell office:value-type="string">
            <text:p><text:s/>pressure </text:p>
          </table:table-cell>
          <table:table-cell/>
          <table:table-cell table:formula="of:=COUNTIF([.A835:.A2148];[.A83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er Nutzen </text:p>
          </table:table-cell>
          <table:table-cell office:value-type="string">
            <text:p><text:s/>the use </text:p>
          </table:table-cell>
          <table:table-cell/>
          <table:table-cell table:formula="of:=COUNTIF([.A836:.A2149];[.A83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Weise </text:p>
          </table:table-cell>
          <table:table-cell office:value-type="string">
            <text:p><text:s/>way </text:p>
          </table:table-cell>
          <table:table-cell/>
          <table:table-cell table:formula="of:=COUNTIF([.A837:.A2150];[.A83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in Gebrauch </text:p>
          </table:table-cell>
          <table:table-cell office:value-type="string">
            <text:p><text:s/>in use </text:p>
          </table:table-cell>
          <table:table-cell/>
          <table:table-cell table:formula="of:=COUNTIF([.A838:.A2151];[.A83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ie Lage </text:p>
          </table:table-cell>
          <table:table-cell office:value-type="string">
            <text:p><text:s/>the position </text:p>
          </table:table-cell>
          <table:table-cell/>
          <table:table-cell table:formula="of:=COUNTIF([.A839:.A2152];[.A83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ruck das aus </text:p>
          </table:table-cell>
          <table:table-cell office:value-type="string">
            <text:p><text:s/>print it out</text:p>
          </table:table-cell>
          <table:table-cell/>
          <table:table-cell table:formula="of:=COUNTIF([.A840:.A2153];[.A84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uswahl </text:p>
          </table:table-cell>
          <table:table-cell office:value-type="string">
            <text:p><text:s/>selection </text:p>
          </table:table-cell>
          <table:table-cell/>
          <table:table-cell table:formula="of:=COUNTIF([.A841:.A2154];[.A84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iertel </text:p>
          </table:table-cell>
          <table:table-cell office:value-type="string">
            <text:p><text:s/>quarter </text:p>
          </table:table-cell>
          <table:table-cell/>
          <table:table-cell table:formula="of:=COUNTIF([.A842:.A2155];[.A84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Im Augenblick </text:p>
          </table:table-cell>
          <table:table-cell office:value-type="string">
            <text:p><text:s/>mement</text:p>
          </table:table-cell>
          <table:table-cell/>
          <table:table-cell table:formula="of:=COUNTIF([.A843:.A2156];[.A84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Tassen </text:p>
          </table:table-cell>
          <table:table-cell office:value-type="string">
            <text:p><text:s/>cups </text:p>
          </table:table-cell>
          <table:table-cell/>
          <table:table-cell table:formula="of:=COUNTIF([.A844:.A2157];[.A84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as Stück <text:s/></text:p>
          </table:table-cell>
          <table:table-cell office:value-type="string">
            <text:p><text:s/>the play </text:p>
          </table:table-cell>
          <table:table-cell/>
          <table:table-cell table:formula="of:=COUNTIF([.A845:.A2158];[.A84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zeigt </text:p>
          </table:table-cell>
          <table:table-cell office:value-type="string">
            <text:p><text:s/>shown </text:p>
          </table:table-cell>
          <table:table-cell/>
          <table:table-cell table:formula="of:=COUNTIF([.A846:.A2159];[.A84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bracht werden </text:p>
          </table:table-cell>
          <table:table-cell office:value-type="string">
            <text:p><text:s/>to be broucht </text:p>
          </table:table-cell>
          <table:table-cell/>
          <table:table-cell table:formula="of:=COUNTIF([.A847:.A2160];[.A84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chweigen </text:p>
          </table:table-cell>
          <table:table-cell office:value-type="string">
            <text:p><text:s/>sillence </text:p>
          </table:table-cell>
          <table:table-cell/>
          <table:table-cell table:formula="of:=COUNTIF([.A848:.A2161];[.A84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er Begriff </text:p>
          </table:table-cell>
          <table:table-cell office:value-type="string">
            <text:p><text:s/>the term </text:p>
          </table:table-cell>
          <table:table-cell/>
          <table:table-cell table:formula="of:=COUNTIF([.A849:.A2162];[.A84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inrichtungen </text:p>
          </table:table-cell>
          <table:table-cell office:value-type="string">
            <text:p><text:s/>facilities </text:p>
          </table:table-cell>
          <table:table-cell/>
          <table:table-cell table:formula="of:=COUNTIF([.A850:.A2163];[.A85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taats-Anwälte </text:p>
          </table:table-cell>
          <table:table-cell office:value-type="string">
            <text:p><text:s/>state attorneys </text:p>
          </table:table-cell>
          <table:table-cell/>
          <table:table-cell table:formula="of:=COUNTIF([.A851:.A2164];[.A85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Unterschlagung </text:p>
          </table:table-cell>
          <table:table-cell office:value-type="string">
            <text:p><text:s/>embesslement</text:p>
          </table:table-cell>
          <table:table-cell/>
          <table:table-cell table:formula="of:=COUNTIF([.A852:.A2165];[.A85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as reicht nicht aus </text:p>
          </table:table-cell>
          <table:table-cell office:value-type="string">
            <text:p><text:s/>this is not enough </text:p>
          </table:table-cell>
          <table:table-cell/>
          <table:table-cell table:formula="of:=COUNTIF([.A853:.A2166];[.A85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Wir programmieren die Autos um </text:p>
          </table:table-cell>
          <table:table-cell office:value-type="string">
            <text:p><text:s/>we reprogramm the cars</text:p>
          </table:table-cell>
          <table:table-cell/>
          <table:table-cell table:formula="of:=COUNTIF([.A854:.A2167];[.A85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logen </text:p>
          </table:table-cell>
          <table:table-cell office:value-type="string">
            <text:p><text:s/>lied </text:p>
          </table:table-cell>
          <table:table-cell/>
          <table:table-cell table:formula="of:=COUNTIF([.A855:.A2168];[.A85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sorgt </text:p>
          </table:table-cell>
          <table:table-cell office:value-type="string">
            <text:p><text:s/>taken care of</text:p>
          </table:table-cell>
          <table:table-cell/>
          <table:table-cell table:formula="of:=COUNTIF([.A856:.A2169];[.A85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warten</text:p>
          </table:table-cell>
          <table:table-cell office:value-type="string">
            <text:p><text:s/>expect</text:p>
          </table:table-cell>
          <table:table-cell/>
          <table:table-cell table:formula="of:=COUNTIF([.A857:.A2170];[.A85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och, das stimmt </text:p>
          </table:table-cell>
          <table:table-cell office:value-type="string">
            <text:p><text:s/>but this is right </text:p>
          </table:table-cell>
          <table:table-cell/>
          <table:table-cell table:formula="of:=COUNTIF([.A858:.A2171];[.A85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ienen </text:p>
          </table:table-cell>
          <table:table-cell office:value-type="string">
            <text:p><text:s/>to serve </text:p>
          </table:table-cell>
          <table:table-cell/>
          <table:table-cell table:formula="of:=COUNTIF([.A859:.A2172];[.A85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ans </text:p>
          </table:table-cell>
          <table:table-cell office:value-type="string">
            <text:p><text:s/>goose</text:p>
          </table:table-cell>
          <table:table-cell/>
          <table:table-cell table:formula="of:=COUNTIF([.A860:.A2173];[.A86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Fuchs </text:p>
          </table:table-cell>
          <table:table-cell office:value-type="string">
            <text:p><text:s/>fox</text:p>
          </table:table-cell>
          <table:table-cell/>
          <table:table-cell table:formula="of:=COUNTIF([.A861:.A2174];[.A86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as schaf </text:p>
          </table:table-cell>
          <table:table-cell office:value-type="string">
            <text:p><text:s/>sheep </text:p>
          </table:table-cell>
          <table:table-cell/>
          <table:table-cell table:formula="of:=COUNTIF([.A862:.A2175];[.A86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chmetterling </text:p>
          </table:table-cell>
          <table:table-cell office:value-type="string">
            <text:p><text:s/>butterfly</text:p>
          </table:table-cell>
          <table:table-cell/>
          <table:table-cell table:formula="of:=COUNTIF([.A863:.A2176];[.A86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isst </text:p>
          </table:table-cell>
          <table:table-cell office:value-type="string">
            <text:p><text:s/>bites </text:p>
          </table:table-cell>
          <table:table-cell/>
          <table:table-cell table:formula="of:=COUNTIF([.A864:.A2177];[.A86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ule </text:p>
          </table:table-cell>
          <table:table-cell office:value-type="string">
            <text:p><text:s/>owl </text:p>
          </table:table-cell>
          <table:table-cell/>
          <table:table-cell table:formula="of:=COUNTIF([.A865:.A2178];[.A86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raus </text:p>
          </table:table-cell>
          <table:table-cell office:value-type="string">
            <text:p><text:s/>go outside</text:p>
          </table:table-cell>
          <table:table-cell/>
          <table:table-cell table:formula="of:=COUNTIF([.A866:.A2179];[.A86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Reincommen </text:p>
          </table:table-cell>
          <table:table-cell office:value-type="string">
            <text:p><text:s/>come in </text:p>
          </table:table-cell>
          <table:table-cell/>
          <table:table-cell table:formula="of:=COUNTIF([.A867:.A2180];[.A86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bbiegen </text:p>
          </table:table-cell>
          <table:table-cell office:value-type="string">
            <text:p><text:s/>turn </text:p>
          </table:table-cell>
          <table:table-cell/>
          <table:table-cell table:formula="of:=COUNTIF([.A868:.A2181];[.A86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The dog is running around the tree </text:p>
          </table:table-cell>
          <table:table-cell office:value-type="string">
            <text:p><text:s/>der Hund lauft um den Baum herum</text:p>
          </table:table-cell>
          <table:table-cell/>
          <table:table-cell table:formula="of:=COUNTIF([.A869:.A2182];[.A86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herum </text:p>
          </table:table-cell>
          <table:table-cell office:value-type="string">
            <text:p><text:s/>around</text:p>
          </table:table-cell>
          <table:table-cell/>
          <table:table-cell table:formula="of:=COUNTIF([.A870:.A2183];[.A87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The north is home for me </text:p>
          </table:table-cell>
          <table:table-cell office:value-type="string">
            <text:p><text:s/>Der Norden ist mein Heimat/ Zuhause</text:p>
          </table:table-cell>
          <table:table-cell/>
          <table:table-cell table:formula="of:=COUNTIF([.A871:.A2184];[.A87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ack and forth </text:p>
          </table:table-cell>
          <table:table-cell office:value-type="string">
            <text:p><text:s/>hin und her </text:p>
          </table:table-cell>
          <table:table-cell/>
          <table:table-cell table:formula="of:=COUNTIF([.A872:.A2185];[.A87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gebnisse </text:p>
          </table:table-cell>
          <table:table-cell office:value-type="string">
            <text:p><text:s/>results </text:p>
          </table:table-cell>
          <table:table-cell/>
          <table:table-cell table:formula="of:=COUNTIF([.A873:.A2186];[.A87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icherheit </text:p>
          </table:table-cell>
          <table:table-cell office:value-type="string">
            <text:p><text:s/>safety </text:p>
          </table:table-cell>
          <table:table-cell/>
          <table:table-cell table:formula="of:=COUNTIF([.A874:.A2187];[.A87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as Ding </text:p>
          </table:table-cell>
          <table:table-cell office:value-type="string">
            <text:p><text:s/>the thing </text:p>
          </table:table-cell>
          <table:table-cell/>
          <table:table-cell table:formula="of:=COUNTIF([.A875:.A2188];[.A87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ie Entwicklung </text:p>
          </table:table-cell>
          <table:table-cell office:value-type="string">
            <text:p><text:s/>the development </text:p>
          </table:table-cell>
          <table:table-cell/>
          <table:table-cell table:formula="of:=COUNTIF([.A876:.A2189];[.A87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wertvoll </text:p>
          </table:table-cell>
          <table:table-cell office:value-type="string">
            <text:p><text:s/>valuable </text:p>
          </table:table-cell>
          <table:table-cell/>
          <table:table-cell table:formula="of:=COUNTIF([.A877:.A2190];[.A87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ie Gelegenheit </text:p>
          </table:table-cell>
          <table:table-cell office:value-type="string">
            <text:p><text:s/>the opportunity </text:p>
          </table:table-cell>
          <table:table-cell/>
          <table:table-cell table:formula="of:=COUNTIF([.A878:.A2191];[.A87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such </text:p>
          </table:table-cell>
          <table:table-cell office:value-type="string">
            <text:p><text:s/>test </text:p>
          </table:table-cell>
          <table:table-cell/>
          <table:table-cell table:formula="of:=COUNTIF([.A879:.A2192];[.A87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Masse </text:p>
          </table:table-cell>
          <table:table-cell office:value-type="string">
            <text:p><text:s/>measuraments</text:p>
          </table:table-cell>
          <table:table-cell/>
          <table:table-cell table:formula="of:=COUNTIF([.A880:.A2193];[.A88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riesige </text:p>
          </table:table-cell>
          <table:table-cell office:value-type="string">
            <text:p><text:s/>huge </text:p>
          </table:table-cell>
          <table:table-cell/>
          <table:table-cell table:formula="of:=COUNTIF([.A881:.A2194];[.A88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zogen </text:p>
          </table:table-cell>
          <table:table-cell office:value-type="string">
            <text:p><text:s/>moved</text:p>
          </table:table-cell>
          <table:table-cell/>
          <table:table-cell table:formula="of:=COUNTIF([.A882:.A2195];[.A88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Überschwemmungen <text:s/></text:p>
          </table:table-cell>
          <table:table-cell office:value-type="string">
            <text:p><text:s/>floods </text:p>
          </table:table-cell>
          <table:table-cell/>
          <table:table-cell table:formula="of:=COUNTIF([.A883:.A2196];[.A88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Wohn-Gebiete </text:p>
          </table:table-cell>
          <table:table-cell office:value-type="string">
            <text:p><text:s/>residential areas</text:p>
          </table:table-cell>
          <table:table-cell/>
          <table:table-cell table:formula="of:=COUNTIF([.A884:.A2197];[.A88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klaut </text:p>
          </table:table-cell>
          <table:table-cell office:value-type="string">
            <text:p><text:s/>steal</text:p>
          </table:table-cell>
          <table:table-cell/>
          <table:table-cell table:formula="of:=COUNTIF([.A885:.A2198];[.A88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zuziehen </text:p>
          </table:table-cell>
          <table:table-cell office:value-type="string">
            <text:p><text:s/>moving</text:p>
          </table:table-cell>
          <table:table-cell/>
          <table:table-cell table:formula="of:=COUNTIF([.A886:.A2199];[.A88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Unwetter </text:p>
          </table:table-cell>
          <table:table-cell office:value-type="string">
            <text:p><text:s/>storm </text:p>
          </table:table-cell>
          <table:table-cell/>
          <table:table-cell table:formula="of:=COUNTIF([.A887:.A2200];[.A88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teidigen </text:p>
          </table:table-cell>
          <table:table-cell office:value-type="string">
            <text:p><text:s/>defend </text:p>
          </table:table-cell>
          <table:table-cell/>
          <table:table-cell table:formula="of:=COUNTIF([.A888:.A2201];[.A88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droht </text:p>
          </table:table-cell>
          <table:table-cell office:value-type="string">
            <text:p><text:s/>threatened </text:p>
          </table:table-cell>
          <table:table-cell/>
          <table:table-cell table:formula="of:=COUNTIF([.A889:.A2202];[.A88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urteilt </text:p>
          </table:table-cell>
          <table:table-cell office:value-type="string">
            <text:p><text:s/>condemned , sentenced </text:p>
          </table:table-cell>
          <table:table-cell/>
          <table:table-cell table:formula="of:=COUNTIF([.A890:.A2203];[.A89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Im Umgang mit </text:p>
          </table:table-cell>
          <table:table-cell office:value-type="string">
            <text:p><text:s/>in dealing with </text:p>
          </table:table-cell>
          <table:table-cell/>
          <table:table-cell table:formula="of:=COUNTIF([.A891:.A2204];[.A89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bündet </text:p>
          </table:table-cell>
          <table:table-cell office:value-type="string">
            <text:p><text:s/>allied </text:p>
          </table:table-cell>
          <table:table-cell/>
          <table:table-cell table:formula="of:=COUNTIF([.A892:.A2205];[.A89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wegen </text:p>
          </table:table-cell>
          <table:table-cell office:value-type="string">
            <text:p><text:s/>move </text:p>
          </table:table-cell>
          <table:table-cell/>
          <table:table-cell table:formula="of:=COUNTIF([.A893:.A2206];[.A89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ie haben sich zusammengeschlossen </text:p>
          </table:table-cell>
          <table:table-cell office:value-type="string">
            <text:p><text:s/>they joined together </text:p>
          </table:table-cell>
          <table:table-cell/>
          <table:table-cell table:formula="of:=COUNTIF([.A894:.A2207];[.A89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meinsame </text:p>
          </table:table-cell>
          <table:table-cell office:value-type="string">
            <text:p><text:s/>common </text:p>
          </table:table-cell>
          <table:table-cell/>
          <table:table-cell table:formula="of:=COUNTIF([.A895:.A2208];[.A89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ntfernt </text:p>
          </table:table-cell>
          <table:table-cell office:value-type="string">
            <text:p><text:s/>away </text:p>
          </table:table-cell>
          <table:table-cell/>
          <table:table-cell table:formula="of:=COUNTIF([.A896:.A2209];[.A89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s hat zugesagt </text:p>
          </table:table-cell>
          <table:table-cell office:value-type="string">
            <text:p><text:s/>it has been announced </text:p>
          </table:table-cell>
          <table:table-cell/>
          <table:table-cell table:formula="of:=COUNTIF([.A897:.A2210];[.A89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nleitung </text:p>
          </table:table-cell>
          <table:table-cell office:value-type="string">
            <text:p><text:s/>manual </text:p>
          </table:table-cell>
          <table:table-cell/>
          <table:table-cell table:formula="of:=COUNTIF([.A898:.A2211];[.A89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pringen </text:p>
          </table:table-cell>
          <table:table-cell office:value-type="string">
            <text:p><text:s/>to jump </text:p>
          </table:table-cell>
          <table:table-cell/>
          <table:table-cell table:formula="of:=COUNTIF([.A899:.A2212];[.A89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ichern </text:p>
          </table:table-cell>
          <table:table-cell office:value-type="string">
            <text:p><text:s/>to protect </text:p>
          </table:table-cell>
          <table:table-cell/>
          <table:table-cell table:formula="of:=COUNTIF([.A900:.A2213];[.A90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meldet </text:p>
          </table:table-cell>
          <table:table-cell office:value-type="string">
            <text:p><text:s/>report </text:p>
          </table:table-cell>
          <table:table-cell/>
          <table:table-cell table:formula="of:=COUNTIF([.A901:.A2214];[.A90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Nennen </text:p>
          </table:table-cell>
          <table:table-cell office:value-type="string">
            <text:p><text:s/>name </text:p>
          </table:table-cell>
          <table:table-cell/>
          <table:table-cell table:formula="of:=COUNTIF([.A902:.A2215];[.A90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Ich bitte dich </text:p>
          </table:table-cell>
          <table:table-cell office:value-type="string">
            <text:p><text:s/>i ask you</text:p>
          </table:table-cell>
          <table:table-cell/>
          <table:table-cell table:formula="of:=COUNTIF([.A903:.A2216];[.A90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braucher </text:p>
          </table:table-cell>
          <table:table-cell office:value-type="string">
            <text:p><text:s/>customer</text:p>
          </table:table-cell>
          <table:table-cell/>
          <table:table-cell table:formula="of:=COUNTIF([.A904:.A2217];[.A90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Lehren </text:p>
          </table:table-cell>
          <table:table-cell office:value-type="string">
            <text:p><text:s/>teaching</text:p>
          </table:table-cell>
          <table:table-cell/>
          <table:table-cell table:formula="of:=COUNTIF([.A905:.A2218];[.A90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lernen </text:p>
          </table:table-cell>
          <table:table-cell office:value-type="string">
            <text:p><text:s/>learning </text:p>
          </table:table-cell>
          <table:table-cell/>
          <table:table-cell table:formula="of:=COUNTIF([.A906:.A2219];[.A90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Hersteller </text:p>
          </table:table-cell>
          <table:table-cell office:value-type="string">
            <text:p><text:s/>maker, producer</text:p>
          </table:table-cell>
          <table:table-cell/>
          <table:table-cell table:formula="of:=COUNTIF([.A907:.A2220];[.A90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s basiert </text:p>
          </table:table-cell>
          <table:table-cell office:value-type="string">
            <text:p><text:s/>it is based </text:p>
          </table:table-cell>
          <table:table-cell/>
          <table:table-cell table:formula="of:=COUNTIF([.A908:.A2221];[.A90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ie werkstatt </text:p>
          </table:table-cell>
          <table:table-cell office:value-type="string">
            <text:p><text:s/>the garage , the workshop</text:p>
          </table:table-cell>
          <table:table-cell/>
          <table:table-cell table:formula="of:=COUNTIF([.A909:.A2222];[.A90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as Handwrk </text:p>
          </table:table-cell>
          <table:table-cell office:value-type="string">
            <text:p><text:s/>the craft</text:p>
          </table:table-cell>
          <table:table-cell/>
          <table:table-cell table:formula="of:=COUNTIF([.A910:.A2223];[.A91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er Empf:anger </text:p>
          </table:table-cell>
          <table:table-cell office:value-type="string">
            <text:p><text:s/>the recipient </text:p>
          </table:table-cell>
          <table:table-cell/>
          <table:table-cell table:formula="of:=COUNTIF([.A911:.A2224];[.A91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Treppe </text:p>
          </table:table-cell>
          <table:table-cell office:value-type="string">
            <text:p><text:s/>step </text:p>
          </table:table-cell>
          <table:table-cell/>
          <table:table-cell table:formula="of:=COUNTIF([.A912:.A2225];[.A91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Unentschlossenen </text:p>
          </table:table-cell>
          <table:table-cell office:value-type="string">
            <text:p><text:s/>undecided </text:p>
          </table:table-cell>
          <table:table-cell/>
          <table:table-cell table:formula="of:=COUNTIF([.A913:.A2226];[.A91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gleichen </text:p>
          </table:table-cell>
          <table:table-cell office:value-type="string">
            <text:p><text:s/>compare </text:p>
          </table:table-cell>
          <table:table-cell/>
          <table:table-cell table:formula="of:=COUNTIF([.A914:.A2227];[.A91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nsichten </text:p>
          </table:table-cell>
          <table:table-cell office:value-type="string">
            <text:p><text:s/>views </text:p>
          </table:table-cell>
          <table:table-cell/>
          <table:table-cell table:formula="of:=COUNTIF([.A915:.A2228];[.A91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fährt man </text:p>
          </table:table-cell>
          <table:table-cell office:value-type="string">
            <text:p><text:s/>we found out </text:p>
          </table:table-cell>
          <table:table-cell/>
          <table:table-cell table:formula="of:=COUNTIF([.A916:.A2229];[.A91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Übereinstimmungen </text:p>
          </table:table-cell>
          <table:table-cell office:value-type="string">
            <text:p><text:s/>matches </text:p>
          </table:table-cell>
          <table:table-cell/>
          <table:table-cell table:formula="of:=COUNTIF([.A917:.A2230];[.A91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neuerbare </text:p>
          </table:table-cell>
          <table:table-cell office:value-type="string">
            <text:p><text:s/>renewable </text:p>
          </table:table-cell>
          <table:table-cell/>
          <table:table-cell table:formula="of:=COUNTIF([.A918:.A2231];[.A91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ingerichtet </text:p>
          </table:table-cell>
          <table:table-cell office:value-type="string">
            <text:p><text:s/>set up </text:p>
          </table:table-cell>
          <table:table-cell/>
          <table:table-cell table:formula="of:=COUNTIF([.A919:.A2232];[.A91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festgestellt </text:p>
          </table:table-cell>
          <table:table-cell office:value-type="string">
            <text:p><text:s/>detected </text:p>
          </table:table-cell>
          <table:table-cell/>
          <table:table-cell table:formula="of:=COUNTIF([.A920:.A2233];[.A92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Zustimmung </text:p>
          </table:table-cell>
          <table:table-cell office:value-type="string">
            <text:p><text:s/>approval </text:p>
          </table:table-cell>
          <table:table-cell/>
          <table:table-cell table:formula="of:=COUNTIF([.A921:.A2234];[.A92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ingesetzt </text:p>
          </table:table-cell>
          <table:table-cell office:value-type="string">
            <text:p><text:s/>used </text:p>
          </table:table-cell>
          <table:table-cell/>
          <table:table-cell table:formula="of:=COUNTIF([.A922:.A2235];[.A92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gebnis </text:p>
          </table:table-cell>
          <table:table-cell office:value-type="string">
            <text:p><text:s/>result </text:p>
          </table:table-cell>
          <table:table-cell/>
          <table:table-cell table:formula="of:=COUNTIF([.A923:.A2236];[.A92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wechselt </text:p>
          </table:table-cell>
          <table:table-cell office:value-type="string">
            <text:p><text:s/>moved </text:p>
          </table:table-cell>
          <table:table-cell/>
          <table:table-cell table:formula="of:=COUNTIF([.A924:.A2237];[.A92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er Wechsel </text:p>
          </table:table-cell>
          <table:table-cell office:value-type="string">
            <text:p><text:s/>the change </text:p>
          </table:table-cell>
          <table:table-cell/>
          <table:table-cell table:formula="of:=COUNTIF([.A925:.A2238];[.A92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Kapitän </text:p>
          </table:table-cell>
          <table:table-cell office:value-type="string">
            <text:p><text:s/>captain </text:p>
          </table:table-cell>
          <table:table-cell/>
          <table:table-cell table:formula="of:=COUNTIF([.A926:.A2239];[.A92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Herausforderungen </text:p>
          </table:table-cell>
          <table:table-cell office:value-type="string">
            <text:p><text:s/>challedges</text:p>
          </table:table-cell>
          <table:table-cell/>
          <table:table-cell table:formula="of:=COUNTIF([.A927:.A2240];[.A92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Zum Abschluss </text:p>
          </table:table-cell>
          <table:table-cell office:value-type="string">
            <text:p><text:s/>in conclusion </text:p>
          </table:table-cell>
          <table:table-cell/>
          <table:table-cell table:formula="of:=COUNTIF([.A928:.A2241];[.A92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reicht worden </text:p>
          </table:table-cell>
          <table:table-cell office:value-type="string">
            <text:p><text:s/>has been achieved </text:p>
          </table:table-cell>
          <table:table-cell/>
          <table:table-cell table:formula="of:=COUNTIF([.A929:.A2242];[.A92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tand </text:p>
          </table:table-cell>
          <table:table-cell office:value-type="string">
            <text:p><text:s/>stood</text:p>
          </table:table-cell>
          <table:table-cell/>
          <table:table-cell table:formula="of:=COUNTIF([.A930:.A2243];[.A93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er Wind liess nach </text:p>
          </table:table-cell>
          <table:table-cell office:value-type="string">
            <text:p><text:s/>The wind died down</text:p>
          </table:table-cell>
          <table:table-cell/>
          <table:table-cell table:formula="of:=COUNTIF([.A931:.A2244];[.A93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Minderheit </text:p>
          </table:table-cell>
          <table:table-cell office:value-type="string">
            <text:p><text:s/>minority </text:p>
          </table:table-cell>
          <table:table-cell/>
          <table:table-cell table:formula="of:=COUNTIF([.A932:.A2245];[.A93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underdruckt </text:p>
          </table:table-cell>
          <table:table-cell office:value-type="string">
            <text:p><text:s/>oppresed </text:p>
          </table:table-cell>
          <table:table-cell/>
          <table:table-cell table:formula="of:=COUNTIF([.A933:.A2246];[.A93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folgt </text:p>
          </table:table-cell>
          <table:table-cell office:value-type="string">
            <text:p><text:s/>prosecuted</text:p>
          </table:table-cell>
          <table:table-cell/>
          <table:table-cell table:formula="of:=COUNTIF([.A934:.A2247];[.A93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frieren </text:p>
          </table:table-cell>
          <table:table-cell office:value-type="string">
            <text:p><text:s/>friezen </text:p>
          </table:table-cell>
          <table:table-cell/>
          <table:table-cell table:formula="of:=COUNTIF([.A935:.A2248];[.A93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Zelte </text:p>
          </table:table-cell>
          <table:table-cell office:value-type="string">
            <text:p><text:s/>tents </text:p>
          </table:table-cell>
          <table:table-cell/>
          <table:table-cell table:formula="of:=COUNTIF([.A936:.A2249];[.A93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ufpassen </text:p>
          </table:table-cell>
          <table:table-cell office:value-type="string">
            <text:p><text:s/>watch out </text:p>
          </table:table-cell>
          <table:table-cell/>
          <table:table-cell table:formula="of:=COUNTIF([.A937:.A2250];[.A93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augetiere </text:p>
          </table:table-cell>
          <table:table-cell office:value-type="string">
            <text:p><text:s/>mammals </text:p>
          </table:table-cell>
          <table:table-cell/>
          <table:table-cell table:formula="of:=COUNTIF([.A938:.A2251];[.A93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r:uckt </text:p>
          </table:table-cell>
          <table:table-cell office:value-type="string">
            <text:p><text:s/>crazy </text:p>
          </table:table-cell>
          <table:table-cell/>
          <table:table-cell table:formula="of:=COUNTIF([.A939:.A2252];[.A93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er Affe </text:p>
          </table:table-cell>
          <table:table-cell office:value-type="string">
            <text:p><text:s/>monkey </text:p>
          </table:table-cell>
          <table:table-cell/>
          <table:table-cell table:formula="of:=COUNTIF([.A940:.A2253];[.A94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offentlichen </text:p>
          </table:table-cell>
          <table:table-cell office:value-type="string">
            <text:p><text:s/>publish </text:p>
          </table:table-cell>
          <table:table-cell/>
          <table:table-cell table:formula="of:=COUNTIF([.A941:.A2254];[.A94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Mitteilung </text:p>
          </table:table-cell>
          <table:table-cell office:value-type="string">
            <text:p><text:s/>message, note</text:p>
          </table:table-cell>
          <table:table-cell/>
          <table:table-cell table:formula="of:=COUNTIF([.A942:.A2255];[.A94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Rätsel </text:p>
          </table:table-cell>
          <table:table-cell office:value-type="string">
            <text:p><text:s/>mystery </text:p>
          </table:table-cell>
          <table:table-cell/>
          <table:table-cell table:formula="of:=COUNTIF([.A943:.A2256];[.A94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:uberhaupt </text:p>
          </table:table-cell>
          <table:table-cell office:value-type="string">
            <text:p><text:s/>in general </text:p>
          </table:table-cell>
          <table:table-cell/>
          <table:table-cell table:formula="of:=COUNTIF([.A944:.A2257];[.A94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reitet </text:p>
          </table:table-cell>
          <table:table-cell office:value-type="string">
            <text:p><text:s/>prepare </text:p>
          </table:table-cell>
          <table:table-cell/>
          <table:table-cell table:formula="of:=COUNTIF([.A945:.A2258];[.A94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rznei </text:p>
          </table:table-cell>
          <table:table-cell office:value-type="string">
            <text:p><text:s/>medicine </text:p>
          </table:table-cell>
          <table:table-cell/>
          <table:table-cell table:formula="of:=COUNTIF([.A946:.A2259];[.A94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Kranken-Pfleger </text:p>
          </table:table-cell>
          <table:table-cell office:value-type="string">
            <text:p><text:s/>nurser </text:p>
          </table:table-cell>
          <table:table-cell/>
          <table:table-cell table:formula="of:=COUNTIF([.A947:.A2260];[.A94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reits </text:p>
          </table:table-cell>
          <table:table-cell office:value-type="string">
            <text:p><text:s/>already </text:p>
          </table:table-cell>
          <table:table-cell/>
          <table:table-cell table:formula="of:=COUNTIF([.A948:.A2261];[.A94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nwaltschaft </text:p>
          </table:table-cell>
          <table:table-cell office:value-type="string">
            <text:p><text:s/>layers </text:p>
          </table:table-cell>
          <table:table-cell/>
          <table:table-cell table:formula="of:=COUNTIF([.A949:.A2262];[.A94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terbe-Fälle </text:p>
          </table:table-cell>
          <table:table-cell office:value-type="string">
            <text:p><text:s/>deaths</text:p>
          </table:table-cell>
          <table:table-cell/>
          <table:table-cell table:formula="of:=COUNTIF([.A950:.A2263];[.A95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Medikamente </text:p>
          </table:table-cell>
          <table:table-cell office:value-type="string">
            <text:p><text:s/>medication </text:p>
          </table:table-cell>
          <table:table-cell/>
          <table:table-cell table:formula="of:=COUNTIF([.A951:.A2264];[.A95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Held </text:p>
          </table:table-cell>
          <table:table-cell office:value-type="string">
            <text:p><text:s/>hero </text:p>
          </table:table-cell>
          <table:table-cell/>
          <table:table-cell table:formula="of:=COUNTIF([.A952:.A2265];[.A95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lebenslanger </text:p>
          </table:table-cell>
          <table:table-cell office:value-type="string">
            <text:p><text:s/>lifetime</text:p>
          </table:table-cell>
          <table:table-cell/>
          <table:table-cell table:formula="of:=COUNTIF([.A953:.A2266];[.A95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mittelt </text:p>
          </table:table-cell>
          <table:table-cell office:value-type="string">
            <text:p><text:s/>established</text:p>
          </table:table-cell>
          <table:table-cell/>
          <table:table-cell table:formula="of:=COUNTIF([.A954:.A2267];[.A95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ahnt </text:p>
          </table:table-cell>
          <table:table-cell office:value-type="string">
            <text:p><text:s/>suspected </text:p>
          </table:table-cell>
          <table:table-cell/>
          <table:table-cell table:formula="of:=COUNTIF([.A955:.A2268];[.A95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ngeklagt </text:p>
          </table:table-cell>
          <table:table-cell office:value-type="string">
            <text:p><text:s/>charged , accused </text:p>
          </table:table-cell>
          <table:table-cell/>
          <table:table-cell table:formula="of:=COUNTIF([.A956:.A2269];[.A95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iele der Morde hätten nicht passieren müssen </text:p>
          </table:table-cell>
          <table:table-cell office:value-type="string">
            <text:p><text:s/>many of the murders would not have happened </text:p>
          </table:table-cell>
          <table:table-cell/>
          <table:table-cell table:formula="of:=COUNTIF([.A957:.A2270];[.A95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as L:auten vom Big Ben geh:ort einfach zu unserem Land dazu </text:p>
          </table:table-cell>
          <table:table-cell office:value-type="string">
            <text:p><text:s/>the ringing of the Big Ben is simply part of our country</text:p>
          </table:table-cell>
          <table:table-cell/>
          <table:table-cell table:formula="of:=COUNTIF([.A958:.A2271];[.A95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Herrschaft </text:p>
          </table:table-cell>
          <table:table-cell office:value-type="string">
            <text:p><text:s/>rule </text:p>
          </table:table-cell>
          <table:table-cell/>
          <table:table-cell table:formula="of:=COUNTIF([.A959:.A2272];[.A95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chten </text:p>
          </table:table-cell>
          <table:table-cell office:value-type="string">
            <text:p><text:s/>respect </text:p>
          </table:table-cell>
          <table:table-cell/>
          <table:table-cell table:formula="of:=COUNTIF([.A960:.A2273];[.A96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orsitzende </text:p>
          </table:table-cell>
          <table:table-cell office:value-type="string">
            <text:p><text:s/>chairman </text:p>
          </table:table-cell>
          <table:table-cell/>
          <table:table-cell table:formula="of:=COUNTIF([.A961:.A2274];[.A96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pannender </text:p>
          </table:table-cell>
          <table:table-cell office:value-type="string">
            <text:p><text:s/>more exciting </text:p>
          </table:table-cell>
          <table:table-cell/>
          <table:table-cell table:formula="of:=COUNTIF([.A962:.A2275];[.A96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orschreiben </text:p>
          </table:table-cell>
          <table:table-cell office:value-type="string">
            <text:p><text:s/>to describe </text:p>
          </table:table-cell>
          <table:table-cell/>
          <table:table-cell table:formula="of:=COUNTIF([.A963:.A2276];[.A96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sammlungen </text:p>
          </table:table-cell>
          <table:table-cell office:value-type="string">
            <text:p><text:s/>meetings </text:p>
          </table:table-cell>
          <table:table-cell/>
          <table:table-cell table:formula="of:=COUNTIF([.A964:.A2277];[.A96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festnehmen lassen </text:p>
          </table:table-cell>
          <table:table-cell office:value-type="string">
            <text:p><text:s/>be arrested </text:p>
          </table:table-cell>
          <table:table-cell/>
          <table:table-cell table:formula="of:=COUNTIF([.A965:.A2278];[.A96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währung ausgesetzt. </text:p>
          </table:table-cell>
          <table:table-cell office:value-type="string">
            <text:p><text:s/>is suspended </text:p>
          </table:table-cell>
          <table:table-cell/>
          <table:table-cell table:formula="of:=COUNTIF([.A966:.A2279];[.A96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usgesetzt </text:p>
          </table:table-cell>
          <table:table-cell office:value-type="string">
            <text:p><text:s/>exposed </text:p>
          </table:table-cell>
          <table:table-cell/>
          <table:table-cell table:formula="of:=COUNTIF([.A967:.A2280];[.A96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nd zwar </text:p>
          </table:table-cell>
          <table:table-cell office:value-type="string">
            <text:p><text:s/>in fact </text:p>
          </table:table-cell>
          <table:table-cell/>
          <table:table-cell table:formula="of:=COUNTIF([.A968:.A2281];[.A96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usschreitungen </text:p>
          </table:table-cell>
          <table:table-cell office:value-type="string">
            <text:p><text:s/>riots </text:p>
          </table:table-cell>
          <table:table-cell/>
          <table:table-cell table:formula="of:=COUNTIF([.A969:.A2282];[.A96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Zugleich </text:p>
          </table:table-cell>
          <table:table-cell office:value-type="string">
            <text:p><text:s/>at the same time </text:p>
          </table:table-cell>
          <table:table-cell/>
          <table:table-cell table:formula="of:=COUNTIF([.A970:.A2283];[.A97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friedlich </text:p>
          </table:table-cell>
          <table:table-cell office:value-type="string">
            <text:p><text:s/>peaceful </text:p>
          </table:table-cell>
          <table:table-cell/>
          <table:table-cell table:formula="of:=COUNTIF([.A971:.A2284];[.A97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rechtfertigt </text:p>
          </table:table-cell>
          <table:table-cell office:value-type="string">
            <text:p><text:s/>justified </text:p>
          </table:table-cell>
          <table:table-cell/>
          <table:table-cell table:formula="of:=COUNTIF([.A972:.A2285];[.A97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ipfel-Treffen </text:p>
          </table:table-cell>
          <table:table-cell office:value-type="string">
            <text:p><text:s/>summit </text:p>
          </table:table-cell>
          <table:table-cell/>
          <table:table-cell table:formula="of:=COUNTIF([.A973:.A2286];[.A97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orerst </text:p>
          </table:table-cell>
          <table:table-cell office:value-type="string">
            <text:p><text:s/>for the time</text:p>
          </table:table-cell>
          <table:table-cell/>
          <table:table-cell table:formula="of:=COUNTIF([.A974:.A2287];[.A97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Huhn </text:p>
          </table:table-cell>
          <table:table-cell office:value-type="string">
            <text:p><text:s/>the chicken</text:p>
          </table:table-cell>
          <table:table-cell/>
          <table:table-cell table:formula="of:=COUNTIF([.A975:.A2288];[.A97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Koch </text:p>
          </table:table-cell>
          <table:table-cell office:value-type="string">
            <text:p><text:s/>chef </text:p>
          </table:table-cell>
          <table:table-cell/>
          <table:table-cell table:formula="of:=COUNTIF([.A976:.A2289];[.A97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treifen </text:p>
          </table:table-cell>
          <table:table-cell office:value-type="string">
            <text:p><text:s/>stripes</text:p>
          </table:table-cell>
          <table:table-cell/>
          <table:table-cell table:formula="of:=COUNTIF([.A977:.A2290];[.A97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:orner </text:p>
          </table:table-cell>
          <table:table-cell office:value-type="string">
            <text:p><text:s/>horns</text:p>
          </table:table-cell>
          <table:table-cell/>
          <table:table-cell table:formula="of:=COUNTIF([.A978:.A2291];[.A97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chlange </text:p>
          </table:table-cell>
          <table:table-cell office:value-type="string">
            <text:p><text:s/>snakes </text:p>
          </table:table-cell>
          <table:table-cell/>
          <table:table-cell table:formula="of:=COUNTIF([.A979:.A2292];[.A97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fahrlich </text:p>
          </table:table-cell>
          <table:table-cell office:value-type="string">
            <text:p><text:s/>dangerous</text:p>
          </table:table-cell>
          <table:table-cell/>
          <table:table-cell table:formula="of:=COUNTIF([.A980:.A2293];[.A98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ai </text:p>
          </table:table-cell>
          <table:table-cell office:value-type="string">
            <text:p><text:s/>shark </text:p>
          </table:table-cell>
          <table:table-cell/>
          <table:table-cell table:formula="of:=COUNTIF([.A981:.A2294];[.A98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armlos </text:p>
          </table:table-cell>
          <table:table-cell office:value-type="string">
            <text:p><text:s/>harmless </text:p>
          </table:table-cell>
          <table:table-cell/>
          <table:table-cell table:formula="of:=COUNTIF([.A982:.A2295];[.A98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bung </text:p>
          </table:table-cell>
          <table:table-cell office:value-type="string">
            <text:p><text:s/>practise </text:p>
          </table:table-cell>
          <table:table-cell/>
          <table:table-cell table:formula="of:=COUNTIF([.A983:.A2296];[.A98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fand </text:p>
          </table:table-cell>
          <table:table-cell office:value-type="string">
            <text:p><text:s/>found</text:p>
          </table:table-cell>
          <table:table-cell/>
          <table:table-cell table:formula="of:=COUNTIF([.A984:.A2297];[.A98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werten </text:p>
          </table:table-cell>
          <table:table-cell office:value-type="string">
            <text:p><text:s/>assess </text:p>
          </table:table-cell>
          <table:table-cell/>
          <table:table-cell table:formula="of:=COUNTIF([.A985:.A2298];[.A98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nterstutzt </text:p>
          </table:table-cell>
          <table:table-cell office:value-type="string">
            <text:p><text:s/>support </text:p>
          </table:table-cell>
          <table:table-cell/>
          <table:table-cell table:formula="of:=COUNTIF([.A986:.A2299];[.A98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dienen </text:p>
          </table:table-cell>
          <table:table-cell office:value-type="string">
            <text:p><text:s/>earn </text:p>
          </table:table-cell>
          <table:table-cell/>
          <table:table-cell table:formula="of:=COUNTIF([.A987:.A2300];[.A98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ofort wenden </text:p>
          </table:table-cell>
          <table:table-cell office:value-type="string">
            <text:p><text:s/>now turn around </text:p>
          </table:table-cell>
          <table:table-cell/>
          <table:table-cell table:formula="of:=COUNTIF([.A988:.A2301];[.A98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rhalten </text:p>
          </table:table-cell>
          <table:table-cell office:value-type="string">
            <text:p><text:s/>obtain </text:p>
          </table:table-cell>
          <table:table-cell/>
          <table:table-cell table:formula="of:=COUNTIF([.A989:.A2302];[.A98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rh:ohen </text:p>
          </table:table-cell>
          <table:table-cell office:value-type="string">
            <text:p><text:s/>rise </text:p>
          </table:table-cell>
          <table:table-cell/>
          <table:table-cell table:formula="of:=COUNTIF([.A990:.A2303];[.A99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rscheint </text:p>
          </table:table-cell>
          <table:table-cell office:value-type="string">
            <text:p><text:s/>appears </text:p>
          </table:table-cell>
          <table:table-cell/>
          <table:table-cell table:formula="of:=COUNTIF([.A991:.A2304];[.A99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ersteller </text:p>
          </table:table-cell>
          <table:table-cell office:value-type="string">
            <text:p><text:s/>producer </text:p>
          </table:table-cell>
          <table:table-cell/>
          <table:table-cell table:formula="of:=COUNTIF([.A992:.A2305];[.A99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oweit </text:p>
          </table:table-cell>
          <table:table-cell office:value-type="string">
            <text:p><text:s/>ready </text:p>
          </table:table-cell>
          <table:table-cell/>
          <table:table-cell table:formula="of:=COUNTIF([.A993:.A2306];[.A99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er bist du eigentlich </text:p>
          </table:table-cell>
          <table:table-cell office:value-type="string">
            <text:p><text:s/>who are you anyway?</text:p>
          </table:table-cell>
          <table:table-cell/>
          <table:table-cell table:formula="of:=COUNTIF([.A994:.A2307];[.A99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nsonsten </text:p>
          </table:table-cell>
          <table:table-cell office:value-type="string">
            <text:p><text:s/>otherwise </text:p>
          </table:table-cell>
          <table:table-cell/>
          <table:table-cell table:formula="of:=COUNTIF([.A995:.A2308];[.A99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brigens </text:p>
          </table:table-cell>
          <table:table-cell office:value-type="string">
            <text:p><text:s/>by the way </text:p>
          </table:table-cell>
          <table:table-cell/>
          <table:table-cell table:formula="of:=COUNTIF([.A996:.A2309];[.A99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orkommt </text:p>
          </table:table-cell>
          <table:table-cell office:value-type="string">
            <text:p><text:s/>happens </text:p>
          </table:table-cell>
          <table:table-cell/>
          <table:table-cell table:formula="of:=COUNTIF([.A997:.A2310];[.A99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in Kind ist anders </text:p>
          </table:table-cell>
          <table:table-cell office:value-type="string">
            <text:p><text:s/>Your child is different</text:p>
          </table:table-cell>
          <table:table-cell/>
          <table:table-cell table:formula="of:=COUNTIF([.A998:.A2311];[.A99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I am for it </text:p>
          </table:table-cell>
          <table:table-cell office:value-type="string">
            <text:p><text:s/>ich bin daf:ur </text:p>
          </table:table-cell>
          <table:table-cell/>
          <table:table-cell table:formula="of:=COUNTIF([.A999:.A2312];[.A99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Fabrik </text:p>
          </table:table-cell>
          <table:table-cell office:value-type="string">
            <text:p><text:s/>the factory</text:p>
          </table:table-cell>
          <table:table-cell/>
          <table:table-cell table:formula="of:=COUNTIF([.A1000:.A2313];[.A100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nteile </text:p>
          </table:table-cell>
          <table:table-cell office:value-type="string">
            <text:p><text:s/>shares anteile anteile shares </text:p>
          </table:table-cell>
          <table:table-cell/>
          <table:table-cell table:formula="of:=COUNTIF([.A1001:.A2314];[.A100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reit </text:p>
          </table:table-cell>
          <table:table-cell office:value-type="string">
            <text:p><text:s/>ready </text:p>
          </table:table-cell>
          <table:table-cell/>
          <table:table-cell table:formula="of:=COUNTIF([.A1002:.A2315];[.A100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nimmt zu </text:p>
          </table:table-cell>
          <table:table-cell office:value-type="string">
            <text:p><text:s/>grows </text:p>
          </table:table-cell>
          <table:table-cell/>
          <table:table-cell table:formula="of:=COUNTIF([.A1003:.A2316];[.A100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chäden angerichtet </text:p>
          </table:table-cell>
          <table:table-cell office:value-type="string">
            <text:p><text:s/>great damage </text:p>
          </table:table-cell>
          <table:table-cell/>
          <table:table-cell table:formula="of:=COUNTIF([.A1004:.A2317];[.A100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troffen </text:p>
          </table:table-cell>
          <table:table-cell office:value-type="string">
            <text:p><text:s/>hit </text:p>
          </table:table-cell>
          <table:table-cell/>
          <table:table-cell table:formula="of:=COUNTIF([.A1005:.A2318];[.A100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überschwemmt </text:p>
          </table:table-cell>
          <table:table-cell office:value-type="string">
            <text:p><text:s/>flooded </text:p>
          </table:table-cell>
          <table:table-cell/>
          <table:table-cell table:formula="of:=COUNTIF([.A1006:.A2319];[.A100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ürren </text:p>
          </table:table-cell>
          <table:table-cell office:value-type="string">
            <text:p><text:s/>drought </text:p>
          </table:table-cell>
          <table:table-cell/>
          <table:table-cell table:formula="of:=COUNTIF([.A1007:.A2320];[.A100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uswahl </text:p>
          </table:table-cell>
          <table:table-cell office:value-type="string">
            <text:p><text:s/>choice / selection </text:p>
          </table:table-cell>
          <table:table-cell/>
          <table:table-cell table:formula="of:=COUNTIF([.A1008:.A2321];[.A100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ertvoll </text:p>
          </table:table-cell>
          <table:table-cell office:value-type="string">
            <text:p><text:s/>valuable </text:p>
          </table:table-cell>
          <table:table-cell/>
          <table:table-cell table:formula="of:=COUNTIF([.A1009:.A2322];[.A100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nefit </text:p>
          </table:table-cell>
          <table:table-cell office:value-type="string">
            <text:p><text:s/>Nutzen </text:p>
          </table:table-cell>
          <table:table-cell/>
          <table:table-cell table:formula="of:=COUNTIF([.A1010:.A2323];[.A101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rgebnisse </text:p>
          </table:table-cell>
          <table:table-cell office:value-type="string">
            <text:p><text:s/>the results </text:p>
          </table:table-cell>
          <table:table-cell/>
          <table:table-cell table:formula="of:=COUNTIF([.A1011:.A2324];[.A101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brauch </text:p>
          </table:table-cell>
          <table:table-cell office:value-type="string">
            <text:p><text:s/>usage </text:p>
          </table:table-cell>
          <table:table-cell/>
          <table:table-cell table:formula="of:=COUNTIF([.A1012:.A2325];[.A101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rechnen </text:p>
          </table:table-cell>
          <table:table-cell office:value-type="string">
            <text:p><text:s/>calculate </text:p>
          </table:table-cell>
          <table:table-cell/>
          <table:table-cell table:formula="of:=COUNTIF([.A1013:.A2326];[.A101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Zahlen </text:p>
          </table:table-cell>
          <table:table-cell office:value-type="string">
            <text:p><text:s/>figure</text:p>
          </table:table-cell>
          <table:table-cell/>
          <table:table-cell table:formula="of:=COUNTIF([.A1014:.A2327];[.A101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trifft </text:p>
          </table:table-cell>
          <table:table-cell office:value-type="string">
            <text:p><text:s/>affect </text:p>
          </table:table-cell>
          <table:table-cell/>
          <table:table-cell table:formula="of:=COUNTIF([.A1015:.A2328];[.A101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uf geht’s beim Schichtl </text:p>
          </table:table-cell>
          <table:table-cell office:value-type="string">
            <text:p><text:s/>let's go to schichtl</text:p>
          </table:table-cell>
          <table:table-cell/>
          <table:table-cell table:formula="of:=COUNTIF([.A1016:.A2329];[.A101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chrecken </text:p>
          </table:table-cell>
          <table:table-cell office:value-type="string">
            <text:p><text:s/>terror </text:p>
          </table:table-cell>
          <table:table-cell/>
          <table:table-cell table:formula="of:=COUNTIF([.A1017:.A2330];[.A101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breitet </text:p>
          </table:table-cell>
          <table:table-cell office:value-type="string">
            <text:p><text:s/>spreads </text:p>
          </table:table-cell>
          <table:table-cell/>
          <table:table-cell table:formula="of:=COUNTIF([.A1018:.A2331];[.A101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nerlässlich </text:p>
          </table:table-cell>
          <table:table-cell office:value-type="string">
            <text:p><text:s/>indespensible </text:p>
          </table:table-cell>
          <table:table-cell/>
          <table:table-cell table:formula="of:=COUNTIF([.A1019:.A2332];[.A101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erbung </text:p>
          </table:table-cell>
          <table:table-cell office:value-type="string">
            <text:p><text:s/>advertisiment </text:p>
          </table:table-cell>
          <table:table-cell/>
          <table:table-cell table:formula="of:=COUNTIF([.A1020:.A2333];[.A102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itr:agen </text:p>
          </table:table-cell>
          <table:table-cell office:value-type="string">
            <text:p><text:s/>contribution </text:p>
          </table:table-cell>
          <table:table-cell/>
          <table:table-cell table:formula="of:=COUNTIF([.A1021:.A2334];[.A102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mstritten </text:p>
          </table:table-cell>
          <table:table-cell office:value-type="string">
            <text:p><text:s/>controversial </text:p>
          </table:table-cell>
          <table:table-cell/>
          <table:table-cell table:formula="of:=COUNTIF([.A1022:.A2335];[.A102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ehemalige </text:p>
          </table:table-cell>
          <table:table-cell office:value-type="string">
            <text:p><text:s/>the former </text:p>
          </table:table-cell>
          <table:table-cell/>
          <table:table-cell table:formula="of:=COUNTIF([.A1023:.A2336];[.A102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leiben </text:p>
          </table:table-cell>
          <table:table-cell office:value-type="string">
            <text:p><text:s/>remain </text:p>
          </table:table-cell>
          <table:table-cell/>
          <table:table-cell table:formula="of:=COUNTIF([.A1024:.A2337];[.A102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hindern </text:p>
          </table:table-cell>
          <table:table-cell office:value-type="string">
            <text:p><text:s/>prevent </text:p>
          </table:table-cell>
          <table:table-cell/>
          <table:table-cell table:formula="of:=COUNTIF([.A1025:.A2338];[.A102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gleichen </text:p>
          </table:table-cell>
          <table:table-cell office:value-type="string">
            <text:p><text:s/>compare</text:p>
          </table:table-cell>
          <table:table-cell/>
          <table:table-cell table:formula="of:=COUNTIF([.A1026:.A2339];[.A102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ntwickelt </text:p>
          </table:table-cell>
          <table:table-cell office:value-type="string">
            <text:p><text:s/>develops </text:p>
          </table:table-cell>
          <table:table-cell/>
          <table:table-cell table:formula="of:=COUNTIF([.A1027:.A2340];[.A102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meiden </text:p>
          </table:table-cell>
          <table:table-cell office:value-type="string">
            <text:p><text:s/>avoid </text:p>
          </table:table-cell>
          <table:table-cell/>
          <table:table-cell table:formula="of:=COUNTIF([.A1028:.A2341];[.A102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rennen </text:p>
          </table:table-cell>
          <table:table-cell office:value-type="string">
            <text:p><text:s/>burning </text:p>
          </table:table-cell>
          <table:table-cell/>
          <table:table-cell table:formula="of:=COUNTIF([.A1029:.A2342];[.A102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tritt </text:p>
          </table:table-cell>
          <table:table-cell office:value-type="string">
            <text:p><text:s/>kicks </text:p>
          </table:table-cell>
          <table:table-cell/>
          <table:table-cell table:formula="of:=COUNTIF([.A1030:.A2343];[.A103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teile </text:p>
          </table:table-cell>
          <table:table-cell office:value-type="string">
            <text:p><text:s/>share </text:p>
          </table:table-cell>
          <table:table-cell/>
          <table:table-cell table:formula="of:=COUNTIF([.A1031:.A2344];[.A103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zust:andigen </text:p>
          </table:table-cell>
          <table:table-cell office:value-type="string">
            <text:p><text:s/>responisble </text:p>
          </table:table-cell>
          <table:table-cell/>
          <table:table-cell table:formula="of:=COUNTIF([.A1032:.A2345];[.A103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The girl is playing with the young cats </text:p>
          </table:table-cell>
          <table:table-cell office:value-type="string">
            <text:p><text:s/>das M:achen spielt mit den jungen K:atzen</text:p>
          </table:table-cell>
          <table:table-cell/>
          <table:table-cell table:formula="of:=COUNTIF([.A1033:.A2346];[.A103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Zahl </text:p>
          </table:table-cell>
          <table:table-cell office:value-type="string">
            <text:p><text:s/>count</text:p>
          </table:table-cell>
          <table:table-cell/>
          <table:table-cell table:formula="of:=COUNTIF([.A1034:.A2347];[.A103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olche Strafen </text:p>
          </table:table-cell>
          <table:table-cell office:value-type="string">
            <text:p><text:s/>such fines </text:p>
          </table:table-cell>
          <table:table-cell/>
          <table:table-cell table:formula="of:=COUNTIF([.A1035:.A2348];[.A103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schwächt werden </text:p>
          </table:table-cell>
          <table:table-cell office:value-type="string">
            <text:p><text:s/>to become weaker</text:p>
          </table:table-cell>
          <table:table-cell/>
          <table:table-cell table:formula="of:=COUNTIF([.A1036:.A2349];[.A103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wegen </text:p>
          </table:table-cell>
          <table:table-cell office:value-type="string">
            <text:p><text:s/>move </text:p>
          </table:table-cell>
          <table:table-cell/>
          <table:table-cell table:formula="of:=COUNTIF([.A1037:.A2350];[.A103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bündeten </text:p>
          </table:table-cell>
          <table:table-cell office:value-type="string">
            <text:p><text:s/>allies </text:p>
          </table:table-cell>
          <table:table-cell/>
          <table:table-cell table:formula="of:=COUNTIF([.A1038:.A2351];[.A103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strahlen </text:p>
          </table:table-cell>
          <table:table-cell office:value-type="string">
            <text:p><text:s/>radiate </text:p>
          </table:table-cell>
          <table:table-cell/>
          <table:table-cell table:formula="of:=COUNTIF([.A1039:.A2352];[.A103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worfen </text:p>
          </table:table-cell>
          <table:table-cell office:value-type="string">
            <text:p><text:s/>droped </text:p>
          </table:table-cell>
          <table:table-cell/>
          <table:table-cell table:formula="of:=COUNTIF([.A1040:.A2353];[.A104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lten <text:s/></text:p>
          </table:table-cell>
          <table:table-cell office:value-type="string">
            <text:p><text:s/>apply </text:p>
          </table:table-cell>
          <table:table-cell/>
          <table:table-cell table:formula="of:=COUNTIF([.A1041:.A2354];[.A104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Maler </text:p>
          </table:table-cell>
          <table:table-cell office:value-type="string">
            <text:p><text:s/>painter </text:p>
          </table:table-cell>
          <table:table-cell/>
          <table:table-cell table:formula="of:=COUNTIF([.A1042:.A2355];[.A104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Jetzt haben Forscher festgestellt </text:p>
          </table:table-cell>
          <table:table-cell office:value-type="string">
            <text:p><text:s/>Now researchers have found</text:p>
          </table:table-cell>
          <table:table-cell/>
          <table:table-cell table:formula="of:=COUNTIF([.A1043:.A2356];[.A104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ie Frau wollte einen Teil von dem Erbe von Dalí </text:p>
          </table:table-cell>
          <table:table-cell office:value-type="string">
            <text:p><text:s/>the woman wanted a part of the legacy of dali</text:p>
          </table:table-cell>
          <table:table-cell/>
          <table:table-cell table:formula="of:=COUNTIF([.A1044:.A2357];[.A104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ie Beiträge </text:p>
          </table:table-cell>
          <table:table-cell office:value-type="string">
            <text:p><text:s/>the contributions </text:p>
          </table:table-cell>
          <table:table-cell/>
          <table:table-cell table:formula="of:=COUNTIF([.A1045:.A2358];[.A104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Ermittlungen </text:p>
          </table:table-cell>
          <table:table-cell office:value-type="string">
            <text:p><text:s/>investigations </text:p>
          </table:table-cell>
          <table:table-cell/>
          <table:table-cell table:formula="of:=COUNTIF([.A1046:.A2359];[.A104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Einmischung </text:p>
          </table:table-cell>
          <table:table-cell office:value-type="string">
            <text:p><text:s/>interference </text:p>
          </table:table-cell>
          <table:table-cell/>
          <table:table-cell table:formula="of:=COUNTIF([.A1047:.A2360];[.A104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ie Zunge </text:p>
          </table:table-cell>
          <table:table-cell office:value-type="string">
            <text:p><text:s/>the tongue </text:p>
          </table:table-cell>
          <table:table-cell/>
          <table:table-cell table:formula="of:=COUNTIF([.A1048:.A2361];[.A104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as Gehirn </text:p>
          </table:table-cell>
          <table:table-cell office:value-type="string">
            <text:p><text:s/>brain </text:p>
          </table:table-cell>
          <table:table-cell/>
          <table:table-cell table:formula="of:=COUNTIF([.A1049:.A2362];[.A104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as Kinn </text:p>
          </table:table-cell>
          <table:table-cell office:value-type="string">
            <text:p><text:s/>the chin </text:p>
          </table:table-cell>
          <table:table-cell/>
          <table:table-cell table:formula="of:=COUNTIF([.A1050:.A2363];[.A105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ie Stirn </text:p>
          </table:table-cell>
          <table:table-cell office:value-type="string">
            <text:p><text:s/>forehead </text:p>
          </table:table-cell>
          <table:table-cell/>
          <table:table-cell table:formula="of:=COUNTIF([.A1051:.A2364];[.A105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testify </text:p>
          </table:table-cell>
          <table:table-cell office:value-type="string">
            <text:p><text:s/>aussagen </text:p>
          </table:table-cell>
          <table:table-cell/>
          <table:table-cell table:formula="of:=COUNTIF([.A1052:.A2365];[.A105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glasses </text:p>
          </table:table-cell>
          <table:table-cell office:value-type="string">
            <text:p><text:s/>Gl:aser</text:p>
          </table:table-cell>
          <table:table-cell/>
          <table:table-cell table:formula="of:=COUNTIF([.A1053:.A2366];[.A105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holen </text:p>
          </table:table-cell>
          <table:table-cell office:value-type="string">
            <text:p><text:s/>get </text:p>
          </table:table-cell>
          <table:table-cell/>
          <table:table-cell table:formula="of:=COUNTIF([.A1054:.A2367];[.A105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Holst du Bier </text:p>
          </table:table-cell>
          <table:table-cell office:value-type="string">
            <text:p><text:s/>are you going to get beer?</text:p>
          </table:table-cell>
          <table:table-cell/>
          <table:table-cell table:formula="of:=COUNTIF([.A1055:.A2368];[.A105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eintragen </text:p>
          </table:table-cell>
          <table:table-cell office:value-type="string">
            <text:p><text:s/>register </text:p>
          </table:table-cell>
          <table:table-cell/>
          <table:table-cell table:formula="of:=COUNTIF([.A1056:.A2369];[.A105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We are going to get pizza </text:p>
          </table:table-cell>
          <table:table-cell office:value-type="string">
            <text:p><text:s/>wir holen uns pizza</text:p>
          </table:table-cell>
          <table:table-cell/>
          <table:table-cell table:formula="of:=COUNTIF([.A1057:.A2370];[.A105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Umgebung </text:p>
          </table:table-cell>
          <table:table-cell office:value-type="string">
            <text:p><text:s/>near </text:p>
          </table:table-cell>
          <table:table-cell/>
          <table:table-cell table:formula="of:=COUNTIF([.A1058:.A2371];[.A105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We will check out the hotel tomorrow </text:p>
          </table:table-cell>
          <table:table-cell office:value-type="string">
            <text:p><text:s/>wir werden uns morgen das Hotel anschauen</text:p>
          </table:table-cell>
          <table:table-cell/>
          <table:table-cell table:formula="of:=COUNTIF([.A1059:.A2372];[.A105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I have everything i need. What else should i wish for? </text:p>
          </table:table-cell>
          <table:table-cell office:value-type="string">
            <text:p><text:s/>Ich habe alles, was ich brauche. Was soll ich mir noch w:unschen?</text:p>
          </table:table-cell>
          <table:table-cell/>
          <table:table-cell table:formula="of:=COUNTIF([.A1060:.A2373];[.A106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She wishes for more </text:p>
          </table:table-cell>
          <table:table-cell office:value-type="string">
            <text:p><text:s/>Sie w:unscht sich mehr</text:p>
          </table:table-cell>
          <table:table-cell/>
          <table:table-cell table:formula="of:=COUNTIF([.A1061:.A2374];[.A106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I have seated myself on the chair </text:p>
          </table:table-cell>
          <table:table-cell office:value-type="string">
            <text:p><text:s/>Ich habe mich auf den Stuhl gesetzt</text:p>
          </table:table-cell>
          <table:table-cell/>
          <table:table-cell table:formula="of:=COUNTIF([.A1062:.A2375];[.A106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Ich habe alles, was ich brauche. Was soll ich mir noch w:unschen? </text:p>
          </table:table-cell>
          <table:table-cell office:value-type="string">
            <text:p><text:s/>I have everything i need. What else should i wish for?</text:p>
          </table:table-cell>
          <table:table-cell/>
          <table:table-cell table:formula="of:=COUNTIF([.A1063:.A2376];[.A106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as Lehrbuch </text:p>
          </table:table-cell>
          <table:table-cell office:value-type="string">
            <text:p><text:s/>the textbook</text:p>
          </table:table-cell>
          <table:table-cell/>
          <table:table-cell table:formula="of:=COUNTIF([.A1064:.A2377];[.A106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bestatigen </text:p>
          </table:table-cell>
          <table:table-cell office:value-type="string">
            <text:p><text:s/>confirm </text:p>
          </table:table-cell>
          <table:table-cell/>
          <table:table-cell table:formula="of:=COUNTIF([.A1065:.A2378];[.A106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eindeutig </text:p>
          </table:table-cell>
          <table:table-cell office:value-type="string">
            <text:p><text:s/>clear </text:p>
          </table:table-cell>
          <table:table-cell/>
          <table:table-cell table:formula="of:=COUNTIF([.A1066:.A2379];[.A106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Abtreibung </text:p>
          </table:table-cell>
          <table:table-cell office:value-type="string">
            <text:p><text:s/>abortion </text:p>
          </table:table-cell>
          <table:table-cell/>
          <table:table-cell table:formula="of:=COUNTIF([.A1067:.A2380];[.A106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Art </text:p>
          </table:table-cell>
          <table:table-cell office:value-type="string">
            <text:p><text:s/>type </text:p>
          </table:table-cell>
          <table:table-cell/>
          <table:table-cell table:formula="of:=COUNTIF([.A1068:.A2381];[.A106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körperliche </text:p>
          </table:table-cell>
          <table:table-cell office:value-type="string">
            <text:p><text:s/>physical </text:p>
          </table:table-cell>
          <table:table-cell/>
          <table:table-cell table:formula="of:=COUNTIF([.A1069:.A2382];[.A106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Brustkorb </text:p>
          </table:table-cell>
          <table:table-cell office:value-type="string">
            <text:p><text:s/>chest </text:p>
          </table:table-cell>
          <table:table-cell/>
          <table:table-cell table:formula="of:=COUNTIF([.A1070:.A2383];[.A107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ick </text:p>
          </table:table-cell>
          <table:table-cell office:value-type="string">
            <text:p><text:s/>fat </text:p>
          </table:table-cell>
          <table:table-cell/>
          <table:table-cell table:formula="of:=COUNTIF([.A1071:.A2384];[.A107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:unn </text:p>
          </table:table-cell>
          <table:table-cell office:value-type="string">
            <text:p><text:s/>slim, thin</text:p>
          </table:table-cell>
          <table:table-cell/>
          <table:table-cell table:formula="of:=COUNTIF([.A1072:.A2385];[.A107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aumen </text:p>
          </table:table-cell>
          <table:table-cell office:value-type="string">
            <text:p><text:s/>thumb</text:p>
          </table:table-cell>
          <table:table-cell/>
          <table:table-cell table:formula="of:=COUNTIF([.A1073:.A2386];[.A107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He closed </text:p>
          </table:table-cell>
          <table:table-cell office:value-type="string">
            <text:p><text:s/>er schloss </text:p>
          </table:table-cell>
          <table:table-cell/>
          <table:table-cell table:formula="of:=COUNTIF([.A1074:.A2387];[.A107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erhielt </text:p>
          </table:table-cell>
          <table:table-cell office:value-type="string">
            <text:p><text:s/>received </text:p>
          </table:table-cell>
          <table:table-cell/>
          <table:table-cell table:formula="of:=COUNTIF([.A1075:.A2388];[.A107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ie Ferse </text:p>
          </table:table-cell>
          <table:table-cell office:value-type="string">
            <text:p><text:s/>the knee</text:p>
          </table:table-cell>
          <table:table-cell/>
          <table:table-cell table:formula="of:=COUNTIF([.A1076:.A2389];[.A107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as Zuberh:or </text:p>
          </table:table-cell>
          <table:table-cell office:value-type="string">
            <text:p><text:s/>the equipment</text:p>
          </table:table-cell>
          <table:table-cell/>
          <table:table-cell table:formula="of:=COUNTIF([.A1077:.A2390];[.A107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Those are gifts </text:p>
          </table:table-cell>
          <table:table-cell office:value-type="string">
            <text:p><text:s/>Dies sind Geschenke</text:p>
          </table:table-cell>
          <table:table-cell/>
          <table:table-cell table:formula="of:=COUNTIF([.A1078:.A2391];[.A107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Fell </text:p>
          </table:table-cell>
          <table:table-cell office:value-type="string">
            <text:p><text:s/>coat </text:p>
          </table:table-cell>
          <table:table-cell/>
          <table:table-cell table:formula="of:=COUNTIF([.A1079:.A2392];[.A107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ertragen </text:p>
          </table:table-cell>
          <table:table-cell office:value-type="string">
            <text:p><text:s/>to bear </text:p>
          </table:table-cell>
          <table:table-cell/>
          <table:table-cell table:formula="of:=COUNTIF([.A1080:.A2393];[.A108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gemein </text:p>
          </table:table-cell>
          <table:table-cell office:value-type="string">
            <text:p><text:s/>to mean, common</text:p>
          </table:table-cell>
          <table:table-cell/>
          <table:table-cell table:formula="of:=COUNTIF([.A1081:.A2394];[.A108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u hast dich nicht richtig benommen </text:p>
          </table:table-cell>
          <table:table-cell office:value-type="string">
            <text:p><text:s/>you did not behave properly</text:p>
          </table:table-cell>
          <table:table-cell/>
          <table:table-cell table:formula="of:=COUNTIF([.A1082:.A2395];[.A108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wandern </text:p>
          </table:table-cell>
          <table:table-cell office:value-type="string">
            <text:p><text:s/>hiking </text:p>
          </table:table-cell>
          <table:table-cell/>
          <table:table-cell table:formula="of:=COUNTIF([.A1083:.A2396];[.A108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springen </text:p>
          </table:table-cell>
          <table:table-cell office:value-type="string">
            <text:p><text:s/>jump </text:p>
          </table:table-cell>
          <table:table-cell/>
          <table:table-cell table:formula="of:=COUNTIF([.A1084:.A2397];[.A108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er Knopf </text:p>
          </table:table-cell>
          <table:table-cell office:value-type="string">
            <text:p><text:s/>the button </text:p>
          </table:table-cell>
          <table:table-cell/>
          <table:table-cell table:formula="of:=COUNTIF([.A1085:.A2398];[.A108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r:ucken </text:p>
          </table:table-cell>
          <table:table-cell office:value-type="string">
            <text:p><text:s/>press </text:p>
          </table:table-cell>
          <table:table-cell/>
          <table:table-cell table:formula="of:=COUNTIF([.A1086:.A2399];[.A108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er wissenschaftler </text:p>
          </table:table-cell>
          <table:table-cell office:value-type="string">
            <text:p><text:s/>the scientist</text:p>
          </table:table-cell>
          <table:table-cell/>
          <table:table-cell table:formula="of:=COUNTIF([.A1087:.A2400];[.A108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Nachweis </text:p>
          </table:table-cell>
          <table:table-cell office:value-type="string">
            <text:p><text:s/>evidence</text:p>
          </table:table-cell>
          <table:table-cell/>
          <table:table-cell table:formula="of:=COUNTIF([.A1088:.A2401];[.A108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misst </text:p>
          </table:table-cell>
          <table:table-cell office:value-type="string">
            <text:p><text:s/>measures </text:p>
          </table:table-cell>
          <table:table-cell/>
          <table:table-cell table:formula="of:=COUNTIF([.A1089:.A2402];[.A108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abstellen </text:p>
          </table:table-cell>
          <table:table-cell office:value-type="string">
            <text:p><text:s/>stop </text:p>
          </table:table-cell>
          <table:table-cell/>
          <table:table-cell table:formula="of:=COUNTIF([.A1090:.A2403];[.A109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Haupt - Angeklagte </text:p>
          </table:table-cell>
          <table:table-cell office:value-type="string">
            <text:p><text:s/>main defendant </text:p>
          </table:table-cell>
          <table:table-cell/>
          <table:table-cell table:formula="of:=COUNTIF([.A1091:.A2404];[.A109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Strafe </text:p>
          </table:table-cell>
          <table:table-cell office:value-type="string">
            <text:p><text:s/>penalty </text:p>
          </table:table-cell>
          <table:table-cell/>
          <table:table-cell table:formula="of:=COUNTIF([.A1092:.A2405];[.A109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ie Anwalte </text:p>
          </table:table-cell>
          <table:table-cell office:value-type="string">
            <text:p><text:s/>the lawyers </text:p>
          </table:table-cell>
          <table:table-cell/>
          <table:table-cell table:formula="of:=COUNTIF([.A1093:.A2406];[.A109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Verfahrens </text:p>
          </table:table-cell>
          <table:table-cell office:value-type="string">
            <text:p><text:s/>process </text:p>
          </table:table-cell>
          <table:table-cell/>
          <table:table-cell table:formula="of:=COUNTIF([.A1094:.A2407];[.A109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Anschlage </text:p>
          </table:table-cell>
          <table:table-cell office:value-type="string">
            <text:p><text:s/>attacks </text:p>
          </table:table-cell>
          <table:table-cell/>
          <table:table-cell table:formula="of:=COUNTIF([.A1095:.A2408];[.A109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Uberfalle </text:p>
          </table:table-cell>
          <table:table-cell office:value-type="string">
            <text:p><text:s/>riots, attack </text:p>
          </table:table-cell>
          <table:table-cell/>
          <table:table-cell table:formula="of:=COUNTIF([.A1096:.A2409];[.A109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Verbrechen </text:p>
          </table:table-cell>
          <table:table-cell office:value-type="string">
            <text:p><text:s/>crimes </text:p>
          </table:table-cell>
          <table:table-cell/>
          <table:table-cell table:formula="of:=COUNTIF([.A1097:.A2410];[.A109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Urteil </text:p>
          </table:table-cell>
          <table:table-cell office:value-type="string">
            <text:p><text:s/>judgement </text:p>
          </table:table-cell>
          <table:table-cell/>
          <table:table-cell table:formula="of:=COUNTIF([.A1098:.A2411];[.A109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sich umgebracht </text:p>
          </table:table-cell>
          <table:table-cell office:value-type="string">
            <text:p><text:s/>killed themselves</text:p>
          </table:table-cell>
          <table:table-cell/>
          <table:table-cell table:formula="of:=COUNTIF([.A1099:.A2412];[.A109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Geheim-Dienste </text:p>
          </table:table-cell>
          <table:table-cell office:value-type="string">
            <text:p><text:s/>secret services </text:p>
          </table:table-cell>
          <table:table-cell/>
          <table:table-cell table:formula="of:=COUNTIF([.A1100:.A2413];[.A110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auslanderfeindlich </text:p>
          </table:table-cell>
          <table:table-cell office:value-type="string">
            <text:p><text:s/>xenophobic </text:p>
          </table:table-cell>
          <table:table-cell/>
          <table:table-cell table:formula="of:=COUNTIF([.A1101:.A2414];[.A110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Schwule </text:p>
          </table:table-cell>
          <table:table-cell office:value-type="string">
            <text:p><text:s/>gay </text:p>
          </table:table-cell>
          <table:table-cell/>
          <table:table-cell table:formula="of:=COUNTIF([.A1102:.A2415];[.A110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fremde </text:p>
          </table:table-cell>
          <table:table-cell office:value-type="string">
            <text:p><text:s/>foreign </text:p>
          </table:table-cell>
          <table:table-cell/>
          <table:table-cell table:formula="of:=COUNTIF([.A1103:.A2416];[.A110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Sie werden Neo-Nazis genannt </text:p>
          </table:table-cell>
          <table:table-cell office:value-type="string">
            <text:p><text:s/>they are called neo nazis</text:p>
          </table:table-cell>
          <table:table-cell/>
          <table:table-cell table:formula="of:=COUNTIF([.A1104:.A2417];[.A110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melden </text:p>
          </table:table-cell>
          <table:table-cell office:value-type="string">
            <text:p><text:s/>to report </text:p>
          </table:table-cell>
          <table:table-cell/>
          <table:table-cell table:formula="of:=COUNTIF([.A1105:.A2418];[.A110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Ich habe mich verlaufen </text:p>
          </table:table-cell>
          <table:table-cell office:value-type="string">
            <text:p><text:s/>I lost myself</text:p>
          </table:table-cell>
          <table:table-cell/>
          <table:table-cell table:formula="of:=COUNTIF([.A1106:.A2419];[.A110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Grossartig </text:p>
          </table:table-cell>
          <table:table-cell office:value-type="string">
            <text:p><text:s/>great </text:p>
          </table:table-cell>
          <table:table-cell/>
          <table:table-cell table:formula="of:=COUNTIF([.A1107:.A2420];[.A110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wettbewerb </text:p>
          </table:table-cell>
          <table:table-cell office:value-type="string">
            <text:p><text:s/>competition </text:p>
          </table:table-cell>
          <table:table-cell/>
          <table:table-cell table:formula="of:=COUNTIF([.A1108:.A2421];[.A110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Arbeitserlaubnis </text:p>
          </table:table-cell>
          <table:table-cell office:value-type="string">
            <text:p><text:s/>work permit </text:p>
          </table:table-cell>
          <table:table-cell/>
          <table:table-cell table:formula="of:=COUNTIF([.A1109:.A2422];[.A110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Here </text:p>
          </table:table-cell>
          <table:table-cell office:value-type="string">
            <text:p><text:s/>hier </text:p>
          </table:table-cell>
          <table:table-cell/>
          <table:table-cell table:formula="of:=COUNTIF([.A1110:.A2423];[.A111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Spuren </text:p>
          </table:table-cell>
          <table:table-cell office:value-type="string">
            <text:p><text:s/>traces </text:p>
          </table:table-cell>
          <table:table-cell/>
          <table:table-cell table:formula="of:=COUNTIF([.A1111:.A2424];[.A111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ie Bombe war in einem Eimer versteckt </text:p>
          </table:table-cell>
          <table:table-cell office:value-type="string">
            <text:p><text:s/>the bomb was hidden in a bucket </text:p>
          </table:table-cell>
          <table:table-cell/>
          <table:table-cell table:formula="of:=COUNTIF([.A1112:.A2425];[.A111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schaffte </text:p>
          </table:table-cell>
          <table:table-cell office:value-type="string">
            <text:p><text:s/>managed </text:p>
          </table:table-cell>
          <table:table-cell/>
          <table:table-cell table:formula="of:=COUNTIF([.A1113:.A2426];[.A111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Herz gezeigt </text:p>
          </table:table-cell>
          <table:table-cell office:value-type="string">
            <text:p><text:s/>showed heart</text:p>
          </table:table-cell>
          <table:table-cell/>
          <table:table-cell table:formula="of:=COUNTIF([.A1114:.A2427];[.A111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reichte es nicht </text:p>
          </table:table-cell>
          <table:table-cell office:value-type="string">
            <text:p><text:s/>it was not enough</text:p>
          </table:table-cell>
          <table:table-cell/>
          <table:table-cell table:formula="of:=COUNTIF([.A1115:.A2428];[.A111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Vorschläge </text:p>
          </table:table-cell>
          <table:table-cell office:value-type="string">
            <text:p><text:s/>proposals </text:p>
          </table:table-cell>
          <table:table-cell/>
          <table:table-cell table:formula="of:=COUNTIF([.A1116:.A2429];[.A111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Vertrag </text:p>
          </table:table-cell>
          <table:table-cell office:value-type="string">
            <text:p><text:s/>contract </text:p>
          </table:table-cell>
          <table:table-cell/>
          <table:table-cell table:formula="of:=COUNTIF([.A1117:.A2430];[.A111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einrichten </text:p>
          </table:table-cell>
          <table:table-cell office:value-type="string">
            <text:p><text:s/>furnish</text:p>
          </table:table-cell>
          <table:table-cell/>
          <table:table-cell table:formula="of:=COUNTIF([.A1118:.A2431];[.A111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vergrossern </text:p>
          </table:table-cell>
          <table:table-cell office:value-type="string">
            <text:p><text:s/>extend </text:p>
          </table:table-cell>
          <table:table-cell/>
          <table:table-cell table:formula="of:=COUNTIF([.A1119:.A2432];[.A111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urchsuchen </text:p>
          </table:table-cell>
          <table:table-cell office:value-type="string">
            <text:p><text:s/>to search</text:p>
          </table:table-cell>
          <table:table-cell/>
          <table:table-cell table:formula="of:=COUNTIF([.A1120:.A2433];[.A112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vergleichen </text:p>
          </table:table-cell>
          <table:table-cell office:value-type="string">
            <text:p><text:s/>compare <text:s/></text:p>
          </table:table-cell>
          <table:table-cell/>
          <table:table-cell table:formula="of:=COUNTIF([.A1121:.A2434];[.A112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veroffentlichen </text:p>
          </table:table-cell>
          <table:table-cell office:value-type="string">
            <text:p><text:s/>publish </text:p>
          </table:table-cell>
          <table:table-cell/>
          <table:table-cell table:formula="of:=COUNTIF([.A1122:.A2435];[.A112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bewegen </text:p>
          </table:table-cell>
          <table:table-cell office:value-type="string">
            <text:p><text:s/>move </text:p>
          </table:table-cell>
          <table:table-cell/>
          <table:table-cell table:formula="of:=COUNTIF([.A1123:.A2436];[.A112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beachten </text:p>
          </table:table-cell>
          <table:table-cell office:value-type="string">
            <text:p><text:s/>consider </text:p>
          </table:table-cell>
          <table:table-cell/>
          <table:table-cell table:formula="of:=COUNTIF([.A1124:.A2437];[.A112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besitzen </text:p>
          </table:table-cell>
          <table:table-cell office:value-type="string">
            <text:p><text:s/>own </text:p>
          </table:table-cell>
          <table:table-cell/>
          <table:table-cell table:formula="of:=COUNTIF([.A1125:.A2438];[.A112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Handy </text:p>
          </table:table-cell>
          <table:table-cell office:value-type="string">
            <text:p><text:s/>cell </text:p>
          </table:table-cell>
          <table:table-cell/>
          <table:table-cell table:formula="of:=COUNTIF([.A1126:.A2439];[.A112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er Schmetterling </text:p>
          </table:table-cell>
          <table:table-cell office:value-type="string">
            <text:p><text:s/>the butterfly </text:p>
          </table:table-cell>
          <table:table-cell/>
          <table:table-cell table:formula="of:=COUNTIF([.A1127:.A2440];[.A112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Streifen </text:p>
          </table:table-cell>
          <table:table-cell office:value-type="string">
            <text:p><text:s/>strips</text:p>
          </table:table-cell>
          <table:table-cell/>
          <table:table-cell table:formula="of:=COUNTIF([.A1128:.A2441];[.A112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L:owe </text:p>
          </table:table-cell>
          <table:table-cell office:value-type="string">
            <text:p><text:s/>lion </text:p>
          </table:table-cell>
          <table:table-cell/>
          <table:table-cell table:formula="of:=COUNTIF([.A1129:.A2442];[.A112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Gemeinde </text:p>
          </table:table-cell>
          <table:table-cell office:value-type="string">
            <text:p><text:s/>community </text:p>
          </table:table-cell>
          <table:table-cell/>
          <table:table-cell table:formula="of:=COUNTIF([.A1130:.A2443];[.A113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entweder .. oder </text:p>
          </table:table-cell>
          <table:table-cell office:value-type="string">
            <text:p><text:s/>either or </text:p>
          </table:table-cell>
          <table:table-cell/>
          <table:table-cell table:formula="of:=COUNTIF([.A1131:.A2444];[.A113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Bevolkerung </text:p>
          </table:table-cell>
          <table:table-cell office:value-type="string">
            <text:p><text:s/>population </text:p>
          </table:table-cell>
          <table:table-cell/>
          <table:table-cell table:formula="of:=COUNTIF([.A1132:.A2445];[.A113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as Verhaltnis </text:p>
          </table:table-cell>
          <table:table-cell office:value-type="string">
            <text:p><text:s/>the relationship</text:p>
          </table:table-cell>
          <table:table-cell/>
          <table:table-cell table:formula="of:=COUNTIF([.A1133:.A2446];[.A113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as Paar </text:p>
          </table:table-cell>
          <table:table-cell office:value-type="string">
            <text:p><text:s/>the pair</text:p>
          </table:table-cell>
          <table:table-cell/>
          <table:table-cell table:formula="of:=COUNTIF([.A1134:.A2447];[.A113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trotzen </text:p>
          </table:table-cell>
          <table:table-cell office:value-type="string">
            <text:p><text:s/>defy </text:p>
          </table:table-cell>
          <table:table-cell/>
          <table:table-cell table:formula="of:=COUNTIF([.A1135:.A2448];[.A113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abgeben </text:p>
          </table:table-cell>
          <table:table-cell office:value-type="string">
            <text:p><text:s/>give up </text:p>
          </table:table-cell>
          <table:table-cell/>
          <table:table-cell table:formula="of:=COUNTIF([.A1136:.A2449];[.A113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Stichtag </text:p>
          </table:table-cell>
          <table:table-cell office:value-type="string">
            <text:p><text:s/>deadline </text:p>
          </table:table-cell>
          <table:table-cell/>
          <table:table-cell table:formula="of:=COUNTIF([.A1137:.A2450];[.A113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angekündigt </text:p>
          </table:table-cell>
          <table:table-cell office:value-type="string">
            <text:p><text:s/>announced </text:p>
          </table:table-cell>
          <table:table-cell/>
          <table:table-cell table:formula="of:=COUNTIF([.A1138:.A2451];[.A113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beklagt </text:p>
          </table:table-cell>
          <table:table-cell office:value-type="string">
            <text:p><text:s/>complains </text:p>
          </table:table-cell>
          <table:table-cell/>
          <table:table-cell table:formula="of:=COUNTIF([.A1139:.A2452];[.A113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verhaftete </text:p>
          </table:table-cell>
          <table:table-cell office:value-type="string">
            <text:p><text:s/>arrested </text:p>
          </table:table-cell>
          <table:table-cell/>
          <table:table-cell table:formula="of:=COUNTIF([.A1140:.A2453];[.A114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Vorfällen </text:p>
          </table:table-cell>
          <table:table-cell office:value-type="string">
            <text:p><text:s/>incidents </text:p>
          </table:table-cell>
          <table:table-cell/>
          <table:table-cell table:formula="of:=COUNTIF([.A1141:.A2454];[.A114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erhohen </text:p>
          </table:table-cell>
          <table:table-cell office:value-type="string">
            <text:p><text:s/>increase </text:p>
          </table:table-cell>
          <table:table-cell/>
          <table:table-cell table:formula="of:=COUNTIF([.A1142:.A2455];[.A114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erfahren </text:p>
          </table:table-cell>
          <table:table-cell office:value-type="string">
            <text:p><text:s/>find out </text:p>
          </table:table-cell>
          <table:table-cell/>
          <table:table-cell table:formula="of:=COUNTIF([.A1143:.A2456];[.A114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brennen </text:p>
          </table:table-cell>
          <table:table-cell office:value-type="string">
            <text:p><text:s/>burn </text:p>
          </table:table-cell>
          <table:table-cell/>
          <table:table-cell table:formula="of:=COUNTIF([.A1144:.A2457];[.A114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erleben </text:p>
          </table:table-cell>
          <table:table-cell office:value-type="string">
            <text:p><text:s/>experience </text:p>
          </table:table-cell>
          <table:table-cell/>
          <table:table-cell table:formula="of:=COUNTIF([.A1145:.A2458];[.A114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fordern </text:p>
          </table:table-cell>
          <table:table-cell office:value-type="string">
            <text:p><text:s/>support </text:p>
          </table:table-cell>
          <table:table-cell/>
          <table:table-cell table:formula="of:=COUNTIF([.A1146:.A2459];[.A114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achtet </text:p>
          </table:table-cell>
          <table:table-cell office:value-type="string">
            <text:p><text:s/>pay attention </text:p>
          </table:table-cell>
          <table:table-cell/>
          <table:table-cell table:formula="of:=COUNTIF([.A1147:.A2460];[.A114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reichen </text:p>
          </table:table-cell>
          <table:table-cell office:value-type="string">
            <text:p><text:s/>last </text:p>
          </table:table-cell>
          <table:table-cell/>
          <table:table-cell table:formula="of:=COUNTIF([.A1148:.A2461];[.A114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werkstatt </text:p>
          </table:table-cell>
          <table:table-cell office:value-type="string">
            <text:p><text:s/>workshop </text:p>
          </table:table-cell>
          <table:table-cell/>
          <table:table-cell table:formula="of:=COUNTIF([.A1149:.A2462];[.A114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er Betreiber </text:p>
          </table:table-cell>
          <table:table-cell office:value-type="string">
            <text:p><text:s/>the operator </text:p>
          </table:table-cell>
          <table:table-cell/>
          <table:table-cell table:formula="of:=COUNTIF([.A1150:.A2463];[.A115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er Rechtsanwalt </text:p>
          </table:table-cell>
          <table:table-cell office:value-type="string">
            <text:p><text:s/>the lawyer </text:p>
          </table:table-cell>
          <table:table-cell/>
          <table:table-cell table:formula="of:=COUNTIF([.A1151:.A2464];[.A115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as Handwerk </text:p>
          </table:table-cell>
          <table:table-cell office:value-type="string">
            <text:p><text:s/>the handcraft </text:p>
          </table:table-cell>
          <table:table-cell/>
          <table:table-cell table:formula="of:=COUNTIF([.A1152:.A2465];[.A115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gedroht </text:p>
          </table:table-cell>
          <table:table-cell office:value-type="string">
            <text:p><text:s/>threatened </text:p>
          </table:table-cell>
          <table:table-cell/>
          <table:table-cell table:formula="of:=COUNTIF([.A1153:.A2466];[.A115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das Atom-Abkommen </text:p>
          </table:table-cell>
          <table:table-cell office:value-type="string">
            <text:p><text:s/>the nuclear aggreement </text:p>
          </table:table-cell>
          <table:table-cell/>
          <table:table-cell table:formula="of:=COUNTIF([.A1154:.A2467];[.A115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beenden </text:p>
          </table:table-cell>
          <table:table-cell office:value-type="string">
            <text:p><text:s/>break up </text:p>
          </table:table-cell>
          <table:table-cell/>
          <table:table-cell table:formula="of:=COUNTIF([.A1155:.A2468];[.A115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Gewalt </text:p>
          </table:table-cell>
          <table:table-cell office:value-type="string">
            <text:p><text:s/>violence </text:p>
          </table:table-cell>
          <table:table-cell/>
          <table:table-cell table:formula="of:=COUNTIF([.A1156:.A2469];[.A115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Vertrag </text:p>
          </table:table-cell>
          <table:table-cell office:value-type="string">
            <text:p><text:s/>contract </text:p>
          </table:table-cell>
          <table:table-cell/>
          <table:table-cell table:formula="of:=COUNTIF([.A1157:.A2470];[.A115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erzeugen </text:p>
          </table:table-cell>
          <table:table-cell office:value-type="string">
            <text:p><text:s/>to produce </text:p>
          </table:table-cell>
          <table:table-cell/>
          <table:table-cell table:formula="of:=COUNTIF([.A1158:.A2471];[.A115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Erd-Beben </text:p>
          </table:table-cell>
          <table:table-cell office:value-type="string">
            <text:p><text:s/>earthquake </text:p>
          </table:table-cell>
          <table:table-cell/>
          <table:table-cell table:formula="of:=COUNTIF([.A1159:.A2472];[.A115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wackelt </text:p>
          </table:table-cell>
          <table:table-cell office:value-type="string">
            <text:p><text:s/>wobbles </text:p>
          </table:table-cell>
          <table:table-cell/>
          <table:table-cell table:formula="of:=COUNTIF([.A1160:.A2473];[.A116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Gestein </text:p>
          </table:table-cell>
          <table:table-cell office:value-type="string">
            <text:p><text:s/>rock </text:p>
          </table:table-cell>
          <table:table-cell/>
          <table:table-cell table:formula="of:=COUNTIF([.A1161:.A2474];[.A116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Überwachungs </text:p>
          </table:table-cell>
          <table:table-cell office:value-type="string">
            <text:p><text:s/>survelience</text:p>
          </table:table-cell>
          <table:table-cell/>
          <table:table-cell table:formula="of:=COUNTIF([.A1162:.A2475];[.A116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Insgesamt </text:p>
          </table:table-cell>
          <table:table-cell office:value-type="string">
            <text:p><text:s/>a total of </text:p>
          </table:table-cell>
          <table:table-cell/>
          <table:table-cell table:formula="of:=COUNTIF([.A1163:.A2476];[.A116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unterschiedliche </text:p>
          </table:table-cell>
          <table:table-cell office:value-type="string">
            <text:p><text:s/>different </text:p>
          </table:table-cell>
          <table:table-cell/>
          <table:table-cell table:formula="of:=COUNTIF([.A1164:.A2477];[.A116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Tassen </text:p>
          </table:table-cell>
          <table:table-cell office:value-type="string">
            <text:p><text:s/>mugs</text:p>
          </table:table-cell>
          <table:table-cell/>
          <table:table-cell table:formula="of:=COUNTIF([.A1165:.A2478];[.A116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verbessert </text:p>
          </table:table-cell>
          <table:table-cell office:value-type="string">
            <text:p><text:s/>improved </text:p>
          </table:table-cell>
          <table:table-cell/>
          <table:table-cell table:formula="of:=COUNTIF([.A1166:.A2479];[.A116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geschehen </text:p>
          </table:table-cell>
          <table:table-cell office:value-type="string">
            <text:p><text:s/>happened</text:p>
          </table:table-cell>
          <table:table-cell/>
          <table:table-cell table:formula="of:=COUNTIF([.A1167:.A2480];[.A116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geworden </text:p>
          </table:table-cell>
          <table:table-cell office:value-type="string">
            <text:p><text:s/>has become </text:p>
          </table:table-cell>
          <table:table-cell/>
          <table:table-cell table:formula="of:=COUNTIF([.A1168:.A2481];[.A116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bereits </text:p>
          </table:table-cell>
          <table:table-cell office:value-type="string">
            <text:p><text:s/>already </text:p>
          </table:table-cell>
          <table:table-cell/>
          <table:table-cell table:formula="of:=COUNTIF([.A1169:.A2482];[.A116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why did you not like the hotel </text:p>
          </table:table-cell>
          <table:table-cell office:value-type="string">
            <text:p><text:s/>warum hat dir das Hotel nicht gefallen ?</text:p>
          </table:table-cell>
          <table:table-cell/>
          <table:table-cell table:formula="of:=COUNTIF([.A1170:.A2483];[.A117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That is what you get </text:p>
          </table:table-cell>
          <table:table-cell office:value-type="string">
            <text:p><text:s/>Das hast du davon </text:p>
          </table:table-cell>
          <table:table-cell/>
          <table:table-cell table:formula="of:=COUNTIF([.A1171:.A2484];[.A117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zumindest </text:p>
          </table:table-cell>
          <table:table-cell office:value-type="string">
            <text:p><text:s/>at least </text:p>
          </table:table-cell>
          <table:table-cell/>
          <table:table-cell table:formula="of:=COUNTIF([.A1172:.A2485];[.A117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Mir lauft die Zeit davon </text:p>
          </table:table-cell>
          <table:table-cell office:value-type="string">
            <text:p><text:s/>time is running out</text:p>
          </table:table-cell>
          <table:table-cell/>
          <table:table-cell table:formula="of:=COUNTIF([.A1173:.A2486];[.A117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avon </text:p>
          </table:table-cell>
          <table:table-cell office:value-type="string">
            <text:p><text:s/>from </text:p>
          </table:table-cell>
          <table:table-cell/>
          <table:table-cell table:formula="of:=COUNTIF([.A1174:.A2487];[.A117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aran </text:p>
          </table:table-cell>
          <table:table-cell office:value-type="string">
            <text:p><text:s/>about it</text:p>
          </table:table-cell>
          <table:table-cell/>
          <table:table-cell table:formula="of:=COUNTIF([.A1175:.A2488];[.A117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usfallen </text:p>
          </table:table-cell>
          <table:table-cell office:value-type="string">
            <text:p><text:s/>cancelled </text:p>
          </table:table-cell>
          <table:table-cell/>
          <table:table-cell table:formula="of:=COUNTIF([.A1176:.A2489];[.A117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ntschädigung </text:p>
          </table:table-cell>
          <table:table-cell office:value-type="string">
            <text:p><text:s/>compensation </text:p>
          </table:table-cell>
          <table:table-cell/>
          <table:table-cell table:formula="of:=COUNTIF([.A1177:.A2490];[.A117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werkschaft </text:p>
          </table:table-cell>
          <table:table-cell office:value-type="string">
            <text:p><text:s/>union </text:p>
          </table:table-cell>
          <table:table-cell/>
          <table:table-cell table:formula="of:=COUNTIF([.A1178:.A2491];[.A117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fordert </text:p>
          </table:table-cell>
          <table:table-cell office:value-type="string">
            <text:p><text:s/>required </text:p>
          </table:table-cell>
          <table:table-cell/>
          <table:table-cell table:formula="of:=COUNTIF([.A1179:.A2492];[.A117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schlossen</text:p>
          </table:table-cell>
          <table:table-cell office:value-type="string">
            <text:p><text:s/>decided </text:p>
          </table:table-cell>
          <table:table-cell/>
          <table:table-cell table:formula="of:=COUNTIF([.A1180:.A2493];[.A118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schluss </text:p>
          </table:table-cell>
          <table:table-cell office:value-type="string">
            <text:p><text:s/>decision </text:p>
          </table:table-cell>
          <table:table-cell/>
          <table:table-cell table:formula="of:=COUNTIF([.A1181:.A2494];[.A118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shalb gilt der Beschluss nicht </text:p>
          </table:table-cell>
          <table:table-cell office:value-type="string">
            <text:p><text:s/>therefore the decision does not hold</text:p>
          </table:table-cell>
          <table:table-cell/>
          <table:table-cell table:formula="of:=COUNTIF([.A1182:.A2495];[.A118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ihren Streit beenden </text:p>
          </table:table-cell>
          <table:table-cell office:value-type="string">
            <text:p><text:s/>to end their dispute ihren dispute</text:p>
          </table:table-cell>
          <table:table-cell/>
          <table:table-cell table:formula="of:=COUNTIF([.A1183:.A2496];[.A118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nerkannt werden </text:p>
          </table:table-cell>
          <table:table-cell office:value-type="string">
            <text:p><text:s/>accepted, aknowledged</text:p>
          </table:table-cell>
          <table:table-cell/>
          <table:table-cell table:formula="of:=COUNTIF([.A1184:.A2497];[.A118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Kusten gebiet </text:p>
          </table:table-cell>
          <table:table-cell office:value-type="string">
            <text:p><text:s/>coastal area</text:p>
          </table:table-cell>
          <table:table-cell/>
          <table:table-cell table:formula="of:=COUNTIF([.A1185:.A2498];[.A118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nach </text:p>
          </table:table-cell>
          <table:table-cell office:value-type="string">
            <text:p><text:s/>after that</text:p>
          </table:table-cell>
          <table:table-cell/>
          <table:table-cell table:formula="of:=COUNTIF([.A1186:.A2499];[.A118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orwürfe </text:p>
          </table:table-cell>
          <table:table-cell office:value-type="string">
            <text:p><text:s/>accusations </text:p>
          </table:table-cell>
          <table:table-cell/>
          <table:table-cell table:formula="of:=COUNTIF([.A1187:.A2500];[.A118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ntlassen </text:p>
          </table:table-cell>
          <table:table-cell office:value-type="string">
            <text:p><text:s/>dismiss </text:p>
          </table:table-cell>
          <table:table-cell/>
          <table:table-cell table:formula="of:=COUNTIF([.A1188:.A2501];[.A118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ussagen </text:p>
          </table:table-cell>
          <table:table-cell office:value-type="string">
            <text:p><text:s/>testify </text:p>
          </table:table-cell>
          <table:table-cell/>
          <table:table-cell table:formula="of:=COUNTIF([.A1189:.A2502];[.A118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rmittle </text:p>
          </table:table-cell>
          <table:table-cell office:value-type="string">
            <text:p><text:s/>investigate </text:p>
          </table:table-cell>
          <table:table-cell/>
          <table:table-cell table:formula="of:=COUNTIF([.A1190:.A2503];[.A119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ingemischt hat </text:p>
          </table:table-cell>
          <table:table-cell office:value-type="string">
            <text:p><text:s/>has interfered </text:p>
          </table:table-cell>
          <table:table-cell/>
          <table:table-cell table:formula="of:=COUNTIF([.A1191:.A2504];[.A119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erausfinden </text:p>
          </table:table-cell>
          <table:table-cell office:value-type="string">
            <text:p><text:s/>find out </text:p>
          </table:table-cell>
          <table:table-cell/>
          <table:table-cell table:formula="of:=COUNTIF([.A1192:.A2505];[.A119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überwachen </text:p>
          </table:table-cell>
          <table:table-cell office:value-type="string">
            <text:p><text:s/>monitor </text:p>
          </table:table-cell>
          <table:table-cell/>
          <table:table-cell table:formula="of:=COUNTIF([.A1193:.A2506];[.A119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nrede </text:p>
          </table:table-cell>
          <table:table-cell office:value-type="string">
            <text:p><text:s/>title , salutation </text:p>
          </table:table-cell>
          <table:table-cell/>
          <table:table-cell table:formula="of:=COUNTIF([.A1194:.A2507];[.A119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statigung </text:p>
          </table:table-cell>
          <table:table-cell office:value-type="string">
            <text:p><text:s/>confirmation </text:p>
          </table:table-cell>
          <table:table-cell/>
          <table:table-cell table:formula="of:=COUNTIF([.A1195:.A2508];[.A119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Seele </text:p>
          </table:table-cell>
          <table:table-cell office:value-type="string">
            <text:p><text:s/>the soul </text:p>
          </table:table-cell>
          <table:table-cell/>
          <table:table-cell table:formula="of:=COUNTIF([.A1196:.A2509];[.A119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Sinn </text:p>
          </table:table-cell>
          <table:table-cell office:value-type="string">
            <text:p><text:s/>sense </text:p>
          </table:table-cell>
          <table:table-cell/>
          <table:table-cell table:formula="of:=COUNTIF([.A1197:.A2510];[.A119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danke </text:p>
          </table:table-cell>
          <table:table-cell office:value-type="string">
            <text:p><text:s/>idea </text:p>
          </table:table-cell>
          <table:table-cell/>
          <table:table-cell table:formula="of:=COUNTIF([.A1198:.A2511];[.A119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pirituality </text:p>
          </table:table-cell>
          <table:table-cell office:value-type="string">
            <text:p><text:s/>Spiritualität </text:p>
          </table:table-cell>
          <table:table-cell/>
          <table:table-cell table:formula="of:=COUNTIF([.A1199:.A2512];[.A119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I would resolve it privately </text:p>
          </table:table-cell>
          <table:table-cell office:value-type="string">
            <text:p><text:s/>Ich w:urde es privat l:osen</text:p>
          </table:table-cell>
          <table:table-cell/>
          <table:table-cell table:formula="of:=COUNTIF([.A1200:.A2513];[.A120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If yes, how? </text:p>
          </table:table-cell>
          <table:table-cell office:value-type="string">
            <text:p><text:s/>Falls ja, wie?, Wenn ja, wie</text:p>
          </table:table-cell>
          <table:table-cell/>
          <table:table-cell table:formula="of:=COUNTIF([.A1201:.A2514];[.A120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andeln </text:p>
          </table:table-cell>
          <table:table-cell office:value-type="string">
            <text:p><text:s/>to act</text:p>
          </table:table-cell>
          <table:table-cell/>
          <table:table-cell table:formula="of:=COUNTIF([.A1202:.A2515];[.A120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Ich bin drinnen/innen </text:p>
          </table:table-cell>
          <table:table-cell office:value-type="string">
            <text:p><text:s/>i am inside</text:p>
          </table:table-cell>
          <table:table-cell/>
          <table:table-cell table:formula="of:=COUNTIF([.A1203:.A2516];[.A120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Gast ist oben auf dem Berg </text:p>
          </table:table-cell>
          <table:table-cell office:value-type="string">
            <text:p><text:s/>the guest is on top of the hill</text:p>
          </table:table-cell>
          <table:table-cell/>
          <table:table-cell table:formula="of:=COUNTIF([.A1204:.A2517];[.A120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Spiegel ist hinten im Raum </text:p>
          </table:table-cell>
          <table:table-cell office:value-type="string">
            <text:p><text:s/>the mirror is at the back of the room</text:p>
          </table:table-cell>
          <table:table-cell/>
          <table:table-cell table:formula="of:=COUNTIF([.A1205:.A2518];[.A120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offnung </text:p>
          </table:table-cell>
          <table:table-cell office:value-type="string">
            <text:p><text:s/>hope </text:p>
          </table:table-cell>
          <table:table-cell/>
          <table:table-cell table:formula="of:=COUNTIF([.A1206:.A2519];[.A120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chicksal </text:p>
          </table:table-cell>
          <table:table-cell office:value-type="string">
            <text:p><text:s/>fate </text:p>
          </table:table-cell>
          <table:table-cell/>
          <table:table-cell table:formula="of:=COUNTIF([.A1207:.A2520];[.A120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ist </text:p>
          </table:table-cell>
          <table:table-cell office:value-type="string">
            <text:p><text:s/>ghost </text:p>
          </table:table-cell>
          <table:table-cell/>
          <table:table-cell table:formula="of:=COUNTIF([.A1208:.A2521];[.A120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Wahrheit </text:p>
          </table:table-cell>
          <table:table-cell office:value-type="string">
            <text:p><text:s/>the truth </text:p>
          </table:table-cell>
          <table:table-cell/>
          <table:table-cell table:formula="of:=COUNTIF([.A1209:.A2522];[.A120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leichgewicht </text:p>
          </table:table-cell>
          <table:table-cell office:value-type="string">
            <text:p><text:s/>balance </text:p>
          </table:table-cell>
          <table:table-cell/>
          <table:table-cell table:formula="of:=COUNTIF([.A1210:.A2523];[.A121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tood </text:p>
          </table:table-cell>
          <table:table-cell office:value-type="string">
            <text:p><text:s/>stand </text:p>
          </table:table-cell>
          <table:table-cell/>
          <table:table-cell table:formula="of:=COUNTIF([.A1211:.A2524];[.A121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Konnten </text:p>
          </table:table-cell>
          <table:table-cell office:value-type="string">
            <text:p><text:s/>could</text:p>
          </table:table-cell>
          <table:table-cell/>
          <table:table-cell table:formula="of:=COUNTIF([.A1212:.A2525];[.A121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brigen </text:p>
          </table:table-cell>
          <table:table-cell office:value-type="string">
            <text:p><text:s/>spare </text:p>
          </table:table-cell>
          <table:table-cell/>
          <table:table-cell table:formula="of:=COUNTIF([.A1213:.A2526];[.A121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samte </text:p>
          </table:table-cell>
          <table:table-cell office:value-type="string">
            <text:p><text:s/>entire </text:p>
          </table:table-cell>
          <table:table-cell/>
          <table:table-cell table:formula="of:=COUNTIF([.A1214:.A2527];[.A121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That is another friend of mine </text:p>
          </table:table-cell>
          <table:table-cell office:value-type="string">
            <text:p><text:s/>Das ist noch ein Freund von mir</text:p>
          </table:table-cell>
          <table:table-cell/>
          <table:table-cell table:formula="of:=COUNTIF([.A1215:.A2528];[.A121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richt </text:p>
          </table:table-cell>
          <table:table-cell office:value-type="string">
            <text:p><text:s/>court </text:p>
          </table:table-cell>
          <table:table-cell/>
          <table:table-cell table:formula="of:=COUNTIF([.A1216:.A2529];[.A121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wusstlos </text:p>
          </table:table-cell>
          <table:table-cell office:value-type="string">
            <text:p><text:s/>unconsious </text:p>
          </table:table-cell>
          <table:table-cell/>
          <table:table-cell table:formula="of:=COUNTIF([.A1217:.A2530];[.A121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ngeklagt </text:p>
          </table:table-cell>
          <table:table-cell office:value-type="string">
            <text:p><text:s/>accused </text:p>
          </table:table-cell>
          <table:table-cell/>
          <table:table-cell table:formula="of:=COUNTIF([.A1218:.A2531];[.A121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ngeklagte </text:p>
          </table:table-cell>
          <table:table-cell office:value-type="string">
            <text:p><text:s/>defandant </text:p>
          </table:table-cell>
          <table:table-cell/>
          <table:table-cell table:formula="of:=COUNTIF([.A1219:.A2532];[.A121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Obdachloser </text:p>
          </table:table-cell>
          <table:table-cell office:value-type="string">
            <text:p><text:s/>homeless </text:p>
          </table:table-cell>
          <table:table-cell/>
          <table:table-cell table:formula="of:=COUNTIF([.A1220:.A2533];[.A122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rfahrungen </text:p>
          </table:table-cell>
          <table:table-cell office:value-type="string">
            <text:p><text:s/>experience </text:p>
          </table:table-cell>
          <table:table-cell/>
          <table:table-cell table:formula="of:=COUNTIF([.A1221:.A2534];[.A122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Masse </text:p>
          </table:table-cell>
          <table:table-cell office:value-type="string">
            <text:p><text:s/>the measuraments </text:p>
          </table:table-cell>
          <table:table-cell/>
          <table:table-cell table:formula="of:=COUNTIF([.A1222:.A2535];[.A122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halten </text:p>
          </table:table-cell>
          <table:table-cell office:value-type="string">
            <text:p><text:s/>behavior</text:p>
          </table:table-cell>
          <table:table-cell/>
          <table:table-cell table:formula="of:=COUNTIF([.A1223:.A2536];[.A122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inweise </text:p>
          </table:table-cell>
          <table:table-cell office:value-type="string">
            <text:p><text:s/>tips </text:p>
          </table:table-cell>
          <table:table-cell/>
          <table:table-cell table:formula="of:=COUNTIF([.A1224:.A2537];[.A122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s Ziel </text:p>
          </table:table-cell>
          <table:table-cell office:value-type="string">
            <text:p><text:s/>the goal</text:p>
          </table:table-cell>
          <table:table-cell/>
          <table:table-cell table:formula="of:=COUNTIF([.A1225:.A2538];[.A122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liess nach </text:p>
          </table:table-cell>
          <table:table-cell office:value-type="string">
            <text:p><text:s/>died down </text:p>
          </table:table-cell>
          <table:table-cell/>
          <table:table-cell table:formula="of:=COUNTIF([.A1226:.A2539];[.A122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Titel </text:p>
          </table:table-cell>
          <table:table-cell office:value-type="string">
            <text:p><text:s/>title </text:p>
          </table:table-cell>
          <table:table-cell/>
          <table:table-cell table:formula="of:=COUNTIF([.A1227:.A2540];[.A122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rleben </text:p>
          </table:table-cell>
          <table:table-cell office:value-type="string">
            <text:p><text:s/>experience </text:p>
          </table:table-cell>
          <table:table-cell/>
          <table:table-cell table:formula="of:=COUNTIF([.A1228:.A2541];[.A122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nterstutzen </text:p>
          </table:table-cell>
          <table:table-cell office:value-type="string">
            <text:p><text:s/>to support </text:p>
          </table:table-cell>
          <table:table-cell/>
          <table:table-cell table:formula="of:=COUNTIF([.A1229:.A2542];[.A122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zitieren </text:p>
          </table:table-cell>
          <table:table-cell office:value-type="string">
            <text:p><text:s/>cite us , quote us</text:p>
          </table:table-cell>
          <table:table-cell/>
          <table:table-cell table:formula="of:=COUNTIF([.A1230:.A2543];[.A123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horen </text:p>
          </table:table-cell>
          <table:table-cell office:value-type="string">
            <text:p><text:s/>belong</text:p>
          </table:table-cell>
          <table:table-cell/>
          <table:table-cell table:formula="of:=COUNTIF([.A1231:.A2544];[.A123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orschlagen </text:p>
          </table:table-cell>
          <table:table-cell office:value-type="string">
            <text:p><text:s/>suggest </text:p>
          </table:table-cell>
          <table:table-cell/>
          <table:table-cell table:formula="of:=COUNTIF([.A1232:.A2545];[.A123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erunterladen </text:p>
          </table:table-cell>
          <table:table-cell office:value-type="string">
            <text:p><text:s/>download </text:p>
          </table:table-cell>
          <table:table-cell/>
          <table:table-cell table:formula="of:=COUNTIF([.A1233:.A2546];[.A123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You will belong to us </text:p>
          </table:table-cell>
          <table:table-cell office:value-type="string">
            <text:p><text:s/>Du wirst zu uns gehoren</text:p>
          </table:table-cell>
          <table:table-cell/>
          <table:table-cell table:formula="of:=COUNTIF([.A1234:.A2547];[.A123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smal </text:p>
          </table:table-cell>
          <table:table-cell office:value-type="string">
            <text:p><text:s/>this time </text:p>
          </table:table-cell>
          <table:table-cell/>
          <table:table-cell table:formula="of:=COUNTIF([.A1235:.A2548];[.A1235])" office:value-type="float" office:value="1">
            <text:p>1</text:p>
          </table:table-cell>
          <table:table-cell table:number-columns-repeated="1020"/>
        </table:table-row>
        <table:table-row table:style-name="ro1" table:number-rows-repeated="1047340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Sheet2" table:style-name="ta2" table:print="false">
        <table:table-column table:style-name="co7" table:default-cell-style-name="ce21"/>
        <table:table-column table:style-name="co8" table:visibility="collapse" table:default-cell-style-name="ce67"/>
        <table:table-column table:style-name="co9" table:default-cell-style-name="Excel_20_Built-in_20_Normal"/>
        <table:table-column table:style-name="co10" table:number-columns-repeated="253" table:default-cell-style-name="Excel_20_Built-in_20_Normal"/>
        <table:table-column table:style-name="co6" table:number-columns-repeated="768" table:default-cell-style-name="Default"/>
        <table:table-row table:style-name="ro1">
          <table:table-cell office:value-type="string">
            <text:p>vorher </text:p>
          </table:table-cell>
          <table:table-cell office:value-type="string">
            <text:p><text:s/>previously</text:p>
          </table:table-cell>
          <table:table-cell table:number-columns-repeated="1022"/>
        </table:table-row>
        <table:table-row table:style-name="ro1">
          <table:table-cell table:style-name="ce25" office:value-type="string">
            <text:p>dabei </text:p>
          </table:table-cell>
          <table:table-cell office:value-type="string">
            <text:p><text:s/>simultanesouly, there</text:p>
          </table:table-cell>
          <table:table-cell table:style-name="ce21"/>
          <table:table-cell table:number-columns-repeated="1021"/>
        </table:table-row>
        <table:table-row table:style-name="ro1">
          <table:table-cell office:value-type="string">
            <text:p>dachte </text:p>
          </table:table-cell>
          <table:table-cell office:value-type="string">
            <text:p><text:s/>paratatikos of denken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glaubt </text:p>
          </table:table-cell>
          <table:table-cell office:value-type="string">
            <text:p><text:s/>believes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ubernimmt</text:p>
          </table:table-cell>
          <table:table-cell office:value-type="string">
            <text:p>takes over/αποδέχεται</text:p>
          </table:table-cell>
          <table:table-cell table:number-columns-repeated="1022"/>
        </table:table-row>
        <table:table-row table:style-name="ro1">
          <table:table-cell table:style-name="ce28" office:value-type="string">
            <text:p>Er ersetzt dich </text:p>
          </table:table-cell>
          <table:table-cell office:value-type="string">
            <text:p><text:s/>he replaces you / σε αντικαθιστά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27" office:value-type="string">
            <text:p>Ermittler </text:p>
          </table:table-cell>
          <table:table-cell office:value-type="string">
            <text:p><text:s/>Inverstigator / ερευνητής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27" office:value-type="string">
            <text:p>Retter <text:s/></text:p>
          </table:table-cell>
          <table:table-cell office:value-type="string">
            <text:p><text:s/>rescues/ σωτήρας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28" office:value-type="string">
            <text:p>Stau </text:p>
          </table:table-cell>
          <table:table-cell office:value-type="string">
            <text:p><text:s/>trafic jam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28" office:value-type="string">
            <text:p>zugesehen </text:p>
          </table:table-cell>
          <table:table-cell office:value-type="string">
            <text:p><text:s/>watched </text:p>
          </table:table-cell>
          <table:table-cell table:style-name="ce20"/>
          <table:table-cell table:number-columns-repeated="1021"/>
        </table:table-row>
        <table:table-row table:style-name="ro1">
          <table:table-cell office:value-type="string">
            <text:p>Bisher </text:p>
          </table:table-cell>
          <table:table-cell office:value-type="string">
            <text:p><text:s/>so far </text:p>
          </table:table-cell>
          <table:table-cell table:number-columns-repeated="1022"/>
        </table:table-row>
        <table:table-row table:style-name="ro1">
          <table:table-cell office:value-type="string">
            <text:p>Abgeordnete </text:p>
          </table:table-cell>
          <table:table-cell office:value-type="string">
            <text:p><text:s/>deputy </text:p>
          </table:table-cell>
          <table:table-cell table:number-columns-repeated="1022"/>
        </table:table-row>
        <table:table-row table:style-name="ro1">
          <table:table-cell table:style-name="ce29" office:value-type="string">
            <text:p>Hin und her </text:p>
          </table:table-cell>
          <table:table-cell office:value-type="string">
            <text:p><text:s/>Back and forth 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27" office:value-type="string">
            <text:p>He wrote to me yesterday </text:p>
          </table:table-cell>
          <table:table-cell office:value-type="string">
            <text:p><text:s/>Er schrieb mir gestern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27" office:value-type="string">
            <text:p>We drove to Austria</text:p>
          </table:table-cell>
          <table:table-cell office:value-type="string">
            <text:p><text:s/>Wir fuhren nach Osterreich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28" office:value-type="string">
            <text:p>Zuvor </text:p>
          </table:table-cell>
          <table:table-cell office:value-type="string">
            <text:p><text:s/>Earlier / προτού</text:p>
          </table:table-cell>
          <table:table-cell table:style-name="ce20"/>
          <table:table-cell table:number-columns-repeated="1021"/>
        </table:table-row>
        <table:table-row table:style-name="ro1">
          <table:table-cell office:value-type="string">
            <text:p>Leiter </text:p>
          </table:table-cell>
          <table:table-cell office:value-type="string">
            <text:p><text:s/>ladder 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übrigen </text:p>
          </table:table-cell>
          <table:table-cell office:value-type="string">
            <text:p><text:s/>other /άλλος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28" office:value-type="string">
            <text:p>zusätzliche </text:p>
          </table:table-cell>
          <table:table-cell office:value-type="string">
            <text:p><text:s/>Additional <text:s/>/ επιπρόσθετος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27" office:value-type="string">
            <text:p>Another </text:p>
          </table:table-cell>
          <table:table-cell office:value-type="string">
            <text:p><text:s/>Weiterer</text:p>
          </table:table-cell>
          <table:table-cell table:style-name="ce21"/>
          <table:table-cell table:number-columns-repeated="1021"/>
        </table:table-row>
        <table:table-row table:style-name="ro1">
          <table:table-cell office:value-type="string">
            <text:p>Das ist ein weiterer Freund von mir </text:p>
          </table:table-cell>
          <table:table-cell office:value-type="string">
            <text:p><text:s/>That is another friend of mine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Zeichen </text:p>
          </table:table-cell>
          <table:table-cell office:value-type="string">
            <text:p><text:s/>character/σημάδι, ένδειξη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27" office:value-type="string">
            <text:p>aufgeregt </text:p>
          </table:table-cell>
          <table:table-cell office:value-type="string">
            <text:p><text:s/>Excited / ενθουσιασμένος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30" office:value-type="string">
            <text:p>benehmen </text:p>
          </table:table-cell>
          <table:table-cell office:value-type="string">
            <text:p><text:s/>to behave / συμπεριφέρομαι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31" office:value-type="string">
            <text:p>hat.. verbreitet </text:p>
          </table:table-cell>
          <table:table-cell office:value-type="string">
            <text:p><text:s/>has broadcasted/ έχει εξαπλωθεί, διαδωθεί</text:p>
          </table:table-cell>
          <table:table-cell table:style-name="ce20"/>
          <table:table-cell table:number-columns-repeated="1021"/>
        </table:table-row>
        <table:table-row table:style-name="ro1">
          <table:table-cell office:value-type="string">
            <text:p>wahrscheinlich <text:s/></text:p>
          </table:table-cell>
          <table:table-cell office:value-type="string">
            <text:p><text:s/>propably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Wir lügen nicht </text:p>
          </table:table-cell>
          <table:table-cell office:value-type="string">
            <text:p><text:s/>we are not lying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27" office:value-type="string">
            <text:p>Die Fläche </text:p>
          </table:table-cell>
          <table:table-cell office:value-type="string">
            <text:p><text:s/>the area / περιοχή</text:p>
          </table:table-cell>
          <table:table-cell table:style-name="ce20"/>
          <table:table-cell table:number-columns-repeated="1021"/>
        </table:table-row>
        <table:table-row table:style-name="ro1">
          <table:table-cell office:value-type="string">
            <text:p>Die Heimat </text:p>
          </table:table-cell>
          <table:table-cell office:value-type="string">
            <text:p><text:s/>the homeland 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Der Bezirk </text:p>
          </table:table-cell>
          <table:table-cell office:value-type="string">
            <text:p><text:s/>the district / περιοχή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32"/>
          <table:table-cell table:style-name="ce68"/>
          <table:table-cell table:style-name="ce90" table:number-columns-repeated="1022"/>
        </table:table-row>
        <table:table-row table:style-name="ro1">
          <table:table-cell table:style-name="ce33" office:value-type="string">
            <text:p>Das Grundstuck </text:p>
          </table:table-cell>
          <table:table-cell office:value-type="string">
            <text:p><text:s/>the property , the plot /το οικόπεδο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beliebt </text:p>
          </table:table-cell>
          <table:table-cell office:value-type="string">
            <text:p><text:s/>popular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I stood there </text:p>
          </table:table-cell>
          <table:table-cell office:value-type="string">
            <text:p><text:s/>ich stand dor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aussagen </text:p>
          </table:table-cell>
          <table:table-cell office:value-type="string">
            <text:p><text:s/>testify </text:p>
          </table:table-cell>
          <table:table-cell table:number-columns-repeated="1022"/>
        </table:table-row>
        <table:table-row table:style-name="ro1">
          <table:table-cell table:style-name="ce35" office:value-type="string">
            <text:p>I had to go to the restroom </text:p>
          </table:table-cell>
          <table:table-cell office:value-type="string">
            <text:p><text:s/>Ich musste auf die Toilette gehn </text:p>
          </table:table-cell>
          <table:table-cell table:number-columns-repeated="1022"/>
        </table:table-row>
        <table:table-row table:style-name="ro1">
          <table:table-cell office:value-type="string">
            <text:p>zeigte </text:p>
          </table:table-cell>
          <table:table-cell office:value-type="string">
            <text:p><text:s/>pointed </text:p>
          </table:table-cell>
          <table:table-cell table:number-columns-repeated="1022"/>
        </table:table-row>
        <table:table-row table:style-name="ro1">
          <table:table-cell table:style-name="ce36" office:value-type="string">
            <text:p>On the second of January </text:p>
          </table:table-cell>
          <table:table-cell office:value-type="string">
            <text:p><text:s/>Am zweiten Januar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verhindert hat <text:s/></text:p>
          </table:table-cell>
          <table:table-cell office:value-type="string">
            <text:p><text:s/>prevented it <text:s/>/εμπόδισε</text:p>
          </table:table-cell>
          <table:table-cell table:number-columns-repeated="1022"/>
        </table:table-row>
        <table:table-row table:style-name="ro1">
          <table:table-cell table:style-name="ce29" office:value-type="string">
            <text:p>Krawalle </text:p>
          </table:table-cell>
          <table:table-cell office:value-type="string">
            <text:p><text:s/>riot</text:p>
          </table:table-cell>
          <table:table-cell table:number-columns-repeated="1022"/>
        </table:table-row>
        <table:table-row table:style-name="ro1">
          <table:table-cell table:style-name="ce28" office:value-type="string">
            <text:p>geklaut </text:p>
          </table:table-cell>
          <table:table-cell office:value-type="string">
            <text:p><text:s/>Stolen / κλεμμένο</text:p>
          </table:table-cell>
          <table:table-cell table:number-columns-repeated="1022"/>
        </table:table-row>
        <table:table-row table:style-name="ro1">
          <table:table-cell table:style-name="ce29" office:value-type="string">
            <text:p>vorbereitet </text:p>
          </table:table-cell>
          <table:table-cell office:value-type="string">
            <text:p><text:s/>Prepared / προετοιμασμένο</text:p>
          </table:table-cell>
          <table:table-cell table:number-columns-repeated="1022"/>
        </table:table-row>
        <table:table-row table:style-name="ro1">
          <table:table-cell office:value-type="string">
            <text:p><text:s/>Wir werden untersuchen </text:p>
          </table:table-cell>
          <table:table-cell office:value-type="string">
            <text:p><text:s/>we will investigate </text:p>
          </table:table-cell>
          <table:table-cell table:number-columns-repeated="1022"/>
        </table:table-row>
        <table:table-row table:style-name="ro1">
          <table:table-cell table:style-name="ce37" office:value-type="string">
            <text:p><text:s/>verhandelt </text:p>
          </table:table-cell>
          <table:table-cell office:value-type="string">
            <text:p><text:s/>negotiated/ διαπραγματεύτηκε</text:p>
          </table:table-cell>
          <table:table-cell table:number-columns-repeated="1022"/>
        </table:table-row>
        <table:table-row table:style-name="ro1">
          <table:table-cell office:value-type="string">
            <text:p><text:s/>Tränen-Gas </text:p>
          </table:table-cell>
          <table:table-cell office:value-type="string">
            <text:p><text:s/>tear gas </text:p>
          </table:table-cell>
          <table:table-cell table:number-columns-repeated="1022"/>
        </table:table-row>
        <table:table-row table:style-name="ro1">
          <table:table-cell office:value-type="string">
            <text:p><text:s/>schlimme </text:p>
          </table:table-cell>
          <table:table-cell office:value-type="string">
            <text:p><text:s/>bad</text:p>
          </table:table-cell>
          <table:table-cell table:number-columns-repeated="1022"/>
        </table:table-row>
        <table:table-row table:style-name="ro1">
          <table:table-cell table:style-name="ce28" office:value-type="string">
            <text:p><text:s/>angezündet </text:p>
          </table:table-cell>
          <table:table-cell office:value-type="string">
            <text:p><text:s/>set on fire / ανναμένος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<text:s/>trocken </text:p>
          </table:table-cell>
          <table:table-cell office:value-type="string">
            <text:p><text:s/>Dry / στεγνός</text:p>
          </table:table-cell>
          <table:table-cell table:number-columns-repeated="1022"/>
        </table:table-row>
        <table:table-row table:style-name="ro1">
          <table:table-cell office:value-type="string">
            <text:p><text:s/>nass </text:p>
          </table:table-cell>
          <table:table-cell office:value-type="string">
            <text:p><text:s/>wet </text:p>
          </table:table-cell>
          <table:table-cell table:number-columns-repeated="1022"/>
        </table:table-row>
        <table:table-row table:style-name="ro1">
          <table:table-cell office:value-type="string">
            <text:p><text:s/>Ich stellte die Uhr </text:p>
          </table:table-cell>
          <table:table-cell office:value-type="string">
            <text:p><text:s/>i set the hour</text:p>
          </table:table-cell>
          <table:table-cell table:number-columns-repeated="1022"/>
        </table:table-row>
        <table:table-row table:style-name="ro1">
          <table:table-cell office:value-type="string">
            <text:p><text:s/>began </text:p>
          </table:table-cell>
          <table:table-cell office:value-type="string">
            <text:p><text:s/>begann </text:p>
          </table:table-cell>
          <table:table-cell table:number-columns-repeated="1022"/>
        </table:table-row>
        <table:table-row table:style-name="ro1">
          <table:table-cell office:value-type="string">
            <text:p><text:s/>wrote </text:p>
          </table:table-cell>
          <table:table-cell office:value-type="string">
            <text:p><text:s/>schrieb </text:p>
          </table:table-cell>
          <table:table-cell table:number-columns-repeated="1022"/>
        </table:table-row>
        <table:table-row table:style-name="ro1">
          <table:table-cell office:value-type="string">
            <text:p><text:s/>Die neuesten Zeitungen </text:p>
          </table:table-cell>
          <table:table-cell office:value-type="string">
            <text:p><text:s/>the newest newspapers</text:p>
          </table:table-cell>
          <table:table-cell table:number-columns-repeated="1022"/>
        </table:table-row>
        <table:table-row table:style-name="ro1">
          <table:table-cell office:value-type="string">
            <text:p><text:s/>Hallo, schoner Mann </text:p>
          </table:table-cell>
          <table:table-cell office:value-type="string">
            <text:p><text:s/>Hello, handsome man</text:p>
          </table:table-cell>
          <table:table-cell table:number-columns-repeated="1022"/>
        </table:table-row>
        <table:table-row table:style-name="ro1">
          <table:table-cell office:value-type="string">
            <text:p><text:s/>Tassen </text:p>
          </table:table-cell>
          <table:table-cell office:value-type="string">
            <text:p><text:s/>mugs </text:p>
          </table:table-cell>
          <table:table-cell table:number-columns-repeated="1022"/>
        </table:table-row>
        <table:table-row table:style-name="ro1">
          <table:table-cell office:value-type="string">
            <text:p><text:s/>unterschiedliche </text:p>
          </table:table-cell>
          <table:table-cell office:value-type="string">
            <text:p><text:s/>different 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<text:s/>Blitz </text:p>
          </table:table-cell>
          <table:table-cell office:value-type="string">
            <text:p><text:s/>Lighting / αστραπή</text:p>
          </table:table-cell>
          <table:table-cell table:number-columns-repeated="1022"/>
        </table:table-row>
        <table:table-row table:style-name="ro1">
          <table:table-cell table:style-name="ce29" office:value-type="string">
            <text:p><text:s/>Donner </text:p>
          </table:table-cell>
          <table:table-cell office:value-type="string">
            <text:p><text:s/>Thunder / κευρανός</text:p>
          </table:table-cell>
          <table:table-cell table:number-columns-repeated="1022"/>
        </table:table-row>
        <table:table-row table:style-name="ro1">
          <table:table-cell office:value-type="string">
            <text:p><text:s/>Regenschirm </text:p>
          </table:table-cell>
          <table:table-cell office:value-type="string">
            <text:p><text:s/>umbrella</text:p>
          </table:table-cell>
          <table:table-cell table:number-columns-repeated="1022"/>
        </table:table-row>
        <table:table-row table:style-name="ro1">
          <table:table-cell table:style-name="ce29" office:value-type="string">
            <text:p><text:s/>das Gewitter </text:p>
          </table:table-cell>
          <table:table-cell office:value-type="string">
            <text:p><text:s/>thunderstorm/ καταιγίδα</text:p>
          </table:table-cell>
          <table:table-cell table:number-columns-repeated="1022"/>
        </table:table-row>
        <table:table-row table:style-name="ro1">
          <table:table-cell table:style-name="ce29" office:value-type="string">
            <text:p><text:s/>Der Regenbogen </text:p>
          </table:table-cell>
          <table:table-cell office:value-type="string">
            <text:p><text:s/>rainbow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<text:s/>ließ nach</text:p>
          </table:table-cell>
          <table:table-cell office:value-type="string">
            <text:p><text:s/>died down / υποχώρησαν</text:p>
          </table:table-cell>
          <table:table-cell table:number-columns-repeated="1022"/>
        </table:table-row>
        <table:table-row table:style-name="ro1">
          <table:table-cell office:value-type="string">
            <text:p>ließ <text:s/></text:p>
          </table:table-cell>
          <table:table-cell office:value-type="string">
            <text:p><text:s/>let (paratatikos)<text:tab/><text:tab/><text:tab/>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verlor </text:p>
          </table:table-cell>
          <table:table-cell office:value-type="string">
            <text:p><text:s/>lost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fuhren </text:p>
          </table:table-cell>
          <table:table-cell office:value-type="string">
            <text:p><text:s/>drove</text:p>
          </table:table-cell>
          <table:table-cell table:number-columns-repeated="1022"/>
        </table:table-row>
        <table:table-row table:style-name="ro2">
          <table:table-cell table:style-name="ce38" office:value-type="string">
            <text:p>I had to go to the restroom </text:p>
          </table:table-cell>
          <table:table-cell office:value-type="string">
            <text:p><text:s/>Ich musste zur Toilette gehen</text:p>
          </table:table-cell>
          <table:table-cell table:number-columns-repeated="1022"/>
        </table:table-row>
        <table:table-row table:style-name="ro1">
          <table:table-cell office:value-type="string">
            <text:p>Ich zeigte </text:p>
          </table:table-cell>
          <table:table-cell office:value-type="string">
            <text:p><text:s/>i Showed </text:p>
          </table:table-cell>
          <table:table-cell table:number-columns-repeated="1022"/>
        </table:table-row>
        <table:table-row table:style-name="ro1">
          <table:table-cell table:style-name="ce29" office:value-type="string">
            <text:p>Die Haut </text:p>
          </table:table-cell>
          <table:table-cell office:value-type="string">
            <text:p><text:s/>the skin / το δέρμα</text:p>
          </table:table-cell>
          <table:table-cell table:number-columns-repeated="1022"/>
        </table:table-row>
        <table:table-row table:style-name="ro1">
          <table:table-cell table:style-name="ce29" office:value-type="string">
            <text:p>Das Ohr </text:p>
          </table:table-cell>
          <table:table-cell office:value-type="string">
            <text:p><text:s/>the ear/ το αυτί</text:p>
          </table:table-cell>
          <table:table-cell table:number-columns-repeated="1022"/>
        </table:table-row>
        <table:table-row table:style-name="ro1">
          <table:table-cell table:style-name="ce28" office:value-type="string">
            <text:p>druckt </text:p>
          </table:table-cell>
          <table:table-cell office:value-type="string">
            <text:p><text:s/>Shakes / κουνάει</text:p>
          </table:table-cell>
          <table:table-cell table:number-columns-repeated="1022"/>
        </table:table-row>
        <table:table-row table:style-name="ro1">
          <table:table-cell table:style-name="ce29" office:value-type="string">
            <text:p>wäscht </text:p>
          </table:table-cell>
          <table:table-cell office:value-type="string">
            <text:p><text:s/>cleans 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Bericht </text:p>
          </table:table-cell>
          <table:table-cell office:value-type="string">
            <text:p><text:s/>Report / αναφορά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Bereich </text:p>
          </table:table-cell>
          <table:table-cell office:value-type="string">
            <text:p>area/ περιοχή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Gebiet</text:p>
          </table:table-cell>
          <table:table-cell office:value-type="string">
            <text:p>area/ περιοχή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Deshalb bekommen sie auch weniger Rente </text:p>
          </table:table-cell>
          <table:table-cell office:value-type="string">
            <text:p>This is why they get less pension </text:p>
          </table:table-cell>
          <table:table-cell table:number-columns-repeated="1022"/>
        </table:table-row>
        <table:table-row table:style-name="ro1">
          <table:table-cell table:style-name="ce28" office:value-type="string">
            <text:p>Gleich - Stellung </text:p>
          </table:table-cell>
          <table:table-cell office:value-type="string">
            <text:p><text:s/>Equality / ισότητα</text:p>
          </table:table-cell>
          <table:table-cell table:number-columns-repeated="1022"/>
        </table:table-row>
        <table:table-row table:style-name="ro1">
          <table:table-cell table:style-name="ce29" office:value-type="string">
            <text:p>zuständig </text:p>
          </table:table-cell>
          <table:table-cell office:value-type="string">
            <text:p><text:s/>responsible </text:p>
          </table:table-cell>
          <table:table-cell table:number-columns-repeated="1022"/>
        </table:table-row>
        <table:table-row table:style-name="ro1">
          <table:table-cell table:style-name="ce39" office:value-type="string">
            <text:p>Pflichten </text:p>
          </table:table-cell>
          <table:table-cell office:value-type="string">
            <text:p><text:s/>obligations/ υποχρεώσεις</text:p>
          </table:table-cell>
          <table:table-cell table:number-columns-repeated="1022"/>
        </table:table-row>
        <table:table-row table:style-name="ro1">
          <table:table-cell office:value-type="string">
            <text:p>Gewitter </text:p>
          </table:table-cell>
          <table:table-cell office:value-type="string">
            <text:p><text:s/>thunderstorm </text:p>
          </table:table-cell>
          <table:table-cell table:number-columns-repeated="1022"/>
        </table:table-row>
        <table:table-row table:style-name="ro1">
          <table:table-cell table:style-name="ce29" office:value-type="string">
            <text:p><text:s/>Vor allem im Norden hatten die Menschen deshalb Probleme </text:p>
          </table:table-cell>
          <table:table-cell office:value-type="string">
            <text:p><text:s/>Especially in the north, had people problems</text:p>
          </table:table-cell>
          <table:table-cell table:number-columns-repeated="1022"/>
        </table:table-row>
        <table:table-row table:style-name="ro1">
          <table:table-cell table:style-name="ce40" office:value-type="string">
            <text:p><text:s/>Schienen </text:p>
          </table:table-cell>
          <table:table-cell office:value-type="string">
            <text:p><text:s/>rails /ράγες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<text:s text:c="2"/>wird hart bestraft </text:p>
          </table:table-cell>
          <table:table-cell office:value-type="string">
            <text:p><text:s/>Is punished severely </text:p>
          </table:table-cell>
          <table:table-cell table:number-columns-repeated="1022"/>
        </table:table-row>
        <table:table-row table:style-name="ro1">
          <table:table-cell table:style-name="ce41"/>
          <table:table-cell table:style-name="ce69"/>
          <table:table-cell table:style-name="ce24" table:number-columns-repeated="1022"/>
        </table:table-row>
        <table:table-row table:style-name="ro1">
          <table:table-cell table:style-name="ce27" office:value-type="string">
            <text:p><text:s text:c="2"/>wachen auf </text:p>
          </table:table-cell>
          <table:table-cell office:value-type="string">
            <text:p><text:s/>wake up/ ξυπνήστε</text:p>
          </table:table-cell>
          <table:table-cell table:number-columns-repeated="1022"/>
        </table:table-row>
        <table:table-row table:style-name="ro1">
          <table:table-cell table:style-name="ce35" office:value-type="string">
            <text:p><text:s text:c="2"/>Flüchtlinge </text:p>
          </table:table-cell>
          <table:table-cell office:value-type="string">
            <text:p><text:s/>refuges</text:p>
          </table:table-cell>
          <table:table-cell table:number-columns-repeated="1022"/>
        </table:table-row>
        <table:table-row table:style-name="ro1">
          <table:table-cell table:style-name="ce28" office:value-type="string">
            <text:p><text:s text:c="2"/>Wege </text:p>
          </table:table-cell>
          <table:table-cell office:value-type="string">
            <text:p><text:s/>ways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er Wahl </text:p>
          </table:table-cell>
          <table:table-cell office:value-type="string">
            <text:p><text:s/>the choice</text:p>
          </table:table-cell>
          <table:table-cell table:number-columns-repeated="1022"/>
        </table:table-row>
        <table:table-row table:style-name="ro1">
          <table:table-cell office:value-type="string">
            <text:p><text:s text:c="2"/>Und reden zu lernen </text:p>
          </table:table-cell>
          <table:table-cell office:value-type="string">
            <text:p><text:s/>and talk to learn</text:p>
          </table:table-cell>
          <table:table-cell table:number-columns-repeated="1022"/>
        </table:table-row>
        <table:table-row table:style-name="ro1">
          <table:table-cell table:style-name="ce28" office:value-type="string">
            <text:p>völlig </text:p>
          </table:table-cell>
          <table:table-cell office:value-type="string">
            <text:p><text:s/>completely/ τελείως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denjenigen </text:p>
          </table:table-cell>
          <table:table-cell office:value-type="string">
            <text:p><text:s/>Those / εκείνοι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Eingewöhnung </text:p>
          </table:table-cell>
          <table:table-cell office:value-type="string">
            <text:p><text:s/>familiation/ εγκλιματισμός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Zugang </text:p>
          </table:table-cell>
          <table:table-cell office:value-type="string">
            <text:p><text:s/>access/ πρόσβαση</text:p>
          </table:table-cell>
          <table:table-cell table:number-columns-repeated="1022"/>
        </table:table-row>
        <table:table-row table:style-name="ro1">
          <table:table-cell table:style-name="ce29" office:value-type="string">
            <text:p>Den Zugang erhalten sie in der Regel uber die deutsche Sprache</text:p>
          </table:table-cell>
          <table:table-cell office:value-type="string">
            <text:p>As a rule, they are given access to the German language <text:s/></text:p>
          </table:table-cell>
          <table:table-cell table:number-columns-repeated="1022"/>
        </table:table-row>
        <table:table-row table:style-name="ro1">
          <table:table-cell table:style-name="ce42" office:value-type="string">
            <text:p>Verschiedene Bildungsträger bemühen sich </text:p>
          </table:table-cell>
          <table:table-cell office:value-type="string">
            <text:p><text:s/>Different educational institutions strive</text:p>
          </table:table-cell>
          <table:table-cell table:number-columns-repeated="1022"/>
        </table:table-row>
        <table:table-row table:style-name="ro1">
          <table:table-cell table:style-name="ce28" office:value-type="string">
            <text:p>Erziehungs </text:p>
          </table:table-cell>
          <table:table-cell office:value-type="string">
            <text:p><text:s/>educational/ εκπαιδευτικός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begründet </text:p>
          </table:table-cell>
          <table:table-cell office:value-type="string">
            <text:p>justified </text:p>
          </table:table-cell>
          <table:table-cell table:number-columns-repeated="1022"/>
        </table:table-row>
        <table:table-row table:style-name="ro1">
          <table:table-cell table:style-name="ce29" office:value-type="string">
            <text:p>was damit verbunden ist </text:p>
          </table:table-cell>
          <table:table-cell office:value-type="string">
            <text:p>What is associated with it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der Boden </text:p>
          </table:table-cell>
          <table:table-cell office:value-type="string">
            <text:p><text:s/>the ground , the floor</text:p>
          </table:table-cell>
          <table:table-cell table:number-columns-repeated="1022"/>
        </table:table-row>
        <table:table-row table:style-name="ro1">
          <table:table-cell office:value-type="string">
            <text:p>Gift </text:p>
          </table:table-cell>
          <table:table-cell office:value-type="string">
            <text:p>poison</text:p>
          </table:table-cell>
          <table:table-cell table:number-columns-repeated="1022"/>
        </table:table-row>
        <table:table-row table:style-name="ro1">
          <table:table-cell table:style-name="ce29" office:value-type="string">
            <text:p>echt </text:p>
          </table:table-cell>
          <table:table-cell office:value-type="string">
            <text:p><text:s/>real </text:p>
          </table:table-cell>
          <table:table-cell table:number-columns-repeated="1022"/>
        </table:table-row>
        <table:table-row table:style-name="ro1">
          <table:table-cell table:style-name="ce29" office:value-type="string">
            <text:p>Schere </text:p>
          </table:table-cell>
          <table:table-cell office:value-type="string">
            <text:p><text:s/>Scissors / ψαλίδι</text:p>
          </table:table-cell>
          <table:table-cell table:number-columns-repeated="1022"/>
        </table:table-row>
        <table:table-row table:style-name="ro1">
          <table:table-cell table:style-name="ce28" office:value-type="string">
            <text:p>das Zubehör </text:p>
          </table:table-cell>
          <table:table-cell office:value-type="string">
            <text:p><text:s/>the equipment / εξαρτήματα</text:p>
          </table:table-cell>
          <table:table-cell table:number-columns-repeated="1022"/>
        </table:table-row>
        <table:table-row table:style-name="ro1">
          <table:table-cell office:value-type="string">
            <text:p>Stelle </text:p>
          </table:table-cell>
          <table:table-cell office:value-type="string">
            <text:p><text:s/>job </text:p>
          </table:table-cell>
          <table:table-cell table:number-columns-repeated="1022"/>
        </table:table-row>
        <table:table-row table:style-name="ro1">
          <table:table-cell table:style-name="ce39" office:value-type="string">
            <text:p>Die Vorwahl </text:p>
          </table:table-cell>
          <table:table-cell office:value-type="string">
            <text:p><text:s/>area code, prefix/ κωδικός περιοχής</text:p>
          </table:table-cell>
          <table:table-cell table:number-columns-repeated="1022"/>
        </table:table-row>
        <table:table-row table:style-name="ro1">
          <table:table-cell table:style-name="ce29" office:value-type="string">
            <text:p>notwending </text:p>
          </table:table-cell>
          <table:table-cell office:value-type="string">
            <text:p><text:s/>necessary </text:p>
          </table:table-cell>
          <table:table-cell table:number-columns-repeated="1022"/>
        </table:table-row>
        <table:table-row table:style-name="ro1">
          <table:table-cell office:value-type="string">
            <text:p>stolz </text:p>
          </table:table-cell>
          <table:table-cell office:value-type="string">
            <text:p><text:s/>prou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Untersuchung </text:p>
          </table:table-cell>
          <table:table-cell office:value-type="string">
            <text:p><text:s/>research 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witzig </text:p>
          </table:table-cell>
          <table:table-cell office:value-type="string">
            <text:p><text:s/>funny/ αστείο, πνευματώδες</text:p>
          </table:table-cell>
          <table:table-cell table:number-columns-repeated="1022"/>
        </table:table-row>
        <table:table-row table:style-name="ro1">
          <table:table-cell office:value-type="string">
            <text:p>süß </text:p>
          </table:table-cell>
          <table:table-cell office:value-type="string">
            <text:p><text:s/>sweet 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Not </text:p>
          </table:table-cell>
          <table:table-cell office:value-type="string">
            <text:p><text:s/>need <text:s/></text:p>
          </table:table-cell>
          <table:table-cell table:number-columns-repeated="1022"/>
        </table:table-row>
        <table:table-row table:style-name="ro1">
          <table:table-cell table:style-name="ce28" office:value-type="string">
            <text:p>Der Gedanke </text:p>
          </table:table-cell>
          <table:table-cell office:value-type="string">
            <text:p><text:s/>the idea / η ιδέα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unheimlich </text:p>
          </table:table-cell>
          <table:table-cell office:value-type="string">
            <text:p><text:s/>extremely, scary/ τρομαχτικός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Darling </text:p>
          </table:table-cell>
          <table:table-cell office:value-type="string">
            <text:p><text:s/>Liebling </text:p>
          </table:table-cell>
          <table:table-cell table:number-columns-repeated="1022"/>
        </table:table-row>
        <table:table-row table:style-name="ro1">
          <table:table-cell table:style-name="ce29" office:value-type="string">
            <text:p>The men are funny </text:p>
          </table:table-cell>
          <table:table-cell office:value-type="string">
            <text:p><text:s/>Die Manner sind lustig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schmal </text:p>
          </table:table-cell>
          <table:table-cell office:value-type="string">
            <text:p><text:s/>narrow /στενός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Das Ergebnis </text:p>
          </table:table-cell>
          <table:table-cell office:value-type="string">
            <text:p><text:s/>the result 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Es sind immer mehr Fern-Busse unterwegs </text:p>
          </table:table-cell>
          <table:table-cell office:value-type="string">
            <text:p><text:s/>There are more and more long distance busses on the road</text:p>
          </table:table-cell>
          <table:table-cell table:number-columns-repeated="1022"/>
        </table:table-row>
        <table:table-row table:style-name="ro1">
          <table:table-cell office:value-type="string">
            <text:p>gebaut </text:p>
          </table:table-cell>
          <table:table-cell office:value-type="string">
            <text:p><text:s/>built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Anzeige-Tafeln </text:p>
          </table:table-cell>
          <table:table-cell office:value-type="string">
            <text:p><text:s/>display panels / πίνακεσ οθόνηες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Bürger-Steige </text:p>
          </table:table-cell>
          <table:table-cell office:value-type="string">
            <text:p><text:s/>citizen platforms / πεζοδρόμια</text:p>
          </table:table-cell>
          <table:table-cell table:number-columns-repeated="1022"/>
        </table:table-row>
        <table:table-row table:style-name="ro1">
          <table:table-cell table:style-name="ce43"/>
          <table:table-cell table:style-name="ce70"/>
          <table:table-cell table:style-name="ce10" table:number-columns-repeated="1022"/>
        </table:table-row>
        <table:table-row table:style-name="ro1">
          <table:table-cell table:style-name="ce26" office:value-type="string">
            <text:p>genauer </text:p>
          </table:table-cell>
          <table:table-cell office:value-type="string">
            <text:p><text:s/>more accurate /closely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Noten </text:p>
          </table:table-cell>
          <table:table-cell office:value-type="string">
            <text:p><text:s/>grades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leiden </text:p>
          </table:table-cell>
          <table:table-cell office:value-type="string">
            <text:p><text:s/>suffer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verantwortlich </text:p>
          </table:table-cell>
          <table:table-cell office:value-type="string">
            <text:p><text:s/>responsible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Bless you </text:p>
          </table:table-cell>
          <table:table-cell office:value-type="string">
            <text:p><text:s/>Gesundheit!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Diat</text:p>
          </table:table-cell>
          <table:table-cell office:value-type="string">
            <text:p><text:s/>diet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der Rechner </text:p>
          </table:table-cell>
          <table:table-cell office:value-type="string">
            <text:p><text:s/>the computer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die Tastatur </text:p>
          </table:table-cell>
          <table:table-cell office:value-type="string">
            <text:p><text:s/>the keyboar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das Kabel </text:p>
          </table:table-cell>
          <table:table-cell office:value-type="string">
            <text:p><text:s/>the cable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Festplatte </text:p>
          </table:table-cell>
          <table:table-cell office:value-type="string">
            <text:p><text:s/>hard drive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Sonder-Ermittler </text:p>
          </table:table-cell>
          <table:table-cell office:value-type="string">
            <text:p><text:s/>special investigations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ehemaligen </text:p>
          </table:table-cell>
          <table:table-cell office:value-type="string">
            <text:p><text:s/>former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Ernährung <text:s/></text:p>
          </table:table-cell>
          <table:table-cell office:value-type="string">
            <text:p>diet</text:p>
          </table:table-cell>
          <table:table-cell table:number-columns-repeated="1022"/>
        </table:table-row>
        <table:table-row table:style-name="ro1">
          <table:table-cell office:value-type="string">
            <text:p>Mindestens </text:p>
          </table:table-cell>
          <table:table-cell office:value-type="string">
            <text:p><text:s/>at leas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geschlagen </text:p>
          </table:table-cell>
          <table:table-cell office:value-type="string">
            <text:p><text:s/>beaten /ξυλοκοπήθηκε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missbraucht </text:p>
          </table:table-cell>
          <table:table-cell office:value-type="string">
            <text:p><text:s/>abused </text:p>
          </table:table-cell>
          <table:table-cell table:number-columns-repeated="1022"/>
        </table:table-row>
        <table:table-row table:style-name="ro3">
          <table:table-cell table:style-name="ce26" office:value-type="string">
            <text:p>Hölle </text:p>
          </table:table-cell>
          <table:table-cell office:value-type="string">
            <text:p><text:s/>hell </text:p>
          </table:table-cell>
          <table:table-cell table:number-columns-repeated="1022"/>
        </table:table-row>
        <table:table-row table:style-name="ro4">
          <table:table-cell table:style-name="ce26" office:value-type="string">
            <text:p>Viele Menschen haben von den Misshandlungen gewusst </text:p>
          </table:table-cell>
          <table:table-cell office:value-type="string">
            <text:p><text:s/>Many people have known about the mistreatment</text:p>
          </table:table-cell>
          <table:table-cell table:number-columns-repeated="1022"/>
        </table:table-row>
        <table:table-row table:style-name="ro1">
          <table:table-cell office:value-type="string">
            <text:p>misshandlungen </text:p>
          </table:table-cell>
          <table:table-cell office:value-type="string">
            <text:p><text:s/>mistreatmen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Deswegen </text:p>
          </table:table-cell>
          <table:table-cell office:value-type="string">
            <text:p><text:s/>Therefore , ws ek toutou, epomenws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bedrängt </text:p>
          </table:table-cell>
          <table:table-cell office:value-type="string">
            <text:p><text:s/>press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vergewaltigt </text:p>
          </table:table-cell>
          <table:table-cell office:value-type="string">
            <text:p><text:s/>raped </text:p>
          </table:table-cell>
          <table:table-cell table:number-columns-repeated="1022"/>
        </table:table-row>
        <table:table-row table:style-name="ro5">
          <table:table-cell table:style-name="ce45" office:value-type="string">
            <text:p>Straftat </text:p>
          </table:table-cell>
          <table:table-cell office:value-type="string">
            <text:p><text:s/>criminal offence </text:p>
          </table:table-cell>
          <table:table-cell table:number-columns-repeated="1022"/>
        </table:table-row>
        <table:table-row table:style-name="ro1">
          <table:table-cell table:style-name="ce46" office:value-type="string">
            <text:p>trauen </text:p>
          </table:table-cell>
          <table:table-cell office:value-type="string">
            <text:p><text:s/>to trust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Begriff </text:p>
          </table:table-cell>
          <table:table-cell office:value-type="string">
            <text:p><text:s/>term </text:p>
          </table:table-cell>
          <table:table-cell table:number-columns-repeated="1022"/>
        </table:table-row>
        <table:table-row table:style-name="ro1">
          <table:table-cell office:value-type="string">
            <text:p>Gebiet </text:p>
          </table:table-cell>
          <table:table-cell office:value-type="string">
            <text:p><text:s/>area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ähnlich </text:p>
          </table:table-cell>
          <table:table-cell office:value-type="string">
            <text:p><text:s/>similar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Pfarrern </text:p>
          </table:table-cell>
          <table:table-cell office:value-type="string">
            <text:p><text:s/>pastor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Gegend </text:p>
          </table:table-cell>
          <table:table-cell office:value-type="string">
            <text:p><text:s/>area </text:p>
          </table:table-cell>
          <table:table-cell table:number-columns-repeated="1022"/>
        </table:table-row>
        <table:table-row table:style-name="ro1">
          <table:table-cell table:style-name="ce47"/>
          <table:table-cell table:style-name="ce71"/>
          <table:table-cell table:style-name="ce91" table:number-columns-repeated="1022"/>
        </table:table-row>
        <table:table-row table:style-name="ro1">
          <table:table-cell table:style-name="ce26" office:value-type="string">
            <text:p>bauten </text:p>
          </table:table-cell>
          <table:table-cell table:style-name="ce72" office:value-type="string">
            <text:p><text:s/>builded </text:p>
          </table:table-cell>
          <table:table-cell table:style-name="ce13" table:number-columns-repeated="1022"/>
        </table:table-row>
        <table:table-row table:style-name="ro1">
          <table:table-cell table:style-name="ce48" office:value-type="string">
            <text:p>eingesperrt </text:p>
          </table:table-cell>
          <table:table-cell office:value-type="string">
            <text:p><text:s/>locked /kleidwmeno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gezwungen </text:p>
          </table:table-cell>
          <table:table-cell office:value-type="string">
            <text:p><text:s/>Forced /anagastikos</text:p>
          </table:table-cell>
          <table:table-cell table:number-columns-repeated="1022"/>
        </table:table-row>
        <table:table-row table:style-name="ro1">
          <table:table-cell office:value-type="string">
            <text:p>ermordet </text:p>
          </table:table-cell>
          <table:table-cell office:value-type="string">
            <text:p><text:s/>murdere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Gegner </text:p>
          </table:table-cell>
          <table:table-cell office:value-type="string">
            <text:p><text:s/>opponent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Opfer </text:p>
          </table:table-cell>
          <table:table-cell office:value-type="string">
            <text:p><text:s/>victim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Land-Kreis </text:p>
          </table:table-cell>
          <table:table-cell office:value-type="string">
            <text:p><text:s/>district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Behinderungen </text:p>
          </table:table-cell>
          <table:table-cell office:value-type="string">
            <text:p><text:s/>disabilitie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Menschen-Rechtler </text:p>
          </table:table-cell>
          <table:table-cell office:value-type="string">
            <text:p><text:s/>human rights activist</text:p>
          </table:table-cell>
          <table:table-cell table:number-columns-repeated="1022"/>
        </table:table-row>
        <table:table-row table:style-name="ro1">
          <table:table-cell table:style-name="ce36" office:value-type="string">
            <text:p>Untersuchungs-Haft </text:p>
          </table:table-cell>
          <table:table-cell office:value-type="string">
            <text:p><text:s/>investigation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Behörden </text:p>
          </table:table-cell>
          <table:table-cell office:value-type="string">
            <text:p><text:s/>authorities /arxes</text:p>
          </table:table-cell>
          <table:table-cell table:number-columns-repeated="1022"/>
        </table:table-row>
        <table:table-row table:style-name="ro6">
          <table:table-cell table:style-name="ce48" office:value-type="string">
            <text:p>Vorwand </text:p>
          </table:table-cell>
          <table:table-cell office:value-type="string">
            <text:p><text:s/>skeuoria/allo8i/dikaiologia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verhaften </text:p>
          </table:table-cell>
          <table:table-cell office:value-type="string">
            <text:p><text:s/>to arrest /sylamvanw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die Grund-Rechte </text:p>
          </table:table-cell>
          <table:table-cell office:value-type="string">
            <text:p><text:s/>fundamentals rights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Er reist </text:p>
          </table:table-cell>
          <table:table-cell office:value-type="string">
            <text:p><text:s/>he travel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häufig </text:p>
          </table:table-cell>
          <table:table-cell office:value-type="string">
            <text:p><text:s/>frequently /συχνός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Zugehörigkeit </text:p>
          </table:table-cell>
          <table:table-cell office:value-type="string">
            <text:p><text:s/>Membership /Syndromh, melos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Staats-Bürgerschaft </text:p>
          </table:table-cell>
          <table:table-cell office:value-type="string">
            <text:p><text:s/>citizenship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Gewitter </text:p>
          </table:table-cell>
          <table:table-cell office:value-type="string">
            <text:p><text:s/>thunderstorm </text:p>
          </table:table-cell>
          <table:table-cell table:number-columns-repeated="1022"/>
        </table:table-row>
        <table:table-row table:style-name="ro1">
          <table:table-cell table:style-name="ce50"/>
          <table:table-cell table:style-name="ce73"/>
          <table:table-cell table:style-name="ce92" table:number-columns-repeated="1022"/>
        </table:table-row>
        <table:table-row table:style-name="ro1">
          <table:table-cell table:style-name="ce34" office:value-type="string">
            <text:p>sogar </text:p>
          </table:table-cell>
          <table:table-cell office:value-type="string">
            <text:p><text:s/>even /estw kai</text:p>
          </table:table-cell>
          <table:table-cell table:number-columns-repeated="1022"/>
        </table:table-row>
        <table:table-row table:style-name="ro1">
          <table:table-cell office:value-type="string">
            <text:p>überflutet </text:p>
          </table:table-cell>
          <table:table-cell office:value-type="string">
            <text:p><text:s/>flooded </text:p>
          </table:table-cell>
          <table:table-cell table:number-columns-repeated="1022"/>
        </table:table-row>
        <table:table-row table:style-name="ro7">
          <table:table-cell table:style-name="ce45" office:value-type="string">
            <text:p>Einsätzen </text:p>
          </table:table-cell>
          <table:table-cell office:value-type="string">
            <text:p><text:s/>operations/επιχειρήσεις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Regisseur </text:p>
          </table:table-cell>
          <table:table-cell office:value-type="string">
            <text:p><text:s/>Director / Σκηνοθέτης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angreifen </text:p>
          </table:table-cell>
          <table:table-cell office:value-type="string">
            <text:p><text:s/>Attack / Επίθεση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erfunden </text:p>
          </table:table-cell>
          <table:table-cell office:value-type="string">
            <text:p><text:s/>Invented / πλασματικος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Die Verrückten </text:p>
          </table:table-cell>
          <table:table-cell office:value-type="string">
            <text:p><text:s/>the crazies / οι τρελοί</text:p>
          </table:table-cell>
          <table:table-cell table:number-columns-repeated="1022"/>
        </table:table-row>
        <table:table-row table:style-name="ro1">
          <table:table-cell office:value-type="string">
            <text:p>die Rede </text:p>
          </table:table-cell>
          <table:table-cell office:value-type="string">
            <text:p><text:s/>the speach</text:p>
          </table:table-cell>
          <table:table-cell table:number-columns-repeated="1022"/>
        </table:table-row>
        <table:table-row table:style-name="ro1">
          <table:table-cell office:value-type="string">
            <text:p>Die Sendung </text:p>
          </table:table-cell>
          <table:table-cell office:value-type="string">
            <text:p><text:s/>the programm /εκπομπή</text:p>
          </table:table-cell>
          <table:table-cell table:number-columns-repeated="1022"/>
        </table:table-row>
        <table:table-row table:style-name="ro1">
          <table:table-cell office:value-type="string">
            <text:p>Medien </text:p>
          </table:table-cell>
          <table:table-cell office:value-type="string">
            <text:p><text:s/>media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Wenigstens </text:p>
          </table:table-cell>
          <table:table-cell office:value-type="string">
            <text:p><text:s/>at least / τουλάχιστον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begins </text:p>
          </table:table-cell>
          <table:table-cell office:value-type="string">
            <text:p><text:s/>startet, fängt an , beginn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anyway </text:p>
          </table:table-cell>
          <table:table-cell office:value-type="string">
            <text:p><text:s/>trotzdem , sowieso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notwendigen </text:p>
          </table:table-cell>
          <table:table-cell office:value-type="string">
            <text:p><text:s/>Necessary / αναγκαίος</text:p>
          </table:table-cell>
          <table:table-cell table:number-columns-repeated="1022"/>
        </table:table-row>
        <table:table-row table:style-name="ro1">
          <table:table-cell office:value-type="string">
            <text:p>We are the most importatn sisters </text:p>
          </table:table-cell>
          <table:table-cell office:value-type="string">
            <text:p><text:s/>wir sind die wichtigsten Schwestern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That is another friend of mine </text:p>
          </table:table-cell>
          <table:table-cell office:value-type="string">
            <text:p><text:s/>Er ist ein anderer Freund von mir</text:p>
          </table:table-cell>
          <table:table-cell table:number-columns-repeated="1022"/>
        </table:table-row>
        <table:table-row table:style-name="ro1">
          <table:table-cell office:value-type="string">
            <text:p>The most important answers are missing </text:p>
          </table:table-cell>
          <table:table-cell office:value-type="string">
            <text:p><text:s/>Die Wichtigsten Antworten fehlen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Another month </text:p>
          </table:table-cell>
          <table:table-cell office:value-type="string">
            <text:p><text:s/>Noch ein Monat </text:p>
          </table:table-cell>
          <table:table-cell table:number-columns-repeated="1022"/>
        </table:table-row>
        <table:table-row table:style-name="ro1">
          <table:table-cell office:value-type="string">
            <text:p>as the wind </text:p>
          </table:table-cell>
          <table:table-cell office:value-type="string">
            <text:p><text:s/>wie der Wind</text:p>
          </table:table-cell>
          <table:table-cell table:number-columns-repeated="1022"/>
        </table:table-row>
        <table:table-row table:style-name="ro1">
          <table:table-cell table:style-name="ce50"/>
          <table:table-cell table:style-name="ce73"/>
          <table:table-cell table:style-name="ce92" table:number-columns-repeated="1022"/>
        </table:table-row>
        <table:table-row table:style-name="ro1">
          <table:table-cell office:value-type="string">
            <text:p>Handle / Handeln</text:p>
          </table:table-cell>
          <table:table-cell office:value-type="string">
            <text:p><text:s/>act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Um ihn herum </text:p>
          </table:table-cell>
          <table:table-cell office:value-type="string">
            <text:p><text:s/>around him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aufnehmen </text:p>
          </table:table-cell>
          <table:table-cell office:value-type="string">
            <text:p><text:s/>To record /να καταγράφω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unterrichtet </text:p>
          </table:table-cell>
          <table:table-cell office:value-type="string">
            <text:p><text:s/>taught/ δειδaγμένο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verfügbaren </text:p>
          </table:table-cell>
          <table:table-cell office:value-type="string">
            <text:p><text:s/>available /διαθέσιμο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Tore </text:p>
          </table:table-cell>
          <table:table-cell office:value-type="string">
            <text:p><text:s/>goal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The children eat by themselves </text:p>
          </table:table-cell>
          <table:table-cell office:value-type="string">
            <text:p><text:s/>Die Kinder essen selber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jedoch </text:p>
          </table:table-cell>
          <table:table-cell office:value-type="string">
            <text:p><text:s/>however /ωστόσο, εντούτοις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He is good as them </text:p>
          </table:table-cell>
          <table:table-cell office:value-type="string">
            <text:p><text:s/>er ist genauso gut wie sie </text:p>
          </table:table-cell>
          <table:table-cell table:number-columns-repeated="1022"/>
        </table:table-row>
        <table:table-row table:style-name="ro1">
          <table:table-cell office:value-type="string">
            <text:p>Die Person </text:p>
          </table:table-cell>
          <table:table-cell office:value-type="string">
            <text:p><text:s/>the person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The person is both good and helpful </text:p>
          </table:table-cell>
          <table:table-cell office:value-type="string">
            <text:p><text:s/>Die Peerson ist sowohl gut als auch hilfreich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She is about as strong as you </text:p>
          </table:table-cell>
          <table:table-cell office:value-type="string">
            <text:p><text:s/>Sie ist etwa so stark wie du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Sowohl als auch </text:p>
          </table:table-cell>
          <table:table-cell office:value-type="string">
            <text:p><text:s/>both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He is as good as them </text:p>
          </table:table-cell>
          <table:table-cell office:value-type="string">
            <text:p><text:s/>Er ist so gut wie sie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abbrechen </text:p>
          </table:table-cell>
          <table:table-cell office:value-type="string">
            <text:p><text:s/>cancel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vorschlagen </text:p>
          </table:table-cell>
          <table:table-cell office:value-type="string">
            <text:p><text:s/>to propose / προτείνω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aufgeben </text:p>
          </table:table-cell>
          <table:table-cell office:value-type="string">
            <text:p><text:s/>give up / παραιτούμε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wenden </text:p>
          </table:table-cell>
          <table:table-cell office:value-type="string">
            <text:p><text:s/>turn /αλλαγή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behalten </text:p>
          </table:table-cell>
          <table:table-cell office:value-type="string">
            <text:p><text:s/>Keep / διατηρώ</text:p>
          </table:table-cell>
          <table:table-cell table:number-columns-repeated="1022"/>
        </table:table-row>
        <table:table-row table:style-name="ro1">
          <table:table-cell office:value-type="string">
            <text:p>sparen </text:p>
          </table:table-cell>
          <table:table-cell office:value-type="string">
            <text:p><text:s/>Save / εξοικονωμώ</text:p>
          </table:table-cell>
          <table:table-cell table:number-columns-repeated="1022"/>
        </table:table-row>
        <table:table-row table:style-name="ro1">
          <table:table-cell office:value-type="string">
            <text:p>zitieren </text:p>
          </table:table-cell>
          <table:table-cell office:value-type="string">
            <text:p><text:s/>cite u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benötigen </text:p>
          </table:table-cell>
          <table:table-cell office:value-type="string">
            <text:p><text:s/>need, require /ανάγκη, χρειάζομαι</text:p>
          </table:table-cell>
          <table:table-cell table:number-columns-repeated="1022"/>
        </table:table-row>
        <table:table-row table:style-name="ro1">
          <table:table-cell office:value-type="string">
            <text:p>beantworten </text:p>
          </table:table-cell>
          <table:table-cell office:value-type="string">
            <text:p><text:s/>answer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unterstützen </text:p>
          </table:table-cell>
          <table:table-cell office:value-type="string">
            <text:p><text:s/>support /υποστηρίζω</text:p>
          </table:table-cell>
          <table:table-cell table:number-columns-repeated="1022"/>
        </table:table-row>
        <table:table-row table:style-name="ro1">
          <table:table-cell office:value-type="string">
            <text:p>mitmachen </text:p>
          </table:table-cell>
          <table:table-cell office:value-type="string">
            <text:p><text:s/>participate/ synergazomai</text:p>
          </table:table-cell>
          <table:table-cell table:number-columns-repeated="1022"/>
        </table:table-row>
        <table:table-row table:style-name="ro1">
          <table:table-cell office:value-type="string">
            <text:p>böse </text:p>
          </table:table-cell>
          <table:table-cell office:value-type="string">
            <text:p><text:s/>mean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ersetzen </text:p>
          </table:table-cell>
          <table:table-cell office:value-type="string">
            <text:p><text:s/>to replace / αντικαθιστώ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bestätigen </text:p>
          </table:table-cell>
          <table:table-cell office:value-type="string">
            <text:p><text:s/>Confirm / επιβεβαιώνω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ehrlich </text:p>
          </table:table-cell>
          <table:table-cell office:value-type="string">
            <text:p><text:s/>Honest / ειλικρινής, τίμιος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überweisen </text:p>
          </table:table-cell>
          <table:table-cell office:value-type="string">
            <text:p><text:s/>Transfer / μεταφορά, μεταβίβαση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oberste </text:p>
          </table:table-cell>
          <table:table-cell office:value-type="string">
            <text:p><text:s/>Top / ανώτερο, κορυφαίο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Urteil </text:p>
          </table:table-cell>
          <table:table-cell office:value-type="string">
            <text:p><text:s/>judgement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Löhne </text:p>
          </table:table-cell>
          <table:table-cell office:value-type="string">
            <text:p><text:s/>wages /μισθοί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Unternehmen </text:p>
          </table:table-cell>
          <table:table-cell office:value-type="string">
            <text:p><text:s/>Companies , do, untertake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Gewerkschaften </text:p>
          </table:table-cell>
          <table:table-cell office:value-type="string">
            <text:p><text:s/>Unions / <text:s/>ενώσεις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geeinigt </text:p>
          </table:table-cell>
          <table:table-cell office:value-type="string">
            <text:p><text:s/>agreed</text:p>
          </table:table-cell>
          <table:table-cell table:number-columns-repeated="1022"/>
        </table:table-row>
        <table:table-row table:style-name="ro1">
          <table:table-cell table:style-name="ce48" office:value-type="string">
            <text:p>verstößt </text:p>
          </table:table-cell>
          <table:table-cell office:value-type="string">
            <text:p><text:s/>violates/ παραβιάζει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verhindern </text:p>
          </table:table-cell>
          <table:table-cell office:value-type="string">
            <text:p><text:s/>prevent /εμποδίζω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Einfluss </text:p>
          </table:table-cell>
          <table:table-cell office:value-type="string">
            <text:p><text:s/>Influence / επιρροή</text:p>
          </table:table-cell>
          <table:table-cell table:number-columns-repeated="1022"/>
        </table:table-row>
        <table:table-row table:style-name="ro1">
          <table:table-cell table:style-name="ce50"/>
          <table:table-cell table:style-name="ce73"/>
          <table:table-cell table:style-name="ce92" table:number-columns-repeated="1022"/>
        </table:table-row>
        <table:table-row table:style-name="ro1">
          <table:table-cell table:style-name="ce34" office:value-type="string">
            <text:p>eingehalten </text:p>
          </table:table-cell>
          <table:table-cell office:value-type="string">
            <text:p><text:s/>respecte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Lohn </text:p>
          </table:table-cell>
          <table:table-cell office:value-type="string">
            <text:p><text:s/>wag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Gehalt </text:p>
          </table:table-cell>
          <table:table-cell office:value-type="string">
            <text:p><text:s/>wage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Betrieb </text:p>
          </table:table-cell>
          <table:table-cell office:value-type="string">
            <text:p><text:s/>busines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Anwältin </text:p>
          </table:table-cell>
          <table:table-cell office:value-type="string">
            <text:p><text:s/>lawyer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Aufregung </text:p>
          </table:table-cell>
          <table:table-cell office:value-type="string">
            <text:p><text:s/>Excitement / en8ousiasmos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eingemischt </text:p>
          </table:table-cell>
          <table:table-cell office:value-type="string">
            <text:p><text:s/>mixed/anamemigmenos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beweisen </text:p>
          </table:table-cell>
          <table:table-cell office:value-type="string">
            <text:p><text:s/>prove/ apodeiknyw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wusste </text:p>
          </table:table-cell>
          <table:table-cell office:value-type="string">
            <text:p><text:s/>knew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erhält </text:p>
          </table:table-cell>
          <table:table-cell office:value-type="string">
            <text:p><text:s/>recieve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Aussage </text:p>
          </table:table-cell>
          <table:table-cell office:value-type="string">
            <text:p><text:s/>statement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sogar </text:p>
          </table:table-cell>
          <table:table-cell office:value-type="string">
            <text:p><text:s/>even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nötig </text:p>
          </table:table-cell>
          <table:table-cell office:value-type="string">
            <text:p><text:s/>necessary </text:p>
          </table:table-cell>
          <table:table-cell table:number-columns-repeated="1022"/>
        </table:table-row>
        <table:table-row table:style-name="ro1">
          <table:table-cell office:value-type="string">
            <text:p>Die Linke </text:p>
          </table:table-cell>
          <table:table-cell office:value-type="string">
            <text:p><text:s/>the lef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Äußerung </text:p>
          </table:table-cell>
          <table:table-cell office:value-type="string">
            <text:p><text:s/>statemen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beleidigt </text:p>
          </table:table-cell>
          <table:table-cell office:value-type="string">
            <text:p><text:s/>Offended / prosvevlhmenos</text:p>
          </table:table-cell>
          <table:table-cell table:number-columns-repeated="1022"/>
        </table:table-row>
        <table:table-row table:style-name="ro1">
          <table:table-cell office:value-type="string">
            <text:p>Abgeordnete </text:p>
          </table:table-cell>
          <table:table-cell office:value-type="string">
            <text:p><text:s/>deputy</text:p>
          </table:table-cell>
          <table:table-cell table:number-columns-repeated="1022"/>
        </table:table-row>
        <table:table-row table:style-name="ro1">
          <table:table-cell office:value-type="string">
            <text:p>Umwelt </text:p>
          </table:table-cell>
          <table:table-cell office:value-type="string">
            <text:p><text:s/>environment</text:p>
          </table:table-cell>
          <table:table-cell table:number-columns-repeated="1022"/>
        </table:table-row>
        <table:table-row table:style-name="ro1">
          <table:table-cell office:value-type="string">
            <text:p>sorgt </text:p>
          </table:table-cell>
          <table:table-cell office:value-type="string">
            <text:p><text:s/>worry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herunterladen </text:p>
          </table:table-cell>
          <table:table-cell office:value-type="string">
            <text:p><text:s/>downloa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wechseln </text:p>
          </table:table-cell>
          <table:table-cell office:value-type="string">
            <text:p><text:s/>exchange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zu ihm stehen </text:p>
          </table:table-cell>
          <table:table-cell office:value-type="string">
            <text:p><text:s/>stand by him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einstellen </text:p>
          </table:table-cell>
          <table:table-cell office:value-type="string">
            <text:p><text:s/>hire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erwerben </text:p>
          </table:table-cell>
          <table:table-cell office:value-type="string">
            <text:p><text:s/>Buy / agora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erscheinen </text:p>
          </table:table-cell>
          <table:table-cell office:value-type="string">
            <text:p><text:s/>Appear / emfanish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teilen </text:p>
          </table:table-cell>
          <table:table-cell office:value-type="string">
            <text:p><text:s/>to share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erweitern </text:p>
          </table:table-cell>
          <table:table-cell office:value-type="string">
            <text:p><text:s/>exten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Der Löffel </text:p>
          </table:table-cell>
          <table:table-cell office:value-type="string">
            <text:p><text:s/>the spoon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Betrieb </text:p>
          </table:table-cell>
          <table:table-cell office:value-type="string">
            <text:p><text:s/>busines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Aufregung </text:p>
          </table:table-cell>
          <table:table-cell office:value-type="string">
            <text:p><text:s/>excitement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Bohnen </text:p>
          </table:table-cell>
          <table:table-cell office:value-type="string">
            <text:p><text:s/>beans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erwerben </text:p>
          </table:table-cell>
          <table:table-cell office:value-type="string">
            <text:p><text:s/>buy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beleidigt </text:p>
          </table:table-cell>
          <table:table-cell office:value-type="string">
            <text:p><text:s/>offended </text:p>
          </table:table-cell>
          <table:table-cell table:number-columns-repeated="1022"/>
        </table:table-row>
        <table:table-row table:style-name="ro1">
          <table:table-cell table:style-name="ce50"/>
          <table:table-cell table:style-name="ce73"/>
          <table:table-cell table:style-name="ce92" table:number-columns-repeated="1022"/>
        </table:table-row>
        <table:table-row table:style-name="ro1">
          <table:table-cell office:value-type="string">
            <text:p>sauer </text:p>
          </table:table-cell>
          <table:table-cell office:value-type="string">
            <text:p><text:s/>sour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aktualisieren </text:p>
          </table:table-cell>
          <table:table-cell office:value-type="string">
            <text:p><text:s/>reloa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Anhang </text:p>
          </table:table-cell>
          <table:table-cell office:value-type="string">
            <text:p><text:s/>attachment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Die Taste </text:p>
          </table:table-cell>
          <table:table-cell office:value-type="string">
            <text:p><text:s/>the key , the button</text:p>
          </table:table-cell>
          <table:table-cell table:number-columns-repeated="1022"/>
        </table:table-row>
        <table:table-row table:style-name="ro1">
          <table:table-cell table:style-name="ce46" office:value-type="string">
            <text:p>löscht </text:p>
          </table:table-cell>
          <table:table-cell office:value-type="string">
            <text:p><text:s/>wipe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Beitrag </text:p>
          </table:table-cell>
          <table:table-cell office:value-type="string">
            <text:p><text:s/>Contribution / syneisfora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laden </text:p>
          </table:table-cell>
          <table:table-cell office:value-type="string">
            <text:p><text:s/>loa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wahrscheinlich </text:p>
          </table:table-cell>
          <table:table-cell office:value-type="string">
            <text:p><text:s/>propably</text:p>
          </table:table-cell>
          <table:table-cell table:number-columns-repeated="1022"/>
        </table:table-row>
        <table:table-row table:style-name="ro1">
          <table:table-cell table:style-name="ce36" office:value-type="string">
            <text:p>ähnliche </text:p>
          </table:table-cell>
          <table:table-cell office:value-type="string">
            <text:p><text:s/>similar <text:s/>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vertreten </text:p>
          </table:table-cell>
          <table:table-cell office:value-type="string">
            <text:p><text:s/>Represent / antiproswpeush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Vorschläge </text:p>
          </table:table-cell>
          <table:table-cell office:value-type="string">
            <text:p><text:s/>proposals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erfundenes </text:p>
          </table:table-cell>
          <table:table-cell office:value-type="string">
            <text:p><text:s/>invented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Sie legt fest </text:p>
          </table:table-cell>
          <table:table-cell office:value-type="string">
            <text:p><text:s/>she lays down /καθορίζει</text:p>
          </table:table-cell>
          <table:table-cell table:number-columns-repeated="1022"/>
        </table:table-row>
        <table:table-row table:style-name="ro1">
          <table:table-cell office:value-type="string">
            <text:p>Barrier-free emergency call </text:p>
          </table:table-cell>
          <table:table-cell office:value-type="string">
            <text:p><text:s/>barriere - freien Notruf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vertreten </text:p>
          </table:table-cell>
          <table:table-cell office:value-type="string">
            <text:p><text:s/>represent /ekproswpw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Dienste </text:p>
          </table:table-cell>
          <table:table-cell office:value-type="string">
            <text:p><text:s/>service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Notfall </text:p>
          </table:table-cell>
          <table:table-cell office:value-type="string">
            <text:p><text:s/>emergency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verbunden </text:p>
          </table:table-cell>
          <table:table-cell office:value-type="string">
            <text:p><text:s/>connecte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Hand-Zeichen </text:p>
          </table:table-cell>
          <table:table-cell office:value-type="string">
            <text:p><text:s/>hand signs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Dolmetscher </text:p>
          </table:table-cell>
          <table:table-cell office:value-type="string">
            <text:p><text:s/>interpreter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Hindernisse </text:p>
          </table:table-cell>
          <table:table-cell office:value-type="string">
            <text:p><text:s/>obstacl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Damit ist gemeint </text:p>
          </table:table-cell>
          <table:table-cell office:value-type="string">
            <text:p><text:s/>that mean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Seh-Behinderte </text:p>
          </table:table-cell>
          <table:table-cell office:value-type="string">
            <text:p><text:s/>visual disable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Beitrag </text:p>
          </table:table-cell>
          <table:table-cell office:value-type="string">
            <text:p><text:s/>contribution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Behinderungen </text:p>
          </table:table-cell>
          <table:table-cell office:value-type="string">
            <text:p><text:s/>disabilitie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Aufzüge </text:p>
          </table:table-cell>
          <table:table-cell office:value-type="string">
            <text:p><text:s/>lift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vergeben </text:p>
          </table:table-cell>
          <table:table-cell office:value-type="string">
            <text:p><text:s/>forgiv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wirken </text:p>
          </table:table-cell>
          <table:table-cell office:value-type="string">
            <text:p><text:s/>to appear / to have effect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verlassen </text:p>
          </table:table-cell>
          <table:table-cell office:value-type="string">
            <text:p><text:s/>leave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vertreten </text:p>
          </table:table-cell>
          <table:table-cell office:value-type="string">
            <text:p><text:s/>represent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Bezirk </text:p>
          </table:table-cell>
          <table:table-cell office:value-type="string">
            <text:p><text:s/>destric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erwenden </text:p>
          </table:table-cell>
          <table:table-cell office:value-type="string">
            <text:p><text:s/>to turn / to use</text:p>
          </table:table-cell>
          <table:table-cell table:number-columns-repeated="1022"/>
        </table:table-row>
        <table:table-row table:style-name="ro1">
          <table:table-cell table:style-name="ce52"/>
          <table:table-cell table:style-name="ce74"/>
          <table:table-cell table:style-name="ce93" table:number-columns-repeated="1022"/>
        </table:table-row>
        <table:table-row table:style-name="ro1">
          <table:table-cell table:style-name="ce26" office:value-type="string">
            <text:p><text:s/>Während </text:p>
          </table:table-cell>
          <table:table-cell office:value-type="string">
            <text:p><text:s/>during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ie Werkstatt </text:p>
          </table:table-cell>
          <table:table-cell office:value-type="string">
            <text:p><text:s/>the garage, the workshop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Handwerk </text:p>
          </table:table-cell>
          <table:table-cell office:value-type="string">
            <text:p><text:s/>trad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Betrieb </text:p>
          </table:table-cell>
          <table:table-cell office:value-type="string">
            <text:p><text:s/>busines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Beitrag </text:p>
          </table:table-cell>
          <table:table-cell office:value-type="string">
            <text:p><text:s/>contribution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Betreiber </text:p>
          </table:table-cell>
          <table:table-cell office:value-type="string">
            <text:p><text:s/>operator\Χειριστής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Empfanger </text:p>
          </table:table-cell>
          <table:table-cell office:value-type="string">
            <text:p><text:s/>reciever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abgesprochen </text:p>
          </table:table-cell>
          <table:table-cell office:value-type="string">
            <text:p><text:s/>agree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zusatzlichen </text:p>
          </table:table-cell>
          <table:table-cell office:value-type="string">
            <text:p><text:s/>additional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Ehemalige </text:p>
          </table:table-cell>
          <table:table-cell office:value-type="string">
            <text:p><text:s/>former <text:s/>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günstige </text:p>
          </table:table-cell>
          <table:table-cell office:value-type="string">
            <text:p><text:s/>cheap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abgesprochen </text:p>
          </table:table-cell>
          <table:table-cell office:value-type="string">
            <text:p><text:s/>agreed </text:p>
          </table:table-cell>
          <table:table-cell table:number-columns-repeated="1022"/>
        </table:table-row>
        <table:table-row table:style-name="ro1">
          <table:table-cell table:style-name="ce50"/>
          <table:table-cell table:style-name="ce73"/>
          <table:table-cell table:style-name="ce92" table:number-columns-repeated="1022"/>
        </table:table-row>
        <table:table-row table:style-name="ro1">
          <table:table-cell table:style-name="ce26" office:value-type="string">
            <text:p><text:s/>Werkstatt </text:p>
          </table:table-cell>
          <table:table-cell office:value-type="string">
            <text:p><text:s/>factory</text:p>
          </table:table-cell>
          <table:table-cell table:number-columns-repeated="1022"/>
        </table:table-row>
        <table:table-row table:style-name="ro1">
          <table:table-cell office:value-type="string">
            <text:p><text:s/>lädt </text:p>
          </table:table-cell>
          <table:table-cell office:value-type="string">
            <text:p><text:s/>load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erkennen </text:p>
          </table:table-cell>
          <table:table-cell office:value-type="string">
            <text:p><text:s/>Recognize / anagnwrizw</text:p>
          </table:table-cell>
          <table:table-cell table:number-columns-repeated="1022"/>
        </table:table-row>
        <table:table-row table:style-name="ro1">
          <table:table-cell office:value-type="string">
            <text:p><text:s/>Verein </text:p>
          </table:table-cell>
          <table:table-cell office:value-type="string">
            <text:p><text:s/>club </text:p>
          </table:table-cell>
          <table:table-cell table:number-columns-repeated="1022"/>
        </table:table-row>
        <table:table-row table:style-name="ro1">
          <table:table-cell office:value-type="string">
            <text:p><text:s/>Das Netzwerk </text:p>
          </table:table-cell>
          <table:table-cell office:value-type="string">
            <text:p><text:s/>the network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endlich </text:p>
          </table:table-cell>
          <table:table-cell office:value-type="string">
            <text:p><text:s/>finally/ epitelous</text:p>
          </table:table-cell>
          <table:table-cell table:number-columns-repeated="1022"/>
        </table:table-row>
        <table:table-row table:style-name="ro1">
          <table:table-cell office:value-type="string">
            <text:p><text:s/>aktualisiert </text:p>
          </table:table-cell>
          <table:table-cell office:value-type="string">
            <text:p><text:s/>updated </text:p>
          </table:table-cell>
          <table:table-cell table:number-columns-repeated="1022"/>
        </table:table-row>
        <table:table-row table:style-name="ro1">
          <table:table-cell office:value-type="string">
            <text:p><text:s/>Die Taste </text:p>
          </table:table-cell>
          <table:table-cell office:value-type="string">
            <text:p><text:s/>the button </text:p>
          </table:table-cell>
          <table:table-cell table:number-columns-repeated="1022"/>
        </table:table-row>
        <table:table-row table:style-name="ro1">
          <table:table-cell office:value-type="string">
            <text:p><text:s/>geteilt </text:p>
          </table:table-cell>
          <table:table-cell office:value-type="string">
            <text:p><text:s/>devide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lädt hoch </text:p>
          </table:table-cell>
          <table:table-cell office:value-type="string">
            <text:p><text:s/>uploa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löscht </text:p>
          </table:table-cell>
          <table:table-cell office:value-type="string">
            <text:p><text:s/>delete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nützlich </text:p>
          </table:table-cell>
          <table:table-cell office:value-type="string">
            <text:p><text:s/>helpful , useful</text:p>
          </table:table-cell>
          <table:table-cell table:number-columns-repeated="1022"/>
        </table:table-row>
        <table:table-row table:style-name="ro1">
          <table:table-cell table:style-name="ce46" office:value-type="string">
            <text:p><text:s/>abhangig </text:p>
          </table:table-cell>
          <table:table-cell office:value-type="string">
            <text:p><text:s/>addicte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excited </text:p>
          </table:table-cell>
          <table:table-cell office:value-type="string">
            <text:p><text:s/>begeistert, erregt, aufgeregt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eutlich </text:p>
          </table:table-cell>
          <table:table-cell office:value-type="string">
            <text:p><text:s/>clearly, plainly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Skin </text:p>
          </table:table-cell>
          <table:table-cell office:value-type="string">
            <text:p><text:s/>Haut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Absprachen </text:p>
          </table:table-cell>
          <table:table-cell office:value-type="string">
            <text:p><text:s/>agreements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vereinbart haben </text:p>
          </table:table-cell>
          <table:table-cell office:value-type="string">
            <text:p><text:s/>agreed upon </text:p>
          </table:table-cell>
          <table:table-cell table:number-columns-repeated="1022"/>
        </table:table-row>
        <table:table-row table:style-name="ro1">
          <table:table-cell table:style-name="ce36" office:value-type="string">
            <text:p><text:s/>Reinigung </text:p>
          </table:table-cell>
          <table:table-cell office:value-type="string">
            <text:p><text:s/>cleaning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Abgas </text:p>
          </table:table-cell>
          <table:table-cell office:value-type="string">
            <text:p><text:s/>exausting gas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Strafen </text:p>
          </table:table-cell>
          <table:table-cell office:value-type="string">
            <text:p><text:s/>Penalties / timwries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Auto-Hersteller </text:p>
          </table:table-cell>
          <table:table-cell office:value-type="string">
            <text:p><text:s/>car manufacturer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gelogen haben </text:p>
          </table:table-cell>
          <table:table-cell office:value-type="string">
            <text:p><text:s/>have lied / ψεύδονται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herausgekommen </text:p>
          </table:table-cell>
          <table:table-cell office:value-type="string">
            <text:p><text:s/>come out / βγαίνουν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Abgas Werten </text:p>
          </table:table-cell>
          <table:table-cell office:value-type="string">
            <text:p>Exhaust gas values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Vorwürfe</text:p>
          </table:table-cell>
          <table:table-cell office:value-type="string">
            <text:p><text:s/>allegations/ κατηγορίες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Absage </text:p>
          </table:table-cell>
          <table:table-cell office:value-type="string">
            <text:p><text:s/>Cancelation / ακύρωση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erlaubt </text:p>
          </table:table-cell>
          <table:table-cell office:value-type="string">
            <text:p><text:s/>allowed</text:p>
          </table:table-cell>
          <table:table-cell table:number-columns-repeated="1022"/>
        </table:table-row>
        <table:table-row table:style-name="ro1">
          <table:table-cell table:style-name="ce53" office:value-type="string">
            <text:p><text:s/>begeistert, erregt, aufgeregt </text:p>
          </table:table-cell>
          <table:table-cell office:value-type="string">
            <text:p>excited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Sogar <text:s/></text:p>
          </table:table-cell>
          <table:table-cell office:value-type="string">
            <text:p><text:s/>even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Amt </text:p>
          </table:table-cell>
          <table:table-cell office:value-type="string">
            <text:p><text:s/>office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Volkswagen hat dann zugegeben </text:p>
          </table:table-cell>
          <table:table-cell office:value-type="string">
            <text:p><text:s/>.. has admitted / παραδέχτηκε</text:p>
          </table:table-cell>
          <table:table-cell table:number-columns-repeated="1022"/>
        </table:table-row>
        <table:table-row table:style-name="ro1">
          <table:table-cell table:style-name="ce50"/>
          <table:table-cell table:style-name="ce73"/>
          <table:table-cell table:style-name="ce92" table:number-columns-repeated="1022"/>
        </table:table-row>
        <table:table-row table:style-name="ro8">
          <table:table-cell table:style-name="ce49" office:value-type="string">
            <text:p><text:s/>betrogen </text:p>
          </table:table-cell>
          <table:table-cell table:style-name="ce75" office:value-type="string">
            <text:p>cheated /εξαπατημένοι</text:p>
            <text:p>Steckst du genau in dieser Situation und wurdest <text:span text:style-name="T4">betrogen</text:span><text:span text:style-name="T1">, </text:span><text:span text:style-name="T1">dann helfen wir dir weiter.</text:span></text:p>
          </table:table-cell>
          <table:table-cell table:number-columns-repeated="1022"/>
        </table:table-row>
        <table:table-row table:style-name="ro1">
          <table:table-cell office:value-type="string">
            <text:p><text:s/>zu brennen </text:p>
          </table:table-cell>
          <table:table-cell office:value-type="string">
            <text:p><text:s/>to burn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<text:s/>breiten </text:p>
          </table:table-cell>
          <table:table-cell office:value-type="string">
            <text:p>sprea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neue Brände </text:p>
          </table:table-cell>
          <table:table-cell office:value-type="string">
            <text:p><text:s/>new fire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behalten </text:p>
          </table:table-cell>
          <table:table-cell office:value-type="string">
            <text:p><text:s/>kept </text:p>
            <text:p>den Rest des Geldes können Sie <text:span text:style-name="T4">behalten</text:span>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erlassen </text:p>
          </table:table-cell>
          <table:table-cell office:value-type="string">
            <text:p><text:s/>to leave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Ich hatte es ... en </text:p>
          </table:table-cell>
          <table:table-cell office:value-type="string">
            <text:p><text:s/>i had..</text:p>
          </table:table-cell>
          <table:table-cell table:number-columns-repeated="1022"/>
        </table:table-row>
        <table:table-row table:style-name="ro1">
          <table:table-cell office:value-type="string">
            <text:p><text:s/>Begann </text:p>
          </table:table-cell>
          <table:table-cell office:value-type="string">
            <text:p><text:s/>began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Zuvor </text:p>
          </table:table-cell>
          <table:table-cell office:value-type="string">
            <text:p><text:s/>Before </text:p>
          </table:table-cell>
          <table:table-cell table:number-columns-repeated="1022"/>
        </table:table-row>
        <table:table-row table:style-name="ro1">
          <table:table-cell office:value-type="string">
            <text:p><text:s/>schrieb </text:p>
          </table:table-cell>
          <table:table-cell office:value-type="string">
            <text:p><text:s/>wrote</text:p>
          </table:table-cell>
          <table:table-cell table:number-columns-repeated="1022"/>
        </table:table-row>
        <table:table-row table:style-name="ro1">
          <table:table-cell office:value-type="string">
            <text:p><text:s/>zeigte </text:p>
          </table:table-cell>
          <table:table-cell office:value-type="string">
            <text:p><text:s/>showed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stellte </text:p>
          </table:table-cell>
          <table:table-cell office:value-type="string">
            <text:p><text:s/>set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vorstellte </text:p>
          </table:table-cell>
          <table:table-cell office:value-type="string">
            <text:p><text:s/>introduce/fantastei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genannt</text:p>
          </table:table-cell>
          <table:table-cell office:value-type="string">
            <text:p><text:s/>calle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He had left the school </text:p>
          </table:table-cell>
          <table:table-cell office:value-type="string">
            <text:p><text:s/>Er hatte die Schule verlassen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erfahren </text:p>
          </table:table-cell>
          <table:table-cell office:value-type="string">
            <text:p><text:s/>learned </text:p>
          </table:table-cell>
          <table:table-cell table:number-columns-repeated="1022"/>
        </table:table-row>
        <table:table-row table:style-name="ro1">
          <table:table-cell office:value-type="string">
            <text:p><text:s/>Gewitter </text:p>
          </table:table-cell>
          <table:table-cell office:value-type="string">
            <text:p><text:s/>thunderstorm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ry </text:p>
          </table:table-cell>
          <table:table-cell office:value-type="string">
            <text:p><text:s/>trocken </text:p>
          </table:table-cell>
          <table:table-cell table:number-columns-repeated="1022"/>
        </table:table-row>
        <table:table-row table:style-name="ro1">
          <table:table-cell office:value-type="string">
            <text:p><text:s/>nass </text:p>
          </table:table-cell>
          <table:table-cell office:value-type="string">
            <text:p><text:s/>wet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Gerichts-Prozess </text:p>
          </table:table-cell>
          <table:table-cell office:value-type="string">
            <text:p><text:s/>court case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einmischen </text:p>
          </table:table-cell>
          <table:table-cell office:value-type="string">
            <text:p><text:s/>interfere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Sie berichten über Dinge </text:p>
          </table:table-cell>
          <table:table-cell office:value-type="string">
            <text:p><text:s/>they report things </text:p>
          </table:table-cell>
          <table:table-cell table:number-columns-repeated="1022"/>
        </table:table-row>
        <table:table-row table:style-name="ro9">
          <table:table-cell table:style-name="ce45" office:value-type="string">
            <text:p><text:s/>Verband </text:p>
          </table:table-cell>
          <table:table-cell office:value-type="string">
            <text:p><text:s/>association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Bestechung </text:p>
          </table:table-cell>
          <table:table-cell office:value-type="string">
            <text:p>bribery </text:p>
            <text:p>Infos zur Korruption in Deutschland, zur Bestechung durch Geschenke für Mitarbeiter, zum Unterschied der Bestechlichkeit uvm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Ermittlungen </text:p>
          </table:table-cell>
          <table:table-cell office:value-type="string">
            <text:p><text:s/>investigations </text:p>
          </table:table-cell>
          <table:table-cell table:number-columns-repeated="1022"/>
        </table:table-row>
        <table:table-row table:style-name="ro10">
          <table:table-cell table:style-name="ce48" office:value-type="string">
            <text:p><text:s/>das ihm nicht zusteht </text:p>
          </table:table-cell>
          <table:table-cell office:value-type="string">
            <text:p><text:s/>which does not belong to him </text:p>
          </table:table-cell>
          <table:table-cell table:number-columns-repeated="1022"/>
        </table:table-row>
        <table:table-row table:style-name="ro1">
          <table:table-cell office:value-type="string">
            <text:p><text:s/>zerstört </text:p>
          </table:table-cell>
          <table:table-cell office:value-type="string">
            <text:p><text:s/>destroye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an den Schienen </text:p>
          </table:table-cell>
          <table:table-cell office:value-type="string">
            <text:p><text:s/>on the rails </text:p>
          </table:table-cell>
          <table:table-cell table:number-columns-repeated="1022"/>
        </table:table-row>
        <table:table-row table:style-name="ro1">
          <table:table-cell table:style-name="ce50"/>
          <table:table-cell table:style-name="ce73"/>
          <table:table-cell table:style-name="ce92" table:number-columns-repeated="1022"/>
        </table:table-row>
        <table:table-row table:style-name="ro1">
          <table:table-cell office:value-type="string">
            <text:p><text:s/>Damit </text:p>
          </table:table-cell>
          <table:table-cell office:value-type="string">
            <text:p><text:s/>in order to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Umfrage </text:p>
          </table:table-cell>
          <table:table-cell office:value-type="string">
            <text:p><text:s/>survey </text:p>
          </table:table-cell>
          <table:table-cell table:number-columns-repeated="1022"/>
        </table:table-row>
        <table:table-row table:style-name="ro11">
          <table:table-cell table:style-name="ce49" office:value-type="string">
            <text:p><text:s/>Vorurteile gegen </text:p>
          </table:table-cell>
          <table:table-cell office:value-type="string">
            <text:p><text:s/>prejudices against</text:p>
            <text:p>Vorurteile gegen Ausländer, gegen den Islam</text:p>
          </table:table-cell>
          <table:table-cell table:number-columns-repeated="1022"/>
        </table:table-row>
        <table:table-row table:style-name="ro1">
          <table:table-cell table:style-name="ce48" office:value-type="string">
            <text:p><text:s/>Werte </text:p>
          </table:table-cell>
          <table:table-cell office:value-type="string">
            <text:p><text:s/>values </text:p>
          </table:table-cell>
          <table:table-cell table:number-columns-repeated="1022"/>
        </table:table-row>
        <table:table-row table:style-name="ro1">
          <table:table-cell office:value-type="string">
            <text:p><text:s/>uns fremd im eigenen Land zu fuhlen </text:p>
          </table:table-cell>
          <table:table-cell office:value-type="string">
            <text:p><text:s/>we are afraid to feel strange in our own country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ie Ergebnisse </text:p>
          </table:table-cell>
          <table:table-cell office:value-type="string">
            <text:p><text:s/>the results </text:p>
          </table:table-cell>
          <table:table-cell table:number-columns-repeated="1022"/>
        </table:table-row>
        <table:table-row table:style-name="ro1">
          <table:table-cell table:style-name="ce46" office:value-type="string">
            <text:p><text:s/>gewalttätig </text:p>
          </table:table-cell>
          <table:table-cell office:value-type="string">
            <text:p><text:s/>violent </text:p>
          </table:table-cell>
          <table:table-cell table:number-columns-repeated="1022"/>
        </table:table-row>
        <table:table-row table:style-name="ro12">
          <table:table-cell table:style-name="ce48" office:value-type="string">
            <text:p><text:s/>benachteiligt </text:p>
          </table:table-cell>
          <table:table-cell office:value-type="string">
            <text:p>Disadvantaged </text:p>
            <text:p/>
            <text:p>Viele Eltern fragen sich, ob ihre Söhne in der Schule benachteiligt werden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Schuld </text:p>
          </table:table-cell>
          <table:table-cell office:value-type="string">
            <text:p><text:s/>Fault , blame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Die Freude </text:p>
          </table:table-cell>
          <table:table-cell office:value-type="string">
            <text:p><text:s/>the joy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Ich bin ausser mir vor Freude </text:p>
          </table:table-cell>
          <table:table-cell office:value-type="string">
            <text:p><text:s/>am overjoye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er Leser </text:p>
          </table:table-cell>
          <table:table-cell office:value-type="string">
            <text:p><text:s/>the reader </text:p>
          </table:table-cell>
          <table:table-cell table:number-columns-repeated="1022"/>
        </table:table-row>
        <table:table-row table:style-name="ro1">
          <table:table-cell office:value-type="string">
            <text:p><text:s/>Das Studium </text:p>
          </table:table-cell>
          <table:table-cell office:value-type="string">
            <text:p><text:s/>the studie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mit den Stiften </text:p>
          </table:table-cell>
          <table:table-cell office:value-type="string">
            <text:p><text:s/>with the pens/ me tis karfitses</text:p>
          </table:table-cell>
          <table:table-cell table:number-columns-repeated="1022"/>
        </table:table-row>
        <table:table-row table:style-name="ro1">
          <table:table-cell office:value-type="string">
            <text:p><text:s/>to hear </text:p>
          </table:table-cell>
          <table:table-cell office:value-type="string">
            <text:p><text:s/>horen </text:p>
          </table:table-cell>
          <table:table-cell table:number-columns-repeated="1022"/>
        </table:table-row>
        <table:table-row table:style-name="ro1">
          <table:table-cell office:value-type="string">
            <text:p><text:s/>to hear </text:p>
          </table:table-cell>
          <table:table-cell office:value-type="string">
            <text:p><text:s/>h:oren </text:p>
          </table:table-cell>
          <table:table-cell table:number-columns-repeated="1022"/>
        </table:table-row>
        <table:table-row table:style-name="ro1">
          <table:table-cell office:value-type="string">
            <text:p><text:s/>The education </text:p>
          </table:table-cell>
          <table:table-cell office:value-type="string">
            <text:p><text:s/>the Ausbildung</text:p>
          </table:table-cell>
          <table:table-cell table:number-columns-repeated="1022"/>
        </table:table-row>
        <table:table-row table:style-name="ro1">
          <table:table-cell office:value-type="string">
            <text:p><text:s/>Soldaten </text:p>
          </table:table-cell>
          <table:table-cell office:value-type="string">
            <text:p><text:s/>soldiers </text:p>
          </table:table-cell>
          <table:table-cell table:number-columns-repeated="1022"/>
        </table:table-row>
        <table:table-row table:style-name="ro1">
          <table:table-cell table:style-name="ce48" office:value-type="string">
            <text:p><text:s/>abgestürzt </text:p>
          </table:table-cell>
          <table:table-cell office:value-type="string">
            <text:p><text:s/>crashed \synentrimenos</text:p>
          </table:table-cell>
          <table:table-cell table:number-columns-repeated="1022"/>
        </table:table-row>
        <table:table-row table:style-name="ro1">
          <table:table-cell table:style-name="ce36" office:value-type="string">
            <text:p><text:s/>Wahrscheinlich </text:p>
          </table:table-cell>
          <table:table-cell office:value-type="string">
            <text:p><text:s/>propably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Hubschrauber </text:p>
          </table:table-cell>
          <table:table-cell office:value-type="string">
            <text:p><text:s/>helicopter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ermutlich </text:p>
          </table:table-cell>
          <table:table-cell office:value-type="string">
            <text:p><text:s/>presumambly </text:p>
          </table:table-cell>
          <table:table-cell table:number-columns-repeated="1022"/>
        </table:table-row>
        <table:table-row table:style-name="ro1">
          <table:table-cell office:value-type="string">
            <text:p><text:s/>Vereinten Nationen </text:p>
          </table:table-cell>
          <table:table-cell office:value-type="string">
            <text:p><text:s/>United nations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<text:s/>Wüste </text:p>
          </table:table-cell>
          <table:table-cell office:value-type="string">
            <text:p><text:s/>dessert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unabhängiges </text:p>
          </table:table-cell>
          <table:table-cell office:value-type="string">
            <text:p><text:s/>independent </text:p>
          </table:table-cell>
          <table:table-cell table:number-columns-repeated="1022"/>
        </table:table-row>
        <table:table-row table:style-name="ro1">
          <table:table-cell office:value-type="string">
            <text:p><text:s/>Terror-Anschläge </text:p>
          </table:table-cell>
          <table:table-cell office:value-type="string">
            <text:p><text:s/>terror attack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Waffen </text:p>
          </table:table-cell>
          <table:table-cell office:value-type="string">
            <text:p><text:s/>weapon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Gewehre </text:p>
          </table:table-cell>
          <table:table-cell office:value-type="string">
            <text:p><text:s/>Rifles / toufekia</text:p>
          </table:table-cell>
          <table:table-cell table:number-columns-repeated="1022"/>
        </table:table-row>
        <table:table-row table:style-name="ro1">
          <table:table-cell table:style-name="ce48" office:value-type="string">
            <text:p><text:s/>verteidigen</text:p>
          </table:table-cell>
          <table:table-cell office:value-type="string">
            <text:p><text:s/>protect </text:p>
            <text:p>sie verteidigte sich gegen die Angreifer mit bloßen Fäusten (bare fists)</text:p>
          </table:table-cell>
          <table:table-cell table:number-columns-repeated="1022"/>
        </table:table-row>
        <table:table-row table:style-name="ro1">
          <table:table-cell table:style-name="ce54"/>
          <table:table-cell table:style-name="ce76"/>
          <table:table-cell table:style-name="ce94" table:number-columns-repeated="1022"/>
        </table:table-row>
        <table:table-row table:style-name="ro1">
          <table:table-cell table:style-name="ce26" office:value-type="string">
            <text:p><text:s/>Frieden </text:p>
          </table:table-cell>
          <table:table-cell office:value-type="string">
            <text:p><text:s/>Pease / Eirhnh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sch<text:span text:style-name="T1">ü</text:span><text:span text:style-name="T1">tzen </text:span></text:p>
          </table:table-cell>
          <table:table-cell office:value-type="string">
            <text:p><text:s/>to protect 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/>vermitteln </text:p>
          </table:table-cell>
          <table:table-cell office:value-type="string">
            <text:p>Arrange, mediate, provide, convey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eingehalten </text:p>
          </table:table-cell>
          <table:table-cell office:value-type="string">
            <text:p><text:s/>maintained /respected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So sah der Hubschrauber aus </text:p>
          </table:table-cell>
          <table:table-cell office:value-type="string">
            <text:p><text:s/>so looked the helicopter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Vermutlich hat ihn niemand abgeschossen</text:p>
          </table:table-cell>
          <table:table-cell office:value-type="string">
            <text:p><text:s/>propably no one shot it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betrogen</text:p>
          </table:table-cell>
          <table:table-cell office:value-type="string">
            <text:p>cheated/ exapathmenos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/>aufnimmt </text:p>
          </table:table-cell>
          <table:table-cell office:value-type="string">
            <text:p>accepts</text:p>
          </table:table-cell>
          <table:table-cell table:number-columns-repeated="1022"/>
        </table:table-row>
        <table:table-row table:style-name="ro1">
          <table:table-cell office:value-type="string">
            <text:p><text:s/>heiliger </text:p>
          </table:table-cell>
          <table:table-cell office:value-type="string">
            <text:p><text:s/>holy </text:p>
          </table:table-cell>
          <table:table-cell table:number-columns-repeated="1022"/>
        </table:table-row>
        <table:table-row table:style-name="ro1">
          <table:table-cell table:style-name="ce36" office:value-type="string">
            <text:p><text:s/>Zugängen </text:p>
          </table:table-cell>
          <table:table-cell office:value-type="string">
            <text:p><text:s/>acces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erschossen </text:p>
          </table:table-cell>
          <table:table-cell office:value-type="string">
            <text:p><text:s/>shot 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/>Geistliche </text:p>
          </table:table-cell>
          <table:table-cell office:value-type="string">
            <text:p><text:s/>minister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<text:s/>abgebaut </text:p>
          </table:table-cell>
          <table:table-cell office:value-type="string">
            <text:p><text:s/>Dissmantled \ εξορύσεται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Stattdessen </text:p>
          </table:table-cell>
          <table:table-cell office:value-type="string">
            <text:p><text:s/>instea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erstecktes</text:p>
          </table:table-cell>
          <table:table-cell office:value-type="string">
            <text:p><text:s/>hidden </text:p>
            <text:p>Picasso: Forscher entdecken <text:span text:style-name="T4">verstecktes</text:span><text:span text:style-name="T1"> Bild unter berühmtem </text:span><text:span text:style-name="T1">Gemälde</text:span></text:p>
            <text:p><text:span text:style-name="T1"/></text:p>
          </table:table-cell>
          <table:table-cell table:number-columns-repeated="1022"/>
        </table:table-row>
        <table:table-row table:style-name="ro1">
          <table:table-cell office:value-type="string">
            <text:p><text:s/>verstecktes </text:p>
          </table:table-cell>
          <table:table-cell office:value-type="string">
            <text:p><text:s/>track down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beten </text:p>
          </table:table-cell>
          <table:table-cell office:value-type="string">
            <text:p><text:s/>to pray </text:p>
          </table:table-cell>
          <table:table-cell table:number-columns-repeated="1022"/>
        </table:table-row>
        <table:table-row table:style-name="ro1">
          <table:table-cell office:value-type="string">
            <text:p><text:s/>ermordet </text:p>
          </table:table-cell>
          <table:table-cell office:value-type="string">
            <text:p><text:s/>murdered </text:p>
          </table:table-cell>
          <table:table-cell table:number-columns-repeated="1022"/>
        </table:table-row>
        <table:table-row table:style-name="ro1">
          <table:table-cell office:value-type="string">
            <text:p><text:s/>Juden </text:p>
          </table:table-cell>
          <table:table-cell office:value-type="string">
            <text:p><text:s/>Jewry \ Εβραίοι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breiten</text:p>
          </table:table-cell>
          <table:table-cell office:value-type="string">
            <text:p>to spread</text:p>
          </table:table-cell>
          <table:table-cell table:number-columns-repeated="1022"/>
        </table:table-row>
        <table:table-row table:style-name="ro1">
          <table:table-cell office:value-type="string">
            <text:p><text:s/>nennt man Muslim </text:p>
          </table:table-cell>
          <table:table-cell office:value-type="string">
            <text:p><text:s/>is called Muslim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einmischen </text:p>
          </table:table-cell>
          <table:table-cell office:value-type="string">
            <text:p>interfere</text:p>
          </table:table-cell>
          <table:table-cell table:number-columns-repeated="1022"/>
        </table:table-row>
        <table:table-row table:style-name="ro1">
          <table:table-cell office:value-type="string">
            <text:p><text:s/>Nahost-Konflikt </text:p>
          </table:table-cell>
          <table:table-cell office:value-type="string">
            <text:p><text:s/>Middle East conflict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Absage </text:p>
          </table:table-cell>
          <table:table-cell office:value-type="string">
            <text:p>cancelation</text:p>
          </table:table-cell>
          <table:table-cell table:number-columns-repeated="1022"/>
        </table:table-row>
        <table:table-row table:style-name="ro1">
          <table:table-cell office:value-type="string">
            <text:p><text:s/>Grenzen </text:p>
          </table:table-cell>
          <table:table-cell office:value-type="string">
            <text:p><text:s/>border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wurde ... gegr:undet </text:p>
          </table:table-cell>
          <table:table-cell office:value-type="string">
            <text:p><text:s/>founde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erfahren</text:p>
          </table:table-cell>
          <table:table-cell office:value-type="string">
            <text:p>learned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Gebiet </text:p>
          </table:table-cell>
          <table:table-cell office:value-type="string">
            <text:p><text:s/>area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Bisher hat das aber nicht geklappt </text:p>
          </table:table-cell>
          <table:table-cell office:value-type="string">
            <text:p><text:s/>so far has not worked ou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Das liegt vor allem an </text:p>
          </table:table-cell>
          <table:table-cell office:value-type="string">
            <text:p><text:s/>THis is mainly due to...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Betroffen von </text:p>
          </table:table-cell>
          <table:table-cell office:value-type="string">
            <text:p><text:s/>affected by \Επηρεάζεται από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Urteil </text:p>
          </table:table-cell>
          <table:table-cell office:value-type="string">
            <text:p><text:s/>judgement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Fl:uchtlingen </text:p>
          </table:table-cell>
          <table:table-cell office:value-type="string">
            <text:p><text:s/>refugees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Vorwürfe</text:p>
          </table:table-cell>
          <table:table-cell office:value-type="string">
            <text:p>allegations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/>beantragen </text:p>
          </table:table-cell>
          <table:table-cell office:value-type="string">
            <text:p><text:s/>apply for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den Antrag stellen </text:p>
          </table:table-cell>
          <table:table-cell office:value-type="string">
            <text:p><text:s/>submit the application </text:p>
          </table:table-cell>
          <table:table-cell table:number-columns-repeated="1022"/>
        </table:table-row>
        <table:table-row table:style-name="ro1">
          <table:table-cell table:style-name="ce26"/>
          <table:table-cell table:style-name="ce77"/>
          <table:table-cell table:style-name="ce95" table:number-columns-repeated="1022"/>
        </table:table-row>
        <table:table-row table:style-name="ro1">
          <table:table-cell table:style-name="ce26" office:value-type="string">
            <text:p><text:s/>schicken </text:p>
          </table:table-cell>
          <table:table-cell office:value-type="string">
            <text:p><text:s/>to send</text:p>
          </table:table-cell>
          <table:table-cell table:number-columns-repeated="1022"/>
        </table:table-row>
        <table:table-row table:style-name="ro1">
          <table:table-cell office:value-type="string">
            <text:p><text:s/>freiwillig </text:p>
          </table:table-cell>
          <table:table-cell office:value-type="string">
            <text:p><text:s/>voluntary </text:p>
          </table:table-cell>
          <table:table-cell table:number-columns-repeated="1022"/>
        </table:table-row>
        <table:table-row table:style-name="ro13">
          <table:table-cell table:style-name="ce49" office:value-type="string">
            <text:p><text:s/>aufnimmt </text:p>
          </table:table-cell>
          <table:table-cell office:value-type="string">
            <text:p>accepts, takes</text:p>
            <text:p>Schweden bauen Kamera, die Bilder mit 400 Megapixel aufnimmt</text:p>
            <text:p>=Sweden build camera that takes pictures with 400 megapixels</text:p>
          </table:table-cell>
          <table:table-cell table:number-columns-repeated="1022"/>
        </table:table-row>
        <table:table-row table:style-name="ro1">
          <table:table-cell office:value-type="string">
            <text:p><text:s/>gilt das nicht </text:p>
          </table:table-cell>
          <table:table-cell office:value-type="string">
            <text:p><text:s/>it does not apply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erfolgt werden </text:p>
          </table:table-cell>
          <table:table-cell office:value-type="string">
            <text:p><text:s/>they are prosecute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Gegend </text:p>
          </table:table-cell>
          <table:table-cell office:value-type="string">
            <text:p><text:s/>area </text:p>
          </table:table-cell>
          <table:table-cell table:number-columns-repeated="1022"/>
        </table:table-row>
        <table:table-row table:style-name="ro1">
          <table:table-cell office:value-type="string">
            <text:p><text:s/>Gesetze </text:p>
          </table:table-cell>
          <table:table-cell office:value-type="string">
            <text:p><text:s/>laws </text:p>
          </table:table-cell>
          <table:table-cell table:number-columns-repeated="1022"/>
        </table:table-row>
        <table:table-row table:style-name="ro1">
          <table:table-cell office:value-type="string">
            <text:p><text:s/>Schutz </text:p>
          </table:table-cell>
          <table:table-cell office:value-type="string">
            <text:p><text:s/>protection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Asyl-Bewerber </text:p>
          </table:table-cell>
          <table:table-cell office:value-type="string">
            <text:p><text:s/>Asyl seekers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/>aufgenommen </text:p>
          </table:table-cell>
          <table:table-cell office:value-type="string">
            <text:p><text:s/>receive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Anmelden </text:p>
          </table:table-cell>
          <table:table-cell office:value-type="string">
            <text:p><text:s/>log in </text:p>
          </table:table-cell>
          <table:table-cell table:number-columns-repeated="1022"/>
        </table:table-row>
        <table:table-row table:style-name="ro1">
          <table:table-cell office:value-type="string">
            <text:p><text:s/>Vorteile </text:p>
          </table:table-cell>
          <table:table-cell office:value-type="string">
            <text:p><text:s/>advantage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Strafe </text:p>
          </table:table-cell>
          <table:table-cell office:value-type="string">
            <text:p><text:s/>punishmen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stiegen </text:p>
          </table:table-cell>
          <table:table-cell office:value-type="string">
            <text:p><text:s/>increased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aufpassen </text:p>
          </table:table-cell>
          <table:table-cell office:value-type="string">
            <text:p><text:s/>watch out </text:p>
          </table:table-cell>
          <table:table-cell table:number-columns-repeated="1022"/>
        </table:table-row>
        <table:table-row table:style-name="ro1">
          <table:table-cell office:value-type="string">
            <text:p><text:s/>ähnlich </text:p>
          </table:table-cell>
          <table:table-cell office:value-type="string">
            <text:p><text:s/>similar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Staus </text:p>
          </table:table-cell>
          <table:table-cell office:value-type="string">
            <text:p><text:s/>traffic jams </text:p>
          </table:table-cell>
          <table:table-cell table:number-columns-repeated="1022"/>
        </table:table-row>
        <table:table-row table:style-name="ro14">
          <table:table-cell table:style-name="ce45" office:value-type="string">
            <text:p><text:s/>Verband </text:p>
          </table:table-cell>
          <table:table-cell office:value-type="string">
            <text:p>association</text:p>
            <text:p>In seiner Gesamtheit verfolgt der Verband eine Vielzahl von Aufgaben und Zielen</text:p>
          </table:table-cell>
          <table:table-cell table:number-columns-repeated="1022"/>
        </table:table-row>
        <table:table-row table:style-name="ro1">
          <table:table-cell office:value-type="string">
            <text:p><text:s/>Ich sah </text:p>
          </table:table-cell>
          <table:table-cell office:value-type="string">
            <text:p><text:s/>i watched </text:p>
          </table:table-cell>
          <table:table-cell table:number-columns-repeated="1022"/>
        </table:table-row>
        <table:table-row table:style-name="ro1">
          <table:table-cell office:value-type="string">
            <text:p><text:s/>Du trankst </text:p>
          </table:table-cell>
          <table:table-cell office:value-type="string">
            <text:p><text:s/>you drank </text:p>
          </table:table-cell>
          <table:table-cell table:number-columns-repeated="1022"/>
        </table:table-row>
        <table:table-row table:style-name="ro1">
          <table:table-cell table:style-name="ce26"/>
          <table:table-cell table:style-name="ce77"/>
          <table:table-cell table:style-name="ce95" table:number-columns-repeated="1022"/>
        </table:table-row>
        <table:table-row table:style-name="ro1">
          <table:table-cell office:value-type="string">
            <text:p><text:s/>I became sick </text:p>
          </table:table-cell>
          <table:table-cell office:value-type="string">
            <text:p><text:s/>Ich wurde krank</text:p>
          </table:table-cell>
          <table:table-cell table:number-columns-repeated="1022"/>
        </table:table-row>
        <table:table-row table:style-name="ro1">
          <table:table-cell office:value-type="string">
            <text:p><text:s/>aßt </text:p>
          </table:table-cell>
          <table:table-cell office:value-type="string">
            <text:p><text:s/>ate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erfahren</text:p>
          </table:table-cell>
          <table:table-cell office:value-type="string">
            <text:p>learned/ experience</text:p>
          </table:table-cell>
          <table:table-cell table:number-columns-repeated="1022"/>
        </table:table-row>
        <table:table-row table:style-name="ro1">
          <table:table-cell office:value-type="string">
            <text:p><text:s/>stood there </text:p>
          </table:table-cell>
          <table:table-cell office:value-type="string">
            <text:p><text:s/>stand dort</text:p>
          </table:table-cell>
          <table:table-cell table:number-columns-repeated="1022"/>
        </table:table-row>
        <table:table-row table:style-name="ro1">
          <table:table-cell office:value-type="string">
            <text:p><text:s/>She blushed </text:p>
          </table:table-cell>
          <table:table-cell office:value-type="string">
            <text:p><text:s/>sie wurde rot 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/>beantragen </text:p>
          </table:table-cell>
          <table:table-cell office:value-type="string">
            <text:p>apply for</text:p>
            <text:p>Falls Sie den Reisepass dringend benötigen, können Sie eine Express-Herstellung beantragen</text:p>
            <text:p>=If you urgently need your passport, you can request an express production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erhielt </text:p>
          </table:table-cell>
          <table:table-cell office:value-type="string">
            <text:p><text:s/>recieved /recieved</text:p>
          </table:table-cell>
          <table:table-cell table:number-columns-repeated="1022"/>
        </table:table-row>
        <table:table-row table:style-name="ro1">
          <table:table-cell office:value-type="string">
            <text:p><text:s/>Sie werden das Buch gelesen haben </text:p>
          </table:table-cell>
          <table:table-cell office:value-type="string">
            <text:p><text:s/>You will have read the book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erstecktes </text:p>
          </table:table-cell>
          <table:table-cell office:value-type="string">
            <text:p>hidden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Sie werden geschlossen haben </text:p>
          </table:table-cell>
          <table:table-cell office:value-type="string">
            <text:p><text:s/>they will be closed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erteidigen</text:p>
          </table:table-cell>
          <table:table-cell office:value-type="string">
            <text:p>to protect</text:p>
          </table:table-cell>
          <table:table-cell table:number-columns-repeated="1022"/>
        </table:table-row>
        <table:table-row table:style-name="ro1">
          <table:table-cell office:value-type="string">
            <text:p><text:s/>gegangen haben </text:p>
          </table:table-cell>
          <table:table-cell office:value-type="string">
            <text:p><text:s/>have gone</text:p>
          </table:table-cell>
          <table:table-cell table:number-columns-repeated="1022"/>
        </table:table-row>
        <table:table-row table:style-name="ro1">
          <table:table-cell office:value-type="string">
            <text:p><text:s/>Die Tur wird geschlossen sein </text:p>
          </table:table-cell>
          <table:table-cell office:value-type="string">
            <text:p><text:s/>the door will be closed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Betroffen von </text:p>
          </table:table-cell>
          <table:table-cell office:value-type="string">
            <text:p>affected by</text:p>
          </table:table-cell>
          <table:table-cell table:number-columns-repeated="1022"/>
        </table:table-row>
        <table:table-row table:style-name="ro1">
          <table:table-cell office:value-type="string">
            <text:p><text:s/>Am zwei Januar </text:p>
          </table:table-cell>
          <table:table-cell office:value-type="string">
            <text:p><text:s/>On 2 Januray</text:p>
          </table:table-cell>
          <table:table-cell table:number-columns-repeated="1022"/>
        </table:table-row>
        <table:table-row table:style-name="ro1">
          <table:table-cell office:value-type="string">
            <text:p><text:s/>behalten </text:p>
          </table:table-cell>
          <table:table-cell office:value-type="string">
            <text:p><text:s/>keep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benachteiligt </text:p>
          </table:table-cell>
          <table:table-cell office:value-type="string">
            <text:p>disadvantaged</text:p>
          </table:table-cell>
          <table:table-cell table:number-columns-repeated="1022"/>
        </table:table-row>
        <table:table-row table:style-name="ro1">
          <table:table-cell office:value-type="string">
            <text:p><text:s/>sparen </text:p>
          </table:table-cell>
          <table:table-cell office:value-type="string">
            <text:p><text:s/>save </text:p>
          </table:table-cell>
          <table:table-cell table:number-columns-repeated="1022"/>
        </table:table-row>
        <table:table-row table:style-name="ro1">
          <table:table-cell office:value-type="string">
            <text:p><text:s/>unterst:utzen </text:p>
          </table:table-cell>
          <table:table-cell office:value-type="string">
            <text:p><text:s/>support </text:p>
          </table:table-cell>
          <table:table-cell table:number-columns-repeated="1022"/>
        </table:table-row>
        <table:table-row table:style-name="ro1">
          <table:table-cell office:value-type="string">
            <text:p><text:s/>ben:otigen </text:p>
          </table:table-cell>
          <table:table-cell office:value-type="string">
            <text:p><text:s/>Need / xreiazomai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nachfragen </text:p>
          </table:table-cell>
          <table:table-cell office:value-type="string">
            <text:p><text:s/>inquire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behalten </text:p>
          </table:table-cell>
          <table:table-cell office:value-type="string">
            <text:p><text:s/>keep</text:p>
          </table:table-cell>
          <table:table-cell table:number-columns-repeated="1022"/>
        </table:table-row>
        <table:table-row table:style-name="ro1">
          <table:table-cell table:style-name="ce48" office:value-type="string">
            <text:p><text:s/>Daher </text:p>
          </table:table-cell>
          <table:table-cell office:value-type="string">
            <text:p><text:s/>therefore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your houses will stand tomorrow </text:p>
          </table:table-cell>
          <table:table-cell office:value-type="string">
            <text:p><text:s/>Deine H:auser werden morgen stehen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as Gift </text:p>
          </table:table-cell>
          <table:table-cell office:value-type="string">
            <text:p><text:s/>the poison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Menge </text:p>
          </table:table-cell>
          <table:table-cell office:value-type="string">
            <text:p><text:s/>amount <text:s/>, quantity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Flüssigkeit </text:p>
          </table:table-cell>
          <table:table-cell office:value-type="string">
            <text:p><text:s/>liqui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Pulver </text:p>
          </table:table-cell>
          <table:table-cell office:value-type="string">
            <text:p><text:s/>powder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Stoff </text:p>
          </table:table-cell>
          <table:table-cell office:value-type="string">
            <text:p><text:s/>material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umbringen </text:p>
          </table:table-cell>
          <table:table-cell office:value-type="string">
            <text:p><text:s/>to kill / skotwsei</text:p>
            <text:p>Wie kann ich helfen, wenn ich den Verdacht habe, dass eine Freundin oder ein Freund sich umbringen will</text:p>
            <text:p>=How can I help if I suspect that a friend or friend wants to kill himself?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Es ist schluss </text:p>
          </table:table-cell>
          <table:table-cell office:value-type="string">
            <text:p><text:s/>it is over </text:p>
          </table:table-cell>
          <table:table-cell table:number-columns-repeated="1022"/>
        </table:table-row>
        <table:table-row table:style-name="ro1">
          <table:table-cell table:style-name="ce50"/>
          <table:table-cell table:style-name="ce73"/>
          <table:table-cell table:style-name="ce92" table:number-columns-repeated="1022"/>
        </table:table-row>
        <table:table-row table:style-name="ro1">
          <table:table-cell table:style-name="ce34" office:value-type="string">
            <text:p><text:s/>vorbei </text:p>
          </table:table-cell>
          <table:table-cell office:value-type="string">
            <text:p><text:s/>over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<text:s/>Tuete </text:p>
          </table:table-cell>
          <table:table-cell office:value-type="string">
            <text:p><text:s/>bag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Biene </text:p>
          </table:table-cell>
          <table:table-cell office:value-type="string">
            <text:p><text:s/>bee</text:p>
          </table:table-cell>
          <table:table-cell table:number-columns-repeated="1022"/>
        </table:table-row>
        <table:table-row table:style-name="ro1">
          <table:table-cell office:value-type="string">
            <text:p><text:s/>Fliege </text:p>
          </table:table-cell>
          <table:table-cell office:value-type="string">
            <text:p><text:s/>fly</text:p>
          </table:table-cell>
          <table:table-cell table:number-columns-repeated="1022"/>
        </table:table-row>
        <table:table-row table:style-name="ro1">
          <table:table-cell office:value-type="string">
            <text:p><text:s/>Das Haustier </text:p>
          </table:table-cell>
          <table:table-cell office:value-type="string">
            <text:p><text:s/>pet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er K:afer </text:p>
          </table:table-cell>
          <table:table-cell office:value-type="string">
            <text:p><text:s/>the beetl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Eindruck </text:p>
          </table:table-cell>
          <table:table-cell office:value-type="string">
            <text:p><text:s/>impression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joke </text:p>
          </table:table-cell>
          <table:table-cell office:value-type="string">
            <text:p><text:s/>Witzt </text:p>
          </table:table-cell>
          <table:table-cell table:number-columns-repeated="1022"/>
        </table:table-row>
        <table:table-row table:style-name="ro1">
          <table:table-cell office:value-type="string">
            <text:p><text:s/>Sie lacht </text:p>
          </table:table-cell>
          <table:table-cell office:value-type="string">
            <text:p><text:s/>she laughs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unheimlich </text:p>
          </table:table-cell>
          <table:table-cell office:value-type="string">
            <text:p><text:s/>scary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schlau </text:p>
          </table:table-cell>
          <table:table-cell office:value-type="string">
            <text:p><text:s/>clever /smart </text:p>
          </table:table-cell>
          <table:table-cell table:number-columns-repeated="1022"/>
        </table:table-row>
        <table:table-row table:style-name="ro1">
          <table:table-cell office:value-type="string">
            <text:p><text:s/>sweet </text:p>
          </table:table-cell>
          <table:table-cell office:value-type="string">
            <text:p><text:s/>S<text:span text:style-name="T1">ü</text:span><text:span text:style-name="T1">ss </text:span>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Fahrstuhl </text:p>
          </table:table-cell>
          <table:table-cell office:value-type="string">
            <text:p><text:s/>elevator </text:p>
          </table:table-cell>
          <table:table-cell table:number-columns-repeated="1022"/>
        </table:table-row>
        <table:table-row table:style-name="ro15">
          <table:table-cell table:style-name="ce49" office:value-type="string">
            <text:p><text:s/>verliehen </text:p>
          </table:table-cell>
          <table:table-cell office:value-type="string">
            <text:p><text:s/>awarded </text:p>
            <text:p>In insgesamt 4 Kategorien wurde am 13. September in Düsseldorf der <text:s/>Medienpreis verliehen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beruflich </text:p>
          </table:table-cell>
          <table:table-cell office:value-type="string">
            <text:p><text:s/>professional </text:p>
          </table:table-cell>
          <table:table-cell table:number-columns-repeated="1022"/>
        </table:table-row>
        <table:table-row table:style-name="ro1">
          <table:table-cell office:value-type="string">
            <text:p><text:s/>die sich beruflich mit Filmen beschäftigen </text:p>
          </table:table-cell>
          <table:table-cell office:value-type="string">
            <text:p><text:s/>who deal professionally with films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gesungen </text:p>
          </table:table-cell>
          <table:table-cell office:value-type="string">
            <text:p><text:s/>sung /τραγουδιέται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ie wolke </text:p>
          </table:table-cell>
          <table:table-cell office:value-type="string">
            <text:p><text:s/>the cloud </text:p>
          </table:table-cell>
          <table:table-cell table:number-columns-repeated="1022"/>
        </table:table-row>
        <table:table-row table:style-name="ro1">
          <table:table-cell office:value-type="string">
            <text:p><text:s/>trocken </text:p>
          </table:table-cell>
          <table:table-cell office:value-type="string">
            <text:p><text:s/>dry </text:p>
          </table:table-cell>
          <table:table-cell table:number-columns-repeated="1022"/>
        </table:table-row>
        <table:table-row table:style-name="ro1">
          <table:table-cell office:value-type="string">
            <text:p><text:s/>der Blitz </text:p>
          </table:table-cell>
          <table:table-cell office:value-type="string">
            <text:p><text:s/>the lighting </text:p>
          </table:table-cell>
          <table:table-cell table:number-columns-repeated="1022"/>
        </table:table-row>
        <table:table-row table:style-name="ro1">
          <table:table-cell office:value-type="string">
            <text:p><text:s/>Der Donner </text:p>
          </table:table-cell>
          <table:table-cell office:value-type="string">
            <text:p><text:s/>the thunder </text:p>
          </table:table-cell>
          <table:table-cell table:number-columns-repeated="1022"/>
        </table:table-row>
        <table:table-row table:style-name="ro1">
          <table:table-cell office:value-type="string">
            <text:p><text:s/>uber </text:p>
          </table:table-cell>
          <table:table-cell office:value-type="string">
            <text:p><text:s/>above </text:p>
          </table:table-cell>
          <table:table-cell table:number-columns-repeated="1022"/>
        </table:table-row>
        <table:table-row table:style-name="ro1">
          <table:table-cell office:value-type="string">
            <text:p><text:s/>das Gewitter </text:p>
          </table:table-cell>
          <table:table-cell office:value-type="string">
            <text:p><text:s/>the thunderstorm</text:p>
          </table:table-cell>
          <table:table-cell table:number-columns-repeated="1022"/>
        </table:table-row>
        <table:table-row table:style-name="ro1">
          <table:table-cell office:value-type="string">
            <text:p><text:s/>Es schneit </text:p>
          </table:table-cell>
          <table:table-cell office:value-type="string">
            <text:p><text:s/>it snows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vereinbart </text:p>
          </table:table-cell>
          <table:table-cell office:value-type="string">
            <text:p><text:s/>agreed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<text:s/>fördern </text:p>
          </table:table-cell>
          <table:table-cell office:value-type="string">
            <text:p><text:s/>to promote 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/>schummeln </text:p>
          </table:table-cell>
          <table:table-cell office:value-type="string">
            <text:p><text:s/>cheat /εξαπατώ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<text:s/>bestraft </text:p>
          </table:table-cell>
          <table:table-cell office:value-type="string">
            <text:p><text:s/>punished </text:p>
          </table:table-cell>
          <table:table-cell table:number-columns-repeated="1022"/>
        </table:table-row>
        <table:table-row table:style-name="ro1">
          <table:table-cell office:value-type="string">
            <text:p><text:s/>erschossen </text:p>
          </table:table-cell>
          <table:table-cell office:value-type="string">
            <text:p><text:s/>shot </text:p>
          </table:table-cell>
          <table:table-cell table:number-columns-repeated="1022"/>
        </table:table-row>
        <table:table-row table:style-name="ro1">
          <table:table-cell office:value-type="string">
            <text:p><text:s/>Opfer </text:p>
          </table:table-cell>
          <table:table-cell office:value-type="string">
            <text:p><text:s/>victim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<text:s/>Beziehungstat </text:p>
          </table:table-cell>
          <table:table-cell office:value-type="string">
            <text:p><text:s/>relationship act</text:p>
          </table:table-cell>
          <table:table-cell table:number-columns-repeated="1022"/>
        </table:table-row>
        <table:table-row table:style-name="ro1">
          <table:table-cell office:value-type="string">
            <text:p><text:s/>Flüchtling </text:p>
          </table:table-cell>
          <table:table-cell office:value-type="string">
            <text:p><text:s/>refuggee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Anschlag. </text:p>
          </table:table-cell>
          <table:table-cell office:value-type="string">
            <text:p>attack/επίθεση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Wir teilen Ihren Schmerz </text:p>
          </table:table-cell>
          <table:table-cell office:value-type="string">
            <text:p><text:s/>we share your pain </text:p>
          </table:table-cell>
          <table:table-cell table:number-columns-repeated="1022"/>
        </table:table-row>
        <table:table-row table:style-name="ro1">
          <table:table-cell office:value-type="string">
            <text:p><text:s/>günstiger </text:p>
          </table:table-cell>
          <table:table-cell office:value-type="string">
            <text:p><text:s/>better/cheaper</text:p>
          </table:table-cell>
          <table:table-cell table:number-columns-repeated="1022"/>
        </table:table-row>
        <table:table-row table:style-name="ro1">
          <table:table-cell table:style-name="ce55" office:value-type="string">
            <text:p><text:s/>Wart Ihr schon einmal </text:p>
            <text:p>in Deutschland ?</text:p>
          </table:table-cell>
          <table:table-cell office:value-type="string">
            <text:p><text:s/>Have you ever been to Germany?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Fangen wir </text:p>
          </table:table-cell>
          <table:table-cell office:value-type="string">
            <text:p><text:s/>let's start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allerdings </text:p>
          </table:table-cell>
          <table:table-cell office:value-type="string">
            <text:p><text:s/>Indeed, an kai , though , however </text:p>
          </table:table-cell>
          <table:table-cell table:number-columns-repeated="1022"/>
        </table:table-row>
        <table:table-row table:style-name="ro1">
          <table:table-cell office:value-type="string">
            <text:p><text:s/>shirts </text:p>
          </table:table-cell>
          <table:table-cell office:value-type="string">
            <text:p><text:s/>Hemden </text:p>
          </table:table-cell>
          <table:table-cell table:number-columns-repeated="1022"/>
        </table:table-row>
        <table:table-row table:style-name="ro1">
          <table:table-cell table:style-name="ce56"/>
          <table:table-cell table:style-name="ce78"/>
          <table:table-cell table:style-name="ce96" table:number-columns-repeated="1022"/>
        </table:table-row>
        <table:table-row table:style-name="ro1">
          <table:table-cell table:style-name="ce44" office:value-type="string">
            <text:p><text:s/>Darauf kommt alles an </text:p>
          </table:table-cell>
          <table:table-cell office:value-type="string">
            <text:p><text:s/>everything comes down to that </text:p>
          </table:table-cell>
          <table:table-cell table:number-columns-repeated="1022"/>
        </table:table-row>
        <table:table-row table:style-name="ro1">
          <table:table-cell office:value-type="string">
            <text:p><text:s/>Darum geht es </text:p>
          </table:table-cell>
          <table:table-cell office:value-type="string">
            <text:p><text:s/>That is the point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copper </text:p>
          </table:table-cell>
          <table:table-cell office:value-type="string">
            <text:p><text:s/>Kupfer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By tomorrow you will have eaten the cheese</text:p>
          </table:table-cell>
          <table:table-cell office:value-type="string">
            <text:p><text:s/>Bis morgen wirst du den K:ase gegessen haben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The door will be closed </text:p>
          </table:table-cell>
          <table:table-cell office:value-type="string">
            <text:p><text:s/>Die T:ur wird geschlossen sein</text:p>
          </table:table-cell>
          <table:table-cell table:number-columns-repeated="1022"/>
        </table:table-row>
        <table:table-row table:style-name="ro1">
          <table:table-cell office:value-type="string">
            <text:p><text:s/>das Produkt </text:p>
          </table:table-cell>
          <table:table-cell office:value-type="string">
            <text:p><text:s/>the product</text:p>
          </table:table-cell>
          <table:table-cell table:number-columns-repeated="1022"/>
        </table:table-row>
        <table:table-row table:style-name="ro1">
          <table:table-cell office:value-type="string">
            <text:p><text:s/>Will you already have gone?</text:p>
          </table:table-cell>
          <table:table-cell office:value-type="string">
            <text:p><text:s/>Werdet ihr schon gegangen sein?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Stuhl </text:p>
          </table:table-cell>
          <table:table-cell office:value-type="string">
            <text:p><text:s/>chair </text:p>
          </table:table-cell>
          <table:table-cell table:number-columns-repeated="1022"/>
        </table:table-row>
        <table:table-row table:style-name="ro1">
          <table:table-cell office:value-type="string">
            <text:p><text:s/>sagtest </text:p>
          </table:table-cell>
          <table:table-cell office:value-type="string">
            <text:p>(you) said</text:p>
          </table:table-cell>
          <table:table-cell table:number-columns-repeated="1022"/>
        </table:table-row>
        <table:table-row table:style-name="ro1">
          <table:table-cell office:value-type="string">
            <text:p><text:s/>schloss </text:p>
          </table:table-cell>
          <table:table-cell office:value-type="string">
            <text:p><text:s/>closed </text:p>
          </table:table-cell>
          <table:table-cell table:number-columns-repeated="1022"/>
        </table:table-row>
        <table:table-row table:style-name="ro1">
          <table:table-cell office:value-type="string">
            <text:p><text:s/>stellte </text:p>
          </table:table-cell>
          <table:table-cell office:value-type="string">
            <text:p><text:s/>set</text:p>
          </table:table-cell>
          <table:table-cell table:number-columns-repeated="1022"/>
        </table:table-row>
        <table:table-row table:style-name="ro1">
          <table:table-cell office:value-type="string">
            <text:p><text:s/>begonnen </text:p>
          </table:table-cell>
          <table:table-cell office:value-type="string">
            <text:p><text:s/>started </text:p>
          </table:table-cell>
          <table:table-cell table:number-columns-repeated="1022"/>
        </table:table-row>
        <table:table-row table:style-name="ro1">
          <table:table-cell office:value-type="string">
            <text:p><text:s/>vollendet </text:p>
          </table:table-cell>
          <table:table-cell office:value-type="string">
            <text:p><text:s/>ended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<text:s/>Teilung </text:p>
          </table:table-cell>
          <table:table-cell office:value-type="string">
            <text:p><text:s/>devision </text:p>
          </table:table-cell>
          <table:table-cell table:number-columns-repeated="1022"/>
        </table:table-row>
        <table:table-row table:style-name="ro1">
          <table:table-cell office:value-type="string">
            <text:p><text:s/>daran </text:p>
          </table:table-cell>
          <table:table-cell office:value-type="string">
            <text:p><text:s/>about it?</text:p>
          </table:table-cell>
          <table:table-cell table:number-columns-repeated="1022"/>
        </table:table-row>
        <table:table-row table:style-name="ro1">
          <table:table-cell office:value-type="string">
            <text:p><text:s/>Darum </text:p>
          </table:table-cell>
          <table:table-cell office:value-type="string">
            <text:p><text:s/>because (of this)</text:p>
          </table:table-cell>
          <table:table-cell table:number-columns-repeated="1022"/>
        </table:table-row>
        <table:table-row table:style-name="ro1">
          <table:table-cell office:value-type="string">
            <text:p><text:s/>Trotzdem </text:p>
          </table:table-cell>
          <table:table-cell office:value-type="string">
            <text:p><text:s/>however, anyway</text:p>
          </table:table-cell>
          <table:table-cell table:number-columns-repeated="1022"/>
        </table:table-row>
        <table:table-row table:style-name="ro1">
          <table:table-cell office:value-type="string">
            <text:p><text:s/>darauf </text:p>
          </table:table-cell>
          <table:table-cell office:value-type="string">
            <text:p><text:s/>on it</text:p>
          </table:table-cell>
          <table:table-cell table:number-columns-repeated="1022"/>
        </table:table-row>
        <table:table-row table:style-name="ro1">
          <table:table-cell office:value-type="string">
            <text:p><text:s/>überall </text:p>
          </table:table-cell>
          <table:table-cell office:value-type="string">
            <text:p><text:s/>everywhere </text:p>
          </table:table-cell>
          <table:table-cell table:number-columns-repeated="1022"/>
        </table:table-row>
        <table:table-row table:style-name="ro1">
          <table:table-cell office:value-type="string">
            <text:p><text:s/>wohl </text:p>
          </table:table-cell>
          <table:table-cell office:value-type="string">
            <text:p><text:s/>propably </text:p>
          </table:table-cell>
          <table:table-cell table:number-columns-repeated="1022"/>
        </table:table-row>
        <table:table-row table:style-name="ro1">
          <table:table-cell office:value-type="string">
            <text:p><text:s/>Das ist ja wohl nicht dein Ernst </text:p>
          </table:table-cell>
          <table:table-cell office:value-type="string">
            <text:p><text:s/>you cannot be serious</text:p>
          </table:table-cell>
          <table:table-cell table:number-columns-repeated="1022"/>
        </table:table-row>
        <table:table-row table:style-name="ro1">
          <table:table-cell office:value-type="string">
            <text:p><text:s/>Mal sehen , was da drin ist </text:p>
          </table:table-cell>
          <table:table-cell office:value-type="string">
            <text:p><text:s/>Let's see what is in there</text:p>
          </table:table-cell>
          <table:table-cell table:number-columns-repeated="1022"/>
        </table:table-row>
        <table:table-row table:style-name="ro1">
          <table:table-cell office:value-type="string">
            <text:p><text:s/>Daran fehlt es </text:p>
          </table:table-cell>
          <table:table-cell office:value-type="string">
            <text:p><text:s/>that is missing </text:p>
          </table:table-cell>
          <table:table-cell table:number-columns-repeated="1022"/>
        </table:table-row>
        <table:table-row table:style-name="ro1">
          <table:table-cell office:value-type="string">
            <text:p><text:s/>vor vier Uhr </text:p>
          </table:table-cell>
          <table:table-cell office:value-type="string">
            <text:p><text:s/>before four oclock </text:p>
          </table:table-cell>
          <table:table-cell table:number-columns-repeated="1022"/>
        </table:table-row>
        <table:table-row table:style-name="ro1">
          <table:table-cell office:value-type="string">
            <text:p><text:s/>Regenschirm </text:p>
          </table:table-cell>
          <table:table-cell office:value-type="string">
            <text:p><text:s/>Umbrella </text:p>
          </table:table-cell>
          <table:table-cell table:number-columns-repeated="1022"/>
        </table:table-row>
        <table:table-row table:style-name="ro1">
          <table:table-cell office:value-type="string">
            <text:p><text:s/>When you come, i will have eaten </text:p>
          </table:table-cell>
          <table:table-cell office:value-type="string">
            <text:p><text:s/>Wenn du kommst, werde ich gegessen haben</text:p>
          </table:table-cell>
          <table:table-cell table:number-columns-repeated="1022"/>
        </table:table-row>
        <table:table-row table:style-name="ro1">
          <table:table-cell office:value-type="string">
            <text:p><text:s/>This train station will be closed after tomorrow </text:p>
          </table:table-cell>
          <table:table-cell office:value-type="string">
            <text:p><text:s/>Dieser Bahnhof wird ab morgen geschlossen sein</text:p>
          </table:table-cell>
          <table:table-cell table:number-columns-repeated="1022"/>
        </table:table-row>
        <table:table-row table:style-name="ro1">
          <table:table-cell office:value-type="string">
            <text:p><text:s/>Im Dezember </text:p>
          </table:table-cell>
          <table:table-cell office:value-type="string">
            <text:p><text:s/>in December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He will have driven </text:p>
          </table:table-cell>
          <table:table-cell office:value-type="string">
            <text:p><text:s/>Er wird gefahren sein</text:p>
          </table:table-cell>
          <table:table-cell table:number-columns-repeated="1022"/>
        </table:table-row>
        <table:table-row table:style-name="ro1">
          <table:table-cell table:style-name="ce50"/>
          <table:table-cell table:style-name="ce73"/>
          <table:table-cell table:style-name="ce92" table:number-columns-repeated="1022"/>
        </table:table-row>
        <table:table-row table:style-name="ro1">
          <table:table-cell table:style-name="ce26" office:value-type="string">
            <text:p><text:s/>My horse needs more practise </text:p>
          </table:table-cell>
          <table:table-cell office:value-type="string">
            <text:p><text:s/>Mein Pferd braucht mehr Praxis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Fachbereich </text:p>
          </table:table-cell>
          <table:table-cell office:value-type="string">
            <text:p><text:s/>department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Rat </text:p>
          </table:table-cell>
          <table:table-cell office:value-type="string">
            <text:p><text:s/>council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erfassung </text:p>
          </table:table-cell>
          <table:table-cell office:value-type="string">
            <text:p><text:s/>Constitution / σύνταγμα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Mehrheit </text:p>
          </table:table-cell>
          <table:table-cell office:value-type="string">
            <text:p><text:s/>majority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fordern </text:p>
          </table:table-cell>
          <table:table-cell office:value-type="string">
            <text:p><text:s/>deman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zurücktreten </text:p>
          </table:table-cell>
          <table:table-cell office:value-type="string">
            <text:p><text:s/>step back / αποσύρω</text:p>
          </table:table-cell>
          <table:table-cell table:number-columns-repeated="1022"/>
        </table:table-row>
        <table:table-row table:style-name="ro1">
          <table:table-cell office:value-type="string">
            <text:p><text:s/>Wir erkennen sie nicht an </text:p>
          </table:table-cell>
          <table:table-cell office:value-type="string">
            <text:p><text:s/>we do not recognize them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arm </text:p>
          </table:table-cell>
          <table:table-cell office:value-type="string">
            <text:p><text:s/>poor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herrscht </text:p>
          </table:table-cell>
          <table:table-cell office:value-type="string">
            <text:p><text:s/>prevails /επικρατεί</text:p>
            <text:p><text:s/>Im russischen Internet herrscht der Geheimdienst</text:p>
            <text:p>=The Russian Internet is dominated by the secret service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herstellen</text:p>
          </table:table-cell>
          <table:table-cell office:value-type="string">
            <text:p>to produce</text:p>
          </table:table-cell>
          <table:table-cell table:number-columns-repeated="1022"/>
        </table:table-row>
        <table:table-row table:style-name="ro1">
          <table:table-cell office:value-type="string">
            <text:p><text:s/>der Kampf um die Macht </text:p>
          </table:table-cell>
          <table:table-cell office:value-type="string">
            <text:p><text:s/>the struggle for power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die Menschen unterdrückt </text:p>
          </table:table-cell>
          <table:table-cell office:value-type="string">
            <text:p><text:s/>the people oppres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insgesamt </text:p>
          </table:table-cell>
          <table:table-cell office:value-type="string">
            <text:p><text:s/>a total of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 text:c="3"/>Unwettern </text:p>
          </table:table-cell>
          <table:table-cell office:value-type="string">
            <text:p><text:s/>severe weather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 text:c="3"/>kam </text:p>
          </table:table-cell>
          <table:table-cell office:value-type="string">
            <text:p><text:s/>came </text:p>
          </table:table-cell>
          <table:table-cell table:number-columns-repeated="1022"/>
        </table:table-row>
        <table:table-row table:style-name="ro1">
          <table:table-cell office:value-type="string">
            <text:p>zerstört </text:p>
          </table:table-cell>
          <table:table-cell office:value-type="string">
            <text:p><text:s/>destroyed <text:s text:c="3"/>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eröffnet </text:p>
          </table:table-cell>
          <table:table-cell office:value-type="string">
            <text:p><text:s/>open </text:p>
          </table:table-cell>
          <table:table-cell table:number-columns-repeated="1022"/>
        </table:table-row>
        <table:table-row table:style-name="ro1">
          <table:table-cell office:value-type="string">
            <text:p>Bau </text:p>
          </table:table-cell>
          <table:table-cell office:value-type="string">
            <text:p><text:s/>construction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voraussichtlich </text:p>
          </table:table-cell>
          <table:table-cell office:value-type="string">
            <text:p>expected/probably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Geschwindigkeit </text:p>
          </table:table-cell>
          <table:table-cell office:value-type="string">
            <text:p><text:s/>speed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Trotz </text:p>
          </table:table-cell>
          <table:table-cell office:value-type="string">
            <text:p><text:s/>despite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Steuererhöhung </text:p>
          </table:table-cell>
          <table:table-cell office:value-type="string">
            <text:p><text:s/>tax increase </text:p>
          </table:table-cell>
          <table:table-cell table:number-columns-repeated="1022"/>
        </table:table-row>
        <table:table-row table:style-name="ro1">
          <table:table-cell office:value-type="string">
            <text:p>Beliebt </text:p>
          </table:table-cell>
          <table:table-cell office:value-type="string">
            <text:p><text:s/>popular </text:p>
          </table:table-cell>
          <table:table-cell table:number-columns-repeated="1022"/>
        </table:table-row>
        <table:table-row table:style-name="ro1">
          <table:table-cell office:value-type="string">
            <text:p>Terroranschlägen </text:p>
          </table:table-cell>
          <table:table-cell office:value-type="string">
            <text:p><text:s/>terrorist attacks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die Kenntnis </text:p>
          </table:table-cell>
          <table:table-cell office:value-type="string">
            <text:p><text:s/>the knowledg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Erfindung </text:p>
          </table:table-cell>
          <table:table-cell office:value-type="string">
            <text:p><text:s/>invention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misst </text:p>
          </table:table-cell>
          <table:table-cell office:value-type="string">
            <text:p><text:s/>measure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Strahlung </text:p>
          </table:table-cell>
          <table:table-cell office:value-type="string">
            <text:p><text:s/>radiation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messen </text:p>
          </table:table-cell>
          <table:table-cell office:value-type="string">
            <text:p><text:s/>to measur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6" office:value-type="string">
            <text:p>Wie steht es mit der Physik </text:p>
          </table:table-cell>
          <table:table-cell office:value-type="string">
            <text:p><text:s/>what about the physics?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Das ist sinnvoll </text:p>
          </table:table-cell>
          <table:table-cell office:value-type="string">
            <text:p><text:s/>this makes sense</text:p>
          </table:table-cell>
          <table:table-cell table:number-columns-repeated="1022"/>
        </table:table-row>
        <table:table-row table:style-name="ro1">
          <table:table-cell office:value-type="string">
            <text:p>zust:anding </text:p>
          </table:table-cell>
          <table:table-cell office:value-type="string">
            <text:p><text:s/>responsibl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weich </text:p>
          </table:table-cell>
          <table:table-cell office:value-type="string">
            <text:p><text:s/>soft </text:p>
          </table:table-cell>
          <table:table-cell table:number-columns-repeated="1022"/>
        </table:table-row>
        <table:table-row table:style-name="ro1">
          <table:table-cell office:value-type="string">
            <text:p>ziemlich </text:p>
          </table:table-cell>
          <table:table-cell office:value-type="string">
            <text:p><text:s/>pretty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fest </text:p>
          </table:table-cell>
          <table:table-cell office:value-type="string">
            <text:p><text:s/>firmly /σταθερά, σθεναρά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zu allgemein </text:p>
          </table:table-cell>
          <table:table-cell office:value-type="string">
            <text:p><text:s/>too general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allgemein </text:p>
          </table:table-cell>
          <table:table-cell office:value-type="string">
            <text:p><text:s/>generally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Leder </text:p>
          </table:table-cell>
          <table:table-cell office:value-type="string">
            <text:p><text:s/>leather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Das ist es wert </text:p>
          </table:table-cell>
          <table:table-cell office:value-type="string">
            <text:p><text:s/>this is worth it</text:p>
          </table:table-cell>
          <table:table-cell table:number-columns-repeated="1022"/>
        </table:table-row>
        <table:table-row table:style-name="ro1">
          <table:table-cell office:value-type="string">
            <text:p>Lehrbuch </text:p>
          </table:table-cell>
          <table:table-cell office:value-type="string">
            <text:p><text:s/>textbook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Das Praktikum </text:p>
          </table:table-cell>
          <table:table-cell office:value-type="string">
            <text:p><text:s/>internship /πρακτική άσκηση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Nachweis </text:p>
          </table:table-cell>
          <table:table-cell office:value-type="string">
            <text:p><text:s/>proof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Kunststoff </text:p>
          </table:table-cell>
          <table:table-cell office:value-type="string">
            <text:p><text:s/>plastic</text:p>
          </table:table-cell>
          <table:table-cell table:number-columns-repeated="1022"/>
        </table:table-row>
        <table:table-row table:style-name="ro1">
          <table:table-cell office:value-type="string">
            <text:p>Nachdem </text:p>
          </table:table-cell>
          <table:table-cell office:value-type="string">
            <text:p><text:s/>Once , afterwards</text:p>
          </table:table-cell>
          <table:table-cell table:number-columns-repeated="1022"/>
        </table:table-row>
        <table:table-row table:style-name="ro1">
          <table:table-cell office:value-type="string">
            <text:p>erfahren </text:p>
          </table:table-cell>
          <table:table-cell office:value-type="string">
            <text:p><text:s/>foun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genannt </text:p>
          </table:table-cell>
          <table:table-cell office:value-type="string">
            <text:p><text:s/>given /ονομάστηκε</text:p>
          </table:table-cell>
          <table:table-cell table:number-columns-repeated="1022"/>
        </table:table-row>
        <table:table-row table:style-name="ro1">
          <table:table-cell office:value-type="string">
            <text:p>erscheint </text:p>
          </table:table-cell>
          <table:table-cell office:value-type="string">
            <text:p><text:s/>appear </text:p>
          </table:table-cell>
          <table:table-cell table:number-columns-repeated="1022"/>
        </table:table-row>
        <table:table-row table:style-name="ro1">
          <table:table-cell table:style-name="ce57"/>
          <table:table-cell table:style-name="ce79"/>
          <table:table-cell table:style-name="ce97" table:number-columns-repeated="1022"/>
        </table:table-row>
        <table:table-row table:style-name="ro1">
          <table:table-cell table:style-name="ce45" office:value-type="string">
            <text:p>Auflage </text:p>
          </table:table-cell>
          <table:table-cell office:value-type="string">
            <text:p><text:s/>edition </text:p>
            <text:p>Diese Statistik bildet die Entwicklung der Auflage der BILD Zeitung</text:p>
            <text:p>=These statistics form the development of the edition of the BILD newspaper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Einige </text:p>
          </table:table-cell>
          <table:table-cell office:value-type="string">
            <text:p><text:s/>som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erfundenes </text:p>
          </table:table-cell>
          <table:table-cell office:value-type="string">
            <text:p><text:s/>invented </text:p>
          </table:table-cell>
          <table:table-cell table:number-columns-repeated="1022"/>
        </table:table-row>
        <table:table-row table:style-name="ro1">
          <table:table-cell office:value-type="string">
            <text:p>Jemand äußert sich nicht klar </text:p>
          </table:table-cell>
          <table:table-cell office:value-type="string">
            <text:p><text:s/>Someone is not clear</text:p>
          </table:table-cell>
          <table:table-cell table:number-columns-repeated="1022"/>
        </table:table-row>
        <table:table-row table:style-name="ro1">
          <table:table-cell office:value-type="string">
            <text:p>Flüchtlinge </text:p>
          </table:table-cell>
          <table:table-cell office:value-type="string">
            <text:p><text:s/>refugee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verfolgt werden </text:p>
          </table:table-cell>
          <table:table-cell office:value-type="string">
            <text:p><text:s/>are pursu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aufhören </text:p>
          </table:table-cell>
          <table:table-cell office:value-type="string">
            <text:p><text:s/>stop </text:p>
          </table:table-cell>
          <table:table-cell table:number-columns-repeated="1022"/>
        </table:table-row>
        <table:table-row table:style-name="ro1">
          <table:table-cell office:value-type="string">
            <text:p>Sie ist vorbei </text:p>
          </table:table-cell>
          <table:table-cell office:value-type="string">
            <text:p><text:s/>it's over on..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Wett-Rennen. </text:p>
          </table:table-cell>
          <table:table-cell office:value-type="string">
            <text:p>race/agwnas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Das ist eine flache Scheibe </text:p>
          </table:table-cell>
          <table:table-cell office:value-type="string">
            <text:p><text:s/>this is a flat disc </text:p>
          </table:table-cell>
          <table:table-cell table:number-columns-repeated="1022"/>
        </table:table-row>
        <table:table-row table:style-name="ro1">
          <table:table-cell office:value-type="string">
            <text:p>angriffen </text:p>
          </table:table-cell>
          <table:table-cell office:value-type="string">
            <text:p><text:s/>attacked </text:p>
          </table:table-cell>
          <table:table-cell table:number-columns-repeated="1022"/>
        </table:table-row>
        <table:table-row table:style-name="ro1">
          <table:table-cell table:style-name="ce48" office:value-type="string">
            <text:p>absichtlich </text:p>
          </table:table-cell>
          <table:table-cell office:value-type="string">
            <text:p><text:s/>intentionally /skopima</text:p>
          </table:table-cell>
          <table:table-cell table:number-columns-repeated="1022"/>
        </table:table-row>
        <table:table-row table:style-name="ro1">
          <table:table-cell table:style-name="ce48" office:value-type="string">
            <text:p>gefasst </text:p>
          </table:table-cell>
          <table:table-cell office:value-type="string">
            <text:p><text:s/>cought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Wir konnten ihn noch nicht befragen </text:p>
          </table:table-cell>
          <table:table-cell office:value-type="string">
            <text:p><text:s/>we couldn't yet asked him </text:p>
          </table:table-cell>
          <table:table-cell table:number-columns-repeated="1022"/>
        </table:table-row>
        <table:table-row table:style-name="ro1">
          <table:table-cell office:value-type="string">
            <text:p>Terror-Anschlag </text:p>
          </table:table-cell>
          <table:table-cell office:value-type="string">
            <text:p><text:s/>terror attack </text:p>
          </table:table-cell>
          <table:table-cell table:number-columns-repeated="1022"/>
        </table:table-row>
        <table:table-row table:style-name="ro1">
          <table:table-cell office:value-type="string">
            <text:p>Staats-Anwalt </text:p>
          </table:table-cell>
          <table:table-cell office:value-type="string">
            <text:p><text:s/>prosecuting attorney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ermitteln </text:p>
          </table:table-cell>
          <table:table-cell office:value-type="string">
            <text:p><text:s/>determine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verdächtigen </text:p>
          </table:table-cell>
          <table:table-cell office:value-type="string">
            <text:p><text:s/>Suspect / ypoptos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aufnehmen </text:p>
          </table:table-cell>
          <table:table-cell office:value-type="string">
            <text:p><text:s/>pick up , receive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erkennen </text:p>
          </table:table-cell>
          <table:table-cell office:value-type="string">
            <text:p><text:s/>recognize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Daten-Schützer </text:p>
          </table:table-cell>
          <table:table-cell office:value-type="string">
            <text:p><text:s/>data protectionists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vorbeigehen </text:p>
          </table:table-cell>
          <table:table-cell office:value-type="string">
            <text:p><text:s/>pas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Am Ende wird geguckt, </text:p>
          </table:table-cell>
          <table:table-cell office:value-type="string">
            <text:p><text:s/>in the end it is looked/στο τέλος φαίνεται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überwacht </text:p>
          </table:table-cell>
          <table:table-cell office:value-type="string">
            <text:p><text:s/>monitor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Angaben </text:p>
          </table:table-cell>
          <table:table-cell office:value-type="string">
            <text:p><text:s/>information /data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Anrecht </text:p>
          </table:table-cell>
          <table:table-cell office:value-type="string">
            <text:p><text:s/>right /δίκιο, δικαίωμα</text:p>
          </table:table-cell>
          <table:table-cell table:number-columns-repeated="1022"/>
        </table:table-row>
        <table:table-row table:style-name="ro1">
          <table:table-cell office:value-type="string">
            <text:p>Ich bin weg </text:p>
          </table:table-cell>
          <table:table-cell office:value-type="string">
            <text:p><text:s/>i am gone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Sie ist ihm voraus </text:p>
          </table:table-cell>
          <table:table-cell office:value-type="string">
            <text:p><text:s/>she is in front of him</text:p>
          </table:table-cell>
          <table:table-cell table:number-columns-repeated="1022"/>
        </table:table-row>
        <table:table-row table:style-name="ro1">
          <table:table-cell office:value-type="string">
            <text:p>Er kommt aus dem Haus heraus </text:p>
          </table:table-cell>
          <table:table-cell office:value-type="string">
            <text:p><text:s/>He is coming <text:s/>out of the house</text:p>
          </table:table-cell>
          <table:table-cell table:number-columns-repeated="1022"/>
        </table:table-row>
        <table:table-row table:style-name="ro1">
          <table:table-cell table:style-name="ce58"/>
          <table:table-cell table:style-name="ce80"/>
          <table:table-cell table:style-name="ce98" table:number-columns-repeated="1022"/>
        </table:table-row>
        <table:table-row table:style-name="ro1">
          <table:table-cell table:style-name="ce26" office:value-type="string">
            <text:p>Gehe nich weg </text:p>
          </table:table-cell>
          <table:table-cell office:value-type="string">
            <text:p><text:s/>do not go</text:p>
          </table:table-cell>
          <table:table-cell table:number-columns-repeated="1022"/>
        </table:table-row>
        <table:table-row table:style-name="ro1">
          <table:table-cell office:value-type="string">
            <text:p>Hin und her </text:p>
          </table:table-cell>
          <table:table-cell office:value-type="string">
            <text:p><text:s/>back and forth </text:p>
          </table:table-cell>
          <table:table-cell table:number-columns-repeated="1022"/>
        </table:table-row>
        <table:table-row table:style-name="ro1">
          <table:table-cell office:value-type="string">
            <text:p>Where do you come from </text:p>
          </table:table-cell>
          <table:table-cell office:value-type="string">
            <text:p><text:s/>Wo kommst du her?</text:p>
          </table:table-cell>
          <table:table-cell table:number-columns-repeated="1022"/>
        </table:table-row>
        <table:table-row table:style-name="ro1">
          <table:table-cell office:value-type="string">
            <text:p>Where do you come from </text:p>
          </table:table-cell>
          <table:table-cell office:value-type="string">
            <text:p><text:s/>Woher kommst du?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Retter </text:p>
          </table:table-cell>
          <table:table-cell office:value-type="string">
            <text:p><text:s/>rescuer </text:p>
          </table:table-cell>
          <table:table-cell table:number-columns-repeated="1022"/>
        </table:table-row>
        <table:table-row table:style-name="ro1">
          <table:table-cell office:value-type="string">
            <text:p>Fahrzeugen </text:p>
          </table:table-cell>
          <table:table-cell office:value-type="string">
            <text:p><text:s/>vehicles </text:p>
          </table:table-cell>
          <table:table-cell table:number-columns-repeated="1022"/>
        </table:table-row>
        <table:table-row table:style-name="ro1">
          <table:table-cell office:value-type="string">
            <text:p>Mindestens </text:p>
          </table:table-cell>
          <table:table-cell office:value-type="string">
            <text:p><text:s/>at leas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Deshalb </text:p>
          </table:table-cell>
          <table:table-cell office:value-type="string">
            <text:p><text:s/>that's why /therefore/ws ek toutou</text:p>
          </table:table-cell>
          <table:table-cell office:value-type="string">
            <text:p>ws ek toutou</text:p>
          </table:table-cell>
          <table:table-cell table:number-columns-repeated="1021"/>
        </table:table-row>
        <table:table-row table:style-name="ro1">
          <table:table-cell table:style-name="ce26" office:value-type="string">
            <text:p><text:s/>unter den Opfern </text:p>
          </table:table-cell>
          <table:table-cell office:value-type="string">
            <text:p><text:s/>among the victim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festgenommen </text:p>
          </table:table-cell>
          <table:table-cell office:value-type="string">
            <text:p><text:s/>arrested </text:p>
          </table:table-cell>
          <table:table-cell office:value-type="string">
            <text:p>sylamvanontai</text:p>
          </table:table-cell>
          <table:table-cell table:number-columns-repeated="1021"/>
        </table:table-row>
        <table:table-row table:style-name="ro1">
          <table:table-cell table:style-name="ce34" office:value-type="string">
            <text:p><text:s/>Täter </text:p>
          </table:table-cell>
          <table:table-cell office:value-type="string">
            <text:p><text:s/>offender </text:p>
          </table:table-cell>
          <table:table-cell office:value-type="string">
            <text:p>8yths</text:p>
          </table:table-cell>
          <table:table-cell table:number-columns-repeated="1021"/>
        </table:table-row>
        <table:table-row table:style-name="ro1">
          <table:table-cell office:value-type="string">
            <text:p><text:s/>erschossen </text:p>
          </table:table-cell>
          <table:table-cell office:value-type="string">
            <text:p><text:s/>shot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gewalt-tätiger Angriff </text:p>
          </table:table-cell>
          <table:table-cell office:value-type="string">
            <text:p><text:s/>violent attack </text:p>
          </table:table-cell>
          <table:table-cell table:number-columns-repeated="1022"/>
        </table:table-row>
        <table:table-row table:style-name="ro1">
          <table:table-cell office:value-type="string">
            <text:p><text:s/>Brand-Anschläge </text:p>
          </table:table-cell>
          <table:table-cell office:value-type="string">
            <text:p><text:s/>fire attack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Absicht </text:p>
          </table:table-cell>
          <table:table-cell office:value-type="string">
            <text:p><text:s/>intention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anzündet</text:p>
          </table:table-cell>
          <table:table-cell office:value-type="string">
            <text:p>ignites/anavei</text:p>
          </table:table-cell>
          <table:table-cell table:number-columns-repeated="1022"/>
        </table:table-row>
        <table:table-row table:style-name="ro1">
          <table:table-cell office:value-type="string">
            <text:p><text:s/>Stelle </text:p>
          </table:table-cell>
          <table:table-cell office:value-type="string">
            <text:p><text:s/>position, job </text:p>
          </table:table-cell>
          <table:table-cell table:number-columns-repeated="1022"/>
        </table:table-row>
        <table:table-row table:style-name="ro1">
          <table:table-cell office:value-type="string">
            <text:p><text:s/>Der Boden </text:p>
          </table:table-cell>
          <table:table-cell office:value-type="string">
            <text:p><text:s/>the bottom , floor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ie Schere </text:p>
          </table:table-cell>
          <table:table-cell office:value-type="string">
            <text:p><text:s/>scissor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Das Zubeh<text:span text:style-name="T2">ö</text:span><text:span text:style-name="T2">r </text:span></text:p>
          </table:table-cell>
          <table:table-cell office:value-type="string">
            <text:p><text:s/>the equipment </text:p>
          </table:table-cell>
          <table:table-cell table:number-columns-repeated="1022"/>
        </table:table-row>
        <table:table-row table:style-name="ro1">
          <table:table-cell office:value-type="string">
            <text:p><text:s/>unter </text:p>
          </table:table-cell>
          <table:table-cell office:value-type="string">
            <text:p><text:s/>under </text:p>
          </table:table-cell>
          <table:table-cell table:number-columns-repeated="1022"/>
        </table:table-row>
        <table:table-row table:style-name="ro1">
          <table:table-cell office:value-type="string">
            <text:p><text:s/>Keine Ahnung </text:p>
          </table:table-cell>
          <table:table-cell office:value-type="string">
            <text:p><text:s/>no idea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erzeihung </text:p>
          </table:table-cell>
          <table:table-cell office:value-type="string">
            <text:p><text:s/>excuse me </text:p>
          </table:table-cell>
          <table:table-cell table:number-columns-repeated="1022"/>
        </table:table-row>
        <table:table-row table:style-name="ro1">
          <table:table-cell office:value-type="string">
            <text:p><text:s/>Naja </text:p>
          </table:table-cell>
          <table:table-cell office:value-type="string">
            <text:p><text:s/>well </text:p>
          </table:table-cell>
          <table:table-cell table:number-columns-repeated="1022"/>
        </table:table-row>
        <table:table-row table:style-name="ro1">
          <table:table-cell office:value-type="string">
            <text:p><text:s/>Das Radio l:auft </text:p>
          </table:table-cell>
          <table:table-cell office:value-type="string">
            <text:p><text:s/>the radio plays</text:p>
          </table:table-cell>
          <table:table-cell table:number-columns-repeated="1022"/>
        </table:table-row>
        <table:table-row table:style-name="ro1">
          <table:table-cell office:value-type="string">
            <text:p><text:s/>Grüße </text:p>
          </table:table-cell>
          <table:table-cell office:value-type="string">
            <text:p><text:s/>greetings </text:p>
          </table:table-cell>
          <table:table-cell table:number-columns-repeated="1022"/>
        </table:table-row>
        <table:table-row table:style-name="ro1">
          <table:table-cell office:value-type="string">
            <text:p><text:s/>Begr<text:span text:style-name="T3">ü</text:span><text:span text:style-name="T3">ndung </text:span></text:p>
          </table:table-cell>
          <table:table-cell office:value-type="string">
            <text:p><text:s/>justification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ie Notiz </text:p>
          </table:table-cell>
          <table:table-cell office:value-type="string">
            <text:p><text:s/>note</text:p>
          </table:table-cell>
          <table:table-cell table:number-columns-repeated="1022"/>
        </table:table-row>
        <table:table-row table:style-name="ro1">
          <table:table-cell table:style-name="ce48" office:value-type="string">
            <text:p><text:s/>Bestätigung </text:p>
          </table:table-cell>
          <table:table-cell office:value-type="string">
            <text:p><text:s/>confirmation </text:p>
          </table:table-cell>
          <table:table-cell table:number-columns-repeated="1022"/>
        </table:table-row>
        <table:table-row table:style-name="ro1">
          <table:table-cell table:style-name="ce59"/>
          <table:table-cell table:style-name="ce81"/>
          <table:table-cell table:style-name="ce99" table:number-columns-repeated="1022"/>
        </table:table-row>
        <table:table-row table:style-name="ro1">
          <table:table-cell table:style-name="ce26" office:value-type="string">
            <text:p><text:s/>Verlag </text:p>
          </table:table-cell>
          <table:table-cell office:value-type="string">
            <text:p><text:s/>publisher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umkehren </text:p>
          </table:table-cell>
          <table:table-cell office:value-type="string">
            <text:p><text:s/>turn aroun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abbrechen </text:p>
          </table:table-cell>
          <table:table-cell office:value-type="string">
            <text:p><text:s/>stop </text:p>
          </table:table-cell>
          <table:table-cell table:number-columns-repeated="1022"/>
        </table:table-row>
        <table:table-row table:style-name="ro1">
          <table:table-cell office:value-type="string">
            <text:p><text:s/>vergeben </text:p>
          </table:table-cell>
          <table:table-cell office:value-type="string">
            <text:p><text:s/>forgive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aufgeben </text:p>
          </table:table-cell>
          <table:table-cell office:value-type="string">
            <text:p><text:s/>give up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wenden </text:p>
          </table:table-cell>
          <table:table-cell office:value-type="string">
            <text:p><text:s/>turn aroun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umdrehen </text:p>
          </table:table-cell>
          <table:table-cell office:value-type="string">
            <text:p><text:s/>turn</text:p>
          </table:table-cell>
          <table:table-cell table:number-columns-repeated="1022"/>
        </table:table-row>
        <table:table-row table:style-name="ro1">
          <table:table-cell office:value-type="string">
            <text:p><text:s/>das Opfer </text:p>
          </table:table-cell>
          <table:table-cell office:value-type="string">
            <text:p><text:s/>the victim </text:p>
          </table:table-cell>
          <table:table-cell table:number-columns-repeated="1022"/>
        </table:table-row>
        <table:table-row table:style-name="ro1">
          <table:table-cell office:value-type="string">
            <text:p><text:s/>Ich blute </text:p>
          </table:table-cell>
          <table:table-cell office:value-type="string">
            <text:p><text:s/>i bleed</text:p>
          </table:table-cell>
          <table:table-cell table:number-columns-repeated="1022"/>
        </table:table-row>
        <table:table-row table:style-name="ro1">
          <table:table-cell office:value-type="string">
            <text:p><text:s/>Untersuchung </text:p>
          </table:table-cell>
          <table:table-cell office:value-type="string">
            <text:p><text:s/>research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Krankenversicherung </text:p>
          </table:table-cell>
          <table:table-cell office:value-type="string">
            <text:p><text:s/>health insurance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ergeben </text:p>
          </table:table-cell>
          <table:table-cell office:value-type="string">
            <text:p><text:s/>yield, produce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melden </text:p>
          </table:table-cell>
          <table:table-cell office:value-type="string">
            <text:p><text:s/>to repor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Es lohnt sich </text:p>
          </table:table-cell>
          <table:table-cell office:value-type="string">
            <text:p><text:s/>is worth it <text:s/>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Befinden </text:p>
          </table:table-cell>
          <table:table-cell office:value-type="string">
            <text:p><text:s/>to locate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Wald </text:p>
          </table:table-cell>
          <table:table-cell office:value-type="string">
            <text:p><text:s/>fores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Wir werden uns melden </text:p>
          </table:table-cell>
          <table:table-cell office:value-type="string">
            <text:p><text:s/>we will keep in touch </text:p>
          </table:table-cell>
          <table:table-cell table:number-columns-repeated="1022"/>
        </table:table-row>
        <table:table-row table:style-name="ro1">
          <table:table-cell office:value-type="string">
            <text:p><text:s/>Boden </text:p>
          </table:table-cell>
          <table:table-cell office:value-type="string">
            <text:p><text:s/>floor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er Regen </text:p>
          </table:table-cell>
          <table:table-cell office:value-type="string">
            <text:p><text:s/>the rain </text:p>
          </table:table-cell>
          <table:table-cell table:number-columns-repeated="1022"/>
        </table:table-row>
        <table:table-row table:style-name="ro1">
          <table:table-cell office:value-type="string">
            <text:p><text:s/>Sie wird sich melden </text:p>
          </table:table-cell>
          <table:table-cell office:value-type="string">
            <text:p><text:s/>she will get in touch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Bauern </text:p>
          </table:table-cell>
          <table:table-cell office:value-type="string">
            <text:p><text:s/>farmer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Die Anrede </text:p>
          </table:table-cell>
          <table:table-cell office:value-type="string">
            <text:p><text:s/>the salutation </text:p>
          </table:table-cell>
          <table:table-cell table:number-columns-repeated="1022"/>
        </table:table-row>
        <table:table-row table:style-name="ro1">
          <table:table-cell office:value-type="string">
            <text:p><text:s/>die Heizung </text:p>
          </table:table-cell>
          <table:table-cell office:value-type="string">
            <text:p><text:s/>the heating </text:p>
          </table:table-cell>
          <table:table-cell table:number-columns-repeated="1022"/>
        </table:table-row>
        <table:table-row table:style-name="ro1">
          <table:table-cell office:value-type="string">
            <text:p><text:s/>die Leiter </text:p>
          </table:table-cell>
          <table:table-cell office:value-type="string">
            <text:p><text:s/>ladder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Umzug </text:p>
          </table:table-cell>
          <table:table-cell office:value-type="string">
            <text:p><text:s/>relocation , move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Seife </text:p>
          </table:table-cell>
          <table:table-cell office:value-type="string">
            <text:p><text:s/>soap </text:p>
          </table:table-cell>
          <table:table-cell table:number-columns-repeated="1022"/>
        </table:table-row>
        <table:table-row table:style-name="ro1">
          <table:table-cell office:value-type="string">
            <text:p><text:s/>W:uste </text:p>
          </table:table-cell>
          <table:table-cell office:value-type="string">
            <text:p><text:s/>desert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Landwirtsschaft </text:p>
          </table:table-cell>
          <table:table-cell office:value-type="string">
            <text:p><text:s/>farming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Power is scarce </text:p>
          </table:table-cell>
          <table:table-cell office:value-type="string">
            <text:p><text:s/>Der Strom ist knapp </text:p>
          </table:table-cell>
          <table:table-cell table:number-columns-repeated="1022"/>
        </table:table-row>
        <table:table-row table:style-name="ro1">
          <table:table-cell table:style-name="ce60"/>
          <table:table-cell table:style-name="ce82"/>
          <table:table-cell table:style-name="ce100" table:number-columns-repeated="1022"/>
        </table:table-row>
        <table:table-row table:style-name="ro1">
          <table:table-cell table:style-name="ce49" office:value-type="string">
            <text:p><text:s/>Bankruptcy application </text:p>
          </table:table-cell>
          <table:table-cell office:value-type="string">
            <text:p><text:s/>Insolvenz-Antrag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Air Berlin is broke </text:p>
          </table:table-cell>
          <table:table-cell office:value-type="string">
            <text:p><text:s/>Air Berlin ist pleit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Schulden </text:p>
          </table:table-cell>
          <table:table-cell office:value-type="string">
            <text:p><text:s/>debt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Behinderung </text:p>
          </table:table-cell>
          <table:table-cell office:value-type="string">
            <text:p><text:s/>dissability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geistige </text:p>
          </table:table-cell>
          <table:table-cell office:value-type="string">
            <text:p><text:s/>mental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Einen solchen Menschen nennt man Betreuer </text:p>
          </table:table-cell>
          <table:table-cell office:value-type="string">
            <text:p><text:s/>Such a man is called the guardian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Menschen auszuschlieβen </text:p>
          </table:table-cell>
          <table:table-cell office:value-type="string">
            <text:p><text:s/>people to exclude </text:p>
          </table:table-cell>
          <table:table-cell table:number-columns-repeated="1022"/>
        </table:table-row>
        <table:table-row table:style-name="ro1">
          <table:table-cell office:value-type="string">
            <text:p><text:s/>betonen </text:p>
          </table:table-cell>
          <table:table-cell office:value-type="string">
            <text:p><text:s/>emphasize </text:p>
          </table:table-cell>
          <table:table-cell table:number-columns-repeated="1022"/>
        </table:table-row>
        <table:table-row table:style-name="ro1">
          <table:table-cell office:value-type="string">
            <text:p><text:s/>Gerechtigkeit </text:p>
          </table:table-cell>
          <table:table-cell office:value-type="string">
            <text:p><text:s/>justice </text:p>
          </table:table-cell>
          <table:table-cell table:number-columns-repeated="1022"/>
        </table:table-row>
        <table:table-row table:style-name="ro1">
          <table:table-cell office:value-type="string">
            <text:p><text:s/>Retter </text:p>
          </table:table-cell>
          <table:table-cell office:value-type="string">
            <text:p><text:s/>rescuer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Menschen-Menge </text:p>
          </table:table-cell>
          <table:table-cell office:value-type="string">
            <text:p><text:s/>crowd </text:p>
          </table:table-cell>
          <table:table-cell table:number-columns-repeated="1022"/>
        </table:table-row>
        <table:table-row table:style-name="ro1">
          <table:table-cell office:value-type="string">
            <text:p><text:s/>unter den Opfern </text:p>
          </table:table-cell>
          <table:table-cell office:value-type="string">
            <text:p><text:s/>among the victims </text:p>
          </table:table-cell>
          <table:table-cell table:number-columns-repeated="1022"/>
        </table:table-row>
        <table:table-row table:style-name="ro1">
          <table:table-cell office:value-type="string">
            <text:p><text:s/>erschossen </text:p>
          </table:table-cell>
          <table:table-cell office:value-type="string">
            <text:p><text:s/>sho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anzünden </text:p>
          </table:table-cell>
          <table:table-cell office:value-type="string">
            <text:p><text:s/>to light /ignite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strenge </text:p>
          </table:table-cell>
          <table:table-cell office:value-type="string">
            <text:p><text:s/>stric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erbreiten </text:p>
          </table:table-cell>
          <table:table-cell office:value-type="string">
            <text:p><text:s/>to sprea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Hass </text:p>
          </table:table-cell>
          <table:table-cell office:value-type="string">
            <text:p><text:s/>hate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gewalttätig </text:p>
          </table:table-cell>
          <table:table-cell office:value-type="string">
            <text:p><text:s/>violen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gelten </text:p>
          </table:table-cell>
          <table:table-cell office:value-type="string">
            <text:p><text:s/>apply </text:p>
          </table:table-cell>
          <table:table-cell table:number-columns-repeated="1022"/>
        </table:table-row>
        <table:table-row table:style-name="ro1">
          <table:table-cell table:style-name="ce61"/>
          <table:table-cell table:style-name="ce83"/>
          <table:table-cell table:style-name="ce101" table:number-columns-repeated="1022"/>
        </table:table-row>
        <table:table-row table:style-name="ro1">
          <table:table-cell table:style-name="ce34" office:value-type="string">
            <text:p><text:s/>Gemeinschaft </text:p>
          </table:table-cell>
          <table:table-cell office:value-type="string">
            <text:p><text:s/>community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eher rechte </text:p>
          </table:table-cell>
          <table:table-cell office:value-type="string">
            <text:p><text:s/>rather right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Wettbewerb </text:p>
          </table:table-cell>
          <table:table-cell office:value-type="string">
            <text:p><text:s/>combetition </text:p>
          </table:table-cell>
          <table:table-cell table:number-columns-repeated="1022"/>
        </table:table-row>
        <table:table-row table:style-name="ro1">
          <table:table-cell office:value-type="string">
            <text:p><text:s/>ermordet </text:p>
          </table:table-cell>
          <table:table-cell office:value-type="string">
            <text:p><text:s/>murdered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<text:s/>Veranstaltung </text:p>
          </table:table-cell>
          <table:table-cell office:value-type="string">
            <text:p><text:s/>even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orschriften </text:p>
          </table:table-cell>
          <table:table-cell office:value-type="string">
            <text:p><text:s/>regulation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Sieger </text:p>
          </table:table-cell>
          <table:table-cell office:value-type="string">
            <text:p><text:s/>winner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Er hielt seine Rede </text:p>
          </table:table-cell>
          <table:table-cell office:value-type="string">
            <text:p><text:s/>he gave his speech </text:p>
          </table:table-cell>
          <table:table-cell table:number-columns-repeated="1022"/>
        </table:table-row>
        <table:table-row table:style-name="ro1">
          <table:table-cell office:value-type="string">
            <text:p><text:s/>senden </text:p>
          </table:table-cell>
          <table:table-cell office:value-type="string">
            <text:p><text:s/>to send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ie Postleitzahl </text:p>
          </table:table-cell>
          <table:table-cell office:value-type="string">
            <text:p><text:s/>the postcode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er Briefkasten </text:p>
          </table:table-cell>
          <table:table-cell office:value-type="string">
            <text:p><text:s/>postbox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überwiesen </text:p>
          </table:table-cell>
          <table:table-cell office:value-type="string">
            <text:p><text:s/>transfere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I have never walked to your house </text:p>
          </table:table-cell>
          <table:table-cell office:value-type="string">
            <text:p><text:s/>Ich bin noch nie zu deinem Haus gelaufen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id you swim to the island </text:p>
          </table:table-cell>
          <table:table-cell office:value-type="string">
            <text:p><text:s/>Bist du zur Insel geschwommen?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I did not like it </text:p>
          </table:table-cell>
          <table:table-cell office:value-type="string">
            <text:p><text:s/>Ich habe es nicht gemocht </text:p>
          </table:table-cell>
          <table:table-cell table:number-columns-repeated="1022"/>
        </table:table-row>
        <table:table-row table:style-name="ro1">
          <table:table-cell office:value-type="string">
            <text:p><text:s/>gelaufen </text:p>
          </table:table-cell>
          <table:table-cell office:value-type="string">
            <text:p><text:s/>walked</text:p>
          </table:table-cell>
          <table:table-cell table:number-columns-repeated="1022"/>
        </table:table-row>
        <table:table-row table:style-name="ro1">
          <table:table-cell table:style-name="ce46" office:value-type="string">
            <text:p>verfügbar</text:p>
          </table:table-cell>
          <table:table-cell office:value-type="string">
            <text:p><text:s/>free, available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<text:s/>verpflichtet </text:p>
          </table:table-cell>
          <table:table-cell office:value-type="string">
            <text:p><text:s/>commited, δεσμευση</text:p>
          </table:table-cell>
          <table:table-cell table:number-columns-repeated="1022"/>
        </table:table-row>
        <table:table-row table:style-name="ro1">
          <table:table-cell office:value-type="string">
            <text:p><text:s/>wahrscheinlich </text:p>
          </table:table-cell>
          <table:table-cell office:value-type="string">
            <text:p><text:s/>probable </text:p>
          </table:table-cell>
          <table:table-cell table:number-columns-repeated="1022"/>
        </table:table-row>
        <table:table-row table:style-name="ro1">
          <table:table-cell office:value-type="string">
            <text:p><text:s/>deutlich </text:p>
          </table:table-cell>
          <table:table-cell office:value-type="string">
            <text:p><text:s/>clearly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There are not toys at all in this quarter </text:p>
          </table:table-cell>
          <table:table-cell office:value-type="string">
            <text:p><text:s/>es gibt keinerlei Spielzeuge in diesem Quartal</text:p>
          </table:table-cell>
          <table:table-cell table:number-columns-repeated="1022"/>
        </table:table-row>
        <table:table-row table:style-name="ro1">
          <table:table-cell office:value-type="string">
            <text:p><text:s/>Je mehr, desto besser </text:p>
          </table:table-cell>
          <table:table-cell office:value-type="string">
            <text:p><text:s/>the more the better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u hast zehlreiche Werkzeuge </text:p>
          </table:table-cell>
          <table:table-cell office:value-type="string">
            <text:p><text:s/>you have numerous tools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<text:s/>Die Best<text:span text:style-name="T3">ä</text:span><text:span text:style-name="T3">tigung </text:span></text:p>
          </table:table-cell>
          <table:table-cell office:value-type="string">
            <text:p><text:s/>the verification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Verlag </text:p>
          </table:table-cell>
          <table:table-cell office:value-type="string">
            <text:p><text:s/>publisher /εκδοτικός οίκος</text:p>
          </table:table-cell>
          <table:table-cell table:number-columns-repeated="1022"/>
        </table:table-row>
        <table:table-row table:style-name="ro1">
          <table:table-cell office:value-type="string">
            <text:p><text:s/>Begr<text:span text:style-name="T3">ü</text:span><text:span text:style-name="T3">ndung </text:span></text:p>
          </table:table-cell>
          <table:table-cell office:value-type="string">
            <text:p><text:s/>justification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<text:s/>Die Meldung </text:p>
          </table:table-cell>
          <table:table-cell office:value-type="string">
            <text:p><text:s/>the declaration / the message</text:p>
          </table:table-cell>
          <table:table-cell table:number-columns-repeated="1022"/>
        </table:table-row>
        <table:table-row table:style-name="ro1">
          <table:table-cell office:value-type="string">
            <text:p><text:s/>ver:offentlichen </text:p>
          </table:table-cell>
          <table:table-cell office:value-type="string">
            <text:p><text:s/>publish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Die Metteilung </text:p>
          </table:table-cell>
          <table:table-cell office:value-type="string">
            <text:p><text:s/>the message </text:p>
          </table:table-cell>
          <table:table-cell table:number-columns-repeated="1022"/>
        </table:table-row>
        <table:table-row table:style-name="ro1">
          <table:table-cell table:style-name="ce61"/>
          <table:table-cell table:style-name="ce83"/>
          <table:table-cell table:style-name="ce101" table:number-columns-repeated="1022"/>
        </table:table-row>
        <table:table-row table:style-name="ro1">
          <table:table-cell table:style-name="ce26" office:value-type="string">
            <text:p><text:s/>das Taschenbuch </text:p>
          </table:table-cell>
          <table:table-cell office:value-type="string">
            <text:p><text:s/>the pocket book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Nachschub </text:p>
          </table:table-cell>
          <table:table-cell office:value-type="string">
            <text:p><text:s/>Supplies ,προμήθειες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All </text:p>
          </table:table-cell>
          <table:table-cell office:value-type="string">
            <text:p><text:s/>space </text:p>
          </table:table-cell>
          <table:table-cell table:number-columns-repeated="1022"/>
        </table:table-row>
        <table:table-row table:style-name="ro1">
          <table:table-cell office:value-type="string">
            <text:p><text:s/>Weltraum </text:p>
          </table:table-cell>
          <table:table-cell office:value-type="string">
            <text:p><text:s/>space</text:p>
          </table:table-cell>
          <table:table-cell table:number-columns-repeated="1022"/>
        </table:table-row>
        <table:table-row table:style-name="ro1">
          <table:table-cell table:style-name="ce48" office:value-type="string">
            <text:p><text:s/>Ausrüstung </text:p>
          </table:table-cell>
          <table:table-cell office:value-type="string">
            <text:p><text:s/>equipment </text:p>
            <text:p>Es war schwer, unsere Ausrüstung auf die Bergspitze zu tragen.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gebracht </text:p>
          </table:table-cell>
          <table:table-cell office:value-type="string">
            <text:p><text:s/>brought </text:p>
          </table:table-cell>
          <table:table-cell table:number-columns-repeated="1022"/>
        </table:table-row>
        <table:table-row table:style-name="ro1">
          <table:table-cell office:value-type="string">
            <text:p><text:s/>geschossen </text:p>
          </table:table-cell>
          <table:table-cell office:value-type="string">
            <text:p><text:s/>shot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geheilt </text:p>
          </table:table-cell>
          <table:table-cell office:value-type="string">
            <text:p><text:s/>heale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enn dort gibt es keine Schwer-Kraft </text:p>
          </table:table-cell>
          <table:table-cell office:value-type="string">
            <text:p><text:s/>because there is no gravity force there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Gegenstände </text:p>
          </table:table-cell>
          <table:table-cell office:value-type="string">
            <text:p><text:s/>object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Schwer-Kraft </text:p>
          </table:table-cell>
          <table:table-cell office:value-type="string">
            <text:p><text:s/>gravity </text:p>
          </table:table-cell>
          <table:table-cell table:number-columns-repeated="1022"/>
        </table:table-row>
        <table:table-row table:style-name="ro1">
          <table:table-cell office:value-type="string">
            <text:p><text:s/>Geräten </text:p>
          </table:table-cell>
          <table:table-cell office:value-type="string">
            <text:p><text:s/>devices </text:p>
          </table:table-cell>
          <table:table-cell table:number-columns-repeated="1022"/>
        </table:table-row>
        <table:table-row table:style-name="ro1">
          <table:table-cell office:value-type="string">
            <text:p><text:s/>messen </text:p>
          </table:table-cell>
          <table:table-cell office:value-type="string">
            <text:p><text:s/>to measure </text:p>
          </table:table-cell>
          <table:table-cell table:number-columns-repeated="1022"/>
        </table:table-row>
        <table:table-row table:style-name="ro1">
          <table:table-cell office:value-type="string">
            <text:p><text:s/>Raum-Fahrer </text:p>
          </table:table-cell>
          <table:table-cell office:value-type="string">
            <text:p><text:s/>spaceman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kreist </text:p>
          </table:table-cell>
          <table:table-cell office:value-type="string">
            <text:p><text:s/>circle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orräte </text:p>
          </table:table-cell>
          <table:table-cell office:value-type="string">
            <text:p><text:s/>stocks, αποθέματα</text:p>
          </table:table-cell>
          <table:table-cell table:number-columns-repeated="1022"/>
        </table:table-row>
        <table:table-row table:style-name="ro1">
          <table:table-cell office:value-type="string">
            <text:p><text:s/>angreifen </text:p>
          </table:table-cell>
          <table:table-cell office:value-type="string">
            <text:p><text:s/>to attack</text:p>
          </table:table-cell>
          <table:table-cell table:number-columns-repeated="1022"/>
        </table:table-row>
        <table:table-row table:style-name="ro1">
          <table:table-cell office:value-type="string">
            <text:p><text:s/>Verbindungen </text:p>
          </table:table-cell>
          <table:table-cell office:value-type="string">
            <text:p><text:s/>connections</text:p>
          </table:table-cell>
          <table:table-cell table:number-columns-repeated="1022"/>
        </table:table-row>
        <table:table-row table:style-name="ro1">
          <table:table-cell office:value-type="string">
            <text:p><text:s/>open doors </text:p>
          </table:table-cell>
          <table:table-cell office:value-type="string">
            <text:p><text:s/>offenen T:uren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He wants another loaf of bread </text:p>
          </table:table-cell>
          <table:table-cell office:value-type="string">
            <text:p><text:s/>er will noch ein Brot</text:p>
          </table:table-cell>
          <table:table-cell table:number-columns-repeated="1022"/>
        </table:table-row>
        <table:table-row table:style-name="ro1">
          <table:table-cell office:value-type="string">
            <text:p><text:s/>W:unsche mir </text:p>
          </table:table-cell>
          <table:table-cell office:value-type="string">
            <text:p><text:s/>wish for</text:p>
          </table:table-cell>
          <table:table-cell table:number-columns-repeated="1022"/>
        </table:table-row>
        <table:table-row table:style-name="ro1">
          <table:table-cell office:value-type="string">
            <text:p><text:s/>Er sorgt </text:p>
          </table:table-cell>
          <table:table-cell office:value-type="string">
            <text:p><text:s/>he worries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anschauen </text:p>
          </table:table-cell>
          <table:table-cell office:value-type="string">
            <text:p><text:s/>examine </text:p>
          </table:table-cell>
          <table:table-cell table:number-columns-repeated="1022"/>
        </table:table-row>
        <table:table-row table:style-name="ro1">
          <table:table-cell office:value-type="string">
            <text:p><text:s/>Ich erinnere mich nicht </text:p>
          </table:table-cell>
          <table:table-cell office:value-type="string">
            <text:p><text:s/>i do not remember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ergeben </text:p>
          </table:table-cell>
          <table:table-cell office:value-type="string">
            <text:p>produce</text:p>
          </table:table-cell>
          <table:table-cell table:number-columns-repeated="1022"/>
        </table:table-row>
        <table:table-row table:style-name="ro1">
          <table:table-cell office:value-type="string">
            <text:p><text:s/>wascht </text:p>
          </table:table-cell>
          <table:table-cell office:value-type="string">
            <text:p><text:s/>wash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eintragen </text:p>
          </table:table-cell>
          <table:table-cell office:value-type="string">
            <text:p><text:s/>register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twins </text:p>
          </table:table-cell>
          <table:table-cell office:value-type="string">
            <text:p><text:s/>Zwillinge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Urgrossmutter </text:p>
          </table:table-cell>
          <table:table-cell office:value-type="string">
            <text:p><text:s/>great - grandmother</text:p>
          </table:table-cell>
          <table:table-cell table:number-columns-repeated="1022"/>
        </table:table-row>
        <table:table-row table:style-name="ro1">
          <table:table-cell table:style-name="ce61"/>
          <table:table-cell table:style-name="ce83"/>
          <table:table-cell table:style-name="ce101" table:number-columns-repeated="1022"/>
        </table:table-row>
        <table:table-row table:style-name="ro1">
          <table:table-cell table:style-name="ce26" office:value-type="string">
            <text:p><text:s/>Enkel </text:p>
          </table:table-cell>
          <table:table-cell office:value-type="string">
            <text:p><text:s/>grandchildren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Nichten </text:p>
          </table:table-cell>
          <table:table-cell office:value-type="string">
            <text:p><text:s/>nieces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Neffen </text:p>
          </table:table-cell>
          <table:table-cell office:value-type="string">
            <text:p><text:s/>nephews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ergeben </text:p>
          </table:table-cell>
          <table:table-cell office:value-type="string">
            <text:p><text:s/>awarded</text:p>
          </table:table-cell>
          <table:table-cell table:number-columns-repeated="1022"/>
        </table:table-row>
        <table:table-row table:style-name="ro1">
          <table:table-cell office:value-type="string">
            <text:p><text:s/>vergeben </text:p>
          </table:table-cell>
          <table:table-cell office:value-type="string">
            <text:p>forgive</text:p>
          </table:table-cell>
          <table:table-cell table:number-columns-repeated="1022"/>
        </table:table-row>
        <table:table-row table:style-name="ro1">
          <table:table-cell office:value-type="string">
            <text:p><text:s/>veröffentlicht </text:p>
          </table:table-cell>
          <table:table-cell office:value-type="string">
            <text:p><text:s/>releas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Ausstellung </text:p>
          </table:table-cell>
          <table:table-cell office:value-type="string">
            <text:p><text:s/>excibition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Anzug </text:p>
          </table:table-cell>
          <table:table-cell office:value-type="string">
            <text:p><text:s text:c="2"/>sui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Grossartig </text:p>
          </table:table-cell>
          <table:table-cell office:value-type="string">
            <text:p><text:s/>great!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Unternehmen </text:p>
          </table:table-cell>
          <table:table-cell office:value-type="string">
            <text:p><text:s/>company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The road led east </text:p>
          </table:table-cell>
          <table:table-cell office:value-type="string">
            <text:p><text:s/>Die Strasse f:uhrte nach Osten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It began on Monday </text:p>
          </table:table-cell>
          <table:table-cell office:value-type="string">
            <text:p><text:s/>es begann am Montag</text:p>
          </table:table-cell>
          <table:table-cell table:number-columns-repeated="1022"/>
        </table:table-row>
        <table:table-row table:style-name="ro1">
          <table:table-cell office:value-type="string">
            <text:p><text:s/>Kochen </text:p>
          </table:table-cell>
          <table:table-cell office:value-type="string">
            <text:p><text:s/>to cook </text:p>
          </table:table-cell>
          <table:table-cell table:number-columns-repeated="1022"/>
        </table:table-row>
        <table:table-row table:style-name="ro1">
          <table:table-cell office:value-type="string">
            <text:p><text:s/>vorher </text:p>
          </table:table-cell>
          <table:table-cell office:value-type="string">
            <text:p><text:s/>beforehand </text:p>
          </table:table-cell>
          <table:table-cell table:number-columns-repeated="1022"/>
        </table:table-row>
        <table:table-row table:style-name="ro1">
          <table:table-cell office:value-type="string">
            <text:p><text:s/>aktualisieren </text:p>
          </table:table-cell>
          <table:table-cell office:value-type="string">
            <text:p><text:s/>update</text:p>
          </table:table-cell>
          <table:table-cell table:number-columns-repeated="1022"/>
        </table:table-row>
        <table:table-row table:style-name="ro1">
          <table:table-cell office:value-type="string">
            <text:p><text:s/>laden </text:p>
          </table:table-cell>
          <table:table-cell office:value-type="string">
            <text:p><text:s/>load</text:p>
          </table:table-cell>
          <table:table-cell table:number-columns-repeated="1022"/>
        </table:table-row>
        <table:table-row table:style-name="ro1">
          <table:table-cell office:value-type="string">
            <text:p><text:s/>der Anhang </text:p>
          </table:table-cell>
          <table:table-cell office:value-type="string">
            <text:p><text:s/>attachmen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Erziehung </text:p>
          </table:table-cell>
          <table:table-cell office:value-type="string">
            <text:p><text:s/>education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Unterricht </text:p>
          </table:table-cell>
          <table:table-cell office:value-type="string">
            <text:p><text:s/>lesson </text:p>
          </table:table-cell>
          <table:table-cell table:number-columns-repeated="1022"/>
        </table:table-row>
        <table:table-row table:style-name="ro1">
          <table:table-cell office:value-type="string">
            <text:p><text:s/>Die Lehre </text:p>
          </table:table-cell>
          <table:table-cell office:value-type="string">
            <text:p><text:s/>the apprenticeship, the teaching</text:p>
          </table:table-cell>
          <table:table-cell table:number-columns-repeated="1022"/>
        </table:table-row>
        <table:table-row table:style-name="ro1">
          <table:table-cell office:value-type="string">
            <text:p><text:s/>Grundschule </text:p>
          </table:table-cell>
          <table:table-cell office:value-type="string">
            <text:p><text:s/>grade school </text:p>
          </table:table-cell>
          <table:table-cell table:number-columns-repeated="1022"/>
        </table:table-row>
        <table:table-row table:style-name="ro1">
          <table:table-cell office:value-type="string">
            <text:p><text:s/>das Kabel </text:p>
          </table:table-cell>
          <table:table-cell office:value-type="string">
            <text:p><text:s/>the cable </text:p>
          </table:table-cell>
          <table:table-cell table:number-columns-repeated="1022"/>
        </table:table-row>
        <table:table-row table:style-name="ro1">
          <table:table-cell office:value-type="string">
            <text:p><text:s/>die Tastatur </text:p>
          </table:table-cell>
          <table:table-cell office:value-type="string">
            <text:p><text:s/>the keyboard </text:p>
          </table:table-cell>
          <table:table-cell table:number-columns-repeated="1022"/>
        </table:table-row>
        <table:table-row table:style-name="ro1">
          <table:table-cell office:value-type="string">
            <text:p><text:s/>Festplatte </text:p>
          </table:table-cell>
          <table:table-cell office:value-type="string">
            <text:p><text:s/>hard driv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information </text:p>
          </table:table-cell>
          <table:table-cell office:value-type="string">
            <text:p><text:s/>Auskunft, Informationen </text:p>
          </table:table-cell>
          <table:table-cell table:number-columns-repeated="1022"/>
        </table:table-row>
        <table:table-row table:style-name="ro1">
          <table:table-cell office:value-type="string">
            <text:p><text:s/>Attentater </text:p>
          </table:table-cell>
          <table:table-cell office:value-type="string">
            <text:p><text:s/>Assasin , δολοφόνοι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geflohen </text:p>
          </table:table-cell>
          <table:table-cell office:value-type="string">
            <text:p><text:s/>fl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entdeckt </text:p>
          </table:table-cell>
          <table:table-cell office:value-type="string">
            <text:p><text:s/>discover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überlebt </text:p>
          </table:table-cell>
          <table:table-cell office:value-type="string">
            <text:p><text:s/>survived </text:p>
          </table:table-cell>
          <table:table-cell table:style-name="ce95"/>
          <table:table-cell table:number-columns-repeated="1021"/>
        </table:table-row>
        <table:table-row table:style-name="ro1">
          <table:table-cell office:value-type="string">
            <text:p><text:s/>Eigentlich </text:p>
          </table:table-cell>
          <table:table-cell office:value-type="string">
            <text:p><text:s/>actually </text:p>
          </table:table-cell>
          <table:table-cell table:number-columns-repeated="1022"/>
        </table:table-row>
        <table:table-row table:style-name="ro1">
          <table:table-cell table:style-name="ce60"/>
          <table:table-cell table:style-name="ce82"/>
          <table:table-cell table:style-name="ce100" table:number-columns-repeated="1022"/>
        </table:table-row>
        <table:table-row table:style-name="ro1">
          <table:table-cell table:style-name="ce34" office:value-type="string">
            <text:p><text:s/>versteckt </text:p>
          </table:table-cell>
          <table:table-cell office:value-type="string">
            <text:p><text:s/>Hidden , kryfo</text:p>
          </table:table-cell>
          <table:table-cell table:number-columns-repeated="1022"/>
        </table:table-row>
        <table:table-row table:style-name="ro1">
          <table:table-cell office:value-type="string">
            <text:p><text:s/>verändern </text:p>
          </table:table-cell>
          <table:table-cell office:value-type="string">
            <text:p><text:s/>to change </text:p>
          </table:table-cell>
          <table:table-cell table:number-columns-repeated="1022"/>
        </table:table-row>
        <table:table-row table:style-name="ro1">
          <table:table-cell office:value-type="string">
            <text:p><text:s/>angreifen </text:p>
          </table:table-cell>
          <table:table-cell office:value-type="string">
            <text:p><text:s/>to attack 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/>entführen </text:p>
          </table:table-cell>
          <table:table-cell office:value-type="string">
            <text:p><text:s/>kidnap /απαγάγω</text:p>
            <text:p>Am Mittwochnachmittag wollten zwei unbekannte Männer in der Nürnberger Fußgängerzone möglicherweise ein Baby aus einem Kinderwagen entführen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zu erreichen </text:p>
          </table:table-cell>
          <table:table-cell office:value-type="string">
            <text:p><text:s/>to reach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Ärger wegen Abgasen </text:p>
          </table:table-cell>
          <table:table-cell office:value-type="string">
            <text:p><text:s/>problem with exaust gasses </text:p>
          </table:table-cell>
          <table:table-cell table:number-columns-repeated="1022"/>
        </table:table-row>
        <table:table-row table:style-name="ro1">
          <table:table-cell office:value-type="string">
            <text:p><text:s/>giftig für </text:p>
          </table:table-cell>
          <table:table-cell office:value-type="string">
            <text:p><text:s/>toxic for </text:p>
          </table:table-cell>
          <table:table-cell table:number-columns-repeated="1022"/>
        </table:table-row>
        <table:table-row table:style-name="ro1">
          <table:table-cell office:value-type="string">
            <text:p><text:s/>gelogen </text:p>
          </table:table-cell>
          <table:table-cell office:value-type="string">
            <text:p><text:s/>lied </text:p>
          </table:table-cell>
          <table:table-cell table:number-columns-repeated="1022"/>
        </table:table-row>
        <table:table-row table:style-name="ro1">
          <table:table-cell office:value-type="string">
            <text:p><text:s/>Bau-Teile </text:p>
          </table:table-cell>
          <table:table-cell office:value-type="string">
            <text:p><text:s/>construction parts Bau -Te</text:p>
          </table:table-cell>
          <table:table-cell table:number-columns-repeated="1022"/>
        </table:table-row>
        <table:table-row table:style-name="ro1">
          <table:table-cell office:value-type="string">
            <text:p><text:s/>Wegen der ..</text:p>
          </table:table-cell>
          <table:table-cell office:value-type="string">
            <text:p><text:s/>because of the ...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Das reicht nicht aus </text:p>
          </table:table-cell>
          <table:table-cell office:value-type="string">
            <text:p><text:s/>this is not enough/αυτό δεν αρκεί</text:p>
          </table:table-cell>
          <table:table-cell table:number-columns-repeated="1022"/>
        </table:table-row>
        <table:table-row table:style-name="ro1">
          <table:table-cell office:value-type="string">
            <text:p><text:s/>Pflanzen <text:s/></text:p>
          </table:table-cell>
          <table:table-cell office:value-type="string">
            <text:p><text:s/>plants </text:p>
          </table:table-cell>
          <table:table-cell table:number-columns-repeated="1022"/>
        </table:table-row>
        <table:table-row table:style-name="ro1">
          <table:table-cell office:value-type="string">
            <text:p><text:s/>Umweltschutz </text:p>
          </table:table-cell>
          <table:table-cell office:value-type="string">
            <text:p><text:s/>environmental protection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verschmutzen </text:p>
          </table:table-cell>
          <table:table-cell office:value-type="string">
            <text:p><text:s/>to pollute </text:p>
          </table:table-cell>
          <table:table-cell table:number-columns-repeated="1022"/>
        </table:table-row>
        <table:table-row table:style-name="ro1">
          <table:table-cell office:value-type="string">
            <text:p><text:s/>Müll </text:p>
          </table:table-cell>
          <table:table-cell office:value-type="string">
            <text:p><text:s/>rubbish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Die <text:span text:style-name="T2">ü</text:span><text:span text:style-name="T2">bersetzung </text:span></text:p>
          </table:table-cell>
          <table:table-cell office:value-type="string">
            <text:p><text:s/>the translation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Beschreibung </text:p>
          </table:table-cell>
          <table:table-cell office:value-type="string">
            <text:p><text:s/>the delineation, description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Berichte </text:p>
          </table:table-cell>
          <table:table-cell office:value-type="string">
            <text:p><text:s/>reports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I accept your opinion </text:p>
          </table:table-cell>
          <table:table-cell office:value-type="string">
            <text:p><text:s/>Ich akzeptiere deine Meinung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Zustimmung </text:p>
          </table:table-cell>
          <table:table-cell office:value-type="string">
            <text:p><text:s/>aproval/έγκριση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Der Inhaber </text:p>
          </table:table-cell>
          <table:table-cell office:value-type="string">
            <text:p><text:s/>the owner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Mitglied </text:p>
          </table:table-cell>
          <table:table-cell office:value-type="string">
            <text:p><text:s/>member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Arbeitserlaubnis </text:p>
          </table:table-cell>
          <table:table-cell office:value-type="string">
            <text:p><text:s/>work permit </text:p>
          </table:table-cell>
          <table:table-cell table:number-columns-repeated="1022"/>
        </table:table-row>
        <table:table-row table:style-name="ro1">
          <table:table-cell office:value-type="string">
            <text:p><text:s/>Unternehmen </text:p>
          </table:table-cell>
          <table:table-cell office:value-type="string">
            <text:p><text:s/>firm </text:p>
          </table:table-cell>
          <table:table-cell table:number-columns-repeated="1022"/>
        </table:table-row>
        <table:table-row table:style-name="ro1">
          <table:table-cell office:value-type="string">
            <text:p><text:s/>Was bietest du </text:p>
          </table:table-cell>
          <table:table-cell office:value-type="string">
            <text:p><text:s/>what do you offer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Bestellungen </text:p>
          </table:table-cell>
          <table:table-cell office:value-type="string">
            <text:p><text:s/>order </text:p>
          </table:table-cell>
          <table:table-cell table:number-columns-repeated="1022"/>
        </table:table-row>
        <table:table-row table:style-name="ro1">
          <table:table-cell office:value-type="string">
            <text:p><text:s/>Aktien </text:p>
          </table:table-cell>
          <table:table-cell office:value-type="string">
            <text:p><text:s/>stocks , shares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Die Beratung </text:p>
          </table:table-cell>
          <table:table-cell office:value-type="string">
            <text:p><text:s/>the counseling </text:p>
          </table:table-cell>
          <table:table-cell table:number-columns-repeated="1022"/>
        </table:table-row>
        <table:table-row table:style-name="ro1">
          <table:table-cell table:style-name="ce61"/>
          <table:table-cell table:style-name="ce83"/>
          <table:table-cell table:style-name="ce101" table:number-columns-repeated="1022"/>
        </table:table-row>
        <table:table-row table:style-name="ro1">
          <table:table-cell table:style-name="ce26" office:value-type="string">
            <text:p><text:s/>Der R:ucken </text:p>
          </table:table-cell>
          <table:table-cell office:value-type="string">
            <text:p><text:s/>the back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er Magen </text:p>
          </table:table-cell>
          <table:table-cell office:value-type="string">
            <text:p><text:s/>the stomach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übrigen</text:p>
          </table:table-cell>
          <table:table-cell office:value-type="string">
            <text:p>other,remaining </text:p>
          </table:table-cell>
          <table:table-cell table:number-columns-repeated="1022"/>
        </table:table-row>
        <table:table-row table:style-name="ro1">
          <table:table-cell office:value-type="string">
            <text:p><text:s/>Another month and i am free as the wind </text:p>
          </table:table-cell>
          <table:table-cell office:value-type="string">
            <text:p><text:s/>Noch ein Monat </text:p>
          </table:table-cell>
          <table:table-cell table:number-columns-repeated="1022"/>
        </table:table-row>
        <table:table-row table:style-name="ro1">
          <table:table-cell office:value-type="string">
            <text:p><text:s/>drug </text:p>
          </table:table-cell>
          <table:table-cell office:value-type="string">
            <text:p><text:s/>Medizin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er Schiedsrichter </text:p>
          </table:table-cell>
          <table:table-cell office:value-type="string">
            <text:p><text:s/>referee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Bild-Schirm </text:p>
          </table:table-cell>
          <table:table-cell office:value-type="string">
            <text:p><text:s/>screen</text:p>
          </table:table-cell>
          <table:table-cell table:number-columns-repeated="1022"/>
        </table:table-row>
        <table:table-row table:style-name="ro1">
          <table:table-cell office:value-type="string">
            <text:p><text:s/>In 6 Spielen hat das aber nicht geklappt </text:p>
          </table:table-cell>
          <table:table-cell office:value-type="string">
            <text:p><text:s/>In six games it did not work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Elfmeter </text:p>
          </table:table-cell>
          <table:table-cell office:value-type="string">
            <text:p><text:s/>penalty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Unentschieden </text:p>
          </table:table-cell>
          <table:table-cell office:value-type="string">
            <text:p><text:s/>draw (isopalia)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verliert </text:p>
          </table:table-cell>
          <table:table-cell office:value-type="string">
            <text:p><text:s/>lose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Pokal </text:p>
          </table:table-cell>
          <table:table-cell office:value-type="string">
            <text:p><text:s/>cup </text:p>
          </table:table-cell>
          <table:table-cell table:number-columns-repeated="1022"/>
        </table:table-row>
        <table:table-row table:style-name="ro1">
          <table:table-cell table:style-name="ce48" office:value-type="string">
            <text:p><text:s/>hingewiesen </text:p>
          </table:table-cell>
          <table:table-cell office:value-type="string">
            <text:p><text:s/>to point , indicate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überall </text:p>
          </table:table-cell>
          <table:table-cell office:value-type="string">
            <text:p><text:s/>everywhere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trotzdem </text:p>
          </table:table-cell>
          <table:table-cell office:value-type="string">
            <text:p><text:s/>nevertheles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erbrecher </text:p>
          </table:table-cell>
          <table:table-cell office:value-type="string">
            <text:p><text:s/>criminal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Betroffenen </text:p>
          </table:table-cell>
          <table:table-cell office:value-type="string">
            <text:p><text:s/>victim, affected</text:p>
          </table:table-cell>
          <table:table-cell table:number-columns-repeated="1022"/>
        </table:table-row>
        <table:table-row table:style-name="ro1">
          <table:table-cell office:value-type="string">
            <text:p><text:s/>Preise vergleichen </text:p>
          </table:table-cell>
          <table:table-cell office:value-type="string">
            <text:p><text:s/>compare prices 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/>wirksamste </text:p>
          </table:table-cell>
          <table:table-cell office:value-type="string">
            <text:p><text:s/>effective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<text:s/>schiesst </text:p>
          </table:table-cell>
          <table:table-cell office:value-type="string">
            <text:p><text:s/>shoot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Bedrohung </text:p>
          </table:table-cell>
          <table:table-cell office:value-type="string">
            <text:p><text:s/>threat </text:p>
          </table:table-cell>
          <table:table-cell table:number-columns-repeated="1022"/>
        </table:table-row>
        <table:table-row table:style-name="ro1">
          <table:table-cell office:value-type="string">
            <text:p><text:s/>Gebiet </text:p>
          </table:table-cell>
          <table:table-cell office:value-type="string">
            <text:p><text:s/>area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abgefeuert worden </text:p>
          </table:table-cell>
          <table:table-cell office:value-type="string">
            <text:p><text:s/>has been fired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mitteilte </text:p>
          </table:table-cell>
          <table:table-cell office:value-type="string">
            <text:p><text:s/>said 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/>bestätigten </text:p>
          </table:table-cell>
          <table:table-cell office:value-type="string">
            <text:p><text:s/>confirm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Er forderte </text:p>
          </table:table-cell>
          <table:table-cell office:value-type="string">
            <text:p><text:s/>he demand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Fangen wir </text:p>
          </table:table-cell>
          <table:table-cell office:value-type="string">
            <text:p><text:s/>let's start </text:p>
          </table:table-cell>
          <table:table-cell table:number-columns-repeated="1022"/>
        </table:table-row>
        <table:table-row table:style-name="ro1">
          <table:table-cell office:value-type="string">
            <text:p><text:s/>verhandeln </text:p>
          </table:table-cell>
          <table:table-cell office:value-type="string">
            <text:p><text:s/>negotiate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Abkommen </text:p>
          </table:table-cell>
          <table:table-cell office:value-type="string">
            <text:p><text:s/>agreement </text:p>
          </table:table-cell>
          <table:table-cell table:number-columns-repeated="1022"/>
        </table:table-row>
        <table:table-row table:style-name="ro1">
          <table:table-cell table:style-name="ce62"/>
          <table:table-cell table:style-name="ce84"/>
          <table:table-cell table:style-name="ce102" table:number-columns-repeated="1022"/>
        </table:table-row>
        <table:table-row table:style-name="ro1">
          <table:table-cell table:style-name="ce34" office:value-type="string">
            <text:p><text:s/>reibungslos </text:p>
          </table:table-cell>
          <table:table-cell office:value-type="string">
            <text:p><text:s/>smooth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geleitet </text:p>
          </table:table-cell>
          <table:table-cell office:value-type="string">
            <text:p><text:s/>directed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gebeten </text:p>
          </table:table-cell>
          <table:table-cell office:value-type="string">
            <text:p><text:s/>asked</text:p>
          </table:table-cell>
          <table:table-cell table:number-columns-repeated="1022"/>
        </table:table-row>
        <table:table-row table:style-name="ro1">
          <table:table-cell office:value-type="string">
            <text:p><text:s/>der Wettbewerb </text:p>
          </table:table-cell>
          <table:table-cell office:value-type="string">
            <text:p><text:s/>the combetition </text:p>
          </table:table-cell>
          <table:table-cell table:number-columns-repeated="1022"/>
        </table:table-row>
        <table:table-row table:style-name="ro1">
          <table:table-cell office:value-type="string">
            <text:p><text:s/>der Beitrag </text:p>
          </table:table-cell>
          <table:table-cell table:style-name="ce85" office:value-type="string">
            <text:p><text:s/>the article </text:p>
          </table:table-cell>
          <table:table-cell table:number-columns-repeated="1022"/>
        </table:table-row>
        <table:table-row table:style-name="ro1">
          <table:table-cell office:value-type="string">
            <text:p><text:s/>Die Miete </text:p>
          </table:table-cell>
          <table:table-cell office:value-type="string">
            <text:p><text:s/>the rent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Beitrage </text:p>
          </table:table-cell>
          <table:table-cell office:value-type="string">
            <text:p><text:s/>Fees , contributions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Die Bedienung </text:p>
          </table:table-cell>
          <table:table-cell office:value-type="string">
            <text:p><text:s/>the service </text:p>
          </table:table-cell>
          <table:table-cell table:number-columns-repeated="1022"/>
        </table:table-row>
        <table:table-row table:style-name="ro1">
          <table:table-cell office:value-type="string">
            <text:p><text:s/>die B:acker </text:p>
          </table:table-cell>
          <table:table-cell office:value-type="string">
            <text:p><text:s/>the baker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er H<text:span text:style-name="T3">ä</text:span><text:span text:style-name="T3">ndler </text:span></text:p>
          </table:table-cell>
          <table:table-cell office:value-type="string">
            <text:p><text:s/>the dealer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das Zeug </text:p>
          </table:table-cell>
          <table:table-cell office:value-type="string">
            <text:p><text:s/>stuff </text:p>
          </table:table-cell>
          <table:table-cell table:number-columns-repeated="1022"/>
        </table:table-row>
        <table:table-row table:style-name="ro1">
          <table:table-cell office:value-type="string">
            <text:p><text:s/>sorgt sich </text:p>
          </table:table-cell>
          <table:table-cell office:value-type="string">
            <text:p><text:s/>worries </text:p>
          </table:table-cell>
          <table:table-cell table:number-columns-repeated="1022"/>
        </table:table-row>
        <table:table-row table:style-name="ro1">
          <table:table-cell office:value-type="string">
            <text:p><text:s/>melden </text:p>
          </table:table-cell>
          <table:table-cell office:value-type="string">
            <text:p><text:s/>to report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erlaufen </text:p>
          </table:table-cell>
          <table:table-cell office:value-type="string">
            <text:p><text:s/>lost</text:p>
          </table:table-cell>
          <table:table-cell table:number-columns-repeated="1022"/>
        </table:table-row>
        <table:table-row table:style-name="ro1">
          <table:table-cell office:value-type="string">
            <text:p><text:s/>wir holen uns Pizza </text:p>
          </table:table-cell>
          <table:table-cell office:value-type="string">
            <text:p><text:s/>we are going to get Pizza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Wir werden uns melden </text:p>
          </table:table-cell>
          <table:table-cell office:value-type="string">
            <text:p><text:s/>we will keep in touch</text:p>
          </table:table-cell>
          <table:table-cell table:number-columns-repeated="1022"/>
        </table:table-row>
        <table:table-row table:style-name="ro1">
          <table:table-cell office:value-type="string">
            <text:p><text:s/>Ich will die Stelle </text:p>
          </table:table-cell>
          <table:table-cell office:value-type="string">
            <text:p><text:s/>i want the job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erleichtert </text:p>
          </table:table-cell>
          <table:table-cell office:value-type="string">
            <text:p><text:s/>reliev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erteidigungs </text:p>
          </table:table-cell>
          <table:table-cell office:value-type="string">
            <text:p><text:s/>defence </text:p>
          </table:table-cell>
          <table:table-cell table:number-columns-repeated="1022"/>
        </table:table-row>
        <table:table-row table:style-name="ro1">
          <table:table-cell office:value-type="string">
            <text:p><text:s/>vor allem </text:p>
          </table:table-cell>
          <table:table-cell office:value-type="string">
            <text:p><text:s/>especially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zurücktritt </text:p>
          </table:table-cell>
          <table:table-cell office:value-type="string">
            <text:p><text:s/>resigns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an der Lage </text:p>
          </table:table-cell>
          <table:table-cell office:value-type="string">
            <text:p><text:s/>for the condition, </text:p>
            <text:p>at the location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Anhänger </text:p>
          </table:table-cell>
          <table:table-cell office:value-type="string">
            <text:p><text:s/>follower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im Amt </text:p>
          </table:table-cell>
          <table:table-cell office:value-type="string">
            <text:p><text:s/>in office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eingesetzt </text:p>
          </table:table-cell>
          <table:table-cell office:value-type="string">
            <text:p><text:s/>us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hingerichtet werden <text:s/></text:p>
          </table:table-cell>
          <table:table-cell office:value-type="string">
            <text:p><text:s/>executed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die Todes-Strafe </text:p>
          </table:table-cell>
          <table:table-cell office:value-type="string">
            <text:p><text:s/>the death penalty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Die Behörden </text:p>
          </table:table-cell>
          <table:table-cell office:value-type="string">
            <text:p><text:s/>the authorities 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/>verhängen </text:p>
          </table:table-cell>
          <table:table-cell office:value-type="string">
            <text:p><text:s/>Impose , epivallw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erbündet </text:p>
          </table:table-cell>
          <table:table-cell office:value-type="string">
            <text:p><text:s/>allie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Sie haben sich zusammengeschlossen </text:p>
          </table:table-cell>
          <table:table-cell office:value-type="string">
            <text:p><text:s/>they have joined together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der Frieden </text:p>
          </table:table-cell>
          <table:table-cell office:value-type="string">
            <text:p><text:s/>the peac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tats<text:span text:style-name="T2">ä</text:span><text:span text:style-name="T2">chlich </text:span></text:p>
          </table:table-cell>
          <table:table-cell office:value-type="string">
            <text:p><text:s/>Indeed , ontws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erbraucher </text:p>
          </table:table-cell>
          <table:table-cell office:value-type="string">
            <text:p><text:s/>customer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Gewinn </text:p>
          </table:table-cell>
          <table:table-cell office:value-type="string">
            <text:p><text:s/>profit </text:p>
          </table:table-cell>
          <table:table-cell table:number-columns-repeated="1022"/>
        </table:table-row>
        <table:table-row table:style-name="ro1">
          <table:table-cell office:value-type="string">
            <text:p><text:s/>Der Handel </text:p>
          </table:table-cell>
          <table:table-cell office:value-type="string">
            <text:p><text:s/>the trad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Der Handel nimmt zu </text:p>
          </table:table-cell>
          <table:table-cell office:value-type="string">
            <text:p><text:s/>the trade grows </text:p>
          </table:table-cell>
          <table:table-cell table:number-columns-repeated="1022"/>
        </table:table-row>
        <table:table-row table:style-name="ro1">
          <table:table-cell office:value-type="string">
            <text:p>Die Werte </text:p>
          </table:table-cell>
          <table:table-cell office:value-type="string">
            <text:p><text:s/>the values </text:p>
          </table:table-cell>
          <table:table-cell table:number-columns-repeated="1022"/>
        </table:table-row>
        <table:table-row table:style-name="ro1">
          <table:table-cell table:style-name="ce48" office:value-type="string">
            <text:p>Bewerbung </text:p>
          </table:table-cell>
          <table:table-cell office:value-type="string">
            <text:p><text:s/>application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Anzug </text:p>
          </table:table-cell>
          <table:table-cell office:value-type="string">
            <text:p><text:s/>suit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Grossartig </text:p>
          </table:table-cell>
          <table:table-cell office:value-type="string">
            <text:p><text:s/>great!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Kleinanzeigen </text:p>
          </table:table-cell>
          <table:table-cell office:value-type="string">
            <text:p><text:s/>classified ads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Herbst </text:p>
          </table:table-cell>
          <table:table-cell office:value-type="string">
            <text:p><text:s/>Automn</text:p>
          </table:table-cell>
          <table:table-cell table:number-columns-repeated="1022"/>
        </table:table-row>
        <table:table-row table:style-name="ro1">
          <table:table-cell office:value-type="string">
            <text:p>Es ist schluss mit uns </text:p>
          </table:table-cell>
          <table:table-cell office:value-type="string">
            <text:p><text:s/>it is over between us</text:p>
          </table:table-cell>
          <table:table-cell table:number-columns-repeated="1022"/>
        </table:table-row>
        <table:table-row table:style-name="ro1">
          <table:table-cell office:value-type="string">
            <text:p>Der Sommer ist vorbei </text:p>
          </table:table-cell>
          <table:table-cell office:value-type="string">
            <text:p><text:s/>the summer is over</text:p>
          </table:table-cell>
          <table:table-cell table:number-columns-repeated="1022"/>
        </table:table-row>
        <table:table-row table:style-name="ro1">
          <table:table-cell office:value-type="string">
            <text:p>Ich habe es nicht dabei </text:p>
          </table:table-cell>
          <table:table-cell office:value-type="string">
            <text:p><text:s/>i do not have it with me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Durchaus </text:p>
          </table:table-cell>
          <table:table-cell office:value-type="string">
            <text:p><text:s/>absolutely</text:p>
          </table:table-cell>
          <table:table-cell table:number-columns-repeated="1022"/>
        </table:table-row>
        <table:table-row table:style-name="ro1">
          <table:table-cell office:value-type="string">
            <text:p>Kopf </text:p>
          </table:table-cell>
          <table:table-cell office:value-type="string">
            <text:p><text:s/>head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jedoch </text:p>
          </table:table-cell>
          <table:table-cell office:value-type="string">
            <text:p><text:s/>however</text:p>
          </table:table-cell>
          <table:table-cell table:number-columns-repeated="1022"/>
        </table:table-row>
        <table:table-row table:style-name="ro1">
          <table:table-cell table:style-name="ce61"/>
          <table:table-cell table:style-name="ce83"/>
          <table:table-cell table:style-name="ce101" table:number-columns-repeated="1022"/>
        </table:table-row>
        <table:table-row table:style-name="ro1">
          <table:table-cell office:value-type="string">
            <text:p>She is just as fit as her father </text:p>
          </table:table-cell>
          <table:table-cell office:value-type="string">
            <text:p><text:s/>Sie ist genauso fit wie ihr Vater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ä<text:span text:style-name="T2">nderungen </text:span></text:p>
          </table:table-cell>
          <table:table-cell office:value-type="string">
            <text:p><text:s/>alterations</text:p>
          </table:table-cell>
          <table:table-cell table:number-columns-repeated="1022"/>
        </table:table-row>
        <table:table-row table:style-name="ro1">
          <table:table-cell table:style-name="ce48" office:value-type="string">
            <text:p>Verhalten </text:p>
          </table:table-cell>
          <table:table-cell office:value-type="string">
            <text:p><text:s/>behavior </text:p>
          </table:table-cell>
          <table:table-cell table:number-columns-repeated="1022"/>
        </table:table-row>
        <table:table-row table:style-name="ro1">
          <table:table-cell office:value-type="string">
            <text:p>Hinweise </text:p>
          </table:table-cell>
          <table:table-cell office:value-type="string">
            <text:p><text:s/>clues, hint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Druck </text:p>
          </table:table-cell>
          <table:table-cell office:value-type="string">
            <text:p><text:s/>pressure </text:p>
          </table:table-cell>
          <table:table-cell table:number-columns-repeated="1022"/>
        </table:table-row>
        <table:table-row table:style-name="ro1">
          <table:table-cell office:value-type="string">
            <text:p>Der Nutzen </text:p>
          </table:table-cell>
          <table:table-cell office:value-type="string">
            <text:p><text:s/>the us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Weise </text:p>
          </table:table-cell>
          <table:table-cell office:value-type="string">
            <text:p><text:s/>way </text:p>
          </table:table-cell>
          <table:table-cell table:number-columns-repeated="1022"/>
        </table:table-row>
        <table:table-row table:style-name="ro1">
          <table:table-cell table:style-name="ce48" office:value-type="string">
            <text:p>in Gebrauch </text:p>
          </table:table-cell>
          <table:table-cell office:value-type="string">
            <text:p><text:s/>in use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Die Lage </text:p>
          </table:table-cell>
          <table:table-cell office:value-type="string">
            <text:p><text:s/>the position </text:p>
          </table:table-cell>
          <table:table-cell table:number-columns-repeated="1022"/>
        </table:table-row>
        <table:table-row table:style-name="ro1">
          <table:table-cell office:value-type="string">
            <text:p>Druck das aus </text:p>
          </table:table-cell>
          <table:table-cell office:value-type="string">
            <text:p><text:s/>print it out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Auswahl </text:p>
          </table:table-cell>
          <table:table-cell office:value-type="string">
            <text:p><text:s/>selection </text:p>
          </table:table-cell>
          <table:table-cell table:number-columns-repeated="1022"/>
        </table:table-row>
        <table:table-row table:style-name="ro1">
          <table:table-cell office:value-type="string">
            <text:p>viertel </text:p>
          </table:table-cell>
          <table:table-cell office:value-type="string">
            <text:p><text:s/>quarter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derzeit </text:p>
          </table:table-cell>
          <table:table-cell office:value-type="string">
            <text:p><text:s/>at the moment </text:p>
          </table:table-cell>
          <table:table-cell table:number-columns-repeated="1022"/>
        </table:table-row>
        <table:table-row table:style-name="ro1">
          <table:table-cell office:value-type="string">
            <text:p>Im Augenblick </text:p>
          </table:table-cell>
          <table:table-cell office:value-type="string">
            <text:p><text:s/>mement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Tassen </text:p>
          </table:table-cell>
          <table:table-cell office:value-type="string">
            <text:p><text:s/>cup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das Stück <text:s/></text:p>
          </table:table-cell>
          <table:table-cell office:value-type="string">
            <text:p><text:s/>the play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gezeigt </text:p>
          </table:table-cell>
          <table:table-cell office:value-type="string">
            <text:p><text:s/>shown </text:p>
          </table:table-cell>
          <table:table-cell table:number-columns-repeated="1022"/>
        </table:table-row>
        <table:table-row table:style-name="ro1">
          <table:table-cell office:value-type="string">
            <text:p>gebracht werden </text:p>
          </table:table-cell>
          <table:table-cell office:value-type="string">
            <text:p><text:s/>to be brouch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Schweigen </text:p>
          </table:table-cell>
          <table:table-cell office:value-type="string">
            <text:p><text:s/>sillenc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Regisseur </text:p>
          </table:table-cell>
          <table:table-cell office:value-type="string">
            <text:p><text:s/>director </text:p>
          </table:table-cell>
          <table:table-cell table:number-columns-repeated="1022"/>
        </table:table-row>
        <table:table-row table:style-name="ro1">
          <table:table-cell office:value-type="string">
            <text:p>Der Begriff </text:p>
          </table:table-cell>
          <table:table-cell office:value-type="string">
            <text:p><text:s/>the term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Einrichtungen </text:p>
          </table:table-cell>
          <table:table-cell office:value-type="string">
            <text:p><text:s/>facilities </text:p>
          </table:table-cell>
          <table:table-cell table:number-columns-repeated="1022"/>
        </table:table-row>
        <table:table-row table:style-name="ro1">
          <table:table-cell office:value-type="string">
            <text:p>Staats-Anwälte </text:p>
          </table:table-cell>
          <table:table-cell office:value-type="string">
            <text:p><text:s/>state attorneys 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Unterschlagung </text:p>
          </table:table-cell>
          <table:table-cell office:value-type="string">
            <text:p><text:s/>embesslement</text:p>
          </table:table-cell>
          <table:table-cell table:number-columns-repeated="1022"/>
        </table:table-row>
        <table:table-row table:style-name="ro1">
          <table:table-cell office:value-type="string">
            <text:p>ähnlich </text:p>
          </table:table-cell>
          <table:table-cell office:value-type="string">
            <text:p><text:s/>similar </text:p>
          </table:table-cell>
          <table:table-cell table:number-columns-repeated="1022"/>
        </table:table-row>
        <table:table-row table:style-name="ro1">
          <table:table-cell office:value-type="string">
            <text:p>Das reicht nicht aus </text:p>
          </table:table-cell>
          <table:table-cell office:value-type="string">
            <text:p><text:s/>this is not enough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versprochen </text:p>
          </table:table-cell>
          <table:table-cell office:value-type="string">
            <text:p><text:s/>promised </text:p>
          </table:table-cell>
          <table:table-cell table:number-columns-repeated="1022"/>
        </table:table-row>
        <table:table-row table:style-name="ro1">
          <table:table-cell office:value-type="string">
            <text:p>Wir programmieren die Autos um </text:p>
          </table:table-cell>
          <table:table-cell office:value-type="string">
            <text:p><text:s/>we reprogramm the cars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gelogen </text:p>
          </table:table-cell>
          <table:table-cell office:value-type="string">
            <text:p><text:s/>lied </text:p>
          </table:table-cell>
          <table:table-cell table:number-columns-repeated="1022"/>
        </table:table-row>
        <table:table-row table:style-name="ro1">
          <table:table-cell table:style-name="ce63"/>
          <table:table-cell table:style-name="ce86"/>
          <table:table-cell table:style-name="ce103" table:number-columns-repeated="1022"/>
        </table:table-row>
        <table:table-row table:style-name="ro1">
          <table:table-cell table:style-name="ce26" office:value-type="string">
            <text:p>gesorgt </text:p>
          </table:table-cell>
          <table:table-cell office:value-type="string">
            <text:p><text:s/>taken care of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erwarten</text:p>
          </table:table-cell>
          <table:table-cell office:value-type="string">
            <text:p><text:s/>expect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Doch, das stimmt </text:p>
          </table:table-cell>
          <table:table-cell office:value-type="string">
            <text:p><text:s/>but this is righ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dienen </text:p>
          </table:table-cell>
          <table:table-cell office:value-type="string">
            <text:p><text:s/>to serve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gans </text:p>
          </table:table-cell>
          <table:table-cell office:value-type="string">
            <text:p><text:s/>goose, χήνα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Fuchs </text:p>
          </table:table-cell>
          <table:table-cell office:value-type="string">
            <text:p><text:s/>fox</text:p>
          </table:table-cell>
          <table:table-cell table:number-columns-repeated="1022"/>
        </table:table-row>
        <table:table-row table:style-name="ro1">
          <table:table-cell office:value-type="string">
            <text:p>Das schaf </text:p>
          </table:table-cell>
          <table:table-cell office:value-type="string">
            <text:p><text:s/>sheep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Schmetterling </text:p>
          </table:table-cell>
          <table:table-cell office:value-type="string">
            <text:p><text:s/>butterfly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beisst </text:p>
          </table:table-cell>
          <table:table-cell office:value-type="string">
            <text:p><text:s/>bite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Eule </text:p>
          </table:table-cell>
          <table:table-cell office:value-type="string">
            <text:p><text:s/>Owl , koykoyvagia</text:p>
          </table:table-cell>
          <table:table-cell table:number-columns-repeated="1022"/>
        </table:table-row>
        <table:table-row table:style-name="ro1">
          <table:table-cell office:value-type="string">
            <text:p>ich bin weg </text:p>
          </table:table-cell>
          <table:table-cell office:value-type="string">
            <text:p><text:s/>i am away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raus </text:p>
          </table:table-cell>
          <table:table-cell office:value-type="string">
            <text:p><text:s/>go outside</text:p>
          </table:table-cell>
          <table:table-cell table:number-columns-repeated="1022"/>
        </table:table-row>
        <table:table-row table:style-name="ro1">
          <table:table-cell office:value-type="string">
            <text:p>Sie ist ihm voraus </text:p>
          </table:table-cell>
          <table:table-cell office:value-type="string">
            <text:p><text:s/>she is in front of him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Reincommen </text:p>
          </table:table-cell>
          <table:table-cell office:value-type="string">
            <text:p><text:s/>come in 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Abbiegen </text:p>
          </table:table-cell>
          <table:table-cell office:value-type="string">
            <text:p><text:s/>turn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The dog is running around the tree </text:p>
          </table:table-cell>
          <table:table-cell office:value-type="string">
            <text:p><text:s/>der Hund lauft um den Baum herum</text:p>
          </table:table-cell>
          <table:table-cell table:number-columns-repeated="1022"/>
        </table:table-row>
        <table:table-row table:style-name="ro1">
          <table:table-cell office:value-type="string">
            <text:p>herum </text:p>
          </table:table-cell>
          <table:table-cell office:value-type="string">
            <text:p><text:s/>around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The north is home for me </text:p>
          </table:table-cell>
          <table:table-cell office:value-type="string">
            <text:p><text:s/>Der Norden ist mein Heimat/ Zuhause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Back and forth </text:p>
          </table:table-cell>
          <table:table-cell office:value-type="string">
            <text:p><text:s/>hin und her </text:p>
          </table:table-cell>
          <table:table-cell table:number-columns-repeated="1022"/>
        </table:table-row>
        <table:table-row table:style-name="ro1">
          <table:table-cell office:value-type="string">
            <text:p>Ergebnisse </text:p>
          </table:table-cell>
          <table:table-cell office:value-type="string">
            <text:p><text:s/>results </text:p>
          </table:table-cell>
          <table:table-cell table:number-columns-repeated="1022"/>
        </table:table-row>
        <table:table-row table:style-name="ro1">
          <table:table-cell office:value-type="string">
            <text:p>Sicherheit </text:p>
          </table:table-cell>
          <table:table-cell office:value-type="string">
            <text:p><text:s/>safety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das Ding </text:p>
          </table:table-cell>
          <table:table-cell office:value-type="string">
            <text:p><text:s/>the thing </text:p>
          </table:table-cell>
          <table:table-cell table:number-columns-repeated="1022"/>
        </table:table-row>
        <table:table-row table:style-name="ro1">
          <table:table-cell office:value-type="string">
            <text:p>Die Entwicklung </text:p>
          </table:table-cell>
          <table:table-cell office:value-type="string">
            <text:p><text:s/>the development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wertvoll </text:p>
          </table:table-cell>
          <table:table-cell office:value-type="string">
            <text:p><text:s/>valuable 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Die Gelegenheit </text:p>
          </table:table-cell>
          <table:table-cell office:value-type="string">
            <text:p><text:s/>the opportunity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Versuch </text:p>
          </table:table-cell>
          <table:table-cell office:value-type="string">
            <text:p><text:s/>test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Masse </text:p>
          </table:table-cell>
          <table:table-cell office:value-type="string">
            <text:p><text:s/>measuraments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riesige </text:p>
          </table:table-cell>
          <table:table-cell office:value-type="string">
            <text:p><text:s/>huge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gezogen </text:p>
          </table:table-cell>
          <table:table-cell office:value-type="string">
            <text:p><text:s/>moved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Überschwemmungen <text:s/></text:p>
          </table:table-cell>
          <table:table-cell office:value-type="string">
            <text:p><text:s/>flood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Wohn-Gebiete </text:p>
          </table:table-cell>
          <table:table-cell office:value-type="string">
            <text:p><text:s/>residential areas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klaut </text:p>
          </table:table-cell>
          <table:table-cell office:value-type="string">
            <text:p><text:s/>steals</text:p>
          </table:table-cell>
          <table:table-cell table:number-columns-repeated="1022"/>
        </table:table-row>
        <table:table-row table:style-name="ro1">
          <table:table-cell office:value-type="string">
            <text:p>versprochen </text:p>
          </table:table-cell>
          <table:table-cell office:value-type="string">
            <text:p><text:s/>promis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zuziehen </text:p>
          </table:table-cell>
          <table:table-cell office:value-type="string">
            <text:p><text:s/>moving</text:p>
          </table:table-cell>
          <table:table-cell table:number-columns-repeated="1022"/>
        </table:table-row>
        <table:table-row table:style-name="ro1">
          <table:table-cell office:value-type="string">
            <text:p>vorbereitet </text:p>
          </table:table-cell>
          <table:table-cell office:value-type="string">
            <text:p><text:s/>he prepares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fasst </text:p>
          </table:table-cell>
          <table:table-cell office:value-type="string">
            <text:p><text:s/>summarizes </text:p>
          </table:table-cell>
          <table:table-cell table:number-columns-repeated="1022"/>
        </table:table-row>
        <table:table-row table:style-name="ro1">
          <table:table-cell office:value-type="string">
            <text:p>Unternehmen </text:p>
          </table:table-cell>
          <table:table-cell office:value-type="string">
            <text:p><text:s/>combany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Unwetter </text:p>
          </table:table-cell>
          <table:table-cell office:value-type="string">
            <text:p><text:s/>storm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verteidigen </text:p>
          </table:table-cell>
          <table:table-cell office:value-type="string">
            <text:p><text:s/>defend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bedroht </text:p>
          </table:table-cell>
          <table:table-cell office:value-type="string">
            <text:p><text:s/>threatened </text:p>
          </table:table-cell>
          <table:table-cell table:number-columns-repeated="1022"/>
        </table:table-row>
        <table:table-row table:style-name="ro1">
          <table:table-cell office:value-type="string">
            <text:p>verurteilt </text:p>
          </table:table-cell>
          <table:table-cell office:value-type="string">
            <text:p><text:s/>condemned , sentenced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Im Umgang mit </text:p>
          </table:table-cell>
          <table:table-cell office:value-type="string">
            <text:p><text:s/>in dealing with , se sxesh me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angreifen </text:p>
          </table:table-cell>
          <table:table-cell office:value-type="string">
            <text:p><text:s/>attack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verbündet </text:p>
          </table:table-cell>
          <table:table-cell office:value-type="string">
            <text:p><text:s/>allied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bewegen </text:p>
          </table:table-cell>
          <table:table-cell office:value-type="string">
            <text:p><text:s/>Move , κίνηση</text:p>
          </table:table-cell>
          <table:table-cell table:number-columns-repeated="1022"/>
        </table:table-row>
        <table:table-row table:style-name="ro1">
          <table:table-cell office:value-type="string">
            <text:p>Sie haben sich zusammengeschlossen </text:p>
          </table:table-cell>
          <table:table-cell office:value-type="string">
            <text:p><text:s/>they joined together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gemeinsame </text:p>
          </table:table-cell>
          <table:table-cell office:value-type="string">
            <text:p><text:s/>common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entfernt </text:p>
          </table:table-cell>
          <table:table-cell office:value-type="string">
            <text:p><text:s/>away </text:p>
          </table:table-cell>
          <table:table-cell table:number-columns-repeated="1022"/>
        </table:table-row>
        <table:table-row table:style-name="ro1">
          <table:table-cell table:style-name="ce60"/>
          <table:table-cell table:style-name="ce82"/>
          <table:table-cell table:style-name="ce100" table:number-columns-repeated="1022"/>
        </table:table-row>
        <table:table-row table:style-name="ro1">
          <table:table-cell table:style-name="ce48" office:value-type="string">
            <text:p>Es hat zugesagt </text:p>
          </table:table-cell>
          <table:table-cell office:value-type="string">
            <text:p><text:s/>it has been announced </text:p>
          </table:table-cell>
          <table:table-cell table:number-columns-repeated="1022"/>
        </table:table-row>
        <table:table-row table:style-name="ro1">
          <table:table-cell table:style-name="ce48" office:value-type="string">
            <text:p>Anleitung </text:p>
          </table:table-cell>
          <table:table-cell office:value-type="string">
            <text:p><text:s/>manual </text:p>
          </table:table-cell>
          <table:table-cell table:number-columns-repeated="1022"/>
        </table:table-row>
        <table:table-row table:style-name="ro1">
          <table:table-cell office:value-type="string">
            <text:p>springen </text:p>
          </table:table-cell>
          <table:table-cell office:value-type="string">
            <text:p><text:s/>to jump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sichern </text:p>
          </table:table-cell>
          <table:table-cell office:value-type="string">
            <text:p><text:s/>to protect </text:p>
          </table:table-cell>
          <table:table-cell table:number-columns-repeated="1022"/>
        </table:table-row>
        <table:table-row table:style-name="ro1">
          <table:table-cell office:value-type="string">
            <text:p>meldet </text:p>
          </table:table-cell>
          <table:table-cell office:value-type="string">
            <text:p><text:s/>report </text:p>
          </table:table-cell>
          <table:table-cell table:number-columns-repeated="1022"/>
        </table:table-row>
        <table:table-row table:style-name="ro1">
          <table:table-cell office:value-type="string">
            <text:p>Nennen </text:p>
          </table:table-cell>
          <table:table-cell office:value-type="string">
            <text:p><text:s/>name </text:p>
          </table:table-cell>
          <table:table-cell table:number-columns-repeated="1022"/>
        </table:table-row>
        <table:table-row table:style-name="ro1">
          <table:table-cell office:value-type="string">
            <text:p>Ich bitte dich </text:p>
          </table:table-cell>
          <table:table-cell office:value-type="string">
            <text:p><text:s/>i ask you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Zeichen </text:p>
          </table:table-cell>
          <table:table-cell office:value-type="string">
            <text:p><text:s/>signal </text:p>
          </table:table-cell>
          <table:table-cell table:number-columns-repeated="1022"/>
        </table:table-row>
        <table:table-row table:style-name="ro1">
          <table:table-cell office:value-type="string">
            <text:p>Verbraucher </text:p>
          </table:table-cell>
          <table:table-cell office:value-type="string">
            <text:p><text:s/>customer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Lehren </text:p>
          </table:table-cell>
          <table:table-cell office:value-type="string">
            <text:p><text:s/>teaching</text:p>
          </table:table-cell>
          <table:table-cell table:number-columns-repeated="1022"/>
        </table:table-row>
        <table:table-row table:style-name="ro1">
          <table:table-cell office:value-type="string">
            <text:p>lernen </text:p>
          </table:table-cell>
          <table:table-cell office:value-type="string">
            <text:p><text:s/>learning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Hersteller </text:p>
          </table:table-cell>
          <table:table-cell office:value-type="string">
            <text:p><text:s/>maker, producer</text:p>
          </table:table-cell>
          <table:table-cell table:number-columns-repeated="1022"/>
        </table:table-row>
        <table:table-row table:style-name="ro1">
          <table:table-cell office:value-type="string">
            <text:p>zitieren </text:p>
          </table:table-cell>
          <table:table-cell office:value-type="string">
            <text:p><text:s/>quoting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Es basiert </text:p>
          </table:table-cell>
          <table:table-cell office:value-type="string">
            <text:p><text:s/>it is based </text:p>
          </table:table-cell>
          <table:table-cell table:number-columns-repeated="1022"/>
        </table:table-row>
        <table:table-row table:style-name="ro1">
          <table:table-cell office:value-type="string">
            <text:p>Die werkstatt </text:p>
          </table:table-cell>
          <table:table-cell office:value-type="string">
            <text:p><text:s/>the garage , the workshop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das Handwerk </text:p>
          </table:table-cell>
          <table:table-cell office:value-type="string">
            <text:p><text:s/>the craft</text:p>
          </table:table-cell>
          <table:table-cell table:number-columns-repeated="1022"/>
        </table:table-row>
        <table:table-row table:style-name="ro1">
          <table:table-cell office:value-type="string">
            <text:p>der Empf:anger </text:p>
          </table:table-cell>
          <table:table-cell office:value-type="string">
            <text:p><text:s/>the recipien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Treppe </text:p>
          </table:table-cell>
          <table:table-cell office:value-type="string">
            <text:p><text:s/>step 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Unentschlossenen </text:p>
          </table:table-cell>
          <table:table-cell office:value-type="string">
            <text:p><text:s/>undecided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vergleichen </text:p>
          </table:table-cell>
          <table:table-cell office:value-type="string">
            <text:p><text:s/>compare </text:p>
          </table:table-cell>
          <table:table-cell table:number-columns-repeated="1022"/>
        </table:table-row>
        <table:table-row table:style-name="ro1">
          <table:table-cell table:style-name="ce64"/>
          <table:table-cell table:style-name="ce87"/>
          <table:table-cell table:style-name="ce104" table:number-columns-repeated="1022"/>
        </table:table-row>
        <table:table-row table:style-name="ro1">
          <table:table-cell table:style-name="ce34" office:value-type="string">
            <text:p>Ansichten </text:p>
          </table:table-cell>
          <table:table-cell office:value-type="string">
            <text:p><text:s/>view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erfährt man </text:p>
          </table:table-cell>
          <table:table-cell office:value-type="string">
            <text:p><text:s/>we found ou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Übereinstimmungen </text:p>
          </table:table-cell>
          <table:table-cell office:value-type="string">
            <text:p><text:s/>matches, agreements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erneuerbare </text:p>
          </table:table-cell>
          <table:table-cell office:value-type="string">
            <text:p><text:s/>renewable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eingerichtet </text:p>
          </table:table-cell>
          <table:table-cell office:value-type="string">
            <text:p><text:s/>set up , furnished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festgestellt </text:p>
          </table:table-cell>
          <table:table-cell office:value-type="string">
            <text:p><text:s/>detected </text:p>
            <text:p>Wie wird Parkinson festgestellt?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Zustimmung </text:p>
          </table:table-cell>
          <table:table-cell office:value-type="string">
            <text:p><text:s/>approval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eingesetzt </text:p>
          </table:table-cell>
          <table:table-cell office:value-type="string">
            <text:p><text:s/>used </text:p>
          </table:table-cell>
          <table:table-cell table:number-columns-repeated="1022"/>
        </table:table-row>
        <table:table-row table:style-name="ro1">
          <table:table-cell office:value-type="string">
            <text:p>beantworten </text:p>
          </table:table-cell>
          <table:table-cell office:value-type="string">
            <text:p><text:s/>to answer </text:p>
          </table:table-cell>
          <table:table-cell table:number-columns-repeated="1022"/>
        </table:table-row>
        <table:table-row table:style-name="ro1">
          <table:table-cell office:value-type="string">
            <text:p>Ergebnis </text:p>
          </table:table-cell>
          <table:table-cell office:value-type="string">
            <text:p><text:s/>result </text:p>
          </table:table-cell>
          <table:table-cell table:number-columns-repeated="1022"/>
        </table:table-row>
        <table:table-row table:style-name="ro1">
          <table:table-cell office:value-type="string">
            <text:p>Derzeit </text:p>
          </table:table-cell>
          <table:table-cell office:value-type="string">
            <text:p><text:s/>currently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gewechselt </text:p>
          </table:table-cell>
          <table:table-cell office:value-type="string">
            <text:p><text:s/>Moved , changed, exchanged</text:p>
          </table:table-cell>
          <table:table-cell table:number-columns-repeated="1022"/>
        </table:table-row>
        <table:table-row table:style-name="ro1">
          <table:table-cell office:value-type="string">
            <text:p>der Wechsel </text:p>
          </table:table-cell>
          <table:table-cell office:value-type="string">
            <text:p><text:s/>the change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geeinigt </text:p>
          </table:table-cell>
          <table:table-cell office:value-type="string">
            <text:p><text:s/>agree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Kapitän </text:p>
          </table:table-cell>
          <table:table-cell office:value-type="string">
            <text:p><text:s/>captain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Herausforderungen </text:p>
          </table:table-cell>
          <table:table-cell office:value-type="string">
            <text:p><text:s/>challedges, προκλήσεις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Zum Abschluss </text:p>
          </table:table-cell>
          <table:table-cell office:value-type="string">
            <text:p><text:s/>in conclusion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erreicht worden </text:p>
          </table:table-cell>
          <table:table-cell office:value-type="string">
            <text:p><text:s/>has been achiev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Angaben </text:p>
          </table:table-cell>
          <table:table-cell office:value-type="string">
            <text:p><text:s/>Information , data, details</text:p>
          </table:table-cell>
          <table:table-cell table:number-columns-repeated="1022"/>
        </table:table-row>
        <table:table-row table:style-name="ro1">
          <table:table-cell table:style-name="ce61"/>
          <table:table-cell table:style-name="ce83"/>
          <table:table-cell table:style-name="ce101" table:number-columns-repeated="1022"/>
        </table:table-row>
        <table:table-row table:style-name="ro1">
          <table:table-cell table:style-name="ce26" office:value-type="string">
            <text:p>stand </text:p>
          </table:table-cell>
          <table:table-cell office:value-type="string">
            <text:p><text:s/>stood</text:p>
          </table:table-cell>
          <table:table-cell table:number-columns-repeated="1022"/>
        </table:table-row>
        <table:table-row table:style-name="ro1">
          <table:table-cell office:value-type="string">
            <text:p>Der Wind liess nach </text:p>
          </table:table-cell>
          <table:table-cell office:value-type="string">
            <text:p><text:s/>The wind died down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Minderheit </text:p>
          </table:table-cell>
          <table:table-cell office:value-type="string">
            <text:p><text:s/>minority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underdruckt </text:p>
          </table:table-cell>
          <table:table-cell office:value-type="string">
            <text:p><text:s/>oppres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verfolgt </text:p>
          </table:table-cell>
          <table:table-cell office:value-type="string">
            <text:p><text:s/>prosecuted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frieren </text:p>
          </table:table-cell>
          <table:table-cell office:value-type="string">
            <text:p><text:s/>friezen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Zelte </text:p>
          </table:table-cell>
          <table:table-cell office:value-type="string">
            <text:p><text:s/>tent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aufpassen </text:p>
          </table:table-cell>
          <table:table-cell office:value-type="string">
            <text:p><text:s/>watch out , parakolou8w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Saugetiere </text:p>
          </table:table-cell>
          <table:table-cell office:value-type="string">
            <text:p><text:s/>mammals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verr<text:span text:style-name="T2">ü</text:span><text:span text:style-name="T2">ckt </text:span></text:p>
          </table:table-cell>
          <table:table-cell office:value-type="string">
            <text:p><text:s/>crazy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der Affe </text:p>
          </table:table-cell>
          <table:table-cell office:value-type="string">
            <text:p><text:s/>monkey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veroffentlichen </text:p>
          </table:table-cell>
          <table:table-cell office:value-type="string">
            <text:p><text:s/>publish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Mitteilung </text:p>
          </table:table-cell>
          <table:table-cell office:value-type="string">
            <text:p><text:s/>message, note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Rätsel </text:p>
          </table:table-cell>
          <table:table-cell office:value-type="string">
            <text:p><text:s/>mystery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ü<text:span text:style-name="T2">berhaupt </text:span></text:p>
          </table:table-cell>
          <table:table-cell office:value-type="string">
            <text:p><text:s/>in general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bereitet </text:p>
          </table:table-cell>
          <table:table-cell office:value-type="string">
            <text:p><text:s/>prepar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fasst </text:p>
          </table:table-cell>
          <table:table-cell office:value-type="string">
            <text:p><text:s/>summarize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Arznei </text:p>
          </table:table-cell>
          <table:table-cell office:value-type="string">
            <text:p><text:s/>Medicine , iatrikh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Kranken-Pfleger </text:p>
          </table:table-cell>
          <table:table-cell office:value-type="string">
            <text:p><text:s/>nurser, nosokomos </text:p>
          </table:table-cell>
          <table:table-cell table:number-columns-repeated="1022"/>
        </table:table-row>
        <table:table-row table:style-name="ro1">
          <table:table-cell table:style-name="ce60"/>
          <table:table-cell table:style-name="ce82"/>
          <table:table-cell table:style-name="ce100" table:number-columns-repeated="1022"/>
        </table:table-row>
        <table:table-row table:style-name="ro1">
          <table:table-cell table:style-name="ce34" office:value-type="string">
            <text:p>bereits </text:p>
          </table:table-cell>
          <table:table-cell office:value-type="string">
            <text:p><text:s/>already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Anwaltschaft </text:p>
          </table:table-cell>
          <table:table-cell office:value-type="string">
            <text:p><text:s/>lawyers </text:p>
          </table:table-cell>
          <table:table-cell table:number-columns-repeated="1022"/>
        </table:table-row>
        <table:table-row table:style-name="ro1">
          <table:table-cell office:value-type="string">
            <text:p>Sterbe-Fälle </text:p>
          </table:table-cell>
          <table:table-cell office:value-type="string">
            <text:p><text:s/>deaths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Medikamente </text:p>
          </table:table-cell>
          <table:table-cell office:value-type="string">
            <text:p><text:s/>medication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Held </text:p>
          </table:table-cell>
          <table:table-cell office:value-type="string">
            <text:p><text:s/>hero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lebenslanger </text:p>
          </table:table-cell>
          <table:table-cell office:value-type="string">
            <text:p><text:s/>lifetime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ermittelt </text:p>
          </table:table-cell>
          <table:table-cell office:value-type="string">
            <text:p><text:s/>established, determined</text:p>
            <text:p>Außerdem wird die Wichtigkeit ermittelt, durch direkte Abfrage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geahnt </text:p>
          </table:table-cell>
          <table:table-cell office:value-type="string">
            <text:p><text:s/>suspected 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angeklagt </text:p>
          </table:table-cell>
          <table:table-cell office:value-type="string">
            <text:p><text:s/>charged , accuse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Viele der Morde hätten nicht passieren müssen </text:p>
          </table:table-cell>
          <table:table-cell office:value-type="string">
            <text:p><text:s/>many of the murders would not have happened </text:p>
          </table:table-cell>
          <table:table-cell table:number-columns-repeated="1022"/>
        </table:table-row>
        <table:table-row table:style-name="ro1">
          <table:table-cell office:value-type="string">
            <text:p>Das L:auten vom Big Ben geh:ort einfach zu unserem Land dazu </text:p>
          </table:table-cell>
          <table:table-cell office:value-type="string">
            <text:p><text:s/>the ringing of the Big Ben is simply part of our country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Herrschaft </text:p>
          </table:table-cell>
          <table:table-cell office:value-type="string">
            <text:p><text:s/>rule ,control, power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achten </text:p>
          </table:table-cell>
          <table:table-cell office:value-type="string">
            <text:p><text:s/>Respect , pay attention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Vorsitzende </text:p>
          </table:table-cell>
          <table:table-cell office:value-type="string">
            <text:p><text:s/>chairman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spannender </text:p>
          </table:table-cell>
          <table:table-cell office:value-type="string">
            <text:p><text:s/>more exciting </text:p>
          </table:table-cell>
          <table:table-cell table:number-columns-repeated="1022"/>
        </table:table-row>
        <table:table-row table:style-name="ro16">
          <table:table-cell table:style-name="ce44" office:value-type="string">
            <text:p>vorschreiben</text:p>
          </table:table-cell>
          <table:table-cell office:value-type="string">
            <text:p><text:s/>to describe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Versammlungen </text:p>
          </table:table-cell>
          <table:table-cell office:value-type="string">
            <text:p><text:s/>meetings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festnehmen lassen </text:p>
          </table:table-cell>
          <table:table-cell office:value-type="string">
            <text:p><text:s/>be arrested </text:p>
          </table:table-cell>
          <table:table-cell table:number-columns-repeated="1022"/>
        </table:table-row>
        <table:table-row table:style-name="ro1">
          <table:table-cell table:style-name="ce65"/>
          <table:table-cell table:style-name="ce88"/>
          <table:table-cell table:style-name="ce105" table:number-columns-repeated="1022"/>
        </table:table-row>
        <table:table-row table:style-name="ro17">
          <table:table-cell table:style-name="ce44" office:value-type="string">
            <text:p><text:s/>Bewährung ausgesetzt. </text:p>
          </table:table-cell>
          <table:table-cell office:value-type="string">
            <text:p><text:s/>is suspended , αναστολή δοκιμασίας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/>ausgesetzt </text:p>
          </table:table-cell>
          <table:table-cell office:value-type="string">
            <text:p><text:s/>expos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Und zwar </text:p>
          </table:table-cell>
          <table:table-cell office:value-type="string">
            <text:p><text:s/>in fact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<text:s/>Ausschreitungen </text:p>
          </table:table-cell>
          <table:table-cell office:value-type="string">
            <text:p><text:s/>riots, ταραχές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angezündet </text:p>
          </table:table-cell>
          <table:table-cell office:value-type="string">
            <text:p><text:s/>set on fire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Zugleich </text:p>
          </table:table-cell>
          <table:table-cell office:value-type="string">
            <text:p><text:s/>at the same time </text:p>
          </table:table-cell>
          <table:table-cell table:number-columns-repeated="1022"/>
        </table:table-row>
        <table:table-row table:style-name="ro1">
          <table:table-cell office:value-type="string">
            <text:p><text:s/>friedlich </text:p>
          </table:table-cell>
          <table:table-cell office:value-type="string">
            <text:p><text:s/>peaceful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gerechtfertigt </text:p>
          </table:table-cell>
          <table:table-cell office:value-type="string">
            <text:p><text:s/>justifi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Gipfel-Treffen </text:p>
          </table:table-cell>
          <table:table-cell office:value-type="string">
            <text:p><text:s/>summi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orerst </text:p>
          </table:table-cell>
          <table:table-cell office:value-type="string">
            <text:p><text:s/>for the time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er Huhn </text:p>
          </table:table-cell>
          <table:table-cell office:value-type="string">
            <text:p><text:s/>the chicken</text:p>
          </table:table-cell>
          <table:table-cell table:number-columns-repeated="1022"/>
        </table:table-row>
        <table:table-row table:style-name="ro1">
          <table:table-cell office:value-type="string">
            <text:p><text:s/>Koch </text:p>
          </table:table-cell>
          <table:table-cell office:value-type="string">
            <text:p><text:s/>chef </text:p>
          </table:table-cell>
          <table:table-cell table:number-columns-repeated="1022"/>
        </table:table-row>
        <table:table-row table:style-name="ro1">
          <table:table-cell office:value-type="string">
            <text:p><text:s/>Streifen </text:p>
          </table:table-cell>
          <table:table-cell office:value-type="string">
            <text:p><text:s/>stripes</text:p>
          </table:table-cell>
          <table:table-cell table:number-columns-repeated="1022"/>
        </table:table-row>
        <table:table-row table:style-name="ro1">
          <table:table-cell office:value-type="string">
            <text:p><text:s/>H<text:span text:style-name="T3">ö</text:span><text:span text:style-name="T3">rner </text:span></text:p>
          </table:table-cell>
          <table:table-cell office:value-type="string">
            <text:p><text:s/>horns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Schlange </text:p>
          </table:table-cell>
          <table:table-cell office:value-type="string">
            <text:p><text:s/>snakes </text:p>
          </table:table-cell>
          <table:table-cell table:number-columns-repeated="1022"/>
        </table:table-row>
        <table:table-row table:style-name="ro1">
          <table:table-cell office:value-type="string">
            <text:p><text:s/>gefahrlich </text:p>
          </table:table-cell>
          <table:table-cell office:value-type="string">
            <text:p><text:s/>dangerous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Hai </text:p>
          </table:table-cell>
          <table:table-cell office:value-type="string">
            <text:p><text:s/>shark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harmlos </text:p>
          </table:table-cell>
          <table:table-cell office:value-type="string">
            <text:p><text:s/>harmless </text:p>
          </table:table-cell>
          <table:table-cell table:number-columns-repeated="1022"/>
        </table:table-row>
        <table:table-row table:style-name="ro1">
          <table:table-cell office:value-type="string">
            <text:p><text:s/>Ubung </text:p>
          </table:table-cell>
          <table:table-cell office:value-type="string">
            <text:p><text:s/>practise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fand </text:p>
          </table:table-cell>
          <table:table-cell office:value-type="string">
            <text:p><text:s/>found</text:p>
          </table:table-cell>
          <table:table-cell table:number-columns-repeated="1022"/>
        </table:table-row>
        <table:table-row table:style-name="ro1">
          <table:table-cell table:style-name="ce60"/>
          <table:table-cell table:style-name="ce82"/>
          <table:table-cell table:style-name="ce100" table:number-columns-repeated="1022"/>
        </table:table-row>
        <table:table-row table:style-name="ro1">
          <table:table-cell table:style-name="ce45" office:value-type="string">
            <text:p><text:s/>bewerten </text:p>
          </table:table-cell>
          <table:table-cell office:value-type="string">
            <text:p><text:s/>assess </text:p>
          </table:table-cell>
          <table:table-cell table:number-columns-repeated="1022"/>
        </table:table-row>
        <table:table-row table:style-name="ro1">
          <table:table-cell office:value-type="string">
            <text:p><text:s/>unterstutzt </text:p>
          </table:table-cell>
          <table:table-cell office:value-type="string">
            <text:p><text:s/>support </text:p>
          </table:table-cell>
          <table:table-cell table:number-columns-repeated="1022"/>
        </table:table-row>
        <table:table-row table:style-name="ro1">
          <table:table-cell office:value-type="string">
            <text:p><text:s/>verdienen </text:p>
          </table:table-cell>
          <table:table-cell office:value-type="string">
            <text:p><text:s/>earn </text:p>
          </table:table-cell>
          <table:table-cell table:number-columns-repeated="1022"/>
        </table:table-row>
        <table:table-row table:style-name="ro1">
          <table:table-cell office:value-type="string">
            <text:p><text:s/>Sofort wenden </text:p>
          </table:table-cell>
          <table:table-cell office:value-type="string">
            <text:p><text:s/>now turn around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erwarten </text:p>
          </table:table-cell>
          <table:table-cell office:value-type="string">
            <text:p><text:s/>expect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erhalten </text:p>
          </table:table-cell>
          <table:table-cell office:value-type="string">
            <text:p><text:s/>obtain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erh<text:span text:style-name="T2">ö</text:span><text:span text:style-name="T2">hen </text:span></text:p>
          </table:table-cell>
          <table:table-cell office:value-type="string">
            <text:p><text:s/>rise </text:p>
          </table:table-cell>
          <table:table-cell table:number-columns-repeated="1022"/>
        </table:table-row>
        <table:table-row table:style-name="ro1">
          <table:table-cell office:value-type="string">
            <text:p><text:s/>erscheint </text:p>
          </table:table-cell>
          <table:table-cell office:value-type="string">
            <text:p><text:s/>appears </text:p>
          </table:table-cell>
          <table:table-cell table:number-columns-repeated="1022"/>
        </table:table-row>
        <table:table-row table:style-name="ro1">
          <table:table-cell office:value-type="string">
            <text:p><text:s/>Hersteller </text:p>
          </table:table-cell>
          <table:table-cell office:value-type="string">
            <text:p><text:s/>producer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soweit </text:p>
          </table:table-cell>
          <table:table-cell office:value-type="string">
            <text:p><text:s/>Ready , so far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Wer bist du eigentlich </text:p>
          </table:table-cell>
          <table:table-cell office:value-type="string">
            <text:p><text:s/>who are you anyway?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Ansonsten </text:p>
          </table:table-cell>
          <table:table-cell office:value-type="string">
            <text:p><text:s/>otherwise </text:p>
          </table:table-cell>
          <table:table-cell table:number-columns-repeated="1022"/>
        </table:table-row>
        <table:table-row table:style-name="ro1">
          <table:table-cell office:value-type="string">
            <text:p><text:s/>Ubrigens </text:p>
          </table:table-cell>
          <table:table-cell office:value-type="string">
            <text:p><text:s/>by the way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vorkommt </text:p>
          </table:table-cell>
          <table:table-cell office:value-type="string">
            <text:p><text:s/>Happens , occurs</text:p>
          </table:table-cell>
          <table:table-cell table:number-columns-repeated="1022"/>
        </table:table-row>
        <table:table-row table:style-name="ro1">
          <table:table-cell office:value-type="string">
            <text:p><text:s/>Dein Kind ist anders </text:p>
          </table:table-cell>
          <table:table-cell office:value-type="string">
            <text:p><text:s/>Your child is different</text:p>
          </table:table-cell>
          <table:table-cell table:number-columns-repeated="1022"/>
        </table:table-row>
        <table:table-row table:style-name="ro1">
          <table:table-cell office:value-type="string">
            <text:p><text:s/>I am for it </text:p>
          </table:table-cell>
          <table:table-cell office:value-type="string">
            <text:p><text:s/>ich bin daf<text:span text:style-name="T1">ü</text:span><text:span text:style-name="T1">r </text:span></text:p>
          </table:table-cell>
          <table:table-cell table:number-columns-repeated="1022"/>
        </table:table-row>
        <table:table-row table:style-name="ro1">
          <table:table-cell office:value-type="string">
            <text:p><text:s/>die Fabrik </text:p>
          </table:table-cell>
          <table:table-cell office:value-type="string">
            <text:p><text:s/>the factory</text:p>
          </table:table-cell>
          <table:table-cell table:number-columns-repeated="1022"/>
        </table:table-row>
        <table:table-row table:style-name="ro1">
          <table:table-cell office:value-type="string">
            <text:p><text:s/>Anteile </text:p>
          </table:table-cell>
          <table:table-cell office:value-type="string">
            <text:p><text:s/>shares </text:p>
          </table:table-cell>
          <table:table-cell table:number-columns-repeated="1022"/>
        </table:table-row>
        <table:table-row table:style-name="ro1">
          <table:table-cell office:value-type="string">
            <text:p><text:s/>bereit </text:p>
          </table:table-cell>
          <table:table-cell office:value-type="string">
            <text:p><text:s/>ready </text:p>
          </table:table-cell>
          <table:table-cell table:number-columns-repeated="1022"/>
        </table:table-row>
        <table:table-row table:style-name="ro1">
          <table:table-cell table:style-name="ce66"/>
          <table:table-cell table:style-name="ce89"/>
          <table:table-cell table:style-name="ce106" table:number-columns-repeated="1022"/>
        </table:table-row>
        <table:table-row table:style-name="ro1">
          <table:table-cell table:style-name="ce34" office:value-type="string">
            <text:p><text:s/>Bestellungen </text:p>
          </table:table-cell>
          <table:table-cell office:value-type="string">
            <text:p><text:s/>orders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nimmt zu </text:p>
          </table:table-cell>
          <table:table-cell office:value-type="string">
            <text:p><text:s/>grows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<text:s/>Schäden angerichtet </text:p>
          </table:table-cell>
          <table:table-cell office:value-type="string">
            <text:p><text:s/>great damage, damage done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/>getroffen </text:p>
          </table:table-cell>
          <table:table-cell office:value-type="string">
            <text:p><text:s/>hit </text:p>
          </table:table-cell>
          <table:table-cell table:number-columns-repeated="1022"/>
        </table:table-row>
        <table:table-row table:style-name="ro1">
          <table:table-cell office:value-type="string">
            <text:p><text:s/>überschwemmt </text:p>
          </table:table-cell>
          <table:table-cell office:value-type="string">
            <text:p><text:s/>flooded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<text:s/>Dürren </text:p>
          </table:table-cell>
          <table:table-cell office:value-type="string">
            <text:p><text:s/>drought </text:p>
          </table:table-cell>
          <table:table-cell table:number-columns-repeated="1022"/>
        </table:table-row>
        <table:table-row table:style-name="ro18">
          <table:table-cell table:style-name="ce26" office:value-type="string">
            <text:p><text:s/>He will have driven </text:p>
          </table:table-cell>
          <table:table-cell office:value-type="string">
            <text:p><text:s/>Er wird gefahren sein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Auswahl </text:p>
          </table:table-cell>
          <table:table-cell office:value-type="string">
            <text:p><text:s/>choice / selection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wertvoll </text:p>
          </table:table-cell>
          <table:table-cell office:value-type="string">
            <text:p><text:s/>valuable 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/>benefit </text:p>
          </table:table-cell>
          <table:table-cell office:value-type="string">
            <text:p><text:s/>Nutzen </text:p>
          </table:table-cell>
          <table:table-cell table:number-columns-repeated="1022"/>
        </table:table-row>
        <table:table-row table:style-name="ro1">
          <table:table-cell office:value-type="string">
            <text:p><text:s/>Ergebnisse </text:p>
          </table:table-cell>
          <table:table-cell office:value-type="string">
            <text:p><text:s/>the results </text:p>
          </table:table-cell>
          <table:table-cell table:number-columns-repeated="1022"/>
        </table:table-row>
        <table:table-row table:style-name="ro1">
          <table:table-cell table:style-name="ce48" office:value-type="string">
            <text:p><text:s/>Gebrauch </text:p>
          </table:table-cell>
          <table:table-cell office:value-type="string">
            <text:p><text:s/>usage </text:p>
          </table:table-cell>
          <table:table-cell table:number-columns-repeated="1022"/>
        </table:table-row>
        <table:table-row table:style-name="ro1">
          <table:table-cell office:value-type="string">
            <text:p><text:s/>Beitrage </text:p>
          </table:table-cell>
          <table:table-cell office:value-type="string">
            <text:p><text:s/>contribution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berechnen </text:p>
          </table:table-cell>
          <table:table-cell office:value-type="string">
            <text:p><text:s/>calculate </text:p>
          </table:table-cell>
          <table:table-cell table:number-columns-repeated="1022"/>
        </table:table-row>
        <table:table-row table:style-name="ro19">
          <table:table-cell office:value-type="string">
            <text:p><text:s/>die Zahlen </text:p>
          </table:table-cell>
          <table:table-cell office:value-type="string">
            <text:p><text:s/>figure</text:p>
          </table:table-cell>
          <table:table-cell table:number-columns-repeated="1022"/>
        </table:table-row>
        <table:table-row table:style-name="ro20">
          <table:table-cell table:style-name="ce48" office:value-type="string">
            <text:p><text:s/>betrifft </text:p>
          </table:table-cell>
          <table:table-cell office:value-type="string">
            <text:p><text:s/>Affect , επηρεάζονται, concern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Auf geht’s beim Schichtl </text:p>
          </table:table-cell>
          <table:table-cell office:value-type="string">
            <text:p><text:s/>let's go to schichtl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/>Schrecken </text:p>
          </table:table-cell>
          <table:table-cell office:value-type="string">
            <text:p><text:s/>terror 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/>verbreitet </text:p>
          </table:table-cell>
          <table:table-cell office:value-type="string">
            <text:p><text:s/>Spreads , distributed</text:p>
          </table:table-cell>
          <table:table-cell table:number-columns-repeated="1022"/>
        </table:table-row>
        <table:table-row table:style-name="ro1">
          <table:table-cell table:style-name="ce60"/>
          <table:table-cell table:style-name="ce82"/>
          <table:table-cell table:style-name="ce100" table:number-columns-repeated="1022"/>
        </table:table-row>
        <table:table-row table:style-name="ro21">
          <table:table-cell table:style-name="ce49" office:value-type="string">
            <text:p><text:s/>unerlässlich </text:p>
          </table:table-cell>
          <table:table-cell office:value-type="string">
            <text:p><text:s/>Indespensible , απαραίτητος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Werbung </text:p>
          </table:table-cell>
          <table:table-cell office:value-type="string">
            <text:p><text:s/>advertisiment </text:p>
          </table:table-cell>
          <table:table-cell table:number-columns-repeated="1022"/>
        </table:table-row>
        <table:table-row table:style-name="ro1">
          <table:table-cell office:value-type="string">
            <text:p><text:s/>Beitr<text:span text:style-name="T3">ä</text:span><text:span text:style-name="T3">gen </text:span></text:p>
          </table:table-cell>
          <table:table-cell office:value-type="string">
            <text:p><text:s/>contribution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<text:s/>umstritten </text:p>
          </table:table-cell>
          <table:table-cell office:value-type="string">
            <text:p><text:s/>controversial </text:p>
          </table:table-cell>
          <table:table-cell table:number-columns-repeated="1022"/>
        </table:table-row>
        <table:table-row table:style-name="ro1">
          <table:table-cell office:value-type="string">
            <text:p><text:s/>Der ehemalige </text:p>
          </table:table-cell>
          <table:table-cell office:value-type="string">
            <text:p><text:s/>the former </text:p>
          </table:table-cell>
          <table:table-cell table:number-columns-repeated="1022"/>
        </table:table-row>
        <table:table-row table:style-name="ro1">
          <table:table-cell office:value-type="string">
            <text:p><text:s/>bleiben </text:p>
          </table:table-cell>
          <table:table-cell office:value-type="string">
            <text:p><text:s/>remain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erhindern </text:p>
          </table:table-cell>
          <table:table-cell office:value-type="string">
            <text:p><text:s/>prevent </text:p>
          </table:table-cell>
          <table:table-cell table:number-columns-repeated="1022"/>
        </table:table-row>
        <table:table-row table:style-name="ro1">
          <table:table-cell office:value-type="string">
            <text:p><text:s/>vergleichen </text:p>
          </table:table-cell>
          <table:table-cell office:value-type="string">
            <text:p><text:s/>compare</text:p>
          </table:table-cell>
          <table:table-cell table:number-columns-repeated="1022"/>
        </table:table-row>
        <table:table-row table:style-name="ro1">
          <table:table-cell office:value-type="string">
            <text:p><text:s/>entwickelt </text:p>
          </table:table-cell>
          <table:table-cell office:value-type="string">
            <text:p><text:s/>develops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vermeiden </text:p>
          </table:table-cell>
          <table:table-cell office:value-type="string">
            <text:p><text:s/>avoi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fördern </text:p>
          </table:table-cell>
          <table:table-cell office:value-type="string">
            <text:p><text:s/>support </text:p>
          </table:table-cell>
          <table:table-cell table:number-columns-repeated="1022"/>
        </table:table-row>
        <table:table-row table:style-name="ro1">
          <table:table-cell office:value-type="string">
            <text:p><text:s/>brennen </text:p>
          </table:table-cell>
          <table:table-cell office:value-type="string">
            <text:p><text:s/>burning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tritt </text:p>
          </table:table-cell>
          <table:table-cell office:value-type="string">
            <text:p><text:s/>kick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teile </text:p>
          </table:table-cell>
          <table:table-cell office:value-type="string">
            <text:p><text:s/>share </text:p>
          </table:table-cell>
          <table:table-cell table:number-columns-repeated="1022"/>
        </table:table-row>
        <table:table-row table:style-name="ro1">
          <table:table-cell office:value-type="string">
            <text:p><text:s/>zust<text:span text:style-name="T3">ä</text:span><text:span text:style-name="T3">ndigen </text:span></text:p>
          </table:table-cell>
          <table:table-cell office:value-type="string">
            <text:p><text:s/>responisble </text:p>
          </table:table-cell>
          <table:table-cell table:number-columns-repeated="1022"/>
        </table:table-row>
        <table:table-row table:style-name="ro1">
          <table:table-cell office:value-type="string">
            <text:p><text:s/>The girl is playing with the young cats </text:p>
          </table:table-cell>
          <table:table-cell office:value-type="string">
            <text:p><text:s/>das M:achen spielt mit den jungen K:atzen</text:p>
          </table:table-cell>
          <table:table-cell table:number-columns-repeated="1022"/>
        </table:table-row>
        <table:table-row table:style-name="ro1">
          <table:table-cell office:value-type="string">
            <text:p><text:s/>Zahl </text:p>
          </table:table-cell>
          <table:table-cell office:value-type="string">
            <text:p><text:s/>count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bestraft </text:p>
          </table:table-cell>
          <table:table-cell office:value-type="string">
            <text:p><text:s/>fin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fordern und fördern</text:p>
          </table:table-cell>
          <table:table-cell office:value-type="string">
            <text:p>demand and promote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Solche Strafen </text:p>
          </table:table-cell>
          <table:table-cell office:value-type="string">
            <text:p><text:s/>such fine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geschwächt werden </text:p>
          </table:table-cell>
          <table:table-cell office:value-type="string">
            <text:p><text:s/>to become weaker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bewegen </text:p>
          </table:table-cell>
          <table:table-cell office:value-type="string">
            <text:p><text:s/>move </text:p>
          </table:table-cell>
          <table:table-cell table:number-columns-repeated="1022"/>
        </table:table-row>
        <table:table-row table:style-name="ro1">
          <table:table-cell office:value-type="string">
            <text:p><text:s/>Verbündeten </text:p>
          </table:table-cell>
          <table:table-cell office:value-type="string">
            <text:p><text:s/>allies </text:p>
          </table:table-cell>
          <table:table-cell table:number-columns-repeated="1022"/>
        </table:table-row>
        <table:table-row table:style-name="ro1">
          <table:table-cell office:value-type="string">
            <text:p><text:s/>verstrahlen </text:p>
          </table:table-cell>
          <table:table-cell office:value-type="string">
            <text:p><text:s/>radiat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geworfen </text:p>
          </table:table-cell>
          <table:table-cell office:value-type="string">
            <text:p><text:s/>droped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eingehalten </text:p>
          </table:table-cell>
          <table:table-cell office:value-type="string">
            <text:p><text:s/>respect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gelten <text:s/></text:p>
          </table:table-cell>
          <table:table-cell office:value-type="string">
            <text:p><text:s/>apply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Maler </text:p>
          </table:table-cell>
          <table:table-cell office:value-type="string">
            <text:p><text:s/>painter </text:p>
          </table:table-cell>
          <table:table-cell table:number-columns-repeated="1022"/>
        </table:table-row>
        <table:table-row table:style-name="ro22">
          <table:table-cell table:style-name="ce26" office:value-type="string">
            <text:p><text:s/>Jetzt haben Forscher <text:span text:style-name="T2">festgestellt</text:span><text:span text:style-name="T3"> </text:span></text:p>
          </table:table-cell>
          <table:table-cell office:value-type="string">
            <text:p><text:s/>Now researchers have found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 text:c="2"/>Die Frau wollte einen Teil von dem Erbe von Dalí </text:p>
          </table:table-cell>
          <table:table-cell office:value-type="string">
            <text:p><text:s/>the woman wanted a part of the legacy of dali</text:p>
          </table:table-cell>
          <table:table-cell table:number-columns-repeated="1022"/>
        </table:table-row>
        <table:table-row table:style-name="ro1">
          <table:table-cell office:value-type="string">
            <text:p><text:s text:c="2"/>Knochen </text:p>
          </table:table-cell>
          <table:table-cell office:value-type="string">
            <text:p><text:s/>bone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ie Beiträge </text:p>
          </table:table-cell>
          <table:table-cell office:value-type="string">
            <text:p><text:s/>the contributions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insgesamt </text:p>
          </table:table-cell>
          <table:table-cell office:value-type="string">
            <text:p><text:s/>a total of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Ermittlungen </text:p>
          </table:table-cell>
          <table:table-cell office:value-type="string">
            <text:p><text:s/>investigations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 text:c="2"/>Einmischung </text:p>
          </table:table-cell>
          <table:table-cell office:value-type="string">
            <text:p><text:s/>interferenc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Die Zunge </text:p>
          </table:table-cell>
          <table:table-cell office:value-type="string">
            <text:p><text:s/>the tongu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Das Gehirn </text:p>
          </table:table-cell>
          <table:table-cell office:value-type="string">
            <text:p><text:s/>brain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 text:c="2"/>das Kinn </text:p>
          </table:table-cell>
          <table:table-cell office:value-type="string">
            <text:p><text:s/>the chin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Die Stirn </text:p>
          </table:table-cell>
          <table:table-cell office:value-type="string">
            <text:p><text:s/>forehead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testify </text:p>
          </table:table-cell>
          <table:table-cell office:value-type="string">
            <text:p><text:s/>aussagen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glasses </text:p>
          </table:table-cell>
          <table:table-cell office:value-type="string">
            <text:p><text:s/>Gl<text:span text:style-name="T1">ä</text:span><text:span text:style-name="T1">ser</text:span></text:p>
          </table:table-cell>
          <table:table-cell table:number-columns-repeated="1022"/>
        </table:table-row>
        <table:table-row table:style-name="ro1">
          <table:table-cell office:value-type="string">
            <text:p><text:s text:c="2"/>holen </text:p>
          </table:table-cell>
          <table:table-cell office:value-type="string">
            <text:p><text:s/>get</text:p>
          </table:table-cell>
          <table:table-cell table:number-columns-repeated="1022"/>
        </table:table-row>
        <table:table-row table:style-name="ro1">
          <table:table-cell office:value-type="string">
            <text:p><text:s text:c="2"/>Holst du Bier </text:p>
          </table:table-cell>
          <table:table-cell office:value-type="string">
            <text:p><text:s/>are you going to get beer?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eintragen </text:p>
          </table:table-cell>
          <table:table-cell office:value-type="string">
            <text:p><text:s/>register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We are going to get pizza </text:p>
          </table:table-cell>
          <table:table-cell office:value-type="string">
            <text:p><text:s/>wir holen uns pizza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Umgebung </text:p>
          </table:table-cell>
          <table:table-cell office:value-type="string">
            <text:p><text:s/>Near , surroundings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We will check out the hotel tomorrow </text:p>
          </table:table-cell>
          <table:table-cell office:value-type="string">
            <text:p><text:s/>wir werden uns morgen das Hotel anschauen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I have everything i need. What else should i wish for? </text:p>
          </table:table-cell>
          <table:table-cell office:value-type="string">
            <text:p><text:s/>Ich habe alles, was ich brauche. Was soll ich mir noch w<text:span text:style-name="T1">ü</text:span><text:span text:style-name="T1">nschen?</text:span>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She wishes for more </text:p>
          </table:table-cell>
          <table:table-cell office:value-type="string">
            <text:p><text:s/>Sie w<text:span text:style-name="T1">ü</text:span><text:span text:style-name="T1">nscht sich mehr</text:span></text:p>
          </table:table-cell>
          <table:table-cell table:number-columns-repeated="1022"/>
        </table:table-row>
        <table:table-row table:style-name="ro1">
          <table:table-cell office:value-type="string">
            <text:p><text:s text:c="2"/>I have seated myself on the chair </text:p>
          </table:table-cell>
          <table:table-cell office:value-type="string">
            <text:p><text:s/>Ich habe mich auf den Stuhl gesetzt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as Lehrbuch </text:p>
          </table:table-cell>
          <table:table-cell office:value-type="string">
            <text:p><text:s/>the textbook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bestatigen </text:p>
          </table:table-cell>
          <table:table-cell office:value-type="string">
            <text:p><text:s/>confirm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eindeutig </text:p>
          </table:table-cell>
          <table:table-cell office:value-type="string">
            <text:p><text:s/>clear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Abtreibung </text:p>
          </table:table-cell>
          <table:table-cell office:value-type="string">
            <text:p><text:s/>abortion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Art </text:p>
          </table:table-cell>
          <table:table-cell office:value-type="string">
            <text:p><text:s/>typ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körperliche </text:p>
          </table:table-cell>
          <table:table-cell office:value-type="string">
            <text:p><text:s/>physical </text:p>
          </table:table-cell>
          <table:table-cell table:number-columns-repeated="1022"/>
        </table:table-row>
        <table:table-row table:style-name="ro1">
          <table:table-cell table:style-name="ce60"/>
          <table:table-cell table:style-name="ce82"/>
          <table:table-cell table:style-name="ce100" table:number-columns-repeated="1022"/>
        </table:table-row>
        <table:table-row table:style-name="ro1">
          <table:table-cell table:style-name="ce34" office:value-type="string">
            <text:p><text:s text:c="2"/>Brustkorb </text:p>
          </table:table-cell>
          <table:table-cell office:value-type="string">
            <text:p><text:s/>Chest , 8wrakas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ick </text:p>
          </table:table-cell>
          <table:table-cell office:value-type="string">
            <text:p><text:s/>fa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d<text:span text:style-name="T2">ü</text:span><text:span text:style-name="T2">nn </text:span></text:p>
          </table:table-cell>
          <table:table-cell office:value-type="string">
            <text:p><text:s/>slim, thin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Daumen </text:p>
          </table:table-cell>
          <table:table-cell office:value-type="string">
            <text:p><text:s/>thumb, antixeiras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 text:c="2"/>He closed </text:p>
          </table:table-cell>
          <table:table-cell office:value-type="string">
            <text:p><text:s/>er schlos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erhielt </text:p>
          </table:table-cell>
          <table:table-cell office:value-type="string">
            <text:p><text:s/>receiv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Die Ferse </text:p>
          </table:table-cell>
          <table:table-cell office:value-type="string">
            <text:p><text:s/>the knee</text:p>
          </table:table-cell>
          <table:table-cell table:number-columns-repeated="1022"/>
        </table:table-row>
        <table:table-row table:style-name="ro1">
          <table:table-cell office:value-type="string">
            <text:p><text:s text:c="2"/>Knochen </text:p>
          </table:table-cell>
          <table:table-cell office:value-type="string">
            <text:p><text:s/>bone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echt </text:p>
          </table:table-cell>
          <table:table-cell office:value-type="string">
            <text:p><text:s/>real, genuine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 text:c="2"/>Das Zuberh<text:span text:style-name="T2">ö</text:span><text:span text:style-name="T2">r </text:span></text:p>
          </table:table-cell>
          <table:table-cell office:value-type="string">
            <text:p><text:s/>the equipment</text:p>
          </table:table-cell>
          <table:table-cell table:number-columns-repeated="1022"/>
        </table:table-row>
        <table:table-row table:style-name="ro1">
          <table:table-cell office:value-type="string">
            <text:p><text:s text:c="2"/>Those are gifts </text:p>
          </table:table-cell>
          <table:table-cell office:value-type="string">
            <text:p><text:s/>Dies sind Geschenke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Fell </text:p>
          </table:table-cell>
          <table:table-cell office:value-type="string">
            <text:p><text:s/>coat </text:p>
          </table:table-cell>
          <table:table-cell table:number-columns-repeated="1022"/>
        </table:table-row>
        <table:table-row table:style-name="ro1">
          <table:table-cell table:style-name="ce48" office:value-type="string">
            <text:p><text:s text:c="2"/>ertragen </text:p>
          </table:table-cell>
          <table:table-cell office:value-type="string">
            <text:p><text:s/>to bear , to tolerate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 text:c="2"/>gemein </text:p>
          </table:table-cell>
          <table:table-cell office:value-type="string">
            <text:p><text:s/>to mean, common</text:p>
          </table:table-cell>
          <table:table-cell table:number-columns-repeated="1022"/>
        </table:table-row>
        <table:table-row table:style-name="ro1">
          <table:table-cell office:value-type="string">
            <text:p><text:s text:c="2"/>echt </text:p>
          </table:table-cell>
          <table:table-cell office:value-type="string">
            <text:p><text:s/>really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 text:c="2"/>Du hast dich nicht richtig benommen </text:p>
          </table:table-cell>
          <table:table-cell office:value-type="string">
            <text:p><text:s/>you did not behave properly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 text:c="2"/>wandern </text:p>
          </table:table-cell>
          <table:table-cell office:value-type="string">
            <text:p><text:s/>hiking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pringen </text:p>
          </table:table-cell>
          <table:table-cell office:value-type="string">
            <text:p><text:s/>jump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er Knopf </text:p>
          </table:table-cell>
          <table:table-cell office:value-type="string">
            <text:p><text:s/>the button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r<text:span text:style-name="T3">ü</text:span><text:span text:style-name="T3">cken </text:span></text:p>
          </table:table-cell>
          <table:table-cell office:value-type="string">
            <text:p><text:s/>press </text:p>
          </table:table-cell>
          <table:table-cell table:number-columns-repeated="1022"/>
        </table:table-row>
        <table:table-row table:style-name="ro1">
          <table:table-cell table:style-name="ce56"/>
          <table:table-cell table:style-name="ce78"/>
          <table:table-cell table:style-name="ce96" table:number-columns-repeated="1022"/>
        </table:table-row>
        <table:table-row table:style-name="ro1">
          <table:table-cell office:value-type="string">
            <text:p><text:s text:c="2"/>der wissenschaftler </text:p>
          </table:table-cell>
          <table:table-cell office:value-type="string">
            <text:p><text:s/>the scientist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 text:c="2"/>Nachweis </text:p>
          </table:table-cell>
          <table:table-cell office:value-type="string">
            <text:p><text:s/>evidence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 text:c="2"/>misst </text:p>
          </table:table-cell>
          <table:table-cell office:value-type="string">
            <text:p><text:s/>measure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abstellen </text:p>
          </table:table-cell>
          <table:table-cell office:value-type="string">
            <text:p><text:s/>Stop , to park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 text:c="2"/>Haupt - Angeklagte </text:p>
          </table:table-cell>
          <table:table-cell office:value-type="string">
            <text:p><text:s/>main defendant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 text:c="2"/>Strafe </text:p>
          </table:table-cell>
          <table:table-cell office:value-type="string">
            <text:p><text:s/>penalty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ie Anwalte </text:p>
          </table:table-cell>
          <table:table-cell office:value-type="string">
            <text:p><text:s/>the lawyers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 text:c="2"/>Verfahrens </text:p>
          </table:table-cell>
          <table:table-cell office:value-type="string">
            <text:p><text:s/>process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Anschlage </text:p>
          </table:table-cell>
          <table:table-cell office:value-type="string">
            <text:p><text:s/>attack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 text:c="2"/>Uberfalle </text:p>
          </table:table-cell>
          <table:table-cell office:value-type="string">
            <text:p><text:s/>riots, attack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Verbrechen </text:p>
          </table:table-cell>
          <table:table-cell office:value-type="string">
            <text:p><text:s/>crimes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Urteil </text:p>
          </table:table-cell>
          <table:table-cell office:value-type="string">
            <text:p><text:s/>judgemen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sich umgebracht </text:p>
          </table:table-cell>
          <table:table-cell office:value-type="string">
            <text:p><text:s/>killed themselves</text:p>
          </table:table-cell>
          <table:table-cell table:number-columns-repeated="1022"/>
        </table:table-row>
        <table:table-row table:style-name="ro1">
          <table:table-cell office:value-type="string">
            <text:p><text:s text:c="2"/>Geheim-Dienste </text:p>
          </table:table-cell>
          <table:table-cell office:value-type="string">
            <text:p><text:s/>secret service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auslanderfeindlich </text:p>
          </table:table-cell>
          <table:table-cell office:value-type="string">
            <text:p><text:s/>xenophobic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 text:c="2"/>Schwule </text:p>
          </table:table-cell>
          <table:table-cell office:value-type="string">
            <text:p><text:s/>gay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fremde </text:p>
          </table:table-cell>
          <table:table-cell office:value-type="string">
            <text:p><text:s/>foreign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ie werden Neo-Nazis genannt </text:p>
          </table:table-cell>
          <table:table-cell office:value-type="string">
            <text:p><text:s/>they are called neo nazis</text:p>
          </table:table-cell>
          <table:table-cell table:number-columns-repeated="1022"/>
        </table:table-row>
        <table:table-row table:style-name="ro1">
          <table:table-cell office:value-type="string">
            <text:p><text:s text:c="2"/>melden </text:p>
          </table:table-cell>
          <table:table-cell office:value-type="string">
            <text:p><text:s/>to report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Ich habe mich verlaufen </text:p>
          </table:table-cell>
          <table:table-cell office:value-type="string">
            <text:p><text:s/>I lost myself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 text:c="2"/>Grossartig </text:p>
          </table:table-cell>
          <table:table-cell office:value-type="string">
            <text:p><text:s/>great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 text:c="2"/>wettbewerb </text:p>
          </table:table-cell>
          <table:table-cell office:value-type="string">
            <text:p><text:s/>competition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Arbeitserlaubnis </text:p>
          </table:table-cell>
          <table:table-cell office:value-type="string">
            <text:p><text:s/>work permit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Here </text:p>
          </table:table-cell>
          <table:table-cell office:value-type="string">
            <text:p><text:s/>hier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Spuren </text:p>
          </table:table-cell>
          <table:table-cell office:value-type="string">
            <text:p><text:s/>traces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ie Bombe war in einem <text:span text:style-name="T2">Eimer</text:span><text:span text:style-name="T3"> </text:span><text:span text:style-name="T2">versteckt</text:span><text:span text:style-name="T3"> </text:span></text:p>
          </table:table-cell>
          <table:table-cell office:value-type="string">
            <text:p><text:s/>the bomb was hidden in a bucke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schaffte </text:p>
          </table:table-cell>
          <table:table-cell office:value-type="string">
            <text:p><text:s/>managed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Herz gezeigt </text:p>
          </table:table-cell>
          <table:table-cell office:value-type="string">
            <text:p><text:s/>showed heart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reichte es nicht </text:p>
          </table:table-cell>
          <table:table-cell office:value-type="string">
            <text:p><text:s/>it was not enough</text:p>
          </table:table-cell>
          <table:table-cell table:number-columns-repeated="1022"/>
        </table:table-row>
        <table:table-row table:style-name="ro1">
          <table:table-cell table:style-name="ce60"/>
          <table:table-cell table:style-name="ce82"/>
          <table:table-cell table:style-name="ce100" table:number-columns-repeated="1022"/>
        </table:table-row>
        <table:table-row table:style-name="ro1">
          <table:table-cell table:style-name="ce51" office:value-type="string">
            <text:p><text:s text:c="2"/>Vorschläge </text:p>
          </table:table-cell>
          <table:table-cell office:value-type="string">
            <text:p><text:s/>proposals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 text:c="2"/>Vertrag </text:p>
          </table:table-cell>
          <table:table-cell office:value-type="string">
            <text:p><text:s/>contract </text:p>
          </table:table-cell>
          <table:table-cell table:number-columns-repeated="1022"/>
        </table:table-row>
        <table:table-row table:style-name="ro1">
          <table:table-cell table:style-name="ce48" office:value-type="string">
            <text:p><text:s text:c="2"/>einrichten </text:p>
          </table:table-cell>
          <table:table-cell office:value-type="string">
            <text:p><text:s/>furnish, establish, set up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ergrossern </text:p>
          </table:table-cell>
          <table:table-cell office:value-type="string">
            <text:p><text:s/>extend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 text:c="2"/>durchsuchen </text:p>
          </table:table-cell>
          <table:table-cell office:value-type="string">
            <text:p><text:s/>to search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 text:c="2"/>vergleichen </text:p>
          </table:table-cell>
          <table:table-cell office:value-type="string">
            <text:p><text:s/>compare <text:s/>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eroffentlichen </text:p>
          </table:table-cell>
          <table:table-cell office:value-type="string">
            <text:p><text:s/>publish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 text:c="2"/>bewegen </text:p>
          </table:table-cell>
          <table:table-cell office:value-type="string">
            <text:p><text:s/>move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 text:c="2"/>beachten </text:p>
          </table:table-cell>
          <table:table-cell office:value-type="string">
            <text:p><text:s/>consider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 text:c="2"/>besitzen </text:p>
          </table:table-cell>
          <table:table-cell office:value-type="string">
            <text:p><text:s/>own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Handy </text:p>
          </table:table-cell>
          <table:table-cell office:value-type="string">
            <text:p><text:s/>cell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 text:c="2"/>Der Schmetterling </text:p>
          </table:table-cell>
          <table:table-cell office:value-type="string">
            <text:p><text:s/>the butterfly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 text:c="2"/>Streifen </text:p>
          </table:table-cell>
          <table:table-cell office:value-type="string">
            <text:p><text:s/>strips</text:p>
          </table:table-cell>
          <table:table-cell table:number-columns-repeated="1022"/>
        </table:table-row>
        <table:table-row table:style-name="ro1">
          <table:table-cell office:value-type="string">
            <text:p><text:s text:c="2"/>L<text:span text:style-name="T3">ö</text:span><text:span text:style-name="T3">we </text:span></text:p>
          </table:table-cell>
          <table:table-cell office:value-type="string">
            <text:p><text:s/>lion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 text:c="2"/>Gemeinde </text:p>
          </table:table-cell>
          <table:table-cell office:value-type="string">
            <text:p><text:s/>community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entweder .. oder </text:p>
          </table:table-cell>
          <table:table-cell office:value-type="string">
            <text:p><text:s/>either or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Bevolkerung </text:p>
          </table:table-cell>
          <table:table-cell office:value-type="string">
            <text:p><text:s/>population 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 text:c="2"/>Das Verhaltnis </text:p>
          </table:table-cell>
          <table:table-cell office:value-type="string">
            <text:p><text:s/>the relationship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as Paar </text:p>
          </table:table-cell>
          <table:table-cell office:value-type="string">
            <text:p><text:s/>the pair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trotzen </text:p>
          </table:table-cell>
          <table:table-cell office:value-type="string">
            <text:p><text:s/>Defy , προκαλώ, αψηφώ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abgeben </text:p>
          </table:table-cell>
          <table:table-cell office:value-type="string">
            <text:p><text:s/>give up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Stichtag </text:p>
          </table:table-cell>
          <table:table-cell office:value-type="string">
            <text:p><text:s/>deadlin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angekündigt </text:p>
          </table:table-cell>
          <table:table-cell office:value-type="string">
            <text:p><text:s/>announced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 text:c="2"/>beklagt </text:p>
          </table:table-cell>
          <table:table-cell office:value-type="string">
            <text:p><text:s/>complain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verhaftete </text:p>
          </table:table-cell>
          <table:table-cell office:value-type="string">
            <text:p><text:s/>arrested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 text:c="2"/>Vorfällen </text:p>
          </table:table-cell>
          <table:table-cell office:value-type="string">
            <text:p><text:s/>incident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erhohen </text:p>
          </table:table-cell>
          <table:table-cell office:value-type="string">
            <text:p><text:s/>increase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erfahren </text:p>
          </table:table-cell>
          <table:table-cell office:value-type="string">
            <text:p><text:s/>find out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brennen </text:p>
          </table:table-cell>
          <table:table-cell office:value-type="string">
            <text:p><text:s/>burn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 text:c="2"/>erleben </text:p>
          </table:table-cell>
          <table:table-cell office:value-type="string">
            <text:p><text:s/>experience </text:p>
          </table:table-cell>
          <table:table-cell table:number-columns-repeated="1022"/>
        </table:table-row>
        <table:table-row table:style-name="ro1">
          <table:table-cell table:style-name="ce60"/>
          <table:table-cell table:style-name="ce82"/>
          <table:table-cell table:style-name="ce100" table:number-columns-repeated="1022"/>
        </table:table-row>
        <table:table-row table:style-name="ro1">
          <table:table-cell table:style-name="ce51" office:value-type="string">
            <text:p><text:s text:c="2"/>fordern </text:p>
          </table:table-cell>
          <table:table-cell office:value-type="string">
            <text:p>demand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achtet </text:p>
          </table:table-cell>
          <table:table-cell office:value-type="string">
            <text:p><text:s/>pay attention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reichen </text:p>
          </table:table-cell>
          <table:table-cell office:value-type="string">
            <text:p><text:s/>last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werkstatt </text:p>
          </table:table-cell>
          <table:table-cell office:value-type="string">
            <text:p><text:s/>workshop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 text:c="2"/>der Betreiber </text:p>
          </table:table-cell>
          <table:table-cell office:value-type="string">
            <text:p><text:s/>the operator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er Rechtsanwalt </text:p>
          </table:table-cell>
          <table:table-cell office:value-type="string">
            <text:p><text:s/>the lawyer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as Handwerk </text:p>
          </table:table-cell>
          <table:table-cell office:value-type="string">
            <text:p><text:s/>the handcraft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 text:c="2"/>gedroht </text:p>
          </table:table-cell>
          <table:table-cell office:value-type="string">
            <text:p><text:s/>threatened </text:p>
          </table:table-cell>
          <table:table-cell table:number-columns-repeated="1022"/>
        </table:table-row>
        <table:table-row table:style-name="ro1">
          <table:table-cell office:value-type="string">
            <text:p><text:s text:c="3"/>das Atom-<text:span text:style-name="T2">Abkommen</text:span><text:span text:style-name="T3"> </text:span></text:p>
          </table:table-cell>
          <table:table-cell office:value-type="string">
            <text:p><text:s/>the nuclear aggreement </text:p>
          </table:table-cell>
          <table:table-cell table:number-columns-repeated="1022"/>
        </table:table-row>
        <table:table-row table:style-name="ro1">
          <table:table-cell office:value-type="string">
            <text:p><text:s text:c="3"/>beenden </text:p>
          </table:table-cell>
          <table:table-cell office:value-type="string">
            <text:p><text:s/>break up </text:p>
          </table:table-cell>
          <table:table-cell table:number-columns-repeated="1022"/>
        </table:table-row>
        <table:table-row table:style-name="ro1">
          <table:table-cell office:value-type="string">
            <text:p><text:s text:c="3"/>Gewalt </text:p>
          </table:table-cell>
          <table:table-cell office:value-type="string">
            <text:p><text:s/>violence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 text:c="3"/>Vertrag </text:p>
          </table:table-cell>
          <table:table-cell office:value-type="string">
            <text:p><text:s/>contrac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3"/>erzeugen </text:p>
          </table:table-cell>
          <table:table-cell office:value-type="string">
            <text:p><text:s/>to produce </text:p>
          </table:table-cell>
          <table:table-cell table:number-columns-repeated="1022"/>
        </table:table-row>
        <table:table-row table:style-name="ro1">
          <table:table-cell office:value-type="string">
            <text:p><text:s text:c="3"/>Erd-Beben </text:p>
          </table:table-cell>
          <table:table-cell office:value-type="string">
            <text:p><text:s/>earthquake </text:p>
          </table:table-cell>
          <table:table-cell table:number-columns-repeated="1022"/>
        </table:table-row>
        <table:table-row table:style-name="ro1">
          <table:table-cell office:value-type="string">
            <text:p><text:s text:c="3"/>wackelt </text:p>
          </table:table-cell>
          <table:table-cell office:value-type="string">
            <text:p><text:s/>wobbles, talanteuetai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3"/>Gestein </text:p>
          </table:table-cell>
          <table:table-cell office:value-type="string">
            <text:p><text:s/>Rock , βράχος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3"/>Überwachungs </text:p>
          </table:table-cell>
          <table:table-cell office:value-type="string">
            <text:p><text:s/>survelience</text:p>
          </table:table-cell>
          <table:table-cell table:style-name="ce107"/>
          <table:table-cell table:number-columns-repeated="1021"/>
        </table:table-row>
        <table:table-row table:style-name="ro1">
          <table:table-cell office:value-type="string">
            <text:p><text:s text:c="3"/>Insgesamt </text:p>
          </table:table-cell>
          <table:table-cell office:value-type="string">
            <text:p><text:s/>a total of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 text:c="3"/>unterschiedliche </text:p>
          </table:table-cell>
          <table:table-cell office:value-type="string">
            <text:p><text:s/>different </text:p>
          </table:table-cell>
          <table:table-cell table:number-columns-repeated="1022"/>
        </table:table-row>
        <table:table-row table:style-name="ro1">
          <table:table-cell table:style-name="ce60"/>
          <table:table-cell table:style-name="ce82"/>
          <table:table-cell table:style-name="ce100" table:number-columns-repeated="1022"/>
        </table:table-row>
        <table:table-row table:style-name="ro1">
          <table:table-cell office:value-type="string">
            <text:p><text:s text:c="3"/>Tassen </text:p>
          </table:table-cell>
          <table:table-cell office:value-type="string">
            <text:p><text:s/>mugs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3"/>verbessert </text:p>
          </table:table-cell>
          <table:table-cell office:value-type="string">
            <text:p><text:s/>improv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3"/>geschehen </text:p>
          </table:table-cell>
          <table:table-cell office:value-type="string">
            <text:p><text:s/>happened</text:p>
          </table:table-cell>
          <table:table-cell table:number-columns-repeated="1022"/>
        </table:table-row>
        <table:table-row table:style-name="ro1">
          <table:table-cell office:value-type="string">
            <text:p><text:s text:c="3"/>geworden </text:p>
          </table:table-cell>
          <table:table-cell office:value-type="string">
            <text:p><text:s/>has become </text:p>
          </table:table-cell>
          <table:table-cell table:number-columns-repeated="1022"/>
        </table:table-row>
        <table:table-row table:style-name="ro1">
          <table:table-cell office:value-type="string">
            <text:p><text:s text:c="3"/>bereits </text:p>
          </table:table-cell>
          <table:table-cell office:value-type="string">
            <text:p><text:s/>already </text:p>
          </table:table-cell>
          <table:table-cell table:number-columns-repeated="1022"/>
        </table:table-row>
        <table:table-row table:style-name="ro23">
          <table:table-cell table:style-name="ce34" office:value-type="string">
            <text:p><text:s text:c="3"/>why did you not like the hotel </text:p>
          </table:table-cell>
          <table:table-cell office:value-type="string">
            <text:p><text:s/>warum hat dir das Hotel nicht gefallen ?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3"/>That is what you get </text:p>
          </table:table-cell>
          <table:table-cell office:value-type="string">
            <text:p><text:s/>Das hast du davon </text:p>
          </table:table-cell>
          <table:table-cell table:number-columns-repeated="1022"/>
        </table:table-row>
        <table:table-row table:style-name="ro1">
          <table:table-cell office:value-type="string">
            <text:p><text:s text:c="3"/>zumindest </text:p>
          </table:table-cell>
          <table:table-cell office:value-type="string">
            <text:p><text:s/>at least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Mir lauft die Zeit davon </text:p>
          </table:table-cell>
          <table:table-cell office:value-type="string">
            <text:p><text:s/>time is running out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davon </text:p>
          </table:table-cell>
          <table:table-cell office:value-type="string">
            <text:p><text:s/>from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daran </text:p>
          </table:table-cell>
          <table:table-cell office:value-type="string">
            <text:p><text:s/>about it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ausfallen </text:p>
          </table:table-cell>
          <table:table-cell office:value-type="string">
            <text:p><text:s/>Cancelled , to fail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Entschädigung </text:p>
          </table:table-cell>
          <table:table-cell office:value-type="string">
            <text:p><text:s/>compensation </text:p>
          </table:table-cell>
          <table:table-cell table:number-columns-repeated="1022"/>
        </table:table-row>
        <table:table-row table:style-name="ro1">
          <table:table-cell office:value-type="string">
            <text:p>Gewerkschaft </text:p>
          </table:table-cell>
          <table:table-cell office:value-type="string">
            <text:p><text:s/>union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gefordert </text:p>
          </table:table-cell>
          <table:table-cell office:value-type="string">
            <text:p><text:s/>requir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beschlossen</text:p>
          </table:table-cell>
          <table:table-cell office:value-type="string">
            <text:p><text:s/>decided </text:p>
          </table:table-cell>
          <table:table-cell table:number-columns-repeated="1022"/>
        </table:table-row>
        <table:table-row table:style-name="ro1">
          <table:table-cell office:value-type="string">
            <text:p>Beschluss </text:p>
          </table:table-cell>
          <table:table-cell office:value-type="string">
            <text:p><text:s/>decision </text:p>
          </table:table-cell>
          <table:table-cell table:number-columns-repeated="1022"/>
        </table:table-row>
        <table:table-row table:style-name="ro21">
          <table:table-cell table:style-name="ce26" office:value-type="string">
            <text:p><text:s/>Deshalb gilt der Beschluss nicht </text:p>
          </table:table-cell>
          <table:table-cell office:value-type="string">
            <text:p><text:s/>therefore the decision does not hold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fordern </text:p>
          </table:table-cell>
          <table:table-cell office:value-type="string">
            <text:p><text:s/>DEMAND </text:p>
          </table:table-cell>
          <table:table-cell table:number-columns-repeated="1022"/>
        </table:table-row>
        <table:table-row table:style-name="ro1">
          <table:table-cell table:style-name="ce66"/>
          <table:table-cell table:style-name="ce89"/>
          <table:table-cell table:style-name="ce106" table:number-columns-repeated="1022"/>
        </table:table-row>
        <table:table-row table:style-name="ro1">
          <table:table-cell office:value-type="string">
            <text:p><text:s text:c="2"/>ihren Streit beenden </text:p>
          </table:table-cell>
          <table:table-cell office:value-type="string">
            <text:p><text:s/>to end their dispute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/>anerkannt werden </text:p>
          </table:table-cell>
          <table:table-cell office:value-type="string">
            <text:p><text:s/>accepted, aknowledged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<text:s/>Kusten gebiet </text:p>
          </table:table-cell>
          <table:table-cell office:value-type="string">
            <text:p><text:s/>coastal area</text:p>
          </table:table-cell>
          <table:table-cell table:number-columns-repeated="1022"/>
        </table:table-row>
        <table:table-row table:style-name="ro1">
          <table:table-cell office:value-type="string">
            <text:p><text:s/>Danach </text:p>
          </table:table-cell>
          <table:table-cell office:value-type="string">
            <text:p><text:s/>after that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Vorwürfe </text:p>
          </table:table-cell>
          <table:table-cell office:value-type="string">
            <text:p><text:s/>accusations 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/>entlassen </text:p>
          </table:table-cell>
          <table:table-cell office:value-type="string">
            <text:p><text:s/>dismiss </text:p>
          </table:table-cell>
          <table:table-cell table:number-columns-repeated="1022"/>
        </table:table-row>
        <table:table-row table:style-name="ro1">
          <table:table-cell office:value-type="string">
            <text:p><text:s/>aussagen </text:p>
          </table:table-cell>
          <table:table-cell office:value-type="string">
            <text:p><text:s/>testify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ermittle </text:p>
          </table:table-cell>
          <table:table-cell office:value-type="string">
            <text:p><text:s/>investigate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eingemischt hat </text:p>
          </table:table-cell>
          <table:table-cell office:value-type="string">
            <text:p><text:s/>has interfered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herausfinden </text:p>
          </table:table-cell>
          <table:table-cell office:value-type="string">
            <text:p><text:s/>find out 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/>überwachen </text:p>
          </table:table-cell>
          <table:table-cell office:value-type="string">
            <text:p><text:s/>monitor </text:p>
          </table:table-cell>
          <table:table-cell table:style-name="ce107"/>
          <table:table-cell table:number-columns-repeated="1021"/>
        </table:table-row>
        <table:table-row table:style-name="ro1">
          <table:table-cell table:style-name="ce34" office:value-type="string">
            <text:p><text:s/>Anrede </text:p>
          </table:table-cell>
          <table:table-cell office:value-type="string">
            <text:p><text:s/>title , salutation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Bestatigung </text:p>
          </table:table-cell>
          <table:table-cell office:value-type="string">
            <text:p><text:s/>confirmation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ie Postleitzahl </text:p>
          </table:table-cell>
          <table:table-cell office:value-type="string">
            <text:p><text:s/>the postcode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<text:s/>Verlag </text:p>
          </table:table-cell>
          <table:table-cell office:value-type="string">
            <text:p><text:s/>publishing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Die Seele </text:p>
          </table:table-cell>
          <table:table-cell office:value-type="string">
            <text:p><text:s/>the soul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Der Sinn </text:p>
          </table:table-cell>
          <table:table-cell office:value-type="string">
            <text:p><text:s/>sens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Gedanke </text:p>
          </table:table-cell>
          <table:table-cell office:value-type="string">
            <text:p><text:s/>idea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Spirituality </text:p>
          </table:table-cell>
          <table:table-cell office:value-type="string">
            <text:p><text:s/>Spiritualität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<text:s/>I would resolve it privately </text:p>
          </table:table-cell>
          <table:table-cell office:value-type="string">
            <text:p><text:s/>Ich w<text:span text:style-name="T1">ü</text:span><text:span text:style-name="T1">rde es privat l</text:span><text:span text:style-name="T1">ö</text:span><text:span text:style-name="T1">sen</text:span></text:p>
          </table:table-cell>
          <table:table-cell table:number-columns-repeated="1022"/>
        </table:table-row>
        <table:table-row table:style-name="ro1">
          <table:table-cell table:style-name="ce66"/>
          <table:table-cell table:style-name="ce89"/>
          <table:table-cell table:style-name="ce106" table:number-columns-repeated="1022"/>
        </table:table-row>
        <table:table-row table:style-name="ro1">
          <table:table-cell office:value-type="string">
            <text:p><text:s/>If yes, how? </text:p>
          </table:table-cell>
          <table:table-cell office:value-type="string">
            <text:p><text:s/>Falls ja, wie?, Wenn ja, wie</text:p>
          </table:table-cell>
          <table:table-cell table:number-columns-repeated="1022"/>
        </table:table-row>
        <table:table-row table:style-name="ro1">
          <table:table-cell office:value-type="string">
            <text:p><text:s/>handeln </text:p>
          </table:table-cell>
          <table:table-cell office:value-type="string">
            <text:p><text:s/>to act</text:p>
          </table:table-cell>
          <table:table-cell table:number-columns-repeated="1022"/>
        </table:table-row>
        <table:table-row table:style-name="ro1">
          <table:table-cell office:value-type="string">
            <text:p><text:s/>Die Leiter </text:p>
          </table:table-cell>
          <table:table-cell office:value-type="string">
            <text:p><text:s/>the ladder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Ich bin drinnen/innen </text:p>
          </table:table-cell>
          <table:table-cell office:value-type="string">
            <text:p><text:s/>i am inside</text:p>
          </table:table-cell>
          <table:table-cell table:number-columns-repeated="1022"/>
        </table:table-row>
        <table:table-row table:style-name="ro1">
          <table:table-cell office:value-type="string">
            <text:p><text:s/>Der Gast ist oben auf dem Berg </text:p>
          </table:table-cell>
          <table:table-cell office:value-type="string">
            <text:p><text:s/>the guest is on top of the hill</text:p>
          </table:table-cell>
          <table:table-cell table:number-columns-repeated="1022"/>
        </table:table-row>
        <table:table-row table:style-name="ro24">
          <table:table-cell table:style-name="ce44" office:value-type="string">
            <text:p><text:s/>Der Spiegel ist hinten im Raum </text:p>
          </table:table-cell>
          <table:table-cell office:value-type="string">
            <text:p><text:s/>the mirror is at the back of the room</text:p>
          </table:table-cell>
          <table:table-cell table:number-columns-repeated="1022"/>
        </table:table-row>
        <table:table-row table:style-name="ro1">
          <table:table-cell office:value-type="string">
            <text:p><text:s/>Hoffnung </text:p>
          </table:table-cell>
          <table:table-cell office:value-type="string">
            <text:p><text:s/>hop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Schicksal </text:p>
          </table:table-cell>
          <table:table-cell office:value-type="string">
            <text:p><text:s/>fate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Geist </text:p>
          </table:table-cell>
          <table:table-cell office:value-type="string">
            <text:p><text:s/>ghost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die Wahrheit </text:p>
          </table:table-cell>
          <table:table-cell office:value-type="string">
            <text:p><text:s/>the truth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Gleichgewicht </text:p>
          </table:table-cell>
          <table:table-cell office:value-type="string">
            <text:p><text:s/>balance </text:p>
          </table:table-cell>
          <table:table-cell table:number-columns-repeated="1022"/>
        </table:table-row>
        <table:table-row table:style-name="ro1">
          <table:table-cell office:value-type="string">
            <text:p><text:s/>stood </text:p>
          </table:table-cell>
          <table:table-cell office:value-type="string">
            <text:p><text:s/>stand </text:p>
          </table:table-cell>
          <table:table-cell table:number-columns-repeated="1022"/>
        </table:table-row>
        <table:table-row table:style-name="ro1">
          <table:table-cell office:value-type="string">
            <text:p><text:s/>Konnten </text:p>
          </table:table-cell>
          <table:table-cell office:value-type="string">
            <text:p><text:s/>could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ubrigen </text:p>
          </table:table-cell>
          <table:table-cell office:value-type="string">
            <text:p><text:s/>spar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gesamte </text:p>
          </table:table-cell>
          <table:table-cell office:value-type="string">
            <text:p><text:s/>entire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That is another friend of mine </text:p>
          </table:table-cell>
          <table:table-cell office:value-type="string">
            <text:p><text:s/>Das ist noch ein Freund von mir</text:p>
          </table:table-cell>
          <table:table-cell table:number-columns-repeated="1022"/>
        </table:table-row>
        <table:table-row table:style-name="ro1">
          <table:table-cell office:value-type="string">
            <text:p><text:s/>Another month and i am free as the wind </text:p>
          </table:table-cell>
          <table:table-cell office:value-type="string">
            <text:p><text:s/>Noch ein Monat und ich bin frei wie der Wind</text:p>
          </table:table-cell>
          <table:table-cell table:number-columns-repeated="1022"/>
        </table:table-row>
        <table:table-row table:style-name="ro1">
          <table:table-cell office:value-type="string">
            <text:p><text:s/>Gericht </text:p>
          </table:table-cell>
          <table:table-cell office:value-type="string">
            <text:p><text:s/>court </text:p>
          </table:table-cell>
          <table:table-cell table:number-columns-repeated="1022"/>
        </table:table-row>
        <table:table-row table:style-name="ro1">
          <table:table-cell office:value-type="string">
            <text:p><text:s/>Urteil </text:p>
          </table:table-cell>
          <table:table-cell office:value-type="string">
            <text:p><text:s/>judgement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bewusstlos </text:p>
          </table:table-cell>
          <table:table-cell office:value-type="string">
            <text:p><text:s/>unconsious 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/>angeklagt </text:p>
          </table:table-cell>
          <table:table-cell office:value-type="string">
            <text:p><text:s/>accus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Angeklagte </text:p>
          </table:table-cell>
          <table:table-cell office:value-type="string">
            <text:p><text:s/>defandant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Obdachloser </text:p>
          </table:table-cell>
          <table:table-cell office:value-type="string">
            <text:p><text:s/>homeless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Erfahrungen </text:p>
          </table:table-cell>
          <table:table-cell office:value-type="string">
            <text:p><text:s/>experience </text:p>
          </table:table-cell>
          <table:table-cell table:number-columns-repeated="1022"/>
        </table:table-row>
        <table:table-row table:style-name="ro1">
          <table:table-cell office:value-type="string">
            <text:p><text:s/>Die Masse </text:p>
          </table:table-cell>
          <table:table-cell office:value-type="string">
            <text:p><text:s/>the measurament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erhalten </text:p>
          </table:table-cell>
          <table:table-cell office:value-type="string">
            <text:p><text:s/>behavior</text:p>
          </table:table-cell>
          <table:table-cell table:number-columns-repeated="1022"/>
        </table:table-row>
        <table:table-row table:style-name="ro1">
          <table:table-cell office:value-type="string">
            <text:p><text:s/>Hinweise </text:p>
          </table:table-cell>
          <table:table-cell office:value-type="string">
            <text:p><text:s/>tips </text:p>
          </table:table-cell>
          <table:table-cell table:number-columns-repeated="1022"/>
        </table:table-row>
        <table:table-row table:style-name="ro1">
          <table:table-cell office:value-type="string">
            <text:p><text:s/>das Ziel </text:p>
          </table:table-cell>
          <table:table-cell office:value-type="string">
            <text:p><text:s/>the goal</text:p>
          </table:table-cell>
          <table:table-cell table:number-columns-repeated="1022"/>
        </table:table-row>
        <table:table-row table:style-name="ro1">
          <table:table-cell office:value-type="string">
            <text:p><text:s/>liess nach </text:p>
          </table:table-cell>
          <table:table-cell office:value-type="string">
            <text:p><text:s/>died down </text:p>
          </table:table-cell>
          <table:table-cell table:number-columns-repeated="1022"/>
        </table:table-row>
        <table:table-row table:style-name="ro1">
          <table:table-cell office:value-type="string">
            <text:p><text:s/>Titel </text:p>
          </table:table-cell>
          <table:table-cell office:value-type="string">
            <text:p><text:s/>titl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behalten </text:p>
          </table:table-cell>
          <table:table-cell office:value-type="string">
            <text:p><text:s/>keep</text:p>
          </table:table-cell>
          <table:table-cell table:number-columns-repeated="1022"/>
        </table:table-row>
        <table:table-row table:style-name="ro1">
          <table:table-cell office:value-type="string">
            <text:p><text:s/>erfahren </text:p>
          </table:table-cell>
          <table:table-cell office:value-type="string">
            <text:p><text:s/>find out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erleben </text:p>
          </table:table-cell>
          <table:table-cell office:value-type="string">
            <text:p><text:s/>experience </text:p>
          </table:table-cell>
          <table:table-cell table:number-columns-repeated="1022"/>
        </table:table-row>
        <table:table-row table:style-name="ro1">
          <table:table-cell office:value-type="string">
            <text:p><text:s/>unterstutzen </text:p>
          </table:table-cell>
          <table:table-cell office:value-type="string">
            <text:p><text:s/>to support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erwarten </text:p>
          </table:table-cell>
          <table:table-cell office:value-type="string">
            <text:p><text:s/>expect </text:p>
          </table:table-cell>
          <table:table-cell table:number-columns-repeated="1022"/>
        </table:table-row>
        <table:table-row table:style-name="ro1">
          <table:table-cell office:value-type="string">
            <text:p><text:s/>zitieren </text:p>
          </table:table-cell>
          <table:table-cell office:value-type="string">
            <text:p><text:s/>cite us , quote us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gehoren </text:p>
          </table:table-cell>
          <table:table-cell office:value-type="string">
            <text:p><text:s/>belong</text:p>
          </table:table-cell>
          <table:table-cell table:number-columns-repeated="1022"/>
        </table:table-row>
        <table:table-row table:style-name="ro1">
          <table:table-cell office:value-type="string">
            <text:p><text:s/>vorschlagen </text:p>
          </table:table-cell>
          <table:table-cell office:value-type="string">
            <text:p><text:s/>suggest </text:p>
          </table:table-cell>
          <table:table-cell table:number-columns-repeated="1022"/>
        </table:table-row>
        <table:table-row table:style-name="ro1">
          <table:table-cell office:value-type="string">
            <text:p><text:s/>herunterladen </text:p>
          </table:table-cell>
          <table:table-cell office:value-type="string">
            <text:p><text:s/>download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You will belong to us </text:p>
          </table:table-cell>
          <table:table-cell office:value-type="string">
            <text:p><text:s/>Du wirst zu uns gehoren</text:p>
          </table:table-cell>
          <table:table-cell table:number-columns-repeated="1022"/>
        </table:table-row>
        <table:table-row table:style-name="ro1">
          <table:table-cell office:value-type="string">
            <text:p><text:s/>Wahrscheinlich </text:p>
          </table:table-cell>
          <table:table-cell office:value-type="string">
            <text:p><text:s/>probably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diesmal </text:p>
          </table:table-cell>
          <table:table-cell office:value-type="string">
            <text:p><text:s/>this time </text:p>
          </table:table-cell>
          <table:table-cell table:number-columns-repeated="1022"/>
        </table:table-row>
        <table:table-row table:style-name="ro1" table:number-rows-repeated="1047191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Sheet3" table:style-name="ta16" table:print="false">
        <office:forms form:automatic-focus="false" form:apply-design-mode="false"/>
        <table:table-column table:style-name="co47" table:default-cell-style-name="ce185"/>
        <table:table-column table:style-name="co51" table:default-cell-style-name="ce185"/>
        <table:table-column table:style-name="co52" table:default-cell-style-name="Excel_20_Built-in_20_Normal"/>
        <table:table-column table:style-name="co5" table:number-columns-repeated="253" table:default-cell-style-name="Excel_20_Built-in_20_Normal"/>
        <table:table-column table:style-name="co6" table:number-columns-repeated="768" table:default-cell-style-name="Default"/>
        <table:table-row table:style-name="ro52">
          <table:table-cell table:number-columns-repeated="1024"/>
        </table:table-row>
        <table:table-row table:style-name="ro35">
          <table:table-cell office:value-type="string">
            <text:p>mitmachen</text:p>
          </table:table-cell>
          <table:table-cell office:value-type="string">
            <text:p>participate</text:p>
          </table:table-cell>
          <table:table-cell table:number-columns-repeated="1022"/>
        </table:table-row>
        <table:table-row table:style-name="ro35">
          <table:table-cell office:value-type="string">
            <text:p>teilnehmen</text:p>
          </table:table-cell>
          <table:table-cell office:value-type="string">
            <text:p>participate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sorgen</text:p>
          </table:table-cell>
          <table:table-cell office:value-type="string">
            <text:p>care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vermeiden</text:p>
          </table:table-cell>
          <table:table-cell office:value-type="string">
            <text:p>prevent, avoid</text:p>
          </table:table-cell>
          <table:table-cell table:number-columns-repeated="1022"/>
        </table:table-row>
        <table:table-row table:style-name="ro35">
          <table:table-cell office:value-type="string">
            <text:p>kommt</text:p>
          </table:table-cell>
          <table:table-cell office:value-type="string">
            <text:p>happens</text:p>
          </table:table-cell>
          <table:table-cell table:number-columns-repeated="1022"/>
        </table:table-row>
        <table:table-row table:style-name="ro35">
          <table:table-cell office:value-type="string">
            <text:p>passiert</text:p>
          </table:table-cell>
          <table:table-cell office:value-type="string">
            <text:p>happens</text:p>
          </table:table-cell>
          <table:table-cell table:number-columns-repeated="1022"/>
        </table:table-row>
        <table:table-row table:style-name="ro35">
          <table:table-cell office:value-type="string">
            <text:p>mir ist kalt</text:p>
          </table:table-cell>
          <table:table-cell office:value-type="string">
            <text:p>I am cold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Geschlechter</text:p>
          </table:table-cell>
          <table:table-cell office:value-type="string">
            <text:p>gender</text:p>
          </table:table-cell>
          <table:table-cell table:number-columns-repeated="1022"/>
        </table:table-row>
        <table:table-row table:style-name="ro35">
          <table:table-cell office:value-type="string">
            <text:p>Eier</text:p>
          </table:table-cell>
          <table:table-cell office:value-type="string">
            <text:p>Eggs</text:p>
          </table:table-cell>
          <table:table-cell table:number-columns-repeated="1022"/>
        </table:table-row>
        <table:table-row table:style-name="ro35">
          <table:table-cell office:value-type="string">
            <text:p>Frühling</text:p>
          </table:table-cell>
          <table:table-cell office:value-type="string">
            <text:p>Spring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heiß</text:p>
          </table:table-cell>
          <table:table-cell office:value-type="string">
            <text:p>hot</text:p>
          </table:table-cell>
          <table:table-cell table:number-columns-repeated="1022"/>
        </table:table-row>
        <table:table-row table:style-name="ro35">
          <table:table-cell office:value-type="string">
            <text:p>sorgt sich</text:p>
          </table:table-cell>
          <table:table-cell office:value-type="string">
            <text:p>worries</text:p>
          </table:table-cell>
          <table:table-cell table:number-columns-repeated="1022"/>
        </table:table-row>
        <table:table-row table:style-name="ro35">
          <table:table-cell table:style-name="ce188" office:value-type="string">
            <text:p>sich melden</text:p>
          </table:table-cell>
          <table:table-cell office:value-type="string">
            <text:p>report, get in touch</text:p>
          </table:table-cell>
          <table:table-cell table:number-columns-repeated="1022"/>
        </table:table-row>
        <table:table-row table:style-name="ro35">
          <table:table-cell table:style-name="ce189" office:value-type="string">
            <text:p>Ich habe mich verlaufen</text:p>
          </table:table-cell>
          <table:table-cell office:value-type="string">
            <text:p>I am lost</text:p>
          </table:table-cell>
          <table:table-cell table:number-columns-repeated="1022"/>
        </table:table-row>
        <table:table-row table:style-name="ro35">
          <table:table-cell table:style-name="ce190" office:value-type="string">
            <text:p>eintragen</text:p>
          </table:table-cell>
          <table:table-cell office:value-type="string">
            <text:p>sign in</text:p>
          </table:table-cell>
          <table:table-cell table:number-columns-repeated="1022"/>
        </table:table-row>
        <table:table-row table:style-name="ro35">
          <table:table-cell office:value-type="string">
            <text:p>Ich erinnere mich nicht</text:p>
          </table:table-cell>
          <table:table-cell office:value-type="string">
            <text:p>I do not remember</text:p>
          </table:table-cell>
          <table:table-cell table:number-columns-repeated="1022"/>
        </table:table-row>
        <table:table-row table:style-name="ro35">
          <table:table-cell office:value-type="string">
            <text:p>Er setzte sich neben diesen Stuhl</text:p>
          </table:table-cell>
          <table:table-cell office:value-type="string">
            <text:p>He sat down next to that chair</text:p>
          </table:table-cell>
          <table:table-cell table:number-columns-repeated="1022"/>
        </table:table-row>
        <table:table-row table:style-name="ro53">
          <table:table-cell office:value-type="string">
            <text:p>Ich habe alles, was ich brauche. Was soll ich mir noch wunschen</text:p>
          </table:table-cell>
          <table:table-cell office:value-type="string">
            <text:p>I have everything I need. What else should I wish for?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prüfen</text:p>
          </table:table-cell>
          <table:table-cell office:value-type="string">
            <text:p>check out</text:p>
          </table:table-cell>
          <table:table-cell table:number-columns-repeated="1022"/>
        </table:table-row>
        <table:table-row table:style-name="ro53">
          <table:table-cell table:style-name="ce186" office:value-type="string">
            <text:p>Ich habe mich im Unterricht neben sie gesetzt</text:p>
          </table:table-cell>
          <table:table-cell office:value-type="string">
            <text:p>I sat down next to her in the classroom</text:p>
          </table:table-cell>
          <table:table-cell table:number-columns-repeated="1022"/>
        </table:table-row>
        <table:table-row table:style-name="ro35">
          <table:table-cell office:value-type="string">
            <text:p>anschauen</text:p>
          </table:table-cell>
          <table:table-cell office:value-type="string">
            <text:p>check out, look at/εξετάζω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eintragen</text:p>
          </table:table-cell>
          <table:table-cell office:value-type="string">
            <text:p>register</text:p>
          </table:table-cell>
          <table:table-cell table:number-columns-repeated="1022"/>
        </table:table-row>
        <table:table-row table:style-name="ro35">
          <table:table-cell office:value-type="string">
            <text:p>Er setzte sich neben diesen Stuhl</text:p>
          </table:table-cell>
          <table:table-cell office:value-type="string">
            <text:p>He sat down next to that chair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geschafft</text:p>
          </table:table-cell>
          <table:table-cell office:value-type="string">
            <text:p>accomplished</text:p>
          </table:table-cell>
          <table:table-cell table:number-columns-repeated="1022"/>
        </table:table-row>
        <table:table-row table:style-name="ro35">
          <table:table-cell office:value-type="string">
            <text:p>Daran habe ich nicht gedacht</text:p>
          </table:table-cell>
          <table:table-cell office:value-type="string">
            <text:p>I have not thought of it</text:p>
          </table:table-cell>
          <table:table-cell table:number-columns-repeated="1022"/>
        </table:table-row>
        <table:table-row table:style-name="ro35">
          <table:table-cell table:style-name="ce192" office:value-type="string">
            <text:p>geführt</text:p>
          </table:table-cell>
          <table:table-cell office:value-type="string">
            <text:p>led</text:p>
          </table:table-cell>
          <table:table-cell table:number-columns-repeated="1022"/>
        </table:table-row>
        <table:table-row table:style-name="ro35">
          <table:table-cell table:style-name="ce192" office:value-type="string">
            <text:p>Menge Regeln</text:p>
          </table:table-cell>
          <table:table-cell office:value-type="string">
            <text:p>many rules</text:p>
          </table:table-cell>
          <table:table-cell table:number-columns-repeated="1022"/>
        </table:table-row>
        <table:table-row table:style-name="ro35">
          <table:table-cell table:style-name="ce190" office:value-type="string">
            <text:p>beschlossen werden</text:p>
          </table:table-cell>
          <table:table-cell office:value-type="string">
            <text:p>to be decided</text:p>
          </table:table-cell>
          <table:table-cell table:number-columns-repeated="1022"/>
        </table:table-row>
        <table:table-row table:style-name="ro35">
          <table:table-cell table:style-name="ce194" office:value-type="string">
            <text:p>wie man das schafft</text:p>
          </table:table-cell>
          <table:table-cell office:value-type="string">
            <text:p>How to do it</text:p>
          </table:table-cell>
          <table:table-cell table:number-columns-repeated="1022"/>
        </table:table-row>
        <table:table-row table:style-name="ro52">
          <table:table-cell table:style-name="ce207"/>
          <table:table-cell table:style-name="ce244"/>
          <table:table-cell table:style-name="ce92" table:number-columns-repeated="1022"/>
        </table:table-row>
        <table:table-row table:style-name="ro35">
          <table:table-cell table:style-name="ce194" office:value-type="string">
            <text:p>Schad-Stoffe</text:p>
          </table:table-cell>
          <table:table-cell office:value-type="string">
            <text:p>Harmfull substances</text:p>
          </table:table-cell>
          <table:table-cell table:number-columns-repeated="1022"/>
        </table:table-row>
        <table:table-row table:style-name="ro35">
          <table:table-cell table:style-name="ce192" office:value-type="string">
            <text:p>deswegen</text:p>
          </table:table-cell>
          <table:table-cell office:value-type="string">
            <text:p>Therefore</text:p>
          </table:table-cell>
          <table:table-cell table:number-columns-repeated="1022"/>
        </table:table-row>
        <table:table-row table:style-name="ro35">
          <table:table-cell office:value-type="string">
            <text:p>Gründe</text:p>
          </table:table-cell>
          <table:table-cell office:value-type="string">
            <text:p>reasons</text:p>
          </table:table-cell>
          <table:table-cell table:number-columns-repeated="1022"/>
        </table:table-row>
        <table:table-row table:style-name="ro35">
          <table:table-cell office:value-type="string">
            <text:p>einigen</text:p>
          </table:table-cell>
          <table:table-cell table:style-name="ce75" office:value-type="string">
            <text:p>agree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belästigt</text:p>
          </table:table-cell>
          <table:table-cell office:value-type="string">
            <text:p>molested/κακοποιήθηκε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festgebunden</text:p>
          </table:table-cell>
          <table:table-cell office:value-type="string">
            <text:p>tied/δεμένα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betrunken</text:p>
          </table:table-cell>
          <table:table-cell office:value-type="string">
            <text:p>drunk</text:p>
          </table:table-cell>
          <table:table-cell table:number-columns-repeated="1022"/>
        </table:table-row>
        <table:table-row table:style-name="ro35">
          <table:table-cell table:style-name="ce208" office:value-type="string">
            <text:p>Ermittlungen</text:p>
          </table:table-cell>
          <table:table-cell office:value-type="string">
            <text:p>investigation</text:p>
          </table:table-cell>
          <table:table-cell table:number-columns-repeated="1022"/>
        </table:table-row>
        <table:table-row table:style-name="ro35">
          <table:table-cell office:value-type="string">
            <text:p>Mord</text:p>
          </table:table-cell>
          <table:table-cell office:value-type="string">
            <text:p>murder</text:p>
          </table:table-cell>
          <table:table-cell table:number-columns-repeated="6"/>
          <table:table-cell office:value-type="float" office:value="2">
            <text:p>2</text:p>
          </table:table-cell>
          <table:table-cell table:number-columns-repeated="1015"/>
        </table:table-row>
        <table:table-row table:style-name="ro35">
          <table:table-cell table:style-name="ce194" office:value-type="string">
            <text:p>Die Täter</text:p>
          </table:table-cell>
          <table:table-cell office:value-type="string">
            <text:p>offender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Mord-Verdacht</text:p>
          </table:table-cell>
          <table:table-cell table:style-name="ce192" office:value-type="string">
            <text:p>Murder suspect</text:p>
          </table:table-cell>
          <table:table-cell table:number-columns-repeated="1022"/>
        </table:table-row>
        <table:table-row table:style-name="ro35">
          <table:table-cell office:value-type="string">
            <text:p>Staats-Anwalt</text:p>
          </table:table-cell>
          <table:table-cell table:style-name="ce192" office:value-type="string">
            <text:p>State Attorney</text:p>
          </table:table-cell>
          <table:table-cell table:number-columns-repeated="1022"/>
        </table:table-row>
        <table:table-row table:style-name="ro35">
          <table:table-cell table:style-name="ce209" office:value-type="string">
            <text:p>ermittelt</text:p>
          </table:table-cell>
          <table:table-cell office:value-type="string">
            <text:p>determined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einzige</text:p>
          </table:table-cell>
          <table:table-cell office:value-type="string">
            <text:p>only, single</text:p>
          </table:table-cell>
          <table:table-cell table:number-columns-repeated="1022"/>
        </table:table-row>
        <table:table-row table:style-name="ro35">
          <table:table-cell table:style-name="ce208" office:value-type="string">
            <text:p>verfügbaren</text:p>
          </table:table-cell>
          <table:table-cell office:value-type="string">
            <text:p>available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Mauern</text:p>
          </table:table-cell>
          <table:table-cell office:value-type="string">
            <text:p>walls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Ferien</text:p>
          </table:table-cell>
          <table:table-cell office:value-type="string">
            <text:p>break/αργία</text:p>
          </table:table-cell>
          <table:table-cell table:number-columns-repeated="1022"/>
        </table:table-row>
        <table:table-row table:style-name="ro35">
          <table:table-cell table:style-name="ce194" office:value-type="string">
            <text:p>Fähre</text:p>
          </table:table-cell>
          <table:table-cell office:value-type="string">
            <text:p>Ferry</text:p>
          </table:table-cell>
          <table:table-cell table:number-columns-repeated="1022"/>
        </table:table-row>
        <table:table-row table:style-name="ro35">
          <table:table-cell table:style-name="ce209" office:value-type="string">
            <text:p>Du hast mich dazu gebracht</text:p>
          </table:table-cell>
          <table:table-cell office:value-type="string">
            <text:p>You made me do this</text:p>
          </table:table-cell>
          <table:table-cell table:number-columns-repeated="1022"/>
        </table:table-row>
        <table:table-row table:style-name="ro52">
          <table:table-cell table:style-name="ce210" table:number-columns-repeated="2"/>
          <table:table-cell table:style-name="ce101" table:number-columns-repeated="1022"/>
        </table:table-row>
        <table:table-row table:style-name="ro35">
          <table:table-cell office:value-type="string">
            <text:p>habe .. Gewusst</text:p>
          </table:table-cell>
          <table:table-cell office:value-type="string">
            <text:p>I did not know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Hinweise</text:p>
          </table:table-cell>
          <table:table-cell office:value-type="string">
            <text:p>clues</text:p>
          </table:table-cell>
          <table:table-cell table:number-columns-repeated="1022"/>
        </table:table-row>
        <table:table-row table:style-name="ro35">
          <table:table-cell table:style-name="ce211" office:value-type="string">
            <text:p>Maße</text:p>
          </table:table-cell>
          <table:table-cell office:value-type="string">
            <text:p>metrics, dimensions, mass</text:p>
          </table:table-cell>
          <table:table-cell table:number-columns-repeated="1022"/>
        </table:table-row>
        <table:table-row table:style-name="ro35">
          <table:table-cell office:value-type="string">
            <text:p>Kompetenz</text:p>
          </table:table-cell>
          <table:table-cell office:value-type="string">
            <text:p>competence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hassen</text:p>
          </table:table-cell>
          <table:table-cell office:value-type="string">
            <text:p>hate</text:p>
          </table:table-cell>
          <table:table-cell table:number-columns-repeated="1022"/>
        </table:table-row>
        <table:table-row table:style-name="ro35">
          <table:table-cell office:value-type="string">
            <text:p>Freude</text:p>
          </table:table-cell>
          <table:table-cell office:value-type="string">
            <text:p>joy</text:p>
          </table:table-cell>
          <table:table-cell table:number-columns-repeated="1022"/>
        </table:table-row>
        <table:table-row table:style-name="ro35">
          <table:table-cell table:style-name="ce208" office:value-type="string">
            <text:p>Verständnis</text:p>
          </table:table-cell>
          <table:table-cell office:value-type="string">
            <text:p>understanding</text:p>
          </table:table-cell>
          <table:table-cell table:number-columns-repeated="1022"/>
        </table:table-row>
        <table:table-row table:style-name="ro35">
          <table:table-cell office:value-type="string">
            <text:p>schlau</text:p>
          </table:table-cell>
          <table:table-cell office:value-type="string">
            <text:p>smart</text:p>
          </table:table-cell>
          <table:table-cell table:number-columns-repeated="1022"/>
        </table:table-row>
        <table:table-row table:style-name="ro35">
          <table:table-cell table:style-name="ce192" office:value-type="string">
            <text:p>böse</text:p>
          </table:table-cell>
          <table:table-cell office:value-type="string">
            <text:p>mad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Schuld</text:p>
          </table:table-cell>
          <table:table-cell office:value-type="string">
            <text:p>fault</text:p>
          </table:table-cell>
          <table:table-cell table:number-columns-repeated="1022"/>
        </table:table-row>
        <table:table-row table:style-name="ro35">
          <table:table-cell office:value-type="string">
            <text:p>Ruhe</text:p>
          </table:table-cell>
          <table:table-cell office:value-type="string">
            <text:p>pease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Ich bin au<text:span text:style-name="T1">ßer mir vor Freude</text:span></text:p>
          </table:table-cell>
          <table:table-cell office:value-type="string">
            <text:p>I am overjoyed</text:p>
          </table:table-cell>
          <table:table-cell table:number-columns-repeated="1022"/>
        </table:table-row>
        <table:table-row table:style-name="ro35">
          <table:table-cell table:style-name="ce212" office:value-type="string">
            <text:p>unheimlich</text:p>
          </table:table-cell>
          <table:table-cell table:style-name="ce219" office:value-type="string">
            <text:p>tromaxtikos</text:p>
          </table:table-cell>
          <table:table-cell table:style-name="ce248" table:number-columns-repeated="4"/>
          <table:table-cell table:number-columns-repeated="1018"/>
        </table:table-row>
        <table:table-row table:style-name="ro54">
          <table:table-cell table:style-name="ce213" office:value-type="string">
            <text:p>geschossen</text:p>
          </table:table-cell>
          <table:table-cell table:style-name="ce245" office:value-type="string">
            <text:p>shot</text:p>
          </table:table-cell>
          <table:table-cell table:style-name="ce245" table:number-columns-repeated="4"/>
          <table:table-cell table:number-columns-repeated="1018"/>
        </table:table-row>
        <table:table-row table:style-name="ro54">
          <table:table-cell table:style-name="ce214" office:value-type="string">
            <text:p>erkennen </text:p>
          </table:table-cell>
          <table:table-cell table:style-name="ce219" office:value-type="string">
            <text:p>recognize</text:p>
          </table:table-cell>
          <table:table-cell table:style-name="ce245" table:number-columns-repeated="4"/>
          <table:table-cell table:number-columns-repeated="1018"/>
        </table:table-row>
        <table:table-row table:style-name="ro35">
          <table:table-cell table:style-name="ce107" office:value-type="string">
            <text:p>gelten nicht mehr </text:p>
          </table:table-cell>
          <table:table-cell table:style-name="ce219" office:value-type="string">
            <text:p>do not apply any more</text:p>
          </table:table-cell>
          <table:table-cell table:style-name="ce245" table:number-columns-repeated="4"/>
          <table:table-cell table:number-columns-repeated="1018"/>
        </table:table-row>
        <table:table-row table:style-name="ro35">
          <table:table-cell table:style-name="ce208" office:value-type="string">
            <text:p>erlauben</text:p>
          </table:table-cell>
          <table:table-cell table:style-name="ce192" office:value-type="string">
            <text:p>To allow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Vorwürfe </text:p>
          </table:table-cell>
          <table:table-cell table:style-name="ce219" office:value-type="string">
            <text:p>accussations</text:p>
          </table:table-cell>
          <table:table-cell table:style-name="ce248" table:number-columns-repeated="4"/>
          <table:table-cell table:number-columns-repeated="1018"/>
        </table:table-row>
        <table:table-row table:style-name="ro54">
          <table:table-cell table:style-name="ce216" office:value-type="string">
            <text:p>Beweise</text:p>
          </table:table-cell>
          <table:table-cell table:style-name="ce245" office:value-type="string">
            <text:p>proofs</text:p>
          </table:table-cell>
          <table:table-cell table:style-name="ce245" table:number-columns-repeated="4"/>
          <table:table-cell table:number-columns-repeated="1018"/>
        </table:table-row>
        <table:table-row table:style-name="ro54">
          <table:table-cell table:style-name="ce217"/>
          <table:table-cell table:style-name="ce246" table:number-columns-repeated="5"/>
          <table:table-cell table:style-name="ce96" table:number-columns-repeated="1018"/>
        </table:table-row>
        <table:table-row table:style-name="ro54">
          <table:table-cell table:style-name="ce218" office:value-type="string">
            <text:p>beschließt </text:p>
          </table:table-cell>
          <table:table-cell table:style-name="ce219" office:value-type="string">
            <text:p>decides</text:p>
          </table:table-cell>
          <table:table-cell table:style-name="ce245" table:number-columns-repeated="4"/>
          <table:table-cell table:number-columns-repeated="1018"/>
        </table:table-row>
        <table:table-row table:style-name="ro35">
          <table:table-cell table:style-name="ce219" office:value-type="string">
            <text:p>getrunken</text:p>
          </table:table-cell>
          <table:table-cell table:style-name="ce219" office:value-type="string">
            <text:p>drunk</text:p>
          </table:table-cell>
          <table:table-cell table:style-name="ce245" table:number-columns-repeated="4"/>
          <table:table-cell table:number-columns-repeated="1018"/>
        </table:table-row>
        <table:table-row table:style-name="ro35">
          <table:table-cell table:style-name="ce211" office:value-type="string">
            <text:p>I was very interested in it</text:p>
          </table:table-cell>
          <table:table-cell table:style-name="ce192" office:value-type="string">
            <text:p>Ich war daran sehr interessiert</text:p>
          </table:table-cell>
          <table:table-cell table:number-columns-repeated="1022"/>
        </table:table-row>
        <table:table-row table:style-name="ro35">
          <table:table-cell table:style-name="ce220" office:value-type="string">
            <text:p>bereits</text:p>
          </table:table-cell>
          <table:table-cell table:style-name="ce219" office:value-type="string">
            <text:p>already</text:p>
          </table:table-cell>
          <table:table-cell table:style-name="ce248" table:number-columns-repeated="4"/>
          <table:table-cell table:number-columns-repeated="1018"/>
        </table:table-row>
        <table:table-row table:style-name="ro54">
          <table:table-cell table:style-name="ce213" office:value-type="string">
            <text:p>beraten</text:p>
          </table:table-cell>
          <table:table-cell table:style-name="ce245" office:value-type="string">
            <text:p>to advice</text:p>
          </table:table-cell>
          <table:table-cell table:style-name="ce245" table:number-columns-repeated="4"/>
          <table:table-cell table:number-columns-repeated="1018"/>
        </table:table-row>
        <table:table-row table:style-name="ro35">
          <table:table-cell table:style-name="ce221" office:value-type="string">
            <text:p>Many people have <text:span text:style-name="T4">adviced</text:span><text:span text:style-name="T1"> them</text:span></text:p>
          </table:table-cell>
          <table:table-cell table:style-name="ce219" office:value-type="string">
            <text:p>Viele Leute haben sie beraten</text:p>
          </table:table-cell>
          <table:table-cell table:style-name="ce245" table:number-columns-repeated="4"/>
          <table:table-cell table:number-columns-repeated="1018"/>
        </table:table-row>
        <table:table-row table:style-name="ro35">
          <table:table-cell table:style-name="ce107" office:value-type="string">
            <text:p>verschwunden </text:p>
          </table:table-cell>
          <table:table-cell table:style-name="ce219" office:value-type="string">
            <text:p>gone, disappeared</text:p>
          </table:table-cell>
          <table:table-cell table:style-name="ce245" table:number-columns-repeated="4"/>
          <table:table-cell table:number-columns-repeated="1018"/>
        </table:table-row>
        <table:table-row table:style-name="ro35">
          <table:table-cell table:style-name="ce218" office:value-type="string">
            <text:p>erfüllt </text:p>
          </table:table-cell>
          <table:table-cell table:style-name="ce192" office:value-type="string">
            <text:p>fulfilled, granted</text:p>
          </table:table-cell>
          <table:table-cell table:number-columns-repeated="1022"/>
        </table:table-row>
        <table:table-row table:style-name="ro35">
          <table:table-cell table:style-name="ce212" office:value-type="string">
            <text:p>Auswahl</text:p>
          </table:table-cell>
          <table:table-cell table:style-name="ce219" office:value-type="string">
            <text:p>choice, selection</text:p>
          </table:table-cell>
          <table:table-cell table:style-name="ce248" table:number-columns-repeated="4"/>
          <table:table-cell table:number-columns-repeated="1018"/>
        </table:table-row>
        <table:table-row table:style-name="ro54">
          <table:table-cell table:style-name="ce213" office:value-type="string">
            <text:p>Ma<text:span text:style-name="T1">ße</text:span></text:p>
          </table:table-cell>
          <table:table-cell table:style-name="ce245" office:value-type="string">
            <text:p>measuraments</text:p>
          </table:table-cell>
          <table:table-cell table:style-name="ce245" table:number-columns-repeated="4"/>
          <table:table-cell table:number-columns-repeated="1018"/>
        </table:table-row>
        <table:table-row table:style-name="ro35">
          <table:table-cell table:style-name="ce219" office:value-type="string">
            <text:p>Auf seine Weise</text:p>
          </table:table-cell>
          <table:table-cell table:style-name="ce219" office:value-type="string">
            <text:p>In his own way</text:p>
          </table:table-cell>
          <table:table-cell table:style-name="ce245" table:number-columns-repeated="4"/>
          <table:table-cell table:number-columns-repeated="1018"/>
        </table:table-row>
        <table:table-row table:style-name="ro35">
          <table:table-cell table:style-name="ce212" office:value-type="string">
            <text:p>Verhalten</text:p>
          </table:table-cell>
          <table:table-cell table:style-name="ce219" office:value-type="string">
            <text:p>behavior</text:p>
          </table:table-cell>
          <table:table-cell table:style-name="ce245" table:number-columns-repeated="4"/>
          <table:table-cell table:number-columns-repeated="1018"/>
        </table:table-row>
        <table:table-row table:style-name="ro35">
          <table:table-cell table:style-name="ce107" office:value-type="string">
            <text:p>geeinigt</text:p>
          </table:table-cell>
          <table:table-cell table:style-name="ce192" office:value-type="string">
            <text:p>agreed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beenden </text:p>
          </table:table-cell>
          <table:table-cell table:style-name="ce219" office:value-type="string">
            <text:p>break up </text:p>
          </table:table-cell>
          <table:table-cell table:style-name="ce248" table:number-columns-repeated="4"/>
          <table:table-cell table:number-columns-repeated="1018"/>
        </table:table-row>
        <table:table-row table:style-name="ro54">
          <table:table-cell table:style-name="ce213" office:value-type="string">
            <text:p>der Wissenschaftler</text:p>
          </table:table-cell>
          <table:table-cell table:style-name="ce245" office:value-type="string">
            <text:p>the scientist</text:p>
          </table:table-cell>
          <table:table-cell table:style-name="ce245" table:number-columns-repeated="4"/>
          <table:table-cell table:number-columns-repeated="1018"/>
        </table:table-row>
        <table:table-row table:style-name="ro54">
          <table:table-cell table:style-name="ce212" office:value-type="string">
            <text:p>Erfindung</text:p>
          </table:table-cell>
          <table:table-cell table:style-name="ce219" office:value-type="string">
            <text:p>invention</text:p>
          </table:table-cell>
          <table:table-cell table:style-name="ce245" table:number-columns-repeated="2"/>
          <table:table-cell table:style-name="ce213"/>
          <table:table-cell table:style-name="ce245"/>
          <table:table-cell table:number-columns-repeated="1018"/>
        </table:table-row>
        <table:table-row table:style-name="ro54">
          <table:table-cell table:style-name="ce230" office:value-type="string">
            <text:p>bestätigen</text:p>
          </table:table-cell>
          <table:table-cell table:style-name="ce219" office:value-type="string">
            <text:p>confirm</text:p>
          </table:table-cell>
          <table:table-cell table:style-name="ce245" table:number-columns-repeated="2"/>
          <table:table-cell table:style-name="ce213"/>
          <table:table-cell table:style-name="ce245"/>
          <table:table-cell table:number-columns-repeated="1018"/>
        </table:table-row>
        <table:table-row table:style-name="ro35">
          <table:table-cell table:style-name="ce231" office:value-type="string">
            <text:p>der Nachweis</text:p>
          </table:table-cell>
          <table:table-cell table:style-name="ce192" office:value-type="string">
            <text:p>the evidence</text:p>
          </table:table-cell>
          <table:table-cell table:number-columns-repeated="1022"/>
        </table:table-row>
        <table:table-row table:style-name="ro35">
          <table:table-cell table:style-name="ce220" office:value-type="string">
            <text:p>Erfindung</text:p>
          </table:table-cell>
          <table:table-cell table:style-name="ce220" office:value-type="string">
            <text:p>invention</text:p>
          </table:table-cell>
          <table:table-cell table:style-name="ce248" table:number-columns-repeated="4"/>
          <table:table-cell table:number-columns-repeated="1018"/>
        </table:table-row>
        <table:table-row table:style-name="ro54">
          <table:table-cell table:style-name="ce213" office:value-type="string">
            <text:p>misst</text:p>
          </table:table-cell>
          <table:table-cell table:style-name="ce245" office:value-type="string">
            <text:p>measures</text:p>
          </table:table-cell>
          <table:table-cell table:style-name="ce245" table:number-columns-repeated="4"/>
          <table:table-cell table:number-columns-repeated="1018"/>
        </table:table-row>
        <table:table-row table:style-name="ro54">
          <table:table-cell table:style-name="ce219" office:value-type="string">
            <text:p>steht im Internet</text:p>
          </table:table-cell>
          <table:table-cell table:style-name="ce219" office:value-type="string">
            <text:p>is on the Internet</text:p>
          </table:table-cell>
          <table:table-cell table:style-name="ce245" table:number-columns-repeated="2"/>
          <table:table-cell table:style-name="ce213"/>
          <table:table-cell table:style-name="ce245"/>
          <table:table-cell table:number-columns-repeated="1018"/>
        </table:table-row>
        <table:table-row table:style-name="ro54">
          <table:table-cell table:style-name="ce219" office:value-type="string">
            <text:p>Strahlung</text:p>
          </table:table-cell>
          <table:table-cell table:style-name="ce219" office:value-type="string">
            <text:p>radiation</text:p>
          </table:table-cell>
          <table:table-cell table:style-name="ce245" table:number-columns-repeated="2"/>
          <table:table-cell table:style-name="ce281" table:number-columns-spanned="2" table:number-rows-spanned="1"/>
          <table:covered-table-cell table:style-name="ce281"/>
          <table:table-cell table:number-columns-repeated="1018"/>
        </table:table-row>
        <table:table-row table:style-name="ro35">
          <table:table-cell office:value-type="string">
            <text:p>gemocht</text:p>
          </table:table-cell>
          <table:table-cell office:value-type="string">
            <text:p>liked (past partic of mochte)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Was ist geschehen</text:p>
          </table:table-cell>
          <table:table-cell office:value-type="string">
            <text:p>what happened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bereits</text:p>
          </table:table-cell>
          <table:table-cell office:value-type="string">
            <text:p>already</text:p>
          </table:table-cell>
          <table:table-cell table:number-columns-repeated="1022"/>
        </table:table-row>
        <table:table-row table:style-name="ro35">
          <table:table-cell table:style-name="ce190" office:value-type="string">
            <text:p>malen</text:p>
          </table:table-cell>
          <table:table-cell office:value-type="string">
            <text:p>to paint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während </text:p>
          </table:table-cell>
          <table:table-cell office:value-type="string">
            <text:p>while</text:p>
          </table:table-cell>
          <table:table-cell table:number-columns-repeated="1022"/>
        </table:table-row>
        <table:table-row table:style-name="ro35">
          <table:table-cell table:style-name="ce209" office:value-type="string">
            <text:p>Regie</text:p>
          </table:table-cell>
          <table:table-cell office:value-type="string">
            <text:p>direction</text:p>
          </table:table-cell>
          <table:table-cell table:number-columns-repeated="1022"/>
        </table:table-row>
        <table:table-row table:style-name="ro35">
          <table:table-cell table:style-name="ce188" office:value-type="string">
            <text:p>Entwurf</text:p>
          </table:table-cell>
          <table:table-cell office:value-type="string">
            <text:p>design,draft</text:p>
          </table:table-cell>
          <table:table-cell table:number-columns-repeated="1022"/>
        </table:table-row>
        <table:table-row table:style-name="ro52">
          <table:table-cell table:style-name="ce210" table:number-columns-repeated="2"/>
          <table:table-cell table:style-name="ce101" table:number-columns-repeated="1022"/>
        </table:table-row>
        <table:table-row table:style-name="ro35">
          <table:table-cell office:value-type="string">
            <text:p>bereit</text:p>
          </table:table-cell>
          <table:table-cell office:value-type="string">
            <text:p>ready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Die Sammlung</text:p>
          </table:table-cell>
          <table:table-cell office:value-type="string">
            <text:p>the collection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selten</text:p>
          </table:table-cell>
          <table:table-cell office:value-type="string">
            <text:p>seldom,rarely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verurteilt</text:p>
          </table:table-cell>
          <table:table-cell office:value-type="string">
            <text:p>sentenced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Ermordung </text:p>
          </table:table-cell>
          <table:table-cell office:value-type="string">
            <text:p>assacination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Verbrecher</text:p>
          </table:table-cell>
          <table:table-cell office:value-type="string">
            <text:p>criminal</text:p>
          </table:table-cell>
          <table:table-cell table:number-columns-repeated="1022"/>
        </table:table-row>
        <table:table-row table:style-name="ro35">
          <table:table-cell table:style-name="ce232" office:value-type="string">
            <text:p>belagert</text:p>
          </table:table-cell>
          <table:table-cell office:value-type="string">
            <text:p>besieged/πολιορκήθηκε</text:p>
          </table:table-cell>
          <table:table-cell table:number-columns-repeated="1022"/>
        </table:table-row>
        <table:table-row table:style-name="ro35">
          <table:table-cell table:style-name="ce209" office:value-type="string">
            <text:p>einlegen Berufung</text:p>
          </table:table-cell>
          <table:table-cell office:value-type="string">
            <text:p>askw efesh</text:p>
          </table:table-cell>
          <table:table-cell table:number-columns-repeated="1022"/>
        </table:table-row>
        <table:table-row table:style-name="ro35">
          <table:table-cell office:value-type="string">
            <text:p>das Urteil</text:p>
          </table:table-cell>
          <table:table-cell office:value-type="string">
            <text:p>the judgement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bestraft werden</text:p>
          </table:table-cell>
          <table:table-cell office:value-type="string">
            <text:p>to be punished</text:p>
          </table:table-cell>
          <table:table-cell table:number-columns-repeated="1022"/>
        </table:table-row>
        <table:table-row table:style-name="ro35">
          <table:table-cell table:style-name="ce233" office:value-type="string">
            <text:p>angeklagt </text:p>
          </table:table-cell>
          <table:table-cell office:value-type="string">
            <text:p>accussed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entdeckt </text:p>
          </table:table-cell>
          <table:table-cell office:value-type="string">
            <text:p>discovered</text:p>
          </table:table-cell>
          <table:table-cell table:number-columns-repeated="1022"/>
        </table:table-row>
        <table:table-row table:style-name="ro16">
          <table:table-cell table:style-name="ce107" office:value-type="string">
            <text:p>Er wurde am Montag von der Polizei festgenommen</text:p>
          </table:table-cell>
          <table:table-cell office:value-type="string">
            <text:p>He was arrested by the police on Monday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Er ist vor 37 Jahren ermordet worden </text:p>
          </table:table-cell>
          <table:table-cell office:value-type="string">
            <text:p>He was murdered 37 years ago</text:p>
          </table:table-cell>
          <table:table-cell table:number-columns-repeated="1022"/>
        </table:table-row>
        <table:table-row table:style-name="ro53">
          <table:table-cell table:style-name="ce13" office:value-type="string">
            <text:p>Sie wurden vor vielen Jahren aus dem Haus gestohlen </text:p>
          </table:table-cell>
          <table:table-cell office:value-type="string">
            <text:p>They were stolen from the home many years ago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Ost-Küste</text:p>
          </table:table-cell>
          <table:table-cell office:value-type="string">
            <text:p>East Cost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Verbraucher </text:p>
          </table:table-cell>
          <table:table-cell office:value-type="string">
            <text:p>consumer</text:p>
          </table:table-cell>
          <table:table-cell table:number-columns-repeated="1022"/>
        </table:table-row>
        <table:table-row table:style-name="ro35">
          <table:table-cell table:style-name="ce233" office:value-type="string">
            <text:p>Grenzwerte </text:p>
          </table:table-cell>
          <table:table-cell office:value-type="string">
            <text:p>limits</text:p>
          </table:table-cell>
          <table:table-cell table:number-columns-repeated="1022"/>
        </table:table-row>
        <table:table-row table:style-name="ro35">
          <table:table-cell table:style-name="ce218" office:value-type="string">
            <text:p>einzuhalten </text:p>
          </table:table-cell>
          <table:table-cell office:value-type="string">
            <text:p>comply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notwendig </text:p>
          </table:table-cell>
          <table:table-cell office:value-type="string">
            <text:p>essential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Vermischtes</text:p>
          </table:table-cell>
          <table:table-cell office:value-type="string">
            <text:p>miscelaneous</text:p>
          </table:table-cell>
          <table:table-cell table:number-columns-repeated="1022"/>
        </table:table-row>
        <table:table-row table:style-name="ro35">
          <table:table-cell office:value-type="string">
            <text:p>mitgebracht</text:p>
          </table:table-cell>
          <table:table-cell office:value-type="string">
            <text:p>Past Partic of bringen</text:p>
          </table:table-cell>
          <table:table-cell table:number-columns-repeated="1022"/>
        </table:table-row>
        <table:table-row table:style-name="ro35">
          <table:table-cell office:value-type="string">
            <text:p>Sind verschwunden </text:p>
          </table:table-cell>
          <table:table-cell office:value-type="string">
            <text:p>Have disappeared</text:p>
          </table:table-cell>
          <table:table-cell table:number-columns-repeated="1022"/>
        </table:table-row>
        <table:table-row table:style-name="ro35">
          <table:table-cell table:style-name="ce233" office:value-type="string">
            <text:p>erhielt </text:p>
          </table:table-cell>
          <table:table-cell office:value-type="string">
            <text:p>received</text:p>
          </table:table-cell>
          <table:table-cell table:number-columns-repeated="1022"/>
        </table:table-row>
        <table:table-row table:style-name="ro35">
          <table:table-cell office:value-type="string">
            <text:p>verlor</text:p>
          </table:table-cell>
          <table:table-cell office:value-type="string">
            <text:p>lost</text:p>
          </table:table-cell>
          <table:table-cell table:number-columns-repeated="1022"/>
        </table:table-row>
        <table:table-row table:style-name="ro35">
          <table:table-cell table:style-name="ce232" office:value-type="string">
            <text:p>Die Buhne</text:p>
          </table:table-cell>
          <table:table-cell office:value-type="string">
            <text:p>the stage, to stadio</text:p>
          </table:table-cell>
          <table:table-cell table:number-columns-repeated="1022"/>
        </table:table-row>
        <table:table-row table:style-name="ro35">
          <table:table-cell table:style-name="ce209" office:value-type="string">
            <text:p>der Rahmen</text:p>
          </table:table-cell>
          <table:table-cell office:value-type="string">
            <text:p>the framework, το πλαίσιο</text:p>
          </table:table-cell>
          <table:table-cell table:number-columns-repeated="1022"/>
        </table:table-row>
        <table:table-row table:style-name="ro35">
          <table:table-cell table:style-name="ce218" office:value-type="string">
            <text:p>Tätigkeiten </text:p>
          </table:table-cell>
          <table:table-cell office:value-type="string">
            <text:p>activities</text:p>
          </table:table-cell>
          <table:table-cell table:number-columns-repeated="1022"/>
        </table:table-row>
        <table:table-row table:style-name="ro35">
          <table:table-cell office:value-type="string">
            <text:p>Documentation</text:p>
          </table:table-cell>
          <table:table-cell office:value-type="string">
            <text:p>Documentary</text:p>
          </table:table-cell>
          <table:table-cell table:number-columns-repeated="1022"/>
        </table:table-row>
        <table:table-row table:style-name="ro52">
          <table:table-cell table:style-name="ce210" table:number-columns-repeated="2"/>
          <table:table-cell table:style-name="ce101" table:number-columns-repeated="1022"/>
        </table:table-row>
        <table:table-row table:style-name="ro35">
          <table:table-cell table:style-name="ce189" office:value-type="string">
            <text:p>Der Wettbewerb</text:p>
          </table:table-cell>
          <table:table-cell office:value-type="string">
            <text:p>competition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Beiträge </text:p>
          </table:table-cell>
          <table:table-cell office:value-type="string">
            <text:p>fees, contributions</text:p>
          </table:table-cell>
          <table:table-cell table:number-columns-repeated="1022"/>
        </table:table-row>
        <table:table-row table:style-name="ro35">
          <table:table-cell office:value-type="string">
            <text:p>nimmt zu</text:p>
          </table:table-cell>
          <table:table-cell office:value-type="string">
            <text:p>grows</text:p>
          </table:table-cell>
          <table:table-cell table:number-columns-repeated="1022"/>
        </table:table-row>
        <table:table-row table:style-name="ro35">
          <table:table-cell office:value-type="string">
            <text:p>bereit</text:p>
          </table:table-cell>
          <table:table-cell office:value-type="string">
            <text:p>ready</text:p>
          </table:table-cell>
          <table:table-cell table:number-columns-repeated="1022"/>
        </table:table-row>
        <table:table-row table:style-name="ro35">
          <table:table-cell office:value-type="string">
            <text:p>Unternehmen</text:p>
          </table:table-cell>
          <table:table-cell office:value-type="string">
            <text:p>Businesses</text:p>
          </table:table-cell>
          <table:table-cell table:number-columns-repeated="1022"/>
        </table:table-row>
        <table:table-row table:style-name="ro35">
          <table:table-cell office:value-type="string">
            <text:p>Die Werte</text:p>
          </table:table-cell>
          <table:table-cell office:value-type="string">
            <text:p>the values</text:p>
          </table:table-cell>
          <table:table-cell table:number-columns-repeated="1022"/>
        </table:table-row>
        <table:table-row table:style-name="ro35">
          <table:table-cell table:style-name="ce218" office:value-type="string">
            <text:p>Besatzung </text:p>
          </table:table-cell>
          <table:table-cell office:value-type="string">
            <text:p>crew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Strom </text:p>
          </table:table-cell>
          <table:table-cell office:value-type="string">
            <text:p>electricity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stirbt </text:p>
          </table:table-cell>
          <table:table-cell office:value-type="string">
            <text:p>dies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wird verglichen </text:p>
          </table:table-cell>
          <table:table-cell office:value-type="string">
            <text:p>is compared</text:p>
          </table:table-cell>
          <table:table-cell table:number-columns-repeated="1022"/>
        </table:table-row>
        <table:table-row table:style-name="ro35">
          <table:table-cell table:style-name="ce233" office:value-type="string">
            <text:p>Leistungen </text:p>
          </table:table-cell>
          <table:table-cell office:value-type="string">
            <text:p>achievements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greift </text:p>
          </table:table-cell>
          <table:table-cell office:value-type="string">
            <text:p>attacks</text:p>
          </table:table-cell>
          <table:table-cell table:number-columns-repeated="1022"/>
        </table:table-row>
        <table:table-row table:style-name="ro35">
          <table:table-cell table:style-name="ce218" office:value-type="string">
            <text:p>verderben </text:p>
          </table:table-cell>
          <table:table-cell office:value-type="string">
            <text:p>spoil/χαλούν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Sie atmet tief ein </text:p>
          </table:table-cell>
          <table:table-cell office:value-type="string">
            <text:p>she takes a deep breath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schreit</text:p>
          </table:table-cell>
          <table:table-cell office:value-type="string">
            <text:p>yell/ φωνάζει</text:p>
          </table:table-cell>
          <table:table-cell table:number-columns-repeated="1022"/>
        </table:table-row>
        <table:table-row table:style-name="ro35">
          <table:table-cell table:style-name="ce233" office:value-type="string">
            <text:p>beleidigt </text:p>
          </table:table-cell>
          <table:table-cell office:value-type="string">
            <text:p>offended/ προσβεβλημένοσ</text:p>
          </table:table-cell>
          <table:table-cell table:number-columns-repeated="1022"/>
        </table:table-row>
        <table:table-row table:style-name="ro35">
          <table:table-cell table:style-name="ce233" office:value-type="string">
            <text:p>undankbar </text:p>
          </table:table-cell>
          <table:table-cell office:value-type="string">
            <text:p>ungrateful/αχάριστη</text:p>
          </table:table-cell>
          <table:table-cell table:number-columns-repeated="1022"/>
        </table:table-row>
        <table:table-row table:style-name="ro35">
          <table:table-cell office:value-type="string">
            <text:p>Die Werkstatt</text:p>
          </table:table-cell>
          <table:table-cell office:value-type="string">
            <text:p>the workshop</text:p>
          </table:table-cell>
          <table:table-cell table:number-columns-repeated="1022"/>
        </table:table-row>
        <table:table-row table:style-name="ro35">
          <table:table-cell office:value-type="string">
            <text:p>handwert</text:p>
          </table:table-cell>
          <table:table-cell office:value-type="string">
            <text:p>craft</text:p>
          </table:table-cell>
          <table:table-cell table:number-columns-repeated="1022"/>
        </table:table-row>
        <table:table-row table:style-name="ro35">
          <table:table-cell table:style-name="ce232" office:value-type="string">
            <text:p>tapfer</text:p>
          </table:table-cell>
          <table:table-cell office:value-type="string">
            <text:p>brave/γεναίος</text:p>
          </table:table-cell>
          <table:table-cell table:number-columns-repeated="1022"/>
        </table:table-row>
        <table:table-row table:style-name="ro35">
          <table:table-cell table:style-name="ce190" office:value-type="string">
            <text:p>der Empfänger</text:p>
          </table:table-cell>
          <table:table-cell office:value-type="string">
            <text:p>the recipient/αποδέκτης</text:p>
          </table:table-cell>
          <table:table-cell table:number-columns-repeated="1022"/>
        </table:table-row>
        <table:table-row table:style-name="ro35">
          <table:table-cell office:value-type="string">
            <text:p>Mannschaft</text:p>
          </table:table-cell>
          <table:table-cell office:value-type="string">
            <text:p>team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Der Zuschauer</text:p>
          </table:table-cell>
          <table:table-cell office:value-type="string">
            <text:p>audience</text:p>
          </table:table-cell>
          <table:table-cell table:number-columns-repeated="1022"/>
        </table:table-row>
        <table:table-row table:style-name="ro35">
          <table:table-cell office:value-type="string">
            <text:p>Der Sieg</text:p>
          </table:table-cell>
          <table:table-cell office:value-type="string">
            <text:p>the victory</text:p>
          </table:table-cell>
          <table:table-cell table:number-columns-repeated="1022"/>
        </table:table-row>
        <table:table-row table:style-name="ro35">
          <table:table-cell table:style-name="ce13" office:value-type="string">
            <text:p>gilt </text:p>
          </table:table-cell>
          <table:table-cell office:value-type="string">
            <text:p>is valid/ισχύει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Bewegung </text:p>
          </table:table-cell>
          <table:table-cell office:value-type="string">
            <text:p>move/κίνηση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meist</text:p>
          </table:table-cell>
          <table:table-cell office:value-type="string">
            <text:p>usually/συνήθως</text:p>
          </table:table-cell>
          <table:table-cell table:number-columns-repeated="1022"/>
        </table:table-row>
        <table:table-row table:style-name="ro35">
          <table:table-cell table:style-name="ce190" office:value-type="string">
            <text:p>Wette</text:p>
          </table:table-cell>
          <table:table-cell office:value-type="string">
            <text:p>bet/στοίχημα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Die Wette gilt</text:p>
          </table:table-cell>
          <table:table-cell office:value-type="string">
            <text:p>The bet is on</text:p>
          </table:table-cell>
          <table:table-cell table:number-columns-repeated="1022"/>
        </table:table-row>
        <table:table-row table:style-name="ro52">
          <table:table-cell table:style-name="ce235" table:number-columns-repeated="2"/>
          <table:table-cell table:style-name="ce249" table:number-columns-repeated="1022"/>
        </table:table-row>
        <table:table-row table:style-name="ro35">
          <table:table-cell table:style-name="ce107" office:value-type="string">
            <text:p>erkennen </text:p>
          </table:table-cell>
          <table:table-cell office:value-type="string">
            <text:p>recognize</text:p>
          </table:table-cell>
          <table:table-cell table:number-columns-repeated="1022"/>
        </table:table-row>
        <table:table-row table:style-name="ro35">
          <table:table-cell office:value-type="string">
            <text:p>herunterladen</text:p>
          </table:table-cell>
          <table:table-cell office:value-type="string">
            <text:p>download/κατεβάζω</text:p>
          </table:table-cell>
          <table:table-cell table:number-columns-repeated="1022"/>
        </table:table-row>
        <table:table-row table:style-name="ro35">
          <table:table-cell office:value-type="string">
            <text:p>der Angang</text:p>
          </table:table-cell>
          <table:table-cell office:value-type="string">
            <text:p>attachment/επισυναπτόμενο</text:p>
          </table:table-cell>
          <table:table-cell table:number-columns-repeated="1022"/>
        </table:table-row>
        <table:table-row table:style-name="ro35">
          <table:table-cell office:value-type="string">
            <text:p>Kreis</text:p>
          </table:table-cell>
          <table:table-cell office:value-type="string">
            <text:p>circle/κύκλο</text:p>
          </table:table-cell>
          <table:table-cell table:number-columns-repeated="1022"/>
        </table:table-row>
        <table:table-row table:style-name="ro35">
          <table:table-cell office:value-type="string">
            <text:p>Die Anleitung</text:p>
          </table:table-cell>
          <table:table-cell office:value-type="string">
            <text:p>manual, guide/οδηγίες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Unterstützung </text:p>
          </table:table-cell>
          <table:table-cell office:value-type="string">
            <text:p>support/υποστήριξη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Die Anleitung</text:p>
          </table:table-cell>
          <table:table-cell office:value-type="string">
            <text:p>manual, guide/οδηγίες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das Schweigen</text:p>
          </table:table-cell>
          <table:table-cell office:value-type="string">
            <text:p>the silence/η σιωπή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en vogue </text:p>
          </table:table-cell>
          <table:table-cell office:value-type="string">
            <text:p>fashionable/στην μόδα</text:p>
          </table:table-cell>
          <table:table-cell table:number-columns-repeated="1022"/>
        </table:table-row>
        <table:table-row table:style-name="ro35">
          <table:table-cell table:style-name="ce49" office:value-type="string">
            <text:p>ist es soweit </text:p>
          </table:table-cell>
          <table:table-cell office:value-type="string">
            <text:p>the time has come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Staffel </text:p>
          </table:table-cell>
          <table:table-cell office:value-type="string">
            <text:p>Season</text:p>
          </table:table-cell>
          <table:table-cell table:number-columns-repeated="1022"/>
        </table:table-row>
        <table:table-row table:style-name="ro35">
          <table:table-cell table:style-name="ce188" office:value-type="string">
            <text:p>Folgen</text:p>
          </table:table-cell>
          <table:table-cell office:value-type="string">
            <text:p>Episodes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das löst Ermittlungen aus </text:p>
          </table:table-cell>
          <table:table-cell office:value-type="string">
            <text:p>which triggers investigations</text:p>
          </table:table-cell>
          <table:table-cell table:number-columns-repeated="1022"/>
        </table:table-row>
        <table:table-row table:style-name="ro35">
          <table:table-cell table:style-name="ce236" office:value-type="string">
            <text:p>inszeniert </text:p>
          </table:table-cell>
          <table:table-cell office:value-type="string">
            <text:p>staged/διοργανώσει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zurückgetreten </text:p>
          </table:table-cell>
          <table:table-cell office:value-type="string">
            <text:p>resigned/παραιτήθηκε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gezwungen </text:p>
          </table:table-cell>
          <table:table-cell office:value-type="string">
            <text:p>forced/ανάγκασαν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trotzdem </text:p>
          </table:table-cell>
          <table:table-cell office:value-type="string">
            <text:p>though, anyway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Ansonsten </text:p>
          </table:table-cell>
          <table:table-cell office:value-type="string">
            <text:p>otherwise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die Zunge</text:p>
          </table:table-cell>
          <table:table-cell office:value-type="string">
            <text:p>the tongue</text:p>
          </table:table-cell>
          <table:table-cell table:number-columns-repeated="1022"/>
        </table:table-row>
        <table:table-row table:style-name="ro35">
          <table:table-cell office:value-type="string">
            <text:p>dick</text:p>
          </table:table-cell>
          <table:table-cell office:value-type="string">
            <text:p>fat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bewegt </text:p>
          </table:table-cell>
          <table:table-cell office:value-type="string">
            <text:p>moves</text:p>
          </table:table-cell>
          <table:table-cell table:number-columns-repeated="1022"/>
        </table:table-row>
        <table:table-row table:style-name="ro35">
          <table:table-cell table:style-name="ce236" office:value-type="string">
            <text:p>Bewerbung </text:p>
          </table:table-cell>
          <table:table-cell office:value-type="string">
            <text:p>application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berücksichtigt </text:p>
          </table:table-cell>
          <table:table-cell office:value-type="string">
            <text:p>concidered</text:p>
          </table:table-cell>
          <table:table-cell table:number-columns-repeated="1022"/>
        </table:table-row>
        <table:table-row table:style-name="ro35">
          <table:table-cell office:value-type="string">
            <text:p>verwenden</text:p>
          </table:table-cell>
          <table:table-cell office:value-type="string">
            <text:p>use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I will support you</text:p>
          </table:table-cell>
          <table:table-cell office:value-type="string">
            <text:p>Ich werde dich unterstützen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betet </text:p>
          </table:table-cell>
          <table:table-cell office:value-type="string">
            <text:p>prays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der Tod</text:p>
          </table:table-cell>
          <table:table-cell office:value-type="string">
            <text:p>the death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Zulassung </text:p>
          </table:table-cell>
          <table:table-cell office:value-type="string">
            <text:p>admission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das Vertrauen </text:p>
          </table:table-cell>
          <table:table-cell office:value-type="string">
            <text:p>trust/εμπιστοσύνη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verstoßen </text:p>
          </table:table-cell>
          <table:table-cell office:value-type="string">
            <text:p>violated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Sie legt fest </text:p>
          </table:table-cell>
          <table:table-cell office:value-type="string">
            <text:p>she determines</text:p>
          </table:table-cell>
          <table:table-cell table:number-columns-repeated="1022"/>
        </table:table-row>
        <table:table-row table:style-name="ro35">
          <table:table-cell table:style-name="ce13" office:value-type="string">
            <text:p>geärgert </text:p>
          </table:table-cell>
          <table:table-cell office:value-type="string">
            <text:p>annoyed</text:p>
          </table:table-cell>
          <table:table-cell table:number-columns-repeated="1022"/>
        </table:table-row>
        <table:table-row table:style-name="ro35">
          <table:table-cell table:style-name="ce13" office:value-type="string">
            <text:p>vermutet </text:p>
          </table:table-cell>
          <table:table-cell office:value-type="string">
            <text:p>suppossed</text:p>
          </table:table-cell>
          <table:table-cell table:number-columns-repeated="1022"/>
        </table:table-row>
        <table:table-row table:style-name="ro35">
          <table:table-cell table:style-name="ce233" office:value-type="string">
            <text:p>verstecken </text:p>
          </table:table-cell>
          <table:table-cell office:value-type="string">
            <text:p>hide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geschafft</text:p>
          </table:table-cell>
          <table:table-cell office:value-type="string">
            <text:p>succeed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halten</text:p>
          </table:table-cell>
          <table:table-cell office:value-type="string">
            <text:p>to hold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Did something happened yesterday?</text:p>
          </table:table-cell>
          <table:table-cell office:value-type="string">
            <text:p>Ist gestern etwas passiert?</text:p>
          </table:table-cell>
          <table:table-cell table:number-columns-repeated="1022"/>
        </table:table-row>
        <table:table-row table:style-name="ro53">
          <table:table-cell table:style-name="ce107" office:value-type="string">
            <text:p>I never wanted silver and gold</text:p>
          </table:table-cell>
          <table:table-cell office:value-type="string">
            <text:p>Ich habe nie Silber und Gold gewollt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überwachen </text:p>
          </table:table-cell>
          <table:table-cell office:value-type="string">
            <text:p>monitor, parakolou8w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der Geist</text:p>
          </table:table-cell>
          <table:table-cell office:value-type="string">
            <text:p>the ghost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Jews</text:p>
          </table:table-cell>
          <table:table-cell office:value-type="string">
            <text:p>Juden</text:p>
          </table:table-cell>
          <table:table-cell table:number-columns-repeated="1022"/>
        </table:table-row>
        <table:table-row table:style-name="ro35">
          <table:table-cell table:style-name="ce188" office:value-type="string">
            <text:p>Gebet</text:p>
          </table:table-cell>
          <table:table-cell office:value-type="string">
            <text:p>prayer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gewährleistet </text:p>
          </table:table-cell>
          <table:table-cell office:value-type="string">
            <text:p>guaranteed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Es wird wieder gegessen</text:p>
          </table:table-cell>
          <table:table-cell office:value-type="string">
            <text:p>We eat again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bevorzugt </text:p>
          </table:table-cell>
          <table:table-cell office:value-type="string">
            <text:p>favored</text:p>
          </table:table-cell>
          <table:table-cell table:number-columns-repeated="1022"/>
        </table:table-row>
        <table:table-row table:style-name="ro35">
          <table:table-cell office:value-type="string">
            <text:p>No one is favored</text:p>
          </table:table-cell>
          <table:table-cell office:value-type="string">
            <text:p>Niemand ist bevorzugt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Es wurde geändert</text:p>
          </table:table-cell>
          <table:table-cell office:value-type="string">
            <text:p>It was changed</text:p>
          </table:table-cell>
          <table:table-cell table:number-columns-repeated="1022"/>
        </table:table-row>
        <table:table-row table:style-name="ro35">
          <table:table-cell office:value-type="string">
            <text:p>Der Kreis</text:p>
          </table:table-cell>
          <table:table-cell office:value-type="string">
            <text:p>the circle</text:p>
          </table:table-cell>
          <table:table-cell table:number-columns-repeated="1022"/>
        </table:table-row>
        <table:table-row table:style-name="ro35">
          <table:table-cell office:value-type="string">
            <text:p>Die Anleitung</text:p>
          </table:table-cell>
          <table:table-cell office:value-type="string">
            <text:p>the manual</text:p>
          </table:table-cell>
          <table:table-cell table:number-columns-repeated="1022"/>
        </table:table-row>
        <table:table-row table:style-name="ro35">
          <table:table-cell table:style-name="ce209" office:value-type="string">
            <text:p>Die Bestimmung</text:p>
          </table:table-cell>
          <table:table-cell office:value-type="string">
            <text:p>the regulation, determination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Kraft</text:p>
          </table:table-cell>
          <table:table-cell office:value-type="string">
            <text:p>Energy / strength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Unterstützung </text:p>
          </table:table-cell>
          <table:table-cell office:value-type="string">
            <text:p>assistance</text:p>
          </table:table-cell>
          <table:table-cell table:number-columns-repeated="1022"/>
        </table:table-row>
        <table:table-row table:style-name="ro35">
          <table:table-cell office:value-type="string">
            <text:p>Uberblick</text:p>
          </table:table-cell>
          <table:table-cell office:value-type="string">
            <text:p>Overview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Einführung </text:p>
          </table:table-cell>
          <table:table-cell office:value-type="string">
            <text:p>Introduction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Höhe </text:p>
          </table:table-cell>
          <table:table-cell office:value-type="string">
            <text:p>Hight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entfernen</text:p>
          </table:table-cell>
          <table:table-cell office:value-type="string">
            <text:p>remove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übernehmen </text:p>
          </table:table-cell>
          <table:table-cell office:value-type="string">
            <text:p>take over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auswählen </text:p>
          </table:table-cell>
          <table:table-cell office:value-type="string">
            <text:p>choose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Die Verleihung </text:p>
          </table:table-cell>
          <table:table-cell office:value-type="string">
            <text:p>award/ aponomh</text:p>
          </table:table-cell>
          <table:table-cell table:number-columns-repeated="1022"/>
        </table:table-row>
        <table:table-row table:style-name="ro53">
          <table:table-cell table:style-name="ce107" office:value-type="string">
            <text:p>Er macht sich Gedanken darüber, </text:p>
          </table:table-cell>
          <table:table-cell office:value-type="string">
            <text:p>He worries about/ He thinks about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mutig </text:p>
          </table:table-cell>
          <table:table-cell office:value-type="string">
            <text:p>brave/γεναίος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solche Leute </text:p>
          </table:table-cell>
          <table:table-cell office:value-type="string">
            <text:p>such people</text:p>
          </table:table-cell>
          <table:table-cell table:number-columns-repeated="1022"/>
        </table:table-row>
        <table:table-row table:style-name="ro53">
          <table:table-cell table:style-name="ce107" office:value-type="string">
            <text:p>was Muslime und Christen unterscheidet </text:p>
          </table:table-cell>
          <table:table-cell office:value-type="string">
            <text:p>what distinguishes Muslims and Christians.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verehren </text:p>
          </table:table-cell>
          <table:table-cell office:value-type="string">
            <text:p>worship</text:p>
          </table:table-cell>
          <table:table-cell table:number-columns-repeated="1022"/>
        </table:table-row>
        <table:table-row table:style-name="ro35">
          <table:table-cell office:value-type="string">
            <text:p>zu werden</text:p>
          </table:table-cell>
          <table:table-cell office:value-type="string">
            <text:p>to become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veranstaltet </text:p>
          </table:table-cell>
          <table:table-cell office:value-type="string">
            <text:p>organizes</text:p>
          </table:table-cell>
          <table:table-cell table:number-columns-repeated="1022"/>
        </table:table-row>
        <table:table-row table:style-name="ro35">
          <table:table-cell table:style-name="ce236" office:value-type="string">
            <text:p>dienen </text:p>
          </table:table-cell>
          <table:table-cell office:value-type="string">
            <text:p>to serve</text:p>
          </table:table-cell>
          <table:table-cell table:number-columns-repeated="1022"/>
        </table:table-row>
        <table:table-row table:style-name="ro35">
          <table:table-cell table:style-name="ce236" office:value-type="string">
            <text:p>erleben </text:p>
          </table:table-cell>
          <table:table-cell office:value-type="string">
            <text:p>experience</text:p>
          </table:table-cell>
          <table:table-cell table:number-columns-repeated="1022"/>
        </table:table-row>
        <table:table-row table:style-name="ro35">
          <table:table-cell office:value-type="string">
            <text:p>erfahren</text:p>
          </table:table-cell>
          <table:table-cell office:value-type="string">
            <text:p>find out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vergrößern </text:p>
          </table:table-cell>
          <table:table-cell office:value-type="string">
            <text:p>expand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Büro </text:p>
          </table:table-cell>
          <table:table-cell office:value-type="string">
            <text:p>office</text:p>
          </table:table-cell>
          <table:table-cell table:number-columns-repeated="1022"/>
        </table:table-row>
        <table:table-row table:style-name="ro35">
          <table:table-cell office:value-type="string">
            <text:p>Bieten Sie!</text:p>
          </table:table-cell>
          <table:table-cell office:value-type="string">
            <text:p>Make a bid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Die Beratung</text:p>
          </table:table-cell>
          <table:table-cell office:value-type="string">
            <text:p>the advice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gratis</text:p>
          </table:table-cell>
          <table:table-cell office:value-type="string">
            <text:p>free</text:p>
          </table:table-cell>
          <table:table-cell table:number-columns-repeated="1022"/>
        </table:table-row>
        <table:table-row table:style-name="ro35">
          <table:table-cell table:style-name="ce188" office:value-type="string">
            <text:p>Spalte</text:p>
          </table:table-cell>
          <table:table-cell office:value-type="string">
            <text:p>column</text:p>
          </table:table-cell>
          <table:table-cell table:number-columns-repeated="1022"/>
        </table:table-row>
        <table:table-row table:style-name="ro35">
          <table:table-cell office:value-type="string">
            <text:p>Wirkung</text:p>
          </table:table-cell>
          <table:table-cell office:value-type="string">
            <text:p>effect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Vorschläge </text:p>
          </table:table-cell>
          <table:table-cell office:value-type="string">
            <text:p>proposals</text:p>
          </table:table-cell>
          <table:table-cell table:number-columns-repeated="1022"/>
        </table:table-row>
        <table:table-row table:style-name="ro35">
          <table:table-cell office:value-type="string">
            <text:p>Menge</text:p>
          </table:table-cell>
          <table:table-cell office:value-type="string">
            <text:p>Many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Eigenschaften </text:p>
          </table:table-cell>
          <table:table-cell office:value-type="string">
            <text:p>properties</text:p>
          </table:table-cell>
          <table:table-cell table:number-columns-repeated="1022"/>
        </table:table-row>
        <table:table-row table:style-name="ro35">
          <table:table-cell office:value-type="string">
            <text:p>Those are a lot of books</text:p>
          </table:table-cell>
          <table:table-cell office:value-type="string">
            <text:p>Das sind viele Bucher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eher</text:p>
          </table:table-cell>
          <table:table-cell office:value-type="string">
            <text:p>rather</text:p>
          </table:table-cell>
          <table:table-cell table:number-columns-repeated="1022"/>
        </table:table-row>
        <table:table-row table:style-name="ro35">
          <table:table-cell office:value-type="string">
            <text:p>Verbindungen</text:p>
          </table:table-cell>
          <table:table-cell office:value-type="string">
            <text:p>Connections</text:p>
          </table:table-cell>
          <table:table-cell table:number-columns-repeated="1022"/>
        </table:table-row>
        <table:table-row table:style-name="ro35">
          <table:table-cell office:value-type="string">
            <text:p>entweder.. oder</text:p>
          </table:table-cell>
          <table:table-cell office:value-type="string">
            <text:p>either or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Die Jugend</text:p>
          </table:table-cell>
          <table:table-cell office:value-type="string">
            <text:p>the youth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Mönch </text:p>
          </table:table-cell>
          <table:table-cell office:value-type="string">
            <text:p>monk</text:p>
          </table:table-cell>
          <table:table-cell table:number-columns-repeated="1022"/>
        </table:table-row>
        <table:table-row table:style-name="ro35">
          <table:table-cell office:value-type="string">
            <text:p>That would work</text:p>
          </table:table-cell>
          <table:table-cell office:value-type="string">
            <text:p>Das würde gehen.</text:p>
          </table:table-cell>
          <table:table-cell table:number-columns-repeated="1022"/>
        </table:table-row>
        <table:table-row table:style-name="ro35">
          <table:table-cell office:value-type="string">
            <text:p>Titel</text:p>
          </table:table-cell>
          <table:table-cell office:value-type="string">
            <text:p>titles</text:p>
          </table:table-cell>
          <table:table-cell table:number-columns-repeated="1022"/>
        </table:table-row>
        <table:table-row table:style-name="ro35">
          <table:table-cell office:value-type="string">
            <text:p>wirken</text:p>
          </table:table-cell>
          <table:table-cell office:value-type="string">
            <text:p>have effect</text:p>
          </table:table-cell>
          <table:table-cell table:number-columns-repeated="1022"/>
        </table:table-row>
        <table:table-row table:style-name="ro35">
          <table:table-cell office:value-type="string">
            <text:p>Ring</text:p>
          </table:table-cell>
          <table:table-cell office:value-type="string">
            <text:p>ring</text:p>
          </table:table-cell>
          <table:table-cell table:number-columns-repeated="1022"/>
        </table:table-row>
        <table:table-row table:style-name="ro35">
          <table:table-cell office:value-type="string">
            <text:p>erwarten</text:p>
          </table:table-cell>
          <table:table-cell office:value-type="string">
            <text:p>expect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Tha would <text:span text:style-name="T4">work</text:span></text:p>
          </table:table-cell>
          <table:table-cell office:value-type="string">
            <text:p>Das würde klappen</text:p>
          </table:table-cell>
          <table:table-cell table:number-columns-repeated="1022"/>
        </table:table-row>
        <table:table-row table:style-name="ro35">
          <table:table-cell office:value-type="string">
            <text:p>Dach</text:p>
          </table:table-cell>
          <table:table-cell office:value-type="string">
            <text:p>roof</text:p>
          </table:table-cell>
          <table:table-cell table:number-columns-repeated="1022"/>
        </table:table-row>
        <table:table-row table:style-name="ro35">
          <table:table-cell office:value-type="string">
            <text:p>The ladies are more important</text:p>
          </table:table-cell>
          <table:table-cell office:value-type="string">
            <text:p>Die Frauen sind wichtiger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Versammlung </text:p>
          </table:table-cell>
          <table:table-cell office:value-type="string">
            <text:p>assembly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Seele </text:p>
          </table:table-cell>
          <table:table-cell office:value-type="string">
            <text:p>soul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Das Gefühl</text:p>
          </table:table-cell>
          <table:table-cell office:value-type="string">
            <text:p>the emotion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Die Wahrheit</text:p>
          </table:table-cell>
          <table:table-cell office:value-type="string">
            <text:p>the truth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Sinn </text:p>
          </table:table-cell>
          <table:table-cell office:value-type="string">
            <text:p>sense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Das Gleichgewicht</text:p>
          </table:table-cell>
          <table:table-cell office:value-type="string">
            <text:p>the balance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Die Haut</text:p>
          </table:table-cell>
          <table:table-cell office:value-type="string">
            <text:p>the skin</text:p>
          </table:table-cell>
          <table:table-cell table:number-columns-repeated="1022"/>
        </table:table-row>
        <table:table-row table:style-name="ro35">
          <table:table-cell table:style-name="ce13" office:value-type="string">
            <text:p>Brustkorb </text:p>
          </table:table-cell>
          <table:table-cell office:value-type="string">
            <text:p>chest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Schmetterlinge </text:p>
          </table:table-cell>
          <table:table-cell office:value-type="string">
            <text:p>butterflies</text:p>
          </table:table-cell>
          <table:table-cell table:number-columns-repeated="1022"/>
        </table:table-row>
        <table:table-row table:style-name="ro35">
          <table:table-cell office:value-type="string">
            <text:p>Ferse</text:p>
          </table:table-cell>
          <table:table-cell office:value-type="string">
            <text:p>heel/gonato</text:p>
          </table:table-cell>
          <table:table-cell table:number-columns-repeated="1022"/>
        </table:table-row>
        <table:table-row table:style-name="ro35">
          <table:table-cell office:value-type="string">
            <text:p>Der Bauch</text:p>
          </table:table-cell>
          <table:table-cell office:value-type="string">
            <text:p>the stomach</text:p>
          </table:table-cell>
          <table:table-cell table:number-columns-repeated="1022"/>
        </table:table-row>
        <table:table-row table:style-name="ro35">
          <table:table-cell office:value-type="string">
            <text:p>ebenfalls</text:p>
          </table:table-cell>
          <table:table-cell office:value-type="string">
            <text:p>as well, also</text:p>
          </table:table-cell>
          <table:table-cell table:number-columns-repeated="1022"/>
        </table:table-row>
        <table:table-row table:style-name="ro35">
          <table:table-cell table:style-name="ce209" office:value-type="string">
            <text:p>soeben</text:p>
          </table:table-cell>
          <table:table-cell office:value-type="string">
            <text:p>just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Schließlich </text:p>
          </table:table-cell>
          <table:table-cell office:value-type="string">
            <text:p>finally</text:p>
          </table:table-cell>
          <table:table-cell table:number-columns-repeated="1022"/>
        </table:table-row>
        <table:table-row table:style-name="ro35">
          <table:table-cell table:style-name="ce209" office:value-type="string">
            <text:p>noch hinzu</text:p>
          </table:table-cell>
          <table:table-cell office:value-type="string">
            <text:p>too</text:p>
          </table:table-cell>
          <table:table-cell table:number-columns-repeated="1022"/>
        </table:table-row>
        <table:table-row table:style-name="ro35">
          <table:table-cell office:value-type="string">
            <text:p>ge<text:span text:style-name="T1">ändert</text:span></text:p>
          </table:table-cell>
          <table:table-cell office:value-type="string">
            <text:p>modified</text:p>
          </table:table-cell>
          <table:table-cell table:number-columns-repeated="1022"/>
        </table:table-row>
        <table:table-row table:style-name="ro35">
          <table:table-cell office:value-type="string">
            <text:p>Das Tier</text:p>
          </table:table-cell>
          <table:table-cell office:value-type="string">
            <text:p>the animal</text:p>
          </table:table-cell>
          <table:table-cell table:number-columns-repeated="1022"/>
        </table:table-row>
        <table:table-row table:style-name="ro55">
          <table:table-cell office:value-type="string">
            <text:p>I know the brother of her friend</text:p>
          </table:table-cell>
          <table:table-cell office:value-type="string">
            <text:p>Ich kenne den Bruder ihres Freundes</text:p>
          </table:table-cell>
          <table:table-cell table:number-columns-repeated="1022"/>
        </table:table-row>
        <table:table-row table:style-name="ro35">
          <table:table-cell table:style-name="ce232" office:value-type="string">
            <text:p>ablösen</text:p>
          </table:table-cell>
          <table:table-cell office:value-type="string">
            <text:p>replace/αντικαθιστώ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vorbereiten </text:p>
          </table:table-cell>
          <table:table-cell office:value-type="string">
            <text:p>προετοιμαζω/to prepare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Gesetze </text:p>
          </table:table-cell>
          <table:table-cell office:value-type="string">
            <text:p>laws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vergangenen </text:p>
          </table:table-cell>
          <table:table-cell office:value-type="string">
            <text:p>past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hört er auf </text:p>
          </table:table-cell>
          <table:table-cell office:value-type="string">
            <text:p>he stops </text:p>
          </table:table-cell>
          <table:table-cell table:number-columns-repeated="1022"/>
        </table:table-row>
        <table:table-row table:style-name="ro35">
          <table:table-cell table:style-name="ce209" office:value-type="string">
            <text:p>Mittlerweile</text:p>
          </table:table-cell>
          <table:table-cell office:value-type="string">
            <text:p>By now</text:p>
          </table:table-cell>
          <table:table-cell table:number-columns-repeated="1022"/>
        </table:table-row>
        <table:table-row table:style-name="ro35">
          <table:table-cell table:style-name="ce209" office:value-type="string">
            <text:p>Dennoch</text:p>
          </table:table-cell>
          <table:table-cell office:value-type="string">
            <text:p>Nevertheless</text:p>
          </table:table-cell>
          <table:table-cell table:number-columns-repeated="1022"/>
        </table:table-row>
        <table:table-row table:style-name="ro35">
          <table:table-cell office:value-type="string">
            <text:p>Deswegen ist</text:p>
          </table:table-cell>
          <table:table-cell office:value-type="string">
            <text:p>That's why</text:p>
          </table:table-cell>
          <table:table-cell table:number-columns-repeated="1022"/>
        </table:table-row>
        <table:table-row table:style-name="ro35">
          <table:table-cell office:value-type="string">
            <text:p>hierzu bereit</text:p>
          </table:table-cell>
          <table:table-cell office:value-type="string">
            <text:p>ready for this</text:p>
          </table:table-cell>
          <table:table-cell table:number-columns-repeated="1022"/>
        </table:table-row>
        <table:table-row table:style-name="ro35">
          <table:table-cell office:value-type="string">
            <text:p>Hingegen bin ich</text:p>
          </table:table-cell>
          <table:table-cell office:value-type="string">
            <text:p>I on the other hand am...</text:p>
          </table:table-cell>
          <table:table-cell table:number-columns-repeated="1022"/>
        </table:table-row>
        <table:table-row table:style-name="ro35">
          <table:table-cell office:value-type="string">
            <text:p>Mitglieder</text:p>
          </table:table-cell>
          <table:table-cell office:value-type="string">
            <text:p>Member</text:p>
          </table:table-cell>
          <table:table-cell table:number-columns-repeated="1022"/>
        </table:table-row>
        <table:table-row table:style-name="ro35">
          <table:table-cell office:value-type="string">
            <text:p>bevorzugt </text:p>
          </table:table-cell>
          <table:table-cell office:value-type="string">
            <text:p>preferred</text:p>
          </table:table-cell>
          <table:table-cell table:number-columns-repeated="1022"/>
        </table:table-row>
        <table:table-row table:style-name="ro35">
          <table:table-cell table:style-name="ce209" office:value-type="string">
            <text:p>wurde bewertet</text:p>
          </table:table-cell>
          <table:table-cell office:value-type="string">
            <text:p>was evaluated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Bewerbung </text:p>
          </table:table-cell>
          <table:table-cell office:value-type="string">
            <text:p>application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berücksichtigt </text:p>
          </table:table-cell>
          <table:table-cell office:value-type="string">
            <text:p>considered</text:p>
          </table:table-cell>
          <table:table-cell table:number-columns-repeated="1022"/>
        </table:table-row>
        <table:table-row table:style-name="ro35">
          <table:table-cell office:value-type="string">
            <text:p>eintragen</text:p>
          </table:table-cell>
          <table:table-cell office:value-type="string">
            <text:p>to register</text:p>
          </table:table-cell>
          <table:table-cell table:number-columns-repeated="1022"/>
        </table:table-row>
        <table:table-row table:style-name="ro35">
          <table:table-cell office:value-type="string">
            <text:p>wohl</text:p>
          </table:table-cell>
          <table:table-cell office:value-type="string">
            <text:p>well</text:p>
          </table:table-cell>
          <table:table-cell table:number-columns-repeated="1022"/>
        </table:table-row>
        <table:table-row table:style-name="ro35">
          <table:table-cell office:value-type="string">
            <text:p>Unterricht</text:p>
          </table:table-cell>
          <table:table-cell office:value-type="string">
            <text:p>class</text:p>
          </table:table-cell>
          <table:table-cell table:number-columns-repeated="1022"/>
        </table:table-row>
        <table:table-row table:style-name="ro35">
          <table:table-cell office:value-type="string">
            <text:p>She schauen umher</text:p>
          </table:table-cell>
          <table:table-cell office:value-type="string">
            <text:p>They look around</text:p>
          </table:table-cell>
          <table:table-cell table:number-columns-repeated="1022"/>
        </table:table-row>
        <table:table-row table:style-name="ro52">
          <table:table-cell table:style-name="ce237" table:number-columns-repeated="2"/>
          <table:table-cell table:style-name="ce250" table:number-columns-repeated="1022"/>
        </table:table-row>
        <table:table-row table:style-name="ro35">
          <table:table-cell table:style-name="ce187" office:value-type="string">
            <text:p>ergab</text:p>
          </table:table-cell>
          <table:table-cell office:value-type="string">
            <text:p>surrendered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conversation</text:p>
          </table:table-cell>
          <table:table-cell office:value-type="string">
            <text:p>Gespr<text:span text:style-name="T1">äch</text:span></text:p>
          </table:table-cell>
          <table:table-cell table:number-columns-repeated="1022"/>
        </table:table-row>
        <table:table-row table:style-name="ro53">
          <table:table-cell office:value-type="string">
            <text:p>Warum hat sie sich diese Frage nich gestellt</text:p>
          </table:table-cell>
          <table:table-cell office:value-type="string">
            <text:p>why did she not ask herself this question?</text:p>
          </table:table-cell>
          <table:table-cell table:number-columns-repeated="1022"/>
        </table:table-row>
        <table:table-row table:style-name="ro35">
          <table:table-cell office:value-type="string">
            <text:p>beraten</text:p>
          </table:table-cell>
          <table:table-cell office:value-type="string">
            <text:p>advice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überwiesen </text:p>
          </table:table-cell>
          <table:table-cell office:value-type="string">
            <text:p>transfered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egal </text:p>
          </table:table-cell>
          <table:table-cell office:value-type="string">
            <text:p>no matter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Werbung </text:p>
          </table:table-cell>
          <table:table-cell office:value-type="string">
            <text:p>advertising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Spenden </text:p>
          </table:table-cell>
          <table:table-cell office:value-type="string">
            <text:p>donations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das Leid </text:p>
          </table:table-cell>
          <table:table-cell office:value-type="string">
            <text:p>the suffering/the pain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verteilen </text:p>
          </table:table-cell>
          <table:table-cell office:value-type="string">
            <text:p>distribute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Wir haben uns geeinigt </text:p>
          </table:table-cell>
          <table:table-cell office:value-type="string">
            <text:p>We have agreed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Beziehungen </text:p>
          </table:table-cell>
          <table:table-cell office:value-type="string">
            <text:p>relations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Forderung </text:p>
          </table:table-cell>
          <table:table-cell office:value-type="string">
            <text:p>requirement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Der Austritt aus der EU </text:p>
          </table:table-cell>
          <table:table-cell office:value-type="string">
            <text:p>The exit of ...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haben lange ermittelt </text:p>
          </table:table-cell>
          <table:table-cell office:value-type="string">
            <text:p>have long investigated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bei dem Veranstalter </text:p>
          </table:table-cell>
          <table:table-cell office:value-type="string">
            <text:p>with the organizers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Anwälte </text:p>
          </table:table-cell>
          <table:table-cell office:value-type="string">
            <text:p>attorneys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zwar</text:p>
          </table:table-cell>
          <table:table-cell office:value-type="string">
            <text:p>though</text:p>
          </table:table-cell>
          <table:table-cell table:number-columns-repeated="1022"/>
        </table:table-row>
        <table:table-row table:style-name="ro35">
          <table:table-cell office:value-type="string">
            <text:p>Deswegen</text:p>
          </table:table-cell>
          <table:table-cell office:value-type="string">
            <text:p>Therefore</text:p>
          </table:table-cell>
          <table:table-cell table:number-columns-repeated="1022"/>
        </table:table-row>
        <table:table-row table:style-name="ro53">
          <table:table-cell table:style-name="ce107" office:value-type="string">
            <text:p>Deswegen sind Menschen gestorben oder wurden verletzt. </text:p>
          </table:table-cell>
          <table:table-cell office:value-type="string">
            <text:p>That's why people died or were injured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angeklagt sind </text:p>
          </table:table-cell>
          <table:table-cell office:value-type="string">
            <text:p>are charged, kathgorountai</text:p>
          </table:table-cell>
          <table:table-cell table:number-columns-repeated="1022"/>
        </table:table-row>
        <table:table-row table:style-name="ro35">
          <table:table-cell table:style-name="ce13" office:value-type="string">
            <text:p>weglaufen </text:p>
          </table:table-cell>
          <table:table-cell office:value-type="string">
            <text:p>run away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Wettbewerb </text:p>
          </table:table-cell>
          <table:table-cell office:value-type="string">
            <text:p>competition/diagwnismo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Werden ... veranstaltet </text:p>
          </table:table-cell>
          <table:table-cell office:value-type="string">
            <text:p>Are organized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Die Kante </text:p>
          </table:table-cell>
          <table:table-cell office:value-type="string">
            <text:p>The edge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Werbung </text:p>
          </table:table-cell>
          <table:table-cell office:value-type="string">
            <text:p>advertising</text:p>
          </table:table-cell>
          <table:table-cell table:number-columns-repeated="1022"/>
        </table:table-row>
        <table:table-row table:style-name="ro35">
          <table:table-cell office:value-type="string">
            <text:p>hiermit</text:p>
          </table:table-cell>
          <table:table-cell office:value-type="string">
            <text:p>with this</text:p>
          </table:table-cell>
          <table:table-cell table:number-columns-repeated="1022"/>
        </table:table-row>
        <table:table-row table:style-name="ro35">
          <table:table-cell office:value-type="string">
            <text:p>still</text:p>
          </table:table-cell>
          <table:table-cell office:value-type="string">
            <text:p>noch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Derzeit</text:p>
          </table:table-cell>
          <table:table-cell office:value-type="string">
            <text:p>right now</text:p>
          </table:table-cell>
          <table:table-cell table:number-columns-repeated="1022"/>
        </table:table-row>
        <table:table-row table:style-name="ro35">
          <table:table-cell office:value-type="string">
            <text:p>weiterin</text:p>
          </table:table-cell>
          <table:table-cell office:value-type="string">
            <text:p>still</text:p>
          </table:table-cell>
          <table:table-cell table:number-columns-repeated="1022"/>
        </table:table-row>
        <table:table-row table:style-name="ro35">
          <table:table-cell office:value-type="string">
            <text:p>the best</text:p>
          </table:table-cell>
          <table:table-cell office:value-type="string">
            <text:p>der beste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Eisen</text:p>
          </table:table-cell>
          <table:table-cell office:value-type="string">
            <text:p>iron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Kupfer</text:p>
          </table:table-cell>
          <table:table-cell office:value-type="string">
            <text:p>copper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das Holz</text:p>
          </table:table-cell>
          <table:table-cell office:value-type="string">
            <text:p>the wood</text:p>
          </table:table-cell>
          <table:table-cell table:number-columns-repeated="1022"/>
        </table:table-row>
        <table:table-row table:style-name="ro35">
          <table:table-cell office:value-type="string">
            <text:p>Bohnen</text:p>
          </table:table-cell>
          <table:table-cell office:value-type="string">
            <text:p>Beans</text:p>
          </table:table-cell>
          <table:table-cell table:number-columns-repeated="1022"/>
        </table:table-row>
        <table:table-row table:style-name="ro35">
          <table:table-cell office:value-type="string">
            <text:p>Die Wolle</text:p>
          </table:table-cell>
          <table:table-cell office:value-type="string">
            <text:p>the wool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Verträge </text:p>
          </table:table-cell>
          <table:table-cell office:value-type="string">
            <text:p>contracts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Frieden </text:p>
          </table:table-cell>
          <table:table-cell office:value-type="string">
            <text:p>peace</text:p>
          </table:table-cell>
          <table:table-cell table:number-columns-repeated="1022"/>
        </table:table-row>
        <table:table-row table:style-name="ro35">
          <table:table-cell office:value-type="string">
            <text:p>Erfolg</text:p>
          </table:table-cell>
          <table:table-cell office:value-type="string">
            <text:p>success</text:p>
          </table:table-cell>
          <table:table-cell table:number-columns-repeated="1022"/>
        </table:table-row>
        <table:table-row table:style-name="ro35">
          <table:table-cell office:value-type="string">
            <text:p>er erkennt sie nicht</text:p>
          </table:table-cell>
          <table:table-cell office:value-type="string">
            <text:p>he does not recognize her</text:p>
          </table:table-cell>
          <table:table-cell table:number-columns-repeated="1022"/>
        </table:table-row>
        <table:table-row table:style-name="ro35">
          <table:table-cell office:value-type="string">
            <text:p>Wer trifft wen?</text:p>
          </table:table-cell>
          <table:table-cell office:value-type="string">
            <text:p>Who meets who</text:p>
          </table:table-cell>
          <table:table-cell table:number-columns-repeated="1022"/>
        </table:table-row>
        <table:table-row table:style-name="ro35">
          <table:table-cell office:value-type="string">
            <text:p>erlauben</text:p>
          </table:table-cell>
          <table:table-cell office:value-type="string">
            <text:p>to allow</text:p>
          </table:table-cell>
          <table:table-cell table:number-columns-repeated="1022"/>
        </table:table-row>
        <table:table-row table:style-name="ro35">
          <table:table-cell office:value-type="string">
            <text:p>Er steigt aus</text:p>
          </table:table-cell>
          <table:table-cell office:value-type="string">
            <text:p>he is getting off</text:p>
          </table:table-cell>
          <table:table-cell table:number-columns-repeated="1022"/>
        </table:table-row>
        <table:table-row table:style-name="ro35">
          <table:table-cell office:value-type="string">
            <text:p>Some do not recognize it</text:p>
          </table:table-cell>
          <table:table-cell office:value-type="string">
            <text:p>Einige erkennen es nicht</text:p>
          </table:table-cell>
          <table:table-cell table:number-columns-repeated="1022"/>
        </table:table-row>
        <table:table-row table:style-name="ro35">
          <table:table-cell office:value-type="string">
            <text:p>anschauen</text:p>
          </table:table-cell>
          <table:table-cell office:value-type="string">
            <text:p>to watch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The fire would burn for a long time</text:p>
          </table:table-cell>
          <table:table-cell table:style-name="ce186" office:value-type="string">
            <text:p>Das Feuer w<text:span text:style-name="T1">ürde lange brennen</text:span>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ausdrücken </text:p>
          </table:table-cell>
          <table:table-cell office:value-type="string">
            <text:p>to express</text:p>
          </table:table-cell>
          <table:table-cell table:number-columns-repeated="1022"/>
        </table:table-row>
        <table:table-row table:style-name="ro35">
          <table:table-cell table:style-name="ce189" office:value-type="string">
            <text:p>Ich würde gern Geld wechseln</text:p>
          </table:table-cell>
          <table:table-cell office:value-type="string">
            <text:p>I would like to exchange money</text:p>
          </table:table-cell>
          <table:table-cell table:number-columns-repeated="1022"/>
        </table:table-row>
        <table:table-row table:style-name="ro52">
          <table:table-cell table:style-name="ce188" table:number-columns-repeated="2"/>
          <table:table-cell table:style-name="ce251" table:number-columns-repeated="1022"/>
        </table:table-row>
        <table:table-row table:style-name="ro53">
          <table:table-cell office:value-type="string">
            <text:p>I would like to talk to one of your guests</text:p>
          </table:table-cell>
          <table:table-cell office:value-type="string">
            <text:p>Ich würde gern einen deiner G<text:span text:style-name="T1">äste </text:span><text:span text:style-name="T1">reden</text:span>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Would you forgive me</text:p>
          </table:table-cell>
          <table:table-cell office:value-type="string">
            <text:p>würdest du mir vergeben?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die Bewegung </text:p>
          </table:table-cell>
          <table:table-cell office:value-type="string">
            <text:p>the move</text:p>
          </table:table-cell>
          <table:table-cell table:number-columns-repeated="1022"/>
        </table:table-row>
        <table:table-row table:style-name="ro35">
          <table:table-cell office:value-type="string">
            <text:p>Belästigung</text:p>
          </table:table-cell>
          <table:table-cell office:value-type="string">
            <text:p>harassment/parenoxlhsh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Erfahrungen </text:p>
          </table:table-cell>
          <table:table-cell office:value-type="string">
            <text:p>empeiries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Inzwischen </text:p>
          </table:table-cell>
          <table:table-cell office:value-type="string">
            <text:p>en to metaxy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erlebt haben </text:p>
          </table:table-cell>
          <table:table-cell office:value-type="string">
            <text:p>exoun viwsei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solche Vorwürfe </text:p>
          </table:table-cell>
          <table:table-cell office:value-type="string">
            <text:p>tetoies katagelies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einsetzen </text:p>
          </table:table-cell>
          <table:table-cell office:value-type="string">
            <text:p>usage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übernachtet </text:p>
          </table:table-cell>
          <table:table-cell office:value-type="string">
            <text:p>διανυκτέρευση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Verwaltung </text:p>
          </table:table-cell>
          <table:table-cell office:value-type="string">
            <text:p>administration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Behörden </text:p>
          </table:table-cell>
          <table:table-cell office:value-type="string">
            <text:p>authorities</text:p>
          </table:table-cell>
          <table:table-cell table:number-columns-repeated="1022"/>
        </table:table-row>
        <table:table-row table:style-name="ro35">
          <table:table-cell office:value-type="string">
            <text:p>der Strom</text:p>
          </table:table-cell>
          <table:table-cell office:value-type="string">
            <text:p>the current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Landwirtschaft </text:p>
          </table:table-cell>
          <table:table-cell office:value-type="string">
            <text:p>farming</text:p>
          </table:table-cell>
          <table:table-cell table:number-columns-repeated="1022"/>
        </table:table-row>
        <table:table-row table:style-name="ro53">
          <table:table-cell table:style-name="ce186" office:value-type="string">
            <text:p>The lighting comes before the thunder</text:p>
          </table:table-cell>
          <table:table-cell office:value-type="string">
            <text:p>Der Blitzt kommt vor dem Donner</text:p>
          </table:table-cell>
          <table:table-cell table:number-columns-repeated="1022"/>
        </table:table-row>
        <table:table-row table:style-name="ro53">
          <table:table-cell office:value-type="string">
            <text:p>No one goes out in this weather</text:p>
          </table:table-cell>
          <table:table-cell office:value-type="string">
            <text:p>Niemand geht aus in diesem Wetter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The struggle</text:p>
          </table:table-cell>
          <table:table-cell office:value-type="string">
            <text:p>der Kampf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Was h<text:span text:style-name="T1">älst du vom Krieg</text:span></text:p>
          </table:table-cell>
          <table:table-cell office:value-type="string">
            <text:p>What do you think of the war?</text:p>
          </table:table-cell>
          <table:table-cell table:number-columns-repeated="1022"/>
        </table:table-row>
        <table:table-row table:style-name="ro35">
          <table:table-cell office:value-type="string">
            <text:p>Verloren</text:p>
          </table:table-cell>
          <table:table-cell office:value-type="string">
            <text:p>lost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betrifft</text:p>
          </table:table-cell>
          <table:table-cell office:value-type="string">
            <text:p>affect, concerns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Genehmigung </text:p>
          </table:table-cell>
          <table:table-cell office:value-type="string">
            <text:p>permission</text:p>
          </table:table-cell>
          <table:table-cell table:number-columns-repeated="1022"/>
        </table:table-row>
        <table:table-row table:style-name="ro35">
          <table:table-cell office:value-type="string">
            <text:p>Der Zuschauer</text:p>
          </table:table-cell>
          <table:table-cell office:value-type="string">
            <text:p>the spectator</text:p>
          </table:table-cell>
          <table:table-cell table:number-columns-repeated="1022"/>
        </table:table-row>
        <table:table-row table:style-name="ro35">
          <table:table-cell office:value-type="string">
            <text:p>Physic gilt auch fur sie</text:p>
          </table:table-cell>
          <table:table-cell office:value-type="string">
            <text:p>Physics also apply to her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wütend </text:p>
          </table:table-cell>
          <table:table-cell office:value-type="string">
            <text:p><text:s/>θυμωμένος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Feindlichkeit </text:p>
          </table:table-cell>
          <table:table-cell office:value-type="string">
            <text:p>εχθρότητα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fordert </text:p>
          </table:table-cell>
          <table:table-cell office:value-type="string">
            <text:p>προτρέπει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Übung </text:p>
          </table:table-cell>
          <table:table-cell office:value-type="string">
            <text:p>practise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Meister </text:p>
          </table:table-cell>
          <table:table-cell office:value-type="string">
            <text:p>Perfect</text:p>
          </table:table-cell>
          <table:table-cell table:number-columns-repeated="1022"/>
        </table:table-row>
        <table:table-row table:style-name="ro35">
          <table:table-cell office:value-type="string">
            <text:p>Fachbereich</text:p>
          </table:table-cell>
          <table:table-cell office:value-type="string">
            <text:p>faculty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weder.. noch</text:p>
          </table:table-cell>
          <table:table-cell office:value-type="string">
            <text:p>neither.. nor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Vorschriften </text:p>
          </table:table-cell>
          <table:table-cell office:value-type="string">
            <text:p>regulations</text:p>
          </table:table-cell>
          <table:table-cell table:number-columns-repeated="1022"/>
        </table:table-row>
        <table:table-row table:style-name="ro35">
          <table:table-cell office:value-type="string">
            <text:p>Regel</text:p>
          </table:table-cell>
          <table:table-cell office:value-type="string">
            <text:p>rule</text:p>
          </table:table-cell>
          <table:table-cell table:number-columns-repeated="1022"/>
        </table:table-row>
        <table:table-row table:style-name="ro35">
          <table:table-cell office:value-type="string">
            <text:p>Einfluss</text:p>
          </table:table-cell>
          <table:table-cell office:value-type="string">
            <text:p>influence</text:p>
          </table:table-cell>
          <table:table-cell table:number-columns-repeated="1022"/>
        </table:table-row>
        <table:table-row table:style-name="ro35">
          <table:table-cell table:style-name="ce209" office:value-type="string">
            <text:p>Verfahren</text:p>
          </table:table-cell>
          <table:table-cell office:value-type="string">
            <text:p>trial/case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Bedingungen</text:p>
          </table:table-cell>
          <table:table-cell office:value-type="string">
            <text:p>Conditions/requirements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Verbindung</text:p>
          </table:table-cell>
          <table:table-cell office:value-type="string">
            <text:p>connection</text:p>
          </table:table-cell>
          <table:table-cell table:number-columns-repeated="1022"/>
        </table:table-row>
        <table:table-row table:style-name="ro35">
          <table:table-cell office:value-type="string">
            <text:p>jederzeit</text:p>
          </table:table-cell>
          <table:table-cell office:value-type="string">
            <text:p>at any time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hingegen </text:p>
          </table:table-cell>
          <table:table-cell office:value-type="string">
            <text:p>however</text:p>
          </table:table-cell>
          <table:table-cell table:number-columns-repeated="1022"/>
        </table:table-row>
        <table:table-row table:style-name="ro35">
          <table:table-cell office:value-type="string">
            <text:p>Deswegen</text:p>
          </table:table-cell>
          <table:table-cell office:value-type="string">
            <text:p>That's why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Derzeit</text:p>
          </table:table-cell>
          <table:table-cell office:value-type="string">
            <text:p>currently</text:p>
          </table:table-cell>
          <table:table-cell table:number-columns-repeated="1022"/>
        </table:table-row>
        <table:table-row table:style-name="ro35">
          <table:table-cell office:value-type="string">
            <text:p>soeben</text:p>
          </table:table-cell>
          <table:table-cell office:value-type="string">
            <text:p>just</text:p>
          </table:table-cell>
          <table:table-cell table:number-columns-repeated="1022"/>
        </table:table-row>
        <table:table-row table:style-name="ro35">
          <table:table-cell office:value-type="string">
            <text:p>wurde.. geandert</text:p>
          </table:table-cell>
          <table:table-cell office:value-type="string">
            <text:p>Was .. changed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Who else is coming?</text:p>
          </table:table-cell>
          <table:table-cell office:value-type="string">
            <text:p>Wer kommt noch?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leisten</text:p>
          </table:table-cell>
          <table:table-cell office:value-type="string">
            <text:p>to achieve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ermöglichen </text:p>
          </table:table-cell>
          <table:table-cell office:value-type="string">
            <text:p>enable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Der Abstand </text:p>
          </table:table-cell>
          <table:table-cell office:value-type="string">
            <text:p>the distance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Zusammen-Schluss von Menschen </text:p>
          </table:table-cell>
          <table:table-cell office:value-type="string">
            <text:p>Enwsh an8rwpwn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Er übt </text:p>
          </table:table-cell>
          <table:table-cell office:value-type="string">
            <text:p>practise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Insolvenz-Antrag </text:p>
          </table:table-cell>
          <table:table-cell office:value-type="string">
            <text:p>aithsh ptoxeushs</text:p>
          </table:table-cell>
          <table:table-cell table:number-columns-repeated="1022"/>
        </table:table-row>
        <table:table-row table:style-name="ro52">
          <table:table-cell table:style-name="ce236"/>
          <table:table-cell table:number-columns-repeated="1023"/>
        </table:table-row>
        <table:table-row table:style-name="ro52">
          <table:table-cell table:style-name="ce236"/>
          <table:table-cell table:style-name="ce188"/>
          <table:table-cell table:style-name="ce251" table:number-columns-repeated="1022"/>
        </table:table-row>
        <table:table-row table:style-name="ro52">
          <table:table-cell table:style-name="ce107"/>
          <table:table-cell table:number-columns-repeated="1023"/>
        </table:table-row>
        <table:table-row table:style-name="ro35">
          <table:table-cell table:style-name="ce214" office:value-type="string">
            <text:p>erforschen </text:p>
          </table:table-cell>
          <table:table-cell office:value-type="string">
            <text:p>discover/exereunw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Welt-Raum </text:p>
          </table:table-cell>
          <table:table-cell office:value-type="string">
            <text:p>Space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auf dem Mond gewesen </text:p>
          </table:table-cell>
          <table:table-cell office:value-type="string">
            <text:p>been on the moon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öfter </text:p>
          </table:table-cell>
          <table:table-cell office:value-type="string">
            <text:p>more often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Es gab sogar </text:p>
          </table:table-cell>
          <table:table-cell office:value-type="string">
            <text:p>There were even..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riesig groß </text:p>
          </table:table-cell>
          <table:table-cell office:value-type="string">
            <text:p>gigantic big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eröffnet </text:p>
          </table:table-cell>
          <table:table-cell office:value-type="string">
            <text:p>opened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Zug-Strecke</text:p>
          </table:table-cell>
          <table:table-cell office:value-type="string">
            <text:p>train line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Geschwindigkeits </text:p>
          </table:table-cell>
          <table:table-cell office:value-type="string">
            <text:p>speed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Der Bau </text:p>
          </table:table-cell>
          <table:table-cell office:value-type="string">
            <text:p>the construction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Beweise </text:p>
          </table:table-cell>
          <table:table-cell office:value-type="string">
            <text:p>proofs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überprüft </text:p>
          </table:table-cell>
          <table:table-cell office:value-type="string">
            <text:p>checked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ermittelt </text:p>
          </table:table-cell>
          <table:table-cell office:value-type="string">
            <text:p>determined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Fällen </text:p>
          </table:table-cell>
          <table:table-cell office:value-type="string">
            <text:p>cases</text:p>
          </table:table-cell>
          <table:table-cell table:number-columns-repeated="1022"/>
        </table:table-row>
        <table:table-row table:style-name="ro35">
          <table:table-cell office:value-type="string">
            <text:p>verurteilt worden</text:p>
          </table:table-cell>
          <table:table-cell office:value-type="string">
            <text:p>to be sentenced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aufnehmen </text:p>
          </table:table-cell>
          <table:table-cell office:value-type="string">
            <text:p>to record/ pick up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begangen </text:p>
          </table:table-cell>
          <table:table-cell office:value-type="string">
            <text:p>commited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überfallen </text:p>
          </table:table-cell>
          <table:table-cell office:value-type="string">
            <text:p>raid/ lysteuw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zurückgetreten </text:p>
          </table:table-cell>
          <table:table-cell office:value-type="string">
            <text:p>resigned/paraith8hkan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entwickelt hat </text:p>
          </table:table-cell>
          <table:table-cell office:value-type="string">
            <text:p>has developed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Stahl </text:p>
          </table:table-cell>
          <table:table-cell office:value-type="string">
            <text:p>Steel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Insgesamt </text:p>
          </table:table-cell>
          <table:table-cell office:value-type="string">
            <text:p>A total of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vertrauen</text:p>
          </table:table-cell>
          <table:table-cell office:value-type="string">
            <text:p>to trust</text:p>
          </table:table-cell>
          <table:table-cell table:number-columns-repeated="1022"/>
        </table:table-row>
        <table:table-row table:style-name="ro35">
          <table:table-cell table:style-name="ce233" office:value-type="string">
            <text:p>vertreten </text:p>
          </table:table-cell>
          <table:table-cell office:value-type="string">
            <text:p>represent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entführt </text:p>
          </table:table-cell>
          <table:table-cell office:value-type="string">
            <text:p>kidnapped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Verteidigungs </text:p>
          </table:table-cell>
          <table:table-cell office:value-type="string">
            <text:p>Defence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abgeben </text:p>
          </table:table-cell>
          <table:table-cell office:value-type="string">
            <text:p>give up</text:p>
          </table:table-cell>
          <table:table-cell table:number-columns-repeated="1022"/>
        </table:table-row>
        <table:table-row table:style-name="ro35">
          <table:table-cell office:value-type="string">
            <text:p>reichen</text:p>
          </table:table-cell>
          <table:table-cell office:value-type="string">
            <text:p>pass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Sonderangebot </text:p>
          </table:table-cell>
          <table:table-cell office:value-type="string">
            <text:p>special offer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besitzt </text:p>
          </table:table-cell>
          <table:table-cell office:value-type="string">
            <text:p>owns</text:p>
          </table:table-cell>
          <table:table-cell table:number-columns-repeated="1022"/>
        </table:table-row>
        <table:table-row table:style-name="ro35">
          <table:table-cell office:value-type="string">
            <text:p>der Vergleich</text:p>
          </table:table-cell>
          <table:table-cell office:value-type="string">
            <text:p>the comparison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Anwendungen </text:p>
          </table:table-cell>
          <table:table-cell office:value-type="string">
            <text:p>practise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Förderung </text:p>
          </table:table-cell>
          <table:table-cell office:value-type="string">
            <text:p>funding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Anlagen </text:p>
          </table:table-cell>
          <table:table-cell office:value-type="string">
            <text:p>facilities</text:p>
          </table:table-cell>
          <table:table-cell table:number-columns-repeated="1022"/>
        </table:table-row>
        <table:table-row table:style-name="ro35">
          <table:table-cell table:style-name="ce236" office:value-type="string">
            <text:p>Rubrik </text:p>
          </table:table-cell>
          <table:table-cell office:value-type="string">
            <text:p>category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vergangenen </text:p>
          </table:table-cell>
          <table:table-cell office:value-type="string">
            <text:p>past</text:p>
          </table:table-cell>
          <table:table-cell table:number-columns-repeated="1022"/>
        </table:table-row>
        <table:table-row table:style-name="ro35">
          <table:table-cell table:style-name="ce236" office:value-type="string">
            <text:p>present </text:p>
          </table:table-cell>
          <table:table-cell office:value-type="string">
            <text:p>heutigen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Die Erfahrung</text:p>
          </table:table-cell>
          <table:table-cell office:value-type="string">
            <text:p>empeiria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künstliche </text:p>
          </table:table-cell>
          <table:table-cell office:value-type="string">
            <text:p>texnhtos</text:p>
          </table:table-cell>
          <table:table-cell table:number-columns-repeated="1022"/>
        </table:table-row>
        <table:table-row table:style-name="ro35">
          <table:table-cell table:style-name="ce13" office:value-type="string">
            <text:p>fordert </text:p>
          </table:table-cell>
          <table:table-cell office:value-type="string">
            <text:p>protrepei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Wahnsinn </text:p>
          </table:table-cell>
          <table:table-cell office:value-type="string">
            <text:p>trella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allerdings </text:p>
          </table:table-cell>
          <table:table-cell office:value-type="string">
            <text:p>an kai</text:p>
          </table:table-cell>
          <table:table-cell table:number-columns-repeated="1022"/>
        </table:table-row>
        <table:table-row table:style-name="ro35">
          <table:table-cell table:style-name="ce236" office:value-type="string">
            <text:p>Vorsprung </text:p>
          </table:table-cell>
          <table:table-cell office:value-type="string">
            <text:p>lead, odogei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am Po </text:p>
          </table:table-cell>
          <table:table-cell office:value-type="string">
            <text:p>stous gloutous</text:p>
          </table:table-cell>
          <table:table-cell table:number-columns-repeated="1022"/>
        </table:table-row>
        <table:table-row table:style-name="ro35">
          <table:table-cell table:style-name="ce236" office:value-type="string">
            <text:p>umarmt </text:p>
          </table:table-cell>
          <table:table-cell office:value-type="string">
            <text:p>agaliazw/hugs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entdeckt</text:p>
          </table:table-cell>
          <table:table-cell office:value-type="string">
            <text:p>discovered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vermeiden </text:p>
          </table:table-cell>
          <table:table-cell office:value-type="string">
            <text:p>avoid</text:p>
          </table:table-cell>
          <table:table-cell table:number-columns-repeated="1022"/>
        </table:table-row>
        <table:table-row table:style-name="ro35">
          <table:table-cell office:value-type="string">
            <text:p>aufgeben</text:p>
          </table:table-cell>
          <table:table-cell office:value-type="string">
            <text:p>give up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leisten</text:p>
          </table:table-cell>
          <table:table-cell office:value-type="string">
            <text:p>achieve/accomplish/petyxainw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fördern </text:p>
          </table:table-cell>
          <table:table-cell office:value-type="string">
            <text:p>support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Eröffnung </text:p>
          </table:table-cell>
          <table:table-cell office:value-type="string">
            <text:p>opening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Durchschnitt </text:p>
          </table:table-cell>
          <table:table-cell office:value-type="string">
            <text:p>average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Verlust </text:p>
          </table:table-cell>
          <table:table-cell office:value-type="string">
            <text:p>loss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Inhalte </text:p>
          </table:table-cell>
          <table:table-cell office:value-type="string">
            <text:p>contents</text:p>
          </table:table-cell>
          <table:table-cell table:number-columns-repeated="1022"/>
        </table:table-row>
        <table:table-row table:style-name="ro35">
          <table:table-cell table:style-name="ce188" office:value-type="string">
            <text:p>Abschnitt</text:p>
          </table:table-cell>
          <table:table-cell office:value-type="string">
            <text:p>sector</text:p>
          </table:table-cell>
          <table:table-cell table:number-columns-repeated="1022"/>
        </table:table-row>
        <table:table-row table:style-name="ro35">
          <table:table-cell office:value-type="string">
            <text:p>Ehemalige</text:p>
          </table:table-cell>
          <table:table-cell office:value-type="string">
            <text:p>former</text:p>
          </table:table-cell>
          <table:table-cell table:number-columns-repeated="1022"/>
        </table:table-row>
        <table:table-row table:style-name="ro53">
          <table:table-cell office:value-type="string">
            <text:p>sie werden unsere art zu leben nicht verändert</text:p>
          </table:table-cell>
          <table:table-cell office:value-type="string">
            <text:p>Δεν θα αλλάξουν τον τροπο ζωής μας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aufhören </text:p>
          </table:table-cell>
          <table:table-cell office:value-type="string">
            <text:p>to stop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wütend </text:p>
          </table:table-cell>
          <table:table-cell office:value-type="string">
            <text:p>angry</text:p>
          </table:table-cell>
          <table:table-cell table:number-columns-repeated="1022"/>
        </table:table-row>
        <table:table-row table:style-name="ro52">
          <table:table-cell table:style-name="ce236"/>
          <table:table-cell table:style-name="ce188"/>
          <table:table-cell table:style-name="ce251" table:number-columns-repeated="1022"/>
        </table:table-row>
        <table:table-row table:style-name="ro35">
          <table:table-cell office:value-type="string">
            <text:p>I have not forgiven you</text:p>
          </table:table-cell>
          <table:table-cell office:value-type="string">
            <text:p>ich habe dir nicht vergeben</text:p>
          </table:table-cell>
          <table:table-cell table:number-columns-repeated="1022"/>
        </table:table-row>
        <table:table-row table:style-name="ro35">
          <table:table-cell office:value-type="string">
            <text:p>geschafft</text:p>
          </table:table-cell>
          <table:table-cell office:value-type="string">
            <text:p>succeeded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Before his accident he was leading</text:p>
          </table:table-cell>
          <table:table-cell office:value-type="string">
            <text:p>Vor seinem Unfall hat er gef<text:span text:style-name="T1">ührt</text:span>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gewählt</text:p>
          </table:table-cell>
          <table:table-cell office:value-type="string">
            <text:p>voted</text:p>
          </table:table-cell>
          <table:table-cell table:number-columns-repeated="1022"/>
        </table:table-row>
        <table:table-row table:style-name="ro35">
          <table:table-cell table:style-name="ce188" office:value-type="string">
            <text:p>er tritt</text:p>
          </table:table-cell>
          <table:table-cell office:value-type="string">
            <text:p>he kicks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ich trete gegen die Tür</text:p>
          </table:table-cell>
          <table:table-cell office:value-type="string">
            <text:p>i kick the door</text:p>
          </table:table-cell>
          <table:table-cell table:number-columns-repeated="1022"/>
        </table:table-row>
        <table:table-row table:style-name="ro35">
          <table:table-cell office:value-type="string">
            <text:p>wenden</text:p>
          </table:table-cell>
          <table:table-cell office:value-type="string">
            <text:p>to turn</text:p>
          </table:table-cell>
          <table:table-cell table:number-columns-repeated="1022"/>
        </table:table-row>
        <table:table-row table:style-name="ro35">
          <table:table-cell table:style-name="ce189" office:value-type="string">
            <text:p>vergeben</text:p>
          </table:table-cell>
          <table:table-cell office:value-type="string">
            <text:p>to forgive</text:p>
          </table:table-cell>
          <table:table-cell table:number-columns-repeated="1022"/>
        </table:table-row>
        <table:table-row table:style-name="ro35">
          <table:table-cell table:style-name="ce189" office:value-type="string">
            <text:p>vergessen</text:p>
          </table:table-cell>
          <table:table-cell office:value-type="string">
            <text:p>to forget</text:p>
          </table:table-cell>
          <table:table-cell table:number-columns-repeated="1022"/>
        </table:table-row>
        <table:table-row table:style-name="ro35">
          <table:table-cell table:style-name="ce189" office:value-type="string">
            <text:p>aufgeben</text:p>
          </table:table-cell>
          <table:table-cell office:value-type="string">
            <text:p>to give up</text:p>
          </table:table-cell>
          <table:table-cell table:number-columns-repeated="1022"/>
        </table:table-row>
        <table:table-row table:style-name="ro35">
          <table:table-cell table:style-name="ce188" office:value-type="string">
            <text:p>Nur zu</text:p>
          </table:table-cell>
          <table:table-cell table:style-name="ce186" office:value-type="string">
            <text:p>go ahead</text:p>
          </table:table-cell>
          <table:table-cell table:style-name="ce95" table:number-columns-repeated="1022"/>
        </table:table-row>
        <table:table-row table:style-name="ro35">
          <table:table-cell office:value-type="string">
            <text:p>berichten Sie mir</text:p>
          </table:table-cell>
          <table:table-cell office:value-type="string">
            <text:p>report to me</text:p>
          </table:table-cell>
          <table:table-cell table:number-columns-repeated="1022"/>
        </table:table-row>
        <table:table-row table:style-name="ro35">
          <table:table-cell table:style-name="ce232" office:value-type="string">
            <text:p>erwerben</text:p>
          </table:table-cell>
          <table:table-cell table:style-name="ce186" office:value-type="string">
            <text:p>to buy</text:p>
          </table:table-cell>
          <table:table-cell table:style-name="ce95" table:number-columns-repeated="1022"/>
        </table:table-row>
        <table:table-row table:style-name="ro35">
          <table:table-cell table:style-name="ce107" office:value-type="string">
            <text:p>fördern </text:p>
          </table:table-cell>
          <table:table-cell office:value-type="string">
            <text:p>support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Größen </text:p>
          </table:table-cell>
          <table:table-cell office:value-type="string">
            <text:p>sizes</text:p>
          </table:table-cell>
          <table:table-cell table:number-columns-repeated="1022"/>
        </table:table-row>
        <table:table-row table:style-name="ro35">
          <table:table-cell table:style-name="ce209" office:value-type="string">
            <text:p>treten auf</text:p>
          </table:table-cell>
          <table:table-cell office:value-type="string">
            <text:p>step up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Er erwirbt </text:p>
          </table:table-cell>
          <table:table-cell office:value-type="string">
            <text:p>he ackuires</text:p>
          </table:table-cell>
          <table:table-cell table:number-columns-repeated="1022"/>
        </table:table-row>
        <table:table-row table:style-name="ro35">
          <table:table-cell table:style-name="ce188" office:value-type="string">
            <text:p>Der wirk-Stoff</text:p>
          </table:table-cell>
          <table:table-cell office:value-type="string">
            <text:p>the active substance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Er sollte gesperrt werden </text:p>
          </table:table-cell>
          <table:table-cell office:value-type="string">
            <text:p>Πρέπει να αποκλειστεί/blocked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Medikamente </text:p>
          </table:table-cell>
          <table:table-cell office:value-type="string">
            <text:p>drugs</text:p>
          </table:table-cell>
          <table:table-cell table:number-columns-repeated="1022"/>
        </table:table-row>
        <table:table-row table:style-name="ro35">
          <table:table-cell table:style-name="ce13" office:value-type="string">
            <text:p>gewonnen </text:p>
          </table:table-cell>
          <table:table-cell office:value-type="string">
            <text:p>won</text:p>
          </table:table-cell>
          <table:table-cell table:number-columns-repeated="1022"/>
        </table:table-row>
        <table:table-row table:style-name="ro35">
          <table:table-cell table:style-name="ce233" office:value-type="string">
            <text:p>Ausweis </text:p>
          </table:table-cell>
          <table:table-cell office:value-type="string">
            <text:p>id card/tautothta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vereidigt </text:p>
          </table:table-cell>
          <table:table-cell office:value-type="string">
            <text:p>ορκίστηκε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Hass auf Juden </text:p>
          </table:table-cell>
          <table:table-cell office:value-type="string">
            <text:p>Μισος κατά των Εβραίων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versprechen </text:p>
          </table:table-cell>
          <table:table-cell office:value-type="string">
            <text:p>to promise</text:p>
          </table:table-cell>
          <table:table-cell table:number-columns-repeated="1022"/>
        </table:table-row>
        <table:table-row table:style-name="ro35">
          <table:table-cell office:value-type="string">
            <text:p>Der Kunststoff</text:p>
          </table:table-cell>
          <table:table-cell office:value-type="string">
            <text:p>plastic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Putsch </text:p>
          </table:table-cell>
          <table:table-cell office:value-type="string">
            <text:p>πραξικόπημα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umgebracht </text:p>
          </table:table-cell>
          <table:table-cell office:value-type="string">
            <text:p>killed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Kloster </text:p>
          </table:table-cell>
          <table:table-cell office:value-type="string">
            <text:p>monastery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ausgegraben </text:p>
          </table:table-cell>
          <table:table-cell office:value-type="string">
            <text:p>ανασκαφή (ρ)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Pilger </text:p>
          </table:table-cell>
          <table:table-cell office:value-type="string">
            <text:p>προσκυνητής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Abspaltung  </text:p>
          </table:table-cell>
          <table:table-cell office:value-type="string">
            <text:p>απόσχιση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Unabhängigkeit  </text:p>
          </table:table-cell>
          <table:table-cell office:value-type="string">
            <text:p>ανεξαρτησία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entmachtet </text:p>
          </table:table-cell>
          <table:table-cell office:value-type="string">
            <text:p>απέλυσε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Ich bin bereit </text:p>
          </table:table-cell>
          <table:table-cell office:value-type="string">
            <text:p>είμαι έτοιμος</text:p>
          </table:table-cell>
          <table:table-cell table:number-columns-repeated="1022"/>
        </table:table-row>
        <table:table-row table:style-name="ro53">
          <table:table-cell table:style-name="ce107" office:value-type="string">
            <text:p>Jedenfalls  </text:p>
          </table:table-cell>
          <table:table-cell office:value-type="string">
            <text:p>εν πάσοι περιπτώση, σε κάθε περίπτωση</text:p>
          </table:table-cell>
          <table:table-cell table:number-columns-repeated="1022"/>
        </table:table-row>
        <table:table-row table:style-name="ro62">
          <table:table-cell table:style-name="ce234" office:value-type="string">
            <text:p>Haft-Befehl </text:p>
          </table:table-cell>
          <table:table-cell office:value-type="string">
            <text:p>εντολή κράτησης/Arrest warrant</text:p>
            <text:p/>
          </table:table-cell>
          <table:table-cell table:number-columns-repeated="1022"/>
        </table:table-row>
        <table:table-row table:style-name="ro35">
          <table:table-cell table:style-name="ce236" office:value-type="string">
            <text:p>erhalten </text:p>
          </table:table-cell>
          <table:table-cell office:value-type="string">
            <text:p>received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umstritten </text:p>
          </table:table-cell>
          <table:table-cell office:value-type="string">
            <text:p>αμφιλεγόμενο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Gemeinschaft </text:p>
          </table:table-cell>
          <table:table-cell office:value-type="string">
            <text:p>κοινότητα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tatsächlich  </text:p>
          </table:table-cell>
          <table:table-cell office:value-type="string">
            <text:p>πραγματικά</text:p>
          </table:table-cell>
          <table:table-cell table:number-columns-repeated="1022"/>
        </table:table-row>
        <table:table-row table:style-name="ro35">
          <table:table-cell table:style-name="ce236" office:value-type="string">
            <text:p>Vorhaben </text:p>
          </table:table-cell>
          <table:table-cell office:value-type="string">
            <text:p>Σχέδιο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erreichen </text:p>
          </table:table-cell>
          <table:table-cell office:value-type="string">
            <text:p>to accomplish/πετυχαίνω</text:p>
          </table:table-cell>
          <table:table-cell table:number-columns-repeated="1022"/>
        </table:table-row>
        <table:table-row table:style-name="ro35">
          <table:table-cell table:style-name="ce188" office:value-type="string">
            <text:p>angehören</text:p>
          </table:table-cell>
          <table:table-cell office:value-type="string">
            <text:p>belong to</text:p>
          </table:table-cell>
          <table:table-cell table:number-columns-repeated="1022"/>
        </table:table-row>
        <table:table-row table:style-name="ro35">
          <table:table-cell office:value-type="string">
            <text:p>gehören</text:p>
          </table:table-cell>
          <table:table-cell office:value-type="string">
            <text:p>belong</text:p>
          </table:table-cell>
          <table:table-cell table:number-columns-repeated="1022"/>
        </table:table-row>
        <table:table-row table:style-name="ro35">
          <table:table-cell table:style-name="ce209" office:value-type="string">
            <text:p>vornehmen</text:p>
          </table:table-cell>
          <table:table-cell office:value-type="string">
            <text:p>make, carry out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entschlossen </text:p>
          </table:table-cell>
          <table:table-cell office:value-type="string">
            <text:p>determined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wie man es schafft</text:p>
          </table:table-cell>
          <table:table-cell office:value-type="string">
            <text:p>how to do it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einzutauchen </text:p>
          </table:table-cell>
          <table:table-cell office:value-type="string">
            <text:p>immerse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Vorsätzen  </text:p>
          </table:table-cell>
          <table:table-cell office:value-type="string">
            <text:p>intentions</text:p>
          </table:table-cell>
          <table:table-cell table:number-columns-repeated="1022"/>
        </table:table-row>
        <table:table-row table:style-name="ro52">
          <table:table-cell table:style-name="ce238"/>
          <table:table-cell table:style-name="ce247"/>
          <table:table-cell table:style-name="ce253" table:number-columns-repeated="1022"/>
        </table:table-row>
        <table:table-row table:style-name="ro35">
          <table:table-cell table:style-name="ce107" office:value-type="string">
            <text:p>Wie wär’s mit sieben </text:p>
          </table:table-cell>
          <table:table-cell office:value-type="string">
            <text:p>how about seven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großartig  </text:p>
          </table:table-cell>
          <table:table-cell office:value-type="string">
            <text:p>great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lästige  </text:p>
          </table:table-cell>
          <table:table-cell office:value-type="string">
            <text:p>κουραστική</text:p>
          </table:table-cell>
          <table:table-cell table:number-columns-repeated="1022"/>
        </table:table-row>
        <table:table-row table:style-name="ro35">
          <table:table-cell table:style-name="ce236" office:value-type="string">
            <text:p>abnehmen </text:p>
          </table:table-cell>
          <table:table-cell office:value-type="string">
            <text:p>remove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entworfen </text:p>
          </table:table-cell>
          <table:table-cell office:value-type="string">
            <text:p>designed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Wirklichkeit  </text:p>
          </table:table-cell>
          <table:table-cell office:value-type="string">
            <text:p>reality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überwacht  </text:p>
          </table:table-cell>
          <table:table-cell office:value-type="string">
            <text:p>suvervises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bedienen </text:p>
          </table:table-cell>
          <table:table-cell office:value-type="string">
            <text:p>serve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unabhängig </text:p>
          </table:table-cell>
          <table:table-cell office:value-type="string">
            <text:p>independent</text:p>
          </table:table-cell>
          <table:table-cell table:number-columns-repeated="1022"/>
        </table:table-row>
        <table:table-row table:style-name="ro35">
          <table:table-cell table:style-name="ce236" office:value-type="string">
            <text:p>Abstimmungen</text:p>
          </table:table-cell>
          <table:table-cell office:value-type="string">
            <text:p>voting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vorgehen</text:p>
          </table:table-cell>
          <table:table-cell office:value-type="string">
            <text:p>proceed/ προχχωρώ</text:p>
          </table:table-cell>
          <table:table-cell table:number-columns-repeated="1022"/>
        </table:table-row>
        <table:table-row table:style-name="ro35">
          <table:table-cell office:value-type="string">
            <text:p>unterschrieben</text:p>
          </table:table-cell>
          <table:table-cell office:value-type="string">
            <text:p>signed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schickt  </text:p>
          </table:table-cell>
          <table:table-cell office:value-type="string">
            <text:p>sends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staatlichen Einrichtungen </text:p>
          </table:table-cell>
          <table:table-cell office:value-type="string">
            <text:p>State institutions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Verbrechen  </text:p>
          </table:table-cell>
          <table:table-cell office:value-type="string">
            <text:p>crimes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Veränderung </text:p>
          </table:table-cell>
          <table:table-cell office:value-type="string">
            <text:p>change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fordern</text:p>
          </table:table-cell>
          <table:table-cell office:value-type="string">
            <text:p>demand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Nach und nach</text:p>
          </table:table-cell>
          <table:table-cell office:value-type="string">
            <text:p>gradually, little by little</text:p>
          </table:table-cell>
          <table:table-cell table:number-columns-repeated="1022"/>
        </table:table-row>
        <table:table-row table:style-name="ro35">
          <table:table-cell office:value-type="string">
            <text:p>tut weh</text:p>
          </table:table-cell>
          <table:table-cell office:value-type="string">
            <text:p>hurts</text:p>
          </table:table-cell>
          <table:table-cell table:number-columns-repeated="1022"/>
        </table:table-row>
        <table:table-row table:style-name="ro35">
          <table:table-cell office:value-type="string">
            <text:p>außerdem</text:p>
          </table:table-cell>
          <table:table-cell office:value-type="string">
            <text:p>also, besides/επίσης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auf frischer Tat </text:p>
          </table:table-cell>
          <table:table-cell office:value-type="string">
            <text:p>in the act/”sta prasa”</text:p>
          </table:table-cell>
          <table:table-cell table:number-columns-repeated="1022"/>
        </table:table-row>
        <table:table-row table:style-name="ro35">
          <table:table-cell office:value-type="string">
            <text:p>vorwirft</text:p>
          </table:table-cell>
          <table:table-cell office:value-type="string">
            <text:p>accuses/kathgorei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ertappt</text:p>
          </table:table-cell>
          <table:table-cell office:value-type="string">
            <text:p>caught,trap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lieferte  </text:p>
          </table:table-cell>
          <table:table-cell office:value-type="string">
            <text:p>provided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neuerdings  </text:p>
          </table:table-cell>
          <table:table-cell office:value-type="string">
            <text:p>recently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verfolgt  </text:p>
          </table:table-cell>
          <table:table-cell office:value-type="string">
            <text:p>pursue/kynhgaei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Wahrheit </text:p>
          </table:table-cell>
          <table:table-cell office:value-type="string">
            <text:p>truth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Beziehung </text:p>
          </table:table-cell>
          <table:table-cell office:value-type="string">
            <text:p>relationship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Leidenschaft </text:p>
          </table:table-cell>
          <table:table-cell office:value-type="string">
            <text:p>passion</text:p>
          </table:table-cell>
          <table:table-cell table:number-columns-repeated="1022"/>
        </table:table-row>
        <table:table-row table:style-name="ro35">
          <table:table-cell table:style-name="ce236" office:value-type="string">
            <text:p>klauen </text:p>
          </table:table-cell>
          <table:table-cell office:value-type="string">
            <text:p>steal</text:p>
          </table:table-cell>
          <table:table-cell table:number-columns-repeated="1022"/>
        </table:table-row>
        <table:table-row table:style-name="ro35">
          <table:table-cell table:style-name="ce233" office:value-type="string">
            <text:p>bezeichnen sich  </text:p>
          </table:table-cell>
          <table:table-cell office:value-type="string">
            <text:p>denote each other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erfinden  </text:p>
          </table:table-cell>
          <table:table-cell office:value-type="string">
            <text:p>to invent</text:p>
          </table:table-cell>
          <table:table-cell table:number-columns-repeated="1022"/>
        </table:table-row>
        <table:table-row table:style-name="ro35">
          <table:table-cell table:style-name="ce13" office:value-type="string">
            <text:p>merken  </text:p>
          </table:table-cell>
          <table:table-cell office:value-type="string">
            <text:p>to notice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Online-Konto </text:p>
          </table:table-cell>
          <table:table-cell office:value-type="string">
            <text:p>online account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unerträglich  </text:p>
          </table:table-cell>
          <table:table-cell table:style-name="ce107" office:value-type="string">
            <text:p>unbearable 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Vorhaben  </text:p>
          </table:table-cell>
          <table:table-cell table:style-name="ce107" office:value-type="string">
            <text:p>plan </text:p>
          </table:table-cell>
          <table:table-cell table:number-columns-repeated="1022"/>
        </table:table-row>
        <table:table-row table:style-name="ro52">
          <table:table-cell table:style-name="ce236" table:number-columns-repeated="2"/>
          <table:table-cell table:style-name="ce251" table:number-columns-repeated="1022"/>
        </table:table-row>
        <table:table-row table:style-name="ro35">
          <table:table-cell table:style-name="ce236" office:value-type="string">
            <text:p>Tragisches Ereignis </text:p>
          </table:table-cell>
          <table:table-cell office:value-type="string">
            <text:p>tragic event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einrückten  </text:p>
          </table:table-cell>
          <table:table-cell office:value-type="string">
            <text:p>marched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Gegensatz  </text:p>
          </table:table-cell>
          <table:table-cell office:value-type="string">
            <text:p>in contrast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im Gegensatz zu den anderen </text:p>
          </table:table-cell>
          <table:table-cell office:value-type="string">
            <text:p>in contrast to the others</text:p>
          </table:table-cell>
          <table:table-cell table:number-columns-repeated="1022"/>
        </table:table-row>
        <table:table-row table:style-name="ro35">
          <table:table-cell table:style-name="ce189" office:value-type="string">
            <text:p>Austausch</text:p>
          </table:table-cell>
          <table:table-cell office:value-type="string">
            <text:p>exchange</text:p>
          </table:table-cell>
          <table:table-cell table:number-columns-repeated="1022"/>
        </table:table-row>
        <table:table-row table:style-name="ro35">
          <table:table-cell office:value-type="string">
            <text:p>Aufständischen</text:p>
          </table:table-cell>
          <table:table-cell office:value-type="string">
            <text:p>αντάρτες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im Vertrag von Minsk </text:p>
          </table:table-cell>
          <table:table-cell office:value-type="string">
            <text:p>in the treaty of Minsk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verteilt werden </text:p>
          </table:table-cell>
          <table:table-cell office:value-type="string">
            <text:p>be distributed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versteckt </text:p>
          </table:table-cell>
          <table:table-cell office:value-type="string">
            <text:p>hidden</text:p>
          </table:table-cell>
          <table:table-cell table:number-columns-repeated="1022"/>
        </table:table-row>
        <table:table-row table:style-name="ro35">
          <table:table-cell table:style-name="ce188" office:value-type="string">
            <text:p>umgetauscht</text:p>
          </table:table-cell>
          <table:table-cell table:style-name="ce75" office:value-type="string">
            <text:p>ανταλλασονται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Weihnachten ist vorbei </text:p>
          </table:table-cell>
          <table:table-cell office:value-type="string">
            <text:p>Christmas is over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Händler müssen die Geschenke nicht umtauschen </text:p>
          </table:table-cell>
          <table:table-cell table:style-name="ce107" office:value-type="string">
            <text:p>Merchants do not have to exchange the gifts </text:p>
          </table:table-cell>
          <table:table-cell table:number-columns-repeated="1022"/>
        </table:table-row>
        <table:table-row table:style-name="ro63">
          <table:table-cell table:style-name="ce234" office:value-type="string">
            <text:p>aus Kulanz </text:p>
          </table:table-cell>
          <table:table-cell office:value-type="string">
            <text:p>out of goodwill/χειρονομία καλής θέλησης</text:p>
          </table:table-cell>
          <table:table-cell table:number-columns-repeated="1022"/>
        </table:table-row>
        <table:table-row table:style-name="ro35">
          <table:table-cell table:style-name="ce218" office:value-type="string">
            <text:p>aussuchen </text:p>
          </table:table-cell>
          <table:table-cell office:value-type="string">
            <text:p>choose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einlösen </text:p>
          </table:table-cell>
          <table:table-cell office:value-type="string">
            <text:p>redeem/εξαργυρώνω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Märchen </text:p>
          </table:table-cell>
          <table:table-cell office:value-type="string">
            <text:p>παραμύθι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Korb </text:p>
          </table:table-cell>
          <table:table-cell office:value-type="string">
            <text:p>καλάθι/basket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Wein </text:p>
          </table:table-cell>
          <table:table-cell office:value-type="string">
            <text:p>wine</text:p>
          </table:table-cell>
          <table:table-cell table:number-columns-repeated="1022"/>
        </table:table-row>
        <table:table-row table:style-name="ro35">
          <table:table-cell table:style-name="ce236" office:value-type="string">
            <text:p>schwach </text:p>
          </table:table-cell>
          <table:table-cell office:value-type="string">
            <text:p>weak</text:p>
          </table:table-cell>
          <table:table-cell table:number-columns-repeated="1022"/>
        </table:table-row>
        <table:table-row table:style-name="ro35">
          <table:table-cell table:style-name="ce13" office:value-type="string">
            <text:p>Blumen·strauß  </text:p>
          </table:table-cell>
          <table:table-cell office:value-type="string">
            <text:p>bunch of flowers</text:p>
          </table:table-cell>
          <table:table-cell table:number-columns-repeated="1022"/>
        </table:table-row>
        <table:table-row table:style-name="ro35">
          <table:table-cell office:value-type="string">
            <text:p>der Wiese</text:p>
          </table:table-cell>
          <table:table-cell office:value-type="string">
            <text:p>το λιβάδι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anziehen</text:p>
          </table:table-cell>
          <table:table-cell office:value-type="string">
            <text:p>put on (clothes)</text:p>
          </table:table-cell>
          <table:table-cell table:number-columns-repeated="1022"/>
        </table:table-row>
        <table:table-row table:style-name="ro35">
          <table:table-cell table:style-name="ce236" office:value-type="string">
            <text:p>immer noch </text:p>
          </table:table-cell>
          <table:table-cell office:value-type="string">
            <text:p>still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 wundert sich </text:p>
          </table:table-cell>
          <table:table-cell office:value-type="string">
            <text:p>wonders</text:p>
          </table:table-cell>
          <table:table-cell table:number-columns-repeated="1022"/>
        </table:table-row>
        <table:table-row table:style-name="ro35">
          <table:table-cell table:style-name="ce13" office:value-type="string">
            <text:p>bekommt Angst </text:p>
          </table:table-cell>
          <table:table-cell office:value-type="string">
            <text:p>gets scared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satt </text:p>
          </table:table-cell>
          <table:table-cell office:value-type="string">
            <text:p>full, fed up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Jäger  </text:p>
          </table:table-cell>
          <table:table-cell office:value-type="string">
            <text:p>Hunter/κυνυγός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Schritten  </text:p>
          </table:table-cell>
          <table:table-cell office:value-type="string">
            <text:p>steps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Werk  </text:p>
          </table:table-cell>
          <table:table-cell office:value-type="string">
            <text:p>factory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abgerissen werden </text:p>
          </table:table-cell>
          <table:table-cell office:value-type="string">
            <text:p>to be demolished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Baustellen </text:p>
          </table:table-cell>
          <table:table-cell office:value-type="string">
            <text:p>constraction sites</text:p>
          </table:table-cell>
          <table:table-cell table:number-columns-repeated="1022"/>
        </table:table-row>
        <table:table-row table:style-name="ro35">
          <table:table-cell table:style-name="ce13" office:value-type="string">
            <text:p>Nirgendwo  </text:p>
          </table:table-cell>
          <table:table-cell office:value-type="string">
            <text:p>nowhere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Leistungen  </text:p>
          </table:table-cell>
          <table:table-cell office:value-type="string">
            <text:p>Services/power/performance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Gespannt  </text:p>
          </table:table-cell>
          <table:table-cell office:value-type="string">
            <text:p>Curious</text:p>
          </table:table-cell>
          <table:table-cell table:number-columns-repeated="1022"/>
        </table:table-row>
        <table:table-row table:style-name="ro64">
          <table:table-cell table:style-name="ce239" office:value-type="string">
            <text:p>, who will sit down with them</text:p>
            <text:p><text:s/>At the table </text:p>
          </table:table-cell>
          <table:table-cell table:style-name="ce107" office:value-type="string">
            <text:p>wer sich zu ihnen </text:p>
            <text:p>An den Tisch setzen wird 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Auswahl </text:p>
          </table:table-cell>
          <table:table-cell office:value-type="string">
            <text:p>selection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reine  </text:p>
          </table:table-cell>
          <table:table-cell office:value-type="string">
            <text:p>pure/mere</text:p>
          </table:table-cell>
          <table:table-cell table:number-columns-repeated="1022"/>
        </table:table-row>
        <table:table-row table:style-name="ro35">
          <table:table-cell table:style-name="ce189" office:value-type="string">
            <text:p>Kriegt</text:p>
          </table:table-cell>
          <table:table-cell office:value-type="string">
            <text:p>gets/lamvanei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Na ja </text:p>
          </table:table-cell>
          <table:table-cell office:value-type="string">
            <text:p>well</text:p>
          </table:table-cell>
          <table:table-cell table:number-columns-repeated="1022"/>
        </table:table-row>
        <table:table-row table:style-name="ro52">
          <table:table-cell table:style-name="ce236"/>
          <table:table-cell table:style-name="ce188"/>
          <table:table-cell table:style-name="ce251" table:number-columns-repeated="1022"/>
        </table:table-row>
        <table:table-row table:style-name="ro35">
          <table:table-cell table:style-name="ce234" office:value-type="string">
            <text:p>zugesagt </text:p>
          </table:table-cell>
          <table:table-cell office:value-type="string">
            <text:p>promised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eher </text:p>
          </table:table-cell>
          <table:table-cell office:value-type="string">
            <text:p>rather</text:p>
          </table:table-cell>
          <table:table-cell table:number-columns-repeated="1022"/>
        </table:table-row>
        <table:table-row table:style-name="ro35">
          <table:table-cell office:value-type="string">
            <text:p>Die Lage</text:p>
          </table:table-cell>
          <table:table-cell office:value-type="string">
            <text:p>Location,situation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begeistert  </text:p>
          </table:table-cell>
          <table:table-cell office:value-type="string">
            <text:p>excited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riesig </text:p>
          </table:table-cell>
          <table:table-cell office:value-type="string">
            <text:p>huge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Daten werden ausgetauscht </text:p>
          </table:table-cell>
          <table:table-cell office:value-type="string">
            <text:p>data is exchanged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Kneipe  </text:p>
          </table:table-cell>
          <table:table-cell office:value-type="string">
            <text:p>pub,bar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verbreitetes  </text:p>
          </table:table-cell>
          <table:table-cell office:value-type="string">
            <text:p>common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überfüllten  </text:p>
          </table:table-cell>
          <table:table-cell office:value-type="string">
            <text:p>crowded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überzeugt </text:p>
          </table:table-cell>
          <table:table-cell office:value-type="string">
            <text:p>convinced</text:p>
          </table:table-cell>
          <table:table-cell table:style-name="ce254"/>
          <table:table-cell table:number-columns-repeated="1021"/>
        </table:table-row>
        <table:table-row table:style-name="ro35">
          <table:table-cell table:style-name="ce107" office:value-type="string">
            <text:p>zwar  </text:p>
          </table:table-cell>
          <table:table-cell office:value-type="string">
            <text:p>though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erzählen von sich </text:p>
          </table:table-cell>
          <table:table-cell office:value-type="string">
            <text:p>talk about themselves</text:p>
          </table:table-cell>
          <table:table-cell table:number-columns-repeated="1022"/>
        </table:table-row>
        <table:table-row table:style-name="ro35">
          <table:table-cell table:style-name="ce13" office:value-type="string">
            <text:p>wegzugehen </text:p>
          </table:table-cell>
          <table:table-cell office:value-type="string">
            <text:p>leave</text:p>
          </table:table-cell>
          <table:table-cell table:number-columns-repeated="1022"/>
        </table:table-row>
        <table:table-row table:style-name="ro35">
          <table:table-cell table:style-name="ce236" office:value-type="string">
            <text:p>Übereinstimmung </text:p>
          </table:table-cell>
          <table:table-cell office:value-type="string">
            <text:p>agreement, consensus</text:p>
          </table:table-cell>
          <table:table-cell table:style-name="ce254"/>
          <table:table-cell table:number-columns-repeated="1021"/>
        </table:table-row>
        <table:table-row table:style-name="ro35">
          <table:table-cell table:style-name="ce234" office:value-type="string">
            <text:p>ausschlaggebend </text:p>
          </table:table-cell>
          <table:table-cell office:value-type="string">
            <text:p>crucial,decisive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entsprechenden  </text:p>
          </table:table-cell>
          <table:table-cell office:value-type="string">
            <text:p>corresponding</text:p>
          </table:table-cell>
          <table:table-cell table:number-columns-repeated="1022"/>
        </table:table-row>
        <table:table-row table:style-name="ro35">
          <table:table-cell table:style-name="ce189" office:value-type="string">
            <text:p>Folgen</text:p>
          </table:table-cell>
          <table:table-cell office:value-type="string">
            <text:p>consequences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unterschrieben </text:p>
          </table:table-cell>
          <table:table-cell office:value-type="string">
            <text:p>signed</text:p>
          </table:table-cell>
          <table:table-cell table:number-columns-repeated="1022"/>
        </table:table-row>
        <table:table-row table:style-name="ro53">
          <table:table-cell table:style-name="ce187" office:value-type="string">
            <text:p>saniert werden</text:p>
          </table:table-cell>
          <table:table-cell office:value-type="string">
            <text:p>να αποκατασταθεί/to be rehabilitated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data is exchanged</text:p>
          </table:table-cell>
          <table:table-cell office:value-type="string">
            <text:p>Daten werden ausgetauscht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Eindruck </text:p>
          </table:table-cell>
          <table:table-cell office:value-type="string">
            <text:p>impression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anspruchslos</text:p>
          </table:table-cell>
          <table:table-cell office:value-type="string">
            <text:p>ταπεινός/undemanding</text:p>
          </table:table-cell>
          <table:table-cell table:number-columns-repeated="1022"/>
        </table:table-row>
        <table:table-row table:style-name="ro53">
          <table:table-cell table:style-name="ce240" office:value-type="string">
            <text:p>Die Deutschen haben sich</text:p>
            <text:p>An zu vieles gewöhnt </text:p>
          </table:table-cell>
          <table:table-cell table:style-name="ce107" office:value-type="string">
            <text:p>The Germans got used to too much 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Dach-Ziegel  </text:p>
          </table:table-cell>
          <table:table-cell office:value-type="string">
            <text:p>κεραμίδια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Strom </text:p>
          </table:table-cell>
          <table:table-cell office:value-type="string">
            <text:p>ρεύμα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Turm  </text:p>
          </table:table-cell>
          <table:table-cell office:value-type="string">
            <text:p>πύργος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erschlagen </text:p>
          </table:table-cell>
          <table:table-cell office:value-type="string">
            <text:p>σκοτώνω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Erweiterung  </text:p>
          </table:table-cell>
          <table:table-cell office:value-type="string">
            <text:p>επέκταση</text:p>
          </table:table-cell>
          <table:table-cell table:number-columns-repeated="1022"/>
        </table:table-row>
        <table:table-row table:style-name="ro35">
          <table:table-cell office:value-type="string">
            <text:p>Darauf werden Sie achten</text:p>
          </table:table-cell>
          <table:table-cell table:style-name="ce107" office:value-type="string">
            <text:p>You will take care of it.</text:p>
          </table:table-cell>
          <table:table-cell table:number-columns-repeated="1022"/>
        </table:table-row>
        <table:table-row table:style-name="ro35">
          <table:table-cell table:style-name="ce188" office:value-type="string">
            <text:p>einrichten</text:p>
          </table:table-cell>
          <table:table-cell office:value-type="string">
            <text:p>Set up, furnish, equip,arrange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achten auf</text:p>
          </table:table-cell>
          <table:table-cell office:value-type="string">
            <text:p>watch out for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Hemden</text:p>
          </table:table-cell>
          <table:table-cell office:value-type="string">
            <text:p>shirts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Die höheren Preise</text:p>
          </table:table-cell>
          <table:table-cell office:value-type="string">
            <text:p>the higher prices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immer wieder </text:p>
          </table:table-cell>
          <table:table-cell office:value-type="string">
            <text:p>again and again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Herrscher </text:p>
          </table:table-cell>
          <table:table-cell office:value-type="string">
            <text:p>ruller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unbesetzt</text:p>
          </table:table-cell>
          <table:table-cell office:value-type="string">
            <text:p>unoccupied</text:p>
          </table:table-cell>
          <table:table-cell table:number-columns-repeated="1022"/>
        </table:table-row>
        <table:table-row table:style-name="ro53">
          <table:table-cell table:style-name="ce186" office:value-type="string">
            <text:p>dazu haben immer weniger Jugendliche Lust</text:p>
          </table:table-cell>
          <table:table-cell office:value-type="string">
            <text:p>less and less young people feel like doing so</text:p>
          </table:table-cell>
          <table:table-cell table:number-columns-repeated="1022"/>
        </table:table-row>
        <table:table-row table:style-name="ro53">
          <table:table-cell table:style-name="ce240" office:value-type="string">
            <text:p>Schuld haben </text:p>
            <text:p>Auch die Betriebe selbst </text:p>
          </table:table-cell>
          <table:table-cell office:value-type="string">
            <text:p>The companies themselves are to blame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Auswahl </text:p>
          </table:table-cell>
          <table:table-cell office:value-type="string">
            <text:p>selection</text:p>
          </table:table-cell>
          <table:table-cell table:number-columns-repeated="1022"/>
        </table:table-row>
        <table:table-row table:style-name="ro35">
          <table:table-cell table:style-name="ce13" office:value-type="string">
            <text:p>Eindruck </text:p>
          </table:table-cell>
          <table:table-cell office:value-type="string">
            <text:p>impression</text:p>
          </table:table-cell>
          <table:table-cell table:number-columns-repeated="1022"/>
        </table:table-row>
        <table:table-row table:style-name="ro35">
          <table:table-cell table:style-name="ce241" office:value-type="string">
            <text:p>Bereitschaft </text:p>
          </table:table-cell>
          <table:table-cell office:value-type="string">
            <text:p>standby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Bewerber </text:p>
          </table:table-cell>
          <table:table-cell office:value-type="string">
            <text:p>applicants, candidate</text:p>
          </table:table-cell>
          <table:table-cell table:number-columns-repeated="1022"/>
        </table:table-row>
        <table:table-row table:style-name="ro62">
          <table:table-cell office:value-type="string">
            <text:p>Eltern und Lehrer raten eher zum Abitur</text:p>
          </table:table-cell>
          <table:table-cell office:value-type="string">
            <text:p>Parents and teachers are more likely to graduate from high school</text:p>
          </table:table-cell>
          <table:table-cell table:number-columns-repeated="1022"/>
        </table:table-row>
        <table:table-row table:style-name="ro35">
          <table:table-cell office:value-type="string">
            <text:p>Schulden</text:p>
          </table:table-cell>
          <table:table-cell office:value-type="string">
            <text:p>debts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Jetzt ist heraus·gekommen</text:p>
          </table:table-cell>
          <table:table-cell office:value-type="string">
            <text:p>Now came out</text:p>
          </table:table-cell>
          <table:table-cell table:number-columns-repeated="1022"/>
        </table:table-row>
        <table:table-row table:style-name="ro35">
          <table:table-cell table:style-name="ce209" office:value-type="string">
            <text:p>Vernehmung</text:p>
          </table:table-cell>
          <table:table-cell office:value-type="string">
            <text:p>interrogation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Veranstaltungen </text:p>
          </table:table-cell>
          <table:table-cell office:value-type="string">
            <text:p>events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Zypern </text:p>
          </table:table-cell>
          <table:table-cell office:value-type="string">
            <text:p>Cyprous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verurteilt </text:p>
          </table:table-cell>
          <table:table-cell office:value-type="string">
            <text:p>convinced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aktuelle </text:p>
          </table:table-cell>
          <table:table-cell office:value-type="string">
            <text:p>current,last</text:p>
          </table:table-cell>
          <table:table-cell table:number-columns-repeated="1022"/>
        </table:table-row>
        <table:table-row table:style-name="ro52">
          <table:table-cell table:style-name="ce236"/>
          <table:table-cell table:style-name="ce188"/>
          <table:table-cell table:style-name="ce251" table:number-columns-repeated="1022"/>
        </table:table-row>
        <table:table-row table:style-name="ro35">
          <table:table-cell table:style-name="ce107" office:value-type="string">
            <text:p>wütend </text:p>
          </table:table-cell>
          <table:table-cell office:value-type="string">
            <text:p>angry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Verbrecher </text:p>
          </table:table-cell>
          <table:table-cell office:value-type="string">
            <text:p>criminal</text:p>
          </table:table-cell>
          <table:table-cell table:number-columns-repeated="1022"/>
        </table:table-row>
        <table:table-row table:style-name="ro52">
          <table:table-cell table:number-columns-repeated="1024"/>
        </table:table-row>
        <table:table-row table:style-name="ro50">
          <table:table-cell table:style-name="ce242" office:value-type="string" table:number-columns-spanned="2" table:number-rows-spanned="1">
            <text:p><text:span text:style-name="T23"><text:a xlink:href="http://www.nachrichtenleicht.de/studie-ueber-gewalt.2046.de.html?dram:article_id=407501">http://www.nachrichtenleicht.de/studie-ueber-gewalt.2046.de.html?dram:article_id=407501</text:a></text:span></text:p>
          </table:table-cell>
          <table:covered-table-cell table:style-name="ce242"/>
          <table:table-cell table:number-columns-repeated="1022"/>
        </table:table-row>
        <table:table-row table:style-name="ro35">
          <table:table-cell table:style-name="ce13" office:value-type="string">
            <text:p>Gewalt-Taten begehen </text:p>
          </table:table-cell>
          <table:table-cell office:value-type="string">
            <text:p>Commit act of violence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häufiger </text:p>
          </table:table-cell>
          <table:table-cell office:value-type="string">
            <text:p>frequently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gewalt-tätig </text:p>
          </table:table-cell>
          <table:table-cell office:value-type="string">
            <text:p>violent active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Verdächtigen </text:p>
          </table:table-cell>
          <table:table-cell office:value-type="string">
            <text:p>Suspect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festgestellt </text:p>
          </table:table-cell>
          <table:table-cell office:value-type="string">
            <text:p>found,detected</text:p>
          </table:table-cell>
          <table:table-cell table:number-columns-repeated="1022"/>
        </table:table-row>
        <table:table-row table:style-name="ro35">
          <table:table-cell table:style-name="ce236" office:value-type="string">
            <text:p>begeht </text:p>
          </table:table-cell>
          <table:table-cell office:value-type="string">
            <text:p>commits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Sitzung </text:p>
          </table:table-cell>
          <table:table-cell office:value-type="string">
            <text:p>meeting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gewählt wurde </text:p>
          </table:table-cell>
          <table:table-cell office:value-type="string">
            <text:p>επιλλέχτηκε</text:p>
          </table:table-cell>
          <table:table-cell table:number-columns-repeated="1022"/>
        </table:table-row>
        <table:table-row table:style-name="ro35">
          <table:table-cell table:style-name="ce236" office:value-type="string">
            <text:p>Umgang </text:p>
          </table:table-cell>
          <table:table-cell office:value-type="string">
            <text:p>χειρισμό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gelingen </text:p>
          </table:table-cell>
          <table:table-cell office:value-type="string">
            <text:p>πετύχει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übernimm </text:p>
          </table:table-cell>
          <table:table-cell office:value-type="string">
            <text:p>pick up/take over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Luckily</text:p>
          </table:table-cell>
          <table:table-cell office:value-type="string">
            <text:p>Zum Gluck</text:p>
          </table:table-cell>
          <table:table-cell table:number-columns-repeated="1022"/>
        </table:table-row>
        <table:table-row table:style-name="ro53">
          <table:table-cell table:style-name="ce187" office:value-type="string">
            <text:p>He introduced me to his sister</text:p>
          </table:table-cell>
          <table:table-cell office:value-type="string">
            <text:p>Er stellte mich </text:p>
            <text:p>Seiner Schwester vor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Inzwischen </text:p>
          </table:table-cell>
          <table:table-cell office:value-type="string">
            <text:p>meanwhile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Sonst </text:p>
          </table:table-cell>
          <table:table-cell office:value-type="string">
            <text:p>otherwise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betroffen sein </text:p>
          </table:table-cell>
          <table:table-cell office:value-type="string">
            <text:p>be affected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Felsen </text:p>
          </table:table-cell>
          <table:table-cell office:value-type="string">
            <text:p>rock</text:p>
          </table:table-cell>
          <table:table-cell table:number-columns-repeated="1022"/>
        </table:table-row>
        <table:table-row table:style-name="ro35">
          <table:table-cell table:style-name="ce236" office:value-type="string">
            <text:p>Herausforderung </text:p>
          </table:table-cell>
          <table:table-cell office:value-type="string">
            <text:p>πρόκληση, challenge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brenzlig werden </text:p>
          </table:table-cell>
          <table:table-cell office:value-type="string">
            <text:p>dangerous, episfalhs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es ergab sich einfach so</text:p>
          </table:table-cell>
          <table:table-cell office:value-type="string">
            <text:p>he surendered himself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Veranstalter </text:p>
          </table:table-cell>
          <table:table-cell office:value-type="string">
            <text:p>organizers</text:p>
          </table:table-cell>
          <table:table-cell table:number-columns-repeated="1022"/>
        </table:table-row>
        <table:table-row table:style-name="ro35">
          <table:table-cell table:style-name="ce189" office:value-type="string">
            <text:p>beschlossen</text:p>
          </table:table-cell>
          <table:table-cell office:value-type="string">
            <text:p>decided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Zuschauern </text:p>
          </table:table-cell>
          <table:table-cell office:value-type="string">
            <text:p>viewers</text:p>
          </table:table-cell>
          <table:table-cell table:number-columns-repeated="1022"/>
        </table:table-row>
        <table:table-row table:style-name="ro35">
          <table:table-cell table:style-name="ce13" office:value-type="string">
            <text:p>Auto-Rennen </text:p>
          </table:table-cell>
          <table:table-cell office:value-type="string">
            <text:p>motor race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Sie klettern </text:p>
          </table:table-cell>
          <table:table-cell office:value-type="string">
            <text:p>climbe</text:p>
          </table:table-cell>
          <table:table-cell table:number-columns-repeated="1022"/>
        </table:table-row>
        <table:table-row table:style-name="ro35">
          <table:table-cell table:style-name="ce218" office:value-type="string">
            <text:p>bewerten </text:p>
          </table:table-cell>
          <table:table-cell office:value-type="string">
            <text:p>rate</text:p>
          </table:table-cell>
          <table:table-cell table:number-columns-repeated="1022"/>
        </table:table-row>
        <table:table-row table:style-name="ro35">
          <table:table-cell table:style-name="ce243" office:value-type="string">
            <text:p>treten</text:p>
          </table:table-cell>
          <table:table-cell table:style-name="ce243" office:value-type="string">
            <text:p>perform</text:p>
          </table:table-cell>
          <table:table-cell table:number-columns-repeated="1022"/>
        </table:table-row>
        <table:table-row table:style-name="ro35">
          <table:table-cell table:style-name="ce188" office:value-type="string">
            <text:p>bewerten </text:p>
          </table:table-cell>
          <table:table-cell office:value-type="string">
            <text:p>evaluating</text:p>
          </table:table-cell>
          <table:table-cell table:number-columns-repeated="1022"/>
        </table:table-row>
        <table:table-row table:style-name="ro53">
          <table:table-cell table:style-name="ce234" office:value-type="string">
            <text:p>für Aufregung gesorgt </text:p>
          </table:table-cell>
          <table:table-cell office:value-type="string">
            <text:p>have caused a stir/prokalese taraxh</text:p>
          </table:table-cell>
          <table:table-cell table:number-columns-repeated="1022"/>
        </table:table-row>
        <table:table-row table:style-name="ro35">
          <table:table-cell office:value-type="string">
            <text:p>Affen</text:p>
          </table:table-cell>
          <table:table-cell office:value-type="string">
            <text:p>monkeys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eingeschränkten Schutz </text:p>
          </table:table-cell>
          <table:table-cell office:value-type="string">
            <text:p>limited protection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Ausnahmen </text:p>
          </table:table-cell>
          <table:table-cell office:value-type="string">
            <text:p>exceptions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der Pflege </text:p>
          </table:table-cell>
          <table:table-cell office:value-type="string">
            <text:p>the care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beschäftigen </text:p>
          </table:table-cell>
          <table:table-cell office:value-type="string">
            <text:p>to employ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das reicht aber nicht </text:p>
          </table:table-cell>
          <table:table-cell office:value-type="string">
            <text:p>this is not enough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Heimen </text:p>
          </table:table-cell>
          <table:table-cell office:value-type="string">
            <text:p>house</text:p>
          </table:table-cell>
          <table:table-cell table:number-columns-repeated="1022"/>
        </table:table-row>
        <table:table-row table:style-name="ro35">
          <table:table-cell table:style-name="ce218" office:value-type="string">
            <text:p>entsteht </text:p>
          </table:table-cell>
          <table:table-cell office:value-type="string">
            <text:p>Si created, produced</text:p>
          </table:table-cell>
          <table:table-cell table:number-columns-repeated="1022"/>
        </table:table-row>
        <table:table-row table:style-name="ro35">
          <table:table-cell table:style-name="ce189" office:value-type="string">
            <text:p>schafft</text:p>
          </table:table-cell>
          <table:table-cell office:value-type="string">
            <text:p>creates</text:p>
          </table:table-cell>
          <table:table-cell table:number-columns-repeated="1022"/>
        </table:table-row>
        <table:table-row table:style-name="ro35">
          <table:table-cell office:value-type="string">
            <text:p>Er führt</text:p>
          </table:table-cell>
          <table:table-cell office:value-type="string">
            <text:p>he leads</text:p>
          </table:table-cell>
          <table:table-cell table:number-columns-repeated="1022"/>
        </table:table-row>
        <table:table-row table:style-name="ro35">
          <table:table-cell table:style-name="ce233" office:value-type="string">
            <text:p>wirkst </text:p>
          </table:table-cell>
          <table:table-cell office:value-type="string">
            <text:p>appear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verfügen <text:span text:style-name="T1">über</text:span></text:p>
          </table:table-cell>
          <table:table-cell office:value-type="string">
            <text:p>own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vertreiben </text:p>
          </table:table-cell>
          <table:table-cell office:value-type="string">
            <text:p>Sell, εξολοθρεύω, banish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werfen </text:p>
          </table:table-cell>
          <table:table-cell office:value-type="string">
            <text:p>throw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Fasten-Zeit. </text:p>
          </table:table-cell>
          <table:table-cell office:value-type="string">
            <text:p>νηστεία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verkleidet </text:p>
          </table:table-cell>
          <table:table-cell office:value-type="string">
            <text:p>dresses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überzeugt </text:p>
          </table:table-cell>
          <table:table-cell office:value-type="string">
            <text:p>convinced</text:p>
          </table:table-cell>
          <table:table-cell table:style-name="ce254"/>
          <table:table-cell table:number-columns-repeated="1021"/>
        </table:table-row>
        <table:table-row table:style-name="ro35">
          <table:table-cell table:style-name="ce215" office:value-type="string">
            <text:p>übertrieben</text:p>
          </table:table-cell>
          <table:table-cell office:value-type="string">
            <text:p>exagerated, ypervolh</text:p>
          </table:table-cell>
          <table:table-cell table:style-name="ce254"/>
          <table:table-cell table:number-columns-repeated="1021"/>
        </table:table-row>
        <table:table-row table:style-name="ro35">
          <table:table-cell table:style-name="ce215" office:value-type="string">
            <text:p>allerdings </text:p>
          </table:table-cell>
          <table:table-cell office:value-type="string">
            <text:p>however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gefährdet </text:p>
          </table:table-cell>
          <table:table-cell office:value-type="string">
            <text:p>at risk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Die aktuellen </text:p>
          </table:table-cell>
          <table:table-cell office:value-type="string">
            <text:p>the current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beschädigt wurden </text:p>
          </table:table-cell>
          <table:table-cell office:value-type="string">
            <text:p>is damaged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Urwald </text:p>
          </table:table-cell>
          <table:table-cell office:value-type="string">
            <text:p>jungle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verteidigen </text:p>
          </table:table-cell>
          <table:table-cell office:value-type="string">
            <text:p>defend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einsamste </text:p>
          </table:table-cell>
          <table:table-cell office:value-type="string">
            <text:p>loniest</text:p>
          </table:table-cell>
          <table:table-cell table:number-columns-repeated="1022"/>
        </table:table-row>
        <table:table-row table:style-name="ro35">
          <table:table-cell table:style-name="ce236" office:value-type="string">
            <text:p>erlebt </text:p>
          </table:table-cell>
          <table:table-cell office:value-type="string">
            <text:p>experienced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ahnen </text:p>
          </table:table-cell>
          <table:table-cell office:value-type="string">
            <text:p>Suspect</text:p>
          </table:table-cell>
          <table:table-cell table:number-columns-repeated="1022"/>
        </table:table-row>
        <table:table-row table:style-name="ro35">
          <table:table-cell table:style-name="ce190" office:value-type="string">
            <text:p>trotzdem</text:p>
          </table:table-cell>
          <table:table-cell office:value-type="string">
            <text:p>anyway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Ist das Ihr Ernst? </text:p>
          </table:table-cell>
          <table:table-cell office:value-type="string">
            <text:p>are you serious?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ungeschickt </text:p>
          </table:table-cell>
          <table:table-cell office:value-type="string">
            <text:p>aprosextos, clumsy, adexios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geschehen </text:p>
          </table:table-cell>
          <table:table-cell office:value-type="string">
            <text:p>happened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und zwar</text:p>
          </table:table-cell>
          <table:table-cell office:value-type="string">
            <text:p>in fact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überzeugen </text:p>
          </table:table-cell>
          <table:table-cell office:value-type="string">
            <text:p>convinced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Fortschritte </text:p>
          </table:table-cell>
          <table:table-cell office:value-type="string">
            <text:p>progress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erzielt</text:p>
          </table:table-cell>
          <table:table-cell office:value-type="string">
            <text:p>achieved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ursprünglich </text:p>
          </table:table-cell>
          <table:table-cell office:value-type="string">
            <text:p>originally</text:p>
          </table:table-cell>
          <table:table-cell table:number-columns-repeated="1022"/>
        </table:table-row>
        <table:table-row table:style-name="ro62">
          <table:table-cell office:value-type="string">
            <text:p>Die Folgen würde vor allem der amerikanische Kontinent zu spüren bekommen.</text:p>
          </table:table-cell>
          <table:table-cell office:value-type="string">
            <text:p>The consequences would be felt especially by the American continent.</text:p>
          </table:table-cell>
          <table:table-cell table:number-columns-repeated="1022"/>
        </table:table-row>
        <table:table-row table:style-name="ro35">
          <table:table-cell table:style-name="ce189" office:value-type="string">
            <text:p>spüren </text:p>
          </table:table-cell>
          <table:table-cell office:value-type="string">
            <text:p>to feel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vermeiden </text:p>
          </table:table-cell>
          <table:table-cell office:value-type="string">
            <text:p>to avoid</text:p>
          </table:table-cell>
          <table:table-cell table:number-columns-repeated="1022"/>
        </table:table-row>
        <table:table-row table:style-name="ro35">
          <table:table-cell office:value-type="string">
            <text:p>Mit Alkohol vorsichtig umgehen</text:p>
          </table:table-cell>
          <table:table-cell office:value-type="string">
            <text:p>Handle alcohol carefully</text:p>
          </table:table-cell>
          <table:table-cell table:number-columns-repeated="1022"/>
        </table:table-row>
        <table:table-row table:style-name="ro35">
          <table:table-cell office:value-type="string">
            <text:p>Lohnt es sich?</text:p>
          </table:table-cell>
          <table:table-cell office:value-type="string">
            <text:p>Is it worth?</text:p>
          </table:table-cell>
          <table:table-cell table:number-columns-repeated="1022"/>
        </table:table-row>
        <table:table-row table:style-name="ro35">
          <table:table-cell table:style-name="ce190" office:value-type="string">
            <text:p>wirksam </text:p>
          </table:table-cell>
          <table:table-cell office:value-type="string">
            <text:p>effective</text:p>
          </table:table-cell>
          <table:table-cell table:number-columns-repeated="1022"/>
        </table:table-row>
        <table:table-row table:style-name="ro35">
          <table:table-cell table:style-name="ce209" office:value-type="string">
            <text:p>Verfahren </text:p>
          </table:table-cell>
          <table:table-cell office:value-type="string">
            <text:p>methods</text:p>
          </table:table-cell>
          <table:table-cell table:number-columns-repeated="1022"/>
        </table:table-row>
        <table:table-row table:style-name="ro35">
          <table:table-cell office:value-type="string">
            <text:p>Tanzniveaus</text:p>
          </table:table-cell>
          <table:table-cell office:value-type="string">
            <text:p>dance levels</text:p>
          </table:table-cell>
          <table:table-cell table:number-columns-repeated="1022"/>
        </table:table-row>
        <table:table-row table:style-name="ro35">
          <table:table-cell table:style-name="ce189" office:value-type="string">
            <text:p>Ich bin nicht der Meinung, dass </text:p>
          </table:table-cell>
          <table:table-cell office:value-type="string">
            <text:p>I don't think that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anwendet</text:p>
          </table:table-cell>
          <table:table-cell office:value-type="string">
            <text:p>applys</text:p>
          </table:table-cell>
          <table:table-cell table:number-columns-repeated="1022"/>
        </table:table-row>
        <table:table-row table:style-name="ro52" table:number-rows-repeated="1047864">
          <table:table-cell table:number-columns-repeated="1024"/>
        </table:table-row>
        <table:table-row table:style-name="ro52">
          <table:table-cell table:number-columns-repeated="1024"/>
        </table:table-row>
        <table:named-expressions/>
      </table:table>
      <table:table table:name="Sheet12" table:style-name="ta17" table:print="false">
        <office:forms form:automatic-focus="false" form:apply-design-mode="false"/>
        <table:table-column table:style-name="co53" table:default-cell-style-name="ce154"/>
        <table:table-column table:style-name="co54" table:default-cell-style-name="ce154"/>
        <table:table-column table:style-name="co58" table:default-cell-style-name="ce154"/>
        <table:table-column table:style-name="co59" table:default-cell-style-name="Default"/>
        <table:table-column table:style-name="co6" table:number-columns-repeated="1020" table:default-cell-style-name="Default"/>
        <table:table-row table:style-name="ro61">
          <table:table-cell table:style-name="ce153" office:value-type="string">
            <text:p>tatverdächtig </text:p>
          </table:table-cell>
          <table:table-cell office:value-type="string">
            <text:p>a suspect</text:p>
          </table:table-cell>
          <table:table-cell table:number-columns-repeated="1022"/>
        </table:table-row>
        <table:table-row table:style-name="ro61">
          <table:table-cell table:style-name="ce311" office:value-type="string">
            <text:p>begreifen </text:p>
          </table:table-cell>
          <table:table-cell office:value-type="string">
            <text:p>understand</text:p>
          </table:table-cell>
          <table:table-cell table:number-columns-repeated="1022"/>
        </table:table-row>
        <table:table-row table:style-name="ro61">
          <table:table-cell table:style-name="ce311" office:value-type="string">
            <text:p>Leidensgenossen </text:p>
          </table:table-cell>
          <table:table-cell office:value-type="string">
            <text:p>fellow suffers</text:p>
          </table:table-cell>
          <table:table-cell table:number-columns-repeated="1022"/>
        </table:table-row>
        <table:table-row table:style-name="ro61">
          <table:table-cell table:style-name="ce312" office:value-type="string">
            <text:p>leidet </text:p>
          </table:table-cell>
          <table:table-cell office:value-type="string">
            <text:p>suffers, upoferei</text:p>
          </table:table-cell>
          <table:table-cell table:number-columns-repeated="1022"/>
        </table:table-row>
        <table:table-row table:style-name="ro61">
          <table:table-cell table:style-name="ce153" office:value-type="string">
            <text:p>stehen vor der Pleite </text:p>
          </table:table-cell>
          <table:table-cell office:value-type="string">
            <text:p>are about to go bankrupt</text:p>
          </table:table-cell>
          <table:table-cell table:number-columns-repeated="1022"/>
        </table:table-row>
        <table:table-row table:style-name="ro65">
          <table:table-cell table:style-name="ce313" office:value-type="string">
            <text:p>These are my sisters whose children are playing in the garden</text:p>
          </table:table-cell>
          <table:table-cell office:value-type="string">
            <text:p>Das sind meine Schwestern, deren Kinder im Garten spielen.</text:p>
          </table:table-cell>
          <table:table-cell table:number-columns-repeated="1022"/>
        </table:table-row>
        <table:table-row table:style-name="ro66">
          <table:table-cell office:value-type="string">
            <text:p>This is the man whose wife is a teacher</text:p>
          </table:table-cell>
          <table:table-cell office:value-type="string">
            <text:p>Das ist der Mann, dessen Frau eine Lehrerin ist</text:p>
            <text:p>dessen means "whose" ( masc. ) </text:p>
          </table:table-cell>
          <table:table-cell table:style-name="ce153"/>
          <table:table-cell table:number-columns-repeated="1021"/>
        </table:table-row>
        <table:table-row table:style-name="ro67">
          <table:table-cell table:style-name="ce314" office:value-type="string">
            <text:p>It is a horse whose name I don't know</text:p>
          </table:table-cell>
          <table:table-cell office:value-type="string">
            <text:p>Es ist ein Pferd, dessen <text:span text:style-name="T14">Namen</text:span> ich nicht kenne</text:p>
            <text:p><text:span text:style-name="T14">https://mein-deutschbuch.de/n-</text:span><text:span text:style-name="T14">deklination.html</text:span></text:p>
          </table:table-cell>
          <table:table-cell table:number-columns-repeated="1022"/>
        </table:table-row>
        <table:table-row table:style-name="ro61">
          <table:table-cell office:value-type="string">
            <text:p>These are children whose parents are rich</text:p>
          </table:table-cell>
          <table:table-cell office:value-type="string">
            <text:p>Das sind Kinder deren Eltern reich sind</text:p>
          </table:table-cell>
          <table:table-cell table:number-columns-repeated="1022"/>
        </table:table-row>
        <table:table-row table:style-name="ro61">
          <table:table-cell table:style-name="ce153" office:value-type="string">
            <text:p>Verdächtigen </text:p>
          </table:table-cell>
          <table:table-cell office:value-type="string">
            <text:p>suspect</text:p>
          </table:table-cell>
          <table:table-cell table:number-columns-repeated="1022"/>
        </table:table-row>
        <table:table-row table:style-name="ro61">
          <table:table-cell table:style-name="ce311" office:value-type="string">
            <text:p>erhebt </text:p>
          </table:table-cell>
          <table:table-cell office:value-type="string">
            <text:p>rises</text:p>
          </table:table-cell>
          <table:table-cell table:number-columns-repeated="1022"/>
        </table:table-row>
        <table:table-row table:style-name="ro61">
          <table:table-cell table:style-name="ce315" office:value-type="string">
            <text:p>begegnen </text:p>
          </table:table-cell>
          <table:table-cell office:value-type="string">
            <text:p>To encounter, to meet</text:p>
          </table:table-cell>
          <table:table-cell table:number-columns-repeated="1022"/>
        </table:table-row>
        <table:table-row table:style-name="ro61">
          <table:table-cell table:style-name="ce315" office:value-type="string">
            <text:p>entronnen </text:p>
          </table:table-cell>
          <table:table-cell office:value-type="string">
            <text:p>escaped</text:p>
          </table:table-cell>
          <table:table-cell table:number-columns-repeated="1022"/>
        </table:table-row>
        <table:table-row table:style-name="ro61">
          <table:table-cell table:style-name="ce316" office:value-type="string">
            <text:p>ausgewertet </text:p>
          </table:table-cell>
          <table:table-cell office:value-type="string">
            <text:p>evaluated</text:p>
          </table:table-cell>
          <table:table-cell table:number-columns-repeated="1022"/>
        </table:table-row>
        <table:table-row table:style-name="ro61">
          <table:table-cell table:style-name="ce315" office:value-type="string">
            <text:p>ausgelöst </text:p>
          </table:table-cell>
          <table:table-cell office:value-type="string">
            <text:p>triggered</text:p>
          </table:table-cell>
          <table:table-cell table:number-columns-repeated="1022"/>
        </table:table-row>
        <table:table-row table:style-name="ro61">
          <table:table-cell table:style-name="ce317" office:value-type="string">
            <text:p>die ebenfalls </text:p>
          </table:table-cell>
          <table:table-cell office:value-type="string">
            <text:p>which also..</text:p>
          </table:table-cell>
          <table:table-cell table:number-columns-repeated="1022"/>
        </table:table-row>
        <table:table-row table:style-name="ro61">
          <table:table-cell table:style-name="ce311" office:value-type="string">
            <text:p>Veränderung </text:p>
          </table:table-cell>
          <table:table-cell office:value-type="string">
            <text:p>change</text:p>
          </table:table-cell>
          <table:table-cell table:number-columns-repeated="1022"/>
        </table:table-row>
        <table:table-row table:style-name="ro61">
          <table:table-cell table:style-name="Default" office:value-type="string">
            <text:p>I do not like lighters. </text:p>
          </table:table-cell>
          <table:table-cell office:value-type="string">
            <text:p>Ich mag keine Feuerzeuge</text:p>
          </table:table-cell>
          <table:table-cell table:number-columns-repeated="1022"/>
        </table:table-row>
        <table:table-row table:style-name="ro61">
          <table:table-cell table:style-name="ce153" office:value-type="string">
            <text:p>Der Empfänger </text:p>
          </table:table-cell>
          <table:table-cell office:value-type="string">
            <text:p>the receiver</text:p>
          </table:table-cell>
          <table:table-cell table:number-columns-repeated="1022"/>
        </table:table-row>
        <table:table-row table:style-name="ro61">
          <table:table-cell table:style-name="ce311" office:value-type="string">
            <text:p>specialty </text:p>
          </table:table-cell>
          <table:table-cell office:value-type="string">
            <text:p>Spezialität</text:p>
          </table:table-cell>
          <table:table-cell table:number-columns-repeated="1022"/>
        </table:table-row>
        <table:table-row table:style-name="ro61">
          <table:table-cell office:value-type="string">
            <text:p>Anwältinnen</text:p>
          </table:table-cell>
          <table:table-cell office:value-type="string">
            <text:p>lawyers</text:p>
          </table:table-cell>
          <table:table-cell table:number-columns-repeated="1022"/>
        </table:table-row>
        <table:table-row table:style-name="ro61">
          <table:table-cell table:style-name="ce318" office:value-type="string">
            <text:p>Architects will make these cities bigger.</text:p>
          </table:table-cell>
          <table:table-cell office:value-type="string">
            <text:p>Architekten werden diese Städte erweitern</text:p>
          </table:table-cell>
          <table:table-cell table:number-columns-repeated="1022"/>
        </table:table-row>
        <table:table-row table:style-name="ro68">
          <table:table-cell table:style-name="ce319" office:value-type="string">
            <text:p>erscheinen</text:p>
          </table:table-cell>
          <table:table-cell office:value-type="string">
            <text:p>turn up, appear</text:p>
          </table:table-cell>
          <table:table-cell table:number-columns-repeated="1022"/>
        </table:table-row>
        <table:table-row table:style-name="ro70">
          <table:table-cell table:style-name="ce320" office:value-type="string">
            <text:p>Somehow, he will always belong to us.</text:p>
          </table:table-cell>
          <table:table-cell office:value-type="string">
            <text:p>Irgendwie, wird er immer zu uns geh<text:span text:style-name="T7">ören</text:span></text:p>
          </table:table-cell>
          <table:table-cell table:number-columns-repeated="1022"/>
        </table:table-row>
        <table:table-row table:style-name="ro61">
          <table:table-cell office:value-type="string">
            <text:p>erwerben</text:p>
          </table:table-cell>
          <table:table-cell office:value-type="string">
            <text:p>acquire, purchase</text:p>
          </table:table-cell>
          <table:table-cell table:number-columns-repeated="1022"/>
        </table:table-row>
        <table:table-row table:style-name="ro61">
          <table:table-cell office:value-type="string">
            <text:p>I will turn around</text:p>
          </table:table-cell>
          <table:table-cell office:value-type="string">
            <text:p>Ich werde wenden</text:p>
          </table:table-cell>
          <table:table-cell table:number-columns-repeated="1022"/>
        </table:table-row>
        <table:table-row table:style-name="ro61">
          <table:table-cell table:style-name="ce318" office:value-type="string">
            <text:p>ausweiten</text:p>
          </table:table-cell>
          <table:table-cell office:value-type="string">
            <text:p>expand</text:p>
          </table:table-cell>
          <table:table-cell table:number-columns-repeated="1022"/>
        </table:table-row>
        <table:table-row table:style-name="ro61">
          <table:table-cell office:value-type="string">
            <text:p>Immobilie </text:p>
          </table:table-cell>
          <table:table-cell office:value-type="string">
            <text:p>property</text:p>
          </table:table-cell>
          <table:table-cell table:number-columns-repeated="1022"/>
        </table:table-row>
        <table:table-row table:style-name="ro61">
          <table:table-cell table:style-name="ce314" office:value-type="string">
            <text:p>anzulocken</text:p>
          </table:table-cell>
          <table:table-cell office:value-type="string">
            <text:p>to attrack</text:p>
          </table:table-cell>
          <table:table-cell table:number-columns-repeated="1022"/>
        </table:table-row>
        <table:table-row table:style-name="ro64">
          <table:table-cell office:value-type="string">
            <text:p>Option auf Verlängerung inbegriffen. </text:p>
          </table:table-cell>
          <table:table-cell office:value-type="string">
            <text:p>Option for extension included</text:p>
          </table:table-cell>
          <table:table-cell table:number-columns-repeated="1022"/>
        </table:table-row>
        <table:table-row table:style-name="ro61">
          <table:table-cell office:value-type="string">
            <text:p>inbegriffen</text:p>
          </table:table-cell>
          <table:table-cell office:value-type="string">
            <text:p>included</text:p>
          </table:table-cell>
          <table:table-cell table:number-columns-repeated="1022"/>
        </table:table-row>
        <table:table-row table:style-name="ro61">
          <table:table-cell table:style-name="ce314" office:value-type="string">
            <text:p>greifen</text:p>
          </table:table-cell>
          <table:table-cell office:value-type="string">
            <text:p>to grab</text:p>
          </table:table-cell>
          <table:table-cell table:number-columns-repeated="1022"/>
        </table:table-row>
        <table:table-row table:style-name="ro61">
          <table:table-cell table:style-name="ce314" office:value-type="string">
            <text:p>allerdings </text:p>
          </table:table-cell>
          <table:table-cell office:value-type="string">
            <text:p>indeed</text:p>
          </table:table-cell>
          <table:table-cell table:style-name="ce195"/>
          <table:table-cell table:number-columns-repeated="1021"/>
        </table:table-row>
        <table:table-row table:style-name="ro61">
          <table:table-cell table:style-name="ce321" office:value-type="string">
            <text:p>beworben</text:p>
          </table:table-cell>
          <table:table-cell office:value-type="string">
            <text:p>advertised</text:p>
          </table:table-cell>
          <table:table-cell table:number-columns-repeated="1022"/>
        </table:table-row>
        <table:table-row table:style-name="ro68">
          <table:table-cell table:style-name="ce322" office:value-type="string">
            <text:p>und die Aussicht auf einen EU-Pass. </text:p>
          </table:table-cell>
          <table:table-cell office:value-type="string">
            <text:p>and the prospect of an EU passport</text:p>
          </table:table-cell>
          <table:table-cell table:number-columns-repeated="1022"/>
        </table:table-row>
        <table:table-row table:style-name="ro61">
          <table:table-cell office:value-type="string">
            <text:p>Verlängerung </text:p>
          </table:table-cell>
          <table:table-cell office:value-type="string">
            <text:p>renewal, extend</text:p>
          </table:table-cell>
          <table:table-cell table:number-columns-repeated="1022"/>
        </table:table-row>
        <table:table-row table:style-name="ro61">
          <table:table-cell table:style-name="ce322" office:value-type="string">
            <text:p>zunehmend </text:p>
          </table:table-cell>
          <table:table-cell office:value-type="string">
            <text:p>increasingly</text:p>
          </table:table-cell>
          <table:table-cell table:number-columns-repeated="1022"/>
        </table:table-row>
        <table:table-row table:style-name="ro61">
          <table:table-cell table:style-name="ce322" office:value-type="string">
            <text:p>Befristete</text:p>
          </table:table-cell>
          <table:table-cell office:value-type="string">
            <text:p>temporary, limit</text:p>
          </table:table-cell>
          <table:table-cell table:number-columns-repeated="1022"/>
        </table:table-row>
        <table:table-row table:style-name="ro61">
          <table:table-cell table:style-name="ce318" office:value-type="string">
            <text:p>Antrag </text:p>
          </table:table-cell>
          <table:table-cell office:value-type="string">
            <text:p>application</text:p>
          </table:table-cell>
          <table:table-cell table:number-columns-repeated="1022"/>
        </table:table-row>
        <table:table-row table:style-name="ro61">
          <table:table-cell office:value-type="string">
            <text:p>ausnahmslos</text:p>
          </table:table-cell>
          <table:table-cell office:value-type="string">
            <text:p>without exception</text:p>
          </table:table-cell>
          <table:table-cell table:number-columns-repeated="1022"/>
        </table:table-row>
        <table:table-row table:style-name="ro61">
          <table:table-cell office:value-type="string">
            <text:p>Please introduce me to her.</text:p>
          </table:table-cell>
          <table:table-cell office:value-type="string">
            <text:p>Bitte stell mich ihr vor</text:p>
          </table:table-cell>
          <table:table-cell table:number-columns-repeated="1022"/>
        </table:table-row>
        <table:table-row table:style-name="ro61">
          <table:table-cell table:style-name="ce320" office:value-type="string">
            <text:p>Allerdings , tatsächlich </text:p>
          </table:table-cell>
          <table:table-cell office:value-type="string">
            <text:p>indeed</text:p>
          </table:table-cell>
          <table:table-cell table:number-columns-repeated="1022"/>
        </table:table-row>
        <table:table-row table:style-name="ro72">
          <table:table-cell table:style-name="ce313" office:value-type="string">
            <text:p>Where have you been?</text:p>
          </table:table-cell>
          <table:table-cell office:value-type="string">
            <text:p>Wo bist du gewesen</text:p>
          </table:table-cell>
          <table:table-cell table:number-columns-repeated="1022"/>
        </table:table-row>
        <table:table-row table:style-name="ro73">
          <table:table-cell table:style-name="ce323" office:value-type="string">
            <text:p>I have been growing up in a bakery</text:p>
          </table:table-cell>
          <table:table-cell office:value-type="string">
            <text:p>Ich bin in einer B<text:span text:style-name="T7">äckerei geworden</text:span></text:p>
          </table:table-cell>
          <table:table-cell table:number-columns-repeated="1022"/>
        </table:table-row>
        <table:table-row table:style-name="ro74">
          <table:table-cell table:style-name="ce318" office:value-type="string">
            <text:p>I have actually liked him</text:p>
          </table:table-cell>
          <table:table-cell office:value-type="string">
            <text:p>Mir hat er tats<text:span text:style-name="T7">ächlich gefallen</text:span></text:p>
          </table:table-cell>
          <table:table-cell table:number-columns-repeated="1022"/>
        </table:table-row>
        <table:table-row table:style-name="ro75">
          <table:table-cell office:value-type="string">
            <text:p>His hair became yellow</text:p>
          </table:table-cell>
          <table:table-cell office:value-type="string">
            <text:p>Seine Haare sind gelb geworden</text:p>
            <text:p>Sein Haar wurde gelb</text:p>
          </table:table-cell>
          <table:table-cell table:number-columns-repeated="1022"/>
        </table:table-row>
        <table:table-row table:style-name="ro61">
          <table:table-cell office:value-type="string">
            <text:p>Es ist geschehen</text:p>
          </table:table-cell>
          <table:table-cell office:value-type="string">
            <text:p>it has heppened</text:p>
          </table:table-cell>
          <table:table-cell table:number-columns-repeated="1022"/>
        </table:table-row>
        <table:table-row table:style-name="ro61">
          <table:table-cell table:style-name="ce314" office:value-type="string">
            <text:p>Zweck</text:p>
          </table:table-cell>
          <table:table-cell office:value-type="string">
            <text:p>purpose</text:p>
          </table:table-cell>
          <table:table-cell table:number-columns-repeated="1022"/>
        </table:table-row>
        <table:table-row table:style-name="ro61">
          <table:table-cell office:value-type="string">
            <text:p>Einheit</text:p>
          </table:table-cell>
          <table:table-cell office:value-type="string">
            <text:p>reunification</text:p>
          </table:table-cell>
          <table:table-cell table:number-columns-repeated="1022"/>
        </table:table-row>
        <table:table-row table:style-name="ro73">
          <table:table-cell table:style-name="ce318" office:value-type="string">
            <text:p>Wir abonnieren die Zeitung</text:p>
          </table:table-cell>
          <table:table-cell office:value-type="string">
            <text:p>We subscribe to the newspaper</text:p>
          </table:table-cell>
          <table:table-cell table:number-columns-repeated="1022"/>
        </table:table-row>
        <table:table-row table:style-name="ro83">
          <table:table-cell office:value-type="string">
            <text:p>Animals and the environment are important to her.</text:p>
          </table:table-cell>
          <table:table-cell office:value-type="string">
            <text:p>Tiere und <text:span text:style-name="T14">die</text:span> Umwelt sind ihr wichtig</text:p>
          </table:table-cell>
          <table:table-cell table:number-columns-repeated="1022"/>
        </table:table-row>
        <table:table-row table:style-name="ro84">
          <table:table-cell office:value-type="string">
            <text:p>Let's see what we still have.</text:p>
          </table:table-cell>
          <table:table-cell office:value-type="string">
            <text:p>Mal schauen was wir noch haben</text:p>
          </table:table-cell>
          <table:table-cell table:number-columns-repeated="1022"/>
        </table:table-row>
        <table:table-row table:style-name="ro85">
          <table:table-cell table:style-name="ce322" office:value-type="string">
            <text:p>I drink both tea and wine</text:p>
          </table:table-cell>
          <table:table-cell office:value-type="string">
            <text:p>Ich trinke sowohl Tee als auch Wein</text:p>
          </table:table-cell>
          <table:table-cell table:number-columns-repeated="1022"/>
        </table:table-row>
        <table:table-row table:style-name="ro68">
          <table:table-cell table:style-name="ce322" office:value-type="string">
            <text:p>He does not look anything like a doctor</text:p>
          </table:table-cell>
          <table:table-cell office:value-type="string">
            <text:p>Er sieht uberhaupt nicht aus wie ein Arzt</text:p>
          </table:table-cell>
          <table:table-cell table:number-columns-repeated="1022"/>
        </table:table-row>
        <table:table-row table:style-name="ro86">
          <table:table-cell table:style-name="ce322" office:value-type="string">
            <text:p>He also works as an author</text:p>
          </table:table-cell>
          <table:table-cell office:value-type="string">
            <text:p>Er arbeitet ausserdem als Autor</text:p>
          </table:table-cell>
          <table:table-cell table:number-columns-repeated="1022"/>
        </table:table-row>
        <table:table-row table:style-name="ro87">
          <table:table-cell table:style-name="ce313" office:value-type="string">
            <text:p>I am meeting the physician responsible for you this evening.</text:p>
          </table:table-cell>
          <table:table-cell office:value-type="string">
            <text:p>Ich treffe den für dich zuständigen Arzt heute Abend.</text:p>
          </table:table-cell>
          <table:table-cell table:number-columns-repeated="1022"/>
        </table:table-row>
        <table:table-row table:style-name="ro88">
          <table:table-cell office:value-type="string">
            <text:p>Ginge es in der Welt besser zu</text:p>
          </table:table-cell>
          <table:table-cell office:value-type="string">
            <text:p>It would be better</text:p>
          </table:table-cell>
          <table:table-cell table:number-columns-repeated="1022"/>
        </table:table-row>
        <table:table-row table:style-name="ro61">
          <table:table-cell office:value-type="string">
            <text:p>Geschlechterverhältnisse </text:p>
          </table:table-cell>
          <table:table-cell office:value-type="string">
            <text:p>gender relations</text:p>
          </table:table-cell>
          <table:table-cell table:number-columns-repeated="1022"/>
        </table:table-row>
        <table:table-row table:style-name="ro61">
          <table:table-cell table:style-name="ce322" office:value-type="string">
            <text:p>Umschlag </text:p>
          </table:table-cell>
          <table:table-cell office:value-type="string">
            <text:p>envelope</text:p>
          </table:table-cell>
          <table:table-cell table:number-columns-repeated="1022"/>
        </table:table-row>
        <table:table-row table:style-name="ro61">
          <table:table-cell table:style-name="ce318" office:value-type="string">
            <text:p>Eingriffe</text:p>
          </table:table-cell>
          <table:table-cell office:value-type="string">
            <text:p>intervantions, paremvaseis</text:p>
          </table:table-cell>
          <table:table-cell table:number-columns-repeated="1022"/>
        </table:table-row>
        <table:table-row table:style-name="ro61">
          <table:table-cell table:style-name="ce324" table:number-columns-repeated="3"/>
          <table:table-cell table:style-name="ce331" table:number-columns-repeated="1021"/>
        </table:table-row>
        <table:table-row table:style-name="ro61">
          <table:table-cell table:style-name="ce318" office:value-type="string">
            <text:p>ausführliches </text:p>
          </table:table-cell>
          <table:table-cell office:value-type="string">
            <text:p>detailed</text:p>
          </table:table-cell>
          <table:table-cell table:number-columns-repeated="1022"/>
        </table:table-row>
        <table:table-row table:style-name="ro61">
          <table:table-cell table:style-name="ce157" office:value-type="string">
            <text:p>Weibliche</text:p>
          </table:table-cell>
          <table:table-cell office:value-type="string">
            <text:p>female</text:p>
          </table:table-cell>
          <table:table-cell table:number-columns-repeated="1022"/>
        </table:table-row>
        <table:table-row table:style-name="ro61">
          <table:table-cell table:style-name="ce319" office:value-type="string">
            <text:p>empfinden </text:p>
          </table:table-cell>
          <table:table-cell office:value-type="string">
            <text:p>feel</text:p>
          </table:table-cell>
          <table:table-cell table:number-columns-repeated="1022"/>
        </table:table-row>
        <table:table-row table:style-name="ro61">
          <table:table-cell table:style-name="ce313" office:value-type="string">
            <text:p>Pleite</text:p>
          </table:table-cell>
          <table:table-cell table:style-name="ce153" office:value-type="string">
            <text:p>bankruptcy</text:p>
          </table:table-cell>
          <table:table-cell table:style-name="ce167"/>
          <table:table-cell table:number-columns-repeated="1021"/>
        </table:table-row>
        <table:table-row table:style-name="ro61">
          <table:table-cell table:style-name="ce153" office:value-type="string">
            <text:p>zunehmende </text:p>
          </table:table-cell>
          <table:table-cell table:style-name="ce329" table:number-columns-spanned="2" table:number-rows-spanned="1"/>
          <table:covered-table-cell table:style-name="ce196"/>
          <table:table-cell table:number-columns-repeated="1021"/>
        </table:table-row>
        <table:table-row table:style-name="ro61">
          <table:table-cell table:style-name="ce314" office:value-type="string">
            <text:p>Energiebedarf</text:p>
          </table:table-cell>
          <table:table-cell office:value-type="string">
            <text:p>energy needs</text:p>
          </table:table-cell>
          <table:table-cell table:number-columns-repeated="1022"/>
        </table:table-row>
        <table:table-row table:style-name="ro61">
          <table:table-cell table:style-name="ce153" office:value-type="string">
            <text:p>versorgen </text:p>
          </table:table-cell>
          <table:table-cell office:value-type="string">
            <text:p>supply</text:p>
          </table:table-cell>
          <table:table-cell table:number-columns-repeated="1022"/>
        </table:table-row>
        <table:table-row table:style-name="ro61">
          <table:table-cell table:style-name="ce153" office:value-type="string">
            <text:p>vermeiden </text:p>
          </table:table-cell>
          <table:table-cell office:value-type="string">
            <text:p>avoid</text:p>
          </table:table-cell>
          <table:table-cell table:number-columns-repeated="1022"/>
        </table:table-row>
        <table:table-row table:style-name="ro61">
          <table:table-cell table:style-name="ce318" office:value-type="string">
            <text:p>Erwartungen</text:p>
          </table:table-cell>
          <table:table-cell office:value-type="string">
            <text:p>expectations</text:p>
          </table:table-cell>
          <table:table-cell table:number-columns-repeated="1022"/>
        </table:table-row>
        <table:table-row table:style-name="ro61">
          <table:table-cell table:style-name="ce318" office:value-type="string">
            <text:p>Diebstahl</text:p>
          </table:table-cell>
          <table:table-cell office:value-type="string">
            <text:p>theft</text:p>
          </table:table-cell>
          <table:table-cell table:number-columns-repeated="1022"/>
        </table:table-row>
        <table:table-row table:style-name="ro61">
          <table:table-cell table:style-name="ce315" office:value-type="string">
            <text:p>setzt auf </text:p>
          </table:table-cell>
          <table:table-cell office:value-type="string">
            <text:p>relies on</text:p>
          </table:table-cell>
          <table:table-cell table:number-columns-repeated="1022"/>
        </table:table-row>
        <table:table-row table:style-name="ro61">
          <table:table-cell table:style-name="ce153" office:value-type="string">
            <text:p>Ursprünglich </text:p>
          </table:table-cell>
          <table:table-cell office:value-type="string">
            <text:p>Originally</text:p>
          </table:table-cell>
          <table:table-cell table:number-columns-repeated="1022"/>
        </table:table-row>
        <table:table-row table:style-name="ro61">
          <table:table-cell table:style-name="ce315" office:value-type="string">
            <text:p>Üblicherweise </text:p>
          </table:table-cell>
          <table:table-cell office:value-type="string">
            <text:p>Usually</text:p>
          </table:table-cell>
          <table:table-cell table:style-name="ce330"/>
          <table:table-cell table:number-columns-repeated="1021"/>
        </table:table-row>
        <table:table-row table:style-name="ro61">
          <table:table-cell table:style-name="ce153" office:value-type="string">
            <text:p>Lieferung </text:p>
          </table:table-cell>
          <table:table-cell office:value-type="string">
            <text:p>delivery</text:p>
          </table:table-cell>
          <table:table-cell table:number-columns-repeated="1022"/>
        </table:table-row>
        <table:table-row table:style-name="ro61">
          <table:table-cell table:style-name="ce315" office:value-type="string">
            <text:p>Angelegenheit </text:p>
          </table:table-cell>
          <table:table-cell office:value-type="string">
            <text:p>matter</text:p>
          </table:table-cell>
          <table:table-cell table:number-columns-repeated="1022"/>
        </table:table-row>
        <table:table-row table:style-name="ro61">
          <table:table-cell table:style-name="ce315" office:value-type="string">
            <text:p>Rüstungsausgaben </text:p>
          </table:table-cell>
          <table:table-cell office:value-type="string">
            <text:p>defence spending</text:p>
          </table:table-cell>
          <table:table-cell table:number-columns-repeated="1022"/>
        </table:table-row>
        <table:table-row table:style-name="ro61">
          <table:table-cell table:style-name="ce315" office:value-type="string">
            <text:p>ungewiss </text:p>
          </table:table-cell>
          <table:table-cell office:value-type="string">
            <text:p>uncertain</text:p>
          </table:table-cell>
          <table:table-cell table:number-columns-repeated="1022"/>
        </table:table-row>
        <table:table-row table:style-name="ro61">
          <table:table-cell table:style-name="ce318" office:value-type="string">
            <text:p>das Schicksalsland </text:p>
          </table:table-cell>
          <table:table-cell office:value-type="string">
            <text:p>Destination country</text:p>
          </table:table-cell>
          <table:table-cell table:number-columns-repeated="1022"/>
        </table:table-row>
        <table:table-row table:style-name="ro61">
          <table:table-cell table:style-name="ce315" office:value-type="string">
            <text:p>geschildert </text:p>
          </table:table-cell>
          <table:table-cell office:value-type="string">
            <text:p>portrayed, apeikonizetai</text:p>
          </table:table-cell>
          <table:table-cell table:number-columns-repeated="1022"/>
        </table:table-row>
        <table:table-row table:style-name="ro61">
          <table:table-cell table:style-name="ce317"/>
          <table:table-cell table:style-name="ce322" table:number-columns-repeated="2"/>
          <table:table-cell table:style-name="ce332" table:number-columns-repeated="1021"/>
        </table:table-row>
        <table:table-row table:style-name="ro61">
          <table:table-cell office:value-type="string">
            <text:p>überdenken</text:p>
          </table:table-cell>
          <table:table-cell office:value-type="string">
            <text:p>rethink</text:p>
          </table:table-cell>
          <table:table-cell table:number-columns-repeated="1022"/>
        </table:table-row>
        <table:table-row table:style-name="ro61">
          <table:table-cell table:style-name="ce153" office:value-type="string">
            <text:p>Erlaubnis </text:p>
          </table:table-cell>
          <table:table-cell office:value-type="string">
            <text:p>permission</text:p>
          </table:table-cell>
          <table:table-cell table:number-columns-repeated="1022"/>
        </table:table-row>
        <table:table-row table:style-name="ro61">
          <table:table-cell office:value-type="string">
            <text:p>Angriff auf Pilitiker</text:p>
          </table:table-cell>
          <table:table-cell office:value-type="string">
            <text:p>Attack on politicians</text:p>
          </table:table-cell>
          <table:table-cell table:number-columns-repeated="1022"/>
        </table:table-row>
        <table:table-row table:style-name="ro61">
          <table:table-cell table:style-name="ce153" office:value-type="string">
            <text:p>entsetzt </text:p>
          </table:table-cell>
          <table:table-cell office:value-type="string">
            <text:p>horrified</text:p>
          </table:table-cell>
          <table:table-cell table:number-columns-repeated="1022"/>
        </table:table-row>
        <table:table-row table:style-name="ro61">
          <table:table-cell office:value-type="string">
            <text:p>Sturz</text:p>
          </table:table-cell>
          <table:table-cell office:value-type="string">
            <text:p>fall</text:p>
          </table:table-cell>
          <table:table-cell table:number-columns-repeated="1022"/>
        </table:table-row>
        <table:table-row table:style-name="ro61">
          <table:table-cell office:value-type="string">
            <text:p>Herrschaft des Volkes</text:p>
          </table:table-cell>
          <table:table-cell office:value-type="string">
            <text:p>Rule of the people</text:p>
          </table:table-cell>
          <table:table-cell table:number-columns-repeated="1022"/>
        </table:table-row>
        <table:table-row table:style-name="ro61">
          <table:table-cell office:value-type="string">
            <text:p>Members are favored</text:p>
          </table:table-cell>
          <table:table-cell office:value-type="string">
            <text:p>Mitglieder werden bevorzugt</text:p>
          </table:table-cell>
          <table:table-cell table:number-columns-repeated="1022"/>
        </table:table-row>
        <table:table-row table:style-name="ro61">
          <table:table-cell office:value-type="string">
            <text:p>Both have already been published before</text:p>
          </table:table-cell>
          <table:table-cell office:value-type="string">
            <text:p>Beide wurden bereits zuvor veroeroffentlicht</text:p>
          </table:table-cell>
          <table:table-cell table:number-columns-repeated="1022"/>
        </table:table-row>
        <table:table-row table:style-name="ro61">
          <table:table-cell table:style-name="ce153" office:value-type="string">
            <text:p>Bewerbung </text:p>
          </table:table-cell>
          <table:table-cell office:value-type="string">
            <text:p>application</text:p>
          </table:table-cell>
          <table:table-cell table:number-columns-repeated="1022"/>
        </table:table-row>
        <table:table-row table:style-name="ro61">
          <table:table-cell office:value-type="string">
            <text:p>berücksichtigt</text:p>
          </table:table-cell>
          <table:table-cell office:value-type="string">
            <text:p>considered</text:p>
          </table:table-cell>
          <table:table-cell table:number-columns-repeated="1022"/>
        </table:table-row>
        <table:table-row table:style-name="ro61">
          <table:table-cell office:value-type="string">
            <text:p>Many letters were written to him.</text:p>
          </table:table-cell>
          <table:table-cell office:value-type="string">
            <text:p>Es wurden ihm viele Briefe geschrieben.</text:p>
          </table:table-cell>
          <table:table-cell table:number-columns-repeated="1022"/>
        </table:table-row>
        <table:table-row table:style-name="ro61">
          <table:table-cell office:value-type="string">
            <text:p>veroffentlicht</text:p>
          </table:table-cell>
          <table:table-cell office:value-type="string">
            <text:p>released</text:p>
          </table:table-cell>
          <table:table-cell table:number-columns-repeated="1022"/>
        </table:table-row>
        <table:table-row table:style-name="ro61">
          <table:table-cell office:value-type="string">
            <text:p>The results</text:p>
          </table:table-cell>
          <table:table-cell office:value-type="string">
            <text:p>die Ergebnisse</text:p>
          </table:table-cell>
          <table:table-cell table:number-columns-repeated="1022"/>
        </table:table-row>
        <table:table-row table:style-name="ro61">
          <table:table-cell office:value-type="string">
            <text:p>das Reich </text:p>
          </table:table-cell>
          <table:table-cell office:value-type="string">
            <text:p>the empire</text:p>
          </table:table-cell>
          <table:table-cell table:number-columns-repeated="1022"/>
        </table:table-row>
        <table:table-row table:style-name="ro61">
          <table:table-cell office:value-type="string">
            <text:p>ausgezeichnet</text:p>
          </table:table-cell>
          <table:table-cell office:value-type="string">
            <text:p>outstanding exceptional</text:p>
          </table:table-cell>
          <table:table-cell table:number-columns-repeated="1022"/>
        </table:table-row>
        <table:table-row table:style-name="ro83">
          <table:table-cell table:style-name="ce153" office:value-type="string">
            <text:p>Would you like to </text:p>
            <text:p>Earn more money?</text:p>
          </table:table-cell>
          <table:table-cell office:value-type="string">
            <text:p>Moechten Sie mehr Geld verdienen?</text:p>
            <text:p>Wuerden Sie gerne mehr Geld verdienen?</text:p>
          </table:table-cell>
          <table:table-cell table:number-columns-repeated="1022"/>
        </table:table-row>
        <table:table-row table:style-name="ro61">
          <table:table-cell office:value-type="string">
            <text:p>I would save the money</text:p>
          </table:table-cell>
          <table:table-cell office:value-type="string">
            <text:p>Ich wuerde das Geld sparen</text:p>
          </table:table-cell>
          <table:table-cell table:number-columns-repeated="1022"/>
        </table:table-row>
        <table:table-row table:style-name="ro61">
          <table:table-cell office:value-type="string">
            <text:p>mail </text:p>
          </table:table-cell>
          <table:table-cell office:value-type="string">
            <text:p>Post</text:p>
          </table:table-cell>
          <table:table-cell table:number-columns-repeated="1022"/>
        </table:table-row>
        <table:table-row table:style-name="ro61">
          <table:table-cell office:value-type="string">
            <text:p>I would turn around in front of the theater.</text:p>
          </table:table-cell>
          <table:table-cell office:value-type="string">
            <text:p>I would turn around in front of the theater</text:p>
          </table:table-cell>
          <table:table-cell table:number-columns-repeated="1022"/>
        </table:table-row>
        <table:table-row table:style-name="ro61">
          <table:table-cell office:value-type="string">
            <text:p>Ablehnung </text:p>
          </table:table-cell>
          <table:table-cell office:value-type="string">
            <text:p>rejection</text:p>
          </table:table-cell>
          <table:table-cell table:number-columns-repeated="1022"/>
        </table:table-row>
        <table:table-row table:style-name="ro61">
          <table:table-cell office:value-type="string">
            <text:p>Verpflichtungen</text:p>
          </table:table-cell>
          <table:table-cell office:value-type="string">
            <text:p>commitments</text:p>
          </table:table-cell>
          <table:table-cell table:number-columns-repeated="1022"/>
        </table:table-row>
        <table:table-row table:style-name="ro61">
          <table:table-cell office:value-type="string">
            <text:p>Einstellung </text:p>
          </table:table-cell>
          <table:table-cell office:value-type="string">
            <text:p>calibration</text:p>
          </table:table-cell>
          <table:table-cell table:number-columns-repeated="1022"/>
        </table:table-row>
        <table:table-row table:style-name="ro61">
          <table:table-cell office:value-type="string">
            <text:p>Compared to the sun, the earth is small.</text:p>
          </table:table-cell>
          <table:table-cell office:value-type="string">
            <text:p>Im Vergleich zur Sonne ist die Erde klein.</text:p>
          </table:table-cell>
          <table:table-cell table:number-columns-repeated="1022"/>
        </table:table-row>
        <table:table-row table:style-name="ro61">
          <table:table-cell table:style-name="ce153" office:value-type="string">
            <text:p>Erkrankungen </text:p>
          </table:table-cell>
          <table:table-cell office:value-type="string">
            <text:p>diceases</text:p>
          </table:table-cell>
          <table:table-cell table:number-columns-repeated="1022"/>
        </table:table-row>
        <table:table-row table:style-name="ro61">
          <table:table-cell table:style-name="ce153" office:value-type="string">
            <text:p>Übergewicht </text:p>
          </table:table-cell>
          <table:table-cell office:value-type="string">
            <text:p>overweight</text:p>
          </table:table-cell>
          <table:table-cell table:number-columns-repeated="1022"/>
        </table:table-row>
        <table:table-row table:style-name="ro61">
          <table:table-cell table:style-name="ce153" office:value-type="string">
            <text:p>durchaus </text:p>
          </table:table-cell>
          <table:table-cell office:value-type="string">
            <text:p>absolutely</text:p>
          </table:table-cell>
          <table:table-cell table:number-columns-repeated="1022"/>
        </table:table-row>
        <table:table-row table:style-name="ro61">
          <table:table-cell table:style-name="ce157" office:value-type="string">
            <text:p>entstehenden </text:p>
          </table:table-cell>
          <table:table-cell office:value-type="string">
            <text:p>incured</text:p>
          </table:table-cell>
          <table:table-cell table:number-columns-repeated="1022"/>
        </table:table-row>
        <table:table-row table:style-name="ro61">
          <table:table-cell office:value-type="string">
            <text:p>ermahnt </text:p>
          </table:table-cell>
          <table:table-cell office:value-type="string">
            <text:p>proeidopoihse</text:p>
          </table:table-cell>
          <table:table-cell table:number-columns-repeated="1022"/>
        </table:table-row>
        <table:table-row table:style-name="ro83">
          <table:table-cell office:value-type="string">
            <text:p>Schäuble ermahnt Männer zu mehr Hausarbeit</text:p>
          </table:table-cell>
          <table:table-cell office:value-type="string">
            <text:p>Soyble reminds men to do more housework</text:p>
          </table:table-cell>
          <table:table-cell table:number-columns-repeated="1022"/>
        </table:table-row>
        <table:table-row table:style-name="ro61">
          <table:table-cell table:style-name="ce153" office:value-type="string">
            <text:p>unumgängliche </text:p>
          </table:table-cell>
          <table:table-cell office:value-type="string">
            <text:p>unavoidable</text:p>
          </table:table-cell>
          <table:table-cell table:number-columns-repeated="1022"/>
        </table:table-row>
        <table:table-row table:style-name="ro61">
          <table:table-cell table:style-name="ce153" office:value-type="string">
            <text:p>Erkenntnis </text:p>
          </table:table-cell>
          <table:table-cell office:value-type="string">
            <text:p>Knowledge</text:p>
          </table:table-cell>
          <table:table-cell table:number-columns-repeated="1022"/>
        </table:table-row>
        <table:table-row table:style-name="ro61">
          <table:table-cell office:value-type="string">
            <text:p>Theory is less helpful with that</text:p>
          </table:table-cell>
          <table:table-cell office:value-type="string">
            <text:p>Theorie ist weniger hilfreich <text:span text:style-name="T6">dabei</text:span></text:p>
          </table:table-cell>
          <table:table-cell table:number-columns-repeated="1022"/>
        </table:table-row>
        <table:table-row table:style-name="ro61">
          <table:table-cell office:value-type="string">
            <text:p>Ereignissen </text:p>
          </table:table-cell>
          <table:table-cell office:value-type="string">
            <text:p>incidents</text:p>
          </table:table-cell>
          <table:table-cell table:number-columns-repeated="1022"/>
        </table:table-row>
        <table:table-row table:style-name="ro61">
          <table:table-cell office:value-type="string">
            <text:p>Einstellungen </text:p>
          </table:table-cell>
          <table:table-cell office:value-type="string">
            <text:p>settings</text:p>
          </table:table-cell>
          <table:table-cell table:number-columns-repeated="1022"/>
        </table:table-row>
        <table:table-row table:style-name="ro61">
          <table:table-cell office:value-type="string">
            <text:p>Why didn't she ask herself that question?</text:p>
          </table:table-cell>
          <table:table-cell office:value-type="string">
            <text:p>Warum hat sie sich diese Frage nicht gestellt?</text:p>
          </table:table-cell>
          <table:table-cell table:number-columns-repeated="1022"/>
        </table:table-row>
        <table:table-row table:style-name="ro61">
          <table:table-cell office:value-type="string">
            <text:p>He is looking forward to it</text:p>
          </table:table-cell>
          <table:table-cell office:value-type="string">
            <text:p>Wer freut sich darauf</text:p>
          </table:table-cell>
          <table:table-cell table:number-columns-repeated="1022"/>
        </table:table-row>
        <table:table-row table:style-name="ro61">
          <table:table-cell office:value-type="string">
            <text:p>She will get in touch</text:p>
          </table:table-cell>
          <table:table-cell office:value-type="string">
            <text:p>Sie wird sich melden</text:p>
          </table:table-cell>
          <table:table-cell table:number-columns-repeated="1022"/>
        </table:table-row>
        <table:table-row table:style-name="ro61">
          <table:table-cell table:style-name="ce157" office:value-type="string">
            <text:p>Gutachten </text:p>
          </table:table-cell>
          <table:table-cell office:value-type="string">
            <text:p>report</text:p>
          </table:table-cell>
          <table:table-cell table:number-columns-repeated="1022"/>
        </table:table-row>
        <table:table-row table:style-name="ro61">
          <table:table-cell table:style-name="ce153" office:value-type="string">
            <text:p>überholt </text:p>
          </table:table-cell>
          <table:table-cell office:value-type="string">
            <text:p>prosperna</text:p>
          </table:table-cell>
          <table:table-cell table:number-columns-repeated="1022"/>
        </table:table-row>
        <table:table-row table:style-name="ro61">
          <table:table-cell table:style-name="ce153" office:value-type="string">
            <text:p>Der Abstand </text:p>
          </table:table-cell>
          <table:table-cell office:value-type="string">
            <text:p>distance</text:p>
          </table:table-cell>
          <table:table-cell table:number-columns-repeated="1022"/>
        </table:table-row>
        <table:table-row table:style-name="ro61">
          <table:table-cell office:value-type="string">
            <text:p>Turn immediatery</text:p>
          </table:table-cell>
          <table:table-cell office:value-type="string">
            <text:p>Sofort wenden!</text:p>
          </table:table-cell>
          <table:table-cell table:number-columns-repeated="1022"/>
        </table:table-row>
        <table:table-row table:style-name="ro61">
          <table:table-cell office:value-type="string">
            <text:p>Lass uns Apfel essen</text:p>
          </table:table-cell>
          <table:table-cell office:value-type="string">
            <text:p>Let us eat an apple</text:p>
          </table:table-cell>
          <table:table-cell table:number-columns-repeated="1022"/>
        </table:table-row>
        <table:table-row table:style-name="ro61">
          <table:table-cell office:value-type="string">
            <text:p>Das Verhältnis</text:p>
          </table:table-cell>
          <table:table-cell office:value-type="string">
            <text:p>the relationship</text:p>
          </table:table-cell>
          <table:table-cell table:number-columns-repeated="1022"/>
        </table:table-row>
        <table:table-row table:style-name="ro61">
          <table:table-cell office:value-type="string">
            <text:p>betrifft</text:p>
          </table:table-cell>
          <table:table-cell office:value-type="string">
            <text:p>concerns</text:p>
          </table:table-cell>
          <table:table-cell table:number-columns-repeated="1022"/>
        </table:table-row>
        <table:table-row table:style-name="ro61">
          <table:table-cell office:value-type="string">
            <text:p>Let us talk on the phone in an hour.</text:p>
          </table:table-cell>
          <table:table-cell office:value-type="string">
            <text:p>Lass uns in einer Stunde telefonieren.</text:p>
          </table:table-cell>
          <table:table-cell table:number-columns-repeated="1022"/>
        </table:table-row>
        <table:table-row table:style-name="ro61">
          <table:table-cell office:value-type="string">
            <text:p>Looks like we are turning around.</text:p>
          </table:table-cell>
          <table:table-cell office:value-type="string">
            <text:p>Sieht aus, als ob wir wenden</text:p>
          </table:table-cell>
          <table:table-cell table:number-columns-repeated="1022"/>
        </table:table-row>
        <table:table-row table:style-name="ro61">
          <table:table-cell office:value-type="string">
            <text:p>She did not tell me her address.</text:p>
          </table:table-cell>
          <table:table-cell office:value-type="string">
            <text:p>Sie hat mir ihre Adresse nicht gegeben</text:p>
          </table:table-cell>
          <table:table-cell table:number-columns-repeated="1022"/>
        </table:table-row>
        <table:table-row table:style-name="ro61">
          <table:table-cell office:value-type="string">
            <text:p>He is washing himself</text:p>
          </table:table-cell>
          <table:table-cell office:value-type="string">
            <text:p>Er waescht sich</text:p>
          </table:table-cell>
          <table:table-cell table:number-columns-repeated="1022"/>
        </table:table-row>
        <table:table-row table:style-name="ro61">
          <table:table-cell office:value-type="string">
            <text:p>We will sign in </text:p>
          </table:table-cell>
          <table:table-cell office:value-type="string">
            <text:p>Wir werden uns eintragen</text:p>
          </table:table-cell>
          <table:table-cell table:number-columns-repeated="1022"/>
        </table:table-row>
        <table:table-row table:style-name="ro61">
          <table:table-cell office:value-type="string">
            <text:p>Staumauer</text:p>
          </table:table-cell>
          <table:table-cell office:value-type="string">
            <text:p>fragma, dam</text:p>
          </table:table-cell>
          <table:table-cell table:number-columns-repeated="1022"/>
        </table:table-row>
        <table:table-row table:style-name="ro61">
          <table:table-cell table:style-name="ce153" office:value-type="string">
            <text:p>getautem </text:p>
          </table:table-cell>
          <table:table-cell office:value-type="string">
            <text:p>liwmena</text:p>
          </table:table-cell>
          <table:table-cell table:number-columns-repeated="1022"/>
        </table:table-row>
        <table:table-row table:style-name="ro61">
          <table:table-cell table:style-name="ce153" office:value-type="string">
            <text:p>erholen </text:p>
          </table:table-cell>
          <table:table-cell office:value-type="string">
            <text:p>recover</text:p>
          </table:table-cell>
          <table:table-cell table:number-columns-repeated="1022"/>
        </table:table-row>
        <table:table-row table:style-name="ro61">
          <table:table-cell office:value-type="string">
            <text:p>Ausruhen </text:p>
          </table:table-cell>
          <table:table-cell office:value-type="string">
            <text:p>relax</text:p>
          </table:table-cell>
          <table:table-cell table:number-columns-repeated="1022"/>
        </table:table-row>
        <table:table-row table:style-name="ro61">
          <table:table-cell office:value-type="string">
            <text:p>abgelaufen </text:p>
          </table:table-cell>
          <table:table-cell office:value-type="string">
            <text:p>expired</text:p>
          </table:table-cell>
          <table:table-cell table:number-columns-repeated="1022"/>
        </table:table-row>
        <table:table-row table:style-name="ro61">
          <table:table-cell table:style-name="ce157" office:value-type="string">
            <text:p>entzündet </text:p>
          </table:table-cell>
          <table:table-cell office:value-type="string">
            <text:p>ignited, inflamed</text:p>
          </table:table-cell>
          <table:table-cell table:number-columns-repeated="1022"/>
        </table:table-row>
        <table:table-row table:style-name="ro61">
          <table:table-cell office:value-type="string">
            <text:p>Bezeichnung</text:p>
          </table:table-cell>
          <table:table-cell office:value-type="string">
            <text:p>Designation</text:p>
          </table:table-cell>
          <table:table-cell table:number-columns-repeated="1022"/>
        </table:table-row>
        <table:table-row table:style-name="ro61">
          <table:table-cell office:value-type="string">
            <text:p>Ansprüche</text:p>
          </table:table-cell>
          <table:table-cell office:value-type="string">
            <text:p>expectations</text:p>
          </table:table-cell>
          <table:table-cell table:number-columns-repeated="1022"/>
        </table:table-row>
        <table:table-row table:style-name="ro61">
          <table:table-cell office:value-type="string">
            <text:p>Vereinbarung</text:p>
          </table:table-cell>
          <table:table-cell office:value-type="string">
            <text:p>agreement, appointment</text:p>
          </table:table-cell>
          <table:table-cell table:number-columns-repeated="1022"/>
        </table:table-row>
        <table:table-row table:style-name="ro61">
          <table:table-cell table:style-name="ce153" office:value-type="string">
            <text:p>Anspruch </text:p>
          </table:table-cell>
          <table:table-cell office:value-type="string">
            <text:p>claim</text:p>
          </table:table-cell>
          <table:table-cell table:number-columns-repeated="1022"/>
        </table:table-row>
        <table:table-row table:style-name="ro83">
          <table:table-cell office:value-type="string">
            <text:p>Man kann uns doch nicht einfach als Geiseln nehmen</text:p>
          </table:table-cell>
          <table:table-cell office:value-type="string">
            <text:p>You can not just take us hostage</text:p>
          </table:table-cell>
          <table:table-cell table:number-columns-repeated="1022"/>
        </table:table-row>
        <table:table-row table:style-name="ro61">
          <table:table-cell office:value-type="string">
            <text:p>Mahlzeit </text:p>
          </table:table-cell>
          <table:table-cell office:value-type="string">
            <text:p>meal</text:p>
          </table:table-cell>
          <table:table-cell table:number-columns-repeated="1022"/>
        </table:table-row>
        <table:table-row table:style-name="ro61">
          <table:table-cell office:value-type="string">
            <text:p>Den Leuten bleibt kaum eine Wahl:</text:p>
          </table:table-cell>
          <table:table-cell office:value-type="string">
            <text:p>People hardly have a choice</text:p>
          </table:table-cell>
          <table:table-cell table:number-columns-repeated="1022"/>
        </table:table-row>
        <table:table-row table:style-name="ro61">
          <table:table-cell office:value-type="string">
            <text:p>Die Decke</text:p>
          </table:table-cell>
          <table:table-cell office:value-type="string">
            <text:p>the blanket</text:p>
          </table:table-cell>
          <table:table-cell table:number-columns-repeated="1022"/>
        </table:table-row>
        <table:table-row table:style-name="ro61">
          <table:table-cell office:value-type="string">
            <text:p>das macht nicht aus</text:p>
          </table:table-cell>
          <table:table-cell office:value-type="string">
            <text:p>that does not matter</text:p>
          </table:table-cell>
          <table:table-cell table:number-columns-repeated="1022"/>
        </table:table-row>
        <table:table-row table:style-name="ro61">
          <table:table-cell office:value-type="string">
            <text:p>I will look at that very closely</text:p>
          </table:table-cell>
          <table:table-cell office:value-type="string">
            <text:p>Ich werde mir das ganz genau anschauen</text:p>
          </table:table-cell>
          <table:table-cell table:number-columns-repeated="1022"/>
        </table:table-row>
        <table:table-row table:style-name="ro61">
          <table:table-cell office:value-type="string">
            <text:p>We are looking forward to seeing you</text:p>
          </table:table-cell>
          <table:table-cell office:value-type="string">
            <text:p>Wir freuen uns auf Sie</text:p>
          </table:table-cell>
          <table:table-cell table:number-columns-repeated="1022"/>
        </table:table-row>
        <table:table-row table:style-name="ro61">
          <table:table-cell office:value-type="string">
            <text:p>I am making myself pasta</text:p>
          </table:table-cell>
          <table:table-cell office:value-type="string">
            <text:p>Ich mache mir Nudeln</text:p>
          </table:table-cell>
          <table:table-cell table:number-columns-repeated="1022"/>
        </table:table-row>
        <table:table-row table:style-name="ro61">
          <table:table-cell office:value-type="string">
            <text:p>Day after day</text:p>
          </table:table-cell>
          <table:table-cell office:value-type="string">
            <text:p>Tag um Tag</text:p>
          </table:table-cell>
          <table:table-cell table:number-columns-repeated="1022"/>
        </table:table-row>
        <table:table-row table:style-name="ro61">
          <table:table-cell office:value-type="string">
            <text:p>Bezirk</text:p>
          </table:table-cell>
          <table:table-cell office:value-type="string">
            <text:p>district</text:p>
          </table:table-cell>
          <table:table-cell table:number-columns-repeated="1022"/>
        </table:table-row>
        <table:table-row table:style-name="ro61">
          <table:table-cell office:value-type="string">
            <text:p>Der Standort</text:p>
          </table:table-cell>
          <table:table-cell office:value-type="string">
            <text:p>the site</text:p>
          </table:table-cell>
          <table:table-cell table:number-columns-repeated="1022"/>
        </table:table-row>
        <table:table-row table:style-name="ro61">
          <table:table-cell office:value-type="string">
            <text:p>My vacation home has a small yard.</text:p>
          </table:table-cell>
          <table:table-cell office:value-type="string">
            <text:p>Mein Ferienhaus hat <text:span text:style-name="T6">einen kleinen Hof</text:span></text:p>
          </table:table-cell>
          <table:table-cell table:number-columns-repeated="1022"/>
        </table:table-row>
        <table:table-row table:style-name="ro61">
          <table:table-cell office:value-type="string">
            <text:p>At the bottom</text:p>
          </table:table-cell>
          <table:table-cell office:value-type="string">
            <text:p>Auf dem Grund</text:p>
          </table:table-cell>
          <table:table-cell table:number-columns-repeated="1022"/>
        </table:table-row>
        <table:table-row table:style-name="ro61">
          <table:table-cell office:value-type="string">
            <text:p>die Umgebung</text:p>
          </table:table-cell>
          <table:table-cell office:value-type="string">
            <text:p>the environment</text:p>
          </table:table-cell>
          <table:table-cell table:number-columns-repeated="1022"/>
        </table:table-row>
        <table:table-row table:style-name="ro83">
          <table:table-cell office:value-type="string">
            <text:p>Animals and the environment are important to her.</text:p>
          </table:table-cell>
          <table:table-cell office:value-type="string">
            <text:p>Tiere und die Umwelt sind ihr wichtig</text:p>
          </table:table-cell>
          <table:table-cell table:number-columns-repeated="1022"/>
        </table:table-row>
        <table:table-row table:style-name="ro61">
          <table:table-cell office:value-type="string">
            <text:p>I walk on the grass</text:p>
          </table:table-cell>
          <table:table-cell office:value-type="string">
            <text:p>Ich gehe zu Fuss auf dem Gras</text:p>
          </table:table-cell>
          <table:table-cell table:number-columns-repeated="1022"/>
        </table:table-row>
        <table:table-row table:style-name="ro61">
          <table:table-cell office:value-type="string">
            <text:p>I am coming with you to the Rhine</text:p>
          </table:table-cell>
          <table:table-cell office:value-type="string">
            <text:p>Ich komme mit dir zum Rhein</text:p>
          </table:table-cell>
          <table:table-cell table:number-columns-repeated="1022"/>
        </table:table-row>
        <table:table-row table:style-name="ro61">
          <table:table-cell office:value-type="string">
            <text:p>The dog wants to go outside</text:p>
          </table:table-cell>
          <table:table-cell office:value-type="string">
            <text:p>Der Hund will raus</text:p>
          </table:table-cell>
          <table:table-cell table:number-columns-repeated="1022"/>
        </table:table-row>
        <table:table-row table:style-name="ro61">
          <table:table-cell office:value-type="string">
            <text:p>East and west</text:p>
          </table:table-cell>
          <table:table-cell office:value-type="string">
            <text:p>Osten und Westen</text:p>
          </table:table-cell>
          <table:table-cell table:number-columns-repeated="1022"/>
        </table:table-row>
        <table:table-row table:style-name="ro61">
          <table:table-cell office:value-type="string">
            <text:p>Turn right</text:p>
          </table:table-cell>
          <table:table-cell office:value-type="string">
            <text:p>Biegt nach rechts ab</text:p>
          </table:table-cell>
          <table:table-cell table:number-columns-repeated="1022"/>
        </table:table-row>
        <table:table-row table:style-name="ro61">
          <table:table-cell office:value-type="string">
            <text:p>Until when are you gone?</text:p>
          </table:table-cell>
          <table:table-cell office:value-type="string">
            <text:p>Bis wann bist du weg?</text:p>
          </table:table-cell>
          <table:table-cell table:number-columns-repeated="1022"/>
        </table:table-row>
        <table:table-row table:style-name="ro61">
          <table:table-cell office:value-type="string">
            <text:p>She is going out</text:p>
          </table:table-cell>
          <table:table-cell office:value-type="string">
            <text:p>She geht raus/hinaus</text:p>
          </table:table-cell>
          <table:table-cell table:number-columns-repeated="1022"/>
        </table:table-row>
        <table:table-row table:style-name="ro83">
          <table:table-cell office:value-type="string">
            <text:p>Where do i come from?</text:p>
          </table:table-cell>
          <table:table-cell office:value-type="string">
            <text:p>Woher komme ich /</text:p>
            <text:p>Wo komme ich her?</text:p>
          </table:table-cell>
          <table:table-cell table:number-columns-repeated="1022"/>
        </table:table-row>
        <table:table-row table:style-name="ro61">
          <table:table-cell office:value-type="string">
            <text:p>In or out?</text:p>
          </table:table-cell>
          <table:table-cell office:value-type="string">
            <text:p>Rein oder raus?</text:p>
          </table:table-cell>
          <table:table-cell table:number-columns-repeated="1022"/>
        </table:table-row>
        <table:table-row table:style-name="ro61">
          <table:table-cell office:value-type="string">
            <text:p>he is on the way</text:p>
          </table:table-cell>
          <table:table-cell office:value-type="string">
            <text:p>Er ist unterwegs</text:p>
          </table:table-cell>
          <table:table-cell table:number-columns-repeated="1022"/>
        </table:table-row>
        <table:table-row table:style-name="ro61">
          <table:table-cell office:value-type="string">
            <text:p>He runs around the house</text:p>
          </table:table-cell>
          <table:table-cell office:value-type="string">
            <text:p>Er rennt im Haus herum</text:p>
          </table:table-cell>
          <table:table-cell table:number-columns-repeated="1022"/>
        </table:table-row>
        <table:table-row table:style-name="ro61">
          <table:table-cell office:value-type="string">
            <text:p>ergänzen</text:p>
          </table:table-cell>
          <table:table-cell office:value-type="string">
            <text:p>complete</text:p>
          </table:table-cell>
          <table:table-cell table:number-columns-repeated="1022"/>
        </table:table-row>
        <table:table-row table:style-name="ro61">
          <table:table-cell office:value-type="string">
            <text:p>beschützt</text:p>
          </table:table-cell>
          <table:table-cell office:value-type="string">
            <text:p>protects</text:p>
          </table:table-cell>
          <table:table-cell table:number-columns-repeated="1022"/>
        </table:table-row>
        <table:table-row table:style-name="ro61">
          <table:table-cell office:value-type="string">
            <text:p>The entire house has three windows</text:p>
          </table:table-cell>
          <table:table-cell office:value-type="string">
            <text:p>In dem gesamten Haus gibt es drei Fenster</text:p>
          </table:table-cell>
          <table:table-cell table:number-columns-repeated="1022"/>
        </table:table-row>
        <table:table-row table:style-name="ro61">
          <table:table-cell office:value-type="string">
            <text:p>They are coming on the second day</text:p>
          </table:table-cell>
          <table:table-cell office:value-type="string">
            <text:p>Am zweiten Tag kommen sie</text:p>
          </table:table-cell>
          <table:table-cell table:number-columns-repeated="1022"/>
        </table:table-row>
        <table:table-row table:style-name="ro83">
          <table:table-cell office:value-type="string">
            <text:p>I prefer staying at home during a thunderstorm.</text:p>
          </table:table-cell>
          <table:table-cell office:value-type="string">
            <text:p>Bei Gewitter bleibe ich lieber zu Hause</text:p>
          </table:table-cell>
          <table:table-cell table:number-columns-repeated="1022"/>
        </table:table-row>
        <table:table-row table:style-name="ro61">
          <table:table-cell office:value-type="string">
            <text:p>research</text:p>
          </table:table-cell>
          <table:table-cell office:value-type="string">
            <text:p>Forschung</text:p>
          </table:table-cell>
          <table:table-cell table:number-columns-repeated="1022"/>
        </table:table-row>
        <table:table-row table:style-name="ro83">
          <table:table-cell office:value-type="string">
            <text:p>Es ist noch kein Meister vom Himmel gefallen.</text:p>
          </table:table-cell>
          <table:table-cell office:value-type="string">
            <text:p>Practice makes perfect</text:p>
          </table:table-cell>
          <table:table-cell table:number-columns-repeated="1022"/>
        </table:table-row>
        <table:table-row table:style-name="ro61">
          <table:table-cell office:value-type="string">
            <text:p>Practice makes perfect</text:p>
          </table:table-cell>
          <table:table-cell office:value-type="string">
            <text:p>Ubung macht Meister</text:p>
          </table:table-cell>
          <table:table-cell table:number-columns-repeated="1022"/>
        </table:table-row>
        <table:table-row table:style-name="ro61">
          <table:table-cell office:value-type="string">
            <text:p>Erziehung</text:p>
          </table:table-cell>
          <table:table-cell office:value-type="string">
            <text:p>Education</text:p>
          </table:table-cell>
          <table:table-cell table:number-columns-repeated="1022"/>
        </table:table-row>
        <table:table-row table:style-name="ro61">
          <table:table-cell office:value-type="string">
            <text:p>A good education is important to him</text:p>
          </table:table-cell>
          <table:table-cell office:value-type="string">
            <text:p>Eine gute Ausbildung <text:span text:style-name="T6">ist ihm wichtig</text:span></text:p>
          </table:table-cell>
          <table:table-cell table:number-columns-repeated="1022"/>
        </table:table-row>
        <table:table-row table:style-name="ro61">
          <table:table-cell office:value-type="string">
            <text:p>She attends a university prep school</text:p>
          </table:table-cell>
          <table:table-cell office:value-type="string">
            <text:p>Sie geht aufs Gymnasium</text:p>
          </table:table-cell>
          <table:table-cell table:number-columns-repeated="1022"/>
        </table:table-row>
        <table:table-row table:style-name="ro61">
          <table:table-cell office:value-type="string">
            <text:p>bemühen sich</text:p>
          </table:table-cell>
          <table:table-cell office:value-type="string">
            <text:p>make an effort</text:p>
          </table:table-cell>
          <table:table-cell table:number-columns-repeated="1022"/>
        </table:table-row>
        <table:table-row table:style-name="ro83">
          <table:table-cell office:value-type="string">
            <text:p>die bei den jüngsten Verhandlungen erzielt worden seien</text:p>
          </table:table-cell>
          <table:table-cell office:value-type="string">
            <text:p>which were reached in the recent negotiations</text:p>
          </table:table-cell>
          <table:table-cell table:number-columns-repeated="1022"/>
        </table:table-row>
        <table:table-row table:style-name="ro83">
          <table:table-cell office:value-type="string">
            <text:p>Trump bezeichnete das Schreiben als "schönen Brief"</text:p>
          </table:table-cell>
          <table:table-cell office:value-type="string">
            <text:p>Trump called the letter a "beautiful letter"</text:p>
          </table:table-cell>
          <table:table-cell table:number-columns-repeated="1022"/>
        </table:table-row>
        <table:table-row table:style-name="ro61">
          <table:table-cell office:value-type="string">
            <text:p>beizulegen</text:p>
          </table:table-cell>
          <table:table-cell office:value-type="string">
            <text:p>to settle</text:p>
          </table:table-cell>
          <table:table-cell table:number-columns-repeated="1022"/>
        </table:table-row>
        <table:table-row table:style-name="ro61">
          <table:table-cell office:value-type="string">
            <text:p>Nach den peinlichen Pannen</text:p>
          </table:table-cell>
          <table:table-cell office:value-type="string">
            <text:p>After the embarassing events</text:p>
          </table:table-cell>
          <table:table-cell table:number-columns-repeated="1022"/>
        </table:table-row>
        <table:table-row table:style-name="ro83">
          <table:table-cell office:value-type="string">
            <text:p>Es wäre besser gewesen, wenn sie ihn leichter gebaut hätten</text:p>
          </table:table-cell>
          <table:table-cell office:value-type="string">
            <text:p>It would have been better if they had built it easier</text:p>
          </table:table-cell>
          <table:table-cell table:number-columns-repeated="1022"/>
        </table:table-row>
        <table:table-row table:style-name="ro83">
          <table:table-cell office:value-type="string">
            <text:p>Promote and demand as a principle a good deal is abandoned</text:p>
          </table:table-cell>
          <table:table-cell office:value-type="string">
            <text:p>Fördern und Fordern als Prinzip ein gutes Stück weit aufgegeben wird</text:p>
          </table:table-cell>
          <table:table-cell table:number-columns-repeated="1022"/>
        </table:table-row>
        <table:table-row table:style-name="ro61">
          <table:table-cell office:value-type="string">
            <text:p>geahnt</text:p>
          </table:table-cell>
          <table:table-cell office:value-type="string">
            <text:p>suspected</text:p>
          </table:table-cell>
          <table:table-cell table:number-columns-repeated="1022"/>
        </table:table-row>
        <table:table-row table:style-name="ro61">
          <table:table-cell office:value-type="string">
            <text:p>Wahlergebnisse </text:p>
          </table:table-cell>
          <table:table-cell office:value-type="string">
            <text:p>election results</text:p>
          </table:table-cell>
          <table:table-cell table:number-columns-repeated="1022"/>
        </table:table-row>
        <table:table-row table:style-name="ro61">
          <table:table-cell office:value-type="string">
            <text:p><text:s/>Es lohnt sich</text:p>
          </table:table-cell>
          <table:table-cell office:value-type="string">
            <text:p>It is worth it</text:p>
          </table:table-cell>
          <table:table-cell table:number-columns-repeated="1022"/>
        </table:table-row>
        <table:table-row table:style-name="ro61">
          <table:table-cell office:value-type="string">
            <text:p>entwertet</text:p>
          </table:table-cell>
          <table:table-cell office:value-type="string">
            <text:p>canceled</text:p>
          </table:table-cell>
          <table:table-cell table:number-columns-repeated="1022"/>
        </table:table-row>
        <table:table-row table:style-name="ro61">
          <table:table-cell office:value-type="string">
            <text:p>Ab 1990 kam es plötzlich darauf an</text:p>
          </table:table-cell>
          <table:table-cell office:value-type="string">
            <text:p>From 1990 it all started to matter</text:p>
          </table:table-cell>
          <table:table-cell table:number-columns-repeated="1022"/>
        </table:table-row>
        <table:table-row table:style-name="ro61">
          <table:table-cell office:value-type="string">
            <text:p>Wortsinne</text:p>
          </table:table-cell>
          <table:table-cell office:value-type="string">
            <text:p>litteraly</text:p>
          </table:table-cell>
          <table:table-cell table:number-columns-repeated="1022"/>
        </table:table-row>
        <table:table-row table:style-name="ro61">
          <table:table-cell office:value-type="string">
            <text:p>Wahrnehmung </text:p>
          </table:table-cell>
          <table:table-cell office:value-type="string">
            <text:p>perception</text:p>
          </table:table-cell>
          <table:table-cell table:number-columns-repeated="1022"/>
        </table:table-row>
        <table:table-row table:style-name="ro89">
          <table:table-cell office:value-type="string">
            <text:p>Daniel, wenn sich mal alle im Westen so für uns interessiert hätten wie du, dann hätten wir viele Probleme gar nicht. </text:p>
          </table:table-cell>
          <table:table-cell office:value-type="string">
            <text:p>If everyone in the West was interested in us like you, we would not have many problems.</text:p>
          </table:table-cell>
          <table:table-cell table:number-columns-repeated="1022"/>
        </table:table-row>
        <table:table-row table:style-name="ro61">
          <table:table-cell office:value-type="string">
            <text:p>gesessen </text:p>
          </table:table-cell>
          <table:table-cell office:value-type="string">
            <text:p>Sat , ka8ontousan</text:p>
          </table:table-cell>
          <table:table-cell table:number-columns-repeated="1022"/>
        </table:table-row>
        <table:table-row table:style-name="ro83">
          <table:table-cell office:value-type="string">
            <text:p>Ich habe die beiden spontan mit nach Hause genommen</text:p>
          </table:table-cell>
          <table:table-cell office:value-type="string">
            <text:p>I spontaneously took the two home with me</text:p>
          </table:table-cell>
          <table:table-cell table:number-columns-repeated="1022"/>
        </table:table-row>
        <table:table-row table:style-name="ro61">
          <table:table-cell office:value-type="string">
            <text:p>saßen </text:p>
          </table:table-cell>
          <table:table-cell office:value-type="string">
            <text:p>Sat , ka8ontousan (praterioum)</text:p>
          </table:table-cell>
          <table:table-cell table:number-columns-repeated="1022"/>
        </table:table-row>
        <table:table-row table:style-name="ro61">
          <table:table-cell office:value-type="string">
            <text:p>anstehende </text:p>
          </table:table-cell>
          <table:table-cell office:value-type="string">
            <text:p>upcomming</text:p>
          </table:table-cell>
          <table:table-cell table:number-columns-repeated="1022"/>
        </table:table-row>
        <table:table-row table:style-name="ro61">
          <table:table-cell office:value-type="string">
            <text:p>eigenständig zu bleiben.</text:p>
          </table:table-cell>
          <table:table-cell office:value-type="string">
            <text:p>to stay independent</text:p>
          </table:table-cell>
          <table:table-cell table:number-columns-repeated="1022"/>
        </table:table-row>
        <table:table-row table:style-name="ro61">
          <table:table-cell table:style-name="ce153" office:value-type="string">
            <text:p>nachzuahmen </text:p>
          </table:table-cell>
          <table:table-cell office:value-type="string">
            <text:p>immitate</text:p>
          </table:table-cell>
          <table:table-cell table:number-columns-repeated="1022"/>
        </table:table-row>
        <table:table-row table:style-name="ro61">
          <table:table-cell table:style-name="ce153" office:value-type="string">
            <text:p>Was mosern die denn </text:p>
          </table:table-cell>
          <table:table-cell office:value-type="string">
            <text:p>What are they?</text:p>
          </table:table-cell>
          <table:table-cell table:number-columns-repeated="1022"/>
        </table:table-row>
        <table:table-row table:style-name="ro61">
          <table:table-cell table:style-name="ce153" office:value-type="string">
            <text:p>Unbedarftheit </text:p>
          </table:table-cell>
          <table:table-cell office:value-type="string">
            <text:p>naivety (afeleia)</text:p>
          </table:table-cell>
          <table:table-cell table:number-columns-repeated="1022"/>
        </table:table-row>
        <table:table-row table:style-name="ro61">
          <table:table-cell table:style-name="ce153" office:value-type="string">
            <text:p>diese gewisse Unbedarftheit </text:p>
          </table:table-cell>
          <table:table-cell table:number-columns-repeated="1023"/>
        </table:table-row>
        <table:table-row table:style-name="ro61">
          <table:table-cell table:style-name="ce153" office:value-type="string">
            <text:p>Die Überheblichkeit </text:p>
          </table:table-cell>
          <table:table-cell office:value-type="string">
            <text:p>arrogance</text:p>
          </table:table-cell>
          <table:table-cell table:number-columns-repeated="1022"/>
        </table:table-row>
        <table:table-row table:style-name="ro61">
          <table:table-cell table:style-name="ce153" office:value-type="string">
            <text:p>verklären </text:p>
          </table:table-cell>
          <table:table-cell office:value-type="string">
            <text:p>transform</text:p>
          </table:table-cell>
          <table:table-cell table:number-columns-repeated="1022"/>
        </table:table-row>
        <table:table-row table:style-name="ro61">
          <table:table-cell table:style-name="ce153" office:value-type="string">
            <text:p>geschlossen </text:p>
          </table:table-cell>
          <table:table-cell office:value-type="string">
            <text:p>closed</text:p>
          </table:table-cell>
          <table:table-cell table:number-columns-repeated="1022"/>
        </table:table-row>
        <table:table-row table:style-name="ro61">
          <table:table-cell table:style-name="ce153" office:value-type="string">
            <text:p>aus dem Ruder </text:p>
          </table:table-cell>
          <table:table-cell table:style-name="ce153" office:value-type="string">
            <text:p>out of control </text:p>
          </table:table-cell>
          <table:table-cell table:number-columns-repeated="1022"/>
        </table:table-row>
        <table:table-row table:style-name="ro61">
          <table:table-cell table:style-name="ce153" office:value-type="string">
            <text:p>Schlagzeile </text:p>
          </table:table-cell>
          <table:table-cell office:value-type="string">
            <text:p>headline</text:p>
          </table:table-cell>
          <table:table-cell table:number-columns-repeated="1022"/>
        </table:table-row>
        <table:table-row table:style-name="ro61">
          <table:table-cell table:style-name="ce153" office:value-type="string">
            <text:p>Betriebe </text:p>
          </table:table-cell>
          <table:table-cell office:value-type="string">
            <text:p>companies</text:p>
          </table:table-cell>
          <table:table-cell table:number-columns-repeated="1022"/>
        </table:table-row>
        <table:table-row table:style-name="ro61">
          <table:table-cell table:style-name="ce153" office:value-type="string">
            <text:p>Währung </text:p>
          </table:table-cell>
          <table:table-cell office:value-type="string">
            <text:p>currency</text:p>
          </table:table-cell>
          <table:table-cell table:number-columns-repeated="1022"/>
        </table:table-row>
        <table:table-row table:style-name="ro61">
          <table:table-cell table:style-name="ce153" office:value-type="string">
            <text:p>Gedächtnis </text:p>
          </table:table-cell>
          <table:table-cell office:value-type="string">
            <text:p>memory</text:p>
          </table:table-cell>
          <table:table-cell table:number-columns-repeated="1022"/>
        </table:table-row>
        <table:table-row table:style-name="ro61">
          <table:table-cell table:style-name="ce153" office:value-type="string">
            <text:p>Mir <text:span text:style-name="T6">fällt</text:span><text:span text:style-name="T7"> ein Bild von einem Lieferwagen </text:span><text:span text:style-name="T6">ein</text:span><text:span text:style-name="T7">. </text:span></text:p>
          </table:table-cell>
          <table:table-cell office:value-type="string">
            <text:p>I remember a picture of a van.</text:p>
          </table:table-cell>
          <table:table-cell table:number-columns-repeated="1022"/>
        </table:table-row>
        <table:table-row table:style-name="ro61">
          <table:table-cell table:style-name="ce153" office:value-type="string">
            <text:p>das trifft es ziemlich gut </text:p>
          </table:table-cell>
          <table:table-cell table:style-name="ce153" office:value-type="string">
            <text:p>that's pretty good </text:p>
          </table:table-cell>
          <table:table-cell table:number-columns-repeated="1022"/>
        </table:table-row>
        <table:table-row table:style-name="ro61">
          <table:table-cell table:style-name="ce153" office:value-type="string">
            <text:p>Bedürftigkeit </text:p>
          </table:table-cell>
          <table:table-cell office:value-type="string">
            <text:p>endeia, anexeia</text:p>
          </table:table-cell>
          <table:table-cell table:number-columns-repeated="1022"/>
        </table:table-row>
        <table:table-row table:style-name="ro61">
          <table:table-cell office:value-type="string">
            <text:p>Bedürftigkeitsprüfung </text:p>
          </table:table-cell>
          <table:table-cell office:value-type="string">
            <text:p>means test</text:p>
          </table:table-cell>
          <table:table-cell table:number-columns-repeated="1022"/>
        </table:table-row>
        <table:table-row table:style-name="ro61">
          <table:table-cell table:style-name="ce157" office:value-type="string">
            <text:p>festhält </text:p>
          </table:table-cell>
          <table:table-cell office:value-type="string">
            <text:p>adheres</text:p>
          </table:table-cell>
          <table:table-cell table:number-columns-repeated="1022"/>
        </table:table-row>
        <table:table-row table:style-name="ro61">
          <table:table-cell office:value-type="string">
            <text:p>vorsehen</text:p>
          </table:table-cell>
          <table:table-cell office:value-type="string">
            <text:p>provide</text:p>
          </table:table-cell>
          <table:table-cell table:number-columns-repeated="1022"/>
        </table:table-row>
        <table:table-row table:style-name="ro61">
          <table:table-cell table:style-name="ce157" office:value-type="string">
            <text:p>stehen kurz vor dem Abschluss </text:p>
          </table:table-cell>
          <table:table-cell table:style-name="ce153" office:value-type="string">
            <text:p>are nearing completion </text:p>
          </table:table-cell>
          <table:table-cell table:number-columns-repeated="1022"/>
        </table:table-row>
        <table:table-row table:style-name="ro61">
          <table:table-cell table:style-name="ce157" office:value-type="string">
            <text:p>laut Experten </text:p>
          </table:table-cell>
          <table:table-cell office:value-type="string">
            <text:p>According to experts</text:p>
          </table:table-cell>
          <table:table-cell table:number-columns-repeated="1022"/>
        </table:table-row>
        <table:table-row table:style-name="ro61">
          <table:table-cell office:value-type="string">
            <text:p>durchfielen</text:p>
          </table:table-cell>
          <table:table-cell office:value-type="string">
            <text:p>failed</text:p>
          </table:table-cell>
          <table:table-cell table:number-columns-repeated="1022"/>
        </table:table-row>
        <table:table-row table:style-name="ro61">
          <table:table-cell table:style-name="ce153" office:value-type="string">
            <text:p>Durchfallquoten </text:p>
          </table:table-cell>
          <table:table-cell office:value-type="string">
            <text:p>pososta apotyxias</text:p>
          </table:table-cell>
          <table:table-cell table:number-columns-repeated="1022"/>
        </table:table-row>
        <table:table-row table:style-name="ro61">
          <table:table-cell table:style-name="ce153" office:value-type="string">
            <text:p>Wechsel in den Job </text:p>
          </table:table-cell>
          <table:table-cell office:value-type="string">
            <text:p>change to the job</text:p>
          </table:table-cell>
          <table:table-cell table:number-columns-repeated="1022"/>
        </table:table-row>
        <table:table-row table:style-name="ro61">
          <table:table-cell office:value-type="string">
            <text:p>Stapel </text:p>
          </table:table-cell>
          <table:table-cell office:value-type="string">
            <text:p>stuck</text:p>
          </table:table-cell>
          <table:table-cell table:number-columns-repeated="1022"/>
        </table:table-row>
        <table:table-row table:style-name="ro61">
          <table:table-cell office:value-type="string">
            <text:p>Verleger</text:p>
          </table:table-cell>
          <table:table-cell office:value-type="string">
            <text:p>publisher</text:p>
          </table:table-cell>
          <table:table-cell table:number-columns-repeated="1022"/>
        </table:table-row>
        <table:table-row table:style-name="ro61">
          <table:table-cell office:value-type="string">
            <text:p>Sie ist bekannt geworden</text:p>
          </table:table-cell>
          <table:table-cell table:number-columns-repeated="1023"/>
        </table:table-row>
        <table:table-row table:style-name="ro61">
          <table:table-cell office:value-type="string">
            <text:p>einverstanden</text:p>
          </table:table-cell>
          <table:table-cell office:value-type="string">
            <text:p>agreed</text:p>
          </table:table-cell>
          <table:table-cell table:number-columns-repeated="1022"/>
        </table:table-row>
        <table:table-row table:style-name="ro61">
          <table:table-cell office:value-type="string">
            <text:p>Es lohnt sich nicht</text:p>
          </table:table-cell>
          <table:table-cell office:value-type="string">
            <text:p>It is not worth it</text:p>
          </table:table-cell>
          <table:table-cell table:number-columns-repeated="1022"/>
        </table:table-row>
        <table:table-row table:style-name="ro61">
          <table:table-cell office:value-type="string">
            <text:p>Der A380 wird seit dem Jahr 2007 gebaut</text:p>
          </table:table-cell>
          <table:table-cell office:value-type="string">
            <text:p>The A380 has been built since 2007</text:p>
          </table:table-cell>
          <table:table-cell table:number-columns-repeated="1022"/>
        </table:table-row>
        <table:table-row table:style-name="ro61">
          <table:table-cell table:style-name="ce153" office:value-type="string">
            <text:p>in abgelegenen Gebieten </text:p>
          </table:table-cell>
          <table:table-cell office:value-type="string">
            <text:p>In remote areas</text:p>
          </table:table-cell>
          <table:table-cell table:number-columns-repeated="1022"/>
        </table:table-row>
        <table:table-row table:style-name="ro83">
          <table:table-cell table:style-name="ce153" office:value-type="string">
            <text:p>Das Deutschland-Radio ist 1994 gegründet worden </text:p>
          </table:table-cell>
          <table:table-cell office:value-type="string">
            <text:p>The Germany Radio was founded in 1994</text:p>
          </table:table-cell>
          <table:table-cell table:number-columns-repeated="1022"/>
        </table:table-row>
        <table:table-row table:style-name="ro61">
          <table:table-cell office:value-type="string">
            <text:p>Milliardenschaden </text:p>
          </table:table-cell>
          <table:table-cell office:value-type="string">
            <text:p>Millions of damages</text:p>
          </table:table-cell>
          <table:table-cell table:number-columns-repeated="1022"/>
        </table:table-row>
        <table:table-row table:style-name="ro61">
          <table:table-cell office:value-type="string">
            <text:p>tatsächlichen </text:p>
          </table:table-cell>
          <table:table-cell office:value-type="string">
            <text:p>actual</text:p>
          </table:table-cell>
          <table:table-cell table:number-columns-repeated="1022"/>
        </table:table-row>
        <table:table-row table:style-name="ro83">
          <table:table-cell office:value-type="string">
            <text:p>Am Montag fuhlen sich alle in meinem Buro ein bisschen mude/verschlafen</text:p>
          </table:table-cell>
          <table:table-cell table:number-columns-repeated="1023"/>
        </table:table-row>
        <table:table-row table:style-name="ro61">
          <table:table-cell office:value-type="string">
            <text:p>Hast du schon mal verschlafen</text:p>
          </table:table-cell>
          <table:table-cell office:value-type="string">
            <text:p>Did you oversleep once?</text:p>
          </table:table-cell>
          <table:table-cell table:number-columns-repeated="1022"/>
        </table:table-row>
        <table:table-row table:style-name="ro83">
          <table:table-cell office:value-type="string">
            <text:p>Das kommt drauf an wie weit man von der Grenze entfernt ist</text:p>
          </table:table-cell>
          <table:table-cell office:value-type="string">
            <text:p>It depends on</text:p>
          </table:table-cell>
          <table:table-cell table:number-columns-repeated="1022"/>
        </table:table-row>
        <table:table-row table:style-name="ro83">
          <table:table-cell office:value-type="string">
            <text:p>das Unternehmen ist in Schieflage gekomment </text:p>
          </table:table-cell>
          <table:table-cell office:value-type="string">
            <text:p>sta pro8yra xrewkopias</text:p>
          </table:table-cell>
          <table:table-cell table:number-columns-repeated="1022"/>
        </table:table-row>
        <table:table-row table:style-name="ro61">
          <table:table-cell office:value-type="string">
            <text:p>überwiegend Frauen </text:p>
          </table:table-cell>
          <table:table-cell office:value-type="string">
            <text:p>mostly women</text:p>
          </table:table-cell>
          <table:table-cell table:number-columns-repeated="1022"/>
        </table:table-row>
        <table:table-row table:style-name="ro83">
          <table:table-cell office:value-type="string">
            <text:p>Porter habe ein Outfit verlangt, das Grenzen verschiebe</text:p>
          </table:table-cell>
          <table:table-cell office:value-type="string">
            <text:p>Porter has demanded an outfit that pushes boundaries</text:p>
          </table:table-cell>
          <table:table-cell table:number-columns-repeated="1022"/>
        </table:table-row>
        <table:table-row table:style-name="ro61">
          <table:table-cell office:value-type="string">
            <text:p>Auftritt</text:p>
          </table:table-cell>
          <table:table-cell office:value-type="string">
            <text:p>appearance</text:p>
          </table:table-cell>
          <table:table-cell table:number-columns-repeated="1022"/>
        </table:table-row>
        <table:table-row table:style-name="ro61">
          <table:table-cell table:style-name="ce153" office:value-type="string">
            <text:p>Botschafter </text:p>
          </table:table-cell>
          <table:table-cell office:value-type="string">
            <text:p>ambassador</text:p>
          </table:table-cell>
          <table:table-cell table:number-columns-repeated="1022"/>
        </table:table-row>
        <table:table-row table:style-name="ro61">
          <table:table-cell office:value-type="string">
            <text:p>Das geht in aller Regel schief</text:p>
          </table:table-cell>
          <table:table-cell table:number-columns-repeated="1023"/>
        </table:table-row>
        <table:table-row table:style-name="ro61">
          <table:table-cell table:style-name="ce153" office:value-type="string">
            <text:p>Das geht in aller Regel schief </text:p>
          </table:table-cell>
          <table:table-cell table:style-name="ce153" office:value-type="string">
            <text:p>That usually goes wrong </text:p>
          </table:table-cell>
          <table:table-cell table:number-columns-repeated="1022"/>
        </table:table-row>
        <table:table-row table:style-name="ro90">
          <table:table-cell table:style-name="ce325" office:value-type="string">
            <text:p>Am Ende bleibt der Siegerlook übrig. </text:p>
          </table:table-cell>
          <table:table-cell table:style-name="ce153" office:value-type="string">
            <text:p>In the end, the winning look remains. </text:p>
          </table:table-cell>
          <table:table-cell table:number-columns-repeated="1022"/>
        </table:table-row>
        <table:table-row table:style-name="ro61">
          <table:table-cell table:style-name="ce153" office:value-type="string">
            <text:p>übrig </text:p>
          </table:table-cell>
          <table:table-cell office:value-type="string">
            <text:p>left</text:p>
          </table:table-cell>
          <table:table-cell table:number-columns-repeated="1022"/>
        </table:table-row>
        <table:table-row table:style-name="ro61">
          <table:table-cell office:value-type="string">
            <text:p>Es gibt keine Neuigkeiten</text:p>
          </table:table-cell>
          <table:table-cell office:value-type="string">
            <text:p>there is no news</text:p>
          </table:table-cell>
          <table:table-cell table:number-columns-repeated="1022"/>
        </table:table-row>
        <table:table-row table:style-name="ro61">
          <table:table-cell office:value-type="string">
            <text:p>ich nehme mir vor</text:p>
          </table:table-cell>
          <table:table-cell office:value-type="string">
            <text:p>i plan to</text:p>
          </table:table-cell>
          <table:table-cell table:number-columns-repeated="1022"/>
        </table:table-row>
        <table:table-row table:style-name="ro61">
          <table:table-cell office:value-type="string">
            <text:p>der Teufel</text:p>
          </table:table-cell>
          <table:table-cell office:value-type="string">
            <text:p>the devil</text:p>
          </table:table-cell>
          <table:table-cell table:number-columns-repeated="1022"/>
        </table:table-row>
        <table:table-row table:style-name="ro61">
          <table:table-cell office:value-type="string">
            <text:p>geht etwas schief.</text:p>
          </table:table-cell>
          <table:table-cell office:value-type="string">
            <text:p>Something goes wrong</text:p>
          </table:table-cell>
          <table:table-cell table:number-columns-repeated="1022"/>
        </table:table-row>
        <table:table-row table:style-name="ro61">
          <table:table-cell office:value-type="string">
            <text:p><text:s/>Ausgerechnet heute!</text:p>
          </table:table-cell>
          <table:table-cell office:value-type="string">
            <text:p>Especially today</text:p>
          </table:table-cell>
          <table:table-cell table:number-columns-repeated="1022"/>
        </table:table-row>
        <table:table-row table:style-name="ro61">
          <table:table-cell office:value-type="string">
            <text:p>unheimlichen Momente </text:p>
          </table:table-cell>
          <table:table-cell office:value-type="string">
            <text:p>scary moment</text:p>
          </table:table-cell>
          <table:table-cell table:number-columns-repeated="1022"/>
        </table:table-row>
        <table:table-row table:style-name="ro61">
          <table:table-cell office:value-type="string">
            <text:p>Verbrecherorganisation </text:p>
          </table:table-cell>
          <table:table-cell office:value-type="string">
            <text:p>Criminal Organization</text:p>
          </table:table-cell>
          <table:table-cell table:number-columns-repeated="1022"/>
        </table:table-row>
        <table:table-row table:style-name="ro61">
          <table:table-cell table:style-name="ce153" office:value-type="string">
            <text:p>Bildschirmen </text:p>
          </table:table-cell>
          <table:table-cell office:value-type="string">
            <text:p>screens</text:p>
          </table:table-cell>
          <table:table-cell table:number-columns-repeated="1022"/>
        </table:table-row>
        <table:table-row table:style-name="ro61">
          <table:table-cell office:value-type="string">
            <text:p>heikle</text:p>
          </table:table-cell>
          <table:table-cell office:value-type="string">
            <text:p>delicate</text:p>
          </table:table-cell>
          <table:table-cell table:number-columns-repeated="1022"/>
        </table:table-row>
        <table:table-row table:style-name="ro61">
          <table:table-cell office:value-type="string">
            <text:p>glaubwürdig</text:p>
          </table:table-cell>
          <table:table-cell office:value-type="string">
            <text:p>credible</text:p>
          </table:table-cell>
          <table:table-cell table:number-columns-repeated="1022"/>
        </table:table-row>
        <table:table-row table:style-name="ro61">
          <table:table-cell office:value-type="string">
            <text:p>würdigkeit</text:p>
          </table:table-cell>
          <table:table-cell office:value-type="string">
            <text:p>axia, ikanothta</text:p>
          </table:table-cell>
          <table:table-cell table:number-columns-repeated="1022"/>
        </table:table-row>
        <table:table-row table:style-name="ro61">
          <table:table-cell office:value-type="string">
            <text:p>angeben</text:p>
          </table:table-cell>
          <table:table-cell office:value-type="string">
            <text:p>specify</text:p>
          </table:table-cell>
          <table:table-cell table:number-columns-repeated="1022"/>
        </table:table-row>
        <table:table-row table:style-name="ro83">
          <table:table-cell office:value-type="string">
            <text:p>dass er sich einst erfolgreich um seinen Militärdienst im Vietnamkrieg gedrückt habe</text:p>
          </table:table-cell>
          <table:table-cell office:value-type="string">
            <text:p>that he once successfully pressed for his military service in the Vietnam War</text:p>
          </table:table-cell>
          <table:table-cell table:number-columns-repeated="1022"/>
        </table:table-row>
        <table:table-row table:style-name="ro61">
          <table:table-cell office:value-type="string">
            <text:p>Betriebskosten</text:p>
          </table:table-cell>
          <table:table-cell office:value-type="string">
            <text:p>operating costs</text:p>
          </table:table-cell>
          <table:table-cell table:number-columns-repeated="1022"/>
        </table:table-row>
        <table:table-row table:style-name="ro61">
          <table:table-cell office:value-type="string">
            <text:p>Ich <text:span text:style-name="T6">antworte</text:span><text:span text:style-name="T7"> auf Deinen Brief</text:span></text:p>
          </table:table-cell>
          <table:table-cell office:value-type="string">
            <text:p>(I reply to your letter)</text:p>
          </table:table-cell>
          <table:table-cell table:number-columns-repeated="1022"/>
        </table:table-row>
        <table:table-row table:style-name="ro61">
          <table:table-cell office:value-type="string">
            <text:p>Ich <text:span text:style-name="T6">beantworte</text:span><text:span text:style-name="T7"> Deine Frage</text:span></text:p>
          </table:table-cell>
          <table:table-cell office:value-type="string">
            <text:p>(I answer your question)</text:p>
          </table:table-cell>
          <table:table-cell table:number-columns-repeated="1022"/>
        </table:table-row>
        <table:table-row table:style-name="ro83">
          <table:table-cell office:value-type="string">
            <text:p>Nach Ansicht einiger Spezialisten trifft dies zu</text:p>
          </table:table-cell>
          <table:table-cell office:value-type="string">
            <text:p>According to some specialists this is true</text:p>
          </table:table-cell>
          <table:table-cell table:number-columns-repeated="1022"/>
        </table:table-row>
        <table:table-row table:style-name="ro61">
          <table:table-cell office:value-type="string">
            <text:p>Ich bitte Sie um Verzeihung.</text:p>
          </table:table-cell>
          <table:table-cell office:value-type="string">
            <text:p>I peg your pardon</text:p>
          </table:table-cell>
          <table:table-cell table:number-columns-repeated="1022"/>
        </table:table-row>
        <table:table-row table:style-name="ro61">
          <table:table-cell office:value-type="string">
            <text:p>Verzeihung</text:p>
          </table:table-cell>
          <table:table-cell office:value-type="string">
            <text:p>forgiveness</text:p>
          </table:table-cell>
          <table:table-cell table:number-columns-repeated="1022"/>
        </table:table-row>
        <table:table-row table:style-name="ro61">
          <table:table-cell office:value-type="string">
            <text:p>Turn immediately! </text:p>
          </table:table-cell>
          <table:table-cell office:value-type="string">
            <text:p>Sofort wenden!</text:p>
          </table:table-cell>
          <table:table-cell table:number-columns-repeated="1022"/>
        </table:table-row>
        <table:table-row table:style-name="ro61">
          <table:table-cell office:value-type="string">
            <text:p>Are you charging me for this time?</text:p>
          </table:table-cell>
          <table:table-cell office:value-type="string">
            <text:p>Berechen Sie mir diese Zeit?</text:p>
          </table:table-cell>
          <table:table-cell table:number-columns-repeated="1022"/>
        </table:table-row>
        <table:table-row table:style-name="ro61">
          <table:table-cell office:value-type="string">
            <text:p>nehme mir vor</text:p>
          </table:table-cell>
          <table:table-cell office:value-type="string">
            <text:p>i suppose</text:p>
          </table:table-cell>
          <table:table-cell table:number-columns-repeated="1022"/>
        </table:table-row>
        <table:table-row table:style-name="ro61">
          <table:table-cell office:value-type="string">
            <text:p>Sich vornehmen</text:p>
          </table:table-cell>
          <table:table-cell office:value-type="string">
            <text:p>to suppose</text:p>
          </table:table-cell>
          <table:table-cell table:number-columns-repeated="1022"/>
        </table:table-row>
        <table:table-row table:style-name="ro83">
          <table:table-cell office:value-type="string">
            <text:p>Europa sei noch nie in so großer Gefahr gewesen</text:p>
          </table:table-cell>
          <table:table-cell office:value-type="string">
            <text:p>Europe has never been in such great danger</text:p>
          </table:table-cell>
          <table:table-cell table:number-columns-repeated="1022"/>
        </table:table-row>
        <table:table-row table:style-name="ro61">
          <table:table-cell office:value-type="string">
            <text:p>müsse neu überdacht werden</text:p>
          </table:table-cell>
          <table:table-cell office:value-type="string">
            <text:p>Must be reconsidered</text:p>
          </table:table-cell>
          <table:table-cell table:number-columns-repeated="1022"/>
        </table:table-row>
        <table:table-row table:style-name="ro61">
          <table:table-cell office:value-type="string">
            <text:p><text:s/>im Einklang</text:p>
          </table:table-cell>
          <table:table-cell office:value-type="string">
            <text:p>in line</text:p>
          </table:table-cell>
          <table:table-cell table:number-columns-repeated="1022"/>
        </table:table-row>
        <table:table-row table:style-name="ro61">
          <table:table-cell office:value-type="string">
            <text:p>Vorgehen</text:p>
          </table:table-cell>
          <table:table-cell office:value-type="string">
            <text:p>action</text:p>
          </table:table-cell>
          <table:table-cell table:number-columns-repeated="1022"/>
        </table:table-row>
        <table:table-row table:style-name="ro61">
          <table:table-cell office:value-type="string">
            <text:p>befähigt</text:p>
          </table:table-cell>
          <table:table-cell office:value-type="string">
            <text:p>capable</text:p>
          </table:table-cell>
          <table:table-cell table:number-columns-repeated="1022"/>
        </table:table-row>
        <table:table-row table:style-name="ro61">
          <table:table-cell office:value-type="string">
            <text:p>geleistete </text:p>
          </table:table-cell>
          <table:table-cell office:value-type="string">
            <text:p>provided</text:p>
          </table:table-cell>
          <table:table-cell table:number-columns-repeated="1022"/>
        </table:table-row>
        <table:table-row table:style-name="ro61">
          <table:table-cell table:style-name="ce153" office:value-type="string">
            <text:p>bewerten </text:p>
          </table:table-cell>
          <table:table-cell office:value-type="string">
            <text:p>assess</text:p>
          </table:table-cell>
          <table:table-cell table:number-columns-repeated="1022"/>
        </table:table-row>
        <table:table-row table:style-name="ro61">
          <table:table-cell office:value-type="string">
            <text:p>Füßen getreten</text:p>
          </table:table-cell>
          <table:table-cell office:value-type="string">
            <text:p>kicked</text:p>
          </table:table-cell>
          <table:table-cell table:number-columns-repeated="1022"/>
        </table:table-row>
        <table:table-row table:style-name="ro61">
          <table:table-cell table:style-name="ce153" office:value-type="string">
            <text:p>Streitkräfte </text:p>
          </table:table-cell>
          <table:table-cell office:value-type="string">
            <text:p>armed forces</text:p>
          </table:table-cell>
          <table:table-cell table:number-columns-repeated="1022"/>
        </table:table-row>
        <table:table-row table:style-name="ro61">
          <table:table-cell table:style-name="ce153" office:value-type="string">
            <text:p>Er will der Öffentlichkeit vortäuschen </text:p>
          </table:table-cell>
          <table:table-cell office:value-type="string">
            <text:p>he wants to pretend to the public</text:p>
          </table:table-cell>
          <table:table-cell table:number-columns-repeated="1022"/>
        </table:table-row>
        <table:table-row table:style-name="ro61">
          <table:table-cell office:value-type="string">
            <text:p>indem </text:p>
          </table:table-cell>
          <table:table-cell office:value-type="string">
            <text:p>by</text:p>
          </table:table-cell>
          <table:table-cell table:number-columns-repeated="1022"/>
        </table:table-row>
        <table:table-row table:style-name="ro61">
          <table:table-cell table:style-name="ce153" office:value-type="string">
            <text:p>Indem sie noch mehr Druck macht </text:p>
          </table:table-cell>
          <table:table-cell office:value-type="string">
            <text:p>By making more pressure</text:p>
          </table:table-cell>
          <table:table-cell table:number-columns-repeated="1022"/>
        </table:table-row>
        <table:table-row table:style-name="ro61">
          <table:table-cell table:style-name="ce153" office:value-type="string">
            <text:p>Schweigen </text:p>
          </table:table-cell>
          <table:table-cell office:value-type="string">
            <text:p>silence</text:p>
          </table:table-cell>
          <table:table-cell table:number-columns-repeated="1022"/>
        </table:table-row>
        <table:table-row table:style-name="ro61">
          <table:table-cell table:style-name="ce153" office:value-type="string">
            <text:p>voraussichtlich </text:p>
          </table:table-cell>
          <table:table-cell office:value-type="string">
            <text:p>expected</text:p>
          </table:table-cell>
          <table:table-cell table:number-columns-repeated="1022"/>
        </table:table-row>
        <table:table-row table:style-name="ro61">
          <table:table-cell table:style-name="ce153" office:value-type="string">
            <text:p>Verzweiflung </text:p>
          </table:table-cell>
          <table:table-cell office:value-type="string">
            <text:p>dispair</text:p>
          </table:table-cell>
          <table:table-cell table:number-columns-repeated="1022"/>
        </table:table-row>
        <table:table-row table:style-name="ro61">
          <table:table-cell table:style-name="ce153" office:value-type="string">
            <text:p>gehorchen </text:p>
          </table:table-cell>
          <table:table-cell office:value-type="string">
            <text:p>to obey</text:p>
          </table:table-cell>
          <table:table-cell table:number-columns-repeated="1022"/>
        </table:table-row>
        <table:table-row table:style-name="ro61">
          <table:table-cell office:value-type="string">
            <text:p>Grenzbeamten </text:p>
          </table:table-cell>
          <table:table-cell office:value-type="string">
            <text:p>Border Officials</text:p>
          </table:table-cell>
          <table:table-cell table:number-columns-repeated="1022"/>
        </table:table-row>
        <table:table-row table:style-name="ro61">
          <table:table-cell office:value-type="string">
            <text:p>Gewerkschaftsbünde</text:p>
          </table:table-cell>
          <table:table-cell office:value-type="string">
            <text:p>synomospondies</text:p>
          </table:table-cell>
          <table:table-cell table:number-columns-repeated="1022"/>
        </table:table-row>
        <table:table-row table:style-name="ro61">
          <table:table-cell office:value-type="string">
            <text:p>Diese Entscheidung obliegt den Arbeitern</text:p>
          </table:table-cell>
          <table:table-cell office:value-type="string">
            <text:p>This decision is up to the workers</text:p>
          </table:table-cell>
          <table:table-cell table:number-columns-repeated="1022"/>
        </table:table-row>
        <table:table-row table:style-name="ro61">
          <table:table-cell table:style-name="ce153" office:value-type="string">
            <text:p>Wandel </text:p>
          </table:table-cell>
          <table:table-cell office:value-type="string">
            <text:p>change</text:p>
          </table:table-cell>
          <table:table-cell table:number-columns-repeated="1022"/>
        </table:table-row>
        <table:table-row table:style-name="ro61">
          <table:table-cell office:value-type="string">
            <text:p>Sold</text:p>
          </table:table-cell>
          <table:table-cell office:value-type="string">
            <text:p>pay</text:p>
          </table:table-cell>
          <table:table-cell table:number-columns-repeated="1022"/>
        </table:table-row>
        <table:table-row table:style-name="ro61">
          <table:table-cell table:style-name="ce153" office:value-type="string">
            <text:p>wechseln </text:p>
          </table:table-cell>
          <table:table-cell office:value-type="string">
            <text:p>change</text:p>
          </table:table-cell>
          <table:table-cell table:number-columns-repeated="1022"/>
        </table:table-row>
        <table:table-row table:style-name="ro61">
          <table:table-cell office:value-type="string">
            <text:p>Diese Gefahr hat immer bestanden</text:p>
          </table:table-cell>
          <table:table-cell table:style-name="ce153" office:value-type="string">
            <text:p>This danger has always existed </text:p>
          </table:table-cell>
          <table:table-cell table:number-columns-repeated="1022"/>
        </table:table-row>
        <table:table-row table:style-name="ro61">
          <table:table-cell office:value-type="string">
            <text:p>Wo bist du gewesen</text:p>
          </table:table-cell>
          <table:table-cell office:value-type="string">
            <text:p>Where have you been?</text:p>
          </table:table-cell>
          <table:table-cell table:number-columns-repeated="1022"/>
        </table:table-row>
        <table:table-row table:style-name="ro61">
          <table:table-cell office:value-type="string">
            <text:p>Have you already ordered?</text:p>
          </table:table-cell>
          <table:table-cell office:value-type="string">
            <text:p>Hast du schon bestellt?</text:p>
          </table:table-cell>
          <table:table-cell table:number-columns-repeated="1022"/>
        </table:table-row>
        <table:table-row table:style-name="ro61">
          <table:table-cell office:value-type="string">
            <text:p>I have walked to your house every day</text:p>
          </table:table-cell>
          <table:table-cell office:value-type="string">
            <text:p>Ich bin jeden Tag zu deinem Haus gelaufen</text:p>
          </table:table-cell>
          <table:table-cell table:number-columns-repeated="1022"/>
        </table:table-row>
        <table:table-row table:style-name="ro61">
          <table:table-cell office:value-type="string">
            <text:p>That has always been this way</text:p>
          </table:table-cell>
          <table:table-cell office:value-type="string">
            <text:p>Das ist immer so gewesen</text:p>
          </table:table-cell>
          <table:table-cell table:number-columns-repeated="1022"/>
        </table:table-row>
        <table:table-row table:style-name="ro61">
          <table:table-cell office:value-type="string">
            <text:p>His hair became yellow</text:p>
          </table:table-cell>
          <table:table-cell office:value-type="string">
            <text:p>Siene Haare sind gelb geworden</text:p>
          </table:table-cell>
          <table:table-cell table:number-columns-repeated="1022"/>
        </table:table-row>
        <table:table-row table:style-name="ro83">
          <table:table-cell office:value-type="string">
            <text:p>Daher kommt der Name der hautigen Stadt</text:p>
          </table:table-cell>
          <table:table-cell office:value-type="string">
            <text:p>From there comes the name of the present day city</text:p>
          </table:table-cell>
          <table:table-cell table:number-columns-repeated="1022"/>
        </table:table-row>
        <table:table-row table:style-name="ro61">
          <table:table-cell office:value-type="string">
            <text:p>What happens on a normal day?</text:p>
          </table:table-cell>
          <table:table-cell office:value-type="string">
            <text:p>Was passiert an einem normalen Tag?</text:p>
          </table:table-cell>
          <table:table-cell table:number-columns-repeated="1022"/>
        </table:table-row>
        <table:table-row table:style-name="ro61">
          <table:table-cell office:value-type="string">
            <text:p>ersetzt</text:p>
          </table:table-cell>
          <table:table-cell office:value-type="string">
            <text:p>replaces</text:p>
          </table:table-cell>
          <table:table-cell table:number-columns-repeated="1022"/>
        </table:table-row>
        <table:table-row table:style-name="ro61">
          <table:table-cell office:value-type="string">
            <text:p>What happens to my personal data?</text:p>
          </table:table-cell>
          <table:table-cell office:value-type="string">
            <text:p>was passiert mit meinen privaten Daten?</text:p>
          </table:table-cell>
          <table:table-cell table:number-columns-repeated="1022"/>
        </table:table-row>
        <table:table-row table:style-name="ro61">
          <table:table-cell office:value-type="string">
            <text:p>on the second day</text:p>
          </table:table-cell>
          <table:table-cell office:value-type="string">
            <text:p>Am zweiten Tag</text:p>
          </table:table-cell>
          <table:table-cell table:number-columns-repeated="1022"/>
        </table:table-row>
        <table:table-row table:style-name="ro83">
          <table:table-cell office:value-type="string">
            <text:p>Where would you travel to if you had a time machine?</text:p>
          </table:table-cell>
          <table:table-cell office:value-type="string">
            <text:p>Wohin wuerdest du reisen wenn du eine Zeitmachine haettest?</text:p>
          </table:table-cell>
          <table:table-cell table:number-columns-repeated="1022"/>
        </table:table-row>
        <table:table-row table:style-name="ro61">
          <table:table-cell office:value-type="string">
            <text:p>trauen wir uns </text:p>
          </table:table-cell>
          <table:table-cell office:value-type="string">
            <text:p>we dare</text:p>
          </table:table-cell>
          <table:table-cell table:number-columns-repeated="1022"/>
        </table:table-row>
        <table:table-row table:style-name="ro61">
          <table:table-cell office:value-type="string">
            <text:p>anzunehmen</text:p>
          </table:table-cell>
          <table:table-cell office:value-type="string">
            <text:p>to accept</text:p>
          </table:table-cell>
          <table:table-cell table:number-columns-repeated="1022"/>
        </table:table-row>
        <table:table-row table:style-name="ro61">
          <table:table-cell office:value-type="string">
            <text:p>Monday is the first workday of the week</text:p>
          </table:table-cell>
          <table:table-cell office:value-type="string">
            <text:p>Montag ist der erste <text:span text:style-name="T6">Werktag</text:span><text:span text:style-name="T7"> der Woche</text:span></text:p>
          </table:table-cell>
          <table:table-cell table:number-columns-repeated="1022"/>
        </table:table-row>
        <table:table-row table:style-name="ro61">
          <table:table-cell office:value-type="string">
            <text:p>They go to my father's house</text:p>
          </table:table-cell>
          <table:table-cell office:value-type="string">
            <text:p>Sie gehen zum Haus meines Vaters</text:p>
          </table:table-cell>
          <table:table-cell table:number-columns-repeated="1022"/>
        </table:table-row>
        <table:table-row table:style-name="ro61">
          <table:table-cell office:value-type="string">
            <text:p>He is the father of her friend</text:p>
          </table:table-cell>
          <table:table-cell office:value-type="string">
            <text:p>Er ist der Vater ihres Freundes</text:p>
          </table:table-cell>
          <table:table-cell table:number-columns-repeated="1022"/>
        </table:table-row>
        <table:table-row table:style-name="ro61">
          <table:table-cell office:value-type="string">
            <text:p>Traut er sich?</text:p>
          </table:table-cell>
          <table:table-cell office:value-type="string">
            <text:p>Does he dare?</text:p>
          </table:table-cell>
          <table:table-cell table:number-columns-repeated="1022"/>
        </table:table-row>
        <table:table-row table:style-name="ro61">
          <table:table-cell office:value-type="string">
            <text:p>Angeblich </text:p>
          </table:table-cell>
          <table:table-cell office:value-type="string">
            <text:p>allegendly</text:p>
          </table:table-cell>
          <table:table-cell table:number-columns-repeated="1022"/>
        </table:table-row>
        <table:table-row table:style-name="ro61">
          <table:table-cell office:value-type="string">
            <text:p>The army has already build new bridges</text:p>
          </table:table-cell>
          <table:table-cell table:style-name="ce153" office:value-type="string">
            <text:p>Die Armee hat bereits neue Brucken aufgebaut </text:p>
          </table:table-cell>
          <table:table-cell table:number-columns-repeated="1022"/>
        </table:table-row>
        <table:table-row table:style-name="ro91">
          <table:table-cell office:value-type="string">
            <text:p>We had the worst Winder since 20 years</text:p>
          </table:table-cell>
          <table:table-cell office:value-type="string">
            <text:p>Wir hatten den schlimmsten Winter seit 20 Jahren</text:p>
          </table:table-cell>
          <table:table-cell table:number-columns-repeated="1022"/>
        </table:table-row>
        <table:table-row table:style-name="ro83">
          <table:table-cell office:value-type="string">
            <text:p>Many bridges were destroyed by the <text:s/>the storm</text:p>
          </table:table-cell>
          <table:table-cell office:value-type="string">
            <text:p>Viele Brücken wurden vom Sturm zestört</text:p>
          </table:table-cell>
          <table:table-cell table:number-columns-repeated="1022"/>
        </table:table-row>
        <table:table-row table:style-name="ro83">
          <table:table-cell office:value-type="string">
            <text:p>The temporaral Bridges are one direction only</text:p>
          </table:table-cell>
          <table:table-cell office:value-type="string">
            <text:p>Die provisorischen Brücken gehen nur in eine Richtung</text:p>
          </table:table-cell>
          <table:table-cell table:number-columns-repeated="1022"/>
        </table:table-row>
        <table:table-row table:style-name="ro83">
          <table:table-cell office:value-type="string">
            <text:p>In every end of the bridge there is a traffic policeman</text:p>
          </table:table-cell>
          <table:table-cell office:value-type="string">
            <text:p>An jedem Ende der Brücke befindet sich ein Verkehrpolizist</text:p>
          </table:table-cell>
          <table:table-cell table:number-columns-repeated="1022"/>
        </table:table-row>
        <table:table-row table:style-name="ro61">
          <table:table-cell office:value-type="string">
            <text:p>I will travel on the first of October</text:p>
          </table:table-cell>
          <table:table-cell office:value-type="string">
            <text:p>Ich werde am ersten Oktober reisen</text:p>
          </table:table-cell>
          <table:table-cell table:number-columns-repeated="1022"/>
        </table:table-row>
        <table:table-row table:style-name="ro83">
          <table:table-cell office:value-type="string">
            <text:p>We have only bridges connecting small villages connecting each other</text:p>
          </table:table-cell>
          <table:table-cell office:value-type="string">
            <text:p>Wir haben nur Brucken die kleine Dorfer miteinander verbinden</text:p>
          </table:table-cell>
          <table:table-cell table:number-columns-repeated="1022"/>
        </table:table-row>
        <table:table-row table:style-name="ro83">
          <table:table-cell office:value-type="string">
            <text:p>According to some reports it was raining for 4 days</text:p>
          </table:table-cell>
          <table:table-cell office:value-type="string">
            <text:p>Einigen Bericthen zufolge, hat es 4 Tage geregnet <text:span text:style-name="T6">ohne Unterbrechung</text:span></text:p>
          </table:table-cell>
          <table:table-cell table:number-columns-repeated="1022"/>
        </table:table-row>
        <table:table-row table:style-name="ro61">
          <table:table-cell office:value-type="string">
            <text:p>traverse over</text:p>
          </table:table-cell>
          <table:table-cell office:value-type="string">
            <text:p>überquere</text:p>
          </table:table-cell>
          <table:table-cell table:number-columns-repeated="1022"/>
        </table:table-row>
        <table:table-row table:style-name="ro61">
          <table:table-cell office:value-type="string">
            <text:p>traverse through</text:p>
          </table:table-cell>
          <table:table-cell office:value-type="string">
            <text:p>durchquere</text:p>
          </table:table-cell>
          <table:table-cell table:number-columns-repeated="1022"/>
        </table:table-row>
        <table:table-row table:style-name="ro61">
          <table:table-cell office:value-type="string">
            <text:p>traverse under</text:p>
          </table:table-cell>
          <table:table-cell office:value-type="string">
            <text:p>unterquere</text:p>
          </table:table-cell>
          <table:table-cell table:number-columns-repeated="1022"/>
        </table:table-row>
        <table:table-row table:style-name="ro83">
          <table:table-cell office:value-type="string">
            <text:p>I must prepare today for the trip to the neighboor city</text:p>
          </table:table-cell>
          <table:table-cell office:value-type="string">
            <text:p>Ich muss mich heute noch auf die Reise in die Nachbarstadt vorbereiten</text:p>
          </table:table-cell>
          <table:table-cell table:number-columns-repeated="1022"/>
        </table:table-row>
        <table:table-row table:style-name="ro83">
          <table:table-cell office:value-type="string">
            <text:p>I might take part tomorrow in this treasure hunting</text:p>
          </table:table-cell>
          <table:table-cell office:value-type="string">
            <text:p>Vielleicht werde ich morgen an dieser <text:span text:style-name="T6">Schatzsuche teilnehmen</text:span></text:p>
          </table:table-cell>
          <table:table-cell table:number-columns-repeated="1022"/>
        </table:table-row>
        <table:table-row table:style-name="ro61">
          <table:table-cell office:value-type="string">
            <text:p>he is happy about it </text:p>
          </table:table-cell>
          <table:table-cell office:value-type="string">
            <text:p>Er freut sich darüber</text:p>
          </table:table-cell>
          <table:table-cell table:number-columns-repeated="1022"/>
        </table:table-row>
        <table:table-row table:style-name="ro61">
          <table:table-cell office:value-type="string">
            <text:p>Es lohnt sich </text:p>
          </table:table-cell>
          <table:table-cell office:value-type="string">
            <text:p>It is worth it</text:p>
          </table:table-cell>
          <table:table-cell table:number-columns-repeated="1022"/>
        </table:table-row>
        <table:table-row table:style-name="ro91">
          <table:table-cell office:value-type="string">
            <text:p>How manz magazines are on the table_</text:p>
          </table:table-cell>
          <table:table-cell office:value-type="string">
            <text:p>Wie viele Zeitschriften befinden sich auf dem Tisch</text:p>
          </table:table-cell>
          <table:table-cell table:number-columns-repeated="1022"/>
        </table:table-row>
        <table:table-row table:style-name="ro61">
          <table:table-cell office:value-type="string">
            <text:p>We are glad about the rain </text:p>
          </table:table-cell>
          <table:table-cell office:value-type="string">
            <text:p>Wir freuen uns <text:span text:style-name="T6">über den Regen</text:span></text:p>
          </table:table-cell>
          <table:table-cell table:number-columns-repeated="1022"/>
        </table:table-row>
        <table:table-row table:style-name="ro61">
          <table:table-cell office:value-type="string">
            <text:p>Shipment to whom</text:p>
          </table:table-cell>
          <table:table-cell office:value-type="string">
            <text:p>Lieferung an wen?</text:p>
          </table:table-cell>
          <table:table-cell table:number-columns-repeated="1022"/>
        </table:table-row>
        <table:table-row table:style-name="ro61">
          <table:table-cell office:value-type="string">
            <text:p>performance</text:p>
          </table:table-cell>
          <table:table-cell office:value-type="string">
            <text:p>Leistung</text:p>
          </table:table-cell>
          <table:table-cell table:number-columns-repeated="1022"/>
        </table:table-row>
        <table:table-row table:style-name="ro61">
          <table:table-cell office:value-type="string">
            <text:p>Das Angebot steht noch</text:p>
          </table:table-cell>
          <table:table-cell office:value-type="string">
            <text:p>The offer still hold</text:p>
          </table:table-cell>
          <table:table-cell table:number-columns-repeated="1022"/>
        </table:table-row>
        <table:table-row table:style-name="ro61">
          <table:table-cell table:style-name="ce157" office:value-type="string">
            <text:p>Bedarf</text:p>
          </table:table-cell>
          <table:table-cell office:value-type="string">
            <text:p>demand</text:p>
          </table:table-cell>
          <table:table-cell table:number-columns-repeated="1022"/>
        </table:table-row>
        <table:table-row table:style-name="ro61">
          <table:table-cell table:style-name="ce157" office:value-type="string">
            <text:p>The expences of his daughter grew</text:p>
          </table:table-cell>
          <table:table-cell office:value-type="string">
            <text:p>Die Ausgaben seiner Tochter <text:span text:style-name="T6">wurden höher</text:span></text:p>
          </table:table-cell>
          <table:table-cell table:number-columns-repeated="1022"/>
        </table:table-row>
        <table:table-row table:style-name="ro61">
          <table:table-cell office:value-type="string">
            <text:p>The report is in the newspaper</text:p>
          </table:table-cell>
          <table:table-cell office:value-type="string">
            <text:p>Die Anzeige steht in der Zeitung</text:p>
          </table:table-cell>
          <table:table-cell table:number-columns-repeated="1022"/>
        </table:table-row>
        <table:table-row table:style-name="ro61">
          <table:table-cell office:value-type="string">
            <text:p>I have to ask for more vacation days</text:p>
          </table:table-cell>
          <table:table-cell office:value-type="string">
            <text:p>Ich muss nach mehr Urlaubstage fragen</text:p>
          </table:table-cell>
          <table:table-cell table:number-columns-repeated="1022"/>
        </table:table-row>
        <table:table-row table:style-name="ro61">
          <table:table-cell office:value-type="string">
            <text:p>I have to ask for more vacation days</text:p>
          </table:table-cell>
          <table:table-cell office:value-type="string">
            <text:p>Ich muss zusätzliche Urlaubstage beantragen</text:p>
          </table:table-cell>
          <table:table-cell table:number-columns-repeated="1022"/>
        </table:table-row>
        <table:table-row table:style-name="ro61">
          <table:table-cell office:value-type="string">
            <text:p>der Antrag</text:p>
          </table:table-cell>
          <table:table-cell office:value-type="string">
            <text:p>request</text:p>
          </table:table-cell>
          <table:table-cell table:number-columns-repeated="1022"/>
        </table:table-row>
        <table:table-row table:style-name="ro61">
          <table:table-cell office:value-type="string">
            <text:p>It was internet connection's fault</text:p>
          </table:table-cell>
          <table:table-cell office:value-type="string">
            <text:p>Ich vermute, die Internetverbindung war schuld</text:p>
          </table:table-cell>
          <table:table-cell table:number-columns-repeated="1022"/>
        </table:table-row>
        <table:table-row table:style-name="ro92">
          <table:table-cell office:value-type="string">
            <text:p>This is the reason i stopped to learn German</text:p>
          </table:table-cell>
          <table:table-cell office:value-type="string">
            <text:p>Das ist der Grund warum ich aufgehort habe Deutsch zu lernen</text:p>
            <text:p>wegen dem ich aufgehort habe Deutsch zu lernen.</text:p>
            <text:p>weswegen ich aufgehort habe Deutsch zu lernen.</text:p>
          </table:table-cell>
          <table:table-cell table:number-columns-repeated="1022"/>
        </table:table-row>
        <table:table-row table:style-name="ro89">
          <table:table-cell table:style-name="ce153" office:value-type="string">
            <text:p>Am Donnerstag ist Feiertag, und deswegen habe ich am Freitag einen Bruckentag genommen. </text:p>
          </table:table-cell>
          <table:table-cell table:number-columns-repeated="1023"/>
        </table:table-row>
        <table:table-row table:style-name="ro61">
          <table:table-cell office:value-type="string">
            <text:p>Vorwahl</text:p>
          </table:table-cell>
          <table:table-cell office:value-type="string">
            <text:p>area code</text:p>
          </table:table-cell>
          <table:table-cell table:number-columns-repeated="1022"/>
        </table:table-row>
        <table:table-row table:style-name="ro61">
          <table:table-cell office:value-type="string">
            <text:p>Sendungen</text:p>
          </table:table-cell>
          <table:table-cell office:value-type="string">
            <text:p>Programs</text:p>
          </table:table-cell>
          <table:table-cell table:number-columns-repeated="1022"/>
        </table:table-row>
        <table:table-row table:style-name="ro83">
          <table:table-cell office:value-type="string">
            <text:p>My sister washes her hair every morning.</text:p>
          </table:table-cell>
          <table:table-cell office:value-type="string">
            <text:p>Meine Schwester wäscht sich jeden Morgen die Haare.</text:p>
          </table:table-cell>
          <table:table-cell table:number-columns-repeated="1022"/>
        </table:table-row>
        <table:table-row table:style-name="ro61">
          <table:table-cell office:value-type="string">
            <text:p>I will look at that </text:p>
          </table:table-cell>
          <table:table-cell office:value-type="string">
            <text:p>Ich werde mir das anschauen</text:p>
          </table:table-cell>
          <table:table-cell table:number-columns-repeated="1022"/>
        </table:table-row>
        <table:table-row table:style-name="ro61">
          <table:table-cell office:value-type="string">
            <text:p>I sat down in the far back</text:p>
          </table:table-cell>
          <table:table-cell office:value-type="string">
            <text:p>Ich habe mich ganz hinten gesetzt</text:p>
          </table:table-cell>
          <table:table-cell table:number-columns-repeated="1022"/>
        </table:table-row>
        <table:table-row table:style-name="ro61">
          <table:table-cell office:value-type="string">
            <text:p>I am getting ready</text:p>
          </table:table-cell>
          <table:table-cell office:value-type="string">
            <text:p>Ich mache mich fertig</text:p>
          </table:table-cell>
          <table:table-cell table:number-columns-repeated="1022"/>
        </table:table-row>
        <table:table-row table:style-name="ro61">
          <table:table-cell office:value-type="string">
            <text:p>I am washing my hands</text:p>
          </table:table-cell>
          <table:table-cell office:value-type="string">
            <text:p>Ich wasche mir die Hände</text:p>
          </table:table-cell>
          <table:table-cell table:number-columns-repeated="1022"/>
        </table:table-row>
        <table:table-row table:style-name="ro61">
          <table:table-cell office:value-type="string">
            <text:p>Let us surrender</text:p>
          </table:table-cell>
          <table:table-cell table:style-name="ce157" office:value-type="string">
            <text:p>Ergeben<text:span text:style-name="T7"> wir uns</text:span></text:p>
          </table:table-cell>
          <table:table-cell table:number-columns-repeated="1022"/>
        </table:table-row>
        <table:table-row table:style-name="ro61">
          <table:table-cell office:value-type="string">
            <text:p>die Frist</text:p>
          </table:table-cell>
          <table:table-cell office:value-type="string">
            <text:p>deadline</text:p>
          </table:table-cell>
          <table:table-cell table:number-columns-repeated="1022"/>
        </table:table-row>
        <table:table-row table:style-name="ro61">
          <table:table-cell office:value-type="string">
            <text:p>pocket</text:p>
          </table:table-cell>
          <table:table-cell office:value-type="string">
            <text:p>die Tasche</text:p>
          </table:table-cell>
          <table:table-cell table:number-columns-repeated="1022"/>
        </table:table-row>
        <table:table-row table:style-name="ro61">
          <table:table-cell office:value-type="string">
            <text:p>Bertrag</text:p>
          </table:table-cell>
          <table:table-cell office:value-type="string">
            <text:p>amount</text:p>
          </table:table-cell>
          <table:table-cell table:number-columns-repeated="1022"/>
        </table:table-row>
        <table:table-row table:style-name="ro61">
          <table:table-cell office:value-type="string">
            <text:p>die Zinsen</text:p>
          </table:table-cell>
          <table:table-cell office:value-type="string">
            <text:p>the interest</text:p>
          </table:table-cell>
          <table:table-cell table:number-columns-repeated="1022"/>
        </table:table-row>
        <table:table-row table:style-name="ro61">
          <table:table-cell office:value-type="string">
            <text:p>The payment will be made</text:p>
          </table:table-cell>
          <table:table-cell office:value-type="string">
            <text:p>Die Zahlung wird erfolgen</text:p>
          </table:table-cell>
          <table:table-cell table:number-columns-repeated="1022"/>
        </table:table-row>
        <table:table-row table:style-name="ro83">
          <table:table-cell office:value-type="string">
            <text:p>The coin is made of copper</text:p>
          </table:table-cell>
          <table:table-cell office:value-type="string">
            <text:p>Die Münze besteht aus Kupfer</text:p>
            <text:p>Die Munze ist aus Kupfer</text:p>
          </table:table-cell>
          <table:table-cell table:number-columns-repeated="1022"/>
        </table:table-row>
        <table:table-row table:style-name="ro61">
          <table:table-cell table:style-name="ce157" office:value-type="string">
            <text:p>Gefährten </text:p>
          </table:table-cell>
          <table:table-cell office:value-type="string">
            <text:p>companion, fellow</text:p>
          </table:table-cell>
          <table:table-cell table:number-columns-repeated="1022"/>
        </table:table-row>
        <table:table-row table:style-name="ro61">
          <table:table-cell office:value-type="string">
            <text:p>die Miete</text:p>
          </table:table-cell>
          <table:table-cell office:value-type="string">
            <text:p>the rent</text:p>
          </table:table-cell>
          <table:table-cell table:number-columns-repeated="1022"/>
        </table:table-row>
        <table:table-row table:style-name="ro83">
          <table:table-cell office:value-type="string">
            <text:p>Who showed him the projects on the computer?</text:p>
          </table:table-cell>
          <table:table-cell office:value-type="string">
            <text:p>Wer zeigte ihm die Projekte am Computer?</text:p>
          </table:table-cell>
          <table:table-cell table:number-columns-repeated="1022"/>
        </table:table-row>
        <table:table-row table:style-name="ro61">
          <table:table-cell office:value-type="string">
            <text:p>They are both colleagues of mine.</text:p>
          </table:table-cell>
          <table:table-cell office:value-type="string">
            <text:p>Sie sind beide Kollegen von mir</text:p>
          </table:table-cell>
          <table:table-cell table:number-columns-repeated="1022"/>
        </table:table-row>
        <table:table-row table:style-name="ro61">
          <table:table-cell office:value-type="string">
            <text:p>Der Handel <text:span text:style-name="T6">begann</text:span><text:span text:style-name="T7"> ruhig</text:span></text:p>
          </table:table-cell>
          <table:table-cell office:value-type="string">
            <text:p>Trading started calmly</text:p>
          </table:table-cell>
          <table:table-cell table:number-columns-repeated="1022"/>
        </table:table-row>
        <table:table-row table:style-name="ro61">
          <table:table-cell office:value-type="string">
            <text:p>The look says it all</text:p>
          </table:table-cell>
          <table:table-cell office:value-type="string">
            <text:p>Der Blick sagt alles</text:p>
          </table:table-cell>
          <table:table-cell table:number-columns-repeated="1022"/>
        </table:table-row>
        <table:table-row table:style-name="ro61">
          <table:table-cell office:value-type="string">
            <text:p>deployment</text:p>
          </table:table-cell>
          <table:table-cell office:value-type="string">
            <text:p>Einsatz</text:p>
          </table:table-cell>
          <table:table-cell table:number-columns-repeated="1022"/>
        </table:table-row>
        <table:table-row table:style-name="ro61">
          <table:table-cell office:value-type="string">
            <text:p>Gewicht</text:p>
          </table:table-cell>
          <table:table-cell office:value-type="string">
            <text:p>weight</text:p>
          </table:table-cell>
          <table:table-cell table:number-columns-repeated="1022"/>
        </table:table-row>
        <table:table-row table:style-name="ro61">
          <table:table-cell office:value-type="string">
            <text:p>Mathematik ist die Basis <text:span text:style-name="T6">für dieses </text:span><text:span text:style-name="T7">Projekt</text:span></text:p>
          </table:table-cell>
          <table:table-cell office:value-type="string">
            <text:p>Math is the foundation of this project</text:p>
          </table:table-cell>
          <table:table-cell table:number-columns-repeated="1022"/>
        </table:table-row>
        <table:table-row table:style-name="ro61">
          <table:table-cell office:value-type="string">
            <text:p>This car is in good condition</text:p>
          </table:table-cell>
          <table:table-cell office:value-type="string">
            <text:p>Dieses Auto ist in <text:span text:style-name="T6">gutem Zustand</text:span></text:p>
          </table:table-cell>
          <table:table-cell table:number-columns-repeated="1022"/>
        </table:table-row>
        <table:table-row table:style-name="ro61">
          <table:table-cell office:value-type="string">
            <text:p>der Verlauf</text:p>
          </table:table-cell>
          <table:table-cell office:value-type="string">
            <text:p>the course, the history</text:p>
          </table:table-cell>
          <table:table-cell table:number-columns-repeated="1022"/>
        </table:table-row>
        <table:table-row table:style-name="ro61">
          <table:table-cell office:value-type="string">
            <text:p>We are developing the best version</text:p>
          </table:table-cell>
          <table:table-cell office:value-type="string">
            <text:p>Wir entwickeln <text:span text:style-name="T6">die beste Version</text:span></text:p>
          </table:table-cell>
          <table:table-cell table:number-columns-repeated="1022"/>
        </table:table-row>
        <table:table-row table:style-name="ro61">
          <table:table-cell office:value-type="string">
            <text:p>He has no energy left</text:p>
          </table:table-cell>
          <table:table-cell office:value-type="string">
            <text:p>Er hat keine Energie <text:span text:style-name="T6">übrig</text:span></text:p>
          </table:table-cell>
          <table:table-cell table:number-columns-repeated="1022"/>
        </table:table-row>
        <table:table-row table:style-name="ro61">
          <table:table-cell office:value-type="string">
            <text:p>the Amount</text:p>
          </table:table-cell>
          <table:table-cell office:value-type="string">
            <text:p>die Menge</text:p>
          </table:table-cell>
          <table:table-cell table:number-columns-repeated="1022"/>
        </table:table-row>
        <table:table-row table:style-name="ro83">
          <table:table-cell office:value-type="string">
            <text:p>I never wanted silver and gold</text:p>
          </table:table-cell>
          <table:table-cell office:value-type="string">
            <text:p>Silber und Gold habe ich <text:span text:style-name="T6">nie gewolt</text:span></text:p>
            <text:p><text:span text:style-name="T7">Ich wollte nie Silber und Gold</text:span></text:p>
          </table:table-cell>
          <table:table-cell table:number-columns-repeated="1022"/>
        </table:table-row>
        <table:table-row table:style-name="ro61">
          <table:table-cell office:value-type="string">
            <text:p>to leave someone</text:p>
          </table:table-cell>
          <table:table-cell office:value-type="string">
            <text:p>verlassen</text:p>
          </table:table-cell>
          <table:table-cell table:number-columns-repeated="1022"/>
        </table:table-row>
        <table:table-row table:style-name="ro61">
          <table:table-cell office:value-type="string">
            <text:p>vergeben</text:p>
          </table:table-cell>
          <table:table-cell office:value-type="string">
            <text:p>forgive</text:p>
          </table:table-cell>
          <table:table-cell table:number-columns-repeated="1022"/>
        </table:table-row>
        <table:table-row table:style-name="ro61">
          <table:table-cell office:value-type="string">
            <text:p>aufgeben</text:p>
          </table:table-cell>
          <table:table-cell office:value-type="string">
            <text:p>to give up</text:p>
          </table:table-cell>
          <table:table-cell table:number-columns-repeated="1022"/>
        </table:table-row>
        <table:table-row table:style-name="ro61">
          <table:table-cell office:value-type="string">
            <text:p>abgeben</text:p>
          </table:table-cell>
          <table:table-cell office:value-type="string">
            <text:p>submit, give up</text:p>
          </table:table-cell>
          <table:table-cell table:number-columns-repeated="1022"/>
        </table:table-row>
        <table:table-row table:style-name="ro61">
          <table:table-cell office:value-type="string">
            <text:p>Ist etwas passiert</text:p>
          </table:table-cell>
          <table:table-cell office:value-type="string">
            <text:p>Did it happened </text:p>
          </table:table-cell>
          <table:table-cell table:number-columns-repeated="1022"/>
        </table:table-row>
        <table:table-row table:style-name="ro61">
          <table:table-cell office:value-type="string">
            <text:p>He is currently losing weight</text:p>
          </table:table-cell>
          <table:table-cell office:value-type="string">
            <text:p>Er nimmt derzeit ab</text:p>
          </table:table-cell>
          <table:table-cell table:number-columns-repeated="1022"/>
        </table:table-row>
        <table:table-row table:style-name="ro61">
          <table:table-cell office:value-type="string">
            <text:p>Mittlerweile </text:p>
          </table:table-cell>
          <table:table-cell office:value-type="string">
            <text:p>Meanwhile</text:p>
          </table:table-cell>
          <table:table-cell table:number-columns-repeated="1022"/>
        </table:table-row>
        <table:table-row table:style-name="ro61">
          <table:table-cell office:value-type="string">
            <text:p>Germany will continue to promote education</text:p>
          </table:table-cell>
          <table:table-cell office:value-type="string">
            <text:p>Deutschland wird Bildung <text:span text:style-name="T6">weiterhin fördern</text:span></text:p>
          </table:table-cell>
          <table:table-cell table:number-columns-repeated="1022"/>
        </table:table-row>
        <table:table-row table:style-name="ro61">
          <table:table-cell office:value-type="string">
            <text:p>Ich komme <text:span text:style-name="T6">soeben aus</text:span><text:span text:style-name="T7"> dem Krankenhaus</text:span></text:p>
          </table:table-cell>
          <table:table-cell office:value-type="string">
            <text:p>I just came from the hospital</text:p>
          </table:table-cell>
          <table:table-cell table:number-columns-repeated="1022"/>
        </table:table-row>
        <table:table-row table:style-name="ro61">
          <table:table-cell office:value-type="string">
            <text:p>Ich hingegen lese viel</text:p>
          </table:table-cell>
          <table:table-cell office:value-type="string">
            <text:p>I, on the other hand, read a lot</text:p>
          </table:table-cell>
          <table:table-cell table:number-columns-repeated="1022"/>
        </table:table-row>
        <table:table-row table:style-name="ro61">
          <table:table-cell office:value-type="string">
            <text:p>verurteilen </text:p>
          </table:table-cell>
          <table:table-cell office:value-type="string">
            <text:p>condemed,katadikasmenos</text:p>
          </table:table-cell>
          <table:table-cell table:number-columns-repeated="1022"/>
        </table:table-row>
        <table:table-row table:style-name="ro83">
          <table:table-cell table:style-name="ce153" office:value-type="string">
            <text:p>Lassen Sie uns nicht so tun, als ob es keine Gefahr mehr gäbe </text:p>
          </table:table-cell>
          <table:table-cell office:value-type="string">
            <text:p>Let us not pretend that there is no danger</text:p>
          </table:table-cell>
          <table:table-cell table:number-columns-repeated="1022"/>
        </table:table-row>
        <table:table-row table:style-name="ro61">
          <table:table-cell table:style-name="ce153" office:value-type="string">
            <text:p>Sprengsätze </text:p>
          </table:table-cell>
          <table:table-cell office:value-type="string">
            <text:p>explosive devices</text:p>
          </table:table-cell>
          <table:table-cell table:number-columns-repeated="1022"/>
        </table:table-row>
        <table:table-row table:style-name="ro61">
          <table:table-cell office:value-type="string">
            <text:p>Owls that talk don't bite</text:p>
          </table:table-cell>
          <table:table-cell office:value-type="string">
            <text:p>Eulen die sprechen beissen nicht</text:p>
          </table:table-cell>
          <table:table-cell table:number-columns-repeated="1022"/>
        </table:table-row>
        <table:table-row table:style-name="ro61">
          <table:table-cell office:value-type="string">
            <text:p>I have a neighbor whose dog is loud</text:p>
          </table:table-cell>
          <table:table-cell office:value-type="string">
            <text:p>Ich habe eine Nachbarin, deren Hund laut ist</text:p>
          </table:table-cell>
          <table:table-cell table:number-columns-repeated="1022"/>
        </table:table-row>
        <table:table-row table:style-name="ro61">
          <table:table-cell office:value-type="string">
            <text:p>I don't like people who hate animals</text:p>
          </table:table-cell>
          <table:table-cell office:value-type="string">
            <text:p>Leute. Die Tiere hassen mag ich nicht</text:p>
          </table:table-cell>
          <table:table-cell table:number-columns-repeated="1022"/>
        </table:table-row>
        <table:table-row table:style-name="ro61">
          <table:table-cell office:value-type="string">
            <text:p>It is a horse whose name i do not know</text:p>
          </table:table-cell>
          <table:table-cell office:value-type="string">
            <text:p>Es ist ein Pferd, dessen Namen ich nicht kenne</text:p>
          </table:table-cell>
          <table:table-cell table:number-columns-repeated="1022"/>
        </table:table-row>
        <table:table-row table:style-name="ro61">
          <table:table-cell office:value-type="string">
            <text:p>This is the woman I am helping</text:p>
          </table:table-cell>
          <table:table-cell office:value-type="string">
            <text:p>Das ist die Frau, der ich helfe</text:p>
          </table:table-cell>
          <table:table-cell table:number-columns-repeated="1022"/>
        </table:table-row>
        <table:table-row table:style-name="ro83">
          <table:table-cell office:value-type="string">
            <text:p>This is the child who does not like the soup</text:p>
          </table:table-cell>
          <table:table-cell office:value-type="string">
            <text:p>Das ist das Kid, das die Supe nicht mag/dem die Suppe nicht schmeckt</text:p>
          </table:table-cell>
          <table:table-cell table:number-columns-repeated="1022"/>
        </table:table-row>
        <table:table-row table:style-name="ro83">
          <table:table-cell office:value-type="string">
            <text:p>These are the children my children sometimes play with.</text:p>
          </table:table-cell>
          <table:table-cell office:value-type="string">
            <text:p>Das sind die Kinder, mit denen meine Kinder manchmal spielen.</text:p>
          </table:table-cell>
          <table:table-cell table:number-columns-repeated="1022"/>
        </table:table-row>
        <table:table-row table:style-name="ro61">
          <table:table-cell office:value-type="string">
            <text:p>This is the man I helped</text:p>
          </table:table-cell>
          <table:table-cell office:value-type="string">
            <text:p>Das ist der Mann, dem ich geholfen habe</text:p>
          </table:table-cell>
          <table:table-cell table:number-columns-repeated="1022"/>
        </table:table-row>
        <table:table-row table:style-name="ro83">
          <table:table-cell office:value-type="string">
            <text:p>We know a soman whose sister sells camels</text:p>
          </table:table-cell>
          <table:table-cell office:value-type="string">
            <text:p>Wir kennen eine Frau, deren Schwester Kamele verkauft</text:p>
          </table:table-cell>
          <table:table-cell table:number-columns-repeated="1022"/>
        </table:table-row>
        <table:table-row table:style-name="ro61">
          <table:table-cell office:value-type="string">
            <text:p>He is someone I know</text:p>
          </table:table-cell>
          <table:table-cell office:value-type="string">
            <text:p>Er ist jemand, den ich Kenne</text:p>
          </table:table-cell>
          <table:table-cell table:number-columns-repeated="1022"/>
        </table:table-row>
        <table:table-row table:style-name="ro61">
          <table:table-cell office:value-type="string">
            <text:p>This is the man whose wife is a teacher</text:p>
          </table:table-cell>
          <table:table-cell office:value-type="string">
            <text:p>Das ist der Mann, dessen Frau eine Lehrerin ist</text:p>
          </table:table-cell>
          <table:table-cell table:number-columns-repeated="1022"/>
        </table:table-row>
        <table:table-row table:style-name="ro61">
          <table:table-cell office:value-type="string">
            <text:p>Take me along to Berlin , please</text:p>
          </table:table-cell>
          <table:table-cell office:value-type="string">
            <text:p>Nimm mich bitte nach Berlin mit</text:p>
          </table:table-cell>
          <table:table-cell table:number-columns-repeated="1022"/>
        </table:table-row>
        <table:table-row table:style-name="ro61">
          <table:table-cell office:value-type="string">
            <text:p>das macht man aus Pilzen</text:p>
          </table:table-cell>
          <table:table-cell office:value-type="string">
            <text:p>tha is made from mushrooms</text:p>
          </table:table-cell>
          <table:table-cell table:number-columns-repeated="1022"/>
        </table:table-row>
        <table:table-row table:style-name="ro91">
          <table:table-cell table:style-name="ce157" office:value-type="string">
            <text:p>Erst im Oktober<text:span text:style-name="T7"> war eine Lion-Air-Maschine</text:span></text:p>
          </table:table-cell>
          <table:table-cell table:number-columns-repeated="1023"/>
        </table:table-row>
        <table:table-row table:style-name="ro61">
          <table:table-cell table:style-name="ce157" office:value-type="string">
            <text:p>Im Erste Mai</text:p>
          </table:table-cell>
          <table:table-cell table:number-columns-repeated="1023"/>
        </table:table-row>
        <table:table-row table:style-name="ro61">
          <table:table-cell table:style-name="ce153" office:value-type="string">
            <text:p>Am 9. März 2019 </text:p>
          </table:table-cell>
          <table:table-cell table:number-columns-repeated="1023"/>
        </table:table-row>
        <table:table-row table:style-name="ro61">
          <table:table-cell table:style-name="ce157" office:value-type="string">
            <text:p>Am 10. März <text:span text:style-name="T7">war eine 737 Max</text:span></text:p>
          </table:table-cell>
          <table:table-cell table:number-columns-repeated="1023"/>
        </table:table-row>
        <table:table-row table:style-name="ro61">
          <table:table-cell office:value-type="string">
            <text:p>Bereits <text:span text:style-name="T6">am 26. Februar</text:span><text:span text:style-name="T7"> wandten</text:span></text:p>
          </table:table-cell>
          <table:table-cell table:number-columns-repeated="1023"/>
        </table:table-row>
        <table:table-row table:style-name="ro61">
          <table:table-cell office:value-type="string">
            <text:p>Niederlage </text:p>
          </table:table-cell>
          <table:table-cell office:value-type="string">
            <text:p>defeat</text:p>
          </table:table-cell>
          <table:table-cell table:number-columns-repeated="1022"/>
        </table:table-row>
        <table:table-row table:style-name="ro83">
          <table:table-cell office:value-type="string">
            <text:p>stellte sich das britische Parlament <text:span text:style-name="T6">Ende Februar</text:span><text:span text:style-name="T7"> </text:span><text:span text:style-name="T7">hinter diese Forderung </text:span></text:p>
          </table:table-cell>
          <table:table-cell table:number-columns-repeated="1023"/>
        </table:table-row>
        <table:table-row table:style-name="ro61">
          <table:table-cell office:value-type="string">
            <text:p>dass die Verhandlungen gescheitert sind</text:p>
          </table:table-cell>
          <table:table-cell office:value-type="string">
            <text:p>that the negotiations have failed</text:p>
          </table:table-cell>
          <table:table-cell table:number-columns-repeated="1022"/>
        </table:table-row>
        <table:table-row table:style-name="ro61">
          <table:table-cell office:value-type="string">
            <text:p>157 Menschen kamen ums Leben.</text:p>
          </table:table-cell>
          <table:table-cell office:value-type="string">
            <text:p>157 people killed</text:p>
          </table:table-cell>
          <table:table-cell table:number-columns-repeated="1022"/>
        </table:table-row>
        <table:table-row table:style-name="ro61">
          <table:table-cell office:value-type="string">
            <text:p>She was thinking about you</text:p>
          </table:table-cell>
          <table:table-cell office:value-type="string">
            <text:p>Sie dachte an euch</text:p>
          </table:table-cell>
          <table:table-cell table:number-columns-repeated="1022"/>
        </table:table-row>
        <table:table-row table:style-name="ro61">
          <table:table-cell office:value-type="string">
            <text:p>Physics also applys to her</text:p>
          </table:table-cell>
          <table:table-cell office:value-type="string">
            <text:p>Physic gilt auch für sie</text:p>
          </table:table-cell>
          <table:table-cell table:number-columns-repeated="1022"/>
        </table:table-row>
        <table:table-row table:style-name="ro83">
          <table:table-cell office:value-type="string">
            <text:p>An optimist believes that everything will be fine</text:p>
          </table:table-cell>
          <table:table-cell office:value-type="string">
            <text:p>Ein Optimist glaubt dass alles gut wird</text:p>
          </table:table-cell>
          <table:table-cell table:number-columns-repeated="1022"/>
        </table:table-row>
        <table:table-row table:style-name="ro61">
          <table:table-cell office:value-type="string">
            <text:p>The philosophy suits you</text:p>
          </table:table-cell>
          <table:table-cell office:value-type="string">
            <text:p>Die Philosophie passt <text:span text:style-name="T6">zu dir</text:span></text:p>
          </table:table-cell>
          <table:table-cell table:number-columns-repeated="1022"/>
        </table:table-row>
        <table:table-row table:style-name="ro61">
          <table:table-cell office:value-type="string">
            <text:p>Freedom is under the king's protection</text:p>
          </table:table-cell>
          <table:table-cell office:value-type="string">
            <text:p>Freiheit steht unger dem Schutz des Konigs</text:p>
          </table:table-cell>
          <table:table-cell table:number-columns-repeated="1022"/>
        </table:table-row>
        <table:table-row table:style-name="ro61">
          <table:table-cell office:value-type="string">
            <text:p>Europe's economy is doing better already</text:p>
          </table:table-cell>
          <table:table-cell office:value-type="string">
            <text:p>Europas Wirtschaft lauft schon besser</text:p>
          </table:table-cell>
          <table:table-cell table:number-columns-repeated="1022"/>
        </table:table-row>
        <table:table-row table:style-name="ro61">
          <table:table-cell office:value-type="string">
            <text:p>Unkrautvernichter</text:p>
          </table:table-cell>
          <table:table-cell office:value-type="string">
            <text:p>ζιζανιοκτόνο</text:p>
          </table:table-cell>
          <table:table-cell table:number-columns-repeated="1022"/>
        </table:table-row>
        <table:table-row table:style-name="ro61">
          <table:table-cell office:value-type="string">
            <text:p>verschwiegen zu haben</text:p>
          </table:table-cell>
          <table:table-cell office:value-type="string">
            <text:p>to have concealed</text:p>
          </table:table-cell>
          <table:table-cell table:number-columns-repeated="1022"/>
        </table:table-row>
        <table:table-row table:style-name="ro83">
          <table:table-cell office:value-type="string">
            <text:p>wie hoch der mögliche Schadensersatz ausfallen könnte.</text:p>
          </table:table-cell>
          <table:table-cell table:style-name="ce153" office:value-type="string">
            <text:p>how high the possible damages could be. </text:p>
          </table:table-cell>
          <table:table-cell table:number-columns-repeated="1022"/>
        </table:table-row>
        <table:table-row table:style-name="ro61">
          <table:table-cell office:value-type="string">
            <text:p>überzeugt</text:p>
          </table:table-cell>
          <table:table-cell office:value-type="string">
            <text:p>convinced</text:p>
          </table:table-cell>
          <table:table-cell table:number-columns-repeated="1022"/>
        </table:table-row>
        <table:table-row table:style-name="ro61">
          <table:table-cell office:value-type="string">
            <text:p>angemessen </text:p>
          </table:table-cell>
          <table:table-cell office:value-type="string">
            <text:p>reasonable</text:p>
          </table:table-cell>
          <table:table-cell table:number-columns-repeated="1022"/>
        </table:table-row>
        <table:table-row table:style-name="ro61">
          <table:table-cell office:value-type="string">
            <text:p>Wesentlichen </text:p>
          </table:table-cell>
          <table:table-cell office:value-type="string">
            <text:p>essentially</text:p>
          </table:table-cell>
          <table:table-cell table:number-columns-repeated="1022"/>
        </table:table-row>
        <table:table-row table:style-name="ro83">
          <table:table-cell office:value-type="string">
            <text:p>Deutsche Post AG zieht E-Autos aus dem Verkehr</text:p>
          </table:table-cell>
          <table:table-cell office:value-type="string">
            <text:p>Deutsche Post withdraws E-Autos from the traffic</text:p>
          </table:table-cell>
          <table:table-cell table:number-columns-repeated="1022"/>
        </table:table-row>
        <table:table-row table:style-name="ro83">
          <table:table-cell office:value-type="string">
            <text:p>Duo flies to China by plance</text:p>
          </table:table-cell>
          <table:table-cell office:value-type="string">
            <text:p>Duo fliegt mit dem Flugzeug nach China</text:p>
            <text:p>Duo fliegt im Flugzeug nach China</text:p>
          </table:table-cell>
          <table:table-cell table:number-columns-repeated="1022"/>
        </table:table-row>
        <table:table-row table:style-name="ro61">
          <table:table-cell office:value-type="string">
            <text:p>Demütigung</text:p>
          </table:table-cell>
          <table:table-cell office:value-type="string">
            <text:p>humiliation</text:p>
          </table:table-cell>
          <table:table-cell table:number-columns-repeated="1022"/>
        </table:table-row>
        <table:table-row table:style-name="ro61">
          <table:table-cell office:value-type="string">
            <text:p>ersetzt</text:p>
          </table:table-cell>
          <table:table-cell office:value-type="string">
            <text:p>replaces</text:p>
          </table:table-cell>
          <table:table-cell table:number-columns-repeated="1022"/>
        </table:table-row>
        <table:table-row table:style-name="ro61">
          <table:table-cell office:value-type="string">
            <text:p><text:s/>sie sei erzogen worden</text:p>
          </table:table-cell>
          <table:table-cell office:value-type="string">
            <text:p>she was educated</text:p>
          </table:table-cell>
          <table:table-cell table:number-columns-repeated="1022"/>
        </table:table-row>
        <table:table-row table:style-name="ro61">
          <table:table-cell office:value-type="string">
            <text:p>unheimlich dankbar</text:p>
          </table:table-cell>
          <table:table-cell office:value-type="string">
            <text:p>incredibly grateful</text:p>
          </table:table-cell>
          <table:table-cell table:number-columns-repeated="1022"/>
        </table:table-row>
        <table:table-row table:style-name="ro61">
          <table:table-cell office:value-type="string">
            <text:p>angemessen </text:p>
          </table:table-cell>
          <table:table-cell office:value-type="string">
            <text:p>appropriate</text:p>
          </table:table-cell>
          <table:table-cell table:number-columns-repeated="1022"/>
        </table:table-row>
        <table:table-row table:style-name="ro61">
          <table:table-cell office:value-type="string">
            <text:p><text:s/>aufgewertet wurde</text:p>
          </table:table-cell>
          <table:table-cell office:value-type="string">
            <text:p>was upgraded</text:p>
          </table:table-cell>
          <table:table-cell table:number-columns-repeated="1022"/>
        </table:table-row>
        <table:table-row table:style-name="ro61">
          <table:table-cell office:value-type="string">
            <text:p>Würdigung</text:p>
          </table:table-cell>
          <table:table-cell office:value-type="string">
            <text:p>appreciation/tribute</text:p>
          </table:table-cell>
          <table:table-cell table:number-columns-repeated="1022"/>
        </table:table-row>
        <table:table-row table:style-name="ro61">
          <table:table-cell office:value-type="string">
            <text:p>Can you please take us a photo?</text:p>
          </table:table-cell>
          <table:table-cell office:value-type="string">
            <text:p>Könntest du uns bitte ein Foto machen?</text:p>
          </table:table-cell>
          <table:table-cell table:number-columns-repeated="1022"/>
        </table:table-row>
        <table:table-row table:style-name="ro61">
          <table:table-cell office:value-type="string">
            <text:p>take a photo</text:p>
          </table:table-cell>
          <table:table-cell office:value-type="string">
            <text:p>Fotografieren</text:p>
          </table:table-cell>
          <table:table-cell table:number-columns-repeated="1022"/>
        </table:table-row>
        <table:table-row table:style-name="ro61">
          <table:table-cell office:value-type="string">
            <text:p>unheimlich</text:p>
          </table:table-cell>
          <table:table-cell office:value-type="string">
            <text:p>scary</text:p>
          </table:table-cell>
          <table:table-cell table:number-columns-repeated="1022"/>
        </table:table-row>
        <table:table-row table:style-name="ro61">
          <table:table-cell office:value-type="string">
            <text:p>Angehörigen</text:p>
          </table:table-cell>
          <table:table-cell office:value-type="string">
            <text:p>relatives</text:p>
          </table:table-cell>
          <table:table-cell table:number-columns-repeated="1022"/>
        </table:table-row>
        <table:table-row table:style-name="ro61">
          <table:table-cell table:style-name="ce157" office:value-type="string">
            <text:p><text:s/>Laufend </text:p>
          </table:table-cell>
          <table:table-cell office:value-type="string">
            <text:p>constantly</text:p>
          </table:table-cell>
          <table:table-cell table:number-columns-repeated="1022"/>
        </table:table-row>
        <table:table-row table:style-name="ro61">
          <table:table-cell office:value-type="string">
            <text:p>auslösen</text:p>
          </table:table-cell>
          <table:table-cell office:value-type="string">
            <text:p>trigger</text:p>
          </table:table-cell>
          <table:table-cell table:number-columns-repeated="1022"/>
        </table:table-row>
        <table:table-row table:style-name="ro61">
          <table:table-cell office:value-type="string">
            <text:p>ohnmächtig</text:p>
          </table:table-cell>
          <table:table-cell office:value-type="string">
            <text:p>unconsious</text:p>
          </table:table-cell>
          <table:table-cell table:number-columns-repeated="1022"/>
        </table:table-row>
        <table:table-row table:style-name="ro61">
          <table:table-cell office:value-type="string">
            <text:p>Die Übermittlung </text:p>
          </table:table-cell>
          <table:table-cell office:value-type="string">
            <text:p>transmission</text:p>
          </table:table-cell>
          <table:table-cell table:number-columns-repeated="1022"/>
        </table:table-row>
        <table:table-row table:style-name="ro61">
          <table:table-cell office:value-type="string">
            <text:p>Die Verarbeitung</text:p>
          </table:table-cell>
          <table:table-cell office:value-type="string">
            <text:p>the processing</text:p>
          </table:table-cell>
          <table:table-cell table:number-columns-repeated="1022"/>
        </table:table-row>
        <table:table-row table:style-name="ro61">
          <table:table-cell office:value-type="string">
            <text:p><text:s/>los geht's!</text:p>
          </table:table-cell>
          <table:table-cell office:value-type="string">
            <text:p>here we go!</text:p>
          </table:table-cell>
          <table:table-cell table:number-columns-repeated="1022"/>
        </table:table-row>
        <table:table-row table:style-name="ro61">
          <table:table-cell office:value-type="string">
            <text:p>verlangen</text:p>
          </table:table-cell>
          <table:table-cell office:value-type="string">
            <text:p>demand</text:p>
          </table:table-cell>
          <table:table-cell table:number-columns-repeated="1022"/>
        </table:table-row>
        <table:table-row table:style-name="ro61">
          <table:table-cell office:value-type="string">
            <text:p>der Bahnsteig</text:p>
          </table:table-cell>
          <table:table-cell office:value-type="string">
            <text:p>the platform</text:p>
          </table:table-cell>
          <table:table-cell table:number-columns-repeated="1022"/>
        </table:table-row>
        <table:table-row table:style-name="ro90">
          <table:table-cell table:style-name="ce325" office:value-type="string">
            <text:p>Bahnsteig </text:p>
          </table:table-cell>
          <table:table-cell office:value-type="string">
            <text:p>train platform</text:p>
          </table:table-cell>
          <table:table-cell table:number-columns-repeated="1022"/>
        </table:table-row>
        <table:table-row table:style-name="ro61">
          <table:table-cell office:value-type="string">
            <text:p>ticket</text:p>
          </table:table-cell>
          <table:table-cell office:value-type="string">
            <text:p>Fahrkarte, Fahrschein, Ticket</text:p>
          </table:table-cell>
          <table:table-cell table:number-columns-repeated="1022"/>
        </table:table-row>
        <table:table-row table:style-name="ro61">
          <table:table-cell office:value-type="string">
            <text:p>dunn</text:p>
          </table:table-cell>
          <table:table-cell office:value-type="string">
            <text:p>thin</text:p>
          </table:table-cell>
          <table:table-cell table:number-columns-repeated="1022"/>
        </table:table-row>
        <table:table-row table:style-name="ro61">
          <table:table-cell office:value-type="string">
            <text:p>was meinst du?</text:p>
          </table:table-cell>
          <table:table-cell office:value-type="string">
            <text:p>what do you mean?</text:p>
          </table:table-cell>
          <table:table-cell table:number-columns-repeated="1022"/>
        </table:table-row>
        <table:table-row table:style-name="ro61">
          <table:table-cell office:value-type="string">
            <text:p>fortsetzen</text:p>
          </table:table-cell>
          <table:table-cell office:value-type="string">
            <text:p>continue</text:p>
          </table:table-cell>
          <table:table-cell table:number-columns-repeated="1022"/>
        </table:table-row>
        <table:table-row table:style-name="ro61">
          <table:table-cell office:value-type="string">
            <text:p>getroffen worden war</text:p>
          </table:table-cell>
          <table:table-cell office:value-type="string">
            <text:p>had been hit</text:p>
          </table:table-cell>
          <table:table-cell table:number-columns-repeated="1022"/>
        </table:table-row>
        <table:table-row table:style-name="ro61">
          <table:table-cell office:value-type="string">
            <text:p>Vorsilben </text:p>
          </table:table-cell>
          <table:table-cell office:value-type="string">
            <text:p>prefixes</text:p>
          </table:table-cell>
          <table:table-cell table:number-columns-repeated="1022"/>
        </table:table-row>
        <table:table-row table:style-name="ro61">
          <table:table-cell office:value-type="string">
            <text:p><text:s/>bei herrlichem Wetter</text:p>
          </table:table-cell>
          <table:table-cell office:value-type="string">
            <text:p>In beautiful weather</text:p>
          </table:table-cell>
          <table:table-cell table:number-columns-repeated="1022"/>
        </table:table-row>
        <table:table-row table:style-name="ro61">
          <table:table-cell office:value-type="string">
            <text:p>Dann gucken wir mal.</text:p>
          </table:table-cell>
          <table:table-cell office:value-type="string">
            <text:p>then let s have a look</text:p>
          </table:table-cell>
          <table:table-cell table:number-columns-repeated="1022"/>
        </table:table-row>
        <table:table-row table:style-name="ro61">
          <table:table-cell office:value-type="string">
            <text:p>ansteckende </text:p>
          </table:table-cell>
          <table:table-cell office:value-type="string">
            <text:p>contagious/ kollhtikh</text:p>
          </table:table-cell>
          <table:table-cell table:number-columns-repeated="1022"/>
        </table:table-row>
        <table:table-row table:style-name="ro61">
          <table:table-cell office:value-type="string">
            <text:p>Masern </text:p>
          </table:table-cell>
          <table:table-cell office:value-type="string">
            <text:p>Ilara</text:p>
          </table:table-cell>
          <table:table-cell table:number-columns-repeated="1022"/>
        </table:table-row>
        <table:table-row table:style-name="ro61">
          <table:table-cell office:value-type="string">
            <text:p>Impfung</text:p>
          </table:table-cell>
          <table:table-cell office:value-type="string">
            <text:p>emvoliasmos</text:p>
          </table:table-cell>
          <table:table-cell table:number-columns-repeated="1022"/>
        </table:table-row>
        <table:table-row table:style-name="ro61">
          <table:table-cell table:number-columns-repeated="1024"/>
        </table:table-row>
        <table:table-row table:style-name="ro61">
          <table:table-cell table:style-name="ce157" office:value-type="string">
            <text:p>Laut<text:span text:style-name="T7"> Glasmacher </text:span></text:p>
          </table:table-cell>
          <table:table-cell office:value-type="string">
            <text:p>According to Glasmacher</text:p>
          </table:table-cell>
          <table:table-cell table:number-columns-repeated="1022"/>
        </table:table-row>
        <table:table-row table:style-name="ro61">
          <table:table-cell table:style-name="ce157" office:value-type="string">
            <text:p>Nach Ansicht <text:span text:style-name="T7">einiger Spezialisten </text:span></text:p>
          </table:table-cell>
          <table:table-cell office:value-type="string">
            <text:p>According to some specialists</text:p>
          </table:table-cell>
          <table:table-cell table:number-columns-repeated="1022"/>
        </table:table-row>
        <table:table-row table:style-name="ro61">
          <table:table-cell table:style-name="ce157" office:value-type="string">
            <text:p>Einigen <text:span text:style-name="T7">Bericthen </text:span><text:span text:style-name="T6">zufolge</text:span><text:span text:style-name="T7"> ...</text:span></text:p>
          </table:table-cell>
          <table:table-cell office:value-type="string">
            <text:p>According to some reports..</text:p>
          </table:table-cell>
          <table:table-cell table:number-columns-repeated="1022"/>
        </table:table-row>
        <table:table-row table:style-name="ro61">
          <table:table-cell office:value-type="string">
            <text:p>anstecken</text:p>
          </table:table-cell>
          <table:table-cell office:value-type="string">
            <text:p>infected</text:p>
          </table:table-cell>
          <table:table-cell table:number-columns-repeated="1022"/>
        </table:table-row>
        <table:table-row table:style-name="ro83">
          <table:table-cell office:value-type="string">
            <text:p>Dem Kinderarzt Steffen Rabe ist es deshalb wichtig</text:p>
          </table:table-cell>
          <table:table-cell office:value-type="string">
            <text:p>It is therefore important to pediatrician Steffen Rabe</text:p>
          </table:table-cell>
          <table:table-cell table:number-columns-repeated="1022"/>
        </table:table-row>
        <table:table-row table:style-name="ro89">
          <table:table-cell office:value-type="string">
            <text:p>However, he also says that the frequency of side effects is not studied accurately enough</text:p>
          </table:table-cell>
          <table:table-cell office:value-type="string">
            <text:p>Allerdings sagt er auch, dass die Häufigkeit von Nebenwirkungen nicht genau genug untersucht wird</text:p>
          </table:table-cell>
          <table:table-cell table:number-columns-repeated="1022"/>
        </table:table-row>
        <table:table-row table:style-name="ro83">
          <table:table-cell office:value-type="string">
            <text:p>Man muss sich in Deutschland nicht impfen lassen.</text:p>
          </table:table-cell>
          <table:table-cell office:value-type="string">
            <text:p>You do not have to get vaccinated in Germany.</text:p>
          </table:table-cell>
          <table:table-cell table:number-columns-repeated="1022"/>
        </table:table-row>
        <table:table-row table:style-name="ro61">
          <table:table-cell office:value-type="string">
            <text:p>lobte</text:p>
          </table:table-cell>
          <table:table-cell office:value-type="string">
            <text:p>praised</text:p>
          </table:table-cell>
          <table:table-cell table:number-columns-repeated="1022"/>
        </table:table-row>
        <table:table-row table:style-name="ro61">
          <table:table-cell office:value-type="string">
            <text:p>Schulschwänzer</text:p>
          </table:table-cell>
          <table:table-cell office:value-type="string">
            <text:p>skasiarxeio</text:p>
          </table:table-cell>
          <table:table-cell table:number-columns-repeated="1022"/>
        </table:table-row>
        <table:table-row table:style-name="ro83">
          <table:table-cell office:value-type="string">
            <text:p>Science is on the side of our children</text:p>
          </table:table-cell>
          <table:table-cell office:value-type="string">
            <text:p>Die Wissenschaft steht auf der Seite unserer Kinder</text:p>
          </table:table-cell>
          <table:table-cell table:number-columns-repeated="1022"/>
        </table:table-row>
        <table:table-row table:style-name="ro61">
          <table:table-cell office:value-type="string">
            <text:p>darstellt</text:p>
          </table:table-cell>
          <table:table-cell office:value-type="string">
            <text:p>represents</text:p>
          </table:table-cell>
          <table:table-cell table:number-columns-repeated="1022"/>
        </table:table-row>
        <table:table-row table:style-name="ro61">
          <table:table-cell office:value-type="string">
            <text:p><text:s/>die Anstrengung</text:p>
          </table:table-cell>
          <table:table-cell office:value-type="string">
            <text:p>the effort</text:p>
          </table:table-cell>
          <table:table-cell table:number-columns-repeated="1022"/>
        </table:table-row>
        <table:table-row table:style-name="ro61">
          <table:table-cell office:value-type="string">
            <text:p>umgehen</text:p>
          </table:table-cell>
          <table:table-cell office:value-type="string">
            <text:p>to handle</text:p>
          </table:table-cell>
          <table:table-cell table:number-columns-repeated="1022"/>
        </table:table-row>
        <table:table-row table:style-name="ro93">
          <table:table-cell office:value-type="string">
            <text:p>Meine Oma feiert morgen ihren 100. Geburtstag. Mein Chef hat mir deshalb erlaubt, dass ich morgen nicht arbeiten muss.</text:p>
          </table:table-cell>
          <table:table-cell table:number-columns-repeated="1023"/>
        </table:table-row>
        <table:table-row table:style-name="ro61">
          <table:table-cell table:style-name="ce153" office:value-type="string">
            <text:p>Aircraft = Luftfahrzeug, airplane = Flugzeug. </text:p>
          </table:table-cell>
          <table:table-cell table:number-columns-repeated="1023"/>
        </table:table-row>
        <table:table-row table:style-name="ro61">
          <table:table-cell office:value-type="string">
            <text:p>I do not want a new dress</text:p>
          </table:table-cell>
          <table:table-cell office:value-type="string">
            <text:p>Ich will kein neues Kleid</text:p>
          </table:table-cell>
          <table:table-cell table:number-columns-repeated="1022"/>
        </table:table-row>
        <table:table-row table:style-name="ro61">
          <table:table-cell table:style-name="ce153" office:value-type="string">
            <text:p>In his own way </text:p>
          </table:table-cell>
          <table:table-cell office:value-type="string">
            <text:p>Auf seine Weise</text:p>
          </table:table-cell>
          <table:table-cell table:number-columns-repeated="1022"/>
        </table:table-row>
        <table:table-row table:style-name="ro61">
          <table:table-cell table:style-name="ce153" office:value-type="string">
            <text:p>Verhalten </text:p>
          </table:table-cell>
          <table:table-cell office:value-type="string">
            <text:p>behavior</text:p>
          </table:table-cell>
          <table:table-cell table:number-columns-repeated="1022"/>
        </table:table-row>
        <table:table-row table:style-name="ro61">
          <table:table-cell table:style-name="ce153" office:value-type="string">
            <text:p>Hinweis </text:p>
          </table:table-cell>
          <table:table-cell office:value-type="string">
            <text:p>note</text:p>
          </table:table-cell>
          <table:table-cell table:number-columns-repeated="1022"/>
        </table:table-row>
        <table:table-row table:style-name="ro61">
          <table:table-cell office:value-type="string">
            <text:p>valuable</text:p>
          </table:table-cell>
          <table:table-cell office:value-type="string">
            <text:p>wertvoll</text:p>
          </table:table-cell>
          <table:table-cell table:number-columns-repeated="1022"/>
        </table:table-row>
        <table:table-row table:style-name="ro52">
          <table:table-cell table:style-name="ce326" office:value-type="string">
            <text:p>häufig</text:p>
          </table:table-cell>
          <table:table-cell office:value-type="string">
            <text:p>often</text:p>
          </table:table-cell>
          <table:table-cell table:number-columns-repeated="1022"/>
        </table:table-row>
        <table:table-row table:style-name="ro61">
          <table:table-cell office:value-type="string">
            <text:p>the position</text:p>
          </table:table-cell>
          <table:table-cell office:value-type="string">
            <text:p>die Lage</text:p>
          </table:table-cell>
          <table:table-cell table:number-columns-repeated="1022"/>
        </table:table-row>
        <table:table-row table:style-name="ro61">
          <table:table-cell table:style-name="ce157" office:value-type="string">
            <text:p>begleitet </text:p>
          </table:table-cell>
          <table:table-cell office:value-type="string">
            <text:p>accompany/ accompanied</text:p>
          </table:table-cell>
          <table:table-cell table:number-columns-repeated="1022"/>
        </table:table-row>
        <table:table-row table:style-name="ro90">
          <table:table-cell table:style-name="ce325" office:value-type="string">
            <text:p>Geschwindigkeitsbegrenzung </text:p>
          </table:table-cell>
          <table:table-cell office:value-type="string">
            <text:p>speed limit</text:p>
          </table:table-cell>
          <table:table-cell table:number-columns-repeated="1022"/>
        </table:table-row>
        <table:table-row table:style-name="ro61">
          <table:table-cell office:value-type="string">
            <text:p>bevorzugt</text:p>
          </table:table-cell>
          <table:table-cell office:value-type="string">
            <text:p>prefers</text:p>
          </table:table-cell>
          <table:table-cell table:number-columns-repeated="1022"/>
        </table:table-row>
        <table:table-row table:style-name="ro61">
          <table:table-cell office:value-type="string">
            <text:p>gering</text:p>
          </table:table-cell>
          <table:table-cell office:value-type="string">
            <text:p>low</text:p>
          </table:table-cell>
          <table:table-cell table:number-columns-repeated="1022"/>
        </table:table-row>
        <table:table-row table:style-name="ro61">
          <table:table-cell table:style-name="ce157" office:value-type="string">
            <text:p>auswahl</text:p>
          </table:table-cell>
          <table:table-cell office:value-type="string">
            <text:p>choice,selection</text:p>
          </table:table-cell>
          <table:table-cell table:number-columns-repeated="1022"/>
        </table:table-row>
        <table:table-row table:style-name="ro61">
          <table:table-cell table:style-name="ce157" office:value-type="string">
            <text:p>Ausnahme</text:p>
          </table:table-cell>
          <table:table-cell office:value-type="string">
            <text:p>exception</text:p>
          </table:table-cell>
          <table:table-cell table:number-columns-repeated="1022"/>
        </table:table-row>
        <table:table-row table:style-name="ro61">
          <table:table-cell office:value-type="string">
            <text:p>entsprechend </text:p>
          </table:table-cell>
          <table:table-cell office:value-type="string">
            <text:p>according to </text:p>
          </table:table-cell>
          <table:table-cell table:number-columns-repeated="1022"/>
        </table:table-row>
        <table:table-row table:style-name="ro61">
          <table:table-cell office:value-type="string">
            <text:p>Verbindungsauskunft </text:p>
          </table:table-cell>
          <table:table-cell office:value-type="string">
            <text:p>connection information</text:p>
          </table:table-cell>
          <table:table-cell table:number-columns-repeated="1022"/>
        </table:table-row>
        <table:table-row table:style-name="ro61">
          <table:table-cell office:value-type="string">
            <text:p>kürzesten Umsteigenwegen</text:p>
          </table:table-cell>
          <table:table-cell office:value-type="string">
            <text:p>shortest trasfer routes</text:p>
          </table:table-cell>
          <table:table-cell table:number-columns-repeated="1022"/>
        </table:table-row>
        <table:table-row table:style-name="ro61">
          <table:table-cell office:value-type="string">
            <text:p>Gleisangaben</text:p>
          </table:table-cell>
          <table:table-cell office:value-type="string">
            <text:p>track information</text:p>
          </table:table-cell>
          <table:table-cell table:number-columns-repeated="1022"/>
        </table:table-row>
        <table:table-row table:style-name="ro61">
          <table:table-cell office:value-type="string">
            <text:p>aktuellen Hinweisen</text:p>
          </table:table-cell>
          <table:table-cell office:value-type="string">
            <text:p>current information</text:p>
          </table:table-cell>
          <table:table-cell table:number-columns-repeated="1022"/>
        </table:table-row>
        <table:table-row table:style-name="ro61">
          <table:table-cell office:value-type="string">
            <text:p>Echtzeitinformation</text:p>
          </table:table-cell>
          <table:table-cell office:value-type="string">
            <text:p>Real Time Information</text:p>
          </table:table-cell>
          <table:table-cell table:number-columns-repeated="1022"/>
        </table:table-row>
        <table:table-row table:style-name="ro83">
          <table:table-cell office:value-type="string">
            <text:p>So stehen Ihnen immer die neusten Informationen zur Verfügung.</text:p>
          </table:table-cell>
          <table:table-cell office:value-type="string">
            <text:p>So you always have the latest information available.</text:p>
          </table:table-cell>
          <table:table-cell table:number-columns-repeated="1022"/>
        </table:table-row>
        <table:table-row table:style-name="ro61">
          <table:table-cell table:style-name="ce157" office:value-type="string">
            <text:p>sofern verfügbar</text:p>
          </table:table-cell>
          <table:table-cell office:value-type="string">
            <text:p>if available</text:p>
          </table:table-cell>
          <table:table-cell table:number-columns-repeated="1022"/>
        </table:table-row>
        <table:table-row table:style-name="ro61">
          <table:table-cell office:value-type="string">
            <text:p>tatsächlich</text:p>
          </table:table-cell>
          <table:table-cell office:value-type="string">
            <text:p>Actual , indeed</text:p>
          </table:table-cell>
          <table:table-cell table:number-columns-repeated="1022"/>
        </table:table-row>
        <table:table-row table:style-name="ro61">
          <table:table-cell office:value-type="string">
            <text:p>erwartete</text:p>
          </table:table-cell>
          <table:table-cell office:value-type="string">
            <text:p>expected</text:p>
          </table:table-cell>
          <table:table-cell table:number-columns-repeated="1022"/>
        </table:table-row>
        <table:table-row table:style-name="ro61">
          <table:table-cell table:style-name="ce157" office:value-type="string">
            <text:p>bezogen werden</text:p>
          </table:table-cell>
          <table:table-cell office:value-type="string">
            <text:p>be obtained</text:p>
          </table:table-cell>
          <table:table-cell table:number-columns-repeated="1022"/>
        </table:table-row>
        <table:table-row table:style-name="ro61">
          <table:table-cell office:value-type="string">
            <text:p>Im Voraus kaufen</text:p>
          </table:table-cell>
          <table:table-cell office:value-type="string">
            <text:p>in advance</text:p>
          </table:table-cell>
          <table:table-cell table:number-columns-repeated="1022"/>
        </table:table-row>
        <table:table-row table:style-name="ro61">
          <table:table-cell office:value-type="string">
            <text:p>Zugriff</text:p>
          </table:table-cell>
          <table:table-cell office:value-type="string">
            <text:p>access</text:p>
          </table:table-cell>
          <table:table-cell table:number-columns-repeated="1022"/>
        </table:table-row>
        <table:table-row table:style-name="ro61">
          <table:table-cell table:style-name="ce157" office:value-type="string">
            <text:p><text:s/>bei Bedarf</text:p>
          </table:table-cell>
          <table:table-cell office:value-type="string">
            <text:p>if necessary</text:p>
          </table:table-cell>
          <table:table-cell table:number-columns-repeated="1022"/>
        </table:table-row>
        <table:table-row table:style-name="ro61">
          <table:table-cell office:value-type="string">
            <text:p>und bei Bedarf ausdrucken</text:p>
          </table:table-cell>
          <table:table-cell office:value-type="string">
            <text:p>and print as needed</text:p>
          </table:table-cell>
          <table:table-cell table:number-columns-repeated="1022"/>
        </table:table-row>
        <table:table-row table:style-name="ro61">
          <table:table-cell table:style-name="ce275" office:value-type="string">
            <text:p>gültig</text:p>
          </table:table-cell>
          <table:table-cell office:value-type="string">
            <text:p>valid</text:p>
          </table:table-cell>
          <table:table-cell table:number-columns-repeated="1022"/>
        </table:table-row>
        <table:table-row table:style-name="ro61">
          <table:table-cell table:style-name="ce191" office:value-type="string">
            <text:p>Gültigkeitsbeginn </text:p>
          </table:table-cell>
          <table:table-cell office:value-type="string">
            <text:p>validity start</text:p>
          </table:table-cell>
          <table:table-cell table:number-columns-repeated="1022"/>
        </table:table-row>
        <table:table-row table:style-name="ro61">
          <table:table-cell office:value-type="string">
            <text:p><text:s/>entwertet werden</text:p>
          </table:table-cell>
          <table:table-cell office:value-type="string">
            <text:p>be canceled</text:p>
          </table:table-cell>
          <table:table-cell table:number-columns-repeated="1022"/>
        </table:table-row>
        <table:table-row table:style-name="ro61">
          <table:table-cell table:style-name="ce275" office:value-type="string">
            <text:p>erhältlich</text:p>
          </table:table-cell>
          <table:table-cell office:value-type="string">
            <text:p>available</text:p>
          </table:table-cell>
          <table:table-cell table:number-columns-repeated="1022"/>
        </table:table-row>
        <table:table-row table:style-name="ro61">
          <table:table-cell table:style-name="ce191" office:value-type="string">
            <text:p>Übersicht </text:p>
          </table:table-cell>
          <table:table-cell office:value-type="string">
            <text:p>overview</text:p>
          </table:table-cell>
          <table:table-cell table:number-columns-repeated="1022"/>
        </table:table-row>
        <table:table-row table:style-name="ro61">
          <table:table-cell office:value-type="string">
            <text:p>Eingabe</text:p>
          </table:table-cell>
          <table:table-cell office:value-type="string">
            <text:p>Input</text:p>
          </table:table-cell>
          <table:table-cell table:number-columns-repeated="1022"/>
        </table:table-row>
        <table:table-row table:style-name="ro61">
          <table:table-cell table:style-name="ce191" office:value-type="string">
            <text:p>Abos</text:p>
          </table:table-cell>
          <table:table-cell office:value-type="string">
            <text:p>subscriptions</text:p>
          </table:table-cell>
          <table:table-cell table:number-columns-repeated="1022"/>
        </table:table-row>
        <table:table-row table:style-name="ro61">
          <table:table-cell table:style-name="ce191" office:value-type="string">
            <text:p>zurücksetzen</text:p>
          </table:table-cell>
          <table:table-cell office:value-type="string">
            <text:p>reset</text:p>
          </table:table-cell>
          <table:table-cell table:number-columns-repeated="1022"/>
        </table:table-row>
        <table:table-row table:style-name="ro61">
          <table:table-cell table:style-name="ce275" office:value-type="string">
            <text:p>gesperrt</text:p>
          </table:table-cell>
          <table:table-cell office:value-type="string">
            <text:p>blocked</text:p>
          </table:table-cell>
          <table:table-cell table:number-columns-repeated="1022"/>
        </table:table-row>
        <table:table-row table:style-name="ro83">
          <table:table-cell office:value-type="string">
            <text:p>Unser Kundenservice steht Ihnen unter +49 (0)8024/99 71 71</text:p>
          </table:table-cell>
          <table:table-cell office:value-type="string">
            <text:p>Our customer service is available at ...</text:p>
          </table:table-cell>
          <table:table-cell table:number-columns-repeated="1022"/>
        </table:table-row>
        <table:table-row table:style-name="ro61">
          <table:table-cell office:value-type="string">
            <text:p>Reiseabrechnungen?</text:p>
          </table:table-cell>
          <table:table-cell office:value-type="string">
            <text:p>travel expense</text:p>
          </table:table-cell>
          <table:table-cell table:number-columns-repeated="1022"/>
        </table:table-row>
        <table:table-row table:style-name="ro61">
          <table:table-cell table:style-name="ce191" office:value-type="string">
            <text:p>Quittung </text:p>
          </table:table-cell>
          <table:table-cell office:value-type="string">
            <text:p>receipt</text:p>
          </table:table-cell>
          <table:table-cell table:number-columns-repeated="1022"/>
        </table:table-row>
        <table:table-row table:style-name="ro61">
          <table:table-cell table:style-name="ce275" office:value-type="string">
            <text:p>erworben werden</text:p>
          </table:table-cell>
          <table:table-cell table:style-name="ce191" office:value-type="string">
            <text:p>be acquired</text:p>
          </table:table-cell>
          <table:table-cell table:number-columns-repeated="1022"/>
        </table:table-row>
        <table:table-row table:style-name="ro61">
          <table:table-cell table:style-name="ce275" office:value-type="string">
            <text:p>berücksichtigt werden </text:p>
          </table:table-cell>
          <table:table-cell office:value-type="string">
            <text:p>be taken into account</text:p>
          </table:table-cell>
          <table:table-cell table:number-columns-repeated="1022"/>
        </table:table-row>
        <table:table-row table:style-name="ro61">
          <table:table-cell table:style-name="ce157" office:value-type="string">
            <text:p>bzw. Dem Prüfcode</text:p>
          </table:table-cell>
          <table:table-cell office:value-type="string">
            <text:p>or the verification code</text:p>
          </table:table-cell>
          <table:table-cell table:number-columns-repeated="1022"/>
        </table:table-row>
        <table:table-row table:style-name="ro61">
          <table:table-cell office:value-type="string">
            <text:p>vorzeigen</text:p>
          </table:table-cell>
          <table:table-cell office:value-type="string">
            <text:p>show</text:p>
          </table:table-cell>
          <table:table-cell table:number-columns-repeated="1022"/>
        </table:table-row>
        <table:table-row table:style-name="ro61">
          <table:table-cell table:style-name="ce275" office:value-type="string">
            <text:p>Akku </text:p>
          </table:table-cell>
          <table:table-cell office:value-type="string">
            <text:p>Battery</text:p>
          </table:table-cell>
          <table:table-cell table:number-columns-repeated="1022"/>
        </table:table-row>
        <table:table-row table:style-name="ro61">
          <table:table-cell table:style-name="ce191" office:value-type="string">
            <text:p>unvollständigen Übertragung</text:p>
          </table:table-cell>
          <table:table-cell office:value-type="string">
            <text:p>incomplete transmission</text:p>
          </table:table-cell>
          <table:table-cell table:number-columns-repeated="1022"/>
        </table:table-row>
        <table:table-row table:style-name="ro61">
          <table:table-cell office:value-type="string">
            <text:p>..sind Sie verpflichtet</text:p>
          </table:table-cell>
          <table:table-cell office:value-type="string">
            <text:p>..you are obliged, ypoxrewmenoi</text:p>
          </table:table-cell>
          <table:table-cell table:number-columns-repeated="1022"/>
        </table:table-row>
        <table:table-row table:style-name="ro61">
          <table:table-cell table:style-name="ce191" office:value-type="string">
            <text:p>Fahrtantritt</text:p>
          </table:table-cell>
          <table:table-cell office:value-type="string">
            <text:p>departure</text:p>
          </table:table-cell>
          <table:table-cell table:number-columns-repeated="1022"/>
        </table:table-row>
        <table:table-row table:style-name="ro61">
          <table:table-cell table:style-name="ce157" office:value-type="string">
            <text:p>Anwender</text:p>
          </table:table-cell>
          <table:table-cell office:value-type="string">
            <text:p>user</text:p>
          </table:table-cell>
          <table:table-cell table:number-columns-repeated="1022"/>
        </table:table-row>
        <table:table-row table:style-name="ro61">
          <table:table-cell office:value-type="string">
            <text:p>Bedingungen</text:p>
          </table:table-cell>
          <table:table-cell office:value-type="string">
            <text:p>Conditions</text:p>
          </table:table-cell>
          <table:table-cell table:number-columns-repeated="1022"/>
        </table:table-row>
        <table:table-row table:style-name="ro61">
          <table:table-cell table:style-name="ce191" office:value-type="string">
            <text:p>Sonderzeichen </text:p>
          </table:table-cell>
          <table:table-cell office:value-type="string">
            <text:p>special character</text:p>
          </table:table-cell>
          <table:table-cell table:number-columns-repeated="1022"/>
        </table:table-row>
        <table:table-row table:style-name="ro83">
          <table:table-cell table:style-name="ce275" office:value-type="string">
            <text:p>An wen kann ich mich wenden, wenn ich..</text:p>
          </table:table-cell>
          <table:table-cell office:value-type="string">
            <text:p>To whom can i contact</text:p>
          </table:table-cell>
          <table:table-cell table:number-columns-repeated="1022"/>
        </table:table-row>
        <table:table-row table:style-name="ro61">
          <table:table-cell table:style-name="ce157" office:value-type="string">
            <text:p>der Anschrift </text:p>
          </table:table-cell>
          <table:table-cell office:value-type="string">
            <text:p>the address</text:p>
          </table:table-cell>
          <table:table-cell table:number-columns-repeated="1022"/>
        </table:table-row>
        <table:table-row table:style-name="ro61">
          <table:table-cell table:style-name="ce153" office:value-type="string">
            <text:p>erfolgt </text:p>
          </table:table-cell>
          <table:table-cell office:value-type="string">
            <text:p>follows</text:p>
          </table:table-cell>
          <table:table-cell table:number-columns-repeated="1022"/>
        </table:table-row>
        <table:table-row table:style-name="ro61">
          <table:table-cell table:style-name="ce153" office:value-type="string">
            <text:p>Umfang und Zweck </text:p>
          </table:table-cell>
          <table:table-cell office:value-type="string">
            <text:p>scope and purpose</text:p>
          </table:table-cell>
          <table:table-cell table:number-columns-repeated="1022"/>
        </table:table-row>
        <table:table-row table:style-name="ro61">
          <table:table-cell table:style-name="ce153" office:value-type="string">
            <text:p>verarbeiteten </text:p>
          </table:table-cell>
          <table:table-cell office:value-type="string">
            <text:p>processed</text:p>
          </table:table-cell>
          <table:table-cell table:number-columns-repeated="1022"/>
        </table:table-row>
        <table:table-row table:style-name="ro61">
          <table:table-cell office:value-type="string">
            <text:p>zustehenden</text:p>
          </table:table-cell>
          <table:table-cell office:value-type="string">
            <text:p>entitled</text:p>
          </table:table-cell>
          <table:table-cell table:number-columns-repeated="1022"/>
        </table:table-row>
        <table:table-row table:style-name="ro83">
          <table:table-cell office:value-type="string">
            <text:p>Verzeihung, Ich muss die Adresse des Hotels verwenden, oder?</text:p>
          </table:table-cell>
          <table:table-cell office:value-type="string">
            <text:p>Excuse me, I have to use the address of the hotel, right?</text:p>
          </table:table-cell>
          <table:table-cell table:number-columns-repeated="1022"/>
        </table:table-row>
        <table:table-row table:style-name="ro61">
          <table:table-cell table:style-name="ce153" office:value-type="string">
            <text:p>Angaben zum Vorgang</text:p>
          </table:table-cell>
          <table:table-cell office:value-type="string">
            <text:p>Details of the process</text:p>
          </table:table-cell>
          <table:table-cell table:number-columns-repeated="1022"/>
        </table:table-row>
        <table:table-row table:style-name="ro61">
          <table:table-cell office:value-type="string">
            <text:p>geregelt</text:p>
          </table:table-cell>
          <table:table-cell office:value-type="string">
            <text:p>controled</text:p>
          </table:table-cell>
          <table:table-cell table:number-columns-repeated="1022"/>
        </table:table-row>
        <table:table-row table:style-name="ro61">
          <table:table-cell table:style-name="ce157" office:value-type="string">
            <text:p>Schicksal</text:p>
          </table:table-cell>
          <table:table-cell office:value-type="string">
            <text:p>fate</text:p>
          </table:table-cell>
          <table:table-cell table:number-columns-repeated="1022"/>
        </table:table-row>
        <table:table-row table:style-name="ro61">
          <table:table-cell office:value-type="string">
            <text:p>the life</text:p>
          </table:table-cell>
          <table:table-cell office:value-type="string">
            <text:p>das Leben</text:p>
          </table:table-cell>
          <table:table-cell table:number-columns-repeated="1022"/>
        </table:table-row>
        <table:table-row table:style-name="ro89">
          <table:table-cell table:style-name="ce153" office:value-type="string">
            <text:p>The business of video streaming</text:p>
            <text:p><text:s/>is dominated by a few US </text:p>
            <text:p>Companies</text:p>
          </table:table-cell>
          <table:table-cell office:value-type="string">
            <text:p>Das Geschäft mit dem Video Streaming <text:span text:style-name="T6">wird</text:span><text:span text:style-name="T7"> von </text:span><text:span text:style-name="T7">wenigen US Firmen </text:span><text:span text:style-name="T6">beherrscht</text:span></text:p>
          </table:table-cell>
          <table:table-cell table:number-columns-repeated="1022"/>
        </table:table-row>
        <table:table-row table:style-name="ro90">
          <table:table-cell table:style-name="ce327" office:value-type="string">
            <text:p>erobert</text:p>
          </table:table-cell>
          <table:table-cell table:style-name="ce191" office:value-type="string">
            <text:p>conquered</text:p>
          </table:table-cell>
          <table:table-cell table:number-columns-repeated="1022"/>
        </table:table-row>
        <table:table-row table:style-name="ro61">
          <table:table-cell table:style-name="ce193" office:value-type="string">
            <text:p>bergauf geht </text:p>
          </table:table-cell>
          <table:table-cell table:style-name="ce191" office:value-type="string">
            <text:p>uphill going</text:p>
          </table:table-cell>
          <table:table-cell table:number-columns-repeated="1022"/>
        </table:table-row>
        <table:table-row table:style-name="ro61">
          <table:table-cell table:style-name="ce191" office:value-type="string">
            <text:p>reitet </text:p>
          </table:table-cell>
          <table:table-cell table:style-name="ce191" office:value-type="string">
            <text:p>rides</text:p>
          </table:table-cell>
          <table:table-cell table:number-columns-repeated="1022"/>
        </table:table-row>
        <table:table-row table:style-name="ro90">
          <table:table-cell table:style-name="ce191" office:value-type="string">
            <text:p>S<text:span text:style-name="T12">äugetiere</text:span></text:p>
          </table:table-cell>
          <table:table-cell table:style-name="ce191" office:value-type="string">
            <text:p>mammals</text:p>
          </table:table-cell>
          <table:table-cell table:number-columns-repeated="1022"/>
        </table:table-row>
        <table:table-row table:style-name="ro61">
          <table:table-cell table:style-name="ce191" office:value-type="string">
            <text:p>stripes</text:p>
          </table:table-cell>
          <table:table-cell table:style-name="ce191" office:value-type="string">
            <text:p>Streifen</text:p>
          </table:table-cell>
          <table:table-cell table:number-columns-repeated="1022"/>
        </table:table-row>
        <table:table-row table:style-name="ro90">
          <table:table-cell table:style-name="ce191" office:value-type="string">
            <text:p>Duo is not a mammal, but a bird</text:p>
          </table:table-cell>
          <table:table-cell table:style-name="ce191" office:value-type="string">
            <text:p>Duo ist kein S<text:span text:style-name="T12">äugetier, sondern ein Vogel</text:span></text:p>
          </table:table-cell>
          <table:table-cell table:number-columns-repeated="1022"/>
        </table:table-row>
        <table:table-row table:style-name="ro61">
          <table:table-cell office:value-type="string">
            <text:p>he is hired by a company in Caracas</text:p>
          </table:table-cell>
          <table:table-cell table:style-name="ce193" office:value-type="string">
            <text:p>ist bei einem Unternehmen in Caracas angestellt. </text:p>
          </table:table-cell>
          <table:table-cell table:number-columns-repeated="1022"/>
        </table:table-row>
        <table:table-row table:style-name="ro82">
          <table:table-cell table:style-name="ce193" office:value-type="string">
            <text:p>hat dafür gesorgt, dass das Unternehmen gewachsen ist. </text:p>
          </table:table-cell>
          <table:table-cell office:value-type="string">
            <text:p>has ensured that the company has grown</text:p>
          </table:table-cell>
          <table:table-cell table:number-columns-repeated="1022"/>
        </table:table-row>
        <table:table-row table:style-name="ro61">
          <table:table-cell office:value-type="string">
            <text:p>zähe </text:p>
          </table:table-cell>
          <table:table-cell table:style-name="Default" office:value-type="string">
            <text:p>tough</text:p>
          </table:table-cell>
          <table:table-cell table:number-columns-repeated="1022"/>
        </table:table-row>
        <table:table-row table:style-name="ro61">
          <table:table-cell office:value-type="string">
            <text:p>gescheitert</text:p>
          </table:table-cell>
          <table:table-cell office:value-type="string">
            <text:p>failed</text:p>
          </table:table-cell>
          <table:table-cell table:number-columns-repeated="1022"/>
        </table:table-row>
        <table:table-row table:style-name="ro61">
          <table:table-cell office:value-type="string">
            <text:p>ersetzt</text:p>
          </table:table-cell>
          <table:table-cell office:value-type="string">
            <text:p>replaces, allazei</text:p>
          </table:table-cell>
          <table:table-cell table:number-columns-repeated="1022"/>
        </table:table-row>
        <table:table-row table:style-name="ro61">
          <table:table-cell office:value-type="string">
            <text:p>Herkunft</text:p>
          </table:table-cell>
          <table:table-cell office:value-type="string">
            <text:p>katagwgh</text:p>
          </table:table-cell>
          <table:table-cell table:number-columns-repeated="1022"/>
        </table:table-row>
        <table:table-row table:style-name="ro61">
          <table:table-cell office:value-type="string">
            <text:p>lehnen die Quote ab</text:p>
          </table:table-cell>
          <table:table-cell office:value-type="string">
            <text:p>reject the quota</text:p>
          </table:table-cell>
          <table:table-cell table:number-columns-repeated="1022"/>
        </table:table-row>
        <table:table-row table:style-name="ro61">
          <table:table-cell office:value-type="string">
            <text:p>Verwaltung </text:p>
          </table:table-cell>
          <table:table-cell office:value-type="string">
            <text:p>administration</text:p>
          </table:table-cell>
          <table:table-cell table:number-columns-repeated="1022"/>
        </table:table-row>
        <table:table-row table:style-name="ro61">
          <table:table-cell office:value-type="string">
            <text:p>Einschnitt</text:p>
          </table:table-cell>
          <table:table-cell office:value-type="string">
            <text:p>tomh</text:p>
          </table:table-cell>
          <table:table-cell table:number-columns-repeated="1022"/>
        </table:table-row>
        <table:table-row table:style-name="ro70">
          <table:table-cell office:value-type="string">
            <text:p>dreht sich dieses Verhältnis im Laufe des Lebens jedoch um</text:p>
          </table:table-cell>
          <table:table-cell office:value-type="string">
            <text:p>However, this relationship turns in the course of life</text:p>
          </table:table-cell>
          <table:table-cell table:number-columns-repeated="1022"/>
        </table:table-row>
        <table:table-row table:style-name="ro61">
          <table:table-cell table:style-name="ce193" office:value-type="string">
            <text:p>Überzahl </text:p>
          </table:table-cell>
          <table:table-cell office:value-type="string">
            <text:p>majority</text:p>
          </table:table-cell>
          <table:table-cell table:number-columns-repeated="1022"/>
        </table:table-row>
        <table:table-row table:style-name="ro61">
          <table:table-cell table:style-name="ce193" office:value-type="string">
            <text:p>Verhältnis </text:p>
          </table:table-cell>
          <table:table-cell office:value-type="string">
            <text:p>relationship</text:p>
          </table:table-cell>
          <table:table-cell table:number-columns-repeated="1022"/>
        </table:table-row>
        <table:table-row table:style-name="ro61">
          <table:table-cell table:style-name="ce193" office:value-type="string">
            <text:p>stammen aus dem Jahr 2016 </text:p>
          </table:table-cell>
          <table:table-cell office:value-type="string">
            <text:p>come from the year</text:p>
          </table:table-cell>
          <table:table-cell table:number-columns-repeated="1022"/>
        </table:table-row>
        <table:table-row table:style-name="ro61">
          <table:table-cell table:style-name="ce193" office:value-type="string">
            <text:p>ausgeglichen </text:p>
          </table:table-cell>
          <table:table-cell office:value-type="string">
            <text:p>balanced</text:p>
          </table:table-cell>
          <table:table-cell table:number-columns-repeated="1022"/>
        </table:table-row>
        <table:table-row table:style-name="ro61">
          <table:table-cell table:style-name="ce193" office:value-type="string">
            <text:p>Lebenserwartung </text:p>
          </table:table-cell>
          <table:table-cell office:value-type="string">
            <text:p>life expectancy</text:p>
          </table:table-cell>
          <table:table-cell table:number-columns-repeated="1022"/>
        </table:table-row>
        <table:table-row table:style-name="ro61">
          <table:table-cell table:style-name="ce193" office:value-type="string">
            <text:p>Ursachen </text:p>
          </table:table-cell>
          <table:table-cell office:value-type="string">
            <text:p>causes</text:p>
          </table:table-cell>
          <table:table-cell table:number-columns-repeated="1022"/>
        </table:table-row>
        <table:table-row table:style-name="ro61">
          <table:table-cell table:style-name="ce193" office:value-type="string">
            <text:p>geringer </text:p>
          </table:table-cell>
          <table:table-cell office:value-type="string">
            <text:p>less</text:p>
          </table:table-cell>
          <table:table-cell table:number-columns-repeated="1022"/>
        </table:table-row>
        <table:table-row table:style-name="ro61">
          <table:table-cell table:style-name="ce193" office:value-type="string">
            <text:p>Abgesehen davon </text:p>
          </table:table-cell>
          <table:table-cell office:value-type="string">
            <text:p>apart from that</text:p>
          </table:table-cell>
          <table:table-cell table:number-columns-repeated="1022"/>
        </table:table-row>
        <table:table-row table:style-name="ro61">
          <table:table-cell table:style-name="ce193" office:value-type="string">
            <text:p>Einsatz </text:p>
          </table:table-cell>
          <table:table-cell office:value-type="string">
            <text:p>commitment</text:p>
          </table:table-cell>
          <table:table-cell table:number-columns-repeated="1022"/>
        </table:table-row>
        <table:table-row table:style-name="ro61">
          <table:table-cell office:value-type="string">
            <text:p>Sicherheitsmaßnahmen</text:p>
          </table:table-cell>
          <table:table-cell office:value-type="string">
            <text:p>security measures</text:p>
          </table:table-cell>
          <table:table-cell table:number-columns-repeated="1022"/>
        </table:table-row>
        <table:table-row table:style-name="ro61">
          <table:table-cell table:style-name="ce193" office:value-type="string">
            <text:p>Beamte </text:p>
          </table:table-cell>
          <table:table-cell office:value-type="string">
            <text:p>Officer</text:p>
          </table:table-cell>
          <table:table-cell table:number-columns-repeated="1022"/>
        </table:table-row>
        <table:table-row table:style-name="ro61">
          <table:table-cell office:value-type="string">
            <text:p>Landschaft </text:p>
          </table:table-cell>
          <table:table-cell table:style-name="Default" office:value-type="string">
            <text:p>landscape</text:p>
          </table:table-cell>
          <table:table-cell table:number-columns-repeated="1022"/>
        </table:table-row>
        <table:table-row table:style-name="ro94">
          <table:table-cell office:value-type="string">
            <text:p>You made me do this</text:p>
          </table:table-cell>
          <table:table-cell office:value-type="string">
            <text:p>Du hast mich <text:span text:style-name="T14">dazu gebracht</text:span></text:p>
          </table:table-cell>
          <table:table-cell table:number-columns-repeated="1022"/>
        </table:table-row>
        <table:table-row table:style-name="ro90">
          <table:table-cell office:value-type="string">
            <text:p>We have granted her this wish</text:p>
          </table:table-cell>
          <table:table-cell office:value-type="string">
            <text:p>Wir haben ihr diesen Wunsch erf<text:span text:style-name="T12">üllt</text:span></text:p>
          </table:table-cell>
          <table:table-cell table:number-columns-repeated="1022"/>
        </table:table-row>
        <table:table-row table:style-name="ro90">
          <table:table-cell office:value-type="string">
            <text:p>what brought you to this city?</text:p>
          </table:table-cell>
          <table:table-cell office:value-type="string">
            <text:p>Was hat dich in diese Stadt gef<text:span text:style-name="T12">ührt?</text:span></text:p>
          </table:table-cell>
          <table:table-cell table:number-columns-repeated="1022"/>
        </table:table-row>
        <table:table-row table:style-name="ro90">
          <table:table-cell office:value-type="string">
            <text:p>he founded an association</text:p>
          </table:table-cell>
          <table:table-cell office:value-type="string">
            <text:p>Er hat einen Verein gegr<text:span text:style-name="T12">ündet</text:span></text:p>
          </table:table-cell>
          <table:table-cell table:number-columns-repeated="1022"/>
        </table:table-row>
        <table:table-row table:style-name="ro61">
          <table:table-cell office:value-type="string">
            <text:p>He did not accomplish it</text:p>
          </table:table-cell>
          <table:table-cell office:value-type="string">
            <text:p>Er hat es nicht geschafft</text:p>
          </table:table-cell>
          <table:table-cell table:number-columns-repeated="1022"/>
        </table:table-row>
        <table:table-row table:style-name="ro61">
          <table:table-cell office:value-type="string">
            <text:p>I didn't think about it</text:p>
          </table:table-cell>
          <table:table-cell office:value-type="string">
            <text:p>Daran habe ich nicht gedacht</text:p>
          </table:table-cell>
          <table:table-cell table:number-columns-repeated="1022"/>
        </table:table-row>
        <table:table-row table:style-name="ro90">
          <table:table-cell office:value-type="string">
            <text:p>I have not dialed any number</text:p>
          </table:table-cell>
          <table:table-cell office:value-type="string">
            <text:p>Ich habe keine Nummer gew<text:span text:style-name="T12">ählt</text:span></text:p>
          </table:table-cell>
          <table:table-cell table:number-columns-repeated="1022"/>
        </table:table-row>
        <table:table-row table:style-name="ro61">
          <table:table-cell office:value-type="string">
            <text:p>Mit Enteignungen</text:p>
          </table:table-cell>
          <table:table-cell office:value-type="string">
            <text:p>apalotriwseis</text:p>
          </table:table-cell>
          <table:table-cell table:number-columns-repeated="1022"/>
        </table:table-row>
        <table:table-row table:style-name="ro61">
          <table:table-cell office:value-type="string">
            <text:p>Empfehlung</text:p>
          </table:table-cell>
          <table:table-cell office:value-type="string">
            <text:p>recommendation</text:p>
          </table:table-cell>
          <table:table-cell table:number-columns-repeated="1022"/>
        </table:table-row>
        <table:table-row table:style-name="ro83">
          <table:table-cell office:value-type="string">
            <text:p>Music is very important for the development of children.</text:p>
          </table:table-cell>
          <table:table-cell office:value-type="string">
            <text:p>Musik ist sehr wichtig f<text:span text:style-name="T12">ür die Entwicklung der Kinder</text:span></text:p>
          </table:table-cell>
          <table:table-cell table:number-columns-repeated="1022"/>
        </table:table-row>
        <table:table-row table:style-name="ro61">
          <table:table-cell office:value-type="string">
            <text:p>I play the guitar fairly well</text:p>
          </table:table-cell>
          <table:table-cell office:value-type="string">
            <text:p>Gitarre spiele ich relativ gut</text:p>
          </table:table-cell>
          <table:table-cell table:number-columns-repeated="1022"/>
        </table:table-row>
        <table:table-row table:style-name="ro61">
          <table:table-cell office:value-type="string">
            <text:p>eingefangenen </text:p>
          </table:table-cell>
          <table:table-cell office:value-type="string">
            <text:p>trapped</text:p>
          </table:table-cell>
          <table:table-cell table:number-columns-repeated="1022"/>
        </table:table-row>
        <table:table-row table:style-name="ro83">
          <table:table-cell office:value-type="string">
            <text:p>For two days he was traveling by bus to Bulgaria</text:p>
          </table:table-cell>
          <table:table-cell office:value-type="string">
            <text:p>Zwei Tage war er mit dem Bus nach Bulgarien unterwegs</text:p>
          </table:table-cell>
          <table:table-cell table:number-columns-repeated="1022"/>
        </table:table-row>
        <table:table-row table:style-name="ro61">
          <table:table-cell table:style-name="ce193" office:value-type="string">
            <text:p>zurückhaltender </text:p>
          </table:table-cell>
          <table:table-cell office:value-type="string">
            <text:p>epifylaktikos, restrained</text:p>
          </table:table-cell>
          <table:table-cell table:number-columns-repeated="1022"/>
        </table:table-row>
        <table:table-row table:style-name="ro90">
          <table:table-cell office:value-type="string">
            <text:p>Straft<text:span text:style-name="T12">ätern</text:span></text:p>
          </table:table-cell>
          <table:table-cell office:value-type="string">
            <text:p>offenders</text:p>
          </table:table-cell>
          <table:table-cell table:number-columns-repeated="1022"/>
        </table:table-row>
        <table:table-row table:style-name="ro61">
          <table:table-cell office:value-type="string">
            <text:p>stays</text:p>
          </table:table-cell>
          <table:table-cell table:style-name="ce193" office:value-type="string">
            <text:p>aufhält </text:p>
          </table:table-cell>
          <table:table-cell table:number-columns-repeated="1022"/>
        </table:table-row>
        <table:table-row table:style-name="ro61">
          <table:table-cell office:value-type="string">
            <text:p>Akku </text:p>
          </table:table-cell>
          <table:table-cell office:value-type="string">
            <text:p>Battery</text:p>
          </table:table-cell>
          <table:table-cell table:number-columns-repeated="1022"/>
        </table:table-row>
        <table:table-row table:style-name="ro61">
          <table:table-cell table:style-name="ce193" office:value-type="string">
            <text:p>aufgeladen etwas auf</text:p>
          </table:table-cell>
          <table:table-cell office:value-type="string">
            <text:p>to be charged</text:p>
          </table:table-cell>
          <table:table-cell table:number-columns-repeated="1022"/>
        </table:table-row>
        <table:table-row table:style-name="ro61">
          <table:table-cell office:value-type="string">
            <text:p>credible, believable</text:p>
          </table:table-cell>
          <table:table-cell office:value-type="string">
            <text:p><text:s/>glaubwürdig</text:p>
          </table:table-cell>
          <table:table-cell table:number-columns-repeated="1022"/>
        </table:table-row>
        <table:table-row table:style-name="ro61">
          <table:table-cell table:style-name="ce193" office:value-type="string">
            <text:p>Wer wann wo sein darf </text:p>
          </table:table-cell>
          <table:table-cell table:style-name="ce193" office:value-type="string">
            <text:p>Who can be where and when </text:p>
          </table:table-cell>
          <table:table-cell table:number-columns-repeated="1022"/>
        </table:table-row>
        <table:table-row table:style-name="ro61">
          <table:table-cell office:value-type="string">
            <text:p>Die Schicht</text:p>
          </table:table-cell>
          <table:table-cell office:value-type="string">
            <text:p>vardia, shift</text:p>
          </table:table-cell>
          <table:table-cell table:number-columns-repeated="1022"/>
        </table:table-row>
        <table:table-row table:style-name="ro83">
          <table:table-cell office:value-type="string">
            <text:p>My battery is empty and I have to load my phone.</text:p>
          </table:table-cell>
          <table:table-cell office:value-type="string">
            <text:p><text:s/>Mein Akku ist leer und ich muss mein Handy laden.</text:p>
          </table:table-cell>
          <table:table-cell table:number-columns-repeated="1022"/>
        </table:table-row>
        <table:table-row table:style-name="ro83">
          <table:table-cell office:value-type="string">
            <text:p>The police found the criminal in the woods and took him to the police station.</text:p>
          </table:table-cell>
          <table:table-cell office:value-type="string">
            <text:p><text:s/>Die Polizei fand den gesuchten <text:span text:style-name="T14">Straftäter</text:span> im Wald und nahm ihn mit zur Polizeistation.</text:p>
          </table:table-cell>
          <table:table-cell table:number-columns-repeated="1022"/>
        </table:table-row>
        <table:table-row table:style-name="ro83">
          <table:table-cell office:value-type="string">
            <text:p>When the alarm was heard, all employees left the building.</text:p>
          </table:table-cell>
          <table:table-cell office:value-type="string">
            <text:p><text:s/>Als der Alarm zu hören war, verließen alle Mitarbeiter das Gebäude.</text:p>
          </table:table-cell>
          <table:table-cell table:number-columns-repeated="1022"/>
        </table:table-row>
        <table:table-row table:style-name="ro61">
          <table:table-cell table:style-name="Default" office:value-type="string">
            <text:p>Erdkunde</text:p>
          </table:table-cell>
          <table:table-cell table:style-name="Default" office:value-type="string">
            <text:p>geography</text:p>
          </table:table-cell>
          <table:table-cell table:number-columns-repeated="1022"/>
        </table:table-row>
        <table:table-row table:style-name="ro61">
          <table:table-cell office:value-type="string">
            <text:p>Reiseführer</text:p>
          </table:table-cell>
          <table:table-cell office:value-type="string">
            <text:p>travel guide</text:p>
          </table:table-cell>
          <table:table-cell table:number-columns-repeated="1022"/>
        </table:table-row>
        <table:table-row table:style-name="ro61">
          <table:table-cell office:value-type="string">
            <text:p>Bereicherung</text:p>
          </table:table-cell>
          <table:table-cell office:value-type="string">
            <text:p>enrichment</text:p>
          </table:table-cell>
          <table:table-cell table:number-columns-repeated="1022"/>
        </table:table-row>
        <table:table-row table:style-name="ro90">
          <table:table-cell office:value-type="string">
            <text:p>choose the correct answer</text:p>
          </table:table-cell>
          <table:table-cell office:value-type="string">
            <text:p>W<text:span text:style-name="T12">ählt die richtige Lösung aus</text:span></text:p>
          </table:table-cell>
          <table:table-cell table:number-columns-repeated="1022"/>
        </table:table-row>
        <table:table-row table:style-name="ro61">
          <table:table-cell office:value-type="string">
            <text:p>I am going along the street</text:p>
          </table:table-cell>
          <table:table-cell office:value-type="string">
            <text:p>Ich gehe die Strasse entlang</text:p>
          </table:table-cell>
          <table:table-cell table:number-columns-repeated="1022"/>
        </table:table-row>
        <table:table-row table:style-name="ro90">
          <table:table-cell table:style-name="ce193" office:value-type="string">
            <text:p>The bear does not fit through the door. </text:p>
          </table:table-cell>
          <table:table-cell office:value-type="string">
            <text:p>Der B<text:span text:style-name="T12">är passt nicht durch die Tür</text:span></text:p>
          </table:table-cell>
          <table:table-cell table:number-columns-repeated="1022"/>
        </table:table-row>
        <table:table-row table:style-name="ro61">
          <table:table-cell office:value-type="string">
            <text:p>We go around the house</text:p>
          </table:table-cell>
          <table:table-cell office:value-type="string">
            <text:p>Wir gehen um das Haus</text:p>
          </table:table-cell>
          <table:table-cell table:number-columns-repeated="1022"/>
        </table:table-row>
        <table:table-row table:style-name="ro61">
          <table:table-cell table:style-name="ce193" office:value-type="string">
            <text:p>His dogs are walking along the street. </text:p>
          </table:table-cell>
          <table:table-cell office:value-type="string">
            <text:p>Seine Hunde gehen die Strasse entlang</text:p>
          </table:table-cell>
          <table:table-cell table:number-columns-repeated="1022"/>
        </table:table-row>
        <table:table-row table:style-name="ro61">
          <table:table-cell table:style-name="ce193" office:value-type="string">
            <text:p>The restaurant is around the corner. </text:p>
          </table:table-cell>
          <table:table-cell office:value-type="string">
            <text:p>Das Restaurant ist um die Ecke</text:p>
          </table:table-cell>
          <table:table-cell table:number-columns-repeated="1022"/>
        </table:table-row>
        <table:table-row table:style-name="ro61">
          <table:table-cell table:style-name="ce193" office:value-type="string">
            <text:p>I am against her. </text:p>
          </table:table-cell>
          <table:table-cell office:value-type="string">
            <text:p>Ich bin gegen sie</text:p>
          </table:table-cell>
          <table:table-cell table:number-columns-repeated="1022"/>
        </table:table-row>
        <table:table-row table:style-name="ro61">
          <table:table-cell office:value-type="string">
            <text:p>the company</text:p>
          </table:table-cell>
          <table:table-cell office:value-type="string">
            <text:p>das Unternehmen</text:p>
          </table:table-cell>
          <table:table-cell table:number-columns-repeated="1022"/>
        </table:table-row>
        <table:table-row table:style-name="ro89">
          <table:table-cell office:value-type="string">
            <text:p>Nach ??? der Regionalzeitung haben Berlins Diskos im vergangenen Jahr über eine Milliarde Euro eingenommen.</text:p>
          </table:table-cell>
          <table:table-cell office:value-type="string">
            <text:p>Angaben</text:p>
          </table:table-cell>
          <table:table-cell table:number-columns-repeated="1022"/>
        </table:table-row>
        <table:table-row table:style-name="ro83">
          <table:table-cell office:value-type="string">
            <text:p>Wir suchen einen neuen ???? . Unser aktueller ist zu teuer.</text:p>
          </table:table-cell>
          <table:table-cell office:value-type="string">
            <text:p>Stromanbieter</text:p>
          </table:table-cell>
          <table:table-cell table:number-columns-repeated="1022"/>
        </table:table-row>
        <table:table-row table:style-name="ro83">
          <table:table-cell office:value-type="string">
            <text:p><text:s/>Wir versuchen, ???? den in unserem Haushalt zu senken.</text:p>
          </table:table-cell>
          <table:table-cell office:value-type="string">
            <text:p>Stromverbrauch</text:p>
          </table:table-cell>
          <table:table-cell table:number-columns-repeated="1022"/>
        </table:table-row>
        <table:table-row table:style-name="ro90">
          <table:table-cell office:value-type="string">
            <text:p>Der ??? Berg von Afrika</text:p>
          </table:table-cell>
          <table:table-cell office:value-type="string">
            <text:p>h<text:span text:style-name="T12">öchste</text:span></text:p>
          </table:table-cell>
          <table:table-cell table:number-columns-repeated="1022"/>
        </table:table-row>
        <table:table-row table:style-name="ro61">
          <table:table-cell office:value-type="string">
            <text:p>That is a social house.</text:p>
          </table:table-cell>
          <table:table-cell office:value-type="string">
            <text:p>Das ist ein soziales Haus</text:p>
          </table:table-cell>
          <table:table-cell table:number-columns-repeated="1022"/>
        </table:table-row>
        <table:table-row table:style-name="ro61">
          <table:table-cell table:style-name="ce193" office:value-type="string">
            <text:p>The same illnesses! </text:p>
          </table:table-cell>
          <table:table-cell office:value-type="string">
            <text:p>Die gleichen Krankheiten</text:p>
          </table:table-cell>
          <table:table-cell table:number-columns-repeated="1022"/>
        </table:table-row>
        <table:table-row table:style-name="ro90">
          <table:table-cell table:style-name="ce193" office:value-type="string">
            <text:p>Those are cheap hats. </text:p>
          </table:table-cell>
          <table:table-cell office:value-type="string">
            <text:p>Die sind billige H<text:span text:style-name="T12">üte</text:span></text:p>
          </table:table-cell>
          <table:table-cell table:number-columns-repeated="1022"/>
        </table:table-row>
        <table:table-row table:style-name="ro90">
          <table:table-cell table:style-name="ce193" office:value-type="string">
            <text:p>A public building is for everyone. </text:p>
          </table:table-cell>
          <table:table-cell office:value-type="string">
            <text:p>Ein <text:span text:style-name="T12">öffentliches Gebäude ist für alle</text:span></text:p>
          </table:table-cell>
          <table:table-cell table:number-columns-repeated="1022"/>
        </table:table-row>
        <table:table-row table:style-name="ro61">
          <table:table-cell office:value-type="string">
            <text:p>either</text:p>
          </table:table-cell>
          <table:table-cell office:value-type="string">
            <text:p>entweder</text:p>
          </table:table-cell>
          <table:table-cell table:number-columns-repeated="1022"/>
        </table:table-row>
        <table:table-row table:style-name="ro61">
          <table:table-cell office:value-type="string">
            <text:p>neither</text:p>
          </table:table-cell>
          <table:table-cell office:value-type="string">
            <text:p>weder</text:p>
          </table:table-cell>
          <table:table-cell table:number-columns-repeated="1022"/>
        </table:table-row>
        <table:table-row table:style-name="ro61">
          <table:table-cell office:value-type="string">
            <text:p>belangt werden. </text:p>
          </table:table-cell>
          <table:table-cell office:value-type="string">
            <text:p>be prosecuted.</text:p>
          </table:table-cell>
          <table:table-cell table:number-columns-repeated="1022"/>
        </table:table-row>
        <table:table-row table:style-name="ro61">
          <table:table-cell office:value-type="string">
            <text:p>zugesagt</text:p>
          </table:table-cell>
          <table:table-cell office:value-type="string">
            <text:p>promised</text:p>
          </table:table-cell>
          <table:table-cell table:number-columns-repeated="1022"/>
        </table:table-row>
        <table:table-row table:style-name="ro61">
          <table:table-cell office:value-type="string">
            <text:p>Erlebnisse</text:p>
          </table:table-cell>
          <table:table-cell office:value-type="string">
            <text:p>Experiences</text:p>
          </table:table-cell>
          <table:table-cell table:number-columns-repeated="1022"/>
        </table:table-row>
        <table:table-row table:style-name="ro61">
          <table:table-cell office:value-type="string">
            <text:p>Anlagen</text:p>
          </table:table-cell>
          <table:table-cell office:value-type="string">
            <text:p>facilities</text:p>
          </table:table-cell>
          <table:table-cell table:number-columns-repeated="1022"/>
        </table:table-row>
        <table:table-row table:style-name="ro61">
          <table:table-cell table:style-name="ce193" office:value-type="string">
            <text:p>anstelle </text:p>
          </table:table-cell>
          <table:table-cell office:value-type="string">
            <text:p>instead</text:p>
          </table:table-cell>
          <table:table-cell table:number-columns-repeated="1022"/>
        </table:table-row>
        <table:table-row table:style-name="ro61">
          <table:table-cell office:value-type="string">
            <text:p>ersetzen</text:p>
          </table:table-cell>
          <table:table-cell office:value-type="string">
            <text:p>replace</text:p>
          </table:table-cell>
          <table:table-cell table:number-columns-repeated="1022"/>
        </table:table-row>
        <table:table-row table:style-name="ro61">
          <table:table-cell office:value-type="string">
            <text:p>wegwerfen</text:p>
          </table:table-cell>
          <table:table-cell office:value-type="string">
            <text:p>entsorgen</text:p>
          </table:table-cell>
          <table:table-cell table:number-columns-repeated="1022"/>
        </table:table-row>
        <table:table-row table:style-name="ro90">
          <table:table-cell office:value-type="string">
            <text:p>g<text:span text:style-name="T12">ünstig</text:span></text:p>
          </table:table-cell>
          <table:table-cell office:value-type="string">
            <text:p>billig</text:p>
          </table:table-cell>
          <table:table-cell table:number-columns-repeated="1022"/>
        </table:table-row>
        <table:table-row table:style-name="ro61">
          <table:table-cell office:value-type="string">
            <text:p>wiederverwerten</text:p>
          </table:table-cell>
          <table:table-cell office:value-type="string">
            <text:p>recyceln</text:p>
          </table:table-cell>
          <table:table-cell table:number-columns-repeated="1022"/>
        </table:table-row>
        <table:table-row table:style-name="ro61">
          <table:table-cell office:value-type="string">
            <text:p>das Plastik</text:p>
          </table:table-cell>
          <table:table-cell office:value-type="string">
            <text:p>der Kunststoff</text:p>
          </table:table-cell>
          <table:table-cell table:number-columns-repeated="1022"/>
        </table:table-row>
        <table:table-row table:style-name="ro61">
          <table:table-cell office:value-type="string">
            <text:p>Fabrik</text:p>
          </table:table-cell>
          <table:table-cell office:value-type="string">
            <text:p>die Anlage</text:p>
          </table:table-cell>
          <table:table-cell table:number-columns-repeated="1022"/>
        </table:table-row>
        <table:table-row table:style-name="ro90">
          <table:table-cell office:value-type="string">
            <text:p>Sie kann <text:span text:style-name="T12">übrigens Deutsch</text:span></text:p>
          </table:table-cell>
          <table:table-cell office:value-type="string">
            <text:p>She kan speak German, by the way</text:p>
          </table:table-cell>
          <table:table-cell table:number-columns-repeated="1022"/>
        </table:table-row>
        <table:table-row table:style-name="ro61">
          <table:table-cell office:value-type="string">
            <text:p>conversation</text:p>
          </table:table-cell>
          <table:table-cell office:value-type="string">
            <text:p>die Unterhaltung</text:p>
          </table:table-cell>
          <table:table-cell table:number-columns-repeated="1022"/>
        </table:table-row>
        <table:table-row table:style-name="ro61">
          <table:table-cell office:value-type="string">
            <text:p>it was over then</text:p>
          </table:table-cell>
          <table:table-cell office:value-type="string">
            <text:p>es war dann zu Ende</text:p>
          </table:table-cell>
          <table:table-cell table:number-columns-repeated="1022"/>
        </table:table-row>
        <table:table-row table:style-name="ro61">
          <table:table-cell office:value-type="string">
            <text:p>dauerhaft </text:p>
          </table:table-cell>
          <table:table-cell office:value-type="string">
            <text:p>continuesly, durable, synexes</text:p>
          </table:table-cell>
          <table:table-cell table:number-columns-repeated="1022"/>
        </table:table-row>
        <table:table-row table:style-name="ro61">
          <table:table-cell table:style-name="ce193" office:value-type="string">
            <text:p>Selbstständigkeit</text:p>
          </table:table-cell>
          <table:table-cell office:value-type="string">
            <text:p>independence</text:p>
          </table:table-cell>
          <table:table-cell table:number-columns-repeated="1022"/>
        </table:table-row>
        <table:table-row table:style-name="ro61">
          <table:table-cell table:style-name="ce193" office:value-type="string">
            <text:p>über seine Verhältnisse gelebt hat</text:p>
          </table:table-cell>
          <table:table-cell office:value-type="string">
            <text:p>has lived beyond his means</text:p>
          </table:table-cell>
          <table:table-cell table:number-columns-repeated="1022"/>
        </table:table-row>
        <table:table-row table:style-name="ro61">
          <table:table-cell table:style-name="ce328" office:value-type="string">
            <text:p>Ursachen </text:p>
          </table:table-cell>
          <table:table-cell office:value-type="string">
            <text:p>causes</text:p>
          </table:table-cell>
          <table:table-cell table:number-columns-repeated="1022"/>
        </table:table-row>
        <table:table-row table:style-name="ro61">
          <table:table-cell table:style-name="ce193" office:value-type="string">
            <text:p>geringer </text:p>
          </table:table-cell>
          <table:table-cell office:value-type="string">
            <text:p>less, ligotero</text:p>
          </table:table-cell>
          <table:table-cell table:number-columns-repeated="1022"/>
        </table:table-row>
        <table:table-row table:style-name="ro61">
          <table:table-cell office:value-type="string">
            <text:p>peinlich</text:p>
          </table:table-cell>
          <table:table-cell table:style-name="ce193" office:value-type="string">
            <text:p>embarrassing </text:p>
          </table:table-cell>
          <table:table-cell table:number-columns-repeated="1022"/>
        </table:table-row>
        <table:table-row table:style-name="ro61">
          <table:table-cell office:value-type="string">
            <text:p>einsetzen</text:p>
          </table:table-cell>
          <table:table-cell office:value-type="string">
            <text:p>to use, to insert, to set up</text:p>
          </table:table-cell>
          <table:table-cell table:number-columns-repeated="1022"/>
        </table:table-row>
        <table:table-row table:style-name="ro61">
          <table:table-cell office:value-type="string">
            <text:p>sich verschulden</text:p>
          </table:table-cell>
          <table:table-cell office:value-type="string">
            <text:p>xrewnomai</text:p>
          </table:table-cell>
          <table:table-cell table:number-columns-repeated="1022"/>
        </table:table-row>
        <table:table-row table:style-name="ro61">
          <table:table-cell office:value-type="string">
            <text:p>Schuldner</text:p>
          </table:table-cell>
          <table:table-cell office:value-type="string">
            <text:p>debtor</text:p>
          </table:table-cell>
          <table:table-cell table:number-columns-repeated="1022"/>
        </table:table-row>
        <table:table-row table:style-name="ro61">
          <table:table-cell office:value-type="string">
            <text:p>improvisiert</text:p>
          </table:table-cell>
          <table:table-cell office:value-type="string">
            <text:p>autosxedios</text:p>
          </table:table-cell>
          <table:table-cell table:number-columns-repeated="1022"/>
        </table:table-row>
        <table:table-row table:style-name="ro61" table:number-rows-repeated="1047955">
          <table:table-cell table:number-columns-repeated="1024"/>
        </table:table-row>
        <table:table-row table:style-name="ro61">
          <table:table-cell table:number-columns-repeated="1024"/>
        </table:table-row>
        <table:named-expressions/>
      </table:table>
      <table:table table:name="Practise Endings" table:style-name="ta19" table:print="false">
        <office:forms form:automatic-focus="false" form:apply-design-mode="false"/>
        <table:table-column table:style-name="co60" table:default-cell-style-name="Default"/>
        <table:table-column table:style-name="co66" table:default-cell-style-name="Default"/>
        <table:table-row table:style-name="ro37">
          <table:table-cell table:style-name="ce153" office:value-type="string">
            <text:p>Sie hat ihm eine Uhr gegeben. </text:p>
          </table:table-cell>
          <table:table-cell/>
        </table:table-row>
        <table:table-row table:style-name="ro61">
          <table:table-cell office:value-type="string">
            <text:p>Ich habe keinen Durst gehabt</text:p>
          </table:table-cell>
          <table:table-cell/>
        </table:table-row>
        <table:table-row table:style-name="ro61">
          <table:table-cell office:value-type="string">
            <text:p>Ich bin jeden Tag zu deinem Haus gelaufen.</text:p>
          </table:table-cell>
          <table:table-cell/>
        </table:table-row>
        <table:table-row table:style-name="ro61">
          <table:table-cell office:value-type="string">
            <text:p>Es gab keinen Test.</text:p>
          </table:table-cell>
          <table:table-cell office:value-type="string">
            <text:p>There was no trial</text:p>
          </table:table-cell>
        </table:table-row>
        <table:table-row table:style-name="ro61">
          <table:table-cell office:value-type="string">
            <text:p>Die Geschichte von meinem Prozess</text:p>
          </table:table-cell>
          <table:table-cell office:value-type="string">
            <text:p>The story of my process</text:p>
          </table:table-cell>
        </table:table-row>
        <table:table-row table:style-name="ro61">
          <table:table-cell office:value-type="string">
            <text:p>Das ist das erste Formular</text:p>
          </table:table-cell>
          <table:table-cell office:value-type="string">
            <text:p>This is the first form</text:p>
          </table:table-cell>
        </table:table-row>
        <table:table-row table:style-name="ro61">
          <table:table-cell office:value-type="string">
            <text:p>Haben Sie ein Formular?</text:p>
          </table:table-cell>
          <table:table-cell office:value-type="string">
            <text:p>Do you have a form?</text:p>
          </table:table-cell>
        </table:table-row>
        <table:table-row table:style-name="ro61">
          <table:table-cell office:value-type="string">
            <text:p>Ich hätte ihr Buch nicht veröffentlicht</text:p>
          </table:table-cell>
          <table:table-cell office:value-type="string">
            <text:p>I would not have published her book.</text:p>
          </table:table-cell>
        </table:table-row>
        <table:table-row table:style-name="ro61">
          <table:table-cell office:value-type="string">
            <text:p>Du hättest ihn verlassen</text:p>
          </table:table-cell>
          <table:table-cell office:value-type="string">
            <text:p>You would have left him</text:p>
          </table:table-cell>
        </table:table-row>
        <table:table-row table:style-name="ro61">
          <table:table-cell office:value-type="string">
            <text:p>Ich hätte ihr Buch nicht veröffentlicht</text:p>
          </table:table-cell>
          <table:table-cell office:value-type="string">
            <text:p>I would not have published her book.</text:p>
          </table:table-cell>
        </table:table-row>
        <table:table-row table:style-name="ro61">
          <table:table-cell office:value-type="string">
            <text:p>We would have found it out from her</text:p>
          </table:table-cell>
          <table:table-cell office:value-type="string">
            <text:p>Wir hätten es von ihr erfahren</text:p>
          </table:table-cell>
        </table:table-row>
        <table:table-row table:style-name="ro37">
          <table:table-cell table:style-name="ce153" office:value-type="string">
            <text:p>Ich habe dir nicht vergeben. </text:p>
          </table:table-cell>
          <table:table-cell office:value-type="string">
            <text:p>I have not forgiven you</text:p>
          </table:table-cell>
        </table:table-row>
        <table:table-row table:style-name="ro61">
          <table:table-cell office:value-type="string">
            <text:p>Das alte Buch wird auch heute noch genutzt.</text:p>
          </table:table-cell>
          <table:table-cell office:value-type="string">
            <text:p>The old book is still used today</text:p>
          </table:table-cell>
        </table:table-row>
        <table:table-row table:style-name="ro61">
          <table:table-cell office:value-type="string">
            <text:p>We had to walk the dog</text:p>
          </table:table-cell>
          <table:table-cell office:value-type="string">
            <text:p>Wir mussten mit dem Hund spazieren gehen</text:p>
          </table:table-cell>
        </table:table-row>
        <table:table-row table:style-name="ro61">
          <table:table-cell office:value-type="string">
            <text:p>The cats slept the whole day</text:p>
          </table:table-cell>
          <table:table-cell office:value-type="string">
            <text:p>Die Katzen schliefen den ganzen Tag</text:p>
          </table:table-cell>
        </table:table-row>
        <table:table-row table:style-name="ro38">
          <table:table-cell table:style-name="ce153" office:value-type="string">
            <text:p>We travel through time with a time machine</text:p>
            <text:p/>
          </table:table-cell>
          <table:table-cell office:value-type="string">
            <text:p>Wir reisen mit einer Zeitmaschine durch die Zeit</text:p>
          </table:table-cell>
        </table:table-row>
        <table:table-row table:style-name="ro61">
          <table:table-cell office:value-type="string">
            <text:p>from an egg</text:p>
          </table:table-cell>
          <table:table-cell office:value-type="string">
            <text:p>Aus einem Ei</text:p>
          </table:table-cell>
        </table:table-row>
        <table:table-row table:style-name="ro37">
          <table:table-cell table:style-name="ce153" office:value-type="string">
            <text:p>That is the gentleman from the restaurant. </text:p>
          </table:table-cell>
          <table:table-cell table:style-name="ce153" office:value-type="string">
            <text:p>Das ist der Herr aus dem Restaurant. </text:p>
          </table:table-cell>
        </table:table-row>
        <table:table-row table:style-name="ro61">
          <table:table-cell office:value-type="string">
            <text:p>Den Frauen geben sie waser</text:p>
          </table:table-cell>
          <table:table-cell office:value-type="string">
            <text:p>They are giving water to the women</text:p>
          </table:table-cell>
        </table:table-row>
        <table:table-row table:style-name="ro61">
          <table:table-cell office:value-type="string">
            <text:p>Ich zeige einem Kind meinen Schuh</text:p>
          </table:table-cell>
          <table:table-cell office:value-type="string">
            <text:p>I show my shoe to a kid</text:p>
          </table:table-cell>
        </table:table-row>
        <table:table-row table:style-name="ro61">
          <table:table-cell office:value-type="string">
            <text:p>Ich gebe einer Frau einen Hut</text:p>
          </table:table-cell>
          <table:table-cell office:value-type="string">
            <text:p>I give a hat to a woman</text:p>
          </table:table-cell>
        </table:table-row>
        <table:table-row table:style-name="ro61">
          <table:table-cell office:value-type="string">
            <text:p>Sie zeigt den M:annern die Stadt</text:p>
          </table:table-cell>
          <table:table-cell office:value-type="string">
            <text:p>She shows the city to the men</text:p>
          </table:table-cell>
        </table:table-row>
        <table:table-row table:style-name="ro61">
          <table:table-cell office:value-type="string">
            <text:p>What are you telling the father</text:p>
          </table:table-cell>
          <table:table-cell office:value-type="string">
            <text:p>was sagst du dem Vater?</text:p>
          </table:table-cell>
        </table:table-row>
        <table:table-row table:style-name="ro38">
          <table:table-cell table:style-name="ce153" office:value-type="string">
            <text:p>Instead, the poorest of the poor in </text:p>
            <text:p>Essen are fighting over a piece of bread.</text:p>
          </table:table-cell>
          <table:table-cell table:style-name="ce153" office:value-type="string">
            <text:p>Stattdessen streiten sich in Essen die Ärmsten </text:p>
            <text:p>Der Armen um ein Stück Brot</text:p>
          </table:table-cell>
        </table:table-row>
        <table:table-row table:style-name="ro38">
          <table:table-cell office:value-type="string">
            <text:p>Die Kollegen setzen die Anzeige für mich in die Zeitung.</text:p>
          </table:table-cell>
          <table:table-cell table:style-name="ce153" office:value-type="string">
            <text:p>The coworkers are putting the advertisement </text:p>
            <text:p>Into the newspaper for me</text:p>
          </table:table-cell>
        </table:table-row>
        <table:table-row table:style-name="ro37">
          <table:table-cell office:value-type="string">
            <text:p>interessiert ihr euch fur Blumen?</text:p>
          </table:table-cell>
          <table:table-cell table:style-name="ce153" office:value-type="string">
            <text:p>Are you interested in flowers? </text:p>
          </table:table-cell>
        </table:table-row>
        <table:table-row table:style-name="ro61">
          <table:table-cell office:value-type="string">
            <text:p>Was wird ihn dazu bewegen ?</text:p>
          </table:table-cell>
          <table:table-cell office:value-type="string">
            <text:p>What will make him do that?</text:p>
          </table:table-cell>
        </table:table-row>
        <table:table-row table:style-name="ro37">
          <table:table-cell office:value-type="string">
            <text:p>ch habe die h<text:span text:style-name="T7">öhere Zahl.</text:span></text:p>
          </table:table-cell>
          <table:table-cell office:value-type="string">
            <text:p>I have the higher number</text:p>
          </table:table-cell>
        </table:table-row>
        <table:table-row table:style-name="ro61">
          <table:table-cell office:value-type="string">
            <text:p>Wir trinken eine weitere Tasse Kaffee.</text:p>
          </table:table-cell>
          <table:table-cell office:value-type="string">
            <text:p>We are drinking another cup of coffee.</text:p>
          </table:table-cell>
        </table:table-row>
        <table:table-row table:style-name="ro61">
          <table:table-cell office:value-type="string">
            <text:p>Do you have another bathroom ?</text:p>
          </table:table-cell>
          <table:table-cell office:value-type="string">
            <text:p>Hast du ein weitereres Bad?</text:p>
          </table:table-cell>
        </table:table-row>
        <table:table-row table:style-name="ro61">
          <table:table-cell office:value-type="string">
            <text:p>He is using the open doors</text:p>
          </table:table-cell>
          <table:table-cell office:value-type="string">
            <text:p>Er verwendet die offenen T:uren</text:p>
          </table:table-cell>
        </table:table-row>
        <table:table-row table:style-name="ro61">
          <table:table-cell office:value-type="string">
            <text:p>Er erfährt was sie über ihn denken</text:p>
          </table:table-cell>
          <table:table-cell office:value-type="string">
            <text:p>He learns what they're thinking of him.</text:p>
          </table:table-cell>
        </table:table-row>
        <table:table-row table:style-name="ro61">
          <table:table-cell office:value-type="string">
            <text:p>We are giving you advice.</text:p>
          </table:table-cell>
          <table:table-cell office:value-type="string">
            <text:p>Wir geben dir einen Rat.</text:p>
          </table:table-cell>
        </table:table-row>
        <table:table-row table:style-name="ro61">
          <table:table-cell office:value-type="string">
            <text:p>We leave the animals with the organization</text:p>
          </table:table-cell>
          <table:table-cell office:value-type="string">
            <text:p>Wir lassen die Tiere bei der Organisation</text:p>
          </table:table-cell>
        </table:table-row>
        <table:table-row table:style-name="ro37">
          <table:table-cell table:style-name="ce153" office:value-type="string">
            <text:p>That is the cheese that I always buy. </text:p>
          </table:table-cell>
          <table:table-cell table:style-name="ce153" office:value-type="string">
            <text:p>Das ist der Käse, den ich immer kaufe.</text:p>
          </table:table-cell>
        </table:table-row>
        <table:table-row table:style-name="ro37">
          <table:table-cell office:value-type="string">
            <text:p>These are good features</text:p>
          </table:table-cell>
          <table:table-cell table:style-name="ce170" office:value-type="string">
            <text:p>Dies<text:span text:style-name="T7"> sind gute Merkmale.</text:span></text:p>
          </table:table-cell>
        </table:table-row>
        <table:table-row table:style-name="ro37">
          <table:table-cell office:value-type="string">
            <text:p>Haben Sie eine bessere Person?</text:p>
          </table:table-cell>
          <table:table-cell table:style-name="ce153" office:value-type="string">
            <text:p>Do you have a better person? </text:p>
          </table:table-cell>
        </table:table-row>
        <table:table-row table:style-name="ro61">
          <table:table-cell office:value-type="string">
            <text:p>Du hast eine gute Zitrone.</text:p>
          </table:table-cell>
          <table:table-cell office:value-type="string">
            <text:p>You have a good lemon</text:p>
          </table:table-cell>
        </table:table-row>
        <table:table-row table:style-name="ro61">
          <table:table-cell office:value-type="string">
            <text:p>Where is the good restaurant?</text:p>
          </table:table-cell>
          <table:table-cell office:value-type="string">
            <text:p>Wo ist das gute Restaurant?</text:p>
          </table:table-cell>
        </table:table-row>
        <table:table-row table:style-name="ro61">
          <table:table-cell office:value-type="string">
            <text:p>Better houses have windows</text:p>
          </table:table-cell>
          <table:table-cell office:value-type="string">
            <text:p>Bessere Häuser haben Fenster</text:p>
          </table:table-cell>
        </table:table-row>
        <table:table-row table:style-name="ro61">
          <table:table-cell office:value-type="string">
            <text:p>Duo 's best friend is a duck</text:p>
          </table:table-cell>
          <table:table-cell table:style-name="ce170" office:value-type="string">
            <text:p>Duos beste Freundin ist eine Ente</text:p>
          </table:table-cell>
        </table:table-row>
        <table:table-row table:style-name="ro61">
          <table:table-cell office:value-type="string">
            <text:p>He is the better man</text:p>
          </table:table-cell>
          <table:table-cell office:value-type="string">
            <text:p>Er ist der bessere Mann</text:p>
          </table:table-cell>
        </table:table-row>
        <table:table-row table:style-name="ro37">
          <table:table-cell office:value-type="string">
            <text:p>Das ist der Mann, <text:span text:style-name="T6">dem</text:span><text:span text:style-name="T7"> ich geholfen habe.</text:span></text:p>
          </table:table-cell>
          <table:table-cell office:value-type="string">
            <text:p>This is the man i helped</text:p>
          </table:table-cell>
        </table:table-row>
        <table:table-row table:style-name="ro61">
          <table:table-cell office:value-type="string">
            <text:p>The mice which you gave cheese to are gray.</text:p>
          </table:table-cell>
          <table:table-cell office:value-type="string">
            <text:p>Die Mäuse , denen du Käse gegeben hast, sind grau</text:p>
          </table:table-cell>
        </table:table-row>
        <table:table-row table:style-name="ro61">
          <table:table-cell office:value-type="string">
            <text:p>The houses that we live in are olld</text:p>
          </table:table-cell>
          <table:table-cell office:value-type="string">
            <text:p>Die Häuser, in denen wir wohnen, sind alt.</text:p>
          </table:table-cell>
        </table:table-row>
        <table:table-row table:style-name="ro61">
          <table:table-cell office:value-type="string">
            <text:p>The village I live in is small</text:p>
          </table:table-cell>
          <table:table-cell office:value-type="string">
            <text:p>Das Dorf, in dem ich wohne, ist klein</text:p>
          </table:table-cell>
        </table:table-row>
        <table:table-row table:style-name="ro61">
          <table:table-cell office:value-type="string">
            <text:p>We are giving you advice</text:p>
          </table:table-cell>
          <table:table-cell office:value-type="string">
            <text:p>Wir geben dir Rat</text:p>
          </table:table-cell>
        </table:table-row>
        <table:table-row table:style-name="ro61">
          <table:table-cell office:value-type="string">
            <text:p>Whose interests are we serving ?</text:p>
          </table:table-cell>
          <table:table-cell office:value-type="string">
            <text:p>Wessen Interessen vertreten wir?</text:p>
          </table:table-cell>
        </table:table-row>
        <table:table-row table:style-name="ro61">
          <table:table-cell office:value-type="string">
            <text:p>Sie wird ihren Schmuck sichern.</text:p>
          </table:table-cell>
          <table:table-cell office:value-type="string">
            <text:p>She will secure her jewelry.</text:p>
          </table:table-cell>
        </table:table-row>
        <table:table-row table:style-name="ro37">
          <table:table-cell office:value-type="string">
            <text:p>Architects will make these cities bigger</text:p>
          </table:table-cell>
          <table:table-cell office:value-type="string">
            <text:p>Architekten werden diese St<text:span text:style-name="T11">ädte erweitern</text:span></text:p>
          </table:table-cell>
        </table:table-row>
        <table:table-row table:style-name="ro61">
          <table:table-cell office:value-type="string">
            <text:p>Mich hat sie auch nie gemocht</text:p>
          </table:table-cell>
          <table:table-cell office:value-type="string">
            <text:p>She never liked me either</text:p>
          </table:table-cell>
        </table:table-row>
        <table:table-row table:style-name="ro61">
          <table:table-cell office:value-type="string">
            <text:p>They are communicating the number to him</text:p>
          </table:table-cell>
          <table:table-cell office:value-type="string">
            <text:p>Sie vermitteln ihm die Zahl</text:p>
          </table:table-cell>
        </table:table-row>
        <table:table-row table:style-name="ro35">
          <table:table-cell table:style-name="ce67" office:value-type="string">
            <text:p><text:s/>Er ist ein anderer Freund von mir</text:p>
          </table:table-cell>
          <table:table-cell table:style-name="ce49" office:value-type="string">
            <text:p>That is another friend of mine </text:p>
          </table:table-cell>
        </table:table-row>
        <table:table-row table:style-name="ro61">
          <table:table-cell office:value-type="string">
            <text:p>The free cities</text:p>
          </table:table-cell>
          <table:table-cell office:value-type="string">
            <text:p>Die freien Städte</text:p>
          </table:table-cell>
        </table:table-row>
        <table:table-row table:style-name="ro61">
          <table:table-cell office:value-type="string">
            <text:p>The former train station still stands today</text:p>
          </table:table-cell>
          <table:table-cell office:value-type="string">
            <text:p>Der ehemalige Bahnhof steht heute noch</text:p>
          </table:table-cell>
        </table:table-row>
        <table:table-row table:style-name="ro37">
          <table:table-cell office:value-type="string">
            <text:p>What are personal data?</text:p>
          </table:table-cell>
          <table:table-cell office:value-type="string">
            <text:p>Was Sind pers<text:span text:style-name="T11">önlich Daten?</text:span></text:p>
          </table:table-cell>
        </table:table-row>
        <table:table-row table:style-name="ro37">
          <table:table-cell office:value-type="string">
            <text:p>All sorts of tools are there</text:p>
          </table:table-cell>
          <table:table-cell office:value-type="string">
            <text:p>Alle m<text:span text:style-name="T11">öglichen Werkzeuge sind dort</text:span></text:p>
          </table:table-cell>
        </table:table-row>
        <table:table-row table:style-name="ro61">
          <table:table-cell office:value-type="string">
            <text:p>He sat down next to that chair</text:p>
          </table:table-cell>
          <table:table-cell office:value-type="string">
            <text:p>Er setzte sich neben diesen Stuhl</text:p>
          </table:table-cell>
        </table:table-row>
        <table:table-row table:style-name="ro52">
          <table:table-cell table:style-name="ce333" office:value-type="string">
            <text:p><text:s/>mit den Stiften </text:p>
          </table:table-cell>
          <table:table-cell office:value-type="string">
            <text:p>with the pens</text:p>
          </table:table-cell>
        </table:table-row>
        <table:table-row table:style-name="ro61" table:number-rows-repeated="2">
          <table:table-cell table:number-columns-repeated="2"/>
        </table:table-row>
        <table:table-row table:style-name="ro37">
          <table:table-cell table:style-name="ce153" office:value-type="string">
            <text:p>Dennoch </text:p>
          </table:table-cell>
          <table:table-cell office:value-type="string">
            <text:p>yet, still, nevertheless</text:p>
          </table:table-cell>
        </table:table-row>
        <table:table-row table:style-name="ro61">
          <table:table-cell office:value-type="string">
            <text:p>trotzdem</text:p>
          </table:table-cell>
          <table:table-cell office:value-type="string">
            <text:p>Nevertheless, anyway</text:p>
          </table:table-cell>
        </table:table-row>
        <table:table-row table:style-name="ro61">
          <table:table-cell office:value-type="string">
            <text:p>jedoch</text:p>
          </table:table-cell>
          <table:table-cell office:value-type="string">
            <text:p>however</text:p>
          </table:table-cell>
        </table:table-row>
        <table:table-row table:style-name="ro61">
          <table:table-cell office:value-type="string">
            <text:p>allerdings</text:p>
          </table:table-cell>
          <table:table-cell office:value-type="string">
            <text:p>However, indeed, certainly</text:p>
          </table:table-cell>
        </table:table-row>
        <table:table-row table:style-name="ro61">
          <table:table-cell office:value-type="string">
            <text:p>tatsächlich</text:p>
          </table:table-cell>
          <table:table-cell office:value-type="string">
            <text:p>indeed, actually</text:p>
          </table:table-cell>
        </table:table-row>
        <table:table-row table:style-name="ro61">
          <table:table-cell office:value-type="string">
            <text:p>eigentlich</text:p>
          </table:table-cell>
          <table:table-cell office:value-type="string">
            <text:p>actually</text:p>
          </table:table-cell>
        </table:table-row>
        <table:table-row table:style-name="ro61">
          <table:table-cell office:value-type="string">
            <text:p>zwar</text:p>
          </table:table-cell>
          <table:table-cell office:value-type="string">
            <text:p>though, indeed</text:p>
          </table:table-cell>
        </table:table-row>
        <table:table-row table:style-name="ro61">
          <table:table-cell office:value-type="string">
            <text:p>übrigens </text:p>
          </table:table-cell>
          <table:table-cell office:value-type="string">
            <text:p>by the way</text:p>
          </table:table-cell>
        </table:table-row>
        <table:table-row table:style-name="ro61">
          <table:table-cell office:value-type="string">
            <text:p>und zwar</text:p>
          </table:table-cell>
          <table:table-cell office:value-type="string">
            <text:p>in fact</text:p>
          </table:table-cell>
        </table:table-row>
        <table:table-row table:style-name="ro61">
          <table:table-cell office:value-type="string">
            <text:p>zusätzliche</text:p>
          </table:table-cell>
          <table:table-cell office:value-type="string">
            <text:p>additional</text:p>
          </table:table-cell>
        </table:table-row>
        <table:table-row table:style-name="ro61">
          <table:table-cell office:value-type="string">
            <text:p>sogar</text:p>
          </table:table-cell>
          <table:table-cell office:value-type="string">
            <text:p>even</text:p>
          </table:table-cell>
        </table:table-row>
        <table:table-row table:style-name="ro61">
          <table:table-cell office:value-type="string">
            <text:p>Ferner</text:p>
          </table:table-cell>
          <table:table-cell office:value-type="string">
            <text:p>Further</text:p>
          </table:table-cell>
        </table:table-row>
        <table:table-row table:style-name="ro61">
          <table:table-cell table:number-columns-repeated="2"/>
        </table:table-row>
        <table:table-row table:style-name="ro61">
          <table:table-cell table:style-name="ce193" office:value-type="string">
            <text:p>India has many ancient traditions. </text:p>
          </table:table-cell>
          <table:table-cell office:value-type="string">
            <text:p>Indien hat viele alte Traditionen</text:p>
          </table:table-cell>
        </table:table-row>
        <table:table-row table:style-name="ro61">
          <table:table-cell table:style-name="ce193" office:value-type="string">
            <text:p>Russia is a big country. </text:p>
          </table:table-cell>
          <table:table-cell office:value-type="string">
            <text:p>Russland ist ein grosses Land</text:p>
          </table:table-cell>
        </table:table-row>
        <table:table-row table:style-name="ro61">
          <table:table-cell table:style-name="ce193" office:value-type="string">
            <text:p>Duo flies to China by plane. </text:p>
          </table:table-cell>
          <table:table-cell office:value-type="string">
            <text:p>Duo fliegt im Flugzeug nach China</text:p>
          </table:table-cell>
        </table:table-row>
        <table:table-row table:style-name="ro37">
          <table:table-cell office:value-type="string">
            <text:p>Hiermit m<text:span text:style-name="T12">öchte ich bezahlen</text:span></text:p>
          </table:table-cell>
          <table:table-cell office:value-type="string">
            <text:p>I would like to pay with this</text:p>
          </table:table-cell>
        </table:table-row>
        <table:table-row table:style-name="ro61">
          <table:table-cell office:value-type="string">
            <text:p>weiterin</text:p>
          </table:table-cell>
          <table:table-cell office:value-type="string">
            <text:p>continue</text:p>
          </table:table-cell>
        </table:table-row>
        <table:table-row table:style-name="ro61">
          <table:table-cell office:value-type="string">
            <text:p>hingegen</text:p>
          </table:table-cell>
          <table:table-cell office:value-type="string">
            <text:p>on the other hand</text:p>
          </table:table-cell>
        </table:table-row>
        <table:table-row table:style-name="ro61">
          <table:table-cell office:value-type="string">
            <text:p>Finally they have him </text:p>
          </table:table-cell>
          <table:table-cell office:value-type="string">
            <text:p>Schliesslich haben sie ihn</text:p>
          </table:table-cell>
        </table:table-row>
        <table:table-row table:style-name="ro37">
          <table:table-cell office:value-type="string">
            <text:p>My program was just modified</text:p>
          </table:table-cell>
          <table:table-cell office:value-type="string">
            <text:p>Mein Programm wurde <text:span text:style-name="T14">soeben </text:span><text:span text:style-name="T22">ge</text:span><text:span text:style-name="T24">ändert</text:span></text:p>
          </table:table-cell>
        </table:table-row>
        <table:table-row table:style-name="ro61">
          <table:table-cell office:value-type="string">
            <text:p>More on this another time</text:p>
          </table:table-cell>
          <table:table-cell office:value-type="string">
            <text:p>Hierzu mehr ein anderes Mal</text:p>
          </table:table-cell>
        </table:table-row>
        <table:table-row table:style-name="ro61">
          <table:table-cell office:value-type="string">
            <text:p>he goes swimming as well</text:p>
          </table:table-cell>
          <table:table-cell office:value-type="string">
            <text:p>er geht ebenfalls schwimming</text:p>
          </table:table-cell>
        </table:table-row>
        <table:table-row table:style-name="ro61">
          <table:table-cell office:value-type="string">
            <text:p>In particularly</text:p>
          </table:table-cell>
          <table:table-cell office:value-type="string">
            <text:p>insbesondere</text:p>
          </table:table-cell>
        </table:table-row>
        <table:table-row table:style-name="ro61">
          <table:table-cell office:value-type="string">
            <text:p>Duo's best friend is a duck</text:p>
          </table:table-cell>
          <table:table-cell office:value-type="string">
            <text:p>Der Beste Freund von Duo ist eine Ente</text:p>
          </table:table-cell>
        </table:table-row>
        <table:table-row table:style-name="ro61">
          <table:table-cell table:style-name="ce193" office:value-type="string">
            <text:p>English has become an international language. </text:p>
          </table:table-cell>
          <table:table-cell office:value-type="string">
            <text:p>Englisch ist eine internationale Sprache geworden</text:p>
          </table:table-cell>
        </table:table-row>
        <table:table-row table:style-name="ro61">
          <table:table-cell table:style-name="ce193" office:value-type="string">
            <text:p>Tourism is of importance today. </text:p>
          </table:table-cell>
          <table:table-cell office:value-type="string">
            <text:p>Heute ist der Tourismous von Bedeutung</text:p>
          </table:table-cell>
        </table:table-row>
        <table:table-row table:style-name="ro61">
          <table:table-cell table:style-name="ce193" office:value-type="string">
            <text:p>She is about to go. </text:p>
          </table:table-cell>
          <table:table-cell office:value-type="string">
            <text:p>Sie ist im Begriff zu gehen</text:p>
          </table:table-cell>
        </table:table-row>
        <table:table-row table:style-name="ro77">
          <table:table-cell table:style-name="ce193" office:value-type="string">
            <text:p>Die Teilnehmer bekommen sowohl das Grundeinkommen ????  ihr Gehalt. </text:p>
          </table:table-cell>
          <table:table-cell office:value-type="string">
            <text:p>als auch</text:p>
          </table:table-cell>
        </table:table-row>
        <table:table-row table:style-name="ro77">
          <table:table-cell table:style-name="ce193" office:value-type="string">
            <text:p>Das System ist nicht nur in Deutschland, ????  in Finnland sehr bürokratisch. </text:p>
          </table:table-cell>
          <table:table-cell office:value-type="string">
            <text:p>sondern auch</text:p>
          </table:table-cell>
        </table:table-row>
        <table:table-row table:style-name="ro61">
          <table:table-cell table:style-name="ce193" office:value-type="string">
            <text:p>Ich finde das Experiment ???? gut noch schlecht. </text:p>
          </table:table-cell>
          <table:table-cell office:value-type="string">
            <text:p>weder</text:p>
          </table:table-cell>
        </table:table-row>
        <table:table-row table:style-name="ro77">
          <table:table-cell table:style-name="ce193" office:value-type="string">
            <text:p>Ich möchte ??? mehr Geld verdienen oder mir eine neue Arbeit suchen. </text:p>
          </table:table-cell>
          <table:table-cell office:value-type="string">
            <text:p>entweder</text:p>
          </table:table-cell>
        </table:table-row>
        <table:table-row table:style-name="ro77">
          <table:table-cell table:style-name="ce193" office:value-type="string">
            <text:p>Freudenberg liegt (1) Westen Deutschlands, etwa 80 Kilometer östlich </text:p>
          </table:table-cell>
          <table:table-cell office:value-type="string">
            <text:p>im</text:p>
          </table:table-cell>
        </table:table-row>
        <table:table-row table:style-name="ro61">
          <table:table-cell table:style-name="ce193" office:value-type="string">
            <text:p>, etwa 80 Kilometer östlich (2) Köln. </text:p>
          </table:table-cell>
          <table:table-cell office:value-type="string">
            <text:p>von</text:p>
          </table:table-cell>
        </table:table-row>
        <table:table-row table:style-name="ro77">
          <table:table-cell table:style-name="ce193" office:value-type="string">
            <text:p>(3) der Aussichtsplattform hat man einen tollen Blick (4) das kleine Städtchen. </text:p>
          </table:table-cell>
          <table:table-cell office:value-type="string">
            <text:p>Von, auf</text:p>
          </table:table-cell>
        </table:table-row>
        <table:table-row table:style-name="ro76">
          <table:table-cell table:style-name="ce193" office:value-type="string">
            <text:p>Auf Instagram kann man (5) dem Hashtag #Freudenberg Fotos sehen. Viele Touristen kommen täglich (6) Freudenberg, um hier den Blick zu genießen </text:p>
          </table:table-cell>
          <table:table-cell office:value-type="string">
            <text:p>unter, nach</text:p>
          </table:table-cell>
        </table:table-row>
        <table:table-row table:style-name="ro76">
          <table:table-cell table:style-name="ce193" office:value-type="string">
            <text:p>Einige Besucher bleiben nicht lange (7) der Stadt, sondern fahren bald weiter. Die Stadt will für die Besucher einiges angenehmer machen: sollen. </text:p>
          </table:table-cell>
          <table:table-cell office:value-type="string">
            <text:p>in</text:p>
          </table:table-cell>
        </table:table-row>
        <table:table-row table:style-name="ro77">
          <table:table-cell table:style-name="ce193" office:value-type="string">
            <text:p>(8) der Treppe sollen Parkplätze zur Aussichtsplattform gebaut werden. </text:p>
          </table:table-cell>
          <table:table-cell office:value-type="string">
            <text:p>An</text:p>
          </table:table-cell>
        </table:table-row>
        <table:table-row table:style-name="ro38">
          <table:table-cell office:value-type="string">
            <text:p>??? ??? 33 Jahren unseres Bestehens </text:p>
            <text:p>Standen wir mit 50 Auschwitz-Überlebenden</text:p>
          </table:table-cell>
          <table:table-cell office:value-type="string">
            <text:p>In den</text:p>
          </table:table-cell>
        </table:table-row>
        <table:table-row table:style-name="ro37">
          <table:table-cell office:value-type="string">
            <text:p>Der Papiermüll <text:span text:style-name="T14">gehört</text:span> in d?? blau?? Tonne.</text:p>
          </table:table-cell>
          <table:table-cell office:value-type="string">
            <text:p>die, blaue</text:p>
          </table:table-cell>
        </table:table-row>
        <table:table-row table:style-name="ro61">
          <table:table-cell table:style-name="ce193" office:value-type="string">
            <text:p>Der Plastikmüll sollte in d?? gelb?? Mülltonne landen. </text:p>
          </table:table-cell>
          <table:table-cell office:value-type="string">
            <text:p>der, gelben</text:p>
          </table:table-cell>
        </table:table-row>
        <table:table-row table:style-name="ro77">
          <table:table-cell table:style-name="ce193" office:value-type="string">
            <text:p> Die Industrie verarbeitet zu viele verschiedenen Plastikarten in ein?? Produkt. </text:p>
          </table:table-cell>
          <table:table-cell office:value-type="string">
            <text:p>einem</text:p>
          </table:table-cell>
        </table:table-row>
        <table:table-row table:style-name="ro77">
          <table:table-cell table:style-name="ce193" office:value-type="string">
            <text:p> Was nicht in Deutschland recycelt wird, wird oft in ausländisch?? Anlagen verbrannt. </text:p>
          </table:table-cell>
          <table:table-cell office:value-type="string">
            <text:p>ausl<text:span text:style-name="T12">ändischen</text:span></text:p>
          </table:table-cell>
        </table:table-row>
        <table:table-row table:style-name="ro77">
          <table:table-cell table:style-name="ce193" office:value-type="string">
            <text:p> In viel?? arm?? Ländern gibt es keine sicheren Verbrennungsanlagen. </text:p>
          </table:table-cell>
          <table:table-cell office:value-type="string">
            <text:p>vielen, armen</text:p>
          </table:table-cell>
        </table:table-row>
        <table:table-row table:style-name="ro38">
          <table:table-cell office:value-type="string">
            <text:p><text:s/>Es muss etwas getan werden, </text:p>
            <text:p>dass nicht mehr so viel Müll ??? Meer endet!</text:p>
          </table:table-cell>
          <table:table-cell office:value-type="string">
            <text:p>im</text:p>
          </table:table-cell>
        </table:table-row>
        <table:table-row table:style-name="ro42">
          <table:table-cell office:value-type="string">
            <text:p>In Malaysia wird in d?? Nähe von Wohngebieten</text:p>
            <text:p><text:s/>Müll verbrannt, </text:p>
            <text:p>Was für die Anwohner sehr schädlich ist.</text:p>
          </table:table-cell>
          <table:table-cell office:value-type="string">
            <text:p>der</text:p>
          </table:table-cell>
        </table:table-row>
        <table:table-row table:style-name="ro77">
          <table:table-cell table:style-name="ce193" office:value-type="string">
            <text:p>Die Plastiktüte gehört nicht in dies?? Mülltonne, sondern in die daneben. </text:p>
          </table:table-cell>
          <table:table-cell office:value-type="string">
            <text:p>diese</text:p>
          </table:table-cell>
        </table:table-row>
        <table:table-row table:style-name="ro61">
          <table:table-cell office:value-type="string">
            <text:p>Scheidung,</text:p>
          </table:table-cell>
          <table:table-cell office:value-type="string">
            <text:p>divorce</text:p>
          </table:table-cell>
        </table:table-row>
        <table:table-row table:style-name="ro61">
          <table:table-cell office:value-type="string">
            <text:p>Verhältnisse</text:p>
          </table:table-cell>
          <table:table-cell office:value-type="string">
            <text:p>conditions</text:p>
          </table:table-cell>
        </table:table-row>
        <table:table-row table:style-name="ro82">
          <table:table-cell table:style-name="ce193" office:value-type="string">
            <text:p>Herr Dimpker ist Schuldnerberater. Verschuldete Menschen kommen zu ??? in die Beratung. </text:p>
          </table:table-cell>
          <table:table-cell office:value-type="string">
            <text:p>ihm </text:p>
          </table:table-cell>
        </table:table-row>
        <table:table-row table:style-name="ro82">
          <table:table-cell table:style-name="ce193" office:value-type="string">
            <text:p>Manche Schuldner wollten gar nicht in die Beratung. Die Familie hat ??? dazu gedrängt. </text:p>
          </table:table-cell>
          <table:table-cell office:value-type="string">
            <text:p>sie</text:p>
          </table:table-cell>
        </table:table-row>
        <table:table-row table:style-name="ro83">
          <table:table-cell office:value-type="string">
            <text:p>Andere gehen freiwillig in Dimpkers Beratung. </text:p>
            <text:p>Sie bitten ??? um Hilfe.</text:p>
          </table:table-cell>
          <table:table-cell office:value-type="string">
            <text:p>ihn</text:p>
          </table:table-cell>
        </table:table-row>
        <table:table-row table:style-name="ro83">
          <table:table-cell office:value-type="string">
            <text:p>Viele Menschen erzählen niemandem von ihren Schulden. </text:p>
            <text:p>Es ist ???? peinlich.</text:p>
          </table:table-cell>
          <table:table-cell office:value-type="string">
            <text:p>ihnen</text:p>
          </table:table-cell>
        </table:table-row>
        <table:table-row table:style-name="ro89">
          <table:table-cell office:value-type="string">
            <text:p>Damit die anderen nichts merken, verkaufen sie </text:p>
            <text:p>das Auto nicht. Sie behalten ???? und </text:p>
            <text:p>Bezahlen stattdessen keine Miete.</text:p>
          </table:table-cell>
          <table:table-cell office:value-type="string">
            <text:p>es</text:p>
          </table:table-cell>
        </table:table-row>
        <table:table-row table:style-name="ro83">
          <table:table-cell office:value-type="string">
            <text:p>Die Schuldner kennen die Problematik. </text:p>
            <text:p>Trotzdem wollen sie sich nicht mit ???? auseinandersetzen.</text:p>
          </table:table-cell>
          <table:table-cell office:value-type="string">
            <text:p>ihr</text:p>
          </table:table-cell>
        </table:table-row>
        <table:named-expressions/>
      </table:table>
      <table:table table:name="links" table:style-name="ta18" table:print="false">
        <office:forms form:automatic-focus="false" form:apply-design-mode="false"/>
        <table:table-column table:style-name="co55" table:default-cell-style-name="ce153"/>
        <table:table-column table:style-name="co56" table:default-cell-style-name="Default"/>
        <table:table-column table:style-name="co57" table:default-cell-style-name="Default"/>
        <table:table-column table:style-name="co6" table:number-columns-repeated="1021" table:default-cell-style-name="Default"/>
        <table:table-row table:style-name="ro21">
          <table:table-cell table:style-name="ce198" office:value-type="string" table:number-columns-spanned="2" table:number-rows-spanned="1">
            <text:p>http://www.spiegel.de/wissenschaft/natur/jetstream-und-arktis-wie-die-kaeltewelle-zur-erderwaermung-passen-koennte-a-1186767.html</text:p>
          </table:table-cell>
          <table:covered-table-cell table:style-name="ce198"/>
          <table:table-cell table:number-columns-repeated="1022"/>
        </table:table-row>
        <table:table-row table:style-name="ro37">
          <table:table-cell office:value-type="string">
            <text:p>Erwärmung </text:p>
          </table:table-cell>
          <table:table-cell office:value-type="string">
            <text:p>warming</text:p>
          </table:table-cell>
          <table:table-cell table:number-columns-repeated="1022"/>
        </table:table-row>
        <table:table-row table:style-name="ro37">
          <table:table-cell office:value-type="string">
            <text:p>vereinbar </text:p>
          </table:table-cell>
          <table:table-cell office:value-type="string">
            <text:p>combatible</text:p>
          </table:table-cell>
          <table:table-cell table:number-columns-repeated="1022"/>
        </table:table-row>
        <table:table-row table:style-name="ro37">
          <table:table-cell office:value-type="string">
            <text:p>Zusammenhang </text:p>
          </table:table-cell>
          <table:table-cell office:value-type="string">
            <text:p>connection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fortschreiten</text:p>
          </table:table-cell>
          <table:table-cell office:value-type="string">
            <text:p>progress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rasant</text:p>
          </table:table-cell>
          <table:table-cell office:value-type="string">
            <text:p>fast</text:p>
          </table:table-cell>
          <table:table-cell table:number-columns-repeated="1022"/>
        </table:table-row>
        <table:table-row table:style-name="ro37">
          <table:table-cell table:style-name="ce199" office:value-type="string" table:number-columns-spanned="2" table:number-rows-spanned="1">
            <text:p>http://www.nachrichtenleicht.de/filme-und-buecher-2017.2045.de.html?dram:article_id=407476</text:p>
          </table:table-cell>
          <table:covered-table-cell table:style-name="ce199"/>
          <table:table-cell table:number-columns-repeated="1022"/>
        </table:table-row>
        <table:table-row table:style-name="ro37">
          <table:table-cell office:value-type="string">
            <text:p>mit Absicht </text:p>
          </table:table-cell>
          <table:table-cell office:value-type="string">
            <text:p>on purpose</text:p>
          </table:table-cell>
          <table:table-cell table:number-columns-repeated="1022"/>
        </table:table-row>
        <table:table-row table:style-name="ro37">
          <table:table-cell office:value-type="string">
            <text:p>Zuschauern </text:p>
          </table:table-cell>
          <table:table-cell office:value-type="string">
            <text:p>viewers</text:p>
          </table:table-cell>
          <table:table-cell table:number-columns-repeated="1022"/>
        </table:table-row>
        <table:table-row table:style-name="ro37">
          <table:table-cell office:value-type="string">
            <text:p>Einfach unverbesserlich </text:p>
          </table:table-cell>
          <table:table-cell office:value-type="string">
            <text:p>Απλά αδιόρθωτος</text:p>
          </table:table-cell>
          <table:table-cell table:number-columns-repeated="1022"/>
        </table:table-row>
        <table:table-row table:style-name="ro37">
          <table:table-cell office:value-type="string">
            <text:p>aussterben </text:p>
          </table:table-cell>
          <table:table-cell office:value-type="string">
            <text:p>die out/έχουν εκλείψει</text:p>
          </table:table-cell>
          <table:table-cell table:number-columns-repeated="1022"/>
        </table:table-row>
        <table:table-row table:style-name="ro28">
          <table:table-cell table:style-name="Default"/>
          <table:table-cell table:number-columns-repeated="1023"/>
        </table:table-row>
        <table:table-row table:style-name="ro37">
          <table:table-cell table:style-name="ce200" office:value-type="string" table:number-columns-spanned="2" table:number-rows-spanned="1">
            <text:p><text:span text:style-name="T17"><text:a xlink:href="http://www.spiegel.de/wirtschaft/unternehmen/banker-in-frankfurt-veraengstlicht-demotiviert-gut-bezahlt-a-1186876.html">http://www.spiegel.de/wirtschaft/unternehmen/banker-in-frankfurt-veraengstlicht-demotiviert-gut-bezahlt-a-1186876.html</text:a></text:span></text:p>
          </table:table-cell>
          <table:covered-table-cell table:style-name="ce200"/>
          <table:table-cell table:number-columns-repeated="1022"/>
        </table:table-row>
        <table:table-row table:style-name="ro37">
          <table:table-cell table:style-name="ce157" office:value-type="string">
            <text:p>häufiger </text:p>
          </table:table-cell>
          <table:table-cell office:value-type="string">
            <text:p>frequently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immer noch ein</text:p>
          </table:table-cell>
          <table:table-cell office:value-type="string">
            <text:p>still one</text:p>
          </table:table-cell>
          <table:table-cell table:number-columns-repeated="1022"/>
        </table:table-row>
        <table:table-row table:style-name="ro37">
          <table:table-cell office:value-type="string">
            <text:p>Bankenbranche </text:p>
          </table:table-cell>
          <table:table-cell office:value-type="string">
            <text:p>banking industry</text:p>
          </table:table-cell>
          <table:table-cell table:number-columns-repeated="1022"/>
        </table:table-row>
        <table:table-row table:style-name="ro37">
          <table:table-cell office:value-type="string">
            <text:p>gelitten </text:p>
          </table:table-cell>
          <table:table-cell office:value-type="string">
            <text:p>suffer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vor allem </text:p>
          </table:table-cell>
          <table:table-cell office:value-type="string">
            <text:p>especially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Beschäftige </text:p>
          </table:table-cell>
          <table:table-cell office:value-type="string">
            <text:p>employees</text:p>
          </table:table-cell>
          <table:table-cell table:number-columns-repeated="1022"/>
        </table:table-row>
        <table:table-row table:style-name="ro37">
          <table:table-cell office:value-type="string">
            <text:p>Das Einzige </text:p>
          </table:table-cell>
          <table:table-cell office:value-type="string">
            <text:p>the only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türme</text:p>
          </table:table-cell>
          <table:table-cell office:value-type="string">
            <text:p>towers</text:p>
          </table:table-cell>
          <table:table-cell table:number-columns-repeated="1022"/>
        </table:table-row>
        <table:table-row table:style-name="ro37">
          <table:table-cell office:value-type="string">
            <text:p>entfernt </text:p>
          </table:table-cell>
          <table:table-cell office:value-type="string">
            <text:p>away</text:p>
          </table:table-cell>
          <table:table-cell table:number-columns-repeated="1022"/>
        </table:table-row>
        <table:table-row table:style-name="ro37">
          <table:table-cell table:style-name="ce170" office:value-type="string">
            <text:p>geeignete</text:p>
          </table:table-cell>
          <table:table-cell office:value-type="string">
            <text:p>suitable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lohnen sich </text:p>
          </table:table-cell>
          <table:table-cell office:value-type="string">
            <text:p>Are worthwile</text:p>
          </table:table-cell>
          <table:table-cell table:number-columns-repeated="1022"/>
        </table:table-row>
        <table:table-row table:style-name="ro37">
          <table:table-cell office:value-type="string">
            <text:p>Gehälter </text:p>
          </table:table-cell>
          <table:table-cell office:value-type="string">
            <text:p>wages</text:p>
          </table:table-cell>
          <table:table-cell table:number-columns-repeated="1022"/>
        </table:table-row>
        <table:table-row table:style-name="ro37">
          <table:table-cell office:value-type="string">
            <text:p>miterlebt </text:p>
          </table:table-cell>
          <table:table-cell office:value-type="string">
            <text:p>witnessed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genießt</text:p>
          </table:table-cell>
          <table:table-cell office:value-type="string">
            <text:p>enjoy</text:p>
          </table:table-cell>
          <table:table-cell table:number-columns-repeated="1022"/>
        </table:table-row>
        <table:table-row table:style-name="ro37">
          <table:table-cell office:value-type="string">
            <text:p>Dennoch </text:p>
          </table:table-cell>
          <table:table-cell office:value-type="string">
            <text:p>Still</text:p>
          </table:table-cell>
          <table:table-cell table:number-columns-repeated="1022"/>
        </table:table-row>
        <table:table-row table:style-name="ro37">
          <table:table-cell office:value-type="string">
            <text:p>Schnitt </text:p>
          </table:table-cell>
          <table:table-cell office:value-type="string">
            <text:p>cut</text:p>
          </table:table-cell>
          <table:table-cell table:number-columns-repeated="1022"/>
        </table:table-row>
        <table:table-row table:style-name="ro37">
          <table:table-cell office:value-type="string">
            <text:p>erstarrt </text:p>
          </table:table-cell>
          <table:table-cell office:value-type="string">
            <text:p>petrified, frozen</text:p>
          </table:table-cell>
          <table:table-cell table:number-columns-repeated="1022"/>
        </table:table-row>
        <table:table-row table:style-name="ro37">
          <table:table-cell office:value-type="string">
            <text:p>stetig </text:p>
          </table:table-cell>
          <table:table-cell office:value-type="string">
            <text:p>steady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Erleichterung </text:p>
          </table:table-cell>
          <table:table-cell office:value-type="string">
            <text:p>relief</text:p>
          </table:table-cell>
          <table:table-cell table:number-columns-repeated="1022"/>
        </table:table-row>
        <table:table-row table:style-name="ro37">
          <table:table-cell office:value-type="string">
            <text:p>Fortsetzung </text:p>
          </table:table-cell>
          <table:table-cell office:value-type="string">
            <text:p>continuation</text:p>
          </table:table-cell>
          <table:table-cell table:number-columns-repeated="1022"/>
        </table:table-row>
        <table:table-row table:style-name="ro37">
          <table:table-cell office:value-type="string">
            <text:p>breiten Bogen </text:p>
          </table:table-cell>
          <table:table-cell office:value-type="string">
            <text:p>wide arch</text:p>
          </table:table-cell>
          <table:table-cell table:number-columns-repeated="1022"/>
        </table:table-row>
        <table:table-row table:style-name="ro37">
          <table:table-cell office:value-type="string">
            <text:p>Aufnahme </text:p>
          </table:table-cell>
          <table:table-cell office:value-type="string">
            <text:p>admission</text:p>
          </table:table-cell>
          <table:table-cell table:number-columns-repeated="1022"/>
        </table:table-row>
        <table:table-row table:style-name="ro37">
          <table:table-cell office:value-type="string">
            <text:p>tiefgehenden </text:p>
          </table:table-cell>
          <table:table-cell office:value-type="string">
            <text:p>deep</text:p>
          </table:table-cell>
          <table:table-cell table:number-columns-repeated="1022"/>
        </table:table-row>
        <table:table-row table:style-name="ro37">
          <table:table-cell office:value-type="string">
            <text:p>ernsthaften </text:p>
          </table:table-cell>
          <table:table-cell office:value-type="string">
            <text:p>serious</text:p>
          </table:table-cell>
          <table:table-cell table:number-columns-repeated="1022"/>
        </table:table-row>
        <table:table-row table:style-name="ro37">
          <table:table-cell office:value-type="string">
            <text:p>überzeugt </text:p>
          </table:table-cell>
          <table:table-cell office:value-type="string">
            <text:p>convinced</text:p>
          </table:table-cell>
          <table:table-cell table:number-columns-repeated="1022"/>
        </table:table-row>
        <table:table-row table:style-name="ro37">
          <table:table-cell office:value-type="string">
            <text:p>Aufbruch </text:p>
          </table:table-cell>
          <table:table-cell office:value-type="string">
            <text:p>start</text:p>
          </table:table-cell>
          <table:table-cell table:number-columns-repeated="1022"/>
        </table:table-row>
        <table:table-row table:style-name="ro37">
          <table:table-cell office:value-type="string">
            <text:p>ist mir nicht bange </text:p>
          </table:table-cell>
          <table:table-cell office:value-type="string">
            <text:p>i am not afraid</text:p>
          </table:table-cell>
          <table:table-cell table:number-columns-repeated="1022"/>
        </table:table-row>
        <table:table-row table:style-name="ro28">
          <table:table-cell table:style-name="Default"/>
          <table:table-cell table:number-columns-repeated="1023"/>
        </table:table-row>
        <table:table-row table:style-name="ro37">
          <table:table-cell table:style-name="ce196" office:value-type="string" table:number-columns-spanned="2" table:number-rows-spanned="1">
            <text:p>http://www.spiegel.de/politik/deutschland/cdu-csu-und-spd-einigen-sich-bei-groko-sondierung-die-laengste-nacht-a-1187496.html</text:p>
          </table:table-cell>
          <table:covered-table-cell table:style-name="ce196"/>
          <table:table-cell table:number-columns-repeated="1022"/>
        </table:table-row>
        <table:table-row table:style-name="ro37">
          <table:table-cell table:style-name="Default" office:value-type="string">
            <text:p>Geschafft</text:p>
          </table:table-cell>
          <table:table-cell office:value-type="string">
            <text:p>done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Eindr<text:span text:style-name="T7">ücke aus der Nacht</text:span></text:p>
          </table:table-cell>
          <table:table-cell office:value-type="string">
            <text:p>impressions from the night</text:p>
          </table:table-cell>
          <table:table-cell table:number-columns-repeated="1022"/>
        </table:table-row>
        <table:table-row table:style-name="ro28" table:number-rows-repeated="2">
          <table:table-cell table:style-name="Default"/>
          <table:table-cell table:number-columns-repeated="1023"/>
        </table:table-row>
        <table:table-row table:style-name="ro37">
          <table:table-cell table:style-name="ce196" office:value-type="string" table:number-columns-spanned="2" table:number-rows-spanned="1">
            <text:p>http://www.dw.com/de/in-der-mensa/a-40145546?maca=de-DKnewsletter_dif_de-2197-html-newsletter</text:p>
          </table:table-cell>
          <table:covered-table-cell table:style-name="ce196"/>
          <table:table-cell table:number-columns-repeated="1022"/>
        </table:table-row>
        <table:table-row table:style-name="ro37">
          <table:table-cell table:style-name="Default" office:value-type="string">
            <text:p>In der Mensa</text:p>
          </table:table-cell>
          <table:table-cell office:value-type="string">
            <text:p>στην καφετέρια</text:p>
          </table:table-cell>
          <table:table-cell table:number-columns-repeated="1022"/>
        </table:table-row>
        <table:table-row table:style-name="ro37">
          <table:table-cell office:value-type="string">
            <text:p>entstanden </text:p>
          </table:table-cell>
          <table:table-cell office:value-type="string">
            <text:p>προέκυψε</text:p>
          </table:table-cell>
          <table:table-cell table:number-columns-repeated="1022"/>
        </table:table-row>
        <table:table-row table:style-name="ro37">
          <table:table-cell office:value-type="string">
            <text:p>niedrig </text:p>
          </table:table-cell>
          <table:table-cell office:value-type="string">
            <text:p>χαμηλός</text:p>
          </table:table-cell>
          <table:table-cell table:number-columns-repeated="1022"/>
        </table:table-row>
        <table:table-row table:style-name="ro37">
          <table:table-cell office:value-type="string">
            <text:p>zu zweit ist </text:p>
          </table:table-cell>
          <table:table-cell office:value-type="string">
            <text:p>να είσαι ζευγάρι</text:p>
          </table:table-cell>
          <table:table-cell table:number-columns-repeated="1022"/>
        </table:table-row>
        <table:table-row table:style-name="ro37">
          <table:table-cell office:value-type="string">
            <text:p>ansonsten </text:p>
          </table:table-cell>
          <table:table-cell office:value-type="string">
            <text:p>αλλιώς</text:p>
          </table:table-cell>
          <table:table-cell table:number-columns-repeated="1022"/>
        </table:table-row>
        <table:table-row table:style-name="ro37">
          <table:table-cell office:value-type="string">
            <text:p>eher </text:p>
          </table:table-cell>
          <table:table-cell office:value-type="string">
            <text:p>περισσότερο/rather</text:p>
          </table:table-cell>
          <table:table-cell table:number-columns-repeated="1022"/>
        </table:table-row>
        <table:table-row table:style-name="ro37">
          <table:table-cell office:value-type="string">
            <text:p>vitaminarm </text:p>
          </table:table-cell>
          <table:table-cell office:value-type="string">
            <text:p>vitamin poor</text:p>
          </table:table-cell>
          <table:table-cell table:number-columns-repeated="1022"/>
        </table:table-row>
        <table:table-row table:style-name="ro37">
          <table:table-cell office:value-type="string">
            <text:p>solche Gerichte </text:p>
          </table:table-cell>
          <table:table-cell office:value-type="string">
            <text:p>such dishes</text:p>
          </table:table-cell>
          <table:table-cell table:number-columns-repeated="1022"/>
        </table:table-row>
        <table:table-row table:style-name="ro37">
          <table:table-cell office:value-type="string">
            <text:p>mindestens </text:p>
          </table:table-cell>
          <table:table-cell office:value-type="string">
            <text:p>at least</text:p>
          </table:table-cell>
          <table:table-cell table:number-columns-repeated="1022"/>
        </table:table-row>
        <table:table-row table:style-name="ro37">
          <table:table-cell office:value-type="string">
            <text:p>verwendet </text:p>
          </table:table-cell>
          <table:table-cell office:value-type="string">
            <text:p>used</text:p>
          </table:table-cell>
          <table:table-cell table:number-columns-repeated="1022"/>
        </table:table-row>
        <table:table-row table:style-name="ro37">
          <table:table-cell office:value-type="string">
            <text:p>sogar </text:p>
          </table:table-cell>
          <table:table-cell office:value-type="string">
            <text:p>even</text:p>
          </table:table-cell>
          <table:table-cell table:number-columns-repeated="1022"/>
        </table:table-row>
        <table:table-row table:style-name="ro37">
          <table:table-cell office:value-type="string">
            <text:p>ernähren </text:p>
          </table:table-cell>
          <table:table-cell office:value-type="string">
            <text:p>feed</text:p>
          </table:table-cell>
          <table:table-cell table:number-columns-repeated="1022"/>
        </table:table-row>
        <table:table-row table:style-name="ro37">
          <table:table-cell office:value-type="string">
            <text:p>Kommen...zurecht </text:p>
          </table:table-cell>
          <table:table-cell office:value-type="string">
            <text:p>to handle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irgendeiner </text:p>
          </table:table-cell>
          <table:table-cell office:value-type="string">
            <text:p>anyone</text:p>
          </table:table-cell>
          <table:table-cell table:number-columns-repeated="1022"/>
        </table:table-row>
        <table:table-row table:style-name="ro28">
          <table:table-cell table:style-name="Default"/>
          <table:table-cell table:number-columns-repeated="1023"/>
        </table:table-row>
        <table:table-row table:style-name="ro37">
          <table:table-cell table:style-name="ce196" office:value-type="string" table:number-columns-spanned="2" table:number-rows-spanned="1">
            <text:p>http://www.sueddeutsche.de/kultur/was-ist-heimat-heimat-ist-wenn-sich-das-wlan-automatisch-verbindet-1.3836110</text:p>
          </table:table-cell>
          <table:covered-table-cell table:style-name="ce196"/>
          <table:table-cell table:number-columns-repeated="1022"/>
        </table:table-row>
        <table:table-row table:style-name="ro28">
          <table:table-cell table:style-name="Default"/>
          <table:table-cell table:number-columns-repeated="1023"/>
        </table:table-row>
        <table:table-row table:style-name="ro37">
          <table:table-cell table:style-name="Default" office:value-type="string">
            <text:p>http://harry.dw.com/bf/home?0</text:p>
          </table:table-cell>
          <table:table-cell table:number-columns-repeated="1023"/>
        </table:table-row>
        <table:table-row table:style-name="ro28">
          <table:table-cell table:style-name="Default"/>
          <table:table-cell table:number-columns-repeated="1023"/>
        </table:table-row>
        <table:table-row table:style-name="ro38">
          <table:table-cell office:value-type="string">
            <text:p>Harry wird vom Blitz getroffen </text:p>
          </table:table-cell>
          <table:table-cell table:style-name="ce153" office:value-type="string">
            <text:p>Harry gets struck by lightning. </text:p>
          </table:table-cell>
          <table:table-cell table:number-columns-repeated="1022"/>
        </table:table-row>
        <table:table-row table:style-name="ro28">
          <table:table-cell table:style-name="Default"/>
          <table:table-cell table:number-columns-repeated="1023"/>
        </table:table-row>
        <table:table-row table:style-name="ro37">
          <table:table-cell table:style-name="ce201" office:value-type="string" table:number-columns-spanned="2" table:number-rows-spanned="1">
            <text:p>http://www.spiegel.de/politik/ausland/eu-gipfel-angela-merkel-fordert-polen-und-ungarn-heraus-a-1195021.html</text:p>
          </table:table-cell>
          <table:covered-table-cell table:style-name="ce201"/>
          <table:table-cell table:style-name="ce206" table:number-columns-repeated="1022"/>
        </table:table-row>
        <table:table-row table:style-name="ro37">
          <table:table-cell table:style-name="Default" office:value-type="string">
            <text:p>erwartet</text:p>
          </table:table-cell>
          <table:table-cell office:value-type="string">
            <text:p>expected</text:p>
          </table:table-cell>
          <table:table-cell office:value-type="string">
            <text:p>erwartet expected expected erwartet</text:p>
          </table:table-cell>
          <table:table-cell table:number-columns-repeated="1021"/>
        </table:table-row>
        <table:table-row table:style-name="ro37">
          <table:table-cell table:style-name="ce157" office:value-type="string">
            <text:p>Entsprechend </text:p>
          </table:table-cell>
          <table:table-cell office:value-type="string">
            <text:p>corresponding, accordingly</text:p>
          </table:table-cell>
          <table:table-cell table:number-columns-repeated="1022"/>
        </table:table-row>
        <table:table-row table:style-name="ro37">
          <table:table-cell office:value-type="string">
            <text:p>völlig offen </text:p>
          </table:table-cell>
          <table:table-cell office:value-type="string">
            <text:p>completelly open</text:p>
          </table:table-cell>
          <table:table-cell table:number-columns-repeated="1022"/>
        </table:table-row>
        <table:table-row table:style-name="ro37">
          <table:table-cell office:value-type="string">
            <text:p>allerdings </text:p>
          </table:table-cell>
          <table:table-cell office:value-type="string">
            <text:p>though</text:p>
          </table:table-cell>
          <table:table-cell table:number-columns-repeated="1022"/>
        </table:table-row>
        <table:table-row table:style-name="ro28">
          <table:table-cell table:style-name="Default"/>
          <table:table-cell table:number-columns-repeated="1023"/>
        </table:table-row>
        <table:table-row table:style-name="ro37">
          <table:table-cell table:style-name="ce196" office:value-type="string" table:number-columns-spanned="2" table:number-rows-spanned="1">
            <text:p>http://www.spiegel.de/lebenundlernen/uni/deutschland-warum-unis-sexuelle-uebergriffe-und-mobbing-beguenstigen-a-1188769.html</text:p>
          </table:table-cell>
          <table:covered-table-cell table:style-name="ce196"/>
          <table:table-cell table:number-columns-repeated="1022"/>
        </table:table-row>
        <table:table-row table:style-name="ro37">
          <table:table-cell table:style-name="Default" office:value-type="string">
            <text:p>hatte.. gefreut</text:p>
          </table:table-cell>
          <table:table-cell office:value-type="string">
            <text:p>looking forward</text:p>
          </table:table-cell>
          <table:table-cell table:number-columns-repeated="1022"/>
        </table:table-row>
        <table:table-row table:style-name="ro37">
          <table:table-cell office:value-type="string">
            <text:p>Betreuer </text:p>
          </table:table-cell>
          <table:table-cell office:value-type="string">
            <text:p>supervisor</text:p>
          </table:table-cell>
          <table:table-cell table:number-columns-repeated="1022"/>
        </table:table-row>
        <table:table-row table:style-name="ro37">
          <table:table-cell office:value-type="string">
            <text:p>Begegnung </text:p>
          </table:table-cell>
          <table:table-cell office:value-type="string">
            <text:p>encounter</text:p>
          </table:table-cell>
          <table:table-cell table:number-columns-repeated="1022"/>
        </table:table-row>
        <table:table-row table:style-name="ro37">
          <table:table-cell office:value-type="string">
            <text:p>hässlich </text:p>
          </table:table-cell>
          <table:table-cell office:value-type="string">
            <text:p>ungly</text:p>
          </table:table-cell>
          <table:table-cell table:number-columns-repeated="1022"/>
        </table:table-row>
        <table:table-row table:style-name="ro37">
          <table:table-cell office:value-type="string">
            <text:p>Erlebnisse </text:p>
          </table:table-cell>
          <table:table-cell office:value-type="string">
            <text:p>adventures</text:p>
          </table:table-cell>
          <table:table-cell table:number-columns-repeated="1022"/>
        </table:table-row>
        <table:table-row table:style-name="ro37">
          <table:table-cell office:value-type="string">
            <text:p>ausnutzen </text:p>
          </table:table-cell>
          <table:table-cell office:value-type="string">
            <text:p>exploit</text:p>
          </table:table-cell>
          <table:table-cell table:number-columns-repeated="1022"/>
        </table:table-row>
        <table:table-row table:style-name="ro37">
          <table:table-cell office:value-type="string">
            <text:p>störte sich </text:p>
          </table:table-cell>
          <table:table-cell office:value-type="string">
            <text:p>disturbed</text:p>
          </table:table-cell>
          <table:table-cell table:number-columns-repeated="1022"/>
        </table:table-row>
        <table:table-row table:style-name="ro37">
          <table:table-cell office:value-type="string">
            <text:p>Studienleistungen </text:p>
          </table:table-cell>
          <table:table-cell office:value-type="string">
            <text:p>coursework</text:p>
          </table:table-cell>
          <table:table-cell table:number-columns-repeated="1022"/>
        </table:table-row>
        <table:table-row table:style-name="ro37">
          <table:table-cell office:value-type="string">
            <text:p>Schlag </text:p>
          </table:table-cell>
          <table:table-cell office:value-type="string">
            <text:p>slap, sfaliara</text:p>
          </table:table-cell>
          <table:table-cell table:number-columns-repeated="1022"/>
        </table:table-row>
        <table:table-row table:style-name="ro37">
          <table:table-cell office:value-type="string">
            <text:p>Grufti-Szene </text:p>
          </table:table-cell>
          <table:table-cell office:value-type="string">
            <text:p>Goth scene</text:p>
          </table:table-cell>
          <table:table-cell table:number-columns-repeated="1022"/>
        </table:table-row>
        <table:table-row table:style-name="ro37">
          <table:table-cell office:value-type="string">
            <text:p>unterschiedlich </text:p>
          </table:table-cell>
          <table:table-cell office:value-type="string">
            <text:p>different</text:p>
          </table:table-cell>
          <table:table-cell table:number-columns-repeated="1022"/>
        </table:table-row>
        <table:table-row table:style-name="ro37">
          <table:table-cell office:value-type="string">
            <text:p>verschiedenen </text:p>
          </table:table-cell>
          <table:table-cell office:value-type="string">
            <text:p>various, different</text:p>
          </table:table-cell>
          <table:table-cell table:number-columns-repeated="1022"/>
        </table:table-row>
        <table:table-row table:style-name="ro37">
          <table:table-cell office:value-type="string">
            <text:p>Betroffene </text:p>
          </table:table-cell>
          <table:table-cell office:value-type="string">
            <text:p>affected people</text:p>
          </table:table-cell>
          <table:table-cell table:number-columns-repeated="1022"/>
        </table:table-row>
        <table:table-row table:style-name="ro37">
          <table:table-cell office:value-type="string">
            <text:p>Beratungsangebote </text:p>
          </table:table-cell>
          <table:table-cell office:value-type="string">
            <text:p>counceling services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Wer erfährt von meinem Gespräch?</text:p>
          </table:table-cell>
          <table:table-cell office:value-type="string">
            <text:p>who learns from my conversation?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vertraulich </text:p>
          </table:table-cell>
          <table:table-cell office:value-type="string">
            <text:p>confidential</text:p>
          </table:table-cell>
          <table:table-cell table:number-columns-repeated="1022"/>
        </table:table-row>
        <table:table-row table:style-name="ro37">
          <table:table-cell office:value-type="string">
            <text:p>Einzelfall </text:p>
          </table:table-cell>
          <table:table-cell office:value-type="string">
            <text:p>case</text:p>
          </table:table-cell>
          <table:table-cell table:number-columns-repeated="1022"/>
        </table:table-row>
        <table:table-row table:style-name="ro37">
          <table:table-cell office:value-type="string">
            <text:p>Umsetzung </text:p>
          </table:table-cell>
          <table:table-cell office:value-type="string">
            <text:p>implementation</text:p>
          </table:table-cell>
          <table:table-cell table:number-columns-repeated="1022"/>
        </table:table-row>
        <table:table-row table:style-name="ro37">
          <table:table-cell office:value-type="string">
            <text:p>Übergriff </text:p>
          </table:table-cell>
          <table:table-cell office:value-type="string">
            <text:p>attack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fürchten </text:p>
          </table:table-cell>
          <table:table-cell office:value-type="string">
            <text:p>to fear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allerdings </text:p>
          </table:table-cell>
          <table:table-cell office:value-type="string">
            <text:p>however</text:p>
          </table:table-cell>
          <table:table-cell table:number-columns-repeated="1022"/>
        </table:table-row>
        <table:table-row table:style-name="ro37">
          <table:table-cell office:value-type="string">
            <text:p>Anzeige </text:p>
          </table:table-cell>
          <table:table-cell office:value-type="string">
            <text:p>display</text:p>
          </table:table-cell>
          <table:table-cell table:number-columns-repeated="1022"/>
        </table:table-row>
        <table:table-row table:style-name="ro37">
          <table:table-cell office:value-type="string">
            <text:p>unstrittig </text:p>
          </table:table-cell>
          <table:table-cell office:value-type="string">
            <text:p>indisputable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Grundsätzlich </text:p>
          </table:table-cell>
          <table:table-cell office:value-type="string">
            <text:p>in principle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häufig </text:p>
          </table:table-cell>
          <table:table-cell office:value-type="string">
            <text:p>frequently</text:p>
          </table:table-cell>
          <table:table-cell table:number-columns-repeated="1022"/>
        </table:table-row>
        <table:table-row table:style-name="ro37">
          <table:table-cell office:value-type="string">
            <text:p>verantwortlich </text:p>
          </table:table-cell>
          <table:table-cell office:value-type="string">
            <text:p>responsible</text:p>
          </table:table-cell>
          <table:table-cell table:number-columns-repeated="1022"/>
        </table:table-row>
        <table:table-row table:style-name="ro37">
          <table:table-cell office:value-type="string">
            <text:p>Eindruck </text:p>
          </table:table-cell>
          <table:table-cell office:value-type="string">
            <text:p>impression</text:p>
          </table:table-cell>
          <table:table-cell table:number-columns-repeated="1022"/>
        </table:table-row>
        <table:table-row table:style-name="ro37">
          <table:table-cell office:value-type="string">
            <text:p>Beziehung </text:p>
          </table:table-cell>
          <table:table-cell office:value-type="string">
            <text:p>relationship</text:p>
          </table:table-cell>
          <table:table-cell table:number-columns-repeated="1022"/>
        </table:table-row>
        <table:table-row table:style-name="ro37">
          <table:table-cell office:value-type="string">
            <text:p>Einschätzung </text:p>
          </table:table-cell>
          <table:table-cell office:value-type="string">
            <text:p>assesment</text:p>
          </table:table-cell>
          <table:table-cell table:number-columns-repeated="1022"/>
        </table:table-row>
        <table:table-row table:style-name="ro28">
          <table:table-cell table:style-name="Default"/>
          <table:table-cell table:number-columns-repeated="1023"/>
        </table:table-row>
        <table:table-row table:style-name="ro37">
          <table:table-cell table:style-name="ce157" office:value-type="string">
            <text:p>offenbar </text:p>
          </table:table-cell>
          <table:table-cell office:value-type="string">
            <text:p>apparently</text:p>
          </table:table-cell>
          <table:table-cell table:number-columns-repeated="1022"/>
        </table:table-row>
        <table:table-row table:style-name="ro37">
          <table:table-cell office:value-type="string">
            <text:p>zumindest </text:p>
          </table:table-cell>
          <table:table-cell office:value-type="string">
            <text:p>atleast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Gefahr </text:p>
          </table:table-cell>
          <table:table-cell office:value-type="string">
            <text:p>danger</text:p>
          </table:table-cell>
          <table:table-cell table:number-columns-repeated="1022"/>
        </table:table-row>
        <table:table-row table:style-name="ro28">
          <table:table-cell table:style-name="Default"/>
          <table:table-cell table:number-columns-repeated="1023"/>
        </table:table-row>
        <table:table-row table:style-name="ro37">
          <table:table-cell table:style-name="Default" office:value-type="string">
            <text:p>Wolke </text:p>
          </table:table-cell>
          <table:table-cell office:value-type="string">
            <text:p>cloud</text:p>
          </table:table-cell>
          <table:table-cell table:number-columns-repeated="1022"/>
        </table:table-row>
        <table:table-row table:style-name="ro37">
          <table:table-cell office:value-type="string">
            <text:p>unterirdische </text:p>
          </table:table-cell>
          <table:table-cell office:value-type="string">
            <text:p>underground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der Anlage</text:p>
          </table:table-cell>
          <table:table-cell office:value-type="string">
            <text:p>the plant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kräftige</text:p>
          </table:table-cell>
          <table:table-cell office:value-type="string">
            <text:p>powerful</text:p>
          </table:table-cell>
          <table:table-cell table:number-columns-repeated="1022"/>
        </table:table-row>
        <table:table-row table:style-name="ro37">
          <table:table-cell office:value-type="string">
            <text:p>abzusagen </text:p>
          </table:table-cell>
          <table:table-cell office:value-type="string">
            <text:p>to cancel</text:p>
          </table:table-cell>
          <table:table-cell table:number-columns-repeated="1022"/>
        </table:table-row>
        <table:table-row table:style-name="ro37">
          <table:table-cell office:value-type="string">
            <text:p>tatsächlich </text:p>
          </table:table-cell>
          <table:table-cell office:value-type="string">
            <text:p>indeed</text:p>
          </table:table-cell>
          <table:table-cell table:number-columns-repeated="1022"/>
        </table:table-row>
        <table:table-row table:style-name="ro37">
          <table:table-cell table:style-name="ce199" office:value-type="string" table:number-columns-spanned="2" table:number-rows-spanned="1">
            <text:p>http://www.spiegel.de/kultur/gesellschaft/werbung-fuer-abtreibung-219a-ist-anti-feministisch-a-1195600.html</text:p>
          </table:table-cell>
          <table:covered-table-cell table:style-name="ce199"/>
          <table:table-cell table:number-columns-repeated="1022"/>
        </table:table-row>
        <table:table-row table:style-name="ro37">
          <table:table-cell office:value-type="string">
            <text:p>Abtreibungsrecht </text:p>
          </table:table-cell>
          <table:table-cell office:value-type="string">
            <text:p>dikaiwma sthn amvlwsh</text:p>
          </table:table-cell>
          <table:table-cell table:number-columns-repeated="1022"/>
        </table:table-row>
        <table:table-row table:style-name="ro37">
          <table:table-cell office:value-type="string">
            <text:p>beachtlich </text:p>
          </table:table-cell>
          <table:table-cell office:value-type="string">
            <text:p>remarkable</text:p>
          </table:table-cell>
          <table:table-cell table:number-columns-repeated="1022"/>
        </table:table-row>
        <table:table-row table:style-name="ro37">
          <table:table-cell office:value-type="string">
            <text:p>rechtswidrig </text:p>
          </table:table-cell>
          <table:table-cell office:value-type="string">
            <text:p>illigal</text:p>
          </table:table-cell>
          <table:table-cell table:number-columns-repeated="1022"/>
        </table:table-row>
        <table:table-row table:style-name="ro37">
          <table:table-cell office:value-type="string">
            <text:p>Schwangerschaft </text:p>
          </table:table-cell>
          <table:table-cell office:value-type="string">
            <text:p>εγγυμοσύνη</text:p>
          </table:table-cell>
          <table:table-cell table:number-columns-repeated="1022"/>
        </table:table-row>
        <table:table-row table:style-name="ro37">
          <table:table-cell office:value-type="string">
            <text:p>verbietet </text:p>
          </table:table-cell>
          <table:table-cell office:value-type="string">
            <text:p>vorbids</text:p>
          </table:table-cell>
          <table:table-cell table:number-columns-repeated="1022"/>
        </table:table-row>
        <table:table-row table:style-name="ro28" table:number-rows-repeated="2">
          <table:table-cell table:style-name="Default"/>
          <table:table-cell table:number-columns-repeated="1023"/>
        </table:table-row>
        <table:table-row table:style-name="ro37">
          <table:table-cell table:style-name="ce196" office:value-type="string" table:number-columns-spanned="2" table:number-rows-spanned="1">
            <text:p>http://www.spiegel.de/karriere/new-work-und-moderne-fuehrung-das-sind-die-neuen-chefs-a-1195712.html</text:p>
          </table:table-cell>
          <table:covered-table-cell table:style-name="ce196"/>
          <table:table-cell table:number-columns-repeated="1022"/>
        </table:table-row>
        <table:table-row table:style-name="ro37">
          <table:table-cell table:style-name="ce157" office:value-type="string">
            <text:p>Führungsstil </text:p>
          </table:table-cell>
          <table:table-cell office:value-type="string">
            <text:p>leader/management style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begreifen </text:p>
          </table:table-cell>
          <table:table-cell office:value-type="string">
            <text:p>understand</text:p>
          </table:table-cell>
          <table:table-cell table:number-columns-repeated="1022"/>
        </table:table-row>
        <table:table-row table:style-name="ro37">
          <table:table-cell office:value-type="string">
            <text:p>verhalten sich</text:p>
          </table:table-cell>
          <table:table-cell office:value-type="string">
            <text:p>behave</text:p>
          </table:table-cell>
          <table:table-cell table:number-columns-repeated="1022"/>
        </table:table-row>
        <table:table-row table:style-name="ro37">
          <table:table-cell office:value-type="string">
            <text:p>die Ansprüche </text:p>
          </table:table-cell>
          <table:table-cell office:value-type="string">
            <text:p>the claims</text:p>
          </table:table-cell>
          <table:table-cell table:number-columns-repeated="1022"/>
        </table:table-row>
        <table:table-row table:style-name="ro37">
          <table:table-cell office:value-type="string">
            <text:p>im Wandel. </text:p>
          </table:table-cell>
          <table:table-cell office:value-type="string">
            <text:p>in change</text:p>
          </table:table-cell>
          <table:table-cell table:number-columns-repeated="1022"/>
        </table:table-row>
        <table:table-row table:style-name="ro37">
          <table:table-cell office:value-type="string">
            <text:p>treu </text:p>
          </table:table-cell>
          <table:table-cell office:value-type="string">
            <text:p>faithfull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Ich bin extrem viel unterwegs.</text:p>
          </table:table-cell>
          <table:table-cell office:value-type="string">
            <text:p>i am travelling a lot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ausgewählt</text:p>
          </table:table-cell>
          <table:table-cell office:value-type="string">
            <text:p>selected</text:p>
          </table:table-cell>
          <table:table-cell table:number-columns-repeated="1022"/>
        </table:table-row>
        <table:table-row table:style-name="ro37">
          <table:table-cell office:value-type="string">
            <text:p>undenkbar </text:p>
          </table:table-cell>
          <table:table-cell office:value-type="string">
            <text:p>unthinkable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Anforderungen </text:p>
          </table:table-cell>
          <table:table-cell office:value-type="string">
            <text:p>requirements</text:p>
          </table:table-cell>
          <table:table-cell office:value-type="string">
            <text:p>Anforderungen Anforderungen requirements</text:p>
          </table:table-cell>
          <table:table-cell table:number-columns-repeated="1021"/>
        </table:table-row>
        <table:table-row table:style-name="ro28" table:number-rows-repeated="2">
          <table:table-cell table:style-name="Default"/>
          <table:table-cell table:number-columns-repeated="1023"/>
        </table:table-row>
        <table:table-row table:style-name="ro37">
          <table:table-cell table:style-name="ce199" office:value-type="string" table:number-columns-spanned="2" table:number-rows-spanned="1">
            <text:p>http://www.spiegel.de/wirtschaft/unternehmen/donald-trump-und-die-strafzoelle-was-sind-die-gruende-und-folgen-a-1196213.html</text:p>
          </table:table-cell>
          <table:covered-table-cell table:style-name="ce199"/>
          <table:table-cell table:number-columns-repeated="1022"/>
        </table:table-row>
        <table:table-row table:style-name="ro37">
          <table:table-cell table:style-name="Default" office:value-type="string">
            <text:p>verhängt </text:p>
          </table:table-cell>
          <table:table-cell office:value-type="string">
            <text:p>impose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erbost </text:p>
          </table:table-cell>
          <table:table-cell office:value-type="string">
            <text:p>infuriated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Der Überblick. </text:p>
          </table:table-cell>
          <table:table-cell office:value-type="string">
            <text:p>the overview</text:p>
          </table:table-cell>
          <table:table-cell table:number-columns-repeated="1022"/>
        </table:table-row>
        <table:table-row table:style-name="ro37">
          <table:table-cell table:style-name="ce195" office:value-type="string">
            <text:p><text:span text:style-name="T17"><text:a xlink:href="http://www.spiegel.de/thema/donald_trump/">Nach Ansicht von Donald Trump </text:a></text:span></text:p>
          </table:table-cell>
          <table:table-cell office:value-type="string">
            <text:p>according to..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<text:s/>Im Beisein von </text:p>
          </table:table-cell>
          <table:table-cell office:value-type="string">
            <text:p>in the presense of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zum Teil erbost.</text:p>
          </table:table-cell>
          <table:table-cell office:value-type="string">
            <text:p>ενοχλημένοι εν μέρη</text:p>
          </table:table-cell>
          <table:table-cell table:number-columns-repeated="1022"/>
        </table:table-row>
        <table:table-row table:style-name="ro37">
          <table:table-cell office:value-type="string">
            <text:p>Hat.. entschlossen </text:p>
          </table:table-cell>
          <table:table-cell office:value-type="string">
            <text:p>decided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übers Ohr gehauen wird.</text:p>
          </table:table-cell>
          <table:table-cell office:value-type="string">
            <text:p>it is ripped of</text:p>
          </table:table-cell>
          <table:table-cell table:number-columns-repeated="1022"/>
        </table:table-row>
        <table:table-row table:style-name="ro37">
          <table:table-cell office:value-type="string">
            <text:p>Steuer </text:p>
          </table:table-cell>
          <table:table-cell office:value-type="string">
            <text:p>tax</text:p>
          </table:table-cell>
          <table:table-cell table:number-columns-repeated="1022"/>
        </table:table-row>
        <table:table-row table:style-name="ro37">
          <table:table-cell office:value-type="string">
            <text:p>Verunsicherung </text:p>
          </table:table-cell>
          <table:table-cell office:value-type="string">
            <text:p>uncertainty</text:p>
          </table:table-cell>
          <table:table-cell table:number-columns-repeated="1022"/>
        </table:table-row>
        <table:table-row table:style-name="ro37">
          <table:table-cell office:value-type="string">
            <text:p>erheblicher </text:p>
          </table:table-cell>
          <table:table-cell office:value-type="string">
            <text:p>considerable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überdenken </text:p>
          </table:table-cell>
          <table:table-cell office:value-type="string">
            <text:p>rethink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zumindest </text:p>
          </table:table-cell>
          <table:table-cell office:value-type="string">
            <text:p>at least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Bedingungen </text:p>
          </table:table-cell>
          <table:table-cell office:value-type="string">
            <text:p>conditions</text:p>
          </table:table-cell>
          <table:table-cell table:number-columns-repeated="1022"/>
        </table:table-row>
        <table:table-row table:style-name="ro37">
          <table:table-cell office:value-type="string">
            <text:p>verschärfen </text:p>
          </table:table-cell>
          <table:table-cell office:value-type="string">
            <text:p>toughen</text:p>
          </table:table-cell>
          <table:table-cell table:number-columns-repeated="1022"/>
        </table:table-row>
        <table:table-row table:style-name="ro37">
          <table:table-cell office:value-type="string">
            <text:p>Handelsdefizite </text:p>
          </table:table-cell>
          <table:table-cell office:value-type="string">
            <text:p>trade deficits</text:p>
          </table:table-cell>
          <table:table-cell table:number-columns-repeated="1022"/>
        </table:table-row>
        <table:table-row table:style-name="ro37">
          <table:table-cell office:value-type="string">
            <text:p>Verhandlungen </text:p>
          </table:table-cell>
          <table:table-cell office:value-type="string">
            <text:p>negotiations</text:p>
          </table:table-cell>
          <table:table-cell table:number-columns-repeated="1022"/>
        </table:table-row>
        <table:table-row table:style-name="ro37">
          <table:table-cell office:value-type="string">
            <text:p>angekündigt </text:p>
          </table:table-cell>
          <table:table-cell office:value-type="string">
            <text:p>announced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zu belegen</text:p>
          </table:table-cell>
          <table:table-cell office:value-type="string">
            <text:p>to prove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Fremdenfeindliche</text:p>
          </table:table-cell>
          <table:table-cell office:value-type="string">
            <text:p>Xenophobic</text:p>
          </table:table-cell>
          <table:table-cell table:number-columns-repeated="1022"/>
        </table:table-row>
        <table:table-row table:style-name="ro37">
          <table:table-cell office:value-type="string">
            <text:p>Verantwortung </text:p>
          </table:table-cell>
          <table:table-cell office:value-type="string">
            <text:p>responsibility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hatte angekündigt</text:p>
          </table:table-cell>
          <table:table-cell office:value-type="string">
            <text:p>had announced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betroffen </text:p>
          </table:table-cell>
          <table:table-cell office:value-type="string">
            <text:p>affected</text:p>
          </table:table-cell>
          <table:table-cell table:number-columns-repeated="1022"/>
        </table:table-row>
        <table:table-row table:style-name="ro37">
          <table:table-cell office:value-type="string">
            <text:p>zu vermeiden </text:p>
          </table:table-cell>
          <table:table-cell office:value-type="string">
            <text:p>to avoid</text:p>
          </table:table-cell>
          <table:table-cell table:number-columns-repeated="1022"/>
        </table:table-row>
        <table:table-row table:style-name="ro37">
          <table:table-cell office:value-type="string">
            <text:p>Angesichts </text:p>
          </table:table-cell>
          <table:table-cell office:value-type="string">
            <text:p>in view of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die Spannungen </text:p>
          </table:table-cell>
          <table:table-cell office:value-type="string">
            <text:p>the tensions</text:p>
          </table:table-cell>
          <table:table-cell table:number-columns-repeated="1022"/>
        </table:table-row>
        <table:table-row table:style-name="ro37">
          <table:table-cell office:value-type="string">
            <text:p>Steuer </text:p>
          </table:table-cell>
          <table:table-cell office:value-type="string">
            <text:p>tax</text:p>
          </table:table-cell>
          <table:table-cell table:number-columns-repeated="1022"/>
        </table:table-row>
        <table:table-row table:style-name="ro37">
          <table:table-cell office:value-type="string">
            <text:p>schädigen </text:p>
          </table:table-cell>
          <table:table-cell office:value-type="string">
            <text:p>damage</text:p>
          </table:table-cell>
          <table:table-cell table:number-columns-repeated="1022"/>
        </table:table-row>
        <table:table-row table:style-name="ro37">
          <table:table-cell office:value-type="string">
            <text:p>Verarbeitung </text:p>
          </table:table-cell>
          <table:table-cell office:value-type="string">
            <text:p>processing</text:p>
          </table:table-cell>
          <table:table-cell table:number-columns-repeated="1022"/>
        </table:table-row>
        <table:table-row table:style-name="ro37">
          <table:table-cell office:value-type="string">
            <text:p>Erzeugung </text:p>
          </table:table-cell>
          <table:table-cell office:value-type="string">
            <text:p>generation</text:p>
          </table:table-cell>
          <table:table-cell table:number-columns-repeated="1022"/>
        </table:table-row>
        <table:table-row table:style-name="ro28">
          <table:table-cell table:style-name="Default"/>
          <table:table-cell table:number-columns-repeated="1023"/>
        </table:table-row>
        <table:table-row table:style-name="ro37">
          <table:table-cell table:style-name="ce157" office:value-type="string">
            <text:p>Tauchteam </text:p>
          </table:table-cell>
          <table:table-cell office:value-type="string">
            <text:p>diving team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kamen ums Leben </text:p>
          </table:table-cell>
          <table:table-cell office:value-type="string">
            <text:p>died</text:p>
          </table:table-cell>
          <table:table-cell table:number-columns-repeated="1022"/>
        </table:table-row>
        <table:table-row table:style-name="ro37">
          <table:table-cell office:value-type="string">
            <text:p>einige der mit ihm versunkenen Flugzeuge </text:p>
          </table:table-cell>
          <table:table-cell office:value-type="string">
            <text:p>some of the sunkt planes</text:p>
          </table:table-cell>
          <table:table-cell table:number-columns-repeated="1022"/>
        </table:table-row>
        <table:table-row table:style-name="ro37">
          <table:table-cell office:value-type="string">
            <text:p>Schlacht </text:p>
          </table:table-cell>
          <table:table-cell office:value-type="string">
            <text:p>battle</text:p>
          </table:table-cell>
          <table:table-cell table:number-columns-repeated="1022"/>
        </table:table-row>
        <table:table-row table:style-name="ro37">
          <table:table-cell office:value-type="string">
            <text:p>Meldung </text:p>
          </table:table-cell>
          <table:table-cell office:value-type="string">
            <text:p>Message</text:p>
          </table:table-cell>
          <table:table-cell table:number-columns-repeated="1022"/>
        </table:table-row>
        <table:table-row table:style-name="ro28">
          <table:table-cell table:style-name="Default"/>
          <table:table-cell table:number-columns-repeated="1023"/>
        </table:table-row>
        <table:table-row table:style-name="ro37">
          <table:table-cell table:style-name="Default" office:value-type="string">
            <text:p>bedienen sich</text:p>
          </table:table-cell>
          <table:table-cell office:value-type="string">
            <text:p>To operate</text:p>
          </table:table-cell>
          <table:table-cell table:number-columns-repeated="1022"/>
        </table:table-row>
        <table:table-row table:style-name="ro28" table:number-rows-repeated="3">
          <table:table-cell table:style-name="Default"/>
          <table:table-cell table:number-columns-repeated="1023"/>
        </table:table-row>
        <table:table-row table:style-name="ro37">
          <table:table-cell table:style-name="ce202" office:value-type="string" table:number-columns-spanned="2" table:number-rows-spanned="1">
            <text:p>http://www.spiegel.de/spiegel/donald-trump-ein-handelskrieg-gefaehrdet-deutschlands-wohlstand-a-1197534.html</text:p>
          </table:table-cell>
          <table:covered-table-cell table:style-name="ce202"/>
          <table:table-cell table:number-columns-repeated="1022"/>
        </table:table-row>
        <table:table-row table:style-name="ro37">
          <table:table-cell table:style-name="Default" office:value-type="string">
            <text:p>Der US-Präsident macht Ernst</text:p>
          </table:table-cell>
          <table:table-cell office:value-type="string">
            <text:p>the us president is serious</text:p>
          </table:table-cell>
          <table:table-cell table:number-columns-repeated="1022"/>
        </table:table-row>
        <table:table-row table:style-name="ro37">
          <table:table-cell office:value-type="string">
            <text:p>Messehallen </text:p>
          </table:table-cell>
          <table:table-cell office:value-type="string">
            <text:p>halls exchibition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Zuversicht </text:p>
          </table:table-cell>
          <table:table-cell office:value-type="string">
            <text:p>confidence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strömen</text:p>
          </table:table-cell>
          <table:table-cell office:value-type="string">
            <text:p>flow</text:p>
          </table:table-cell>
          <table:table-cell table:number-columns-repeated="1022"/>
        </table:table-row>
        <table:table-row table:style-name="ro28">
          <table:table-cell table:style-name="Default"/>
          <table:table-cell table:number-columns-repeated="1023"/>
        </table:table-row>
        <table:table-row table:style-name="ro38">
          <table:table-cell office:value-type="string">
            <text:p>Meinen Wunsch nach Beziehung </text:p>
            <text:p>Habe ich weggehungert</text:p>
          </table:table-cell>
          <table:table-cell office:value-type="string">
            <text:p>I throw away my desire for relationship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Magersucht </text:p>
          </table:table-cell>
          <table:table-cell office:value-type="string">
            <text:p>anorexia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Die Vorstellung </text:p>
          </table:table-cell>
          <table:table-cell office:value-type="string">
            <text:p>idea</text:p>
          </table:table-cell>
          <table:table-cell table:number-columns-repeated="1022"/>
        </table:table-row>
        <table:table-row table:style-name="ro37">
          <table:table-cell office:value-type="string">
            <text:p>Essstörungen </text:p>
          </table:table-cell>
          <table:table-cell office:value-type="string">
            <text:p>eating dissorder</text:p>
          </table:table-cell>
          <table:table-cell table:number-columns-repeated="1022"/>
        </table:table-row>
        <table:table-row table:style-name="ro37">
          <table:table-cell office:value-type="string">
            <text:p>Schwachkopf </text:p>
          </table:table-cell>
          <table:table-cell office:value-type="string">
            <text:p>morron</text:p>
          </table:table-cell>
          <table:table-cell table:number-columns-repeated="1022"/>
        </table:table-row>
        <table:table-row table:style-name="ro37">
          <table:table-cell office:value-type="string">
            <text:p>verantwortlich </text:p>
          </table:table-cell>
          <table:table-cell office:value-type="string">
            <text:p>responsible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Allerdings </text:p>
          </table:table-cell>
          <table:table-cell office:value-type="string">
            <text:p>however</text:p>
          </table:table-cell>
          <table:table-cell table:number-columns-repeated="1022"/>
        </table:table-row>
        <table:table-row table:style-name="ro37">
          <table:table-cell table:style-name="ce170" office:value-type="string">
            <text:p>geeigneten </text:p>
          </table:table-cell>
          <table:table-cell office:value-type="string">
            <text:p>suitable</text:p>
          </table:table-cell>
          <table:table-cell table:number-columns-repeated="1022"/>
        </table:table-row>
        <table:table-row table:style-name="ro37">
          <table:table-cell office:value-type="string">
            <text:p>vorhanden </text:p>
          </table:table-cell>
          <table:table-cell office:value-type="string">
            <text:p>available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verhängt </text:p>
          </table:table-cell>
          <table:table-cell office:value-type="string">
            <text:p>imposed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Verantwortung </text:p>
          </table:table-cell>
          <table:table-cell office:value-type="string">
            <text:p>responsibility</text:p>
          </table:table-cell>
          <table:table-cell table:number-columns-repeated="1022"/>
        </table:table-row>
        <table:table-row table:style-name="ro37">
          <table:table-cell office:value-type="string">
            <text:p>dringend aufgefordert </text:p>
          </table:table-cell>
          <table:table-cell office:value-type="string">
            <text:p>urged</text:p>
          </table:table-cell>
          <table:table-cell table:number-columns-repeated="1022"/>
        </table:table-row>
        <table:table-row table:style-name="ro37">
          <table:table-cell office:value-type="string">
            <text:p>aufgefordert </text:p>
          </table:table-cell>
          <table:table-cell office:value-type="string">
            <text:p>asked</text:p>
          </table:table-cell>
          <table:table-cell table:number-columns-repeated="1022"/>
        </table:table-row>
        <table:table-row table:style-name="ro37">
          <table:table-cell office:value-type="string">
            <text:p>an das Attentat </text:p>
          </table:table-cell>
          <table:table-cell office:value-type="string">
            <text:p>to the assasination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verlangte sie</text:p>
          </table:table-cell>
          <table:table-cell office:value-type="string">
            <text:p>she demanded</text:p>
          </table:table-cell>
          <table:table-cell table:number-columns-repeated="1022"/>
        </table:table-row>
        <table:table-row table:style-name="ro37">
          <table:table-cell office:value-type="string">
            <text:p>Kerl </text:p>
          </table:table-cell>
          <table:table-cell office:value-type="string">
            <text:p>Guy</text:p>
          </table:table-cell>
          <table:table-cell table:number-columns-repeated="1022"/>
        </table:table-row>
        <table:table-row table:style-name="ro37">
          <table:table-cell office:value-type="string">
            <text:p>Nur eins ist er mit Sicherheit: </text:p>
          </table:table-cell>
          <table:table-cell office:value-type="string">
            <text:p>only one thing is certain</text:p>
          </table:table-cell>
          <table:table-cell table:number-columns-repeated="1022"/>
        </table:table-row>
        <table:table-row table:style-name="ro37">
          <table:table-cell table:style-name="ce170" office:value-type="string">
            <text:p>vollkommen</text:p>
          </table:table-cell>
          <table:table-cell office:value-type="string">
            <text:p>perfect</text:p>
          </table:table-cell>
          <table:table-cell table:number-columns-repeated="1022"/>
        </table:table-row>
        <table:table-row table:style-name="ro37">
          <table:table-cell office:value-type="string">
            <text:p>die Wendung </text:p>
          </table:table-cell>
          <table:table-cell office:value-type="string">
            <text:p>the turn</text:p>
          </table:table-cell>
          <table:table-cell table:number-columns-repeated="1022"/>
        </table:table-row>
        <table:table-row table:style-name="ro37">
          <table:table-cell office:value-type="string">
            <text:p>unterdrücken </text:p>
          </table:table-cell>
          <table:table-cell office:value-type="string">
            <text:p>supress</text:p>
          </table:table-cell>
          <table:table-cell table:number-columns-repeated="1022"/>
        </table:table-row>
        <table:table-row table:style-name="ro37">
          <table:table-cell office:value-type="string">
            <text:p>Eigenschaften </text:p>
          </table:table-cell>
          <table:table-cell office:value-type="string">
            <text:p>characteristics</text:p>
          </table:table-cell>
          <table:table-cell table:number-columns-repeated="1022"/>
        </table:table-row>
        <table:table-row table:style-name="ro37">
          <table:table-cell office:value-type="string">
            <text:p>Sei tapfer </text:p>
          </table:table-cell>
          <table:table-cell office:value-type="string">
            <text:p>be brave</text:p>
          </table:table-cell>
          <table:table-cell table:number-columns-repeated="1022"/>
        </table:table-row>
        <table:table-row table:style-name="ro37">
          <table:table-cell office:value-type="string">
            <text:p>durchsetzen </text:p>
          </table:table-cell>
          <table:table-cell office:value-type="string">
            <text:p>to prevail</text:p>
          </table:table-cell>
          <table:table-cell table:number-columns-repeated="1022"/>
        </table:table-row>
        <table:table-row table:style-name="ro37">
          <table:table-cell office:value-type="string">
            <text:p>ausgeschlossen </text:p>
          </table:table-cell>
          <table:table-cell office:value-type="string">
            <text:p>locked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Schritt </text:p>
          </table:table-cell>
          <table:table-cell office:value-type="string">
            <text:p>step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Überwachung </text:p>
          </table:table-cell>
          <table:table-cell office:value-type="string">
            <text:p>monitoring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Klage </text:p>
          </table:table-cell>
          <table:table-cell office:value-type="string">
            <text:p>mhnysh, lawsuit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und zwar</text:p>
          </table:table-cell>
          <table:table-cell office:value-type="string">
            <text:p>in fact</text:p>
          </table:table-cell>
          <table:table-cell table:number-columns-repeated="1022"/>
        </table:table-row>
        <table:table-row table:style-name="ro37">
          <table:table-cell office:value-type="string">
            <text:p>allerdings </text:p>
          </table:table-cell>
          <table:table-cell office:value-type="string">
            <text:p>indeed, though</text:p>
          </table:table-cell>
          <table:table-cell table:number-columns-repeated="1022"/>
        </table:table-row>
        <table:table-row table:style-name="ro37">
          <table:table-cell office:value-type="string">
            <text:p>überzeugt </text:p>
          </table:table-cell>
          <table:table-cell office:value-type="string">
            <text:p>convinced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überqueren </text:p>
          </table:table-cell>
          <table:table-cell office:value-type="string">
            <text:p>to cross</text:p>
          </table:table-cell>
          <table:table-cell table:number-columns-repeated="1022"/>
        </table:table-row>
        <table:table-row table:style-name="ro37">
          <table:table-cell office:value-type="string">
            <text:p>eingreifen </text:p>
          </table:table-cell>
          <table:table-cell office:value-type="string">
            <text:p>intervention</text:p>
          </table:table-cell>
          <table:table-cell table:number-columns-repeated="1022"/>
        </table:table-row>
        <table:table-row table:style-name="ro37">
          <table:table-cell table:style-name="ce170" office:value-type="string">
            <text:p>einstellte</text:p>
          </table:table-cell>
          <table:table-cell office:value-type="string">
            <text:p>ceased, epause</text:p>
          </table:table-cell>
          <table:table-cell table:number-columns-repeated="1022"/>
        </table:table-row>
        <table:table-row table:style-name="ro37">
          <table:table-cell table:style-name="ce196" office:value-type="string" table:number-columns-spanned="2" table:number-rows-spanned="1">
            <text:p>http://www.spiegel.de/panorama/fluechtlingsdrama-vor-der-griechischen-insel-samos-ringen-um-die-wahrheit-a-1200267.html</text:p>
          </table:table-cell>
          <table:covered-table-cell table:style-name="ce196"/>
          <table:table-cell table:number-columns-repeated="1022"/>
        </table:table-row>
        <table:table-row table:style-name="ro37">
          <table:table-cell office:value-type="string">
            <text:p>Verdacht </text:p>
          </table:table-cell>
          <table:table-cell office:value-type="string">
            <text:p>suspicion</text:p>
          </table:table-cell>
          <table:table-cell table:number-columns-repeated="1022"/>
        </table:table-row>
        <table:table-row table:style-name="ro28" table:number-rows-repeated="2">
          <table:table-cell table:style-name="Default"/>
          <table:table-cell table:number-columns-repeated="1023"/>
        </table:table-row>
        <table:table-row table:style-name="ro28">
          <table:table-cell table:style-name="ce191" office:value-type="string">
            <text:p>ich habe ein neues gebrauchtes Auto gekauft</text:p>
          </table:table-cell>
          <table:table-cell table:number-columns-repeated="1023"/>
        </table:table-row>
        <table:table-row table:style-name="ro41">
          <table:table-cell table:style-name="ce191" office:value-type="string">
            <text:p>Das Auto gef<text:span text:style-name="T18">äl</text:span>lt mir viel, weil viele Ger<text:span text:style-name="T19">äte eingestellt sind</text:span></text:p>
          </table:table-cell>
          <table:table-cell table:number-columns-repeated="1023"/>
        </table:table-row>
        <table:table-row table:style-name="ro28">
          <table:table-cell table:style-name="ce191" office:value-type="string">
            <text:p>Hinter dem Auto befindet sich eine Kamera</text:p>
          </table:table-cell>
          <table:table-cell table:number-columns-repeated="1023"/>
        </table:table-row>
        <table:table-row table:style-name="ro41">
          <table:table-cell table:style-name="ce191" office:value-type="string">
            <text:p>Mit der Kamera können Sie einfach rückwärts fahren, wenn es dunkel ist</text:p>
          </table:table-cell>
          <table:table-cell table:number-columns-repeated="1023"/>
        </table:table-row>
        <table:table-row table:style-name="ro42">
          <table:table-cell table:style-name="ce191" office:value-type="string">
            <text:p>Ich bin anspruchslos, bedürfnislos.. ich kaufe immer gebrauchten Sachen, wie mein Auto and mein Laptop, und mein Sofa</text:p>
          </table:table-cell>
          <table:table-cell table:number-columns-repeated="1023"/>
        </table:table-row>
        <table:table-row table:style-name="ro28">
          <table:table-cell table:style-name="ce191"/>
          <table:table-cell table:number-columns-repeated="1023"/>
        </table:table-row>
        <table:table-row table:style-name="ro28">
          <table:table-cell table:style-name="ce191" office:value-type="string">
            <text:p>Das ist von dem Grundgesetz verboten</text:p>
          </table:table-cell>
          <table:table-cell table:number-columns-repeated="1023"/>
        </table:table-row>
        <table:table-row table:style-name="ro28">
          <table:table-cell table:style-name="ce191" office:value-type="string">
            <text:p>Bildung muss kostenlos sein</text:p>
          </table:table-cell>
          <table:table-cell table:number-columns-repeated="1023"/>
        </table:table-row>
        <table:table-row table:style-name="ro41">
          <table:table-cell table:style-name="ce191" office:value-type="string">
            <text:p>Es gibt allerdings viele nebenkosten, die man nachdenken muss</text:p>
          </table:table-cell>
          <table:table-cell table:number-columns-repeated="1023"/>
        </table:table-row>
        <table:table-row table:style-name="ro41">
          <table:table-cell table:style-name="ce191" office:value-type="string">
            <text:p>z.b. Man muss vielleicht eine Miete bezahlen, oder f<text:span text:style-name="T18">ür die </text:span><text:span text:style-name="T18">Verkehrmitteln bezahlen usw.</text:span></text:p>
          </table:table-cell>
          <table:table-cell table:number-columns-repeated="1023"/>
        </table:table-row>
        <table:table-row table:style-name="ro43">
          <table:table-cell table:style-name="ce205" office:value-type="string">
            <text:p>lass mich die Situation auf Deutsch beschreiben:</text:p>
            <text:p>Ich kann mir vorstellen, halb Stunde vor <text:span text:style-name="T14">dem</text:span> Auskunftkiosk zu bleiben, weil ich die richtige Pr<text:span text:style-name="T18">ä</text:span>position oder den richtigen Artikel zu finden versuche.</text:p>
          </table:table-cell>
          <table:table-cell table:number-columns-repeated="1023"/>
        </table:table-row>
        <table:table-row table:style-name="ro43">
          <table:table-cell table:style-name="ce205"/>
          <table:table-cell table:number-columns-repeated="1023"/>
        </table:table-row>
        <table:named-expressions/>
      </table:table>
      <table:table table:name="Duonlingo" table:style-name="ta7" table:print="false">
        <office:forms form:automatic-focus="false" form:apply-design-mode="false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row table:style-name="ro28">
          <table:table-cell office:value-type="string">
            <text:p>Das Niveau</text:p>
          </table:table-cell>
          <table:table-cell office:value-type="string">
            <text:p>the level</text:p>
          </table:table-cell>
          <table:table-cell table:number-columns-repeated="2"/>
        </table:table-row>
        <table:table-row table:style-name="ro28">
          <table:table-cell office:value-type="string">
            <text:p>Die Agentur</text:p>
          </table:table-cell>
          <table:table-cell office:value-type="string">
            <text:p>agency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Verpflichtungen</text:p>
          </table:table-cell>
          <table:table-cell office:value-type="string">
            <text:p>obligations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Vorstellung</text:p>
          </table:table-cell>
          <table:table-cell office:value-type="string">
            <text:p>idea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Umfang</text:p>
          </table:table-cell>
          <table:table-cell office:value-type="string">
            <text:p>perimeter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Fahren Sie voraus</text:p>
          </table:table-cell>
          <table:table-cell office:value-type="string">
            <text:p>drive ahead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Ich gehe weg</text:p>
          </table:table-cell>
          <table:table-cell office:value-type="string">
            <text:p>I leav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Die Richtung</text:p>
          </table:table-cell>
          <table:table-cell office:value-type="string">
            <text:p>the direction</text:p>
          </table:table-cell>
          <table:table-cell table:number-columns-repeated="2"/>
        </table:table-row>
        <table:table-row table:style-name="ro28">
          <table:table-cell office:value-type="string">
            <text:p>Where does she come from</text:p>
          </table:table-cell>
          <table:table-cell office:value-type="string">
            <text:p>Wo kommt sie her?</text:p>
          </table:table-cell>
          <table:table-cell table:number-columns-repeated="2"/>
        </table:table-row>
        <table:table-row table:style-name="ro28">
          <table:table-cell office:value-type="string">
            <text:p>Der Norden</text:p>
          </table:table-cell>
          <table:table-cell office:value-type="string">
            <text:p>The north</text:p>
          </table:table-cell>
          <table:table-cell table:number-columns-repeated="2"/>
        </table:table-row>
        <table:table-row table:style-name="ro28">
          <table:table-cell office:value-type="string">
            <text:p>Sie ist ihm voraus</text:p>
          </table:table-cell>
          <table:table-cell office:value-type="string">
            <text:p>She is in front of him</text:p>
          </table:table-cell>
          <table:table-cell table:number-columns-repeated="2"/>
        </table:table-row>
        <table:table-row table:style-name="ro37">
          <table:table-cell office:value-type="string">
            <text:p>We go north</text:p>
          </table:table-cell>
          <table:table-cell office:value-type="string">
            <text:p>wir gehen nordw<text:span text:style-name="T7">ärts/nach Norden</text:span></text:p>
          </table:table-cell>
          <table:table-cell table:number-columns-repeated="2"/>
        </table:table-row>
        <table:table-row table:style-name="ro28">
          <table:table-cell office:value-type="string">
            <text:p>From which direction?</text:p>
          </table:table-cell>
          <table:table-cell office:value-type="string">
            <text:p>Aus welcher Richtung?</text:p>
          </table:table-cell>
          <table:table-cell table:number-columns-repeated="2"/>
        </table:table-row>
        <table:table-row table:style-name="ro37">
          <table:table-cell office:value-type="string">
            <text:p>Sie sagten, sie hätten dieses Auto nicht geprüft.</text:p>
          </table:table-cell>
          <table:table-cell table:style-name="ce153" office:value-type="string">
            <text:p>They said that they did not test this car. 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Ich hätte ihr Buch nicht veröffentlicht</text:p>
          </table:table-cell>
          <table:table-cell table:style-name="ce153" office:value-type="string">
            <text:p>I would not have published her book. </text:p>
          </table:table-cell>
          <table:table-cell table:number-columns-repeated="2"/>
        </table:table-row>
        <table:table-row table:style-name="ro28">
          <table:table-cell office:value-type="string">
            <text:p>Das wäre gut gewesen</text:p>
          </table:table-cell>
          <table:table-cell office:value-type="string">
            <text:p>That would have been good</text:p>
          </table:table-cell>
          <table:table-cell table:number-columns-repeated="2"/>
        </table:table-row>
        <table:table-row table:style-name="ro28">
          <table:table-cell office:value-type="string">
            <text:p>Wärst du gekommen?</text:p>
          </table:table-cell>
          <table:table-cell office:value-type="string">
            <text:p>Would you have come?</text:p>
          </table:table-cell>
          <table:table-cell table:number-columns-repeated="2"/>
        </table:table-row>
        <table:table-row table:style-name="ro28">
          <table:table-cell office:value-type="string">
            <text:p>Ich dachte, es wäre mehr gewesen</text:p>
          </table:table-cell>
          <table:table-cell office:value-type="string">
            <text:p>I thought it would have been mor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Erziehung </text:p>
          </table:table-cell>
          <table:table-cell office:value-type="string">
            <text:p>education</text:p>
          </table:table-cell>
          <table:table-cell table:number-columns-repeated="2"/>
        </table:table-row>
        <table:table-row table:style-name="ro33">
          <table:table-cell office:value-type="string">
            <text:p>Yesterday, I did not go to the college</text:p>
          </table:table-cell>
          <table:table-cell office:value-type="string">
            <text:p>Gestern bin ich nicht in die UNI gegangen</text:p>
          </table:table-cell>
          <table:table-cell/>
          <table:table-cell table:style-name="ce153" office:value-type="string">
            <text:p>Put “bin” because of gehen.</text:p>
            <text:p>Put “die” in front of UNI, </text:p>
            <text:p>Because we have movement</text:p>
          </table:table-cell>
        </table:table-row>
        <table:table-row table:style-name="ro28">
          <table:table-cell office:value-type="string">
            <text:p>conclusive</text:p>
          </table:table-cell>
          <table:table-cell office:value-type="string">
            <text:p>schlüssig</text:p>
          </table:table-cell>
          <table:table-cell table:number-columns-repeated="2"/>
        </table:table-row>
        <table:table-row table:style-name="ro28">
          <table:table-cell office:value-type="string">
            <text:p>selten</text:p>
          </table:table-cell>
          <table:table-cell office:value-type="string">
            <text:p>seldom</text:p>
          </table:table-cell>
          <table:table-cell table:number-columns-repeated="2"/>
        </table:table-row>
        <table:table-row table:style-name="ro37">
          <table:table-cell office:value-type="string">
            <text:p>Ich w<text:span text:style-name="T7">ürde gerne in Frankreich wohnen</text:span></text:p>
          </table:table-cell>
          <table:table-cell office:value-type="string">
            <text:p>I would like to live in France</text:p>
          </table:table-cell>
          <table:table-cell table:number-columns-repeated="2"/>
        </table:table-row>
        <table:table-row table:style-name="ro37">
          <table:table-cell office:value-type="string">
            <text:p>W<text:span text:style-name="T7">ürderst du hier stehen</text:span></text:p>
          </table:table-cell>
          <table:table-cell office:value-type="string">
            <text:p>Would you stand here?</text:p>
          </table:table-cell>
          <table:table-cell table:number-columns-repeated="2"/>
        </table:table-row>
        <table:table-row table:style-name="ro37">
          <table:table-cell office:value-type="string">
            <text:p>Nobody would believe us</text:p>
          </table:table-cell>
          <table:table-cell office:value-type="string">
            <text:p>Niemand w<text:span text:style-name="T7">ürde uns glauben</text:span></text:p>
          </table:table-cell>
          <table:table-cell table:number-columns-repeated="2"/>
        </table:table-row>
        <table:table-row table:style-name="ro28">
          <table:table-cell office:value-type="string">
            <text:p>erscheinen</text:p>
          </table:table-cell>
          <table:table-cell office:value-type="string">
            <text:p>appear</text:p>
          </table:table-cell>
          <table:table-cell table:number-columns-repeated="2"/>
        </table:table-row>
        <table:table-row table:style-name="ro28">
          <table:table-cell office:value-type="string">
            <text:p>erneut</text:p>
          </table:table-cell>
          <table:table-cell office:value-type="string">
            <text:p>again</text:p>
          </table:table-cell>
          <table:table-cell table:number-columns-repeated="2"/>
        </table:table-row>
        <table:table-row table:style-name="ro28">
          <table:table-cell office:value-type="string">
            <text:p>Send me a messag tonight</text:p>
          </table:table-cell>
          <table:table-cell office:value-type="string">
            <text:p>Schick mir heute Abend eine Nachricht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dieses Geld reicht nicht. </text:p>
          </table:table-cell>
          <table:table-cell office:value-type="string">
            <text:p>this money is not enough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gesperrt </text:p>
          </table:table-cell>
          <table:table-cell office:value-type="string">
            <text:p>blocked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erfüllen</text:p>
          </table:table-cell>
          <table:table-cell office:value-type="string">
            <text:p>εκπλήρωση/fulfill</text:p>
          </table:table-cell>
          <table:table-cell table:number-columns-repeated="2"/>
        </table:table-row>
        <table:table-row table:style-name="ro28">
          <table:table-cell office:value-type="string">
            <text:p>sorgen</text:p>
          </table:table-cell>
          <table:table-cell office:value-type="string">
            <text:p>care for/take care of/ensure</text:p>
          </table:table-cell>
          <table:table-cell table:number-columns-repeated="2"/>
        </table:table-row>
        <table:table-row table:style-name="ro28">
          <table:table-cell office:value-type="string">
            <text:p>Ich werde Sie anzeigen</text:p>
          </table:table-cell>
          <table:table-cell office:value-type="string">
            <text:p>I will report you to the police</text:p>
          </table:table-cell>
          <table:table-cell table:number-columns-repeated="2"/>
        </table:table-row>
        <table:table-row table:style-name="ro28">
          <table:table-cell office:value-type="string">
            <text:p>entfernen</text:p>
          </table:table-cell>
          <table:table-cell office:value-type="string">
            <text:p>remove</text:p>
          </table:table-cell>
          <table:table-cell table:number-columns-repeated="2"/>
        </table:table-row>
        <table:table-row table:style-name="ro37">
          <table:table-cell office:value-type="string">
            <text:p>Grandfather and i will take care of the tree</text:p>
          </table:table-cell>
          <table:table-cell office:value-type="string">
            <text:p>Gro<text:span text:style-name="T7">ßvater und ich werden für den Baum sorgen</text:span></text:p>
          </table:table-cell>
          <table:table-cell table:number-columns-repeated="2"/>
        </table:table-row>
        <table:table-row table:style-name="ro38">
          <table:table-cell table:style-name="ce153" office:value-type="string">
            <text:p>Gro<text:span text:style-name="T7">ßvater und ich werden dafür sorgen, </text:span></text:p>
            <text:p><text:span text:style-name="T7">Dass alles rund läuft</text:span></text:p>
          </table:table-cell>
          <table:table-cell table:style-name="ce153" office:value-type="string">
            <text:p>Grandfather and i will ensure </text:p>
            <text:p>That everything runs smoothly</text:p>
          </table:table-cell>
          <table:table-cell table:number-columns-repeated="2"/>
        </table:table-row>
        <table:table-row table:style-name="ro37">
          <table:table-cell office:value-type="string">
            <text:p>Would you please follow me?</text:p>
          </table:table-cell>
          <table:table-cell office:value-type="string">
            <text:p>W<text:span text:style-name="T7">ürderst du bitte mir folgen?</text:span></text:p>
          </table:table-cell>
          <table:table-cell table:number-columns-repeated="2"/>
        </table:table-row>
        <table:table-row table:style-name="ro28">
          <table:table-cell office:value-type="string">
            <text:p>anbieten</text:p>
          </table:table-cell>
          <table:table-cell office:value-type="string">
            <text:p>to offer</text:p>
          </table:table-cell>
          <table:table-cell table:number-columns-repeated="2"/>
        </table:table-row>
        <table:table-row table:style-name="ro28">
          <table:table-cell office:value-type="string">
            <text:p>wenden</text:p>
          </table:table-cell>
          <table:table-cell office:value-type="string">
            <text:p>to turn</text:p>
          </table:table-cell>
          <table:table-cell table:number-columns-repeated="2"/>
        </table:table-row>
        <table:table-row table:style-name="ro28">
          <table:table-cell office:value-type="string">
            <text:p>besitzen</text:p>
          </table:table-cell>
          <table:table-cell office:value-type="string">
            <text:p>own</text:p>
          </table:table-cell>
          <table:table-cell table:number-columns-repeated="2"/>
        </table:table-row>
        <table:table-row table:style-name="ro28">
          <table:table-cell office:value-type="string">
            <text:p>Die Gewalt</text:p>
          </table:table-cell>
          <table:table-cell office:value-type="string">
            <text:p>the violence</text:p>
          </table:table-cell>
          <table:table-cell table:number-columns-repeated="2"/>
        </table:table-row>
        <table:table-row table:style-name="ro28">
          <table:table-cell office:value-type="string">
            <text:p>der Vortrag</text:p>
          </table:table-cell>
          <table:table-cell office:value-type="string">
            <text:p>the presentation</text:p>
          </table:table-cell>
          <table:table-cell table:number-columns-repeated="2"/>
        </table:table-row>
        <table:table-row table:style-name="ro28">
          <table:table-cell office:value-type="string">
            <text:p>die Gefahr</text:p>
          </table:table-cell>
          <table:table-cell office:value-type="string">
            <text:p>the danger</text:p>
          </table:table-cell>
          <table:table-cell table:number-columns-repeated="2"/>
        </table:table-row>
        <table:table-row table:style-name="ro28">
          <table:table-cell office:value-type="string">
            <text:p>wechselt</text:p>
          </table:table-cell>
          <table:table-cell office:value-type="string">
            <text:p>change</text:p>
          </table:table-cell>
          <table:table-cell table:number-columns-repeated="2"/>
        </table:table-row>
        <table:table-row table:style-name="ro28">
          <table:table-cell office:value-type="string">
            <text:p>der Bezug</text:p>
          </table:table-cell>
          <table:table-cell office:value-type="string">
            <text:p>the salary</text:p>
          </table:table-cell>
          <table:table-cell table:number-columns-repeated="2"/>
        </table:table-row>
        <table:table-row table:style-name="ro28">
          <table:table-cell office:value-type="string">
            <text:p>soweit</text:p>
          </table:table-cell>
          <table:table-cell office:value-type="string">
            <text:p>ready</text:p>
          </table:table-cell>
          <table:table-cell table:number-columns-repeated="2"/>
        </table:table-row>
        <table:table-row table:style-name="ro28">
          <table:table-cell office:value-type="string">
            <text:p>zugleich</text:p>
          </table:table-cell>
          <table:table-cell office:value-type="string">
            <text:p>simultaneously</text:p>
          </table:table-cell>
          <table:table-cell table:number-columns-repeated="2"/>
        </table:table-row>
        <table:table-row table:style-name="ro28">
          <table:table-cell office:value-type="string">
            <text:p>I think , therefore i am</text:p>
          </table:table-cell>
          <table:table-cell office:value-type="string">
            <text:p>ich denke , also bin ich</text:p>
          </table:table-cell>
          <table:table-cell table:number-columns-repeated="2"/>
        </table:table-row>
        <table:table-row table:style-name="ro28">
          <table:table-cell office:value-type="string">
            <text:p>Mal sehen</text:p>
          </table:table-cell>
          <table:table-cell office:value-type="string">
            <text:p>Let us see</text:p>
          </table:table-cell>
          <table:table-cell table:number-columns-repeated="2"/>
        </table:table-row>
        <table:table-row table:style-name="ro28">
          <table:table-cell office:value-type="string">
            <text:p>Zumindest</text:p>
          </table:table-cell>
          <table:table-cell office:value-type="string">
            <text:p>at least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übrigens </text:p>
          </table:table-cell>
          <table:table-cell office:value-type="string">
            <text:p>actually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überall</text:p>
          </table:table-cell>
          <table:table-cell office:value-type="string">
            <text:p>everywhere</text:p>
          </table:table-cell>
          <table:table-cell table:number-columns-repeated="2"/>
        </table:table-row>
        <table:table-row table:style-name="ro28">
          <table:table-cell office:value-type="string">
            <text:p>zumindest</text:p>
          </table:table-cell>
          <table:table-cell office:value-type="string">
            <text:p>at least</text:p>
          </table:table-cell>
          <table:table-cell table:number-columns-repeated="2"/>
        </table:table-row>
        <table:table-row table:style-name="ro28">
          <table:table-cell office:value-type="string">
            <text:p>Versuch</text:p>
          </table:table-cell>
          <table:table-cell office:value-type="string">
            <text:p>attempt,try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aufhören</text:p>
          </table:table-cell>
          <table:table-cell office:value-type="string">
            <text:p>to stop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schützen </text:p>
          </table:table-cell>
          <table:table-cell office:value-type="string">
            <text:p>to guard/to protect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handeln </text:p>
          </table:table-cell>
          <table:table-cell office:value-type="string">
            <text:p>to trad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merken </text:p>
          </table:table-cell>
          <table:table-cell office:value-type="string">
            <text:p>remember</text:p>
          </table:table-cell>
          <table:table-cell table:number-columns-repeated="2"/>
        </table:table-row>
        <table:table-row table:style-name="ro28">
          <table:table-cell office:value-type="string">
            <text:p>Lippen</text:p>
          </table:table-cell>
          <table:table-cell office:value-type="string">
            <text:p>lips</text:p>
          </table:table-cell>
          <table:table-cell table:number-columns-repeated="2"/>
        </table:table-row>
        <table:table-row table:style-name="ro28">
          <table:table-cell office:value-type="string">
            <text:p>Muskeln</text:p>
          </table:table-cell>
          <table:table-cell office:value-type="string">
            <text:p>muscles</text:p>
          </table:table-cell>
          <table:table-cell table:number-columns-repeated="2"/>
        </table:table-row>
        <table:table-row table:style-name="ro28">
          <table:table-cell office:value-type="string">
            <text:p>Die Lunge</text:p>
          </table:table-cell>
          <table:table-cell office:value-type="string">
            <text:p>the lung</text:p>
          </table:table-cell>
          <table:table-cell table:number-columns-repeated="2"/>
        </table:table-row>
        <table:table-row table:style-name="ro37">
          <table:table-cell office:value-type="string">
            <text:p>Die H<text:span text:style-name="T7">üfte</text:span></text:p>
          </table:table-cell>
          <table:table-cell office:value-type="string">
            <text:p>the hips</text:p>
          </table:table-cell>
          <table:table-cell table:number-columns-repeated="2"/>
        </table:table-row>
        <table:table-row table:style-name="ro28">
          <table:table-cell office:value-type="string">
            <text:p>bewegt</text:p>
          </table:table-cell>
          <table:table-cell office:value-type="string">
            <text:p>moves</text:p>
          </table:table-cell>
          <table:table-cell table:number-columns-repeated="2"/>
        </table:table-row>
        <table:table-row table:style-name="ro28">
          <table:table-cell office:value-type="string">
            <text:p>Brustkorb</text:p>
          </table:table-cell>
          <table:table-cell office:value-type="string">
            <text:p>chest</text:p>
          </table:table-cell>
          <table:table-cell table:number-columns-repeated="2"/>
        </table:table-row>
        <table:table-row table:style-name="ro28">
          <table:table-cell office:value-type="string">
            <text:p>Zungen</text:p>
          </table:table-cell>
          <table:table-cell office:value-type="string">
            <text:p>tongues</text:p>
          </table:table-cell>
          <table:table-cell table:number-columns-repeated="2"/>
        </table:table-row>
        <table:table-row table:style-name="ro28">
          <table:table-cell office:value-type="string">
            <text:p>Leber</text:p>
          </table:table-cell>
          <table:table-cell office:value-type="string">
            <text:p>liver/συκώτι</text:p>
          </table:table-cell>
          <table:table-cell table:number-columns-repeated="2"/>
        </table:table-row>
        <table:table-row table:style-name="ro28">
          <table:table-cell office:value-type="string">
            <text:p>sich wecken</text:p>
          </table:table-cell>
          <table:table-cell office:value-type="string">
            <text:p>wake up</text:p>
          </table:table-cell>
          <table:table-cell table:number-columns-repeated="2"/>
        </table:table-row>
        <table:table-row table:style-name="ro37">
          <table:table-cell office:value-type="string">
            <text:p>Must I open everything?</text:p>
          </table:table-cell>
          <table:table-cell office:value-type="string">
            <text:p>Muss Ich alles <text:span text:style-name="T7">öffnen?</text:span></text:p>
          </table:table-cell>
          <table:table-cell table:number-columns-repeated="2"/>
        </table:table-row>
        <table:table-row table:style-name="ro37">
          <table:table-cell office:value-type="string">
            <text:p>Zum Gl<text:span text:style-name="T7">ück kann ich mit dir reden</text:span></text:p>
          </table:table-cell>
          <table:table-cell office:value-type="string">
            <text:p>Luckily i can speak with you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bevorzugt </text:p>
          </table:table-cell>
          <table:table-cell office:value-type="string">
            <text:p>favored/preferred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bewertet </text:p>
          </table:table-cell>
          <table:table-cell office:value-type="string">
            <text:p>evaluated/assesed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berücksichtigt </text:p>
          </table:table-cell>
          <table:table-cell office:value-type="string">
            <text:p>considered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jedoch </text:p>
          </table:table-cell>
          <table:table-cell office:value-type="string">
            <text:p>though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darstellen </text:p>
          </table:table-cell>
          <table:table-cell office:value-type="string">
            <text:p>represent/play</text:p>
          </table:table-cell>
          <table:table-cell table:number-columns-repeated="2"/>
        </table:table-row>
        <table:table-row table:style-name="ro28">
          <table:table-cell office:value-type="string">
            <text:p>melden</text:p>
          </table:table-cell>
          <table:table-cell office:value-type="string">
            <text:p>report/announc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bewegen </text:p>
          </table:table-cell>
          <table:table-cell office:value-type="string">
            <text:p>to mov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Der Umgang</text:p>
          </table:table-cell>
          <table:table-cell office:value-type="string">
            <text:p>the dealing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Abschluss </text:p>
          </table:table-cell>
          <table:table-cell office:value-type="string">
            <text:p>conclusion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Die Einstellung</text:p>
          </table:table-cell>
          <table:table-cell office:value-type="string">
            <text:p>the employment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Der Empfang</text:p>
          </table:table-cell>
          <table:table-cell office:value-type="string">
            <text:p>the reception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der Ansatz</text:p>
          </table:table-cell>
          <table:table-cell office:value-type="string">
            <text:p>the approach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Die Vermittlung</text:p>
          </table:table-cell>
          <table:table-cell office:value-type="string">
            <text:p>the negotiation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Ich komme auf keinen Fall</text:p>
          </table:table-cell>
          <table:table-cell office:value-type="string">
            <text:p>I am not coming in any case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Die Gelegenheit</text:p>
          </table:table-cell>
          <table:table-cell office:value-type="string">
            <text:p>the occasion/opportunity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wertvoll</text:p>
          </table:table-cell>
          <table:table-cell office:value-type="string">
            <text:p>valuabl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Hinweis</text:p>
          </table:table-cell>
          <table:table-cell office:value-type="string">
            <text:p>tip</text:p>
          </table:table-cell>
          <table:table-cell table:number-columns-repeated="2"/>
        </table:table-row>
        <table:table-row table:style-name="ro28">
          <table:table-cell office:value-type="string">
            <text:p>Erziehung </text:p>
          </table:table-cell>
          <table:table-cell office:value-type="string">
            <text:p>education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Die Änderung</text:p>
          </table:table-cell>
          <table:table-cell office:value-type="string">
            <text:p>the amendment/change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die Tasse</text:p>
          </table:table-cell>
          <table:table-cell office:value-type="string">
            <text:p>the mug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collaboration</text:p>
          </table:table-cell>
          <table:table-cell office:value-type="string">
            <text:p>Zusammenarbeit</text:p>
          </table:table-cell>
          <table:table-cell table:number-columns-repeated="2"/>
        </table:table-row>
        <table:table-row table:style-name="ro37">
          <table:table-cell table:style-name="ce167" office:value-type="string">
            <text:p>opportunity</text:p>
          </table:table-cell>
          <table:table-cell office:value-type="string">
            <text:p>M<text:span text:style-name="T7">öglichkeit/Gelegenheit</text:span>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Let's print the tip!</text:p>
          </table:table-cell>
          <table:table-cell office:value-type="string">
            <text:p>Drucken wir den Hinweis</text:p>
          </table:table-cell>
          <table:table-cell table:number-columns-repeated="2"/>
        </table:table-row>
        <table:table-row table:style-name="ro28">
          <table:table-cell office:value-type="string">
            <text:p>The soup got cold</text:p>
          </table:table-cell>
          <table:table-cell office:value-type="string">
            <text:p>Die Suppe ist kalt geworden</text:p>
          </table:table-cell>
          <table:table-cell table:number-columns-repeated="2"/>
        </table:table-row>
        <table:table-row table:style-name="ro28">
          <table:table-cell office:value-type="string">
            <text:p>Onkel</text:p>
          </table:table-cell>
          <table:table-cell office:value-type="string">
            <text:p>uncl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tatsächlich </text:p>
          </table:table-cell>
          <table:table-cell office:value-type="string">
            <text:p>indeed/actually/really</text:p>
          </table:table-cell>
          <table:table-cell table:number-columns-repeated="2"/>
        </table:table-row>
        <table:table-row table:style-name="ro38">
          <table:table-cell office:value-type="string">
            <text:p>I have loaded the toys into the car</text:p>
          </table:table-cell>
          <table:table-cell table:style-name="ce153" office:value-type="string">
            <text:p>Ich habe die Spielzeuge </text:p>
            <text:p>In das Auto geladen</text:p>
          </table:table-cell>
          <table:table-cell table:number-columns-repeated="2"/>
        </table:table-row>
        <table:table-row table:style-name="ro28">
          <table:table-cell office:value-type="string">
            <text:p>the appointment</text:p>
          </table:table-cell>
          <table:table-cell office:value-type="string">
            <text:p>der Termin</text:p>
          </table:table-cell>
          <table:table-cell table:number-columns-repeated="2"/>
        </table:table-row>
        <table:table-row table:style-name="ro28">
          <table:table-cell office:value-type="string">
            <text:p>der Briefkasten</text:p>
          </table:table-cell>
          <table:table-cell office:value-type="string">
            <text:p>the mailbox</text:p>
          </table:table-cell>
          <table:table-cell table:number-columns-repeated="2"/>
        </table:table-row>
        <table:table-row table:style-name="ro28">
          <table:table-cell office:value-type="string">
            <text:p>Die Postleitzahl</text:p>
          </table:table-cell>
          <table:table-cell office:value-type="string">
            <text:p>the postcode</text:p>
          </table:table-cell>
          <table:table-cell table:number-columns-repeated="2"/>
        </table:table-row>
        <table:table-row table:style-name="ro28">
          <table:table-cell office:value-type="string">
            <text:p>Mitteilung</text:p>
          </table:table-cell>
          <table:table-cell office:value-type="string">
            <text:p>message/communication</text:p>
          </table:table-cell>
          <table:table-cell table:number-columns-repeated="2"/>
        </table:table-row>
        <table:table-row table:style-name="ro28">
          <table:table-cell office:value-type="string">
            <text:p>Meldungen</text:p>
          </table:table-cell>
          <table:table-cell office:value-type="string">
            <text:p>announcements</text:p>
          </table:table-cell>
          <table:table-cell table:number-columns-repeated="2"/>
        </table:table-row>
        <table:table-row table:style-name="ro28">
          <table:table-cell office:value-type="string">
            <text:p>The message</text:p>
          </table:table-cell>
          <table:table-cell office:value-type="string">
            <text:p>Das Signal</text:p>
          </table:table-cell>
          <table:table-cell table:number-columns-repeated="2"/>
        </table:table-row>
        <table:table-row table:style-name="ro28">
          <table:table-cell office:value-type="string">
            <text:p>Gebot</text:p>
          </table:table-cell>
          <table:table-cell office:value-type="string">
            <text:p>offer/bid</text:p>
          </table:table-cell>
          <table:table-cell table:number-columns-repeated="2"/>
        </table:table-row>
        <table:table-row table:style-name="ro28">
          <table:table-cell office:value-type="string">
            <text:p>Die Fabrik</text:p>
          </table:table-cell>
          <table:table-cell office:value-type="string">
            <text:p>factory</text:p>
          </table:table-cell>
          <table:table-cell table:number-columns-repeated="2"/>
        </table:table-row>
        <table:table-row table:style-name="ro28">
          <table:table-cell office:value-type="string">
            <text:p>classified ads</text:p>
          </table:table-cell>
          <table:table-cell office:value-type="string">
            <text:p>kleinanzeigen</text:p>
          </table:table-cell>
          <table:table-cell table:number-columns-repeated="2"/>
        </table:table-row>
        <table:table-row table:style-name="ro28">
          <table:table-cell office:value-type="string">
            <text:p>the value</text:p>
          </table:table-cell>
          <table:table-cell office:value-type="string">
            <text:p>der Wert</text:p>
          </table:table-cell>
          <table:table-cell table:number-columns-repeated="2"/>
        </table:table-row>
        <table:table-row table:style-name="ro28">
          <table:table-cell office:value-type="string">
            <text:p>Some do not recognize it</text:p>
          </table:table-cell>
          <table:table-cell office:value-type="string">
            <text:p>Einige erkennen es nicht</text:p>
          </table:table-cell>
          <table:table-cell table:number-columns-repeated="2"/>
        </table:table-row>
        <table:table-row table:style-name="ro28">
          <table:table-cell office:value-type="string">
            <text:p>plate</text:p>
          </table:table-cell>
          <table:table-cell office:value-type="string">
            <text:p>Teller</text:p>
          </table:table-cell>
          <table:table-cell table:number-columns-repeated="2"/>
        </table:table-row>
        <table:table-row table:style-name="ro28">
          <table:table-cell office:value-type="string">
            <text:p>He has no idea</text:p>
          </table:table-cell>
          <table:table-cell office:value-type="string">
            <text:p>Er hat keine Ahnung</text:p>
          </table:table-cell>
          <table:table-cell table:number-columns-repeated="2"/>
        </table:table-row>
        <table:table-row table:style-name="ro28">
          <table:table-cell office:value-type="string">
            <text:p>I beg your pardon</text:p>
          </table:table-cell>
          <table:table-cell office:value-type="string">
            <text:p>Ich bitte Sie um Verzeihung</text:p>
          </table:table-cell>
          <table:table-cell table:number-columns-repeated="2"/>
        </table:table-row>
        <table:table-row table:style-name="ro28">
          <table:table-cell office:value-type="string">
            <text:p>Verzeihung</text:p>
          </table:table-cell>
          <table:table-cell office:value-type="string">
            <text:p>Excuse me</text:p>
          </table:table-cell>
          <table:table-cell table:number-columns-repeated="2"/>
        </table:table-row>
        <table:table-row table:style-name="ro28">
          <table:table-cell office:value-type="string">
            <text:p>genannt</text:p>
          </table:table-cell>
          <table:table-cell office:value-type="string">
            <text:p>told,given</text:p>
          </table:table-cell>
          <table:table-cell table:number-columns-repeated="2"/>
        </table:table-row>
        <table:table-row table:style-name="ro28">
          <table:table-cell office:value-type="string">
            <text:p>disappeared</text:p>
          </table:table-cell>
          <table:table-cell office:value-type="string">
            <text:p>verschwunden</text:p>
          </table:table-cell>
          <table:table-cell table:number-columns-repeated="2"/>
        </table:table-row>
        <table:table-row table:style-name="ro28">
          <table:table-cell office:value-type="string">
            <text:p>Er hat an mich gedacht</text:p>
          </table:table-cell>
          <table:table-cell office:value-type="string">
            <text:p>He has thought of me</text:p>
          </table:table-cell>
          <table:table-cell table:number-columns-repeated="2"/>
        </table:table-row>
        <table:table-row table:style-name="ro28">
          <table:table-cell office:value-type="string">
            <text:p>Ist gestern was passiert?</text:p>
          </table:table-cell>
          <table:table-cell office:value-type="string">
            <text:p>what happened yesterday?</text:p>
          </table:table-cell>
          <table:table-cell table:number-columns-repeated="2"/>
        </table:table-row>
        <table:table-row table:style-name="ro28">
          <table:table-cell office:value-type="string">
            <text:p>geschafft</text:p>
          </table:table-cell>
          <table:table-cell office:value-type="string">
            <text:p>accomplished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Die Bestimmung</text:p>
          </table:table-cell>
          <table:table-cell office:value-type="string">
            <text:p>The regulation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Einführung </text:p>
          </table:table-cell>
          <table:table-cell office:value-type="string">
            <text:p>introduction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Überblick </text:p>
          </table:table-cell>
          <table:table-cell office:value-type="string">
            <text:p>overview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Unterstützung </text:p>
          </table:table-cell>
          <table:table-cell office:value-type="string">
            <text:p>support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Die Länge</text:p>
          </table:table-cell>
          <table:table-cell office:value-type="string">
            <text:p>the length</text:p>
          </table:table-cell>
          <table:table-cell table:number-columns-repeated="2"/>
        </table:table-row>
        <table:table-row table:style-name="ro28">
          <table:table-cell office:value-type="string">
            <text:p>Mittel</text:p>
          </table:table-cell>
          <table:table-cell office:value-type="string">
            <text:p>remedy</text:p>
          </table:table-cell>
          <table:table-cell table:number-columns-repeated="2"/>
        </table:table-row>
        <table:table-row table:style-name="ro28">
          <table:table-cell office:value-type="string">
            <text:p>Bestimmung</text:p>
          </table:table-cell>
          <table:table-cell office:value-type="string">
            <text:p>purpos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Do you have your own apartment? </text:p>
          </table:table-cell>
          <table:table-cell office:value-type="string">
            <text:p>Hast du eine eigene Wohnung?</text:p>
          </table:table-cell>
          <table:table-cell table:number-columns-repeated="2"/>
        </table:table-row>
        <table:table-row table:style-name="ro28">
          <table:table-cell office:value-type="string">
            <text:p>aufteilen</text:p>
          </table:table-cell>
          <table:table-cell office:value-type="string">
            <text:p>shared</text:p>
          </table:table-cell>
          <table:table-cell table:number-columns-repeated="2"/>
        </table:table-row>
        <table:table-row table:style-name="ro28">
          <table:table-cell office:value-type="string">
            <text:p>The group is collecting an old plant</text:p>
          </table:table-cell>
          <table:table-cell office:value-type="string">
            <text:p>Die Gruppe sammelt eine alte Pflanze</text:p>
          </table:table-cell>
          <table:table-cell table:number-columns-repeated="2"/>
        </table:table-row>
        <table:table-row table:style-name="ro28">
          <table:table-cell office:value-type="string">
            <text:p>shared</text:p>
          </table:table-cell>
          <table:table-cell office:value-type="string">
            <text:p>gemeinsame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Umsätze </text:p>
          </table:table-cell>
          <table:table-cell office:value-type="string">
            <text:p>πωλήσεισ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tatsächlich </text:p>
          </table:table-cell>
          <table:table-cell office:value-type="string">
            <text:p>Actually/πραγματικά</text:p>
          </table:table-cell>
          <table:table-cell table:number-columns-repeated="2"/>
        </table:table-row>
        <table:table-row table:style-name="ro37">
          <table:table-cell office:value-type="string">
            <text:p>All sorts of tools are there</text:p>
          </table:table-cell>
          <table:table-cell office:value-type="string">
            <text:p>alle m<text:span text:style-name="T7">öglichen Werkzeuge sind da</text:span>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benötigen </text:p>
          </table:table-cell>
          <table:table-cell office:value-type="string">
            <text:p>need/require</text:p>
          </table:table-cell>
          <table:table-cell table:number-columns-repeated="2"/>
        </table:table-row>
        <table:table-row table:style-name="ro28">
          <table:table-cell office:value-type="string">
            <text:p>Versicherung</text:p>
          </table:table-cell>
          <table:table-cell office:value-type="string">
            <text:p>insurance company</text:p>
          </table:table-cell>
          <table:table-cell table:number-columns-repeated="2"/>
        </table:table-row>
        <table:table-row table:style-name="ro28">
          <table:table-cell office:value-type="string">
            <text:p>melden</text:p>
          </table:table-cell>
          <table:table-cell office:value-type="string">
            <text:p>to report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bewegen </text:p>
          </table:table-cell>
          <table:table-cell office:value-type="string">
            <text:p>to move</text:p>
          </table:table-cell>
          <table:table-cell table:number-columns-repeated="2"/>
        </table:table-row>
        <table:table-row table:style-name="ro28">
          <table:table-cell office:value-type="string">
            <text:p>darstellen </text:p>
          </table:table-cell>
          <table:table-cell office:value-type="string">
            <text:p>εκπρωσοπώ/represent</text:p>
          </table:table-cell>
          <table:table-cell table:number-columns-repeated="2"/>
        </table:table-row>
        <table:table-row table:style-name="ro28">
          <table:table-cell office:value-type="string">
            <text:p>vermeiden</text:p>
          </table:table-cell>
          <table:table-cell office:value-type="string">
            <text:p>avoid</text:p>
          </table:table-cell>
          <table:table-cell table:number-columns-repeated="2"/>
        </table:table-row>
        <table:table-row table:style-name="ro28">
          <table:table-cell office:value-type="string">
            <text:p>betrifft</text:p>
          </table:table-cell>
          <table:table-cell office:value-type="string">
            <text:p>concerns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Das Verh<text:span text:style-name="T7">ältnis</text:span></text:p>
          </table:table-cell>
          <table:table-cell office:value-type="string">
            <text:p>the affair, relationship</text:p>
          </table:table-cell>
          <table:table-cell table:number-columns-repeated="2"/>
        </table:table-row>
        <table:table-row table:style-name="ro37">
          <table:table-cell table:style-name="ce167" office:value-type="string">
            <text:p>Women change the world</text:p>
          </table:table-cell>
          <table:table-cell office:value-type="string">
            <text:p>Frauen ver<text:span text:style-name="T7">ändern die Welt</text:span>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Kids change you</text:p>
          </table:table-cell>
          <table:table-cell office:value-type="string">
            <text:p>Kinder ver<text:span text:style-name="T7">ändern einen</text:span>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how is today's environment?</text:p>
          </table:table-cell>
          <table:table-cell office:value-type="string">
            <text:p>Wie ist die heutige Umwelt?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the courtyard</text:p>
          </table:table-cell>
          <table:table-cell office:value-type="string">
            <text:p>der Hof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Die Umgebung</text:p>
          </table:table-cell>
          <table:table-cell office:value-type="string">
            <text:p>the neightborhood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Tod</text:p>
          </table:table-cell>
          <table:table-cell office:value-type="string">
            <text:p>death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verlust</text:p>
          </table:table-cell>
          <table:table-cell office:value-type="string">
            <text:p>loss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die Vorlesung</text:p>
          </table:table-cell>
          <table:table-cell office:value-type="string">
            <text:p>the lectur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Das Niveau</text:p>
          </table:table-cell>
          <table:table-cell office:value-type="string">
            <text:p>the standard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Vorstellung</text:p>
          </table:table-cell>
          <table:table-cell office:value-type="string">
            <text:p>pictur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Förderung </text:p>
          </table:table-cell>
          <table:table-cell office:value-type="string">
            <text:p>funding,promotion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Ereignisse </text:p>
          </table:table-cell>
          <table:table-cell office:value-type="string">
            <text:p>events, occasions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Zinsen </text:p>
          </table:table-cell>
          <table:table-cell office:value-type="string">
            <text:p>interest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dabei </text:p>
          </table:table-cell>
          <table:table-cell office:value-type="string">
            <text:p>with this</text:p>
          </table:table-cell>
          <table:table-cell table:number-columns-repeated="2"/>
        </table:table-row>
        <table:table-row table:style-name="ro28">
          <table:table-cell table:style-name="ce170" office:value-type="string">
            <text:p>Konto</text:p>
          </table:table-cell>
          <table:table-cell office:value-type="string">
            <text:p>account</text:p>
          </table:table-cell>
          <table:table-cell table:number-columns-repeated="2"/>
        </table:table-row>
        <table:table-row table:style-name="ro28">
          <table:table-cell office:value-type="string">
            <text:p>I will send you the bill</text:p>
          </table:table-cell>
          <table:table-cell office:value-type="string">
            <text:p>Ich werde dir die Rechnung schicken</text:p>
          </table:table-cell>
          <table:table-cell table:number-columns-repeated="2"/>
        </table:table-row>
        <table:table-row table:style-name="ro28">
          <table:table-cell office:value-type="string">
            <text:p>Frist</text:p>
          </table:table-cell>
          <table:table-cell office:value-type="string">
            <text:p>deadline</text:p>
          </table:table-cell>
          <table:table-cell table:number-columns-repeated="2"/>
        </table:table-row>
        <table:table-row table:style-name="ro28">
          <table:table-cell table:style-name="ce170" office:value-type="string">
            <text:p>Betrag</text:p>
          </table:table-cell>
          <table:table-cell office:value-type="string">
            <text:p>amount,sum</text:p>
          </table:table-cell>
          <table:table-cell table:number-columns-repeated="2"/>
        </table:table-row>
        <table:table-row table:style-name="ro28">
          <table:table-cell office:value-type="string">
            <text:p>Münzen </text:p>
          </table:table-cell>
          <table:table-cell office:value-type="string">
            <text:p>coins</text:p>
          </table:table-cell>
          <table:table-cell table:number-columns-repeated="2"/>
        </table:table-row>
        <table:table-row table:style-name="ro28">
          <table:table-cell office:value-type="string">
            <text:p>the payment</text:p>
          </table:table-cell>
          <table:table-cell office:value-type="string">
            <text:p>die Zahlung</text:p>
          </table:table-cell>
          <table:table-cell table:number-columns-repeated="2"/>
        </table:table-row>
        <table:table-row table:style-name="ro28">
          <table:table-cell office:value-type="string">
            <text:p>der Einfluss</text:p>
          </table:table-cell>
          <table:table-cell office:value-type="string">
            <text:p>the influence</text:p>
          </table:table-cell>
          <table:table-cell table:number-columns-repeated="2"/>
        </table:table-row>
        <table:table-row table:style-name="ro28">
          <table:table-cell table:style-name="ce170" office:value-type="string">
            <text:p>betrifft</text:p>
          </table:table-cell>
          <table:table-cell office:value-type="string">
            <text:p>affect</text:p>
          </table:table-cell>
          <table:table-cell table:number-columns-repeated="2"/>
        </table:table-row>
        <table:table-row table:style-name="ro28">
          <table:table-cell table:style-name="ce170" office:value-type="string">
            <text:p>Bedingungen</text:p>
          </table:table-cell>
          <table:table-cell office:value-type="string">
            <text:p>conditions, terms</text:p>
          </table:table-cell>
          <table:table-cell table:number-columns-repeated="2"/>
        </table:table-row>
        <table:table-row table:style-name="ro28">
          <table:table-cell office:value-type="string">
            <text:p>verlor</text:p>
          </table:table-cell>
          <table:table-cell office:value-type="string">
            <text:p>lost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eingestürzt </text:p>
          </table:table-cell>
          <table:table-cell office:value-type="string">
            <text:p>collapsed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Stein </text:p>
          </table:table-cell>
          <table:table-cell office:value-type="string">
            <text:p>ston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weggeräumt </text:p>
          </table:table-cell>
          <table:table-cell office:value-type="string">
            <text:p>cleared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Loch </text:p>
          </table:table-cell>
          <table:table-cell office:value-type="string">
            <text:p>hol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Sonst </text:p>
          </table:table-cell>
          <table:table-cell office:value-type="string">
            <text:p>otherwis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Sonst sind die Vorwürfe verjährt </text:p>
          </table:table-cell>
          <table:table-cell office:value-type="string">
            <text:p>Διαφορετικά, οι ισχυρισμοί παραγράφονται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Die Tat </text:p>
          </table:table-cell>
          <table:table-cell office:value-type="string">
            <text:p>the fact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beschädigt </text:p>
          </table:table-cell>
          <table:table-cell office:value-type="string">
            <text:p>damaged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Verträge </text:p>
          </table:table-cell>
          <table:table-cell office:value-type="string">
            <text:p>contracts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Urkunden </text:p>
          </table:table-cell>
          <table:table-cell office:value-type="string">
            <text:p>papers</text:p>
          </table:table-cell>
          <table:table-cell table:number-columns-repeated="2"/>
        </table:table-row>
        <table:table-row table:style-name="ro28">
          <table:table-cell office:value-type="string">
            <text:p>reichen</text:p>
          </table:table-cell>
          <table:table-cell office:value-type="string">
            <text:p>suffice</text:p>
          </table:table-cell>
          <table:table-cell table:number-columns-repeated="2"/>
        </table:table-row>
        <table:table-row table:style-name="ro28">
          <table:table-cell office:value-type="string">
            <text:p>beachent</text:p>
          </table:table-cell>
          <table:table-cell office:value-type="string">
            <text:p>notice,pay attention</text:p>
          </table:table-cell>
          <table:table-cell table:number-columns-repeated="2"/>
        </table:table-row>
        <table:table-row table:style-name="ro28">
          <table:table-cell office:value-type="string">
            <text:p>erleben</text:p>
          </table:table-cell>
          <table:table-cell office:value-type="string">
            <text:p>experience</text:p>
          </table:table-cell>
          <table:table-cell table:number-columns-repeated="2"/>
        </table:table-row>
        <table:table-row table:style-name="ro28">
          <table:table-cell office:value-type="string">
            <text:p>Ergebnisse </text:p>
          </table:table-cell>
          <table:table-cell office:value-type="string">
            <text:p>results</text:p>
          </table:table-cell>
          <table:table-cell table:number-columns-repeated="2"/>
        </table:table-row>
        <table:table-row table:style-name="ro28">
          <table:table-cell office:value-type="string">
            <text:p>I will experience the end of it</text:p>
          </table:table-cell>
          <table:table-cell office:value-type="string">
            <text:p>Ich werde das Ende davon erleben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Gnaden-Gesuch </text:p>
          </table:table-cell>
          <table:table-cell office:value-type="string">
            <text:p>αίτηση χάριτος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abgelehnt </text:p>
          </table:table-cell>
          <table:table-cell office:value-type="string">
            <text:p>declined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Schutz-Staffel. </text:p>
          </table:table-cell>
          <table:table-cell office:value-type="string">
            <text:p>protection squad</text:p>
          </table:table-cell>
          <table:table-cell table:number-columns-repeated="2"/>
        </table:table-row>
        <table:table-row table:style-name="ro28">
          <table:table-cell office:value-type="string">
            <text:p>art</text:p>
          </table:table-cell>
          <table:table-cell office:value-type="string">
            <text:p>kind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vertrieben </text:p>
          </table:table-cell>
          <table:table-cell office:value-type="string">
            <text:p>expelled/εκδιώχθηκαν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Überlebenden </text:p>
          </table:table-cell>
          <table:table-cell office:value-type="string">
            <text:p>επιζώντες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verübten </text:p>
          </table:table-cell>
          <table:table-cell office:value-type="string">
            <text:p>διέπραξαν</text:p>
          </table:table-cell>
          <table:table-cell table:number-columns-repeated="2"/>
        </table:table-row>
        <table:table-row table:style-name="ro28">
          <table:table-cell office:value-type="string">
            <text:p>Wlan</text:p>
          </table:table-cell>
          <table:table-cell office:value-type="string">
            <text:p>WiFi</text:p>
          </table:table-cell>
          <table:table-cell table:number-columns-repeated="2"/>
        </table:table-row>
        <table:table-row table:style-name="ro28">
          <table:table-cell table:style-name="ce170" office:value-type="string">
            <text:p>verbindet</text:p>
          </table:table-cell>
          <table:table-cell office:value-type="string">
            <text:p>connects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Austausch </text:p>
          </table:table-cell>
          <table:table-cell office:value-type="string">
            <text:p>antallagh</text:p>
          </table:table-cell>
          <table:table-cell table:number-columns-repeated="2"/>
        </table:table-row>
        <table:table-row table:style-name="ro28">
          <table:table-cell office:value-type="string">
            <text:p>Nachweis</text:p>
          </table:table-cell>
          <table:table-cell office:value-type="string">
            <text:p>proof</text:p>
          </table:table-cell>
          <table:table-cell table:number-columns-repeated="2"/>
        </table:table-row>
        <table:table-row table:style-name="ro28">
          <table:table-cell office:value-type="string">
            <text:p>Let us test how fast he runs</text:p>
          </table:table-cell>
          <table:table-cell office:value-type="string">
            <text:p>Testen wir mal, wie schnell er läuft</text:p>
          </table:table-cell>
          <table:table-cell table:number-columns-repeated="2"/>
        </table:table-row>
        <table:table-row table:style-name="ro28">
          <table:table-cell office:value-type="string">
            <text:p>Volk</text:p>
          </table:table-cell>
          <table:table-cell office:value-type="string">
            <text:p>nation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erscheinen </text:p>
          </table:table-cell>
          <table:table-cell office:value-type="string">
            <text:p>appear</text:p>
          </table:table-cell>
          <table:table-cell table:number-columns-repeated="2"/>
        </table:table-row>
        <table:table-row table:style-name="ro28">
          <table:table-cell office:value-type="string">
            <text:p>Es bewegt sich</text:p>
          </table:table-cell>
          <table:table-cell office:value-type="string">
            <text:p>it is moving</text:p>
          </table:table-cell>
          <table:table-cell table:number-columns-repeated="2"/>
        </table:table-row>
        <table:table-row table:style-name="ro28">
          <table:table-cell office:value-type="string">
            <text:p>erfahren</text:p>
          </table:table-cell>
          <table:table-cell office:value-type="string">
            <text:p>found out</text:p>
          </table:table-cell>
          <table:table-cell table:number-columns-repeated="2"/>
        </table:table-row>
        <table:table-row table:style-name="ro28">
          <table:table-cell office:value-type="string">
            <text:p>behalten</text:p>
          </table:table-cell>
          <table:table-cell office:value-type="string">
            <text:p>keep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Lager </text:p>
          </table:table-cell>
          <table:table-cell office:value-type="string">
            <text:p>camp/stratopedo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gefoltert wurden </text:p>
          </table:table-cell>
          <table:table-cell office:value-type="string">
            <text:p>were tortured</text:p>
          </table:table-cell>
          <table:table-cell table:number-columns-repeated="2"/>
        </table:table-row>
        <table:table-row table:style-name="ro28">
          <table:table-cell office:value-type="string">
            <text:p>das Abenteuer</text:p>
          </table:table-cell>
          <table:table-cell office:value-type="string">
            <text:p>adventure</text:p>
          </table:table-cell>
          <table:table-cell table:number-columns-repeated="2"/>
        </table:table-row>
        <table:table-row table:style-name="ro37">
          <table:table-cell office:value-type="string">
            <text:p>F<text:span text:style-name="T7">ähren</text:span></text:p>
          </table:table-cell>
          <table:table-cell office:value-type="string">
            <text:p>ferries</text:p>
          </table:table-cell>
          <table:table-cell table:number-columns-repeated="2"/>
        </table:table-row>
        <table:table-row table:style-name="ro28">
          <table:table-cell office:value-type="string">
            <text:p>the date</text:p>
          </table:table-cell>
          <table:table-cell office:value-type="string">
            <text:p>das Datum</text:p>
          </table:table-cell>
          <table:table-cell table:number-columns-repeated="2"/>
        </table:table-row>
        <table:table-row table:style-name="ro28">
          <table:table-cell office:value-type="string">
            <text:p>Es ist Schluss</text:p>
          </table:table-cell>
          <table:table-cell office:value-type="string">
            <text:p>It is over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Abend danach</text:p>
          </table:table-cell>
          <table:table-cell office:value-type="string">
            <text:p>next evening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Der Zeitraoum</text:p>
          </table:table-cell>
          <table:table-cell office:value-type="string">
            <text:p>the period</text:p>
          </table:table-cell>
          <table:table-cell table:number-columns-repeated="2"/>
        </table:table-row>
        <table:table-row table:style-name="ro38">
          <table:table-cell table:style-name="ce153" office:value-type="string">
            <text:p>Tomorrow evening we </text:p>
            <text:p>Will go out to eat together</text:p>
          </table:table-cell>
          <table:table-cell table:style-name="ce153" office:value-type="string">
            <text:p>Morgen Abend werden wir </text:p>
            <text:p>Zusammen essen gehen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Europe is open to you</text:p>
          </table:table-cell>
          <table:table-cell office:value-type="string">
            <text:p>Europa ist dir offen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Säugetiere </text:p>
          </table:table-cell>
          <table:table-cell office:value-type="string">
            <text:p>mammals</text:p>
          </table:table-cell>
          <table:table-cell table:number-columns-repeated="2"/>
        </table:table-row>
        <table:table-row table:style-name="ro28">
          <table:table-cell office:value-type="string">
            <text:p>where have you been?</text:p>
          </table:table-cell>
          <table:table-cell office:value-type="string">
            <text:p>Wo bist du gewesen?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tatsächlich </text:p>
          </table:table-cell>
          <table:table-cell office:value-type="string">
            <text:p>Actually/πραγματικά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entferne </text:p>
          </table:table-cell>
          <table:table-cell office:value-type="string">
            <text:p>remov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behalten </text:p>
          </table:table-cell>
          <table:table-cell office:value-type="string">
            <text:p>keep</text:p>
          </table:table-cell>
          <table:table-cell table:number-columns-repeated="2"/>
        </table:table-row>
        <table:table-row table:style-name="ro28">
          <table:table-cell office:value-type="string">
            <text:p>Das ergibt keinen Sinn</text:p>
          </table:table-cell>
          <table:table-cell office:value-type="string">
            <text:p>This makes no sense</text:p>
          </table:table-cell>
          <table:table-cell table:number-columns-repeated="2"/>
        </table:table-row>
        <table:table-row table:style-name="ro28">
          <table:table-cell office:value-type="string">
            <text:p>aufpassen</text:p>
          </table:table-cell>
          <table:table-cell office:value-type="string">
            <text:p>take care</text:p>
          </table:table-cell>
          <table:table-cell table:number-columns-repeated="2"/>
        </table:table-row>
        <table:table-row table:style-name="ro28">
          <table:table-cell office:value-type="string">
            <text:p>albern</text:p>
          </table:table-cell>
          <table:table-cell office:value-type="string">
            <text:p>silly</text:p>
          </table:table-cell>
          <table:table-cell table:number-columns-repeated="2"/>
        </table:table-row>
        <table:table-row table:style-name="ro28">
          <table:table-cell office:value-type="string">
            <text:p>aufgegangen</text:p>
          </table:table-cell>
          <table:table-cell office:value-type="string">
            <text:p>open (e.g. Cage)</text:p>
          </table:table-cell>
          <table:table-cell table:number-columns-repeated="2"/>
        </table:table-row>
        <table:table-row table:style-name="ro37">
          <table:table-cell office:value-type="string">
            <text:p>K<text:span text:style-name="T7">äfig</text:span></text:p>
          </table:table-cell>
          <table:table-cell office:value-type="string">
            <text:p>cage</text:p>
          </table:table-cell>
          <table:table-cell table:number-columns-repeated="2"/>
        </table:table-row>
        <table:table-row table:style-name="ro28">
          <table:table-cell office:value-type="string">
            <text:p>umgefallen ist</text:p>
          </table:table-cell>
          <table:table-cell office:value-type="string">
            <text:p>fallen over</text:p>
          </table:table-cell>
          <table:table-cell table:number-columns-repeated="2"/>
        </table:table-row>
        <table:table-row table:style-name="ro28">
          <table:table-cell office:value-type="string">
            <text:p>instabil</text:p>
          </table:table-cell>
          <table:table-cell office:value-type="string">
            <text:p>unstable</text:p>
          </table:table-cell>
          <table:table-cell table:number-columns-repeated="2"/>
        </table:table-row>
        <table:table-row table:style-name="ro28">
          <table:table-cell office:value-type="string">
            <text:p>angegangen</text:p>
          </table:table-cell>
          <table:table-cell office:value-type="string">
            <text:p>turned on</text:p>
          </table:table-cell>
          <table:table-cell table:number-columns-repeated="2"/>
        </table:table-row>
        <table:table-row table:style-name="ro28">
          <table:table-cell office:value-type="string">
            <text:p>vertritt</text:p>
          </table:table-cell>
          <table:table-cell office:value-type="string">
            <text:p>represents</text:p>
          </table:table-cell>
          <table:table-cell table:number-columns-repeated="2"/>
        </table:table-row>
        <table:table-row table:style-name="ro37">
          <table:table-cell office:value-type="string">
            <text:p>erf<text:span text:style-name="T7">ährt</text:span></text:p>
          </table:table-cell>
          <table:table-cell office:value-type="string">
            <text:p>learns</text:p>
          </table:table-cell>
          <table:table-cell table:number-columns-repeated="2"/>
        </table:table-row>
        <table:table-row table:style-name="ro28">
          <table:table-cell office:value-type="string">
            <text:p>Es ergab sich einfach so</text:p>
          </table:table-cell>
          <table:table-cell office:value-type="string">
            <text:p>It simply happened</text:p>
          </table:table-cell>
          <table:table-cell table:number-columns-repeated="2"/>
        </table:table-row>
        <table:table-row table:style-name="ro28">
          <table:table-cell office:value-type="string">
            <text:p>I will look at that</text:p>
          </table:table-cell>
          <table:table-cell office:value-type="string">
            <text:p>Ich werde mir das anschauen</text:p>
          </table:table-cell>
          <table:table-cell table:number-columns-repeated="2"/>
        </table:table-row>
        <table:table-row table:style-name="ro28">
          <table:table-cell office:value-type="string">
            <text:p>ehrlich</text:p>
          </table:table-cell>
          <table:table-cell office:value-type="string">
            <text:p>honest</text:p>
          </table:table-cell>
          <table:table-cell table:number-columns-repeated="2"/>
        </table:table-row>
        <table:table-row table:style-name="ro28">
          <table:table-cell office:value-type="string">
            <text:p>aufrichtig</text:p>
          </table:table-cell>
          <table:table-cell office:value-type="string">
            <text:p>sincer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Wahrheit </text:p>
          </table:table-cell>
          <table:table-cell office:value-type="string">
            <text:p>truth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Verhältnis </text:p>
          </table:table-cell>
          <table:table-cell office:value-type="string">
            <text:p>affair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erleichtert </text:p>
          </table:table-cell>
          <table:table-cell office:value-type="string">
            <text:p>relieved</text:p>
          </table:table-cell>
          <table:table-cell table:number-columns-repeated="2"/>
        </table:table-row>
        <table:table-row table:style-name="ro28">
          <table:table-cell office:value-type="string">
            <text:p>genügt</text:p>
          </table:table-cell>
          <table:table-cell office:value-type="string">
            <text:p>suffices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liefert </text:p>
          </table:table-cell>
          <table:table-cell table:style-name="ce167" office:value-type="string">
            <text:p>delivers</text:p>
          </table:table-cell>
          <table:table-cell table:number-columns-repeated="2"/>
        </table:table-row>
        <table:table-row table:style-name="ro28">
          <table:table-cell office:value-type="string">
            <text:p>je nach Bedarf</text:p>
          </table:table-cell>
          <table:table-cell office:value-type="string">
            <text:p>as needed</text:p>
          </table:table-cell>
          <table:table-cell table:number-columns-repeated="2"/>
        </table:table-row>
        <table:table-row table:style-name="ro28">
          <table:table-cell office:value-type="string">
            <text:p>berechtigen</text:p>
          </table:table-cell>
          <table:table-cell office:value-type="string">
            <text:p>authoriz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bestätigen </text:p>
          </table:table-cell>
          <table:table-cell office:value-type="string">
            <text:p>confirm</text:p>
          </table:table-cell>
          <table:table-cell table:number-columns-repeated="2"/>
        </table:table-row>
        <table:table-row table:style-name="ro28">
          <table:table-cell office:value-type="string">
            <text:p>Die Gefahr besteht</text:p>
          </table:table-cell>
          <table:table-cell office:value-type="string">
            <text:p>the risk is there</text:p>
          </table:table-cell>
          <table:table-cell table:number-columns-repeated="2"/>
        </table:table-row>
        <table:table-row table:style-name="ro28">
          <table:table-cell office:value-type="string">
            <text:p>behandelt</text:p>
          </table:table-cell>
          <table:table-cell office:value-type="string">
            <text:p>Covers , treats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bearbeite </text:p>
          </table:table-cell>
          <table:table-cell office:value-type="string">
            <text:p>edit</text:p>
          </table:table-cell>
          <table:table-cell table:number-columns-repeated="2"/>
        </table:table-row>
        <table:table-row table:style-name="ro28">
          <table:table-cell office:value-type="string">
            <text:p>advice</text:p>
          </table:table-cell>
          <table:table-cell office:value-type="string">
            <text:p>Rat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Bedingungen </text:p>
          </table:table-cell>
          <table:table-cell office:value-type="string">
            <text:p>terms, requirements</text:p>
          </table:table-cell>
          <table:table-cell table:number-columns-repeated="2"/>
        </table:table-row>
        <table:table-row table:style-name="ro37">
          <table:table-cell office:value-type="string">
            <text:p>W<text:span text:style-name="T7">ärst du gekommen?</text:span></text:p>
          </table:table-cell>
          <table:table-cell office:value-type="string">
            <text:p>Would you have come?</text:p>
          </table:table-cell>
          <table:table-cell table:number-columns-repeated="2"/>
        </table:table-row>
        <table:table-row table:style-name="ro28">
          <table:table-cell office:value-type="string">
            <text:p>Du hättest ihn verlassen</text:p>
          </table:table-cell>
          <table:table-cell office:value-type="string">
            <text:p>You would have left him</text:p>
          </table:table-cell>
          <table:table-cell table:number-columns-repeated="2"/>
        </table:table-row>
        <table:table-row table:style-name="ro28">
          <table:table-cell office:value-type="string">
            <text:p>behalten</text:p>
          </table:table-cell>
          <table:table-cell office:value-type="string">
            <text:p>to keep</text:p>
          </table:table-cell>
          <table:table-cell table:number-columns-repeated="2"/>
        </table:table-row>
        <table:table-row table:style-name="ro28">
          <table:table-cell office:value-type="string">
            <text:p>Wir hätten den Kindergarten geprüft</text:p>
          </table:table-cell>
          <table:table-cell office:value-type="string">
            <text:p>We would have tested the kindergarden</text:p>
          </table:table-cell>
          <table:table-cell table:number-columns-repeated="2"/>
        </table:table-row>
        <table:table-row table:style-name="ro28">
          <table:table-cell office:value-type="string">
            <text:p>Wir dachten , du hättest uns verlassen</text:p>
          </table:table-cell>
          <table:table-cell office:value-type="string">
            <text:p>We thought you had left us/ We thought you would have left us</text:p>
          </table:table-cell>
          <table:table-cell table:number-columns-repeated="2"/>
        </table:table-row>
        <table:table-row table:style-name="ro38">
          <table:table-cell table:style-name="ce153" office:value-type="string">
            <text:p>Would he have published it if he had </text:p>
            <text:p>the money Geld ?</text:p>
          </table:table-cell>
          <table:table-cell office:value-type="string">
            <text:p>Hätte er es veröffentlicht, wenn er das Geld hätte?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verwandelt </text:p>
          </table:table-cell>
          <table:table-cell office:value-type="string">
            <text:p>transforms</text:p>
          </table:table-cell>
          <table:table-cell table:number-columns-repeated="2"/>
        </table:table-row>
        <table:table-row table:style-name="ro37">
          <table:table-cell office:value-type="string">
            <text:p>wir m<text:span text:style-name="T7">üssen den Drachen retten</text:span></text:p>
          </table:table-cell>
          <table:table-cell office:value-type="string">
            <text:p>we must save the dragon</text:p>
          </table:table-cell>
          <table:table-cell table:number-columns-repeated="2"/>
        </table:table-row>
        <table:table-row table:style-name="ro28">
          <table:table-cell office:value-type="string">
            <text:p>wach</text:p>
          </table:table-cell>
          <table:table-cell office:value-type="string">
            <text:p>awake</text:p>
          </table:table-cell>
          <table:table-cell table:number-columns-repeated="2"/>
        </table:table-row>
        <table:table-row table:style-name="ro28">
          <table:table-cell office:value-type="string">
            <text:p>Gefallen</text:p>
          </table:table-cell>
          <table:table-cell office:value-type="string">
            <text:p>favor</text:p>
          </table:table-cell>
          <table:table-cell table:number-columns-repeated="2"/>
        </table:table-row>
        <table:table-row table:style-name="ro28">
          <table:table-cell office:value-type="string">
            <text:p>Nagel</text:p>
          </table:table-cell>
          <table:table-cell office:value-type="string">
            <text:p>nail, karfi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schulde </text:p>
          </table:table-cell>
          <table:table-cell office:value-type="string">
            <text:p>ow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Außerirdische </text:p>
          </table:table-cell>
          <table:table-cell office:value-type="string">
            <text:p>alien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bevorzugt </text:p>
          </table:table-cell>
          <table:table-cell office:value-type="string">
            <text:p>favored/preferred</text:p>
          </table:table-cell>
          <table:table-cell table:number-columns-repeated="2"/>
        </table:table-row>
        <table:table-row table:style-name="ro28">
          <table:table-cell office:value-type="string">
            <text:p>bewertet </text:p>
          </table:table-cell>
          <table:table-cell office:value-type="string">
            <text:p>evaluated/assesed</text:p>
          </table:table-cell>
          <table:table-cell table:number-columns-repeated="2"/>
        </table:table-row>
        <table:table-row table:style-name="ro28">
          <table:table-cell office:value-type="string">
            <text:p>Bewerbung</text:p>
          </table:table-cell>
          <table:table-cell office:value-type="string">
            <text:p>application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gewährleistet </text:p>
          </table:table-cell>
          <table:table-cell office:value-type="string">
            <text:p>guaranteed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berücksichtigt </text:p>
          </table:table-cell>
          <table:table-cell office:value-type="string">
            <text:p>considered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verfügen </text:p>
          </table:table-cell>
          <table:table-cell office:value-type="string">
            <text:p>owns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Gemeinde </text:p>
          </table:table-cell>
          <table:table-cell office:value-type="string">
            <text:p>community</text:p>
          </table:table-cell>
          <table:table-cell table:number-columns-repeated="2"/>
        </table:table-row>
        <table:table-row table:style-name="ro28">
          <table:table-cell office:value-type="string">
            <text:p>abgeben</text:p>
          </table:table-cell>
          <table:table-cell office:value-type="string">
            <text:p>give up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erhöhen </text:p>
          </table:table-cell>
          <table:table-cell office:value-type="string">
            <text:p>increase</text:p>
          </table:table-cell>
          <table:table-cell table:number-columns-repeated="2"/>
        </table:table-row>
        <table:table-row table:style-name="ro28">
          <table:table-cell office:value-type="string">
            <text:p>Knopf</text:p>
          </table:table-cell>
          <table:table-cell office:value-type="string">
            <text:p>button</text:p>
          </table:table-cell>
          <table:table-cell table:number-columns-repeated="2"/>
        </table:table-row>
        <table:table-row table:style-name="ro37">
          <table:table-cell office:value-type="string">
            <text:p>dr<text:span text:style-name="T7">ũ</text:span><text:span text:style-name="T7">cken</text:span></text:p>
          </table:table-cell>
          <table:table-cell office:value-type="string">
            <text:p>press</text:p>
          </table:table-cell>
          <table:table-cell table:number-columns-repeated="2"/>
        </table:table-row>
        <table:table-row table:style-name="ro28">
          <table:table-cell office:value-type="string">
            <text:p>find out</text:p>
          </table:table-cell>
          <table:table-cell office:value-type="string">
            <text:p>rausfinden, erfahren, informiert</text:p>
          </table:table-cell>
          <table:table-cell table:number-columns-repeated="2"/>
        </table:table-row>
        <table:table-row table:style-name="ro37">
          <table:table-cell office:value-type="string">
            <text:p>everyone is goind to find out bout it</text:p>
          </table:table-cell>
          <table:table-cell office:value-type="string">
            <text:p>Alle werden dar<text:span text:style-name="T7">über erfahren</text:span>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erhält </text:p>
          </table:table-cell>
          <table:table-cell office:value-type="string">
            <text:p>receives</text:p>
          </table:table-cell>
          <table:table-cell table:number-columns-repeated="2"/>
        </table:table-row>
        <table:table-row table:style-name="ro28">
          <table:table-cell office:value-type="string">
            <text:p>erhalten</text:p>
          </table:table-cell>
          <table:table-cell office:value-type="string">
            <text:p>to receive</text:p>
          </table:table-cell>
          <table:table-cell table:number-columns-repeated="2"/>
        </table:table-row>
        <table:table-row table:style-name="ro28">
          <table:table-cell office:value-type="string">
            <text:p>verspreche</text:p>
          </table:table-cell>
          <table:table-cell office:value-type="string">
            <text:p>to promis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Schritt </text:p>
          </table:table-cell>
          <table:table-cell office:value-type="string">
            <text:p>step</text:p>
          </table:table-cell>
          <table:table-cell table:number-columns-repeated="2"/>
        </table:table-row>
        <table:table-row table:style-name="ro38">
          <table:table-cell table:style-name="ce153" office:value-type="string">
            <text:p/>
            <text:p>Eilig</text:p>
          </table:table-cell>
          <table:table-cell office:value-type="string">
            <text:p>urgent</text:p>
          </table:table-cell>
          <table:table-cell table:number-columns-repeated="2"/>
        </table:table-row>
        <table:table-row table:style-name="ro28">
          <table:table-cell office:value-type="string">
            <text:p>Antrag</text:p>
          </table:table-cell>
          <table:table-cell office:value-type="string">
            <text:p>proposal</text:p>
          </table:table-cell>
          <table:table-cell table:number-columns-repeated="2"/>
        </table:table-row>
        <table:table-row table:style-name="ro28">
          <table:table-cell office:value-type="string">
            <text:p>Dreh dich um</text:p>
          </table:table-cell>
          <table:table-cell office:value-type="string">
            <text:p>turn</text:p>
          </table:table-cell>
          <table:table-cell table:number-columns-repeated="2"/>
        </table:table-row>
        <table:table-row table:style-name="ro28">
          <table:table-cell office:value-type="string">
            <text:p>Gange</text:p>
          </table:table-cell>
          <table:table-cell office:value-type="string">
            <text:p>aisle,(diadromos)</text:p>
          </table:table-cell>
          <table:table-cell table:number-columns-repeated="2"/>
        </table:table-row>
        <table:table-row table:style-name="ro28">
          <table:table-cell office:value-type="string">
            <text:p>Belohnung</text:p>
          </table:table-cell>
          <table:table-cell office:value-type="string">
            <text:p>reward</text:p>
          </table:table-cell>
          <table:table-cell table:number-columns-repeated="2"/>
        </table:table-row>
        <table:table-row table:style-name="ro28">
          <table:table-cell office:value-type="string">
            <text:p>erscheinen </text:p>
          </table:table-cell>
          <table:table-cell office:value-type="string">
            <text:p>appear</text:p>
          </table:table-cell>
          <table:table-cell table:number-columns-repeated="2"/>
        </table:table-row>
        <table:table-row table:style-name="ro28">
          <table:table-cell office:value-type="string">
            <text:p>erwarten</text:p>
          </table:table-cell>
          <table:table-cell office:value-type="string">
            <text:p>expect</text:p>
          </table:table-cell>
          <table:table-cell table:number-columns-repeated="2"/>
        </table:table-row>
        <table:table-row table:style-name="ro28">
          <table:table-cell office:value-type="string">
            <text:p>einstellen</text:p>
          </table:table-cell>
          <table:table-cell office:value-type="string">
            <text:p>hir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teilen </text:p>
          </table:table-cell>
          <table:table-cell office:value-type="string">
            <text:p>share</text:p>
          </table:table-cell>
          <table:table-cell table:number-columns-repeated="2"/>
        </table:table-row>
        <table:table-row table:style-name="ro28">
          <table:table-cell office:value-type="string">
            <text:p>surrender</text:p>
          </table:table-cell>
          <table:table-cell office:value-type="string">
            <text:p>aufgeben</text:p>
          </table:table-cell>
          <table:table-cell table:number-columns-repeated="2"/>
        </table:table-row>
        <table:table-row table:style-name="ro28">
          <table:table-cell table:style-name="ce170" office:value-type="string">
            <text:p>Sie ist bei Bewusstsein</text:p>
          </table:table-cell>
          <table:table-cell office:value-type="string">
            <text:p>She is conscious</text:p>
          </table:table-cell>
          <table:table-cell table:number-columns-repeated="2"/>
        </table:table-row>
        <table:table-row table:style-name="ro28">
          <table:table-cell office:value-type="string">
            <text:p>Consciousness</text:p>
          </table:table-cell>
          <table:table-cell office:value-type="string">
            <text:p>Bewusstsein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Vermittlung </text:p>
          </table:table-cell>
          <table:table-cell office:value-type="string">
            <text:p>operator</text:p>
          </table:table-cell>
          <table:table-cell table:number-columns-repeated="2"/>
        </table:table-row>
        <table:table-row table:style-name="ro28">
          <table:table-cell office:value-type="string">
            <text:p>Der Abschluss </text:p>
          </table:table-cell>
          <table:table-cell office:value-type="string">
            <text:p>conclusion, degree</text:p>
          </table:table-cell>
          <table:table-cell table:number-columns-repeated="2"/>
        </table:table-row>
        <table:table-row table:style-name="ro28">
          <table:table-cell office:value-type="string">
            <text:p>Verfügen über</text:p>
          </table:table-cell>
          <table:table-cell office:value-type="string">
            <text:p>own</text:p>
          </table:table-cell>
          <table:table-cell table:number-columns-repeated="2"/>
        </table:table-row>
        <table:table-row table:style-name="ro28">
          <table:table-cell office:value-type="string">
            <text:p>beachten</text:p>
          </table:table-cell>
          <table:table-cell office:value-type="string">
            <text:p>notice,pay attention</text:p>
          </table:table-cell>
          <table:table-cell table:number-columns-repeated="2"/>
        </table:table-row>
        <table:table-row table:style-name="ro28">
          <table:table-cell office:value-type="string">
            <text:p>Zelt</text:p>
          </table:table-cell>
          <table:table-cell office:value-type="string">
            <text:p>tent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Erfahrung </text:p>
          </table:table-cell>
          <table:table-cell office:value-type="string">
            <text:p>experienc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abgekoppelt </text:p>
          </table:table-cell>
          <table:table-cell office:value-type="string">
            <text:p>disconnected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getrennt </text:p>
          </table:table-cell>
          <table:table-cell office:value-type="string">
            <text:p>separated</text:p>
          </table:table-cell>
          <table:table-cell table:number-columns-repeated="2"/>
        </table:table-row>
        <table:table-row table:style-name="ro28">
          <table:table-cell office:value-type="string">
            <text:p>bewegt sich</text:p>
          </table:table-cell>
          <table:table-cell office:value-type="string">
            <text:p>moves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verstoßen </text:p>
          </table:table-cell>
          <table:table-cell office:value-type="string">
            <text:p>offended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get </text:p>
          </table:table-cell>
          <table:table-cell office:value-type="string">
            <text:p>Hollen</text:p>
          </table:table-cell>
          <table:table-cell table:number-columns-repeated="2"/>
        </table:table-row>
        <table:table-row table:style-name="ro28">
          <table:table-cell office:value-type="string">
            <text:p>die Geige</text:p>
          </table:table-cell>
          <table:table-cell office:value-type="string">
            <text:p>violin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Klavier </text:p>
          </table:table-cell>
          <table:table-cell office:value-type="string">
            <text:p>piano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Hoch-Risiko-Spiele </text:p>
          </table:table-cell>
          <table:table-cell office:value-type="string">
            <text:p>high risk game</text:p>
          </table:table-cell>
          <table:table-cell table:number-columns-repeated="2"/>
        </table:table-row>
        <table:table-row table:style-name="ro28">
          <table:table-cell office:value-type="string">
            <text:p>die Vermittlung</text:p>
          </table:table-cell>
          <table:table-cell office:value-type="string">
            <text:p>the mediation</text:p>
          </table:table-cell>
          <table:table-cell table:number-columns-repeated="2"/>
        </table:table-row>
        <table:table-row table:style-name="ro28">
          <table:table-cell office:value-type="string">
            <text:p>Vorstellung</text:p>
          </table:table-cell>
          <table:table-cell office:value-type="string">
            <text:p>show, introduction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Die Vermittlung </text:p>
          </table:table-cell>
          <table:table-cell office:value-type="string">
            <text:p>agency, operator, negotiation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Ereignisse </text:p>
          </table:table-cell>
          <table:table-cell office:value-type="string">
            <text:p>events, occasions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fördern </text:p>
          </table:table-cell>
          <table:table-cell office:value-type="string">
            <text:p>support, help</text:p>
          </table:table-cell>
          <table:table-cell office:value-type="string">
            <text:p>fordern fordern fordern help</text:p>
          </table:table-cell>
          <table:table-cell/>
        </table:table-row>
        <table:table-row table:style-name="ro28">
          <table:table-cell table:style-name="ce170" office:value-type="string">
            <text:p>acthen</text:p>
          </table:table-cell>
          <table:table-cell office:value-type="string">
            <text:p>pay attention to</text:p>
          </table:table-cell>
          <table:table-cell table:number-columns-repeated="2"/>
        </table:table-row>
        <table:table-row table:style-name="ro28">
          <table:table-cell table:style-name="ce170" office:value-type="string">
            <text:p>erleben</text:p>
          </table:table-cell>
          <table:table-cell office:value-type="string">
            <text:p>experience</text:p>
          </table:table-cell>
          <table:table-cell office:value-type="string">
            <text:p>erleben</text:p>
          </table:table-cell>
          <table:table-cell/>
        </table:table-row>
        <table:table-row table:style-name="ro37">
          <table:table-cell table:style-name="ce153" office:value-type="string">
            <text:p>bewegen </text:p>
          </table:table-cell>
          <table:table-cell office:value-type="string">
            <text:p>convinc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Die Herkunft</text:p>
          </table:table-cell>
          <table:table-cell office:value-type="string">
            <text:p>the origin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Der Anschluss</text:p>
          </table:table-cell>
          <table:table-cell office:value-type="string">
            <text:p>the connection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Die Berechnung</text:p>
          </table:table-cell>
          <table:table-cell office:value-type="string">
            <text:p>the calculation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Pfeilen</text:p>
          </table:table-cell>
          <table:table-cell office:value-type="string">
            <text:p>arrows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gruselig</text:p>
          </table:table-cell>
          <table:table-cell office:value-type="string">
            <text:p>creepy</text:p>
          </table:table-cell>
          <table:table-cell table:number-columns-repeated="2"/>
        </table:table-row>
        <table:table-row table:style-name="ro28">
          <table:table-cell table:style-name="ce170" office:value-type="string">
            <text:p>Eigenartiges</text:p>
          </table:table-cell>
          <table:table-cell office:value-type="string">
            <text:p>strange</text:p>
          </table:table-cell>
          <table:table-cell table:number-columns-repeated="2"/>
        </table:table-row>
        <table:table-row table:style-name="ro38">
          <table:table-cell table:style-name="ce153" office:value-type="string">
            <text:p/>
            <text:p>Vorsichtig</text:p>
          </table:table-cell>
          <table:table-cell office:value-type="string">
            <text:p>careful</text:p>
          </table:table-cell>
          <table:table-cell table:number-columns-repeated="2"/>
        </table:table-row>
        <table:table-row table:style-name="ro28">
          <table:table-cell office:value-type="string">
            <text:p>Gesang</text:p>
          </table:table-cell>
          <table:table-cell office:value-type="string">
            <text:p>singing</text:p>
          </table:table-cell>
          <table:table-cell table:number-columns-repeated="2"/>
        </table:table-row>
        <table:table-row table:style-name="ro28">
          <table:table-cell office:value-type="string">
            <text:p>ÜBERRASCHUNG</text:p>
          </table:table-cell>
          <table:table-cell office:value-type="string">
            <text:p>surprise</text:p>
          </table:table-cell>
          <table:table-cell table:number-columns-repeated="2"/>
        </table:table-row>
        <table:table-row table:style-name="ro28">
          <table:table-cell office:value-type="string">
            <text:p>bahalten</text:p>
          </table:table-cell>
          <table:table-cell office:value-type="string">
            <text:p>to keep</text:p>
          </table:table-cell>
          <table:table-cell office:value-type="string">
            <text:p>behalten behalten keep</text:p>
          </table:table-cell>
          <table:table-cell/>
        </table:table-row>
        <table:table-row table:style-name="ro37">
          <table:table-cell table:style-name="ce153" office:value-type="string">
            <text:p>vermittelt </text:p>
          </table:table-cell>
          <table:table-cell office:value-type="string">
            <text:p>mediates, arranges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Schaden </text:p>
          </table:table-cell>
          <table:table-cell office:value-type="string">
            <text:p>damage</text:p>
          </table:table-cell>
          <table:table-cell office:value-type="string">
            <text:p>Schaden schaden damage</text:p>
          </table:table-cell>
          <table:table-cell/>
        </table:table-row>
        <table:table-row table:style-name="ro37">
          <table:table-cell table:style-name="ce153" office:value-type="string">
            <text:p>Genehmigung </text:p>
          </table:table-cell>
          <table:table-cell office:value-type="string">
            <text:p>permission, authorization</text:p>
          </table:table-cell>
          <table:table-cell office:value-type="string">
            <text:p>Genehmigung permission authorization</text:p>
          </table:table-cell>
          <table:table-cell/>
        </table:table-row>
        <table:table-row table:style-name="ro37">
          <table:table-cell table:style-name="ce153" office:value-type="string">
            <text:p>Verwaltung </text:p>
          </table:table-cell>
          <table:table-cell office:value-type="string">
            <text:p>management</text:p>
          </table:table-cell>
          <table:table-cell office:value-type="string">
            <text:p>verwaltung management</text:p>
          </table:table-cell>
          <table:table-cell/>
        </table:table-row>
        <table:table-row table:style-name="ro37">
          <table:table-cell table:style-name="ce153" office:value-type="string">
            <text:p>contracts </text:p>
          </table:table-cell>
          <table:table-cell table:style-name="ce153" office:value-type="string">
            <text:p>Verträge </text:p>
          </table:table-cell>
          <table:table-cell office:value-type="string">
            <text:p>vertrage contracts</text:p>
          </table:table-cell>
          <table:table-cell/>
        </table:table-row>
        <table:table-row table:style-name="ro28">
          <table:table-cell office:value-type="string">
            <text:p>Das All</text:p>
          </table:table-cell>
          <table:table-cell office:value-type="string">
            <text:p>the space</text:p>
          </table:table-cell>
          <table:table-cell table:number-columns-repeated="2"/>
        </table:table-row>
        <table:table-row table:style-name="ro28">
          <table:table-cell office:value-type="string">
            <text:p>Strand</text:p>
          </table:table-cell>
          <table:table-cell office:value-type="string">
            <text:p>beach</text:p>
          </table:table-cell>
          <table:table-cell table:number-columns-repeated="2"/>
        </table:table-row>
        <table:table-row table:style-name="ro28">
          <table:table-cell office:value-type="string">
            <text:p>Die Welle</text:p>
          </table:table-cell>
          <table:table-cell office:value-type="string">
            <text:p>the wave</text:p>
          </table:table-cell>
          <table:table-cell table:number-columns-repeated="2"/>
        </table:table-row>
        <table:table-row table:style-name="ro28">
          <table:table-cell office:value-type="string">
            <text:p>Der Dirigent</text:p>
          </table:table-cell>
          <table:table-cell office:value-type="string">
            <text:p>the conductor</text:p>
          </table:table-cell>
          <table:table-cell table:number-columns-repeated="2"/>
        </table:table-row>
        <table:table-row table:style-name="ro28">
          <table:table-cell office:value-type="string">
            <text:p>dirigiert</text:p>
          </table:table-cell>
          <table:table-cell office:value-type="string">
            <text:p>directs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Trommel </text:p>
          </table:table-cell>
          <table:table-cell office:value-type="string">
            <text:p>drum</text:p>
          </table:table-cell>
          <table:table-cell table:number-columns-repeated="2"/>
        </table:table-row>
        <table:table-row table:style-name="ro28">
          <table:table-cell office:value-type="string">
            <text:p>Klavier </text:p>
          </table:table-cell>
          <table:table-cell office:value-type="string">
            <text:p>piano</text:p>
          </table:table-cell>
          <table:table-cell table:number-columns-repeated="2"/>
        </table:table-row>
        <table:table-row table:style-name="ro38">
          <table:table-cell table:style-name="ce157" office:value-type="string">
            <text:p/>
            <text:p>Neidisch</text:p>
          </table:table-cell>
          <table:table-cell office:value-type="string">
            <text:p>envious</text:p>
          </table:table-cell>
          <table:table-cell table:number-columns-repeated="2"/>
        </table:table-row>
        <table:table-row table:style-name="ro28">
          <table:table-cell office:value-type="string">
            <text:p>liefern</text:p>
          </table:table-cell>
          <table:table-cell office:value-type="string">
            <text:p>deliver</text:p>
          </table:table-cell>
          <table:table-cell table:number-columns-repeated="2"/>
        </table:table-row>
        <table:table-row table:style-name="ro28">
          <table:table-cell office:value-type="string">
            <text:p>Tüte</text:p>
          </table:table-cell>
          <table:table-cell office:value-type="string">
            <text:p>bag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großzügig </text:p>
          </table:table-cell>
          <table:table-cell office:value-type="string">
            <text:p>generous</text:p>
          </table:table-cell>
          <table:table-cell table:number-columns-repeated="2"/>
        </table:table-row>
        <table:table-row table:style-name="ro28">
          <table:table-cell office:value-type="string">
            <text:p>Er will Sänger werden.</text:p>
          </table:table-cell>
          <table:table-cell office:value-type="string">
            <text:p>He wants to be a singer</text:p>
          </table:table-cell>
          <table:table-cell table:number-columns-repeated="2"/>
        </table:table-row>
        <table:table-row table:style-name="ro28">
          <table:table-cell office:value-type="string">
            <text:p>Biegt links ab</text:p>
          </table:table-cell>
          <table:table-cell office:value-type="string">
            <text:p>Turn left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Kiste </text:p>
          </table:table-cell>
          <table:table-cell office:value-type="string">
            <text:p>box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Auftrag </text:p>
          </table:table-cell>
          <table:table-cell office:value-type="string">
            <text:p>job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verlangten </text:p>
          </table:table-cell>
          <table:table-cell office:value-type="string">
            <text:p>demanded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schwöre </text:p>
          </table:table-cell>
          <table:table-cell office:value-type="string">
            <text:p>swear</text:p>
          </table:table-cell>
          <table:table-cell table:number-columns-repeated="2"/>
        </table:table-row>
        <table:table-row table:style-name="ro28">
          <table:table-cell table:style-name="ce170" office:value-type="string">
            <text:p>schafft</text:p>
          </table:table-cell>
          <table:table-cell office:value-type="string">
            <text:p>creates</text:p>
          </table:table-cell>
          <table:table-cell table:number-columns-repeated="2"/>
        </table:table-row>
        <table:table-row table:style-name="ro28">
          <table:table-cell table:style-name="ce170" office:value-type="string">
            <text:p>liefert </text:p>
          </table:table-cell>
          <table:table-cell office:value-type="string">
            <text:p>provides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Erklärung </text:p>
          </table:table-cell>
          <table:table-cell office:value-type="string">
            <text:p>explanation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Ereignisse </text:p>
          </table:table-cell>
          <table:table-cell office:value-type="string">
            <text:p>insidents, events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entsteht </text:p>
          </table:table-cell>
          <table:table-cell office:value-type="string">
            <text:p>forms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Du wirkst</text:p>
          </table:table-cell>
          <table:table-cell office:value-type="string">
            <text:p>you appear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Der Service liefert je nach Bedarf</text:p>
          </table:table-cell>
          <table:table-cell office:value-type="string">
            <text:p>the service provides as needed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der Ton</text:p>
          </table:table-cell>
          <table:table-cell office:value-type="string">
            <text:p>the sound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Der Austausch</text:p>
          </table:table-cell>
          <table:table-cell office:value-type="string">
            <text:p>the exchange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Der Zweck</text:p>
          </table:table-cell>
          <table:table-cell office:value-type="string">
            <text:p>purpose,caus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Merkmale </text:p>
          </table:table-cell>
          <table:table-cell office:value-type="string">
            <text:p>features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Die Ordnung</text:p>
          </table:table-cell>
          <table:table-cell office:value-type="string">
            <text:p>the order</text:p>
          </table:table-cell>
          <table:table-cell table:number-columns-repeated="2"/>
        </table:table-row>
        <table:table-row table:style-name="ro38">
          <table:table-cell table:style-name="ce153" office:value-type="string">
            <text:p/>
            <text:p>Scherzt</text:p>
          </table:table-cell>
          <table:table-cell office:value-type="string">
            <text:p>jokes</text:p>
          </table:table-cell>
          <table:table-cell table:number-columns-repeated="2"/>
        </table:table-row>
        <table:table-row table:style-name="ro28">
          <table:table-cell office:value-type="string">
            <text:p>Gelangweilt</text:p>
          </table:table-cell>
          <table:table-cell office:value-type="string">
            <text:p>bored</text:p>
          </table:table-cell>
          <table:table-cell table:number-columns-repeated="2"/>
        </table:table-row>
        <table:table-row table:style-name="ro28">
          <table:table-cell office:value-type="string">
            <text:p>eher</text:p>
          </table:table-cell>
          <table:table-cell office:value-type="string">
            <text:p>rather</text:p>
          </table:table-cell>
          <table:table-cell table:number-columns-repeated="2"/>
        </table:table-row>
        <table:table-row table:style-name="ro28">
          <table:table-cell table:style-name="ce170" office:value-type="string">
            <text:p>gewöhnlich</text:p>
          </table:table-cell>
          <table:table-cell office:value-type="string">
            <text:p>usually</text:p>
          </table:table-cell>
          <table:table-cell table:number-columns-repeated="2"/>
        </table:table-row>
        <table:table-row table:style-name="ro28">
          <table:table-cell table:style-name="ce170" office:value-type="string">
            <text:p>When had he found out about that?</text:p>
          </table:table-cell>
          <table:table-cell office:value-type="string">
            <text:p>wann hatte er davon erfahren?</text:p>
          </table:table-cell>
          <table:table-cell table:number-columns-repeated="2"/>
        </table:table-row>
        <table:table-row table:style-name="ro28">
          <table:table-cell office:value-type="string">
            <text:p>He had often called me his best student</text:p>
          </table:table-cell>
          <table:table-cell office:value-type="string">
            <text:p>er hatte oft mich seinen besten Sudent genannt</text:p>
          </table:table-cell>
          <table:table-cell table:number-columns-repeated="2"/>
        </table:table-row>
        <table:table-row table:style-name="ro28">
          <table:table-cell table:style-name="ce170" office:value-type="string">
            <text:p><text:s/>I would like to talk to you about the price.</text:p>
          </table:table-cell>
          <table:table-cell office:value-type="string">
            <text:p>Ich würde gerne mit Ihnen über den Preis sprechen</text:p>
          </table:table-cell>
          <table:table-cell table:number-columns-repeated="2"/>
        </table:table-row>
        <table:table-row table:style-name="ro37">
          <table:table-cell office:value-type="string">
            <text:p>What would you expect ?</text:p>
          </table:table-cell>
          <table:table-cell office:value-type="string">
            <text:p>was w<text:span text:style-name="T7">űrdest du erwarten?</text:span></text:p>
          </table:table-cell>
          <table:table-cell table:number-columns-repeated="2"/>
        </table:table-row>
        <table:table-row table:style-name="ro37">
          <table:table-cell table:style-name="ce170" office:value-type="string">
            <text:p>Who would call his dogs like that ?</text:p>
          </table:table-cell>
          <table:table-cell office:value-type="string">
            <text:p>Wer w<text:span text:style-name="T7">űrde seine Hunde so wie nennen?</text:span></text:p>
          </table:table-cell>
          <table:table-cell table:number-columns-repeated="2"/>
        </table:table-row>
        <table:table-row table:style-name="ro37">
          <table:table-cell table:style-name="ce170" office:value-type="string">
            <text:p>I would like to speak to you about it</text:p>
          </table:table-cell>
          <table:table-cell table:style-name="ce167" office:value-type="string">
            <text:p>Ich w<text:span text:style-name="T7">űrde gerne mit dir darűber reden</text:span></text:p>
          </table:table-cell>
          <table:table-cell table:number-columns-repeated="2"/>
        </table:table-row>
        <table:table-row table:style-name="ro37">
          <table:table-cell office:value-type="string">
            <text:p>Is that the largest apartment you have ?</text:p>
          </table:table-cell>
          <table:table-cell office:value-type="string">
            <text:p>Ist das die gr<text:span text:style-name="T11">össte wohnung, die du hast?</text:span>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Die Betreuung </text:p>
          </table:table-cell>
          <table:table-cell office:value-type="string">
            <text:p>supervision</text:p>
          </table:table-cell>
          <table:table-cell table:number-columns-repeated="2"/>
        </table:table-row>
        <table:table-row table:style-name="ro28">
          <table:table-cell office:value-type="string">
            <text:p>der Gegensatz</text:p>
          </table:table-cell>
          <table:table-cell office:value-type="string">
            <text:p>the opositition</text:p>
          </table:table-cell>
          <table:table-cell table:number-columns-repeated="2"/>
        </table:table-row>
        <table:table-row table:style-name="ro28">
          <table:table-cell office:value-type="string">
            <text:p>Die Vorbereitung</text:p>
          </table:table-cell>
          <table:table-cell office:value-type="string">
            <text:p>preparation</text:p>
          </table:table-cell>
          <table:table-cell table:number-columns-repeated="2"/>
        </table:table-row>
        <table:table-row table:style-name="ro28">
          <table:table-cell office:value-type="string">
            <text:p>Die Wertung</text:p>
          </table:table-cell>
          <table:table-cell office:value-type="string">
            <text:p>evaluation, rating</text:p>
          </table:table-cell>
          <table:table-cell table:number-columns-repeated="2"/>
        </table:table-row>
        <table:table-row table:style-name="ro28">
          <table:table-cell table:style-name="ce170" office:value-type="string">
            <text:p>Die Fassung</text:p>
          </table:table-cell>
          <table:table-cell office:value-type="string">
            <text:p>version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Gucken wir </text:p>
          </table:table-cell>
          <table:table-cell office:value-type="string">
            <text:p>we watch</text:p>
          </table:table-cell>
          <table:table-cell table:number-columns-repeated="2"/>
        </table:table-row>
        <table:table-row table:style-name="ro28">
          <table:table-cell office:value-type="string">
            <text:p>Paket schüttle</text:p>
          </table:table-cell>
          <table:table-cell office:value-type="string">
            <text:p>to shake the packag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Ich wette </text:p>
          </table:table-cell>
          <table:table-cell office:value-type="string">
            <text:p>I bet</text:p>
          </table:table-cell>
          <table:table-cell table:number-columns-repeated="2"/>
        </table:table-row>
        <table:table-row table:style-name="ro28">
          <table:table-cell office:value-type="string">
            <text:p>Die Fernbedienung</text:p>
          </table:table-cell>
          <table:table-cell office:value-type="string">
            <text:p>the remote control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fortsetzen </text:p>
          </table:table-cell>
          <table:table-cell office:value-type="string">
            <text:p>continu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Paket geliefert </text:p>
          </table:table-cell>
          <table:table-cell office:value-type="string">
            <text:p>packet delivered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besessen </text:p>
          </table:table-cell>
          <table:table-cell office:value-type="string">
            <text:p>obsessed</text:p>
          </table:table-cell>
          <table:table-cell table:number-columns-repeated="2"/>
        </table:table-row>
        <table:table-row table:style-name="ro38">
          <table:table-cell table:style-name="ce157" office:value-type="string">
            <text:p/>
            <text:p>Aufhören</text:p>
          </table:table-cell>
          <table:table-cell office:value-type="string">
            <text:p>to stop</text:p>
          </table:table-cell>
          <table:table-cell table:number-columns-repeated="2"/>
        </table:table-row>
        <table:table-row table:style-name="ro28">
          <table:table-cell office:value-type="string">
            <text:p>Du drehst durch! </text:p>
          </table:table-cell>
          <table:table-cell office:value-type="string">
            <text:p>you are crazy</text:p>
          </table:table-cell>
          <table:table-cell table:number-columns-repeated="2"/>
        </table:table-row>
        <table:table-row table:style-name="ro28">
          <table:table-cell office:value-type="string">
            <text:p>Zettel</text:p>
          </table:table-cell>
          <table:table-cell office:value-type="string">
            <text:p>note</text:p>
          </table:table-cell>
          <table:table-cell table:number-columns-repeated="2"/>
        </table:table-row>
        <table:table-row table:style-name="ro28">
          <table:table-cell table:style-name="ce170" office:value-type="string">
            <text:p>benötige</text:p>
          </table:table-cell>
          <table:table-cell office:value-type="string">
            <text:p>need</text:p>
          </table:table-cell>
          <table:table-cell table:number-columns-repeated="2"/>
        </table:table-row>
        <table:table-row table:style-name="ro28">
          <table:table-cell office:value-type="string">
            <text:p>Was soll das?</text:p>
          </table:table-cell>
          <table:table-cell office:value-type="string">
            <text:p>What is the point?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entferne </text:p>
          </table:table-cell>
          <table:table-cell office:value-type="string">
            <text:p>remov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vertritt </text:p>
          </table:table-cell>
          <table:table-cell office:value-type="string">
            <text:p>substitutes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vertreten </text:p>
          </table:table-cell>
          <table:table-cell office:value-type="string">
            <text:p>represent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verfügen <text:span text:style-name="T13">über</text:span></text:p>
          </table:table-cell>
          <table:table-cell office:value-type="string">
            <text:p>own</text:p>
          </table:table-cell>
          <table:table-cell table:number-columns-repeated="2"/>
        </table:table-row>
        <table:table-row table:style-name="ro28">
          <table:table-cell office:value-type="string">
            <text:p>vermittelt</text:p>
          </table:table-cell>
          <table:table-cell office:value-type="string">
            <text:p>arranges</text:p>
          </table:table-cell>
          <table:table-cell table:number-columns-repeated="2"/>
        </table:table-row>
        <table:table-row table:style-name="ro28">
          <table:table-cell table:style-name="ce170" office:value-type="string">
            <text:p>Scherz</text:p>
          </table:table-cell>
          <table:table-cell office:value-type="string">
            <text:p>joke</text:p>
          </table:table-cell>
          <table:table-cell table:number-columns-repeated="2"/>
        </table:table-row>
        <table:table-row table:style-name="ro28">
          <table:table-cell office:value-type="string">
            <text:p>neidisch</text:p>
          </table:table-cell>
          <table:table-cell office:value-type="string">
            <text:p>envious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anstehenden </text:p>
          </table:table-cell>
          <table:table-cell office:value-type="string">
            <text:p>upcoming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Beförderungen </text:p>
          </table:table-cell>
          <table:table-cell office:value-type="string">
            <text:p>promotions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verzeihen</text:p>
          </table:table-cell>
          <table:table-cell office:value-type="string">
            <text:p>forgive</text:p>
          </table:table-cell>
          <table:table-cell table:number-columns-repeated="2"/>
        </table:table-row>
        <table:table-row table:style-name="ro28">
          <table:table-cell office:value-type="string">
            <text:p>zu knacken</text:p>
          </table:table-cell>
          <table:table-cell office:value-type="string">
            <text:p>to crack</text:p>
          </table:table-cell>
          <table:table-cell table:number-columns-repeated="2"/>
        </table:table-row>
        <table:table-row table:style-name="ro28">
          <table:table-cell table:style-name="ce170" office:value-type="string">
            <text:p>erweitern</text:p>
          </table:table-cell>
          <table:table-cell office:value-type="string">
            <text:p>expand</text:p>
          </table:table-cell>
          <table:table-cell table:number-columns-repeated="2"/>
        </table:table-row>
        <table:table-row table:style-name="ro28">
          <table:table-cell table:style-name="ce170" office:value-type="string">
            <text:p>behalten</text:p>
          </table:table-cell>
          <table:table-cell office:value-type="string">
            <text:p>to keep</text:p>
          </table:table-cell>
          <table:table-cell table:number-columns-repeated="2"/>
        </table:table-row>
        <table:table-row table:style-name="ro28">
          <table:table-cell table:style-name="ce170" office:value-type="string">
            <text:p>erfolgen</text:p>
          </table:table-cell>
          <table:table-cell office:value-type="string">
            <text:p>takes place, πραγματοποιήται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behalten </text:p>
          </table:table-cell>
          <table:table-cell office:value-type="string">
            <text:p>to keep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tatsächlich </text:p>
          </table:table-cell>
          <table:table-cell office:value-type="string">
            <text:p>Actually/πραγματικά</text:p>
          </table:table-cell>
          <table:table-cell table:number-columns-repeated="2"/>
        </table:table-row>
        <table:table-row table:style-name="ro28">
          <table:table-cell office:value-type="string">
            <text:p>have you charged that yet?</text:p>
          </table:table-cell>
          <table:table-cell office:value-type="string">
            <text:p>hast du das schon geladen?</text:p>
          </table:table-cell>
          <table:table-cell table:number-columns-repeated="2"/>
        </table:table-row>
        <table:table-row table:style-name="ro28">
          <table:table-cell table:style-name="ce170" office:value-type="string">
            <text:p>He did not like the sofa</text:p>
          </table:table-cell>
          <table:table-cell office:value-type="string">
            <text:p>Er hat das Sofa nicht gemocht</text:p>
          </table:table-cell>
          <table:table-cell table:number-columns-repeated="2"/>
        </table:table-row>
        <table:table-row table:style-name="ro38">
          <table:table-cell table:style-name="ce153" office:value-type="string">
            <text:p>When he has drunk beer , </text:p>
            <text:p>He does not drive the car</text:p>
          </table:table-cell>
          <table:table-cell office:value-type="string">
            <text:p>wenn er Bier getrunken hat, f<text:span text:style-name="T11">ährt er nicht mit dem Auto</text:span>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Erziehung </text:p>
          </table:table-cell>
          <table:table-cell office:value-type="string">
            <text:p>education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Gebrauch </text:p>
          </table:table-cell>
          <table:table-cell office:value-type="string">
            <text:p>usage</text:p>
          </table:table-cell>
          <table:table-cell table:number-columns-repeated="2"/>
        </table:table-row>
        <table:table-row table:style-name="ro28">
          <table:table-cell office:value-type="string">
            <text:p>Ich meine dich nicht</text:p>
          </table:table-cell>
          <table:table-cell office:value-type="string">
            <text:p>i do not mean you</text:p>
          </table:table-cell>
          <table:table-cell table:number-columns-repeated="2"/>
        </table:table-row>
        <table:table-row table:style-name="ro28">
          <table:table-cell office:value-type="string">
            <text:p>erkenne</text:p>
          </table:table-cell>
          <table:table-cell office:value-type="string">
            <text:p>recognizs</text:p>
          </table:table-cell>
          <table:table-cell table:number-columns-repeated="2"/>
        </table:table-row>
        <table:table-row table:style-name="ro28">
          <table:table-cell office:value-type="string">
            <text:p>to hold</text:p>
          </table:table-cell>
          <table:table-cell office:value-type="string">
            <text:p>halten</text:p>
          </table:table-cell>
          <table:table-cell table:number-columns-repeated="2"/>
        </table:table-row>
        <table:table-row table:style-name="ro28">
          <table:table-cell office:value-type="string">
            <text:p>It is not as we thought</text:p>
          </table:table-cell>
          <table:table-cell office:value-type="string">
            <text:p>Es ist nicht wie wir dachten</text:p>
          </table:table-cell>
          <table:table-cell table:number-columns-repeated="2"/>
        </table:table-row>
        <table:named-expressions/>
      </table:table>
      <table:table table:name="Dative" table:style-name="ta8" table:print="false">
        <office:forms form:automatic-focus="false" form:apply-design-mode="false"/>
        <table:table-column table:style-name="co27" table:default-cell-style-name="ce153"/>
        <table:table-column table:style-name="co28" table:default-cell-style-name="ce153"/>
        <table:table-column table:style-name="co29" table:default-cell-style-name="ce153"/>
        <table:table-row table:style-name="ro37">
          <table:table-cell office:value-type="string">
            <text:p>ähneln</text:p>
          </table:table-cell>
          <table:table-cell office:value-type="string">
            <text:p>to resemble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antworten</text:p>
          </table:table-cell>
          <table:table-cell office:value-type="string">
            <text:p>to answer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auffallen</text:p>
          </table:table-cell>
          <table:table-cell office:value-type="string">
            <text:p>to occur to sb.</text:p>
          </table:table-cell>
          <table:table-cell office:value-type="string">
            <text:p>dative sep. verb</text:p>
          </table:table-cell>
        </table:table-row>
        <table:table-row table:style-name="ro37">
          <table:table-cell office:value-type="string">
            <text:p>ausweichen</text:p>
          </table:table-cell>
          <table:table-cell office:value-type="string">
            <text:p>to avoid</text:p>
          </table:table-cell>
          <table:table-cell office:value-type="string">
            <text:p>dative sep. verb</text:p>
          </table:table-cell>
        </table:table-row>
        <table:table-row table:style-name="ro37">
          <table:table-cell office:value-type="string">
            <text:p>befehlen</text:p>
          </table:table-cell>
          <table:table-cell office:value-type="string">
            <text:p>to command, order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begegnen</text:p>
          </table:table-cell>
          <table:table-cell office:value-type="string">
            <text:p>to encounter, meet</text:p>
          </table:table-cell>
          <table:table-cell office:value-type="string">
            <text:p>dative verb</text:p>
          </table:table-cell>
        </table:table-row>
        <table:table-row table:style-name="ro38">
          <table:table-cell office:value-type="string">
            <text:p>beistehen</text:p>
          </table:table-cell>
          <table:table-cell office:value-type="string">
            <text:p>to stand by, support sb.</text:p>
          </table:table-cell>
          <table:table-cell office:value-type="string">
            <text:p>dative sep. verb</text:p>
          </table:table-cell>
        </table:table-row>
        <table:table-row table:style-name="ro37">
          <table:table-cell office:value-type="string">
            <text:p>bleiben</text:p>
          </table:table-cell>
          <table:table-cell office:value-type="string">
            <text:p>to remain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danken</text:p>
          </table:table-cell>
          <table:table-cell office:value-type="string">
            <text:p>to thank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dienen</text:p>
          </table:table-cell>
          <table:table-cell office:value-type="string">
            <text:p>to serve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drohen</text:p>
          </table:table-cell>
          <table:table-cell office:value-type="string">
            <text:p>to threaten</text:p>
          </table:table-cell>
          <table:table-cell office:value-type="string">
            <text:p>dative verb</text:p>
          </table:table-cell>
        </table:table-row>
        <table:table-row table:style-name="ro38">
          <table:table-cell office:value-type="string">
            <text:p>einfallen</text:p>
          </table:table-cell>
          <table:table-cell office:value-type="string">
            <text:p>to occur to, to think of</text:p>
          </table:table-cell>
          <table:table-cell office:value-type="string">
            <text:p>dative sep. verb</text:p>
          </table:table-cell>
        </table:table-row>
        <table:table-row table:style-name="ro37">
          <table:table-cell office:value-type="string">
            <text:p>entgegnen</text:p>
          </table:table-cell>
          <table:table-cell office:value-type="string">
            <text:p>to reply, retort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erlauben</text:p>
          </table:table-cell>
          <table:table-cell office:value-type="string">
            <text:p>to allow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erscheinen</text:p>
          </table:table-cell>
          <table:table-cell office:value-type="string">
            <text:p>to appear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erwidern</text:p>
          </table:table-cell>
          <table:table-cell office:value-type="string">
            <text:p>to reply</text:p>
          </table:table-cell>
          <table:table-cell office:value-type="string">
            <text:p>dative verb</text:p>
          </table:table-cell>
        </table:table-row>
        <table:table-row table:style-name="ro38">
          <table:table-cell office:value-type="string">
            <text:p>fehlen</text:p>
          </table:table-cell>
          <table:table-cell office:value-type="string">
            <text:p>to be missing, lacking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folgen</text:p>
          </table:table-cell>
          <table:table-cell office:value-type="string">
            <text:p>to follow</text:p>
          </table:table-cell>
          <table:table-cell office:value-type="string">
            <text:p>dative verb</text:p>
          </table:table-cell>
        </table:table-row>
        <table:table-row table:style-name="ro38">
          <table:table-cell office:value-type="string">
            <text:p>gefallen</text:p>
          </table:table-cell>
          <table:table-cell office:value-type="string">
            <text:p>to like, be pleasing to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gehorchen</text:p>
          </table:table-cell>
          <table:table-cell office:value-type="string">
            <text:p>to obey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gehören</text:p>
          </table:table-cell>
          <table:table-cell office:value-type="string">
            <text:p>to belong to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gelingen</text:p>
          </table:table-cell>
          <table:table-cell office:value-type="string">
            <text:p>to succeed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genügen</text:p>
          </table:table-cell>
          <table:table-cell office:value-type="string">
            <text:p>to be enough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geraten</text:p>
          </table:table-cell>
          <table:table-cell office:value-type="string">
            <text:p>to turn out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geschehen</text:p>
          </table:table-cell>
          <table:table-cell office:value-type="string">
            <text:p>to happen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glauben</text:p>
          </table:table-cell>
          <table:table-cell office:value-type="string">
            <text:p>to believe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gleichen</text:p>
          </table:table-cell>
          <table:table-cell office:value-type="string">
            <text:p>to be similar to</text:p>
          </table:table-cell>
          <table:table-cell office:value-type="string">
            <text:p>dative verb</text:p>
          </table:table-cell>
        </table:table-row>
        <table:table-row table:style-name="ro38">
          <table:table-cell office:value-type="string">
            <text:p>glücken</text:p>
          </table:table-cell>
          <table:table-cell office:value-type="string">
            <text:p>to succeed, work out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gratulieren</text:p>
          </table:table-cell>
          <table:table-cell office:value-type="string">
            <text:p>to congratulate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helfen</text:p>
          </table:table-cell>
          <table:table-cell office:value-type="string">
            <text:p>to help</text:p>
          </table:table-cell>
          <table:table-cell office:value-type="string">
            <text:p>dative verb</text:p>
          </table:table-cell>
        </table:table-row>
        <table:table-row table:style-name="ro38">
          <table:table-cell office:value-type="string">
            <text:p>lauschen</text:p>
          </table:table-cell>
          <table:table-cell office:value-type="string">
            <text:p>to overhear, listen in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leidtun</text:p>
          </table:table-cell>
          <table:table-cell office:value-type="string">
            <text:p>to feel sorry</text:p>
          </table:table-cell>
          <table:table-cell office:value-type="string">
            <text:p>dative sep. verb</text:p>
          </table:table-cell>
        </table:table-row>
        <table:table-row table:style-name="ro37">
          <table:table-cell office:value-type="string">
            <text:p>misslingen</text:p>
          </table:table-cell>
          <table:table-cell office:value-type="string">
            <text:p>to fail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munden</text:p>
          </table:table-cell>
          <table:table-cell office:value-type="string">
            <text:p>to taste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nützen</text:p>
          </table:table-cell>
          <table:table-cell office:value-type="string">
            <text:p>to be of use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passen</text:p>
          </table:table-cell>
          <table:table-cell office:value-type="string">
            <text:p>to fit, suit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passieren</text:p>
          </table:table-cell>
          <table:table-cell office:value-type="string">
            <text:p>to happen (to)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raten</text:p>
          </table:table-cell>
          <table:table-cell office:value-type="string">
            <text:p>to advise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schaden</text:p>
          </table:table-cell>
          <table:table-cell office:value-type="string">
            <text:p>to harm, damage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schmecken</text:p>
          </table:table-cell>
          <table:table-cell office:value-type="string">
            <text:p>to taste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schmeicheln</text:p>
          </table:table-cell>
          <table:table-cell office:value-type="string">
            <text:p>to flatter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sich nähern</text:p>
          </table:table-cell>
          <table:table-cell office:value-type="string">
            <text:p>to approach</text:p>
          </table:table-cell>
          <table:table-cell office:value-type="string">
            <text:p>dative reflex. verb</text:p>
          </table:table-cell>
        </table:table-row>
        <table:table-row table:style-name="ro37">
          <table:table-cell office:value-type="string">
            <text:p>trauen</text:p>
          </table:table-cell>
          <table:table-cell office:value-type="string">
            <text:p>to trust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vertrauen</text:p>
          </table:table-cell>
          <table:table-cell office:value-type="string">
            <text:p>to trust, confide in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verzeihen</text:p>
          </table:table-cell>
          <table:table-cell office:value-type="string">
            <text:p>to pardon, forgive</text:p>
          </table:table-cell>
          <table:table-cell office:value-type="string">
            <text:p>dative verb</text:p>
          </table:table-cell>
        </table:table-row>
        <table:table-row table:style-name="ro38">
          <table:table-cell office:value-type="string">
            <text:p>weichen</text:p>
          </table:table-cell>
          <table:table-cell office:value-type="string">
            <text:p>to yield to, make way for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wehtun</text:p>
          </table:table-cell>
          <table:table-cell office:value-type="string">
            <text:p>to hurt</text:p>
          </table:table-cell>
          <table:table-cell office:value-type="string">
            <text:p>dative sep. verb</text:p>
          </table:table-cell>
        </table:table-row>
        <table:table-row table:style-name="ro37">
          <table:table-cell office:value-type="string">
            <text:p>widersprechen</text:p>
          </table:table-cell>
          <table:table-cell office:value-type="string">
            <text:p>to contradict</text:p>
          </table:table-cell>
          <table:table-cell office:value-type="string">
            <text:p>dative sep. verb</text:p>
          </table:table-cell>
        </table:table-row>
        <table:table-row table:style-name="ro37">
          <table:table-cell office:value-type="string">
            <text:p>winken</text:p>
          </table:table-cell>
          <table:table-cell office:value-type="string">
            <text:p>to wave at / to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zuhören</text:p>
          </table:table-cell>
          <table:table-cell office:value-type="string">
            <text:p>to listen to</text:p>
          </table:table-cell>
          <table:table-cell office:value-type="string">
            <text:p>dative sep. verb</text:p>
          </table:table-cell>
        </table:table-row>
        <table:table-row table:style-name="ro37">
          <table:table-cell office:value-type="string">
            <text:p>zulächeln</text:p>
          </table:table-cell>
          <table:table-cell office:value-type="string">
            <text:p>to smile at / to</text:p>
          </table:table-cell>
          <table:table-cell office:value-type="string">
            <text:p>dative sep. verb</text:p>
          </table:table-cell>
        </table:table-row>
        <table:table-row table:style-name="ro37">
          <table:table-cell office:value-type="string">
            <text:p>zürnen</text:p>
          </table:table-cell>
          <table:table-cell office:value-type="string">
            <text:p>to be angry with</text:p>
          </table:table-cell>
          <table:table-cell office:value-type="string">
            <text:p>dative sep. verb</text:p>
          </table:table-cell>
        </table:table-row>
        <table:table-row table:style-name="ro37">
          <table:table-cell office:value-type="string">
            <text:p>zusagen</text:p>
          </table:table-cell>
          <table:table-cell office:value-type="string">
            <text:p>to agree to</text:p>
          </table:table-cell>
          <table:table-cell office:value-type="string">
            <text:p>dative sep. verb</text:p>
          </table:table-cell>
        </table:table-row>
        <table:table-row table:style-name="ro37">
          <table:table-cell office:value-type="string">
            <text:p>zustimmen</text:p>
          </table:table-cell>
          <table:table-cell office:value-type="string">
            <text:p>to agree with</text:p>
          </table:table-cell>
          <table:table-cell office:value-type="string">
            <text:p>dative sep. verb</text:p>
          </table:table-cell>
        </table:table-row>
        <table:named-expressions/>
      </table:table>
      <table:table table:name="Duonlingo2" table:style-name="ta9" table:print="false">
        <office:forms form:automatic-focus="false" form:apply-design-mode="false"/>
        <table:table-column table:style-name="co30" table:default-cell-style-name="ce154"/>
        <table:table-column table:style-name="co31" table:default-cell-style-name="ce154"/>
        <table:table-row table:style-name="ro37">
          <table:table-cell office:value-type="string">
            <text:p>Shipment to who?</text:p>
          </table:table-cell>
          <table:table-cell office:value-type="string">
            <text:p>Lieferung an wen?</text:p>
          </table:table-cell>
        </table:table-row>
        <table:table-row table:style-name="ro39">
          <table:table-cell office:value-type="string">
            <text:p>And if so , would everyone </text:p>
            <text:p>Keep their jobs?</text:p>
          </table:table-cell>
          <table:table-cell office:value-type="string">
            <text:p>Und wenn ja, würden alle ihre Jobs behalten?</text:p>
          </table:table-cell>
        </table:table-row>
        <table:table-row table:style-name="ro38">
          <table:table-cell office:value-type="string">
            <text:p>Could you show me the way to the bus stop?</text:p>
          </table:table-cell>
          <table:table-cell office:value-type="string">
            <text:p>Kannst du mir den Weg zur Bushaltestelle zeigen?</text:p>
          </table:table-cell>
        </table:table-row>
        <table:table-row table:style-name="ro37">
          <table:table-cell office:value-type="string">
            <text:p>Wer würde es verhindern?</text:p>
          </table:table-cell>
          <table:table-cell office:value-type="string">
            <text:p>Who would prevent it?</text:p>
          </table:table-cell>
        </table:table-row>
        <table:table-row table:style-name="ro37">
          <table:table-cell office:value-type="string">
            <text:p>We would enlarge your window</text:p>
          </table:table-cell>
          <table:table-cell office:value-type="string">
            <text:p>Wir würden dein Fenster vergroessern</text:p>
          </table:table-cell>
        </table:table-row>
        <table:table-row table:style-name="ro37">
          <table:table-cell office:value-type="string">
            <text:p>He would like to serve you</text:p>
          </table:table-cell>
          <table:table-cell office:value-type="string">
            <text:p>Er würde dir gerne dienen</text:p>
          </table:table-cell>
        </table:table-row>
        <table:table-row table:style-name="ro38">
          <table:table-cell office:value-type="string">
            <text:p>She would change her university because of the sheep</text:p>
          </table:table-cell>
          <table:table-cell office:value-type="string">
            <text:p>Sie würde die Universität wegen den Schafen wechseln</text:p>
          </table:table-cell>
        </table:table-row>
        <table:table-row table:style-name="ro38">
          <table:table-cell office:value-type="string">
            <text:p>The medicine would take effect tomorrow</text:p>
          </table:table-cell>
          <table:table-cell office:value-type="string">
            <text:p>Die Medizin würde morgen wirken</text:p>
          </table:table-cell>
        </table:table-row>
        <table:table-row table:style-name="ro38">
          <table:table-cell office:value-type="string">
            <text:p>Grandfather and I will ensure that everything runs smoothly.</text:p>
          </table:table-cell>
          <table:table-cell office:value-type="string">
            <text:p>Großvater und ich werden dafür sorgen, dass alles rund läuft.</text:p>
          </table:table-cell>
        </table:table-row>
        <table:table-row table:style-name="ro37">
          <table:table-cell office:value-type="string">
            <text:p>Italy will win</text:p>
          </table:table-cell>
          <table:table-cell office:value-type="string">
            <text:p>Italien wird gewinnen</text:p>
          </table:table-cell>
        </table:table-row>
        <table:table-row table:style-name="ro37">
          <table:table-cell office:value-type="string">
            <text:p>Er wird meine Wünsche erfüllen</text:p>
          </table:table-cell>
          <table:table-cell office:value-type="string">
            <text:p>he will grant my whishes</text:p>
          </table:table-cell>
        </table:table-row>
        <table:table-row table:style-name="ro38">
          <table:table-cell office:value-type="string">
            <text:p>Wir werden ein neüs Fenster auswählen</text:p>
          </table:table-cell>
          <table:table-cell office:value-type="string">
            <text:p>We are going to choose a new window</text:p>
          </table:table-cell>
        </table:table-row>
        <table:table-row table:style-name="ro37">
          <table:table-cell office:value-type="string">
            <text:p>Will I hear from you soon?</text:p>
          </table:table-cell>
          <table:table-cell office:value-type="string">
            <text:p>Werde ich bald von dir hoeren?</text:p>
          </table:table-cell>
        </table:table-row>
        <table:table-row table:style-name="ro38">
          <table:table-cell office:value-type="string">
            <text:p>Physics provides an explanation for some events</text:p>
          </table:table-cell>
          <table:table-cell office:value-type="string">
            <text:p>Physik liefert Erklärung für manch Ereignisse</text:p>
          </table:table-cell>
        </table:table-row>
        <table:table-row table:style-name="ro37">
          <table:table-cell office:value-type="string">
            <text:p>Let us discuss why you are here</text:p>
          </table:table-cell>
          <table:table-cell office:value-type="string">
            <text:p>Diskutieren wir <text:span text:style-name="T6">doch</text:span><text:span text:style-name="T7">, warum du hier bist</text:span></text:p>
          </table:table-cell>
        </table:table-row>
        <table:table-row table:style-name="ro37">
          <table:table-cell office:value-type="string">
            <text:p>A line forms in front of the cinema</text:p>
          </table:table-cell>
          <table:table-cell office:value-type="string">
            <text:p>Es bildet sich eine <text:span text:style-name="T6">Schlange</text:span><text:span text:style-name="T7"> vor dem Kino</text:span></text:p>
          </table:table-cell>
        </table:table-row>
        <table:table-row table:style-name="ro37">
          <table:table-cell office:value-type="string">
            <text:p>He confirms, that he is doing well</text:p>
          </table:table-cell>
          <table:table-cell office:value-type="string">
            <text:p>Er best<text:span text:style-name="T7">ä</text:span><text:span text:style-name="T7">tigt, dass es ihm gut geht</text:span></text:p>
          </table:table-cell>
        </table:table-row>
        <table:table-row table:style-name="ro37">
          <table:table-cell office:value-type="string">
            <text:p>Niederlage</text:p>
          </table:table-cell>
          <table:table-cell office:value-type="string">
            <text:p>defeat</text:p>
          </table:table-cell>
        </table:table-row>
        <table:table-row table:style-name="ro37">
          <table:table-cell office:value-type="string">
            <text:p>Life is the purpose</text:p>
          </table:table-cell>
          <table:table-cell office:value-type="string">
            <text:p>Leben ist der Zweck</text:p>
          </table:table-cell>
        </table:table-row>
        <table:table-row table:style-name="ro37">
          <table:table-cell office:value-type="string">
            <text:p>origin</text:p>
          </table:table-cell>
          <table:table-cell office:value-type="string">
            <text:p>Herkunft</text:p>
          </table:table-cell>
        </table:table-row>
        <table:table-row table:style-name="ro37">
          <table:table-cell table:style-name="ce157" office:value-type="string">
            <text:p>Fassung</text:p>
          </table:table-cell>
          <table:table-cell office:value-type="string">
            <text:p>version</text:p>
          </table:table-cell>
        </table:table-row>
        <table:table-row table:style-name="ro37" table:number-rows-repeated="1048554">
          <table:table-cell table:number-columns-repeated="2"/>
        </table:table-row>
        <table:table-row table:style-name="ro37">
          <table:table-cell table:number-columns-repeated="2"/>
        </table:table-row>
        <table:named-expressions/>
      </table:table>
      <table:table table:name="nachrichtenleicht" table:style-name="ta10" table:print="false"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6" table:number-columns-repeated="1021" table:default-cell-style-name="Default"/>
        <table:table-row table:style-name="ro1">
          <table:table-cell table:style-name="ce153" office:value-type="string">
            <text:p>erhöhen </text:p>
          </table:table-cell>
          <table:table-cell office:value-type="string">
            <text:p>increase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Beiträgen </text:p>
          </table:table-cell>
          <table:table-cell office:value-type="string">
            <text:p>contribution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hört jetzt auf </text:p>
          </table:table-cell>
          <table:table-cell office:value-type="string">
            <text:p>stops now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Berater </text:p>
          </table:table-cell>
          <table:table-cell office:value-type="string">
            <text:p>Consultant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Rücktritt </text:p>
          </table:table-cell>
          <table:table-cell office:value-type="string">
            <text:p>resignation/παραίτηση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Zustände </text:p>
          </table:table-cell>
          <table:table-cell office:value-type="string">
            <text:p>condition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Vertrauten </text:p>
          </table:table-cell>
          <table:table-cell office:value-type="string">
            <text:p>trusted,(ατομο εμπιστοσύνης)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Bannon hat den Verstand verloren. </text:p>
          </table:table-cell>
          <table:table-cell office:value-type="string">
            <text:p>Bannon has lost his min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gewalttätig </text:p>
          </table:table-cell>
          <table:table-cell office:value-type="string">
            <text:p>violent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Sorgt ...für Aufsehen</text:p>
          </table:table-cell>
          <table:table-cell office:value-type="string">
            <text:p>προκαλεί αναταραχή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geeignet </text:p>
          </table:table-cell>
          <table:table-cell office:value-type="string">
            <text:p>κατάλληλος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Trottel </text:p>
          </table:table-cell>
          <table:table-cell office:value-type="string">
            <text:p>fool</text:p>
          </table:table-cell>
          <table:table-cell table:number-columns-repeated="1022"/>
        </table:table-row>
        <table:table-row table:style-name="ro1">
          <table:table-cell office:value-type="string">
            <text:p>The book is full of lies</text:p>
          </table:table-cell>
          <table:table-cell table:style-name="ce153" office:value-type="string">
            <text:p>Das Buch ist voller Lügen 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Anwälte </text:p>
          </table:table-cell>
          <table:table-cell office:value-type="string">
            <text:p>lawyer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Die Preis-Verleihung </text:p>
          </table:table-cell>
          <table:table-cell office:value-type="string">
            <text:p>award ceremony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Verbrechen </text:p>
          </table:table-cell>
          <table:table-cell office:value-type="string">
            <text:p>crime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überlebt </text:p>
          </table:table-cell>
          <table:table-cell office:value-type="string">
            <text:p>surviv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wütend </text:p>
          </table:table-cell>
          <table:table-cell office:value-type="string">
            <text:p>angry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Die Bewerber </text:p>
          </table:table-cell>
          <table:table-cell office:value-type="string">
            <text:p>the candidate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Die Verleihung </text:p>
          </table:table-cell>
          <table:table-cell office:value-type="string">
            <text:p>the ceremony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Hören ... auf. </text:p>
          </table:table-cell>
          <table:table-cell office:value-type="string">
            <text:p>to stop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Doppel-Spitze </text:p>
          </table:table-cell>
          <table:table-cell office:value-type="string">
            <text:p>double head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erlebt </text:p>
          </table:table-cell>
          <table:table-cell office:value-type="string">
            <text:p>βιώσει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Verbrechen </text:p>
          </table:table-cell>
          <table:table-cell office:value-type="string">
            <text:p>εγκλημα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schlecht behandelt wird </text:p>
          </table:table-cell>
          <table:table-cell office:value-type="string">
            <text:p>αντιμετωπίζεται άσχημα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Allerdings </text:p>
          </table:table-cell>
          <table:table-cell office:value-type="string">
            <text:p>however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entspannter </text:p>
          </table:table-cell>
          <table:table-cell office:value-type="string">
            <text:p>relax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herrschte </text:p>
          </table:table-cell>
          <table:table-cell office:value-type="string">
            <text:p>prevail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erhalten </text:p>
          </table:table-cell>
          <table:table-cell office:value-type="string">
            <text:p>receive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Nach Ansicht von </text:p>
          </table:table-cell>
          <table:table-cell office:value-type="string">
            <text:p>σύμφωνα με την γνώμη του..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Verhalten </text:p>
          </table:table-cell>
          <table:table-cell office:value-type="string">
            <text:p>behavior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gewisse Nostalgie </text:p>
          </table:table-cell>
          <table:table-cell office:value-type="string">
            <text:p>certain nostalgia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– allerdings mit Einschränkungen </text:p>
          </table:table-cell>
          <table:table-cell office:value-type="string">
            <text:p>but with restriction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Ich hab die Erfahrung gemacht </text:p>
          </table:table-cell>
          <table:table-cell office:value-type="string">
            <text:p>i have the experience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Enttäuschung </text:p>
          </table:table-cell>
          <table:table-cell office:value-type="string">
            <text:p>dissapointment</text:p>
          </table:table-cell>
          <table:table-cell table:number-columns-repeated="1022"/>
        </table:table-row>
        <table:table-row table:style-name="ro1">
          <table:table-cell office:value-type="string">
            <text:p>Ist .. gerast</text:p>
          </table:table-cell>
          <table:table-cell office:value-type="string">
            <text:p>has rac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dass er sich selbst töten wollte </text:p>
          </table:table-cell>
          <table:table-cell office:value-type="string">
            <text:p>that he wanted to kill himself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überlebt </text:p>
          </table:table-cell>
          <table:table-cell office:value-type="string">
            <text:p>surviv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Inzwischen </text:p>
          </table:table-cell>
          <table:table-cell office:value-type="string">
            <text:p>meanwhile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auszulösen </text:p>
          </table:table-cell>
          <table:table-cell office:value-type="string">
            <text:p>trigger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Behörden </text:p>
          </table:table-cell>
          <table:table-cell office:value-type="string">
            <text:p>authoritie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eingestellt worden </text:p>
          </table:table-cell>
          <table:table-cell office:value-type="string">
            <text:p>being discontinu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Betroffen </text:p>
          </table:table-cell>
          <table:table-cell office:value-type="string">
            <text:p>affect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Strecken </text:p>
          </table:table-cell>
          <table:table-cell office:value-type="string">
            <text:p>route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Zusätzlich </text:p>
          </table:table-cell>
          <table:table-cell office:value-type="string">
            <text:p>Additionally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wurden annulliert </text:p>
          </table:table-cell>
          <table:table-cell office:value-type="string">
            <text:p>were canceled</text:p>
          </table:table-cell>
          <table:table-cell table:number-columns-repeated="1022"/>
        </table:table-row>
        <table:table-row table:style-name="ro1">
          <table:table-cell office:value-type="string">
            <text:p>Produktionsstopp abgewendet</text:p>
          </table:table-cell>
          <table:table-cell office:value-type="string">
            <text:p>Production stop avert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Auftrag </text:p>
          </table:table-cell>
          <table:table-cell office:value-type="string">
            <text:p>assigment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überzeugt </text:p>
          </table:table-cell>
          <table:table-cell office:value-type="string">
            <text:p>convinc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Abstand </text:p>
          </table:table-cell>
          <table:table-cell office:value-type="string">
            <text:p>distance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drohende </text:p>
          </table:table-cell>
          <table:table-cell office:value-type="string">
            <text:p>threatening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kündigte </text:p>
          </table:table-cell>
          <table:table-cell office:value-type="string">
            <text:p>announc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beleidigend </text:p>
          </table:table-cell>
          <table:table-cell office:value-type="string">
            <text:p>offensive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Behauptungen </text:p>
          </table:table-cell>
          <table:table-cell office:value-type="string">
            <text:p>allegation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bewiesen </text:p>
          </table:table-cell>
          <table:table-cell office:value-type="string">
            <text:p>prov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Tatsache </text:p>
          </table:table-cell>
          <table:table-cell office:value-type="string">
            <text:p>fact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Wahrheit </text:p>
          </table:table-cell>
          <table:table-cell office:value-type="string">
            <text:p>truth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das Ereignisse falsch darstellt </text:p>
          </table:table-cell>
          <table:table-cell office:value-type="string">
            <text:p>that misrepresents events</text:p>
          </table:table-cell>
          <table:table-cell table:number-columns-repeated="1022"/>
        </table:table-row>
        <table:table-row table:style-name="ro1">
          <table:table-cell office:value-type="string">
            <text:p>Wieder-verwertbar sein</text:p>
          </table:table-cell>
          <table:table-cell office:value-type="string">
            <text:p>to be reusable</text:p>
          </table:table-cell>
          <table:table-cell table:number-columns-repeated="1022"/>
        </table:table-row>
        <table:table-row table:style-name="ro1">
          <table:table-cell office:value-type="string">
            <text:p>beschießt </text:p>
          </table:table-cell>
          <table:table-cell office:value-type="string">
            <text:p>bombs</text:p>
          </table:table-cell>
          <table:table-cell table:number-columns-repeated="1022"/>
        </table:table-row>
        <table:table-row table:style-name="ro1">
          <table:table-cell office:value-type="string">
            <text:p>An-greiffen</text:p>
          </table:table-cell>
          <table:table-cell office:value-type="string">
            <text:p>to attack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Seinen Angaben </text:p>
          </table:table-cell>
          <table:table-cell office:value-type="string">
            <text:p>according to him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betrachtet </text:p>
          </table:table-cell>
          <table:table-cell office:value-type="string">
            <text:p>regard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erwarten </text:p>
          </table:table-cell>
          <table:table-cell office:value-type="string">
            <text:p>to expect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Elend </text:p>
          </table:table-cell>
          <table:table-cell office:value-type="string">
            <text:p>misery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angewiesen </text:p>
          </table:table-cell>
          <table:table-cell office:value-type="string">
            <text:p>reliant,εξαρτώμενοι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weil viele Schulen durch Angriffe zerstört wurden </text:p>
          </table:table-cell>
          <table:table-cell office:value-type="string">
            <text:p>because many schools were destroyed by attack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Aufständische </text:p>
          </table:table-cell>
          <table:table-cell office:value-type="string">
            <text:p>antarte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Die Regierung wird von einem Militär-Bündnis unterstützt </text:p>
          </table:table-cell>
          <table:table-cell table:style-name="ce153" office:value-type="string">
            <text:p>Η κυβέρνηση υποστηρίζεται </text:p>
            <text:p>Από μία στρατιωτική συμμαχία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allerdings </text:p>
          </table:table-cell>
          <table:table-cell office:value-type="string">
            <text:p>however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umgekippt sind </text:p>
          </table:table-cell>
          <table:table-cell office:value-type="string">
            <text:p>are overturn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We do not have food, but at least we have water. </text:p>
          </table:table-cell>
          <table:table-cell table:style-name="ce153" office:value-type="string">
            <text:p>Wir haben kein Essen, aber wenigstens </text:p>
            <text:p>Haben wir Wasser</text:p>
          </table:table-cell>
          <table:table-cell table:number-columns-repeated="1022"/>
        </table:table-row>
        <table:table-row table:style-name="ro1">
          <table:table-cell office:value-type="string">
            <text:p>Ansonsten</text:p>
          </table:table-cell>
          <table:table-cell office:value-type="string">
            <text:p>Otherwise, else</text:p>
          </table:table-cell>
          <table:table-cell office:value-type="string">
            <text:p>Ansonsten otherwise</text:p>
          </table:table-cell>
          <table:table-cell table:number-columns-repeated="1021"/>
        </table:table-row>
        <table:table-row table:style-name="ro1">
          <table:table-cell office:value-type="string">
            <text:p>Darum</text:p>
          </table:table-cell>
          <table:table-cell office:value-type="string">
            <text:p>because</text:p>
          </table:table-cell>
          <table:table-cell table:number-columns-repeated="1022"/>
        </table:table-row>
        <table:table-row table:style-name="ro1">
          <table:table-cell table:style-name="ce170" office:value-type="string">
            <text:p>wohl</text:p>
          </table:table-cell>
          <table:table-cell office:value-type="string">
            <text:p>probably</text:p>
          </table:table-cell>
          <table:table-cell table:number-columns-repeated="1022"/>
        </table:table-row>
        <table:table-row table:style-name="ro1">
          <table:table-cell office:value-type="string">
            <text:p>Wenigstens</text:p>
          </table:table-cell>
          <table:table-cell office:value-type="string">
            <text:p>at least</text:p>
          </table:table-cell>
          <table:table-cell table:number-columns-repeated="1022"/>
        </table:table-row>
        <table:table-row table:style-name="ro1">
          <table:table-cell office:value-type="string">
            <text:p>Deshalb sehen wir nichts</text:p>
          </table:table-cell>
          <table:table-cell office:value-type="string">
            <text:p>That is why we do not see anything</text:p>
          </table:table-cell>
          <table:table-cell table:number-columns-repeated="1022"/>
        </table:table-row>
        <table:table-row table:style-name="ro1">
          <table:table-cell office:value-type="string">
            <text:p>Deshalb</text:p>
          </table:table-cell>
          <table:table-cell office:value-type="string">
            <text:p>Thus</text:p>
          </table:table-cell>
          <table:table-cell table:number-columns-repeated="1022"/>
        </table:table-row>
        <table:table-row table:style-name="ro1">
          <table:table-cell office:value-type="string">
            <text:p>Das ist ja wohl nicht dein Ernst</text:p>
          </table:table-cell>
          <table:table-cell office:value-type="string">
            <text:p>You cannot be serious</text:p>
          </table:table-cell>
          <table:table-cell table:number-columns-repeated="1022"/>
        </table:table-row>
        <table:table-row table:style-name="ro1">
          <table:table-cell office:value-type="string">
            <text:p>point</text:p>
          </table:table-cell>
          <table:table-cell office:value-type="string">
            <text:p>Punkt</text:p>
          </table:table-cell>
          <table:table-cell table:number-columns-repeated="1022"/>
        </table:table-row>
        <table:table-row table:style-name="ro1">
          <table:table-cell table:style-name="ce170" office:value-type="string">
            <text:p>vorsichtig</text:p>
          </table:table-cell>
          <table:table-cell office:value-type="string">
            <text:p>careful</text:p>
          </table:table-cell>
          <table:table-cell table:number-columns-repeated="1022"/>
        </table:table-row>
        <table:table-row table:style-name="ro1">
          <table:table-cell table:style-name="ce170" office:value-type="string">
            <text:p>erwerben</text:p>
          </table:table-cell>
          <table:table-cell office:value-type="string">
            <text:p>to buy</text:p>
          </table:table-cell>
          <table:table-cell table:number-columns-repeated="1022"/>
        </table:table-row>
        <table:table-row table:style-name="ro1">
          <table:table-cell table:style-name="ce170" office:value-type="string">
            <text:p>bewegen</text:p>
          </table:table-cell>
          <table:table-cell office:value-type="string">
            <text:p>to move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begreifen </text:p>
          </table:table-cell>
          <table:table-cell office:value-type="string">
            <text:p>κατανοώ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geschützt und gefördert werden </text:p>
          </table:table-cell>
          <table:table-cell office:value-type="string">
            <text:p>προστατεύονται και προωθούνται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einzigartige </text:p>
          </table:table-cell>
          <table:table-cell office:value-type="string">
            <text:p>μοναδικος</text:p>
          </table:table-cell>
          <table:table-cell table:number-columns-repeated="1022"/>
        </table:table-row>
        <table:table-row table:style-name="ro1">
          <table:table-cell office:value-type="string">
            <text:p>Wechsel</text:p>
          </table:table-cell>
          <table:table-cell office:value-type="string">
            <text:p>change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Stellvertreter </text:p>
          </table:table-cell>
          <table:table-cell office:value-type="string">
            <text:p>αναπληρωτής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Versammlung </text:p>
          </table:table-cell>
          <table:table-cell office:value-type="string">
            <text:p>Assemply</text:p>
          </table:table-cell>
          <table:table-cell table:number-columns-repeated="1022"/>
        </table:table-row>
        <table:table-row table:style-name="ro1">
          <table:table-cell office:value-type="string">
            <text:p>Hat ... gegessen</text:p>
          </table:table-cell>
          <table:table-cell office:value-type="string">
            <text:p>have spent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vorgeworfen </text:p>
          </table:table-cell>
          <table:table-cell office:value-type="string">
            <text:p>accus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keine Anklage </text:p>
          </table:table-cell>
          <table:table-cell office:value-type="string">
            <text:p>no charge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Eröffnung  </text:p>
          </table:table-cell>
          <table:table-cell office:value-type="string">
            <text:p>opening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bekennt </text:p>
          </table:table-cell>
          <table:table-cell office:value-type="string">
            <text:p>commited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verkleidet </text:p>
          </table:table-cell>
          <table:table-cell office:value-type="string">
            <text:p>dressed</text:p>
          </table:table-cell>
          <table:table-cell office:value-type="string">
            <text:p>verkleidet dressed</text:p>
          </table:table-cell>
          <table:table-cell table:number-columns-repeated="1021"/>
        </table:table-row>
        <table:table-row table:style-name="ro1">
          <table:table-cell table:style-name="ce153" office:value-type="string">
            <text:p>Karnevals-Umzüge </text:p>
          </table:table-cell>
          <table:table-cell office:value-type="string">
            <text:p>carnival parade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angeschaut </text:p>
          </table:table-cell>
          <table:table-cell office:value-type="string">
            <text:p>watch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Schildkröte </text:p>
          </table:table-cell>
          <table:table-cell office:value-type="string">
            <text:p>xelwna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aufhören </text:p>
          </table:table-cell>
          <table:table-cell table:number-columns-repeated="2" office:value-type="string">
            <text:p>to stop</text:p>
          </table:table-cell>
          <table:table-cell table:number-columns-repeated="1021"/>
        </table:table-row>
        <table:table-row table:style-name="ro1">
          <table:table-cell table:style-name="ce153" office:value-type="string">
            <text:p>Vorsitzender </text:p>
          </table:table-cell>
          <table:table-cell office:value-type="string">
            <text:p>chairman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guten Ruf </text:p>
          </table:table-cell>
          <table:table-cell office:value-type="string">
            <text:p>good reputation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Teufel </text:p>
          </table:table-cell>
          <table:table-cell office:value-type="string">
            <text:p>devil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Hexen </text:p>
          </table:table-cell>
          <table:table-cell office:value-type="string">
            <text:p>witches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Sie legt fest </text:p>
          </table:table-cell>
          <table:table-cell office:value-type="string">
            <text:p>determine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Vorwurf </text:p>
          </table:table-cell>
          <table:table-cell office:value-type="string">
            <text:p>accusation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Unterdrückung </text:p>
          </table:table-cell>
          <table:table-cell office:value-type="string">
            <text:p>oppression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Karren </text:p>
          </table:table-cell>
          <table:table-cell office:value-type="string">
            <text:p>χειράμαξα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geschickt </text:p>
          </table:table-cell>
          <table:table-cell office:value-type="string">
            <text:p>sent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Die Lage </text:p>
          </table:table-cell>
          <table:table-cell office:value-type="string">
            <text:p>the situation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Sonst </text:p>
          </table:table-cell>
          <table:table-cell office:value-type="string">
            <text:p>otherwise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Abgrund </text:p>
          </table:table-cell>
          <table:table-cell office:value-type="string">
            <text:p>Abys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häufig </text:p>
          </table:table-cell>
          <table:table-cell office:value-type="string">
            <text:p>frequently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abgeschafft </text:p>
          </table:table-cell>
          <table:table-cell office:value-type="string">
            <text:p>abolish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Der Vorschlag </text:p>
          </table:table-cell>
          <table:table-cell office:value-type="string">
            <text:p>the proposal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fordern </text:p>
          </table:table-cell>
          <table:table-cell office:value-type="string">
            <text:p>deman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erst recht </text:p>
          </table:table-cell>
          <table:table-cell office:value-type="string">
            <text:p>even more</text:p>
          </table:table-cell>
          <table:table-cell table:number-columns-repeated="1022"/>
        </table:table-row>
        <table:table-row table:style-name="ro1">
          <table:table-cell office:value-type="string">
            <text:p>Ausrüstung</text:p>
          </table:table-cell>
          <table:table-cell office:value-type="string">
            <text:p>equipment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Bundes-Wehr </text:p>
          </table:table-cell>
          <table:table-cell office:value-type="string">
            <text:p>armed force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echt </text:p>
          </table:table-cell>
          <table:table-cell office:value-type="string">
            <text:p>reall</text:p>
          </table:table-cell>
          <table:table-cell table:number-columns-repeated="1022"/>
        </table:table-row>
        <table:table-row table:style-name="ro1">
          <table:table-cell office:value-type="string">
            <text:p>behauptet</text:p>
          </table:table-cell>
          <table:table-cell office:value-type="string">
            <text:p>claim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schadet </text:p>
          </table:table-cell>
          <table:table-cell office:value-type="string">
            <text:p>harm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der oberste </text:p>
          </table:table-cell>
          <table:table-cell office:value-type="string">
            <text:p>the top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Es hat sich aber herausgestellt </text:p>
          </table:table-cell>
          <table:table-cell office:value-type="string">
            <text:p>It turned out, though</text:p>
          </table:table-cell>
          <table:table-cell table:number-columns-repeated="1022"/>
        </table:table-row>
        <table:table-row table:style-name="ro1">
          <table:table-cell office:value-type="string">
            <text:p>Bewertung</text:p>
          </table:table-cell>
          <table:table-cell office:value-type="string">
            <text:p>rating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Die Bewertung </text:p>
          </table:table-cell>
          <table:table-cell office:value-type="string">
            <text:p>the review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löschen </text:p>
          </table:table-cell>
          <table:table-cell office:value-type="string">
            <text:p>clear/delete</text:p>
          </table:table-cell>
          <table:table-cell table:number-columns-repeated="1022"/>
        </table:table-row>
        <table:table-row table:style-name="ro1">
          <table:table-cell office:value-type="string">
            <text:p>Verbrechen </text:p>
          </table:table-cell>
          <table:table-cell office:value-type="string">
            <text:p>understanding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haltbar </text:p>
          </table:table-cell>
          <table:table-cell office:value-type="string">
            <text:p>durable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enthalten </text:p>
          </table:table-cell>
          <table:table-cell office:value-type="string">
            <text:p>contain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aufnehmen </text:p>
          </table:table-cell>
          <table:table-cell office:value-type="string">
            <text:p>pick up</text:p>
          </table:table-cell>
          <table:table-cell table:number-columns-repeated="1022"/>
        </table:table-row>
        <table:table-row table:style-name="ro1">
          <table:table-cell office:value-type="string">
            <text:p>Die Verwaltungs</text:p>
          </table:table-cell>
          <table:table-cell office:value-type="string">
            <text:p>the administration</text:p>
          </table:table-cell>
          <table:table-cell table:number-columns-repeated="1022"/>
        </table:table-row>
        <table:table-row table:style-name="ro1">
          <table:table-cell table:style-name="ce177" table:number-columns-repeated="1024"/>
        </table:table-row>
        <table:table-row table:style-name="ro1">
          <table:table-cell table:style-name="ce157" office:value-type="string">
            <text:p>neidisch </text:p>
          </table:table-cell>
          <table:table-cell office:value-type="string">
            <text:p>envious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Jäger </text:p>
          </table:table-cell>
          <table:table-cell office:value-type="string">
            <text:p>hunter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gehorcht </text:p>
          </table:table-cell>
          <table:table-cell office:value-type="string">
            <text:p>obey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bestrafen </text:p>
          </table:table-cell>
          <table:table-cell office:value-type="string">
            <text:p>to punish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Zwerge </text:p>
          </table:table-cell>
          <table:table-cell office:value-type="string">
            <text:p>νάνοι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Bechern </text:p>
          </table:table-cell>
          <table:table-cell office:value-type="string">
            <text:p>φλιτζάνια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erschreckt sich. </text:p>
          </table:table-cell>
          <table:table-cell office:value-type="string">
            <text:p>is scar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Pass gut auf dich auf. </text:p>
          </table:table-cell>
          <table:table-cell office:value-type="string">
            <text:p>take good care of yourself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verkleidet sich. </text:p>
          </table:table-cell>
          <table:table-cell office:value-type="string">
            <text:p>μεταμφιέζεται</text:p>
          </table:table-cell>
          <table:table-cell table:number-columns-repeated="1022"/>
        </table:table-row>
        <table:table-row table:style-name="ro1">
          <table:table-cell office:value-type="string">
            <text:p>anmalten</text:p>
          </table:table-cell>
          <table:table-cell office:value-type="string">
            <text:p>ζωγραφίζει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Gürtel </text:p>
          </table:table-cell>
          <table:table-cell office:value-type="string">
            <text:p>ζώνη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Das Gift wirkt sofort: </text:p>
          </table:table-cell>
          <table:table-cell office:value-type="string">
            <text:p>the poison works imediatelly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Hälften </text:p>
          </table:table-cell>
          <table:table-cell office:value-type="string">
            <text:p>halve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beerdigen </text:p>
          </table:table-cell>
          <table:table-cell office:value-type="string">
            <text:p>bury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Sarg </text:p>
          </table:table-cell>
          <table:table-cell office:value-type="string">
            <text:p>φέρετρο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Diener </text:p>
          </table:table-cell>
          <table:table-cell office:value-type="string">
            <text:p>υπηρεσία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geschluckt </text:p>
          </table:table-cell>
          <table:table-cell office:value-type="string">
            <text:p>καταπίνω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Des Teufels rußiger Bruder. </text:p>
          </table:table-cell>
          <table:table-cell office:value-type="string">
            <text:p>ο αδελφός του διαβόλου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kämmen </text:p>
          </table:table-cell>
          <table:table-cell office:value-type="string">
            <text:p>χτενίζω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die Nägel </text:p>
          </table:table-cell>
          <table:table-cell office:value-type="string">
            <text:p>τα νύχια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auswischen </text:p>
          </table:table-cell>
          <table:table-cell office:value-type="string">
            <text:p>σκουπίζω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gucken </text:p>
          </table:table-cell>
          <table:table-cell office:value-type="string">
            <text:p>κοιτάζω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fleißig </text:p>
          </table:table-cell>
          <table:table-cell office:value-type="string">
            <text:p>εργατικός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vorsichtig </text:p>
          </table:table-cell>
          <table:table-cell office:value-type="string">
            <text:p>προσεχτικά</text:p>
          </table:table-cell>
          <table:table-cell table:number-columns-repeated="1022"/>
        </table:table-row>
        <table:table-row table:style-name="ro1">
          <table:table-cell office:value-type="string">
            <text:p>anhebt</text:p>
          </table:table-cell>
          <table:table-cell office:value-type="string">
            <text:p>ανασηκώνει</text:p>
          </table:table-cell>
          <table:table-cell table:number-columns-repeated="1022"/>
        </table:table-row>
        <table:table-row table:style-name="ro1">
          <table:table-cell office:value-type="string">
            <text:p>Trotzdem</text:p>
          </table:table-cell>
          <table:table-cell office:value-type="string">
            <text:p>παρόλα αυτά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Füll einen Rucksack mit Dreck. </text:p>
          </table:table-cell>
          <table:table-cell office:value-type="string">
            <text:p>Ένα σακίδιο γεμάτο με βρωμιά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verwandelt </text:p>
          </table:table-cell>
          <table:table-cell office:value-type="string">
            <text:p>μεταμορφώθηκε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Der Wirt staunt. </text:p>
          </table:table-cell>
          <table:table-cell office:value-type="string">
            <text:p>ο ιδιοκτήτης είναι έκπληκτος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Märchen </text:p>
          </table:table-cell>
          <table:table-cell office:value-type="string">
            <text:p>παραμύθι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stumm </text:p>
          </table:table-cell>
          <table:table-cell office:value-type="string">
            <text:p>μουγκός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Veranstaltungen </text:p>
          </table:table-cell>
          <table:table-cell office:value-type="string">
            <text:p>events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ungewöhnlichen </text:p>
          </table:table-cell>
          <table:table-cell office:value-type="string">
            <text:p>unusual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entladen </text:p>
          </table:table-cell>
          <table:table-cell office:value-type="string">
            <text:p>to unloa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die Fahne </text:p>
          </table:table-cell>
          <table:table-cell office:value-type="string">
            <text:p>the flag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betreffen </text:p>
          </table:table-cell>
          <table:table-cell office:value-type="string">
            <text:p>affect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erforscht </text:p>
          </table:table-cell>
          <table:table-cell office:value-type="string">
            <text:p>research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gefoltert </text:p>
          </table:table-cell>
          <table:table-cell office:value-type="string">
            <text:p>tortured</text:p>
          </table:table-cell>
          <table:table-cell table:number-columns-repeated="1022"/>
        </table:table-row>
        <table:table-row table:style-name="ro1">
          <table:table-cell office:value-type="string">
            <text:p>Dinge vorhaben</text:p>
          </table:table-cell>
          <table:table-cell office:value-type="string">
            <text:p>planning thing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die Wärter </text:p>
          </table:table-cell>
          <table:table-cell office:value-type="string">
            <text:p>the guards</text:p>
          </table:table-cell>
          <table:table-cell table:number-columns-repeated="1022"/>
        </table:table-row>
        <table:table-row table:style-name="ro1">
          <table:table-cell table:style-name="ce170" office:value-type="string">
            <text:p>verraten</text:p>
          </table:table-cell>
          <table:table-cell office:value-type="string">
            <text:p>reveal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Stütz-Punkte </text:p>
          </table:table-cell>
          <table:table-cell office:value-type="string">
            <text:p>base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um die Haft </text:p>
          </table:table-cell>
          <table:table-cell office:value-type="string">
            <text:p>for the detention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Putsch-Versuch </text:p>
          </table:table-cell>
          <table:table-cell office:value-type="string">
            <text:p>coup attempt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Verhandlungen </text:p>
          </table:table-cell>
          <table:table-cell office:value-type="string">
            <text:p>negotiations</text:p>
          </table:table-cell>
          <table:table-cell table:number-columns-repeated="1022"/>
        </table:table-row>
        <table:table-row table:style-name="ro1">
          <table:table-cell office:value-type="string">
            <text:p>einrichten</text:p>
          </table:table-cell>
          <table:table-cell office:value-type="string">
            <text:p>set up</text:p>
          </table:table-cell>
          <table:table-cell table:number-columns-repeated="1022"/>
        </table:table-row>
        <table:table-row table:style-name="ro1" table:number-rows-repeated="1048397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grammar" table:style-name="ta20" table:print="false">
        <office:forms form:automatic-focus="false" form:apply-design-mode="false"/>
        <table:table-column table:style-name="co61" table:default-cell-style-name="ce191"/>
        <table:table-column table:style-name="co62" table:default-cell-style-name="ce191"/>
        <table:table-column table:style-name="co6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6" table:number-columns-repeated="2" table:default-cell-style-name="Default"/>
        <table:table-row table:style-name="ro76">
          <table:table-cell table:style-name="ce282" office:value-type="string">
            <text:p>Der Konjunktiv II dient außerdem als Höflichkeitsform. Sie wird zum einen verwendet, wenn man Bitten an andere Personen richtet: </text:p>
          </table:table-cell>
          <table:table-cell table:number-columns-repeated="7"/>
        </table:table-row>
        <table:table-row table:style-name="ro33">
          <table:table-cell table:style-name="ce283" office:value-type="string">
            <text:p>Könnten Sie das für mich erledigen? anstatt Erledigen Sie das für mich! (Imperativ) oder Können Sie das für mich erledigen? (Indikativ als Frage)</text:p>
          </table:table-cell>
          <table:table-cell table:number-columns-repeated="7"/>
        </table:table-row>
        <table:table-row table:style-name="ro38">
          <table:table-cell table:style-name="ce283" office:value-type="string">
            <text:p>Hätten Sie einen Moment Zeit? anstatt Haben Sie einen Moment Zeit? (Indikativ als Frage)</text:p>
          </table:table-cell>
          <table:table-cell table:number-columns-repeated="7"/>
        </table:table-row>
        <table:table-row table:style-name="ro76">
          <table:table-cell table:style-name="ce282" office:value-type="string">
            <text:p>Zum anderen kann der Konjunktiv II als Bescheidenheitsform in Bezug auf sich selbst fungieren: </text:p>
          </table:table-cell>
          <table:table-cell table:number-columns-repeated="7"/>
        </table:table-row>
        <table:table-row table:style-name="ro77">
          <table:table-cell table:style-name="ce284" office:value-type="string">
            <text:p>Ich hätte gerne ein Bier. oder Ich möchte gerne ein Bier. anstatt Ich will ein Bier.</text:p>
          </table:table-cell>
          <table:table-cell table:number-columns-repeated="7"/>
        </table:table-row>
        <table:table-row table:style-name="ro77">
          <table:table-cell table:style-name="ce284" office:value-type="string">
            <text:p>Ich würde gerne ins Kino gehen. anstatt Ich will ins Kino gehen.</text:p>
          </table:table-cell>
          <table:table-cell table:number-columns-repeated="7"/>
        </table:table-row>
        <table:table-row table:style-name="ro76">
          <table:table-cell table:style-name="ce284" office:value-type="string">
            <text:p>Ich würde vorschlagen, dass wir noch eine Nacht darüber schlafen. anstatt Ich schlage vor, dass wir noch eine Nacht darüber schlafen.</text:p>
          </table:table-cell>
          <table:table-cell table:number-columns-repeated="7"/>
        </table:table-row>
        <table:table-row table:style-name="ro28" table:number-rows-repeated="2">
          <table:table-cell table:number-columns-repeated="8"/>
        </table:table-row>
        <table:table-row table:style-name="ro76">
          <table:table-cell table:style-name="ce285" office:value-type="string">
            <text:p>Gender and Case</text:p>
          </table:table-cell>
          <table:table-cell table:style-name="ce300" office:value-type="string">
            <text:p>Definite Article</text:p>
          </table:table-cell>
          <table:table-cell table:style-name="ce300" office:value-type="string">
            <text:p>der-word Endings</text:p>
          </table:table-cell>
          <table:table-cell table:style-name="ce300" office:value-type="string">
            <text:p>Pronoun (possessive)</text:p>
          </table:table-cell>
          <table:table-cell table:style-name="ce305" office:value-type="string">
            <text:p>Strong Adjective Endings</text:p>
          </table:table-cell>
          <table:table-cell table:style-name="ce302" office:value-type="string">
            <text:p>Interrogative Pronouns, sometimes also used as relative pronouns</text:p>
          </table:table-cell>
          <table:table-cell table:number-columns-repeated="2"/>
        </table:table-row>
        <table:table-row table:style-name="ro50">
          <table:table-cell table:style-name="ce286" office:value-type="string" table:number-columns-spanned="6" table:number-rows-spanned="1">
            <text:p>Masculine</text:p>
          </table:table-cell>
          <table:covered-table-cell table:number-columns-repeated="5" table:style-name="ce286"/>
          <table:table-cell table:number-columns-repeated="2"/>
        </table:table-row>
        <table:table-row table:style-name="ro28">
          <table:table-cell table:style-name="ce287" office:value-type="string">
            <text:p>Nominative</text:p>
          </table:table-cell>
          <table:table-cell table:style-name="ce282" office:value-type="string">
            <text:p>der</text:p>
          </table:table-cell>
          <table:table-cell table:style-name="ce282" office:value-type="string">
            <text:p>-er</text:p>
          </table:table-cell>
          <table:table-cell table:style-name="ce282" office:value-type="string">
            <text:p>er</text:p>
          </table:table-cell>
          <table:table-cell table:style-name="ce306" office:value-type="string">
            <text:p>-er</text:p>
          </table:table-cell>
          <table:table-cell table:style-name="ce282" office:value-type="string">
            <text:p>wer (who?)</text:p>
          </table:table-cell>
          <table:table-cell table:number-columns-repeated="2"/>
        </table:table-row>
        <table:table-row table:style-name="ro28">
          <table:table-cell table:style-name="ce287" office:value-type="string">
            <text:p>Accusative</text:p>
          </table:table-cell>
          <table:table-cell table:style-name="ce282" office:value-type="string">
            <text:p>den</text:p>
          </table:table-cell>
          <table:table-cell table:style-name="ce282" office:value-type="string">
            <text:p>-en</text:p>
          </table:table-cell>
          <table:table-cell table:style-name="ce282" office:value-type="string">
            <text:p>ihn</text:p>
          </table:table-cell>
          <table:table-cell table:style-name="ce306" office:value-type="string">
            <text:p>-en</text:p>
          </table:table-cell>
          <table:table-cell table:style-name="ce282" office:value-type="string">
            <text:p>wen (whom?)</text:p>
          </table:table-cell>
          <table:table-cell table:number-columns-repeated="2"/>
        </table:table-row>
        <table:table-row table:style-name="ro28">
          <table:table-cell table:style-name="ce287" office:value-type="string">
            <text:p>Dative</text:p>
          </table:table-cell>
          <table:table-cell table:style-name="ce282" office:value-type="string">
            <text:p>dem</text:p>
          </table:table-cell>
          <table:table-cell table:style-name="ce282" office:value-type="string">
            <text:p>-em</text:p>
          </table:table-cell>
          <table:table-cell table:style-name="ce282" office:value-type="string">
            <text:p>ihm</text:p>
          </table:table-cell>
          <table:table-cell table:style-name="ce306" office:value-type="string">
            <text:p>-em</text:p>
          </table:table-cell>
          <table:table-cell table:style-name="ce282" office:value-type="string">
            <text:p>wem (to/for whom?)</text:p>
          </table:table-cell>
          <table:table-cell table:number-columns-repeated="2"/>
        </table:table-row>
        <table:table-row table:style-name="ro76">
          <table:table-cell table:style-name="ce287" office:value-type="string">
            <text:p>Genitive</text:p>
          </table:table-cell>
          <table:table-cell table:style-name="ce282" office:value-type="string">
            <text:p>des + s</text:p>
          </table:table-cell>
          <table:table-cell table:style-name="ce282" office:value-type="string">
            <text:p>-es</text:p>
          </table:table-cell>
          <table:table-cell table:style-name="ce282" office:value-type="string">
            <text:p>(sein-) (corresponding "s")</text:p>
          </table:table-cell>
          <table:table-cell table:style-name="ce306" office:value-type="string">
            <text:p>-en (M,N strong adjective endings in genitive case do not fit pattern)</text:p>
          </table:table-cell>
          <table:table-cell table:style-name="ce282" office:value-type="string">
            <text:p>(wessen) (whose? - form similar to masculine, genitive relative pronoun). N.B.(1)</text:p>
          </table:table-cell>
          <table:table-cell table:number-columns-repeated="2"/>
        </table:table-row>
        <table:table-row table:style-name="ro50">
          <table:table-cell table:style-name="ce286" office:value-type="string" table:number-columns-spanned="6" table:number-rows-spanned="1">
            <text:p>Neuter</text:p>
          </table:table-cell>
          <table:covered-table-cell table:number-columns-repeated="5" table:style-name="ce286"/>
          <table:table-cell table:number-columns-repeated="2"/>
        </table:table-row>
        <table:table-row table:style-name="ro28">
          <table:table-cell table:style-name="ce287" office:value-type="string">
            <text:p>Nominative</text:p>
          </table:table-cell>
          <table:table-cell table:style-name="ce282" office:value-type="string">
            <text:p>das</text:p>
          </table:table-cell>
          <table:table-cell table:style-name="ce282" office:value-type="string">
            <text:p>-es</text:p>
          </table:table-cell>
          <table:table-cell table:style-name="ce282" office:value-type="string">
            <text:p>es</text:p>
          </table:table-cell>
          <table:table-cell table:style-name="ce306" office:value-type="string">
            <text:p>-es</text:p>
          </table:table-cell>
          <table:table-cell table:style-name="ce282" office:value-type="string">
            <text:p>was (what?)</text:p>
          </table:table-cell>
          <table:table-cell table:number-columns-repeated="2"/>
        </table:table-row>
        <table:table-row table:style-name="ro28">
          <table:table-cell table:style-name="ce287" office:value-type="string">
            <text:p>Accusative</text:p>
          </table:table-cell>
          <table:table-cell table:style-name="ce282" office:value-type="string">
            <text:p>das</text:p>
          </table:table-cell>
          <table:table-cell table:style-name="ce282" office:value-type="string">
            <text:p>-es</text:p>
          </table:table-cell>
          <table:table-cell table:style-name="ce282" office:value-type="string">
            <text:p>es</text:p>
          </table:table-cell>
          <table:table-cell table:style-name="ce306" office:value-type="string">
            <text:p>-es</text:p>
          </table:table-cell>
          <table:table-cell table:style-name="ce282" office:value-type="string">
            <text:p>was (what?)</text:p>
          </table:table-cell>
          <table:table-cell table:number-columns-repeated="2"/>
        </table:table-row>
        <table:table-row table:style-name="ro28">
          <table:table-cell table:style-name="ce287" office:value-type="string">
            <text:p>Dative</text:p>
          </table:table-cell>
          <table:table-cell table:style-name="ce282" office:value-type="string">
            <text:p>dem</text:p>
          </table:table-cell>
          <table:table-cell table:style-name="ce282" office:value-type="string">
            <text:p>-em</text:p>
          </table:table-cell>
          <table:table-cell table:style-name="ce282" office:value-type="string">
            <text:p>ihm</text:p>
          </table:table-cell>
          <table:table-cell table:style-name="ce306" office:value-type="string">
            <text:p>-em</text:p>
          </table:table-cell>
          <table:table-cell table:number-columns-repeated="3"/>
        </table:table-row>
        <table:table-row table:style-name="ro76">
          <table:table-cell table:style-name="ce287" office:value-type="string">
            <text:p>Genitive</text:p>
          </table:table-cell>
          <table:table-cell table:style-name="ce282" office:value-type="string">
            <text:p>des + s</text:p>
          </table:table-cell>
          <table:table-cell table:style-name="ce282" office:value-type="string">
            <text:p>-es</text:p>
          </table:table-cell>
          <table:table-cell table:style-name="ce282" office:value-type="string">
            <text:p>(sein-) (corresponding "s")</text:p>
          </table:table-cell>
          <table:table-cell table:style-name="ce306" office:value-type="string">
            <text:p>-en (M,N strong adjective endings in genitive case do not fit pattern)</text:p>
          </table:table-cell>
          <table:table-cell table:number-columns-repeated="3"/>
        </table:table-row>
        <table:table-row table:style-name="ro50">
          <table:table-cell table:style-name="ce286" office:value-type="string" table:number-columns-spanned="6" table:number-rows-spanned="1">
            <text:p>Feminine</text:p>
          </table:table-cell>
          <table:covered-table-cell table:number-columns-repeated="5" table:style-name="ce286"/>
          <table:table-cell table:number-columns-repeated="2"/>
        </table:table-row>
        <table:table-row table:style-name="ro28">
          <table:table-cell table:style-name="ce287" office:value-type="string">
            <text:p>Nominative</text:p>
          </table:table-cell>
          <table:table-cell table:style-name="ce282" office:value-type="string">
            <text:p>die</text:p>
          </table:table-cell>
          <table:table-cell table:style-name="ce282" office:value-type="string">
            <text:p>-e</text:p>
          </table:table-cell>
          <table:table-cell table:style-name="ce282" office:value-type="string">
            <text:p>sie</text:p>
          </table:table-cell>
          <table:table-cell table:style-name="ce306" office:value-type="string">
            <text:p>-e</text:p>
          </table:table-cell>
          <table:table-cell table:number-columns-repeated="3"/>
        </table:table-row>
        <table:table-row table:style-name="ro28">
          <table:table-cell table:style-name="ce287" office:value-type="string">
            <text:p>Accusative</text:p>
          </table:table-cell>
          <table:table-cell table:style-name="ce282" office:value-type="string">
            <text:p>die</text:p>
          </table:table-cell>
          <table:table-cell table:style-name="ce282" office:value-type="string">
            <text:p>-e</text:p>
          </table:table-cell>
          <table:table-cell table:style-name="ce282" office:value-type="string">
            <text:p>sie</text:p>
          </table:table-cell>
          <table:table-cell table:style-name="ce306" office:value-type="string">
            <text:p>-e</text:p>
          </table:table-cell>
          <table:table-cell table:number-columns-repeated="3"/>
        </table:table-row>
        <table:table-row table:style-name="ro28">
          <table:table-cell table:style-name="ce287" office:value-type="string">
            <text:p>Dative</text:p>
          </table:table-cell>
          <table:table-cell table:style-name="ce282" office:value-type="string">
            <text:p>der</text:p>
          </table:table-cell>
          <table:table-cell table:style-name="ce282" office:value-type="string">
            <text:p>-er</text:p>
          </table:table-cell>
          <table:table-cell table:style-name="ce282" office:value-type="string">
            <text:p>ihr</text:p>
          </table:table-cell>
          <table:table-cell table:style-name="ce306" office:value-type="string">
            <text:p>-er</text:p>
          </table:table-cell>
          <table:table-cell table:number-columns-repeated="3"/>
        </table:table-row>
        <table:table-row table:style-name="ro28">
          <table:table-cell table:style-name="ce287" office:value-type="string">
            <text:p>Genitive</text:p>
          </table:table-cell>
          <table:table-cell table:style-name="ce282" office:value-type="string">
            <text:p>der</text:p>
          </table:table-cell>
          <table:table-cell table:style-name="ce282" office:value-type="string">
            <text:p>-er</text:p>
          </table:table-cell>
          <table:table-cell table:style-name="ce282" office:value-type="string">
            <text:p>(ihr-)</text:p>
          </table:table-cell>
          <table:table-cell table:style-name="ce306" office:value-type="string">
            <text:p>-er</text:p>
          </table:table-cell>
          <table:table-cell table:number-columns-repeated="3"/>
        </table:table-row>
        <table:table-row table:style-name="ro50">
          <table:table-cell table:style-name="ce286" office:value-type="string" table:number-columns-spanned="6" table:number-rows-spanned="1">
            <text:p>Plural</text:p>
          </table:table-cell>
          <table:covered-table-cell table:number-columns-repeated="5" table:style-name="ce286"/>
          <table:table-cell table:number-columns-repeated="2"/>
        </table:table-row>
        <table:table-row table:style-name="ro28">
          <table:table-cell table:style-name="ce287" office:value-type="string">
            <text:p>Nominative</text:p>
          </table:table-cell>
          <table:table-cell table:style-name="ce282" office:value-type="string">
            <text:p>die</text:p>
          </table:table-cell>
          <table:table-cell table:style-name="ce282" office:value-type="string">
            <text:p>-e</text:p>
          </table:table-cell>
          <table:table-cell table:style-name="ce282" office:value-type="string">
            <text:p>sie</text:p>
          </table:table-cell>
          <table:table-cell table:style-name="ce306" office:value-type="string">
            <text:p>-e</text:p>
          </table:table-cell>
          <table:table-cell table:number-columns-repeated="3"/>
        </table:table-row>
        <table:table-row table:style-name="ro28">
          <table:table-cell table:style-name="ce287" office:value-type="string">
            <text:p>Accusative</text:p>
          </table:table-cell>
          <table:table-cell table:style-name="ce282" office:value-type="string">
            <text:p>die</text:p>
          </table:table-cell>
          <table:table-cell table:style-name="ce282" office:value-type="string">
            <text:p>-e</text:p>
          </table:table-cell>
          <table:table-cell table:style-name="ce282" office:value-type="string">
            <text:p>sie</text:p>
          </table:table-cell>
          <table:table-cell table:style-name="ce306" office:value-type="string">
            <text:p>-e</text:p>
          </table:table-cell>
          <table:table-cell table:number-columns-repeated="3"/>
        </table:table-row>
        <table:table-row table:style-name="ro28">
          <table:table-cell table:style-name="ce287" office:value-type="string">
            <text:p>Dative</text:p>
          </table:table-cell>
          <table:table-cell table:style-name="ce282" office:value-type="string">
            <text:p>den + n</text:p>
          </table:table-cell>
          <table:table-cell table:style-name="ce282" office:value-type="string">
            <text:p>-en</text:p>
          </table:table-cell>
          <table:table-cell table:style-name="ce282" office:value-type="string">
            <text:p>ihnen N.B.(2)</text:p>
          </table:table-cell>
          <table:table-cell table:style-name="ce306" office:value-type="string">
            <text:p>-en</text:p>
          </table:table-cell>
          <table:table-cell table:number-columns-repeated="3"/>
        </table:table-row>
        <table:table-row table:style-name="ro28">
          <table:table-cell table:style-name="ce288" office:value-type="string">
            <text:p>Genitive</text:p>
          </table:table-cell>
          <table:table-cell table:style-name="ce301" office:value-type="string">
            <text:p>der</text:p>
          </table:table-cell>
          <table:table-cell table:style-name="ce301" office:value-type="string">
            <text:p>-er</text:p>
          </table:table-cell>
          <table:table-cell table:style-name="ce301" office:value-type="string">
            <text:p>(ihr-)</text:p>
          </table:table-cell>
          <table:table-cell table:style-name="ce307" office:value-type="string">
            <text:p>-er</text:p>
          </table:table-cell>
          <table:table-cell table:number-columns-repeated="3"/>
        </table:table-row>
        <table:table-row table:style-name="ro38">
          <table:table-cell office:value-type="string">
            <text:p>https://en.wikibooks.org/wiki/German/Grammar/Pronouns</text:p>
          </table:table-cell>
          <table:table-cell table:number-columns-repeated="7"/>
        </table:table-row>
        <table:table-row table:style-name="ro28" table:number-rows-repeated="3">
          <table:table-cell table:number-columns-repeated="8"/>
        </table:table-row>
        <table:table-row table:style-name="ro28">
          <table:table-cell table:style-name="ce289"/>
          <table:table-cell table:style-name="ce302" office:value-type="string">
            <text:p>Masculine</text:p>
          </table:table-cell>
          <table:table-cell table:style-name="ce302" office:value-type="string">
            <text:p>Neuter</text:p>
          </table:table-cell>
          <table:table-cell table:style-name="ce302" office:value-type="string">
            <text:p>Feminine</text:p>
          </table:table-cell>
          <table:table-cell table:style-name="ce302" office:value-type="string">
            <text:p>Plural</text:p>
          </table:table-cell>
          <table:table-cell table:number-columns-repeated="3"/>
        </table:table-row>
        <table:table-row table:style-name="ro28">
          <table:table-cell table:style-name="ce282" office:value-type="string">
            <text:p>Nominative</text:p>
          </table:table-cell>
          <table:table-cell table:style-name="ce282" office:value-type="string">
            <text:p>alter</text:p>
          </table:table-cell>
          <table:table-cell table:style-name="ce282" office:value-type="string">
            <text:p>altes</text:p>
          </table:table-cell>
          <table:table-cell table:style-name="ce282" office:value-type="string">
            <text:p>alte</text:p>
          </table:table-cell>
          <table:table-cell table:style-name="ce282" office:value-type="string">
            <text:p>alten</text:p>
          </table:table-cell>
          <table:table-cell table:number-columns-repeated="3"/>
        </table:table-row>
        <table:table-row table:style-name="ro28">
          <table:table-cell table:style-name="ce282" office:value-type="string">
            <text:p>Genitive</text:p>
          </table:table-cell>
          <table:table-cell table:style-name="ce282" office:value-type="string">
            <text:p>alten</text:p>
          </table:table-cell>
          <table:table-cell table:style-name="ce282" office:value-type="string">
            <text:p>alten</text:p>
          </table:table-cell>
          <table:table-cell table:style-name="ce282" office:value-type="string">
            <text:p>alten</text:p>
          </table:table-cell>
          <table:table-cell table:style-name="ce282" office:value-type="string">
            <text:p>alten</text:p>
          </table:table-cell>
          <table:table-cell table:number-columns-repeated="3"/>
        </table:table-row>
        <table:table-row table:style-name="ro28">
          <table:table-cell table:style-name="ce282" office:value-type="string">
            <text:p>Dative</text:p>
          </table:table-cell>
          <table:table-cell table:style-name="ce282" office:value-type="string">
            <text:p>alten</text:p>
          </table:table-cell>
          <table:table-cell table:style-name="ce282" office:value-type="string">
            <text:p>alten</text:p>
          </table:table-cell>
          <table:table-cell table:style-name="ce282" office:value-type="string">
            <text:p>alten</text:p>
          </table:table-cell>
          <table:table-cell table:style-name="ce282" office:value-type="string">
            <text:p>alten</text:p>
          </table:table-cell>
          <table:table-cell table:number-columns-repeated="3"/>
        </table:table-row>
        <table:table-row table:style-name="ro28">
          <table:table-cell table:style-name="ce282" office:value-type="string">
            <text:p>Accusative</text:p>
          </table:table-cell>
          <table:table-cell table:style-name="ce282" office:value-type="string">
            <text:p>alten</text:p>
          </table:table-cell>
          <table:table-cell table:style-name="ce282" office:value-type="string">
            <text:p>altes</text:p>
          </table:table-cell>
          <table:table-cell table:style-name="ce282" office:value-type="string">
            <text:p>alte</text:p>
          </table:table-cell>
          <table:table-cell table:style-name="ce282" office:value-type="string">
            <text:p>alten</text:p>
          </table:table-cell>
          <table:table-cell table:number-columns-repeated="3"/>
        </table:table-row>
        <table:table-row table:style-name="ro28">
          <table:table-cell table:style-name="ce282" table:number-columns-repeated="5"/>
          <table:table-cell table:number-columns-repeated="3"/>
        </table:table-row>
        <table:table-row table:style-name="ro38">
          <table:table-cell office:value-type="string">
            <text:p>https://www.duolingo.com/skill/de/Adjectives%3A-Nominative-2</text:p>
          </table:table-cell>
          <table:table-cell table:number-columns-repeated="7"/>
        </table:table-row>
        <table:table-row table:style-name="ro28" table:number-rows-repeated="2">
          <table:table-cell table:number-columns-repeated="8"/>
        </table:table-row>
        <table:table-row table:style-name="ro78">
          <table:table-cell table:style-name="ce290" office:value-type="string">
            <text:p>Table of Conjugation</text:p>
          </table:table-cell>
          <table:table-cell table:number-columns-repeated="7"/>
        </table:table-row>
        <table:table-row table:style-name="ro37">
          <table:table-cell table:style-name="ce291"/>
          <table:table-cell table:style-name="ce303" office:value-type="string">
            <text:p>müssen</text:p>
          </table:table-cell>
          <table:table-cell table:style-name="ce303" office:value-type="string">
            <text:p>können</text:p>
          </table:table-cell>
          <table:table-cell table:style-name="ce303" office:value-type="string">
            <text:p>dürfen</text:p>
          </table:table-cell>
          <table:table-cell table:style-name="ce303" office:value-type="string">
            <text:p>sollen</text:p>
          </table:table-cell>
          <table:table-cell table:style-name="ce303" office:value-type="string">
            <text:p>wollen</text:p>
          </table:table-cell>
          <table:table-cell table:style-name="ce303" office:value-type="string">
            <text:p>mögen*</text:p>
          </table:table-cell>
          <table:table-cell table:style-name="ce303" office:value-type="string">
            <text:p>möchten**</text:p>
          </table:table-cell>
        </table:table-row>
        <table:table-row table:style-name="ro50">
          <table:table-cell table:style-name="ce292" office:value-type="string" table:number-columns-spanned="8" table:number-rows-spanned="1">
            <text:p>present</text:p>
          </table:table-cell>
          <table:covered-table-cell table:number-columns-repeated="7" table:style-name="ce292"/>
        </table:table-row>
        <table:table-row table:style-name="ro37">
          <table:table-cell table:style-name="ce293" office:value-type="string">
            <text:p>ich </text:p>
          </table:table-cell>
          <table:table-cell table:style-name="ce294" office:value-type="string">
            <text:p>muss</text:p>
          </table:table-cell>
          <table:table-cell table:style-name="ce294" office:value-type="string">
            <text:p>kann</text:p>
          </table:table-cell>
          <table:table-cell table:style-name="ce294" office:value-type="string">
            <text:p>darf</text:p>
          </table:table-cell>
          <table:table-cell table:style-name="ce294" office:value-type="string">
            <text:p>soll</text:p>
          </table:table-cell>
          <table:table-cell table:style-name="ce294" office:value-type="string">
            <text:p>will</text:p>
          </table:table-cell>
          <table:table-cell table:style-name="ce294" office:value-type="string">
            <text:p>mag</text:p>
          </table:table-cell>
          <table:table-cell table:style-name="ce294" office:value-type="string">
            <text:p>möchte</text:p>
          </table:table-cell>
        </table:table-row>
        <table:table-row table:style-name="ro37">
          <table:table-cell table:style-name="ce293" office:value-type="string">
            <text:p>du </text:p>
          </table:table-cell>
          <table:table-cell table:style-name="ce294" office:value-type="string">
            <text:p>musst</text:p>
          </table:table-cell>
          <table:table-cell table:style-name="ce294" office:value-type="string">
            <text:p>kannst</text:p>
          </table:table-cell>
          <table:table-cell table:style-name="ce294" office:value-type="string">
            <text:p>darfst</text:p>
          </table:table-cell>
          <table:table-cell table:style-name="ce294" office:value-type="string">
            <text:p>sollst</text:p>
          </table:table-cell>
          <table:table-cell table:style-name="ce294" office:value-type="string">
            <text:p>willst</text:p>
          </table:table-cell>
          <table:table-cell table:style-name="ce294" office:value-type="string">
            <text:p>magst</text:p>
          </table:table-cell>
          <table:table-cell table:style-name="ce294" office:value-type="string">
            <text:p>möchtest</text:p>
          </table:table-cell>
        </table:table-row>
        <table:table-row table:style-name="ro37">
          <table:table-cell table:style-name="ce293" office:value-type="string">
            <text:p>er/sie/es/man </text:p>
          </table:table-cell>
          <table:table-cell table:style-name="ce294" office:value-type="string">
            <text:p>muss</text:p>
          </table:table-cell>
          <table:table-cell table:style-name="ce294" office:value-type="string">
            <text:p>kann</text:p>
          </table:table-cell>
          <table:table-cell table:style-name="ce294" office:value-type="string">
            <text:p>darf</text:p>
          </table:table-cell>
          <table:table-cell table:style-name="ce294" office:value-type="string">
            <text:p>soll</text:p>
          </table:table-cell>
          <table:table-cell table:style-name="ce294" office:value-type="string">
            <text:p>will</text:p>
          </table:table-cell>
          <table:table-cell table:style-name="ce294" office:value-type="string">
            <text:p>mag</text:p>
          </table:table-cell>
          <table:table-cell table:style-name="ce294" office:value-type="string">
            <text:p>möchte</text:p>
          </table:table-cell>
        </table:table-row>
        <table:table-row table:style-name="ro37">
          <table:table-cell table:style-name="ce293" office:value-type="string">
            <text:p>wir </text:p>
          </table:table-cell>
          <table:table-cell table:style-name="ce294" office:value-type="string">
            <text:p>müssen</text:p>
          </table:table-cell>
          <table:table-cell table:style-name="ce294" office:value-type="string">
            <text:p>können</text:p>
          </table:table-cell>
          <table:table-cell table:style-name="ce294" office:value-type="string">
            <text:p>dürfen</text:p>
          </table:table-cell>
          <table:table-cell table:style-name="ce294" office:value-type="string">
            <text:p>sollen</text:p>
          </table:table-cell>
          <table:table-cell table:style-name="ce294" office:value-type="string">
            <text:p>wollen</text:p>
          </table:table-cell>
          <table:table-cell table:style-name="ce294" office:value-type="string">
            <text:p>mögen</text:p>
          </table:table-cell>
          <table:table-cell table:style-name="ce294" office:value-type="string">
            <text:p>möchten</text:p>
          </table:table-cell>
        </table:table-row>
        <table:table-row table:style-name="ro37">
          <table:table-cell table:style-name="ce293" office:value-type="string">
            <text:p>ihr </text:p>
          </table:table-cell>
          <table:table-cell table:style-name="ce294" office:value-type="string">
            <text:p>müsst</text:p>
          </table:table-cell>
          <table:table-cell table:style-name="ce294" office:value-type="string">
            <text:p>könnt</text:p>
          </table:table-cell>
          <table:table-cell table:style-name="ce294" office:value-type="string">
            <text:p>dürft</text:p>
          </table:table-cell>
          <table:table-cell table:style-name="ce294" office:value-type="string">
            <text:p>sollt</text:p>
          </table:table-cell>
          <table:table-cell table:style-name="ce294" office:value-type="string">
            <text:p>wollt</text:p>
          </table:table-cell>
          <table:table-cell table:style-name="ce294" office:value-type="string">
            <text:p>mögt</text:p>
          </table:table-cell>
          <table:table-cell table:style-name="ce294" office:value-type="string">
            <text:p>möchtet</text:p>
          </table:table-cell>
        </table:table-row>
        <table:table-row table:style-name="ro37">
          <table:table-cell table:style-name="ce293" office:value-type="string">
            <text:p>sie/Sie </text:p>
          </table:table-cell>
          <table:table-cell table:style-name="ce294" office:value-type="string">
            <text:p>müssen</text:p>
          </table:table-cell>
          <table:table-cell table:style-name="ce294" office:value-type="string">
            <text:p>können</text:p>
          </table:table-cell>
          <table:table-cell table:style-name="ce294" office:value-type="string">
            <text:p>dürfen</text:p>
          </table:table-cell>
          <table:table-cell table:style-name="ce294" office:value-type="string">
            <text:p>sollen</text:p>
          </table:table-cell>
          <table:table-cell table:style-name="ce294" office:value-type="string">
            <text:p>wollen</text:p>
          </table:table-cell>
          <table:table-cell table:style-name="ce294" office:value-type="string">
            <text:p>mögen</text:p>
          </table:table-cell>
          <table:table-cell table:style-name="ce294" office:value-type="string">
            <text:p>möchten</text:p>
          </table:table-cell>
        </table:table-row>
        <table:table-row table:style-name="ro50">
          <table:table-cell table:style-name="ce292" office:value-type="string" table:number-columns-spanned="8" table:number-rows-spanned="1">
            <text:p>simple past</text:p>
          </table:table-cell>
          <table:covered-table-cell table:number-columns-repeated="7" table:style-name="ce292"/>
        </table:table-row>
        <table:table-row table:style-name="ro37">
          <table:table-cell table:style-name="ce293" office:value-type="string">
            <text:p>ich </text:p>
          </table:table-cell>
          <table:table-cell table:style-name="ce294" office:value-type="string">
            <text:p>musste</text:p>
          </table:table-cell>
          <table:table-cell table:style-name="ce294" office:value-type="string">
            <text:p>konnte</text:p>
          </table:table-cell>
          <table:table-cell table:style-name="ce294" office:value-type="string">
            <text:p>durfte</text:p>
          </table:table-cell>
          <table:table-cell table:style-name="ce294" office:value-type="string">
            <text:p>sollte</text:p>
          </table:table-cell>
          <table:table-cell table:style-name="ce294" office:value-type="string">
            <text:p>wollte</text:p>
          </table:table-cell>
          <table:table-cell table:style-name="ce294" office:value-type="string">
            <text:p>mochte</text:p>
          </table:table-cell>
          <table:table-cell table:style-name="ce294" office:value-type="string">
            <text:p>wollte</text:p>
          </table:table-cell>
        </table:table-row>
        <table:table-row table:style-name="ro37">
          <table:table-cell table:style-name="ce293" office:value-type="string">
            <text:p>du </text:p>
          </table:table-cell>
          <table:table-cell table:style-name="ce294" office:value-type="string">
            <text:p>musstest</text:p>
          </table:table-cell>
          <table:table-cell table:style-name="ce294" office:value-type="string">
            <text:p>konntest</text:p>
          </table:table-cell>
          <table:table-cell table:style-name="ce294" office:value-type="string">
            <text:p>durftest</text:p>
          </table:table-cell>
          <table:table-cell table:style-name="ce294" office:value-type="string">
            <text:p>solltest</text:p>
          </table:table-cell>
          <table:table-cell table:style-name="ce294" office:value-type="string">
            <text:p>wolltest</text:p>
          </table:table-cell>
          <table:table-cell table:style-name="ce294" office:value-type="string">
            <text:p>mochtest</text:p>
          </table:table-cell>
          <table:table-cell table:style-name="ce294" office:value-type="string">
            <text:p>wolltest</text:p>
          </table:table-cell>
        </table:table-row>
        <table:table-row table:style-name="ro37">
          <table:table-cell table:style-name="ce293" office:value-type="string">
            <text:p>er/sie/es/man </text:p>
          </table:table-cell>
          <table:table-cell table:style-name="ce294" office:value-type="string">
            <text:p>musste</text:p>
          </table:table-cell>
          <table:table-cell table:style-name="ce294" office:value-type="string">
            <text:p>konnte</text:p>
          </table:table-cell>
          <table:table-cell table:style-name="ce294" office:value-type="string">
            <text:p>durfte</text:p>
          </table:table-cell>
          <table:table-cell table:style-name="ce294" office:value-type="string">
            <text:p>sollte</text:p>
          </table:table-cell>
          <table:table-cell table:style-name="ce294" office:value-type="string">
            <text:p>wollte</text:p>
          </table:table-cell>
          <table:table-cell table:style-name="ce294" office:value-type="string">
            <text:p>mochte</text:p>
          </table:table-cell>
          <table:table-cell table:style-name="ce294" office:value-type="string">
            <text:p>wollte</text:p>
          </table:table-cell>
        </table:table-row>
        <table:table-row table:style-name="ro37">
          <table:table-cell table:style-name="ce293" office:value-type="string">
            <text:p>wir </text:p>
          </table:table-cell>
          <table:table-cell table:style-name="ce294" office:value-type="string">
            <text:p>mussten</text:p>
          </table:table-cell>
          <table:table-cell table:style-name="ce294" office:value-type="string">
            <text:p>konnten</text:p>
          </table:table-cell>
          <table:table-cell table:style-name="ce294" office:value-type="string">
            <text:p>durften</text:p>
          </table:table-cell>
          <table:table-cell table:style-name="ce294" office:value-type="string">
            <text:p>sollten</text:p>
          </table:table-cell>
          <table:table-cell table:style-name="ce294" office:value-type="string">
            <text:p>wollten</text:p>
          </table:table-cell>
          <table:table-cell table:style-name="ce294" office:value-type="string">
            <text:p>mochten</text:p>
          </table:table-cell>
          <table:table-cell table:style-name="ce294" office:value-type="string">
            <text:p>wollten</text:p>
          </table:table-cell>
        </table:table-row>
        <table:table-row table:style-name="ro37">
          <table:table-cell table:style-name="ce293" office:value-type="string">
            <text:p>ihr </text:p>
          </table:table-cell>
          <table:table-cell table:style-name="ce294" office:value-type="string">
            <text:p>musstet</text:p>
          </table:table-cell>
          <table:table-cell table:style-name="ce294" office:value-type="string">
            <text:p>konntet</text:p>
          </table:table-cell>
          <table:table-cell table:style-name="ce294" office:value-type="string">
            <text:p>durftet</text:p>
          </table:table-cell>
          <table:table-cell table:style-name="ce294" office:value-type="string">
            <text:p>solltet</text:p>
          </table:table-cell>
          <table:table-cell table:style-name="ce294" office:value-type="string">
            <text:p>wolltet</text:p>
          </table:table-cell>
          <table:table-cell table:style-name="ce294" office:value-type="string">
            <text:p>mochtet</text:p>
          </table:table-cell>
          <table:table-cell table:style-name="ce294" office:value-type="string">
            <text:p>wolltet</text:p>
          </table:table-cell>
        </table:table-row>
        <table:table-row table:style-name="ro37">
          <table:table-cell table:style-name="ce293" office:value-type="string">
            <text:p>sie/Sie </text:p>
          </table:table-cell>
          <table:table-cell table:style-name="ce294" office:value-type="string">
            <text:p>mussten</text:p>
          </table:table-cell>
          <table:table-cell table:style-name="ce294" office:value-type="string">
            <text:p>konnten</text:p>
          </table:table-cell>
          <table:table-cell table:style-name="ce294" office:value-type="string">
            <text:p>durften</text:p>
          </table:table-cell>
          <table:table-cell table:style-name="ce294" office:value-type="string">
            <text:p>sollten</text:p>
          </table:table-cell>
          <table:table-cell table:style-name="ce294" office:value-type="string">
            <text:p>wollten</text:p>
          </table:table-cell>
          <table:table-cell table:style-name="ce294" office:value-type="string">
            <text:p>mochten</text:p>
          </table:table-cell>
          <table:table-cell table:style-name="ce294" office:value-type="string">
            <text:p>wollten</text:p>
          </table:table-cell>
        </table:table-row>
        <table:table-row table:style-name="ro50">
          <table:table-cell table:style-name="ce292" office:value-type="string" table:number-columns-spanned="8" table:number-rows-spanned="1">
            <text:p>past participle</text:p>
          </table:table-cell>
          <table:covered-table-cell table:number-columns-repeated="7" table:style-name="ce292"/>
        </table:table-row>
        <table:table-row table:style-name="ro37">
          <table:table-cell table:style-name="ce294"/>
          <table:table-cell table:style-name="ce294" office:value-type="string">
            <text:p>gemusst</text:p>
          </table:table-cell>
          <table:table-cell table:style-name="ce294" office:value-type="string">
            <text:p>gekonnt</text:p>
          </table:table-cell>
          <table:table-cell table:style-name="ce294" office:value-type="string">
            <text:p>gedurft</text:p>
          </table:table-cell>
          <table:table-cell table:style-name="ce294" office:value-type="string">
            <text:p>gesollt</text:p>
          </table:table-cell>
          <table:table-cell table:style-name="ce294" office:value-type="string">
            <text:p>gewollt</text:p>
          </table:table-cell>
          <table:table-cell table:style-name="ce294" office:value-type="string">
            <text:p>gemocht</text:p>
          </table:table-cell>
          <table:table-cell table:style-name="ce294" office:value-type="string">
            <text:p>gewollt</text:p>
          </table:table-cell>
        </table:table-row>
        <table:table-row table:style-name="ro50">
          <table:table-cell table:style-name="ce292" office:value-type="string" table:number-columns-spanned="8" table:number-rows-spanned="1">
            <text:p>subjunctive II</text:p>
          </table:table-cell>
          <table:covered-table-cell table:number-columns-repeated="7" table:style-name="ce292"/>
        </table:table-row>
        <table:table-row table:style-name="ro37">
          <table:table-cell table:style-name="ce294"/>
          <table:table-cell table:style-name="ce294" office:value-type="string">
            <text:p>müsste</text:p>
          </table:table-cell>
          <table:table-cell table:style-name="ce294" office:value-type="string">
            <text:p>könnte</text:p>
          </table:table-cell>
          <table:table-cell table:style-name="ce294" office:value-type="string">
            <text:p>dürfte</text:p>
          </table:table-cell>
          <table:table-cell table:style-name="ce294" office:value-type="string">
            <text:p>sollte</text:p>
          </table:table-cell>
          <table:table-cell table:style-name="ce294" office:value-type="string">
            <text:p>wollte</text:p>
          </table:table-cell>
          <table:table-cell table:style-name="ce294" office:value-type="string">
            <text:p>möchte</text:p>
          </table:table-cell>
          <table:table-cell table:style-name="ce167"/>
        </table:table-row>
        <table:table-row table:style-name="ro38">
          <table:table-cell table:style-name="ce153" office:value-type="string">
            <text:p>* mögen is usually used without a full verb nowadays – ich mag dich</text:p>
          </table:table-cell>
          <table:table-cell table:number-columns-repeated="7"/>
        </table:table-row>
        <table:table-row table:style-name="ro79">
          <table:table-cell table:style-name="ce153" office:value-type="string">
            <text:p>** möchten is in fact the subjunctive form of mögen, but nowadays it is used in the present tense as a separate modal verb (for past tenses, we use wollen).</text:p>
          </table:table-cell>
          <table:table-cell table:number-columns-repeated="7"/>
        </table:table-row>
        <table:table-row table:style-name="ro28" table:number-rows-repeated="2">
          <table:table-cell table:number-columns-repeated="8"/>
        </table:table-row>
        <table:table-row table:style-name="ro38">
          <table:table-cell table:style-name="ce153" office:value-type="string">
            <text:p>Die größte Macht hat das richtige Wort zur richtigen Zeit. (Mark Twain) </text:p>
          </table:table-cell>
          <table:table-cell table:number-columns-repeated="7"/>
        </table:table-row>
        <table:table-row table:style-name="ro37">
          <table:table-cell table:style-name="ce295"/>
          <table:table-cell table:style-name="ce157" office:value-type="string">
            <text:p>maskulin</text:p>
          </table:table-cell>
          <table:table-cell table:style-name="ce157" office:value-type="string">
            <text:p>feminin</text:p>
          </table:table-cell>
          <table:table-cell table:style-name="ce157" office:value-type="string">
            <text:p>neutrum</text:p>
          </table:table-cell>
          <table:table-cell table:style-name="ce157" office:value-type="string">
            <text:p>Plural</text:p>
          </table:table-cell>
          <table:table-cell table:number-columns-repeated="3"/>
        </table:table-row>
        <table:table-row table:style-name="ro37">
          <table:table-cell table:style-name="ce157" office:value-type="string">
            <text:p>Nom.</text:p>
          </table:table-cell>
          <table:table-cell table:style-name="ce153" office:value-type="string">
            <text:p>der alte Mann</text:p>
          </table:table-cell>
          <table:table-cell table:style-name="ce153" office:value-type="string">
            <text:p>die alte Frau</text:p>
          </table:table-cell>
          <table:table-cell table:style-name="ce153" office:value-type="string">
            <text:p>das alte Buch</text:p>
          </table:table-cell>
          <table:table-cell table:style-name="ce153" office:value-type="string">
            <text:p>die alten Bücher</text:p>
          </table:table-cell>
          <table:table-cell table:number-columns-repeated="3"/>
        </table:table-row>
        <table:table-row table:style-name="ro38">
          <table:table-cell table:style-name="ce157" office:value-type="string">
            <text:p>Gen.</text:p>
          </table:table-cell>
          <table:table-cell table:style-name="ce153" office:value-type="string">
            <text:p>des alten Mannes</text:p>
          </table:table-cell>
          <table:table-cell table:style-name="ce153" office:value-type="string">
            <text:p>der alten Frau</text:p>
          </table:table-cell>
          <table:table-cell table:style-name="ce153" office:value-type="string">
            <text:p>des alten Buches</text:p>
          </table:table-cell>
          <table:table-cell table:style-name="ce153" office:value-type="string">
            <text:p>der alten Bücher</text:p>
          </table:table-cell>
          <table:table-cell table:number-columns-repeated="3"/>
        </table:table-row>
        <table:table-row table:style-name="ro38">
          <table:table-cell table:style-name="ce157" office:value-type="string">
            <text:p>Dat.</text:p>
          </table:table-cell>
          <table:table-cell table:style-name="ce153" office:value-type="string">
            <text:p>dem alten Mann</text:p>
          </table:table-cell>
          <table:table-cell table:style-name="ce153" office:value-type="string">
            <text:p>der alten Frau</text:p>
          </table:table-cell>
          <table:table-cell table:style-name="ce153" office:value-type="string">
            <text:p>dem alten Buch</text:p>
          </table:table-cell>
          <table:table-cell table:style-name="ce153" office:value-type="string">
            <text:p>den alten Büchern</text:p>
          </table:table-cell>
          <table:table-cell table:number-columns-repeated="3"/>
        </table:table-row>
        <table:table-row table:style-name="ro37">
          <table:table-cell table:style-name="ce157" office:value-type="string">
            <text:p>Akk.</text:p>
          </table:table-cell>
          <table:table-cell table:style-name="ce153" office:value-type="string">
            <text:p>den alten Mann</text:p>
          </table:table-cell>
          <table:table-cell table:style-name="ce153" office:value-type="string">
            <text:p>die alte Frau</text:p>
          </table:table-cell>
          <table:table-cell table:style-name="ce153" office:value-type="string">
            <text:p>das alte Buch</text:p>
          </table:table-cell>
          <table:table-cell table:style-name="ce153" office:value-type="string">
            <text:p>die alten Bücher</text:p>
          </table:table-cell>
          <table:table-cell table:number-columns-repeated="3"/>
        </table:table-row>
        <table:table-row table:style-name="ro28">
          <table:table-cell table:number-columns-repeated="8"/>
        </table:table-row>
        <table:table-row table:style-name="ro33">
          <table:table-cell table:style-name="ce153" office:value-type="string">
            <text:p>Es gibt keinen anderen Teufel, als den wir in unserem eigenen Herzen haben. (Hans Christian Andersen) </text:p>
          </table:table-cell>
          <table:table-cell table:number-columns-repeated="7"/>
        </table:table-row>
        <table:table-row table:style-name="ro38">
          <table:table-cell table:style-name="ce153" office:value-type="string">
            <text:p>Auch bei dieser Deklination endet das Adjektiv meist auf en. </text:p>
          </table:table-cell>
          <table:table-cell table:number-columns-repeated="7"/>
        </table:table-row>
        <table:table-row table:style-name="ro37">
          <table:table-cell table:style-name="ce295"/>
          <table:table-cell table:style-name="ce157" office:value-type="string">
            <text:p>maskulin</text:p>
          </table:table-cell>
          <table:table-cell table:style-name="ce157" office:value-type="string">
            <text:p>feminin</text:p>
          </table:table-cell>
          <table:table-cell table:style-name="ce157" office:value-type="string">
            <text:p>neutrum</text:p>
          </table:table-cell>
          <table:table-cell table:style-name="ce157" office:value-type="string">
            <text:p>Plural</text:p>
          </table:table-cell>
          <table:table-cell table:number-columns-repeated="3"/>
        </table:table-row>
        <table:table-row table:style-name="ro38">
          <table:table-cell table:style-name="ce157" office:value-type="string">
            <text:p>Nom.</text:p>
          </table:table-cell>
          <table:table-cell table:style-name="ce153" office:value-type="string">
            <text:p>mein alter Hut</text:p>
          </table:table-cell>
          <table:table-cell table:style-name="ce153" office:value-type="string">
            <text:p>meine alte Kiste</text:p>
          </table:table-cell>
          <table:table-cell table:style-name="ce153" office:value-type="string">
            <text:p>mein altes Buch</text:p>
          </table:table-cell>
          <table:table-cell table:style-name="ce153" office:value-type="string">
            <text:p>meine alten Bücher</text:p>
          </table:table-cell>
          <table:table-cell table:number-columns-repeated="3"/>
        </table:table-row>
        <table:table-row table:style-name="ro38">
          <table:table-cell table:style-name="ce157" office:value-type="string">
            <text:p>Gen.</text:p>
          </table:table-cell>
          <table:table-cell table:style-name="ce153" office:value-type="string">
            <text:p>meines alten Hutes</text:p>
          </table:table-cell>
          <table:table-cell table:style-name="ce153" office:value-type="string">
            <text:p>meiner alten Kiste</text:p>
          </table:table-cell>
          <table:table-cell table:style-name="ce153" office:value-type="string">
            <text:p>meines alten Buches</text:p>
          </table:table-cell>
          <table:table-cell table:style-name="ce153" office:value-type="string">
            <text:p>meiner alten Bücher </text:p>
          </table:table-cell>
          <table:table-cell table:number-columns-repeated="3"/>
        </table:table-row>
        <table:table-row table:style-name="ro38">
          <table:table-cell table:style-name="ce157" office:value-type="string">
            <text:p>Dat.</text:p>
          </table:table-cell>
          <table:table-cell table:style-name="ce153" office:value-type="string">
            <text:p>meinem alten Hut</text:p>
          </table:table-cell>
          <table:table-cell table:style-name="ce153" office:value-type="string">
            <text:p>meiner alten Kiste</text:p>
          </table:table-cell>
          <table:table-cell table:style-name="ce153" office:value-type="string">
            <text:p>meinem alten Buch</text:p>
          </table:table-cell>
          <table:table-cell table:style-name="ce153" office:value-type="string">
            <text:p>meinen alten Büchern </text:p>
          </table:table-cell>
          <table:table-cell table:number-columns-repeated="3"/>
        </table:table-row>
        <table:table-row table:style-name="ro38">
          <table:table-cell table:style-name="ce157" office:value-type="string">
            <text:p>Akk.</text:p>
          </table:table-cell>
          <table:table-cell table:style-name="ce153" office:value-type="string">
            <text:p>meinen alten Hut</text:p>
          </table:table-cell>
          <table:table-cell table:style-name="ce153" office:value-type="string">
            <text:p>meine alte Kiste</text:p>
          </table:table-cell>
          <table:table-cell table:style-name="ce153" office:value-type="string">
            <text:p>mein altes Buch</text:p>
          </table:table-cell>
          <table:table-cell table:style-name="ce153" office:value-type="string">
            <text:p>meine alten Bücher</text:p>
          </table:table-cell>
          <table:table-cell table:number-columns-repeated="3"/>
        </table:table-row>
        <table:table-row table:style-name="ro28" table:number-rows-repeated="2">
          <table:table-cell table:number-columns-repeated="8"/>
        </table:table-row>
        <table:table-row table:style-name="ro37">
          <table:table-cell table:style-name="ce295"/>
          <table:table-cell table:style-name="ce157" office:value-type="string">
            <text:p>maskulin</text:p>
          </table:table-cell>
          <table:table-cell table:style-name="ce157" office:value-type="string">
            <text:p>feminin</text:p>
          </table:table-cell>
          <table:table-cell table:style-name="ce157" office:value-type="string">
            <text:p>neutrum</text:p>
          </table:table-cell>
          <table:table-cell table:style-name="ce157" office:value-type="string">
            <text:p>Plural</text:p>
          </table:table-cell>
          <table:table-cell table:number-columns-repeated="3"/>
        </table:table-row>
        <table:table-row table:style-name="ro37">
          <table:table-cell table:style-name="ce157" office:value-type="string">
            <text:p>Nom.</text:p>
          </table:table-cell>
          <table:table-cell table:style-name="ce153" office:value-type="string">
            <text:p>alter Hut</text:p>
          </table:table-cell>
          <table:table-cell table:style-name="ce153" office:value-type="string">
            <text:p>alte Kiste</text:p>
          </table:table-cell>
          <table:table-cell table:style-name="ce153" office:value-type="string">
            <text:p>altes Buch</text:p>
          </table:table-cell>
          <table:table-cell table:style-name="ce153" office:value-type="string">
            <text:p>alte Bücher</text:p>
          </table:table-cell>
          <table:table-cell table:number-columns-repeated="3"/>
        </table:table-row>
        <table:table-row table:style-name="ro37">
          <table:table-cell table:style-name="ce157" office:value-type="string">
            <text:p>Gen.</text:p>
          </table:table-cell>
          <table:table-cell table:style-name="ce153" office:value-type="string">
            <text:p>alten Hutes</text:p>
          </table:table-cell>
          <table:table-cell table:style-name="ce153" office:value-type="string">
            <text:p>alter Kiste</text:p>
          </table:table-cell>
          <table:table-cell table:style-name="ce153" office:value-type="string">
            <text:p>alten Buches</text:p>
          </table:table-cell>
          <table:table-cell table:style-name="ce153" office:value-type="string">
            <text:p>alter Bücher</text:p>
          </table:table-cell>
          <table:table-cell table:number-columns-repeated="3"/>
        </table:table-row>
        <table:table-row table:style-name="ro37">
          <table:table-cell table:style-name="ce157" office:value-type="string">
            <text:p>Dat.</text:p>
          </table:table-cell>
          <table:table-cell table:style-name="ce153" office:value-type="string">
            <text:p>altem Hut</text:p>
          </table:table-cell>
          <table:table-cell table:style-name="ce153" office:value-type="string">
            <text:p>alter Kiste</text:p>
          </table:table-cell>
          <table:table-cell table:style-name="ce153" office:value-type="string">
            <text:p>altem Buch</text:p>
          </table:table-cell>
          <table:table-cell table:style-name="ce153" office:value-type="string">
            <text:p>alten Büchern</text:p>
          </table:table-cell>
          <table:table-cell table:number-columns-repeated="3"/>
        </table:table-row>
        <table:table-row table:style-name="ro37">
          <table:table-cell table:style-name="ce157" office:value-type="string">
            <text:p>Akk.</text:p>
          </table:table-cell>
          <table:table-cell table:style-name="ce153" office:value-type="string">
            <text:p>alten Hut</text:p>
          </table:table-cell>
          <table:table-cell table:style-name="ce153" office:value-type="string">
            <text:p>alte Kiste</text:p>
          </table:table-cell>
          <table:table-cell table:style-name="ce153" office:value-type="string">
            <text:p>altes Buch</text:p>
          </table:table-cell>
          <table:table-cell table:style-name="ce153" office:value-type="string">
            <text:p>alte Bücher</text:p>
          </table:table-cell>
          <table:table-cell table:number-columns-repeated="3"/>
        </table:table-row>
        <table:table-row table:style-name="ro28" table:number-rows-repeated="3">
          <table:table-cell table:number-columns-repeated="8"/>
        </table:table-row>
        <table:table-row table:style-name="ro38">
          <table:table-cell table:style-name="ce153" office:value-type="string">
            <text:p>Köche kochen, <text:span text:style-name="T6">damit</text:span><text:span text:style-name="T7"> es </text:span><text:span text:style-name="T7">Essen für die Familien gibt. </text:span></text:p>
          </table:table-cell>
          <table:table-cell office:value-type="string">
            <text:p>Cooks are cooking so that there is food for the families.</text:p>
          </table:table-cell>
          <table:table-cell table:number-columns-repeated="6"/>
        </table:table-row>
        <table:table-row table:style-name="ro38">
          <table:table-cell table:style-name="ce157" office:value-type="string">
            <text:p>Deshalb<text:span text:style-name="T7"> setze ich mich zum </text:span><text:span text:style-name="T7">Arbeiten mit </text:span></text:p>
            <text:p><text:span text:style-name="T7">Meinem Laptop einfach in </text:span><text:span text:style-name="T7">die Konferenzräume.</text:span></text:p>
          </table:table-cell>
          <table:table-cell table:style-name="ce153" office:value-type="string">
            <text:p>That's why I simply sit in the conference rooms </text:p>
            <text:p>To work with my laptop</text:p>
          </table:table-cell>
          <table:table-cell table:number-columns-repeated="6"/>
        </table:table-row>
        <table:table-row table:style-name="ro28">
          <table:table-cell table:number-columns-repeated="8"/>
        </table:table-row>
        <table:table-row table:style-name="ro79">
          <table:table-cell table:style-name="ce153" office:value-type="string">
            <text:p>Ich <text:span text:style-name="T6">antworte</text:span><text:span text:style-name="T7"> auf Deinen </text:span><text:span text:style-name="T7">Brief (I </text:span><text:span text:style-name="T6">reply</text:span><text:span text:style-name="T7"> to your letter)</text:span></text:p>
            <text:p><text:span text:style-name="T7">Ich </text:span><text:span text:style-name="T6">beantworte</text:span><text:span text:style-name="T7"> Deine Frage </text:span><text:span text:style-name="T7">(I </text:span><text:span text:style-name="T6">answer</text:span><text:span text:style-name="T7"> your question)</text:span></text:p>
          </table:table-cell>
          <table:table-cell table:number-columns-repeated="7"/>
        </table:table-row>
        <table:table-row table:style-name="ro28" table:number-rows-repeated="3">
          <table:table-cell table:number-columns-repeated="8"/>
        </table:table-row>
        <table:table-row table:style-name="ro37">
          <table:table-cell table:style-name="ce296" office:value-type="string">
            <text:p>Dates in German</text:p>
          </table:table-cell>
          <table:table-cell table:number-columns-repeated="7"/>
        </table:table-row>
        <table:table-row table:style-name="ro37">
          <table:table-cell table:style-name="ce153" office:value-type="string">
            <text:p>(I’m flying off in January </text:p>
          </table:table-cell>
          <table:table-cell table:style-name="ce295" office:value-type="string">
            <text:p>Ich fliege im Januar ab.</text:p>
          </table:table-cell>
          <table:table-cell table:number-columns-repeated="6"/>
        </table:table-row>
        <table:table-row table:style-name="ro37">
          <table:table-cell table:style-name="ce153" office:value-type="string">
            <text:p>(I’m flying back in February. </text:p>
          </table:table-cell>
          <table:table-cell table:style-name="ce153" office:value-type="string">
            <text:p>Ich fliege im Februar zurück </text:p>
          </table:table-cell>
          <table:table-cell table:number-columns-repeated="6"/>
        </table:table-row>
        <table:table-row table:style-name="ro37">
          <table:table-cell table:style-name="ce153" office:value-type="string">
            <text:p>In March, I’ll be home. </text:p>
          </table:table-cell>
          <table:table-cell table:style-name="ce153" office:value-type="string">
            <text:p>Im März werde ich zu Hause sein </text:p>
          </table:table-cell>
          <table:table-cell table:number-columns-repeated="6"/>
        </table:table-row>
        <table:table-row table:style-name="ro37">
          <table:table-cell table:style-name="ce153" office:value-type="string">
            <text:p>(in the beginnig of January </text:p>
          </table:table-cell>
          <table:table-cell table:style-name="ce153" office:value-type="string">
            <text:p>Anfang Januar </text:p>
          </table:table-cell>
          <table:table-cell table:number-columns-repeated="6"/>
        </table:table-row>
        <table:table-row table:style-name="ro37">
          <table:table-cell table:style-name="ce153" office:value-type="string">
            <text:p>(in the middle of February </text:p>
          </table:table-cell>
          <table:table-cell table:style-name="ce153" office:value-type="string">
            <text:p>Mitte Februar </text:p>
          </table:table-cell>
          <table:table-cell table:number-columns-repeated="6"/>
        </table:table-row>
        <table:table-row table:style-name="ro37">
          <table:table-cell table:style-name="ce153" office:value-type="string">
            <text:p>at the end of March </text:p>
          </table:table-cell>
          <table:table-cell table:style-name="ce153" office:value-type="string">
            <text:p>Ende März </text:p>
          </table:table-cell>
          <table:table-cell table:number-columns-repeated="6"/>
        </table:table-row>
        <table:table-row table:style-name="ro37">
          <table:table-cell table:style-name="ce153" office:value-type="string">
            <text:p>(In the beginning of April we’ll fly to Berlin </text:p>
          </table:table-cell>
          <table:table-cell table:style-name="ce153" office:value-type="string">
            <text:p>Anfang April fliegen wir nach Berlin. </text:p>
          </table:table-cell>
          <table:table-cell table:number-columns-repeated="6"/>
        </table:table-row>
        <table:table-row table:style-name="ro37">
          <table:table-cell table:style-name="ce153" office:value-type="string">
            <text:p>(I’ll go traveling at the end of May </text:p>
          </table:table-cell>
          <table:table-cell table:style-name="ce153" office:value-type="string">
            <text:p>Ich werde Ende Mai verreisen </text:p>
          </table:table-cell>
          <table:table-cell table:number-columns-repeated="6"/>
        </table:table-row>
        <table:table-row table:style-name="ro38">
          <table:table-cell table:style-name="ce153" office:value-type="string">
            <text:p>(Mr. Behr will go on a skiing trip in the middle of February. </text:p>
          </table:table-cell>
          <table:table-cell table:style-name="ce153" office:value-type="string">
            <text:p>Herr Behr wird Mitte Februar in Skiurlaub fahren </text:p>
          </table:table-cell>
          <table:table-cell table:number-columns-repeated="6"/>
        </table:table-row>
        <table:table-row table:style-name="ro37">
          <table:table-cell table:style-name="ce153" office:value-type="string">
            <text:p>1. Januar 2000 </text:p>
          </table:table-cell>
          <table:table-cell table:style-name="ce153" office:value-type="string">
            <text:p>erster Januar Zweitausend </text:p>
          </table:table-cell>
          <table:table-cell table:number-columns-repeated="6"/>
        </table:table-row>
        <table:table-row table:style-name="ro37">
          <table:table-cell table:style-name="ce153" office:value-type="string">
            <text:p>10. Juni 1999 </text:p>
          </table:table-cell>
          <table:table-cell table:style-name="ce153" office:value-type="string">
            <text:p>zehnter Juni Neunzehnhundertneunundneunzig </text:p>
          </table:table-cell>
          <table:table-cell table:number-columns-repeated="6"/>
        </table:table-row>
        <table:table-row table:style-name="ro37">
          <table:table-cell table:style-name="ce297" office:value-type="date" office:date-value="2000-01-01">
            <text:p>01/01/00</text:p>
          </table:table-cell>
          <table:table-cell table:style-name="ce153" office:value-type="string">
            <text:p>erster erster Zweitausend </text:p>
          </table:table-cell>
          <table:table-cell table:number-columns-repeated="6"/>
        </table:table-row>
        <table:table-row table:style-name="ro37">
          <table:table-cell table:style-name="ce153" office:value-type="string">
            <text:p>(What’s today’s date? </text:p>
          </table:table-cell>
          <table:table-cell table:style-name="ce153" office:value-type="string">
            <text:p>Den Wievielten haben wir heute? </text:p>
          </table:table-cell>
          <table:table-cell table:number-columns-repeated="6"/>
        </table:table-row>
        <table:table-row table:style-name="ro37">
          <table:table-cell table:style-name="ce153" office:value-type="string">
            <text:p>(Today we have the . . </text:p>
          </table:table-cell>
          <table:table-cell table:style-name="ce153" office:value-type="string">
            <text:p>Heute haben wir den </text:p>
          </table:table-cell>
          <table:table-cell table:number-columns-repeated="6"/>
        </table:table-row>
        <table:table-row table:style-name="ro37">
          <table:table-cell table:style-name="ce153" office:value-type="string">
            <text:p>Today is the </text:p>
          </table:table-cell>
          <table:table-cell table:style-name="ce153" office:value-type="string">
            <text:p>Heute ist der </text:p>
          </table:table-cell>
          <table:table-cell table:number-columns-repeated="6"/>
        </table:table-row>
        <table:table-row table:style-name="ro38">
          <table:table-cell table:style-name="ce153" office:value-type="string">
            <text:p>(In the year 2000, Mr. Diebold is going to the United States. </text:p>
          </table:table-cell>
          <table:table-cell table:style-name="ce153" office:value-type="string">
            <text:p>Im Jahr 2000 fährt Herr Diebold in die USA </text:p>
          </table:table-cell>
          <table:table-cell table:number-columns-repeated="6"/>
        </table:table-row>
        <table:table-row table:style-name="ro37">
          <table:table-cell table:style-name="ce153" office:value-type="string">
            <text:p>In 1999 he was in Canada </text:p>
          </table:table-cell>
          <table:table-cell table:style-name="ce153" office:value-type="string">
            <text:p>1999 war er in Kanada </text:p>
          </table:table-cell>
          <table:table-cell table:number-columns-repeated="6"/>
        </table:table-row>
        <table:table-row table:style-name="ro37">
          <table:table-cell table:style-name="ce157" office:value-type="string">
            <text:p>Erst im Oktober<text:span text:style-name="T7"> war eine </text:span><text:span text:style-name="T7">Lion-Air-Maschine</text:span></text:p>
          </table:table-cell>
          <table:table-cell table:number-columns-repeated="7"/>
        </table:table-row>
        <table:table-row table:style-name="ro37">
          <table:table-cell table:style-name="ce157" office:value-type="string">
            <text:p>Im Erste Mai</text:p>
          </table:table-cell>
          <table:table-cell table:number-columns-repeated="7"/>
        </table:table-row>
        <table:table-row table:style-name="ro37">
          <table:table-cell table:style-name="ce153" office:value-type="string">
            <text:p>Am 9. März 2019 </text:p>
          </table:table-cell>
          <table:table-cell table:number-columns-repeated="7"/>
        </table:table-row>
        <table:table-row table:style-name="ro37">
          <table:table-cell table:style-name="ce157" office:value-type="string">
            <text:p>Am 10. März <text:span text:style-name="T7">war eine 737 </text:span><text:span text:style-name="T7">Max</text:span></text:p>
          </table:table-cell>
          <table:table-cell table:number-columns-repeated="7"/>
        </table:table-row>
        <table:table-row table:style-name="ro37">
          <table:table-cell table:style-name="ce154" office:value-type="string">
            <text:p>Bereits <text:span text:style-name="T6">am 26. Februar</text:span><text:span text:style-name="T7"> </text:span><text:span text:style-name="T7">wandten</text:span></text:p>
          </table:table-cell>
          <table:table-cell table:number-columns-repeated="7"/>
        </table:table-row>
        <table:table-row table:style-name="ro28" table:number-rows-repeated="3">
          <table:table-cell table:number-columns-repeated="8"/>
        </table:table-row>
        <table:table-row table:style-name="ro37">
          <table:table-cell table:style-name="ce298" office:value-type="string">
            <text:p>Adjectives</text:p>
          </table:table-cell>
          <table:table-cell table:number-columns-repeated="7"/>
        </table:table-row>
        <table:table-row table:style-name="ro37">
          <table:table-cell table:style-name="ce153" office:value-type="string">
            <text:p>Tomorrow is my last day. </text:p>
          </table:table-cell>
          <table:table-cell office:value-type="string">
            <text:p>Morgen ist mein letzter Tag</text:p>
          </table:table-cell>
          <table:table-cell table:number-columns-repeated="6"/>
        </table:table-row>
        <table:table-row table:style-name="ro37">
          <table:table-cell table:style-name="ce153" office:value-type="string">
            <text:p>The entire sky is black. </text:p>
          </table:table-cell>
          <table:table-cell office:value-type="string">
            <text:p>Der gesamte Himmel ist schwarz</text:p>
          </table:table-cell>
          <table:table-cell table:number-columns-repeated="6"/>
        </table:table-row>
        <table:table-row table:style-name="ro37">
          <table:table-cell table:style-name="ce153" office:value-type="string">
            <text:p>That is not a suitable answer. </text:p>
          </table:table-cell>
          <table:table-cell office:value-type="string">
            <text:p>Das ist keine passende Antwort</text:p>
          </table:table-cell>
          <table:table-cell table:number-columns-repeated="6"/>
        </table:table-row>
        <table:table-row table:style-name="ro37">
          <table:table-cell table:style-name="ce153" office:value-type="string">
            <text:p>The biggest cup is for you. </text:p>
          </table:table-cell>
          <table:table-cell office:value-type="string">
            <text:p>Die größte Tasse ist für Sie</text:p>
          </table:table-cell>
          <table:table-cell table:number-columns-repeated="6"/>
        </table:table-row>
        <table:table-row table:style-name="ro37">
          <table:table-cell table:style-name="ce153" office:value-type="string">
            <text:p>Our teenage daughter has a boyfriend. </text:p>
          </table:table-cell>
          <table:table-cell office:value-type="string">
            <text:p>Unsere jugendliche Tochter hat einen Freund</text:p>
          </table:table-cell>
          <table:table-cell table:number-columns-repeated="6"/>
        </table:table-row>
        <table:table-row table:style-name="ro38">
          <table:table-cell office:value-type="string">
            <text:p>That additional tomato is improving the dinner</text:p>
          </table:table-cell>
          <table:table-cell office:value-type="string">
            <text:p>Die zusätzliche Tomate macht das Abendessen besser</text:p>
          </table:table-cell>
          <table:table-cell table:number-columns-repeated="6"/>
        </table:table-row>
        <table:table-row table:style-name="ro28">
          <table:table-cell table:number-columns-repeated="8"/>
        </table:table-row>
        <table:table-row table:style-name="ro33">
          <table:table-cell table:style-name="ce153" office:value-type="string">
            <text:p>In German, after the subject and the first verb, time usually comes first (TeKaMoLo = 1) Temporal, 2) Kausal, 3) Modal, 4)Lokal) </text:p>
          </table:table-cell>
          <table:table-cell table:number-columns-repeated="7"/>
        </table:table-row>
        <table:table-row table:style-name="ro37">
          <table:table-cell table:style-name="ce195" office:value-type="string">
            <text:p><text:span text:style-name="T17"><text:a xlink:href="https://www.fluentu.com/blog/german/german-sentence-structure/">https://www.fluentu.com/blog/german/german-sentence-structure/</text:a></text:span></text:p>
          </table:table-cell>
          <table:table-cell table:number-columns-repeated="7"/>
        </table:table-row>
        <table:table-row table:style-name="ro33">
          <table:table-cell table:style-name="ce153" office:value-type="string">
            <text:p>Thus: Duo kauft 1) jede Woche 2) aufgrund des Flugzeug-Verschleißes 3) mit der Kreditkarte 4) am Flughafen...ein neues Flugzeug. </text:p>
          </table:table-cell>
          <table:table-cell table:number-columns-repeated="7"/>
        </table:table-row>
        <table:table-row table:style-name="ro28">
          <table:table-cell table:number-columns-repeated="8"/>
        </table:table-row>
        <table:table-row table:style-name="ro37">
          <table:table-cell table:style-name="ce275" office:value-type="string">
            <text:p>Duo buys a new plane every week</text:p>
          </table:table-cell>
          <table:table-cell table:style-name="ce304" office:value-type="string">
            <text:p>Duo kauft<text:span text:style-name="T21"> jede Woche</text:span><text:span text:style-name="T6"> ein </text:span><text:span text:style-name="T6">neues Flugzeug</text:span></text:p>
          </table:table-cell>
          <table:table-cell table:number-columns-repeated="6"/>
        </table:table-row>
        <table:table-row table:style-name="ro28">
          <table:table-cell table:number-columns-repeated="8"/>
        </table:table-row>
        <table:table-row table:style-name="ro37">
          <table:table-cell table:style-name="ce153" office:value-type="string">
            <text:p>My teacher is wearing a long skirt. </text:p>
          </table:table-cell>
          <table:table-cell office:value-type="string">
            <text:p>Meine Lehrehrin trägt einen langen Rock</text:p>
          </table:table-cell>
          <table:table-cell table:number-columns-repeated="6"/>
        </table:table-row>
        <table:table-row table:style-name="ro37">
          <table:table-cell office:value-type="string">
            <text:p>He sees a young dog</text:p>
          </table:table-cell>
          <table:table-cell office:value-type="string">
            <text:p>Er sieht einen jungen Hund</text:p>
          </table:table-cell>
          <table:table-cell table:number-columns-repeated="6"/>
        </table:table-row>
        <table:table-row table:style-name="ro37">
          <table:table-cell office:value-type="string">
            <text:p>I am looking for the responsible co-worker</text:p>
          </table:table-cell>
          <table:table-cell office:value-type="string">
            <text:p>Ich suche den zuständigen Mitarbeiter</text:p>
          </table:table-cell>
          <table:table-cell table:number-columns-repeated="6"/>
        </table:table-row>
        <table:table-row table:style-name="ro37">
          <table:table-cell table:style-name="ce153" office:value-type="string">
            <text:p>Switzerland </text:p>
          </table:table-cell>
          <table:table-cell table:style-name="ce275" office:value-type="string">
            <text:p>der<text:span text:style-name="T7"> Schweiz</text:span></text:p>
          </table:table-cell>
          <table:table-cell table:number-columns-repeated="6"/>
        </table:table-row>
        <table:table-row table:style-name="ro37">
          <table:table-cell office:value-type="string">
            <text:p>This is a recommendation of the producer</text:p>
          </table:table-cell>
          <table:table-cell office:value-type="string">
            <text:p>Dies ist eine Empfehlung des Herstellers</text:p>
          </table:table-cell>
          <table:table-cell table:number-columns-repeated="6"/>
        </table:table-row>
        <table:table-row table:style-name="ro37">
          <table:table-cell office:value-type="string">
            <text:p>He is not capable of doing it</text:p>
          </table:table-cell>
          <table:table-cell office:value-type="string">
            <text:p>Er ist nicht <text:span text:style-name="T6">in der Lage </text:span><text:span text:style-name="T7">es zu </text:span><text:span text:style-name="T7">tun</text:span></text:p>
          </table:table-cell>
          <table:table-cell table:number-columns-repeated="6"/>
        </table:table-row>
        <table:table-row table:style-name="ro37">
          <table:table-cell office:value-type="string">
            <text:p>I meditate every day</text:p>
          </table:table-cell>
          <table:table-cell office:value-type="string">
            <text:p>Ich meditiere jeden Tag</text:p>
          </table:table-cell>
          <table:table-cell table:number-columns-repeated="6"/>
        </table:table-row>
        <table:table-row table:style-name="ro37">
          <table:table-cell office:value-type="string">
            <text:p>A new love is like a new life</text:p>
          </table:table-cell>
          <table:table-cell office:value-type="string">
            <text:p>Eine neue Liebe ist wie ein neues Leben</text:p>
          </table:table-cell>
          <table:table-cell table:number-columns-repeated="6"/>
        </table:table-row>
        <table:table-row table:style-name="ro37">
          <table:table-cell office:value-type="string">
            <text:p>He is the love of her life</text:p>
          </table:table-cell>
          <table:table-cell office:value-type="string">
            <text:p>Er ist die Liebe <text:span text:style-name="T6">ihres </text:span><text:span text:style-name="T6">Lebens</text:span></text:p>
          </table:table-cell>
          <table:table-cell table:number-columns-repeated="6"/>
        </table:table-row>
        <table:table-row table:style-name="ro37">
          <table:table-cell office:value-type="string">
            <text:p>The ghosts always come at midnight </text:p>
          </table:table-cell>
          <table:table-cell table:style-name="ce275" office:value-type="string">
            <text:p>Um Mitternacht <text:span text:style-name="T7">kommen </text:span><text:span text:style-name="T7">immer die Geister</text:span></text:p>
          </table:table-cell>
          <table:table-cell table:number-columns-repeated="6"/>
        </table:table-row>
        <table:table-row table:style-name="ro28">
          <table:table-cell table:number-columns-repeated="8"/>
        </table:table-row>
        <table:table-row table:style-name="ro37">
          <table:table-cell table:style-name="ce299" office:value-type="string">
            <text:p>Als vs Wenn</text:p>
          </table:table-cell>
          <table:table-cell table:number-columns-repeated="7"/>
        </table:table-row>
        <table:table-row table:style-name="ro77">
          <table:table-cell table:style-name="ce193" office:value-type="string">
            <text:p><text:span text:style-name="T14">Wenn</text:span> ich krank bin, bleibe ich zu Hause.</text:p>
          </table:table-cell>
          <table:table-cell table:style-name="ce193" office:value-type="string">
            <text:p>When(ever) I am sick, I stay at home. [or:] If I am sick, I stay at home.</text:p>
          </table:table-cell>
          <table:table-cell table:number-columns-repeated="6"/>
        </table:table-row>
        <table:table-row table:style-name="ro28">
          <table:table-cell table:number-columns-repeated="8"/>
        </table:table-row>
        <table:table-row table:style-name="ro28">
          <table:table-cell table:style-name="ce193" office:value-type="string">
            <text:p><text:span text:style-name="T14">Wenn</text:span> ich krank war, blieb ich zu Hause. </text:p>
          </table:table-cell>
          <table:table-cell table:style-name="ce193" office:value-type="string">
            <text:p>When(ever) I was sick, I stayed at home.</text:p>
          </table:table-cell>
          <table:table-cell table:number-columns-repeated="6"/>
        </table:table-row>
        <table:table-row table:style-name="ro28">
          <table:table-cell table:number-columns-repeated="8"/>
        </table:table-row>
        <table:table-row table:style-name="ro28">
          <table:table-cell table:style-name="ce193" office:value-type="string">
            <text:p><text:span text:style-name="T14">Als</text:span> ich krank war, blieb ich zu Hause.</text:p>
          </table:table-cell>
          <table:table-cell table:style-name="ce193" office:value-type="string">
            <text:p>When I was sick, I stayed at home.</text:p>
          </table:table-cell>
          <table:table-cell table:number-columns-repeated="6"/>
        </table:table-row>
        <table:table-row table:style-name="ro28">
          <table:table-cell table:number-columns-repeated="8"/>
        </table:table-row>
        <table:table-row table:style-name="ro80">
          <table:table-cell table:style-name="ce193" office:value-type="string">
            <text:p>The first sentence denotes <text:span text:style-name="T14">repeated occurrences</text:span> in the past or present, as well as potential occurrences in the future. The second sentence covers only repeated occurrences<text:span text:style-name="T14"> in the past</text:span>, while the third refers to a particular<text:span text:style-name="T14"> </text:span><text:span text:style-name="T14">single event</text:span> in the past, in this case a particular bout with an illness.</text:p>
          </table:table-cell>
          <table:table-cell table:number-columns-repeated="7"/>
        </table:table-row>
        <table:table-row table:style-name="ro28">
          <table:table-cell table:number-columns-repeated="8"/>
        </table:table-row>
        <table:table-row table:style-name="ro77">
          <table:table-cell table:style-name="ce193" office:value-type="string">
            <text:p>Deshalb beschloss er im Jahr 2006, das Unternehmen in Zukunft von Deutschland <text:span text:style-name="T14">aus </text:span><text:span text:style-name="T14">zu leiten. </text:span></text:p>
          </table:table-cell>
          <table:table-cell table:number-columns-repeated="7"/>
        </table:table-row>
        <table:table-row table:style-name="ro38">
          <table:table-cell office:value-type="string">
            <text:p><text:s/>Gregor Gysi, ????? Vater auch Politiker war, wurde 1948 in Berlin geboren.</text:p>
          </table:table-cell>
          <table:table-cell office:value-type="string">
            <text:p>dessen</text:p>
          </table:table-cell>
          <table:table-cell table:number-columns-repeated="6"/>
        </table:table-row>
        <table:table-row table:style-name="ro38">
          <table:table-cell office:value-type="string">
            <text:p><text:s/>Einige Politiker, zu ???? auch Gregor Gysi gehört, fordern eine Ost-Quote.</text:p>
          </table:table-cell>
          <table:table-cell office:value-type="string">
            <text:p>denen</text:p>
          </table:table-cell>
          <table:table-cell table:number-columns-repeated="6"/>
        </table:table-row>
        <table:table-row table:style-name="ro38">
          <table:table-cell office:value-type="string">
            <text:p><text:s/>Der Forscher,???? die Journalisten interviewt haben, hat gerade ein neues Buch veröffentlicht.</text:p>
          </table:table-cell>
          <table:table-cell office:value-type="string">
            <text:p>den</text:p>
          </table:table-cell>
          <table:table-cell table:number-columns-repeated="6"/>
        </table:table-row>
        <table:table-row table:style-name="ro37">
          <table:table-cell office:value-type="string">
            <text:p>Mother, I do not want a new dress</text:p>
          </table:table-cell>
          <table:table-cell office:value-type="string">
            <text:p>Mutter , Ich will kein neues Kleid</text:p>
          </table:table-cell>
          <table:table-cell table:number-columns-repeated="6"/>
        </table:table-row>
        <table:table-row table:style-name="ro37">
          <table:table-cell office:value-type="string">
            <text:p>What are your wishes for the new year?</text:p>
          </table:table-cell>
          <table:table-cell office:value-type="string">
            <text:p>Was sind deine W<text:span text:style-name="T12">ünsch für </text:span><text:span text:style-name="T12">das neue Jahr?</text:span></text:p>
          </table:table-cell>
          <table:table-cell table:number-columns-repeated="6"/>
        </table:table-row>
        <table:table-row table:style-name="ro37">
          <table:table-cell office:value-type="string">
            <text:p>I like high mountains</text:p>
          </table:table-cell>
          <table:table-cell office:value-type="string">
            <text:p>Ich mag hohe Berge</text:p>
          </table:table-cell>
          <table:table-cell table:number-columns-repeated="6"/>
        </table:table-row>
        <table:table-row table:style-name="ro37">
          <table:table-cell office:value-type="string">
            <text:p>Are you talking about the past?</text:p>
          </table:table-cell>
          <table:table-cell office:value-type="string">
            <text:p>Sprechen Sie <text:span text:style-name="T12">über die </text:span><text:span text:style-name="T12">Vergangenen Zeiten?</text:span></text:p>
          </table:table-cell>
          <table:table-cell table:number-columns-repeated="6"/>
        </table:table-row>
        <table:table-row table:style-name="ro37">
          <table:table-cell table:style-name="ce193" office:value-type="string">
            <text:p>He wears a modern hat. </text:p>
          </table:table-cell>
          <table:table-cell office:value-type="string">
            <text:p>er tr<text:span text:style-name="T12">ägt einen modernen Hut</text:span></text:p>
          </table:table-cell>
          <table:table-cell table:number-columns-repeated="6"/>
        </table:table-row>
        <table:table-row table:style-name="ro37">
          <table:table-cell office:value-type="string">
            <text:p>He meets a former friend</text:p>
          </table:table-cell>
          <table:table-cell office:value-type="string">
            <text:p>Er trifft einen ehemaligen Freund</text:p>
          </table:table-cell>
          <table:table-cell table:number-columns-repeated="6"/>
        </table:table-row>
        <table:table-row table:style-name="ro37">
          <table:table-cell office:value-type="string">
            <text:p>She has her own room</text:p>
          </table:table-cell>
          <table:table-cell office:value-type="string">
            <text:p>Sie hat ihren eigenen Raum</text:p>
          </table:table-cell>
          <table:table-cell table:number-columns-repeated="6"/>
        </table:table-row>
        <table:table-row table:style-name="ro37">
          <table:table-cell office:value-type="string">
            <text:p>He knows the strong opponent</text:p>
          </table:table-cell>
          <table:table-cell office:value-type="string">
            <text:p>Er kennt den starken Gegner</text:p>
          </table:table-cell>
          <table:table-cell table:number-columns-repeated="6"/>
        </table:table-row>
        <table:table-row table:style-name="ro81">
          <table:table-cell office:value-type="string">
            <text:p>Streitet ihr ??? immer noch dar<text:span text:style-name="T12">über, welche Mannschaft </text:span><text:span text:style-name="T12">am besten ist?</text:span></text:p>
          </table:table-cell>
          <table:table-cell office:value-type="string">
            <text:p>euch</text:p>
          </table:table-cell>
          <table:table-cell table:number-columns-repeated="6"/>
        </table:table-row>
        <table:table-row table:style-name="ro81">
          <table:table-cell office:value-type="string">
            <text:p>Hast du ??? schon <text:span text:style-name="T12">überlegt, </text:span><text:span text:style-name="T12">ob du nächstes Wochenende </text:span><text:span text:style-name="T12">mit ins Stadion kommen </text:span><text:span text:style-name="T12">möchtest?</text:span></text:p>
          </table:table-cell>
          <table:table-cell office:value-type="string">
            <text:p>dir</text:p>
          </table:table-cell>
          <table:table-cell table:number-columns-repeated="6"/>
        </table:table-row>
        <table:table-row table:style-name="ro38">
          <table:table-cell office:value-type="string">
            <text:p>Wir haben ???? heute hier versammelt, um gegen den Bau eines neuen Stadions zu demostrieren</text:p>
          </table:table-cell>
          <table:table-cell office:value-type="string">
            <text:p>uns</text:p>
          </table:table-cell>
          <table:table-cell table:number-columns-repeated="6"/>
        </table:table-row>
        <table:table-row table:style-name="ro38">
          <table:table-cell office:value-type="string">
            <text:p>Gestern habe ich ???? ein spannendes Fussballspiel angesehen</text:p>
          </table:table-cell>
          <table:table-cell office:value-type="string">
            <text:p>mir</text:p>
          </table:table-cell>
          <table:table-cell table:number-columns-repeated="6"/>
        </table:table-row>
        <table:table-row table:style-name="ro81">
          <table:table-cell office:value-type="string">
            <text:p>Der Mannschaftsarzt k<text:span text:style-name="T12">ümmert ???? um den </text:span><text:span text:style-name="T12">verletzten Spieler</text:span></text:p>
          </table:table-cell>
          <table:table-cell office:value-type="string">
            <text:p>sich</text:p>
          </table:table-cell>
          <table:table-cell table:number-columns-repeated="6"/>
        </table:table-row>
        <table:table-row table:style-name="ro37">
          <table:table-cell office:value-type="string">
            <text:p>People are disappeared</text:p>
          </table:table-cell>
          <table:table-cell office:value-type="string">
            <text:p>Leute sind verschwunden</text:p>
          </table:table-cell>
          <table:table-cell table:number-columns-repeated="6"/>
        </table:table-row>
        <table:table-row table:style-name="ro37">
          <table:table-cell office:value-type="string">
            <text:p>Have you told him your number?</text:p>
          </table:table-cell>
          <table:table-cell office:value-type="string">
            <text:p>Hast du ihm deine Nummer genannt?</text:p>
          </table:table-cell>
          <table:table-cell table:number-columns-repeated="6"/>
        </table:table-row>
        <table:table-row table:style-name="ro37">
          <table:table-cell office:value-type="string">
            <text:p>You have held my hand</text:p>
          </table:table-cell>
          <table:table-cell office:value-type="string">
            <text:p>Du hast meine Hand gahalten</text:p>
          </table:table-cell>
          <table:table-cell table:number-columns-repeated="6"/>
        </table:table-row>
        <table:table-row table:style-name="ro77">
          <table:table-cell table:style-name="ce193" office:value-type="string">
            <text:p>Die Täter sind hochgefährlich. Viele von ???? tragen eine Fußfessel.</text:p>
          </table:table-cell>
          <table:table-cell table:style-name="ce154" office:value-type="string">
            <text:p>ihnen</text:p>
          </table:table-cell>
          <table:table-cell table:number-columns-repeated="6"/>
        </table:table-row>
        <table:table-row table:style-name="ro77">
          <table:table-cell table:style-name="ce193" office:value-type="string">
            <text:p>2. Er wurde der Polizei wegen der Gewalt gegen ???? Freundin gemeldet.</text:p>
          </table:table-cell>
          <table:table-cell office:value-type="string">
            <text:p>seine</text:p>
          </table:table-cell>
          <table:table-cell table:number-columns-repeated="6"/>
        </table:table-row>
        <table:table-row table:style-name="ro77">
          <table:table-cell table:style-name="ce193" office:value-type="string">
            <text:p>3. Der Polizist und ???? Kollegen arbeiten 24 Stunden am Tag.</text:p>
          </table:table-cell>
          <table:table-cell office:value-type="string">
            <text:p>seine</text:p>
          </table:table-cell>
          <table:table-cell table:number-columns-repeated="6"/>
        </table:table-row>
        <table:table-row table:style-name="ro76">
          <table:table-cell table:style-name="ce193" office:value-type="string">
            <text:p>4. Wenn die Person nicht reagiert oder wenn ???? Antwort gelogen ist, bekommt sie Besuch von der Polizei.</text:p>
          </table:table-cell>
          <table:table-cell office:value-type="string">
            <text:p>ihre</text:p>
          </table:table-cell>
          <table:table-cell table:number-columns-repeated="6"/>
        </table:table-row>
        <table:table-row table:style-name="ro77">
          <table:table-cell table:style-name="ce193" office:value-type="string">
            <text:p>5. Die Fußfesselträger wissen: „Die Überwacher kennen ????? Namen nicht.“</text:p>
          </table:table-cell>
          <table:table-cell office:value-type="string">
            <text:p>meinen</text:p>
          </table:table-cell>
          <table:table-cell table:number-columns-repeated="6"/>
        </table:table-row>
        <table:table-row table:style-name="ro77">
          <table:table-cell table:style-name="ce193" office:value-type="string">
            <text:p>6. Die Täter müssen für die Tat, die ???? begangen haben, eine bestimmte Zeit im Gefängnis verbringen.</text:p>
          </table:table-cell>
          <table:table-cell office:value-type="string">
            <text:p>sie</text:p>
          </table:table-cell>
          <table:table-cell table:number-columns-repeated="6"/>
        </table:table-row>
        <table:table-row table:style-name="ro38">
          <table:table-cell office:value-type="string">
            <text:p><text:s/>Mit dem Flugzeug kann man Orte (1) ??? allen Kontinenten innerhalb eines Tages erreichen</text:p>
          </table:table-cell>
          <table:table-cell office:value-type="string">
            <text:p>auf</text:p>
          </table:table-cell>
          <table:table-cell table:number-columns-repeated="6"/>
        </table:table-row>
        <table:table-row table:style-name="ro38">
          <table:table-cell office:value-type="string">
            <text:p>Die Menschen machen zwar immer noch gerne Urlaub (2) ??? eigenen Land</text:p>
          </table:table-cell>
          <table:table-cell office:value-type="string">
            <text:p>im</text:p>
          </table:table-cell>
          <table:table-cell table:number-columns-repeated="6"/>
        </table:table-row>
        <table:table-row table:style-name="ro38">
          <table:table-cell office:value-type="string">
            <text:p>aber viele fliegen auch (3) ???? Asien, Afrika oder Amerika. </text:p>
          </table:table-cell>
          <table:table-cell office:value-type="string">
            <text:p>nach</text:p>
          </table:table-cell>
          <table:table-cell table:number-columns-repeated="6"/>
        </table:table-row>
        <table:table-row table:style-name="ro38">
          <table:table-cell office:value-type="string">
            <text:p>Stolz zeigen sie ihren Freunden Fotos (4) ??? aller Welt.</text:p>
          </table:table-cell>
          <table:table-cell office:value-type="string">
            <text:p>aus</text:p>
          </table:table-cell>
          <table:table-cell table:number-columns-repeated="6"/>
        </table:table-row>
        <table:table-row table:style-name="ro38">
          <table:table-cell office:value-type="string">
            <text:p>Auch (5) ??? Italien oder (6) ??? Kosovo kann man sich gut erholen</text:p>
          </table:table-cell>
          <table:table-cell office:value-type="string">
            <text:p>in im</text:p>
          </table:table-cell>
          <table:table-cell table:number-columns-repeated="6"/>
        </table:table-row>
        <table:table-row table:style-name="ro41">
          <table:table-cell office:value-type="string">
            <text:p><text:s/>Thilo Schmitz ist der Chef <text:s/>??? (ein Unternehmen), das Schreibgeräte herstellt.</text:p>
          </table:table-cell>
          <table:table-cell office:value-type="string">
            <text:p>eines Unternehmens</text:p>
          </table:table-cell>
          <table:table-cell table:number-columns-repeated="6"/>
        </table:table-row>
        <table:table-row table:style-name="ro71">
          <table:table-cell office:value-type="string">
            <text:p>Viele Bürger (Venezuela) ziehen in andere Länder.</text:p>
          </table:table-cell>
          <table:table-cell office:value-type="string">
            <text:p>Venezuelas</text:p>
          </table:table-cell>
          <table:table-cell table:number-columns-repeated="6"/>
        </table:table-row>
        <table:table-row table:style-name="ro41">
          <table:table-cell office:value-type="string">
            <text:p><text:s/>Er hofft, dass die Probleme <text:s text:c="2"/>(das Land) irgendwann gelöst werden.</text:p>
          </table:table-cell>
          <table:table-cell office:value-type="string">
            <text:p>des Landes</text:p>
          </table:table-cell>
          <table:table-cell table:number-columns-repeated="6"/>
        </table:table-row>
        <table:table-row table:style-name="ro69">
          <table:table-cell office:value-type="string">
            <text:p>Wegen der Politik <text:s/>(der Präsident) beschloss </text:p>
          </table:table-cell>
          <table:table-cell office:value-type="string">
            <text:p>des Pr<text:span text:style-name="T12">äsidenten</text:span></text:p>
          </table:table-cell>
          <table:table-cell table:number-columns-repeated="6"/>
        </table:table-row>
        <table:table-row table:style-name="ro41">
          <table:table-cell office:value-type="string">
            <text:p>Die Clubszene in Berlin ist sehr bekannt(?) und sehr beliebt(?).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82">
          <table:table-cell table:style-name="ce193" office:value-type="string">
            <text:p>Die Touristen besuchen die bekanntest(?) Sehenswürdigkeiten der Stadt. </text:p>
          </table:table-cell>
          <table:table-cell office:value-type="string">
            <text:p>en</text:p>
          </table:table-cell>
          <table:table-cell table:number-columns-repeated="6"/>
        </table:table-row>
        <table:table-row table:style-name="ro41">
          <table:table-cell office:value-type="string">
            <text:p>Dem Projekt mit der besten Idee versprach der Chef finanziell(?) Unterstützung.</text:p>
          </table:table-cell>
          <table:table-cell office:value-type="string">
            <text:p>e</text:p>
          </table:table-cell>
          <table:table-cell table:number-columns-repeated="6"/>
        </table:table-row>
        <table:table-row table:style-name="ro28">
          <table:table-cell table:style-name="ce193" office:value-type="string">
            <text:p>Der Umweltschützer arbeitet auf der ganz(?) Welt. </text:p>
          </table:table-cell>
          <table:table-cell office:value-type="string">
            <text:p>en</text:p>
          </table:table-cell>
          <table:table-cell table:number-columns-repeated="6"/>
        </table:table-row>
        <table:table-row table:style-name="ro82">
          <table:table-cell table:style-name="ce193" office:value-type="string">
            <text:p>Heute Abend wird im Konferenzraum ein neu(?) Projekt vorgestellt. </text:p>
          </table:table-cell>
          <table:table-cell office:value-type="string">
            <text:p>es</text:p>
          </table:table-cell>
          <table:table-cell table:number-columns-repeated="6"/>
        </table:table-row>
        <table:table-row table:style-name="ro82">
          <table:table-cell table:style-name="ce193" office:value-type="string">
            <text:p>Energiesparend(?) Lampen wirken sich positiv auf die Stromrechnung aus. </text:p>
          </table:table-cell>
          <table:table-cell office:value-type="string">
            <text:p>e</text:p>
          </table:table-cell>
          <table:table-cell table:number-columns-repeated="6"/>
        </table:table-row>
        <table:table-row table:style-name="ro82">
          <table:table-cell table:style-name="ce193" office:value-type="string">
            <text:p>Deutschland möchte die gut(?) Beispiele und Konzepte übernehmen. </text:p>
          </table:table-cell>
          <table:table-cell office:value-type="string">
            <text:p>en</text:p>
          </table:table-cell>
          <table:table-cell table:number-columns-repeated="6"/>
        </table:table-row>
        <table:table-row table:style-name="ro82">
          <table:table-cell table:style-name="ce193" office:value-type="string">
            <text:p>Den Projektchefs gefiel vor allem, dass die vorgestellten Ideen nachhaltig(?) waren. 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82">
          <table:table-cell table:style-name="ce193" office:value-type="string">
            <text:p>Die Erfindung des holländisch(?) Designers gefiel nicht nur den Kunden aus dem eignen Land </text:p>
          </table:table-cell>
          <table:table-cell office:value-type="string">
            <text:p>en</text:p>
          </table:table-cell>
          <table:table-cell table:number-columns-repeated="6"/>
        </table:table-row>
        <table:table-row table:style-name="ro41">
          <table:table-cell office:value-type="string">
            <text:p>Der Clubbesitzer sprach mit dem jung(?) DJ über die Musik für den Abend.</text:p>
          </table:table-cell>
          <table:table-cell office:value-type="string">
            <text:p>en</text:p>
          </table:table-cell>
          <table:table-cell table:number-columns-repeated="6"/>
        </table:table-row>
        <table:table-row table:style-name="ro41" table:number-rows-repeated="1048372">
          <table:table-cell table:number-columns-repeated="8"/>
        </table:table-row>
        <table:table-row table:style-name="ro41">
          <table:table-cell table:number-columns-repeated="8"/>
        </table:table-row>
        <table:named-expressions/>
      </table:table>
      <table:table table:name="Σταυρολεξα" table:style-name="ta12" table:print="false">
        <table:table-column table:style-name="co40" table:default-cell-style-name="Default"/>
        <table:table-column table:style-name="co6" table:default-cell-style-name="Default"/>
        <table:table-row table:style-name="ro1">
          <table:table-cell office:value-type="string">
            <text:p>στρατάρχης του Ναπολέοντα</text:p>
          </table:table-cell>
          <table:table-cell office:value-type="string">
            <text:p>ΛΑΝ</text:p>
          </table:table-cell>
        </table:table-row>
        <table:table-row table:style-name="ro1">
          <table:table-cell office:value-type="string">
            <text:p>παραποταμος του Ρήνου</text:p>
          </table:table-cell>
          <table:table-cell office:value-type="string">
            <text:p>ΑΡ</text:p>
          </table:table-cell>
        </table:table-row>
        <table:table-row table:style-name="ro1">
          <table:table-cell office:value-type="string">
            <text:p>Μικρή σχισμή ράγισμα</text:p>
          </table:table-cell>
          <table:table-cell office:value-type="string">
            <text:p>ΡΑΓΑΣ</text:p>
          </table:table-cell>
        </table:table-row>
        <table:table-row table:style-name="ro1">
          <table:table-cell office:value-type="string">
            <text:p>Ομηρικός Άδης</text:p>
          </table:table-cell>
          <table:table-cell office:value-type="string">
            <text:p>ΑΙΣ</text:p>
          </table:table-cell>
        </table:table-row>
        <table:table-row table:style-name="ro1" table:number-rows-repeated="1048571">
          <table:table-cell table:number-columns-repeated="2"/>
        </table:table-row>
        <table:table-row table:style-name="ro1">
          <table:table-cell table:number-columns-repeated="2"/>
        </table:table-row>
        <table:named-expressions/>
      </table:table>
      <table:table table:name="DW" table:style-name="ta13" table:print="false"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6" table:number-columns-repeated="1021" table:default-cell-style-name="Default"/>
        <table:table-row table:style-name="ro1">
          <table:table-cell table:style-name="ce153" office:value-type="string">
            <text:p>Brauchtum </text:p>
          </table:table-cell>
          <table:table-cell office:value-type="string">
            <text:p>custom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Die sogenannte </text:p>
          </table:table-cell>
          <table:table-cell office:value-type="string">
            <text:p>the so call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beziehungsweise </text:p>
          </table:table-cell>
          <table:table-cell office:value-type="string">
            <text:p>respectively</text:p>
          </table:table-cell>
          <table:table-cell table:number-columns-repeated="1022"/>
        </table:table-row>
        <table:table-row table:style-name="ro1">
          <table:table-cell table:style-name="ce170" office:value-type="string">
            <text:p>leistet</text:p>
          </table:table-cell>
          <table:table-cell office:value-type="string">
            <text:p>make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Nach Angaben </text:p>
          </table:table-cell>
          <table:table-cell office:value-type="string">
            <text:p>according to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Leiter </text:p>
          </table:table-cell>
          <table:table-cell office:value-type="string">
            <text:p>ladder, Head (proedros) </text:p>
          </table:table-cell>
          <table:table-cell table:number-columns-repeated="1022"/>
        </table:table-row>
        <table:table-row table:style-name="ro1">
          <table:table-cell office:value-type="string">
            <text:p>feststellt</text:p>
          </table:table-cell>
          <table:table-cell office:value-type="string">
            <text:p>find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Insofern </text:p>
          </table:table-cell>
          <table:table-cell office:value-type="string">
            <text:p>sto ba8mo..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das allererste Merkmal </text:p>
          </table:table-cell>
          <table:table-cell office:value-type="string">
            <text:p>the very first feature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angefochten </text:p>
          </table:table-cell>
          <table:table-cell office:value-type="string">
            <text:p>chaledg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närrische </text:p>
          </table:table-cell>
          <table:table-cell office:value-type="string">
            <text:p>foolish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zu bedenken </text:p>
          </table:table-cell>
          <table:table-cell office:value-type="string">
            <text:p>to consider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Berechnungen </text:p>
          </table:table-cell>
          <table:table-cell office:value-type="string">
            <text:p>calculation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entgingen </text:p>
          </table:table-cell>
          <table:table-cell office:value-type="string">
            <text:p>escape</text:p>
          </table:table-cell>
          <table:table-cell table:number-columns-repeated="1022"/>
        </table:table-row>
        <table:table-row table:style-name="ro1">
          <table:table-cell table:style-name="ce203" office:value-type="string">
            <text:p>http://www.dw.com/de/in-der-hundepension/l-40194567</text:p>
          </table:table-cell>
          <table:table-cell table:style-name="ce204" table:number-columns-repeated="1023"/>
        </table:table-row>
        <table:table-row table:style-name="ro1">
          <table:table-cell table:style-name="ce153" office:value-type="string">
            <text:p>eine Bleibe </text:p>
          </table:table-cell>
          <table:table-cell office:value-type="string">
            <text:p>a place to stay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zeitweise </text:p>
          </table:table-cell>
          <table:table-cell office:value-type="string">
            <text:p>at times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Der Ausdruck </text:p>
          </table:table-cell>
          <table:table-cell office:value-type="string">
            <text:p>expression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Gewisse </text:p>
          </table:table-cell>
          <table:table-cell office:value-type="string">
            <text:p>Certain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Verhaltensweisen </text:p>
          </table:table-cell>
          <table:table-cell office:value-type="string">
            <text:p>behavior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enge </text:p>
          </table:table-cell>
          <table:table-cell office:value-type="string">
            <text:p>close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Weggefährten </text:p>
          </table:table-cell>
          <table:table-cell office:value-type="string">
            <text:p>companion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ansonsten </text:p>
          </table:table-cell>
          <table:table-cell office:value-type="string">
            <text:p>otherwise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Redewendung </text:p>
          </table:table-cell>
          <table:table-cell office:value-type="string">
            <text:p>phrase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Das kommt nicht von ungefähr </text:p>
          </table:table-cell>
          <table:table-cell office:value-type="string">
            <text:p>That is not by accident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aufgewachsen </text:p>
          </table:table-cell>
          <table:table-cell office:value-type="string">
            <text:p>growed up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zufällig </text:p>
          </table:table-cell>
          <table:table-cell office:value-type="string">
            <text:p>accidental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...die allerdings nicht sehr groß war </text:p>
          </table:table-cell>
          <table:table-cell table:style-name="ce153" office:value-type="string">
            <text:p>which was not very big,</text:p>
            <text:p>An kai den htan poly megalo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allerdings </text:p>
          </table:table-cell>
          <table:table-cell office:value-type="string">
            <text:p>indeed, however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eröffnete neu</text:p>
          </table:table-cell>
          <table:table-cell office:value-type="string">
            <text:p>reopen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Führung </text:p>
          </table:table-cell>
          <table:table-cell office:value-type="string">
            <text:p>leadership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und das ohne ein schlechtes Gewissen </text:p>
          </table:table-cell>
          <table:table-cell office:value-type="string">
            <text:p>and without a guilty conscience</text:p>
          </table:table-cell>
          <table:table-cell table:number-columns-repeated="1022"/>
        </table:table-row>
        <table:table-row table:style-name="ro1">
          <table:table-cell office:value-type="string">
            <text:p>Seele</text:p>
          </table:table-cell>
          <table:table-cell office:value-type="string">
            <text:p>Soul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Welpe </text:p>
          </table:table-cell>
          <table:table-cell office:value-type="string">
            <text:p>puppy</text:p>
          </table:table-cell>
          <table:table-cell table:number-columns-repeated="1022"/>
        </table:table-row>
        <table:table-row table:style-name="ro1">
          <table:table-cell office:value-type="string">
            <text:p>ich hab mich sehr drum gekümmert</text:p>
          </table:table-cell>
          <table:table-cell office:value-type="string">
            <text:p>I took care of it very much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beruhigt </text:p>
          </table:table-cell>
          <table:table-cell office:value-type="string">
            <text:p>calmly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gut betreut </text:p>
          </table:table-cell>
          <table:table-cell office:value-type="string">
            <text:p>well took after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beherbergt </text:p>
          </table:table-cell>
          <table:table-cell office:value-type="string">
            <text:p>accomodates</text:p>
          </table:table-cell>
          <table:table-cell table:number-columns-repeated="1022"/>
        </table:table-row>
        <table:table-row table:style-name="ro1">
          <table:table-cell office:value-type="string">
            <text:p>einer Art Käfig beziehungsweise Gehege</text:p>
          </table:table-cell>
          <table:table-cell office:value-type="string">
            <text:p>a kind of cage or enclosure</text:p>
          </table:table-cell>
          <table:table-cell table:number-columns-repeated="1022"/>
        </table:table-row>
        <table:table-row table:style-name="ro1">
          <table:table-cell office:value-type="string">
            <text:p>wünschen sich herausfordernde Beschäftigungen</text:p>
          </table:table-cell>
          <table:table-cell office:value-type="string">
            <text:p>want challenging job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sogenannte </text:p>
          </table:table-cell>
          <table:table-cell office:value-type="string">
            <text:p>So-called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gehorchen </text:p>
          </table:table-cell>
          <table:table-cell office:value-type="string">
            <text:p>obey</text:p>
          </table:table-cell>
          <table:table-cell table:number-columns-repeated="1022"/>
        </table:table-row>
        <table:table-row table:style-name="ro1">
          <table:table-cell office:value-type="string">
            <text:p>egal ist</text:p>
          </table:table-cell>
          <table:table-cell office:value-type="string">
            <text:p>does not matter</text:p>
          </table:table-cell>
          <table:table-cell table:number-columns-repeated="1022"/>
        </table:table-row>
        <table:table-row table:style-name="ro1">
          <table:table-cell office:value-type="string">
            <text:p>Obwohl</text:p>
          </table:table-cell>
          <table:table-cell office:value-type="string">
            <text:p>an kai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beneidet </text:p>
          </table:table-cell>
          <table:table-cell office:value-type="string">
            <text:p>envi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emporblickt </text:p>
          </table:table-cell>
          <table:table-cell office:value-type="string">
            <text:p>anazhta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bekundet </text:p>
          </table:table-cell>
          <table:table-cell office:value-type="string">
            <text:p>expressed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wacker </text:p>
          </table:table-cell>
          <table:table-cell office:value-type="string">
            <text:p>brave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verfügt </text:p>
          </table:table-cell>
          <table:table-cell office:value-type="string">
            <text:p>ha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loben und beschimpfen ihn </text:p>
          </table:table-cell>
          <table:table-cell office:value-type="string">
            <text:p>praise and insult him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Rahmen </text:p>
          </table:table-cell>
          <table:table-cell office:value-type="string">
            <text:p>Korniza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Zu ihnen gehört auch Norbert, </text:p>
          </table:table-cell>
          <table:table-cell office:value-type="string">
            <text:p>One of them is Norbert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Zwinger </text:p>
          </table:table-cell>
          <table:table-cell office:value-type="string">
            <text:p>spitaki skylou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grundsätzlich </text:p>
          </table:table-cell>
          <table:table-cell office:value-type="string">
            <text:p>basically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Hunderasse </text:p>
          </table:table-cell>
          <table:table-cell office:value-type="string">
            <text:p>bre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Voraussetzung </text:p>
          </table:table-cell>
          <table:table-cell office:value-type="string">
            <text:p>Requirement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einzigartige </text:p>
          </table:table-cell>
          <table:table-cell office:value-type="string">
            <text:p>unique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verbindet </text:p>
          </table:table-cell>
          <table:table-cell office:value-type="string">
            <text:p>combines</text:p>
          </table:table-cell>
          <table:table-cell table:number-columns-repeated="1022"/>
        </table:table-row>
        <table:table-row table:style-name="ro1">
          <table:table-cell office:value-type="string">
            <text:p>betr<text:span text:style-name="T7">ägt</text:span></text:p>
          </table:table-cell>
          <table:table-cell office:value-type="string">
            <text:p>is, lasts</text:p>
          </table:table-cell>
          <table:table-cell table:number-columns-repeated="1022"/>
        </table:table-row>
        <table:table-row table:style-name="ro1">
          <table:table-cell table:style-name="ce170" office:value-type="string">
            <text:p>bewerber</text:p>
          </table:table-cell>
          <table:table-cell office:value-type="string">
            <text:p>candidate</text:p>
          </table:table-cell>
          <table:table-cell table:number-columns-repeated="1022"/>
        </table:table-row>
        <table:table-row table:style-name="ro1">
          <table:table-cell table:style-name="ce170" office:value-type="string">
            <text:p>verfügen</text:p>
          </table:table-cell>
          <table:table-cell office:value-type="string">
            <text:p>to feature, to have</text:p>
          </table:table-cell>
          <table:table-cell table:number-columns-repeated="1022"/>
        </table:table-row>
        <table:table-row table:style-name="ro1">
          <table:table-cell office:value-type="string">
            <text:p>Masterstudiengang</text:p>
          </table:table-cell>
          <table:table-cell office:value-type="string">
            <text:p>master's programm</text:p>
          </table:table-cell>
          <table:table-cell table:number-columns-repeated="1022"/>
        </table:table-row>
        <table:table-row table:style-name="ro1">
          <table:table-cell office:value-type="string">
            <text:p>Medienwirtschaft</text:p>
          </table:table-cell>
          <table:table-cell office:value-type="string">
            <text:p>media industry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ausgerichtet </text:p>
          </table:table-cell>
          <table:table-cell office:value-type="string">
            <text:p>design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Absolventen </text:p>
          </table:table-cell>
          <table:table-cell office:value-type="string">
            <text:p>graduate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schließen sich eigentlich aus </text:p>
          </table:table-cell>
          <table:table-cell office:value-type="string">
            <text:p>are mutually exclusive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Betrieb </text:p>
          </table:table-cell>
          <table:table-cell office:value-type="string">
            <text:p>operations</text:p>
          </table:table-cell>
          <table:table-cell table:number-columns-repeated="1022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Simon" table:style-name="ta15" table:print="false">
        <office:forms form:automatic-focus="false" form:apply-design-mode="false"/>
        <table:table-column table:style-name="co48" table:default-cell-style-name="ce224"/>
        <table:table-column table:style-name="co49" table:default-cell-style-name="ce153"/>
        <table:table-column table:style-name="co50" table:default-cell-style-name="Default"/>
        <table:table-column table:style-name="co6" table:number-columns-repeated="1021" table:default-cell-style-name="Default"/>
        <table:table-row table:style-name="ro37">
          <table:table-cell table:style-name="ce157" office:value-type="string">
            <text:p>Simon 15</text:p>
          </table:table-cell>
          <table:table-cell table:style-name="ce154"/>
          <table:table-cell table:number-columns-repeated="1022"/>
        </table:table-row>
        <table:table-row table:style-name="ro37">
          <table:table-cell table:style-name="ce154" office:value-type="string">
            <text:p>I feel a little bored</text:p>
          </table:table-cell>
          <table:table-cell table:style-name="ce154" office:value-type="string">
            <text:p>Ich fühle mich ein bischen gelangweilt</text:p>
          </table:table-cell>
          <table:table-cell table:number-columns-repeated="1022"/>
        </table:table-row>
        <table:table-row table:style-name="ro37">
          <table:table-cell table:style-name="ce154" office:value-type="string">
            <text:p>Greece was dominated by Turkey</text:p>
          </table:table-cell>
          <table:table-cell table:style-name="ce154" office:value-type="string">
            <text:p>Griechenland wurde von der Trukei beherrscht</text:p>
          </table:table-cell>
          <table:table-cell table:number-columns-repeated="1022"/>
        </table:table-row>
        <table:table-row table:style-name="ro37">
          <table:table-cell table:style-name="ce154" office:value-type="string">
            <text:p>to own</text:p>
          </table:table-cell>
          <table:table-cell table:style-name="ce154" office:value-type="string">
            <text:p>besitzen</text:p>
          </table:table-cell>
          <table:table-cell table:number-columns-repeated="1022"/>
        </table:table-row>
        <table:table-row table:style-name="ro37">
          <table:table-cell table:style-name="ce154" office:value-type="string">
            <text:p>to occupy</text:p>
          </table:table-cell>
          <table:table-cell table:style-name="ce154" office:value-type="string">
            <text:p>besetzen</text:p>
          </table:table-cell>
          <table:table-cell table:number-columns-repeated="1022"/>
        </table:table-row>
        <table:table-row table:style-name="ro37">
          <table:table-cell table:style-name="ce154" office:value-type="string">
            <text:p>the Occupation</text:p>
          </table:table-cell>
          <table:table-cell table:style-name="ce154" office:value-type="string">
            <text:p>die Besetzung</text:p>
          </table:table-cell>
          <table:table-cell table:number-columns-repeated="1022"/>
        </table:table-row>
        <table:table-row table:style-name="ro37">
          <table:table-cell table:style-name="ce154" office:value-type="string">
            <text:p>The Turkey ruled in Greece</text:p>
          </table:table-cell>
          <table:table-cell table:style-name="ce154" office:value-type="string">
            <text:p>Die Turken haben in Griechenland geherrscht</text:p>
          </table:table-cell>
          <table:table-cell table:number-columns-repeated="1022"/>
        </table:table-row>
        <table:table-row table:style-name="ro38">
          <table:table-cell table:style-name="ce154" office:value-type="string">
            <text:p>Most of the immigrants located in specific islands</text:p>
          </table:table-cell>
          <table:table-cell table:style-name="ce154" office:value-type="string">
            <text:p>Meistens befinden sich die Fluchtlinge auf bestimmten Inseln</text:p>
          </table:table-cell>
          <table:table-cell table:number-columns-repeated="1022"/>
        </table:table-row>
        <table:table-row table:style-name="ro37">
          <table:table-cell table:style-name="ce154" office:value-type="string">
            <text:p>refugee camp </text:p>
          </table:table-cell>
          <table:table-cell table:style-name="ce154" office:value-type="string">
            <text:p>das Fluchtlingslanger</text:p>
          </table:table-cell>
          <table:table-cell table:number-columns-repeated="1022"/>
        </table:table-row>
        <table:table-row table:style-name="ro38">
          <table:table-cell table:style-name="ce154" office:value-type="string">
            <text:p>I cannot imagine to have a such situation in Greece</text:p>
          </table:table-cell>
          <table:table-cell table:style-name="ce154" office:value-type="string">
            <text:p>Ich kann mir nicht vorstellen eine solche Situation in Griechenland zu haben.</text:p>
          </table:table-cell>
          <table:table-cell table:number-columns-repeated="1022"/>
        </table:table-row>
        <table:table-row table:style-name="ro37">
          <table:table-cell table:style-name="ce154" office:value-type="string">
            <text:p>I like to drive a car</text:p>
          </table:table-cell>
          <table:table-cell office:value-type="string">
            <text:p>Ich mag es, Auto zu fahren. </text:p>
          </table:table-cell>
          <table:table-cell table:number-columns-repeated="1022"/>
        </table:table-row>
        <table:table-row table:style-name="ro38">
          <table:table-cell table:style-name="ce154" office:value-type="string">
            <text:p>In greek universities there is Student homes for students</text:p>
          </table:table-cell>
          <table:table-cell table:style-name="ce154" office:value-type="string">
            <text:p>An/Bei griechischen Unis gibt es Studentenwohnheime/Unterkunfte fur Studenten.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to be able to afford something </text:p>
          </table:table-cell>
          <table:table-cell office:value-type="string">
            <text:p>sich etwas leisten konnen </text:p>
          </table:table-cell>
          <table:table-cell table:number-columns-repeated="1022"/>
        </table:table-row>
        <table:table-row table:style-name="ro37">
          <table:table-cell table:style-name="ce154" office:value-type="string">
            <text:p>on the other hand</text:p>
          </table:table-cell>
          <table:table-cell table:style-name="ce154" office:value-type="string">
            <text:p>auf der anderen Seite</text:p>
          </table:table-cell>
          <table:table-cell table:number-columns-repeated="1022"/>
        </table:table-row>
        <table:table-row table:style-name="ro33">
          <table:table-cell table:style-name="ce154" office:value-type="string">
            <text:p>on the other hand there are people who work all their lives so they can send their kids in a university</text:p>
          </table:table-cell>
          <table:table-cell table:style-name="ce154" office:value-type="string">
            <text:p>…., andererseits gibt es Leute die ihr ganzes Leben lang arbeiten, um ihre Kinder auf eine Uni schicken zu konnen.</text:p>
          </table:table-cell>
          <table:table-cell table:number-columns-repeated="1022"/>
        </table:table-row>
        <table:table-row table:style-name="ro37">
          <table:table-cell table:style-name="ce154" office:value-type="string">
            <text:p>Prestige</text:p>
          </table:table-cell>
          <table:table-cell table:style-name="ce154" office:value-type="string">
            <text:p>Ansehen</text:p>
          </table:table-cell>
          <table:table-cell table:number-columns-repeated="1022"/>
        </table:table-row>
        <table:table-row table:style-name="ro37">
          <table:table-cell table:style-name="ce154" office:value-type="string">
            <text:p>pairnw diakopes</text:p>
          </table:table-cell>
          <table:table-cell table:style-name="ce154" office:value-type="string">
            <text:p>Ich nehme mir Urlaub</text:p>
          </table:table-cell>
          <table:table-cell table:number-columns-repeated="1022"/>
        </table:table-row>
        <table:table-row table:style-name="ro38">
          <table:table-cell table:style-name="ce154" office:value-type="string">
            <text:p>The teachers in greece have 3 months sommer vacations</text:p>
          </table:table-cell>
          <table:table-cell office:value-type="string">
            <text:p>Die Lehrer in Griechenland haben 3 Monate Sommerferien. </text:p>
          </table:table-cell>
          <table:table-cell table:number-columns-repeated="1022"/>
        </table:table-row>
        <table:table-row table:style-name="ro37">
          <table:table-cell table:style-name="ce154" office:value-type="string">
            <text:p>In a school there are pupils</text:p>
          </table:table-cell>
          <table:table-cell office:value-type="string">
            <text:p>An einer Schule sind Schuler. </text:p>
          </table:table-cell>
          <table:table-cell table:number-columns-repeated="1022"/>
        </table:table-row>
        <table:table-row table:style-name="ro38">
          <table:table-cell table:style-name="ce154" office:value-type="string">
            <text:p>the ground school was the best time of my Life</text:p>
          </table:table-cell>
          <table:table-cell office:value-type="string">
            <text:p>Die Grundschule war die schonste Zeit in meinem Leben. 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Sonntag ist immer langweilig. </text:p>
          </table:table-cell>
          <table:table-cell office:value-type="string">
            <text:p>Sundays are always boring</text:p>
          </table:table-cell>
          <table:table-cell table:number-columns-repeated="1022"/>
        </table:table-row>
        <table:table-row table:style-name="ro38">
          <table:table-cell table:style-name="ce153" office:value-type="string">
            <text:p>I am not accustomed so many hours to do nothing</text:p>
          </table:table-cell>
          <table:table-cell office:value-type="string">
            <text:p>Ich bin es nicht gewohnt so viele Stunden nichts zu tun zu haben. 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1821 had Greece his freedom won</text:p>
          </table:table-cell>
          <table:table-cell office:value-type="string">
            <text:p>1821 hat Griechenland seine Freiheit gewonnen. </text:p>
          </table:table-cell>
          <table:table-cell table:number-columns-repeated="1022"/>
        </table:table-row>
        <table:table-row table:style-name="ro28">
          <table:table-cell table:style-name="ce153"/>
          <table:table-cell table:number-columns-repeated="1023"/>
        </table:table-row>
        <table:table-row table:style-name="ro40">
          <table:table-cell table:style-name="ce222" office:value-type="string" table:number-columns-spanned="2" table:number-rows-spanned="1">
            <text:p>Simon 16</text:p>
          </table:table-cell>
          <table:covered-table-cell table:style-name="ce228"/>
          <table:table-cell table:style-name="ce229" table:number-columns-repeated="1022"/>
        </table:table-row>
        <table:table-row table:style-name="ro40">
          <table:table-cell table:style-name="ce223" office:value-type="string">
            <text:p>Ich fliege auf die Bahamas</text:p>
          </table:table-cell>
          <table:table-cell office:value-type="string">
            <text:p>I fly to Bahamas</text:p>
          </table:table-cell>
          <table:table-cell office:value-type="string">
            <text:p>Ich fliege auf die Bahamas</text:p>
          </table:table-cell>
          <table:table-cell table:number-columns-repeated="1021"/>
        </table:table-row>
        <table:table-row table:style-name="ro37">
          <table:table-cell office:value-type="string">
            <text:p>1. denn (schnelle Aussprache)</text:p>
          </table:table-cell>
          <table:table-cell table:number-columns-repeated="1023"/>
        </table:table-row>
        <table:table-row table:style-name="ro37">
          <table:table-cell office:value-type="string">
            <text:p>2. den (langsame Ausssprache)</text:p>
          </table:table-cell>
          <table:table-cell table:number-columns-repeated="1023"/>
        </table:table-row>
        <table:table-row table:style-name="ro40">
          <table:table-cell table:style-name="ce223" office:value-type="string">
            <text:p>Ich bin auf den Bahamas.</text:p>
          </table:table-cell>
          <table:table-cell office:value-type="string">
            <text:p>I am on the Bahamas</text:p>
          </table:table-cell>
          <table:table-cell office:value-type="string">
            <text:p>ich bin in der Bahamas</text:p>
          </table:table-cell>
          <table:table-cell table:number-columns-repeated="1021"/>
        </table:table-row>
        <table:table-row table:style-name="ro40">
          <table:table-cell office:value-type="string">
            <text:p>Ich gehe ins Restaurant, denn ich habe hunger.</text:p>
          </table:table-cell>
          <table:table-cell office:value-type="string">
            <text:p>I go to the restaurant , because I am hangry</text:p>
          </table:table-cell>
          <table:table-cell office:value-type="string">
            <text:p>Ich gehe ins Restaurant, denn ich habe hunger</text:p>
          </table:table-cell>
          <table:table-cell table:number-columns-repeated="1021"/>
        </table:table-row>
        <table:table-row table:style-name="ro37">
          <table:table-cell office:value-type="string">
            <text:p>2. dehnen (langsame Aussprache)</text:p>
          </table:table-cell>
          <table:table-cell table:number-columns-repeated="1023"/>
        </table:table-row>
        <table:table-row table:style-name="ro37">
          <table:table-cell office:value-type="string">
            <text:p>etwas dehnen - to stretch</text:p>
          </table:table-cell>
          <table:table-cell table:number-columns-repeated="1023"/>
        </table:table-row>
        <table:table-row table:style-name="ro38">
          <table:table-cell office:value-type="string">
            <text:p>Bevor man Sport macht muss man sich dehnen und aufwarmen - Before you do sport you have to stretch</text:p>
          </table:table-cell>
          <table:table-cell table:number-columns-repeated="1023"/>
        </table:table-row>
        <table:table-row table:style-name="ro37">
          <table:table-cell office:value-type="string">
            <text:p>a</text:p>
          </table:table-cell>
          <table:table-cell table:number-columns-repeated="1023"/>
        </table:table-row>
        <table:table-row table:style-name="ro37">
          <table:table-cell office:value-type="string">
            <text:p>e</text:p>
          </table:table-cell>
          <table:table-cell table:number-columns-repeated="1023"/>
        </table:table-row>
        <table:table-row table:style-name="ro38">
          <table:table-cell office:value-type="string">
            <text:p>Bei Landern die aus mehreren Wortern bestehen verwendet man "in".</text:p>
          </table:table-cell>
          <table:table-cell table:number-columns-repeated="1023"/>
        </table:table-row>
        <table:table-row table:style-name="ro40">
          <table:table-cell office:value-type="string">
            <text:p>Ich fliege in die Demokratische Republik Kongo.</text:p>
          </table:table-cell>
          <table:table-cell office:value-type="string">
            <text:p>I fly to the Demokratic Republic of Kongo</text:p>
          </table:table-cell>
          <table:table-cell office:value-type="string">
            <text:p>ich fliege in die ..</text:p>
          </table:table-cell>
          <table:table-cell table:number-columns-repeated="1021"/>
        </table:table-row>
        <table:table-row table:style-name="ro40">
          <table:table-cell office:value-type="string">
            <text:p>Ich bin in der Demokratischen Republik Kongo.</text:p>
          </table:table-cell>
          <table:table-cell office:value-type="string">
            <text:p>I am on &gt;&gt;</text:p>
          </table:table-cell>
          <table:table-cell office:value-type="string">
            <text:p>ich bin in der..</text:p>
          </table:table-cell>
          <table:table-cell table:number-columns-repeated="1021"/>
        </table:table-row>
        <table:table-row table:style-name="ro37">
          <table:table-cell office:value-type="string">
            <text:p>n-Deklination</text:p>
          </table:table-cell>
          <table:table-cell table:number-columns-repeated="1023"/>
        </table:table-row>
        <table:table-row table:style-name="ro37">
          <table:table-cell office:value-type="string">
            <text:p>die Kuste - the coast</text:p>
          </table:table-cell>
          <table:table-cell table:number-columns-repeated="1023"/>
        </table:table-row>
        <table:table-row table:style-name="ro37">
          <table:table-cell office:value-type="string">
            <text:p>der Strand - the beach</text:p>
          </table:table-cell>
          <table:table-cell table:number-columns-repeated="1023"/>
        </table:table-row>
        <table:table-row table:style-name="ro40">
          <table:table-cell office:value-type="string">
            <text:p>Ich gehe an den Strand.</text:p>
          </table:table-cell>
          <table:table-cell office:value-type="string">
            <text:p>I go to the beach</text:p>
          </table:table-cell>
          <table:table-cell office:value-type="string">
            <text:p>ich gehe an den Strand</text:p>
          </table:table-cell>
          <table:table-cell table:number-columns-repeated="1021"/>
        </table:table-row>
        <table:table-row table:style-name="ro40">
          <table:table-cell table:style-name="ce223" office:value-type="string">
            <text:p>Ich fliege an die Elfenbeinkuste.</text:p>
          </table:table-cell>
          <table:table-cell office:value-type="string">
            <text:p>I fly to the Elephant Bone Coast</text:p>
          </table:table-cell>
          <table:table-cell office:value-type="string">
            <text:p>ich fliege an die ElfenbeinKuste</text:p>
          </table:table-cell>
          <table:table-cell table:number-columns-repeated="1021"/>
        </table:table-row>
        <table:table-row table:style-name="ro37">
          <table:table-cell office:value-type="string">
            <text:p>like a long line ----&gt; "an"</text:p>
          </table:table-cell>
          <table:table-cell table:number-columns-repeated="1023"/>
        </table:table-row>
        <table:table-row table:style-name="ro37">
          <table:table-cell office:value-type="string">
            <text:p>small islands ----&gt; "auf"</text:p>
          </table:table-cell>
          <table:table-cell table:number-columns-repeated="1023"/>
        </table:table-row>
        <table:table-row table:style-name="ro28">
          <table:table-cell table:style-name="Default" table:number-columns-repeated="2"/>
          <table:table-cell table:number-columns-repeated="1022"/>
        </table:table-row>
        <table:table-row table:style-name="ro40">
          <table:table-cell office:value-type="string">
            <text:p>Ich fahre in den Irak.</text:p>
          </table:table-cell>
          <table:table-cell table:style-name="ce224" office:value-type="string">
            <text:p>I drive to irak.</text:p>
          </table:table-cell>
          <table:table-cell office:value-type="string">
            <text:p>ich fahre in den Irak</text:p>
          </table:table-cell>
          <table:table-cell table:number-columns-repeated="1021"/>
        </table:table-row>
        <table:table-row table:style-name="ro40">
          <table:table-cell office:value-type="string">
            <text:p>Ich bin im (in+ dem) Irak.</text:p>
          </table:table-cell>
          <table:table-cell office:value-type="string">
            <text:p>I am in the Irak</text:p>
          </table:table-cell>
          <table:table-cell office:value-type="string">
            <text:p>Ich bin in dem Irak</text:p>
          </table:table-cell>
          <table:table-cell table:number-columns-repeated="1021"/>
        </table:table-row>
        <table:table-row table:style-name="ro28">
          <table:table-cell table:style-name="ce225" office:value-type="string">
            <text:p>-</text:p>
          </table:table-cell>
          <table:table-cell table:number-columns-repeated="1023"/>
        </table:table-row>
        <table:table-row table:style-name="ro40">
          <table:table-cell office:value-type="string">
            <text:p><text:s/>Bindestrich </text:p>
          </table:table-cell>
          <table:table-cell office:value-type="string">
            <text:p>-</text:p>
          </table:table-cell>
          <table:table-cell table:number-columns-repeated="1022"/>
        </table:table-row>
        <table:table-row table:style-name="ro37">
          <table:table-cell office:value-type="string">
            <text:p>Saudi-Arabien</text:p>
          </table:table-cell>
          <table:table-cell table:number-columns-repeated="1023"/>
        </table:table-row>
        <table:table-row table:style-name="ro40">
          <table:table-cell office:value-type="string">
            <text:p>Ich fahre in die Mongolei</text:p>
          </table:table-cell>
          <table:table-cell office:value-type="string">
            <text:p>I drive to Mongolei</text:p>
          </table:table-cell>
          <table:table-cell office:value-type="string">
            <text:p>ich fahre in die Mongolei</text:p>
          </table:table-cell>
          <table:table-cell table:number-columns-repeated="1021"/>
        </table:table-row>
        <table:table-row table:style-name="ro40">
          <table:table-cell office:value-type="string">
            <text:p>Ich bin in der Mongolei</text:p>
          </table:table-cell>
          <table:table-cell office:value-type="string">
            <text:p>I am in the &gt;&gt;</text:p>
          </table:table-cell>
          <table:table-cell office:value-type="string">
            <text:p>ich bin in der Mongolei</text:p>
          </table:table-cell>
          <table:table-cell table:number-columns-repeated="1021"/>
        </table:table-row>
        <table:table-row table:style-name="ro40">
          <table:table-cell table:style-name="ce226" office:value-type="string">
            <text:p>Ich fahre in die Niederlande</text:p>
          </table:table-cell>
          <table:table-cell office:value-type="string">
            <text:p>I drive to the Netherlands</text:p>
          </table:table-cell>
          <table:table-cell office:value-type="string">
            <text:p>ich fahre in die ..</text:p>
          </table:table-cell>
          <table:table-cell table:number-columns-repeated="1021"/>
        </table:table-row>
        <table:table-row table:style-name="ro40">
          <table:table-cell table:style-name="ce226" office:value-type="string">
            <text:p>Ich bin in den Niederlanden.</text:p>
          </table:table-cell>
          <table:table-cell office:value-type="string">
            <text:p>I am in the &gt;&gt;</text:p>
          </table:table-cell>
          <table:table-cell office:value-type="string">
            <text:p>ich bin in den ..</text:p>
          </table:table-cell>
          <table:table-cell table:number-columns-repeated="1021"/>
        </table:table-row>
        <table:table-row table:style-name="ro40">
          <table:table-cell office:value-type="string">
            <text:p>Ich fliege in den Niger</text:p>
          </table:table-cell>
          <table:table-cell office:value-type="string">
            <text:p>I fly to Niger</text:p>
          </table:table-cell>
          <table:table-cell office:value-type="string">
            <text:p>ich fliege in den Niger</text:p>
          </table:table-cell>
          <table:table-cell table:number-columns-repeated="1021"/>
        </table:table-row>
        <table:table-row table:style-name="ro40">
          <table:table-cell office:value-type="string">
            <text:p>Ich bin im Niger.</text:p>
          </table:table-cell>
          <table:table-cell office:value-type="string">
            <text:p>I am in Niger</text:p>
          </table:table-cell>
          <table:table-cell office:value-type="string">
            <text:p>ich bin in dem Niger</text:p>
          </table:table-cell>
          <table:table-cell table:number-columns-repeated="1021"/>
        </table:table-row>
        <table:table-row table:style-name="ro40">
          <table:table-cell office:value-type="string">
            <text:p>In Griechenland leben immer weniger (und weniger) Leute.</text:p>
          </table:table-cell>
          <table:table-cell office:value-type="string">
            <text:p>In greece leave less and less people</text:p>
          </table:table-cell>
          <table:table-cell office:value-type="string">
            <text:p>In Griechenland leben weniger und weniger Leute</text:p>
          </table:table-cell>
          <table:table-cell table:number-columns-repeated="1021"/>
        </table:table-row>
        <table:table-row table:style-name="ro40">
          <table:table-cell office:value-type="string">
            <text:p>In China gibt es eine 1-Kind-Politik.</text:p>
          </table:table-cell>
          <table:table-cell office:value-type="string">
            <text:p>In Chine there is a one-child policy</text:p>
          </table:table-cell>
          <table:table-cell office:value-type="string">
            <text:p>In China gibt es Ein-Kind Politik</text:p>
          </table:table-cell>
          <table:table-cell table:number-columns-repeated="1021"/>
        </table:table-row>
        <table:table-row table:style-name="ro37">
          <table:table-cell office:value-type="string">
            <text:p>der Gesetzlose - the outlaw</text:p>
          </table:table-cell>
          <table:table-cell table:number-columns-repeated="1023"/>
        </table:table-row>
        <table:table-row table:style-name="ro40">
          <table:table-cell table:style-name="ce227" office:value-type="string">
            <text:p>China hat eine strenge Kultur.</text:p>
          </table:table-cell>
          <table:table-cell office:value-type="string">
            <text:p>Chine has a stricker culture</text:p>
          </table:table-cell>
          <table:table-cell office:value-type="string">
            <text:p>China hat eine strenge Kultur</text:p>
          </table:table-cell>
          <table:table-cell table:number-columns-repeated="1021"/>
        </table:table-row>
        <table:table-row table:style-name="ro37">
          <table:table-cell office:value-type="string">
            <text:p>Tschechische Republik --&gt; 2 Worter</text:p>
          </table:table-cell>
          <table:table-cell table:number-columns-repeated="1023"/>
        </table:table-row>
        <table:table-row table:style-name="ro37">
          <table:table-cell office:value-type="string">
            <text:p>Saudi-Arabien --&gt; 1 Wort</text:p>
          </table:table-cell>
          <table:table-cell table:number-columns-repeated="1023"/>
        </table:table-row>
        <table:table-row table:style-name="ro40">
          <table:table-cell office:value-type="string">
            <text:p>Ich bin in der Tschechischen Republik.</text:p>
          </table:table-cell>
          <table:table-cell office:value-type="string">
            <text:p>I am in the Czech Republic</text:p>
          </table:table-cell>
          <table:table-cell office:value-type="string">
            <text:p>Ich bin in der Zechische Republik</text:p>
          </table:table-cell>
          <table:table-cell table:number-columns-repeated="1021"/>
        </table:table-row>
        <table:table-row table:style-name="ro40">
          <table:table-cell table:style-name="ce223" office:value-type="string">
            <text:p>Ich bin in Tschechien</text:p>
          </table:table-cell>
          <table:table-cell office:value-type="string">
            <text:p>I am in Czech</text:p>
          </table:table-cell>
          <table:table-cell office:value-type="string">
            <text:p>Ich bin in Tschechien</text:p>
          </table:table-cell>
          <table:table-cell table:number-columns-repeated="1021"/>
        </table:table-row>
        <table:table-row table:style-name="ro40">
          <table:table-cell office:value-type="string">
            <text:p>Ich fliege in die Tschechische Republik</text:p>
          </table:table-cell>
          <table:table-cell office:value-type="string">
            <text:p>I fly to the Czech Republic</text:p>
          </table:table-cell>
          <table:table-cell office:value-type="string">
            <text:p>Ich fliege in die ..</text:p>
          </table:table-cell>
          <table:table-cell table:number-columns-repeated="1021"/>
        </table:table-row>
        <table:table-row table:style-name="ro37">
          <table:table-cell office:value-type="string">
            <text:p>Ich bin in der Tschechischen Republik</text:p>
          </table:table-cell>
          <table:table-cell table:number-columns-repeated="1023"/>
        </table:table-row>
        <table:table-row table:style-name="ro40">
          <table:table-cell table:style-name="ce223" office:value-type="string">
            <text:p>Ich fliege nach Saudi-Arabien</text:p>
          </table:table-cell>
          <table:table-cell office:value-type="string">
            <text:p>I drive to Saudi Arabia</text:p>
          </table:table-cell>
          <table:table-cell office:value-type="string">
            <text:p>Ich fliege nach Saude Arabien</text:p>
          </table:table-cell>
          <table:table-cell table:number-columns-repeated="1021"/>
        </table:table-row>
        <table:table-row table:style-name="ro37">
          <table:table-cell office:value-type="string">
            <text:p>die Republik</text:p>
          </table:table-cell>
          <table:table-cell table:number-columns-repeated="1023"/>
        </table:table-row>
        <table:table-row table:style-name="ro40">
          <table:table-cell office:value-type="string">
            <text:p>Ich fliege in Vereinigten Staaten von Amerika.</text:p>
          </table:table-cell>
          <table:table-cell office:value-type="string">
            <text:p>I fly to the USA</text:p>
          </table:table-cell>
          <table:table-cell office:value-type="string">
            <text:p>ich fliege in die Vereinigten Staaten von Amerika</text:p>
          </table:table-cell>
          <table:table-cell table:number-columns-repeated="1021"/>
        </table:table-row>
        <table:table-row table:style-name="ro40">
          <table:table-cell office:value-type="string">
            <text:p>Ich bin in den Vereinigten Staaten.</text:p>
          </table:table-cell>
          <table:table-cell office:value-type="string">
            <text:p>I am in &gt;&gt;</text:p>
          </table:table-cell>
          <table:table-cell office:value-type="string">
            <text:p>Ich bin in den ,,</text:p>
          </table:table-cell>
          <table:table-cell table:number-columns-repeated="1021"/>
        </table:table-row>
        <table:table-row table:style-name="ro40">
          <table:table-cell office:value-type="string">
            <text:p>Ich fliege in die Vereinigten Arabischen Emirate.</text:p>
          </table:table-cell>
          <table:table-cell office:value-type="string">
            <text:p>I fly to United Arabic Emirates</text:p>
          </table:table-cell>
          <table:table-cell office:value-type="string">
            <text:p>Ich fliege in die ..</text:p>
          </table:table-cell>
          <table:table-cell table:number-columns-repeated="1021"/>
        </table:table-row>
        <table:table-row table:style-name="ro40">
          <table:table-cell office:value-type="string">
            <text:p>Ich fliege in die Zentralafrikanische Republik</text:p>
          </table:table-cell>
          <table:table-cell office:value-type="string">
            <text:p>I fly to the central African republic</text:p>
          </table:table-cell>
          <table:table-cell office:value-type="string">
            <text:p>Ich fliege in die ZentralAfrika republik</text:p>
          </table:table-cell>
          <table:table-cell table:number-columns-repeated="1021"/>
        </table:table-row>
        <table:table-row table:style-name="ro40">
          <table:table-cell office:value-type="string">
            <text:p>Ich bin in der Zentralafrikanischen Republik.</text:p>
          </table:table-cell>
          <table:table-cell office:value-type="string">
            <text:p>I am in &gt;&gt;</text:p>
          </table:table-cell>
          <table:table-cell office:value-type="string">
            <text:p>Ich bin in der ..</text:p>
          </table:table-cell>
          <table:table-cell table:number-columns-repeated="1021"/>
        </table:table-row>
        <table:table-row table:style-name="ro40">
          <table:table-cell office:value-type="string">
            <text:p>Ich fliege nach Zypern</text:p>
          </table:table-cell>
          <table:table-cell office:value-type="string">
            <text:p>I'm flying to Cyprus.</text:p>
          </table:table-cell>
          <table:table-cell office:value-type="string">
            <text:p>ich fliege nach Zypern</text:p>
          </table:table-cell>
          <table:table-cell table:number-columns-repeated="1021"/>
        </table:table-row>
        <table:table-row table:style-name="ro37">
          <table:table-cell office:value-type="string">
            <text:p>(Ich fliege auf Zypern)</text:p>
          </table:table-cell>
          <table:table-cell table:number-columns-repeated="1023"/>
        </table:table-row>
        <table:table-row table:style-name="ro28">
          <table:table-cell table:style-name="Default"/>
          <table:table-cell table:number-columns-repeated="1023"/>
        </table:table-row>
        <table:table-row table:style-name="ro40">
          <table:table-cell table:style-name="ce223" office:value-type="string">
            <text:p>Ich fliege nach Indonesien. </text:p>
          </table:table-cell>
          <table:table-cell table:style-name="ce224" office:value-type="string">
            <text:p>I'm flying to indonesia</text:p>
          </table:table-cell>
          <table:table-cell office:value-type="string">
            <text:p>Ich fliege nach Indonesien</text:p>
          </table:table-cell>
          <table:table-cell table:number-columns-repeated="1021"/>
        </table:table-row>
        <table:table-row table:style-name="ro40">
          <table:table-cell table:style-name="ce153"/>
          <table:table-cell table:number-columns-repeated="1023"/>
        </table:table-row>
        <table:named-expressions/>
      </table:table>
      <table:named-expressions>
        <table:named-range table:name="_xlnm._FilterDatabase_1" table:base-cell-address="$Sheet1.$A$1" table:cell-range-address="$Sheet1.$A$1:.$D$50"/>
        <table:named-range table:name="_xlnm._FilterDatabase_1_1" table:base-cell-address="$Sheet1.$A$1" table:cell-range-address="$Sheet1.$A$1:.$D$5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Κανονικά" style:font-family-generic="swiss"/>
    <style:font-face style:name="Calibri" svg:font-family="Calibri" style:font-family-generic="swiss"/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currency-style style:name="N113P0" style:volatile="true">
      <number:number number:decimal-places="2" number:min-integer-digits="1" number:grouping="true"/>
      <number:text> </number:text>
      <number:currency-symbol number:language="el" number:country="GR">€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13P0"/>
    </number:currency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style:style style:name="Default" style:family="table-cell">
      <style:table-cell-properties style:rotation-align="none"/>
      <style:text-properties style:font-name-asian="Microsoft YaHei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20_25__20_-_20_Accent3" style:display-name="Excel Built-in 20% - Accent3" style:family="table-cell" style:parent-style-name="Default" style:data-style-name="N0">
      <style:table-cell-properties style:glyph-orientation-vertical="0" fo:background-color="#edede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Excel_20_Built-in_20_Bad" style:display-name="Excel Built-in Bad" style:family="table-cell" style:parent-style-name="Default" style:data-style-name="N0">
      <style:table-cell-properties style:glyph-orientation-vertical="0" fo:background-color="#ffc7ce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9c0006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Excel_20_Built-in_20_Good" style:display-name="Excel Built-in Good" style:family="table-cell" style:parent-style-name="Default" style:data-style-name="N0">
      <style:table-cell-properties style:glyph-orientation-vertical="0" fo:background-color="#c6efce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61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 style:data-style-name="N0">
      <style:table-cell-properties style:glyph-orientation-vertical="0" fo:background-color="#ffeb9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9c65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Excel_20_Built-in_20_Note" style:display-name="Excel Built-in Note" style:family="table-cell" style:parent-style-name="Default" style:data-style-name="N0">
      <style:table-cell-properties style:glyph-orientation-vertical="0" fo:background-color="#ffffcc" style:cell-protect="protected" style:print-content="true" style:diagonal-bl-tr="none" style:diagonal-tl-br="none" style:text-align-source="value-type" style:repeat-content="false" fo:wrap-option="no-wrap" fo:border="0.035cm solid #b2b2b2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19">19/04/2019</text:date>, <text:time>17:32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2" style:display-name="PageStyle_Sheet1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Practise_20_Endings" style:display-name="PageStyle_Practise Ending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links" style:display-name="PageStyle_link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Duonlingo" style:display-name="PageStyle_Duonlingo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Dative" style:display-name="PageStyle_Dative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Duonlingo2" style:display-name="PageStyle_Duonlingo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nachrichtenleicht" style:display-name="PageStyle_nachrichtenleich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grammar" style:display-name="PageStyle_gramma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Σταυρολεξα" style:display-name="PageStyle_Σταυρολεξα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DW" style:display-name="PageStyle_DW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imon" style:display-name="PageStyle_Simon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Vasilis Kasimatis</dc:creator>
    <dc:date>2019-04-19T17:32:05.83</dc:date>
    <meta:editing-cycles>1190</meta:editing-cycles>
    <meta:editing-duration>P23DT21H11M7S</meta:editing-duration>
    <meta:generator>OpenOffice/4.1.3$Win32 OpenOffice.org_project/413m1$Build-9783</meta:generator>
    <meta:document-statistic meta:table-count="14" meta:cell-count="11821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
sub Main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1) as new com.sun.star.beans.PropertyValue
args1(0).Name = "Symbols"
args1(0).Value = "ü"


dispatcher.executeDispatch(document, ".uno:InsertSymbol", "", 0, args1())


end sub


sub ss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1) as new com.sun.star.beans.PropertyValue
args1(0).Name = "Symbols"
args1(0).Value = "ß"


dispatcher.executeDispatch(document, ".uno:InsertSymbol", "", 0, args1())


end sub

sub ae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1) as new com.sun.star.beans.PropertyValue
args1(0).Name = "Symbols"
args1(0).Value = "ä"


dispatcher.executeDispatch(document, ".uno:InsertSymbol", "", 0, args1())


end sub


sub oe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1) as new com.sun.star.beans.PropertyValue
args1(0).Name = "Symbols"
args1(0).Value = "ö"


dispatcher.executeDispatch(document, ".uno:InsertSymbol", "", 0, args1())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